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0D00000007D8590FA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Print" svg:font-family="'Segoe Print'"/>
    <style:font-face style:name="Arial1" svg:font-family="Arial" style:font-pitch="variable"/>
    <style:font-face style:name="Cambria" svg:font-family="Cambria" style:font-pitch="variable"/>
    <style:font-face style:name="Tahoma" svg:font-family="Tahom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5543in"/>
    </style:style>
    <style:style style:name="co2" style:family="table-column">
      <style:table-column-properties fo:break-before="auto" style:column-width="2.4252in"/>
    </style:style>
    <style:style style:name="co3" style:family="table-column">
      <style:table-column-properties fo:break-before="auto" style:column-width="1.2453in"/>
    </style:style>
    <style:style style:name="co4" style:family="table-column">
      <style:table-column-properties fo:break-before="auto" style:column-width="2.6571in"/>
    </style:style>
    <style:style style:name="co5" style:family="table-column">
      <style:table-column-properties fo:break-before="auto" style:column-width="0.4402in"/>
    </style:style>
    <style:style style:name="co6" style:family="table-column">
      <style:table-column-properties fo:break-before="auto" style:column-width="0.7047in"/>
    </style:style>
    <style:style style:name="co7" style:family="table-column">
      <style:table-column-properties fo:break-before="auto" style:column-width="1.1134in"/>
    </style:style>
    <style:style style:name="co8" style:family="table-column">
      <style:table-column-properties fo:break-before="auto" style:column-width="1.2016in"/>
    </style:style>
    <style:style style:name="co9" style:family="table-column">
      <style:table-column-properties fo:break-before="auto" style:column-width="2.1602in"/>
    </style:style>
    <style:style style:name="co10" style:family="table-column">
      <style:table-column-properties fo:break-before="auto" style:column-width="1.2346in"/>
    </style:style>
    <style:style style:name="co11" style:family="table-column">
      <style:table-column-properties fo:break-before="auto" style:column-width="3.4398in"/>
    </style:style>
    <style:style style:name="co12" style:family="table-column">
      <style:table-column-properties fo:break-before="auto" style:column-width="4.1898in"/>
    </style:style>
    <style:style style:name="co13" style:family="table-column">
      <style:table-column-properties fo:break-before="auto" style:column-width="0.0335in"/>
    </style:style>
    <style:style style:name="co14" style:family="table-column">
      <style:table-column-properties fo:break-before="auto" style:column-width="1.3665in"/>
    </style:style>
    <style:style style:name="co15" style:family="table-column">
      <style:table-column-properties fo:break-before="auto" style:column-width="2.061in"/>
    </style:style>
    <style:style style:name="co16" style:family="table-column">
      <style:table-column-properties fo:break-before="auto" style:column-width="1.2681in"/>
    </style:style>
    <style:style style:name="co17" style:family="table-column">
      <style:table-column-properties fo:break-before="auto" style:column-width="2.5362in"/>
    </style:style>
    <style:style style:name="co18" style:family="table-column">
      <style:table-column-properties fo:break-before="auto" style:column-width="4.1008in"/>
    </style:style>
    <style:style style:name="co19" style:family="table-column">
      <style:table-column-properties fo:break-before="auto" style:column-width="2.1937in"/>
    </style:style>
    <style:style style:name="co20" style:family="table-column">
      <style:table-column-properties fo:break-before="auto" style:column-width="5.3244in"/>
    </style:style>
    <style:style style:name="co21" style:family="table-column">
      <style:table-column-properties fo:break-before="auto" style:column-width="1.5327in"/>
    </style:style>
    <style:style style:name="co22" style:family="table-column">
      <style:table-column-properties fo:break-before="auto" style:column-width="0.9925in"/>
    </style:style>
    <style:style style:name="co23" style:family="table-column">
      <style:table-column-properties fo:break-before="auto" style:column-width="1.2126in"/>
    </style:style>
    <style:style style:name="co24" style:family="table-column">
      <style:table-column-properties fo:break-before="auto" style:column-width="2.3693in"/>
    </style:style>
    <style:style style:name="co25" style:family="table-column">
      <style:table-column-properties fo:break-before="auto" style:column-width="0.4957in"/>
    </style:style>
    <style:style style:name="co26" style:family="table-column">
      <style:table-column-properties fo:break-before="auto" style:column-width="1.0575in"/>
    </style:style>
    <style:style style:name="co27" style:family="table-column">
      <style:table-column-properties fo:break-before="auto" style:column-width="2.2602in"/>
    </style:style>
    <style:style style:name="co28" style:family="table-column">
      <style:table-column-properties fo:break-before="auto" style:column-width="2.4583in"/>
    </style:style>
    <style:style style:name="ro1" style:family="table-row">
      <style:table-row-properties style:row-height="0.3646in" fo:break-before="auto" style:use-optimal-row-height="false"/>
    </style:style>
    <style:style style:name="ro2" style:family="table-row">
      <style:table-row-properties style:row-height="0.1772in" fo:break-before="auto" style:use-optimal-row-height="false"/>
    </style:style>
    <style:style style:name="ro3" style:family="table-row">
      <style:table-row-properties style:row-height="0.1874in" fo:break-before="auto" style:use-optimal-row-height="false"/>
    </style:style>
    <style:style style:name="ro4" style:family="table-row">
      <style:table-row-properties style:row-height="0.2189in" fo:break-before="auto" style:use-optimal-row-height="false"/>
    </style:style>
    <style:style style:name="ro5" style:family="table-row">
      <style:table-row-properties style:row-height="0.7083in" fo:break-before="auto" style:use-optimal-row-height="false"/>
    </style:style>
    <style:style style:name="ro6" style:family="table-row">
      <style:table-row-properties style:row-height="0.3543in" fo:break-before="auto" style:use-optimal-row-height="false"/>
    </style:style>
    <style:style style:name="ro7" style:family="table-row">
      <style:table-row-properties style:row-height="0.8854in" fo:break-before="auto" style:use-optimal-row-height="false"/>
    </style:style>
    <style:style style:name="ro8" style:family="table-row">
      <style:table-row-properties style:row-height="0.5311in" fo:break-before="auto" style:use-optimal-row-height="false"/>
    </style:style>
    <style:style style:name="ro9" style:family="table-row">
      <style:table-row-properties style:row-height="1.0626in" fo:break-before="auto" style:use-optimal-row-height="false"/>
    </style:style>
    <style:style style:name="ro10" style:family="table-row">
      <style:table-row-properties style:row-height="0.25in" fo:break-before="auto" style:use-optimal-row-height="false"/>
    </style:style>
    <style:style style:name="ro11" style:family="table-row">
      <style:table-row-properties style:row-height="0.2083in" fo:break-before="auto" style:use-optimal-row-height="false"/>
    </style:style>
    <style:style style:name="ro12" style:family="table-row">
      <style:table-row-properties style:row-height="2.0937in" fo:break-before="auto" style:use-optimal-row-height="false"/>
    </style:style>
    <style:style style:name="ro13" style:family="table-row">
      <style:table-row-properties style:row-height="1.2398in" fo:break-before="auto" style:use-optimal-row-height="false"/>
    </style:style>
    <style:style style:name="ro14" style:family="table-row">
      <style:table-row-properties style:row-height="0.6043in" fo:break-before="auto" style:use-optimal-row-height="false"/>
    </style:style>
    <style:style style:name="ro15" style:family="table-row">
      <style:table-row-properties style:row-height="0.5728in" fo:break-before="auto" style:use-optimal-row-height="false"/>
    </style:style>
    <style:style style:name="ro16" style:family="table-row">
      <style:table-row-properties style:row-height="0.8126in" fo:break-before="auto" style:use-optimal-row-height="false"/>
    </style:style>
    <style:style style:name="ro17" style:family="table-row">
      <style:table-row-properties style:row-height="0.4898in" fo:break-before="auto" style:use-optimal-row-height="false"/>
    </style:style>
    <style:style style:name="ro18" style:family="table-row">
      <style:table-row-properties style:row-height="0.1563in" fo:break-before="auto" style:use-optimal-row-height="false"/>
    </style:style>
    <style:style style:name="ro19" style:family="table-row">
      <style:table-row-properties style:row-height="2.302in" fo:break-before="auto" style:use-optimal-row-height="false"/>
    </style:style>
    <style:style style:name="ro20" style:family="table-row">
      <style:table-row-properties style:row-height="0.8437in" fo:break-before="auto" style:use-optimal-row-height="false"/>
    </style:style>
    <style:style style:name="ro21" style:family="table-row">
      <style:table-row-properties style:row-height="1.4165in" fo:break-before="auto" style:use-optimal-row-height="false"/>
    </style:style>
    <style:style style:name="ro22" style:family="table-row">
      <style:table-row-properties style:row-height="0.6874in" fo:break-before="auto" style:use-optimal-row-height="false"/>
    </style:style>
    <style:style style:name="ro23" style:family="table-row">
      <style:table-row-properties style:row-height="1in" fo:break-before="auto" style:use-optimal-row-height="false"/>
    </style:style>
    <style:style style:name="ro24" style:family="table-row">
      <style:table-row-properties style:row-height="0.7709in" fo:break-before="auto" style:use-optimal-row-height="false"/>
    </style:style>
    <style:style style:name="ro25" style:family="table-row">
      <style:table-row-properties style:row-height="2.3854in" fo:break-before="auto" style:use-optimal-row-height="false"/>
    </style:style>
    <style:style style:name="ro26" style:family="table-row">
      <style:table-row-properties style:row-height="1.4791in" fo:break-before="auto" style:use-optimal-row-height="false"/>
    </style:style>
    <style:style style:name="ro27" style:family="table-row">
      <style:table-row-properties style:row-height="1.5937in" fo:break-before="auto" style:use-optimal-row-height="false"/>
    </style:style>
    <style:style style:name="ro28" style:family="table-row">
      <style:table-row-properties style:row-height="0.3854in" fo:break-before="auto" style:use-optimal-row-height="false"/>
    </style:style>
    <style:style style:name="ro29" style:family="table-row">
      <style:table-row-properties style:row-height="0.3728in" fo:break-before="auto" style:use-optimal-row-height="true"/>
    </style:style>
    <style:style style:name="ro30" style:family="table-row">
      <style:table-row-properties style:row-height="0.1965in" fo:break-before="auto" style:use-optimal-row-height="true"/>
    </style:style>
    <style:style style:name="ro31" style:family="table-row">
      <style:table-row-properties style:row-height="0.1953in" fo:break-before="auto" style:use-optimal-row-height="true"/>
    </style:style>
    <style:style style:name="ta1" style:family="table" style:master-page-name="PageStyle_5f_Common_20_TC_5f_Function">
      <style:table-properties table:display="true" style:writing-mode="lr-tb"/>
    </style:style>
    <style:style style:name="ta2" style:family="table" style:master-page-name="PageStyle_5f_Common_20_TC_5f_GUI">
      <style:table-properties table:display="true" style:writing-mode="lr-tb"/>
    </style:style>
    <style:style style:name="ta3" style:family="table" style:master-page-name="PageStyle_5f_Links_20_to_20_test_20_all_20_common_20_test_20_c">
      <style:table-properties table:display="true" style:writing-mode="lr-tb"/>
    </style:style>
    <style:style style:name="ta4" style:family="table" style:master-page-name="PageStyle_5f_Thêm_20_mới_20_bệnh_20_nhân">
      <style:table-properties table:display="true" style:writing-mode="lr-tb"/>
    </style:style>
    <number:percentage-style style:name="N8010" number:language="en" number:country="US">
      <number:number number:decimal-places="0" number:min-integer-digits="1"/>
      <number:text>%</number:text>
    </number:percentage-style>
    <style:style style:name="ce1" style:family="table-cell" style:parent-style-name="Excel_20_Built-in_20_Normal">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Excel_20_Built-in_20_Normal">
      <style:table-cell-properties fo:border-bottom="none" fo:background-color="#00ccff"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Excel_20_Built-in_20_Normal">
      <style:table-cell-properties fo:border-bottom="none" style:diagonal-bl-tr="none" style:diagonal-tl-br="none" fo:border-left="0.0138in solid #000000" fo:border-right="0.0138in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fo:border-bottom="none" fo:background-color="#ccffcc"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Excel_20_Built-in_20_Normal">
      <style:table-cell-properties fo:border-bottom="none" fo:background-color="#ccffcc"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Excel_20_Built-in_20_Normal">
      <style:table-cell-properties fo:border-bottom="none" fo:background-color="#ccffcc"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Excel_20_Built-in_20_Normal">
      <style:table-cell-properties fo:border-bottom="0.0138in solid #000000" fo:background-color="#ffff00" style:diagonal-bl-tr="none" style:diagonal-tl-br="none" style:text-align-source="fix" style:repeat-content="false" fo:wrap-option="wrap" fo:border-left="0.0138in solid #000000" style:direction="ltr" fo:border-right="none"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Excel_20_Built-in_20_Normal">
      <style:table-cell-properties fo:background-color="#00cc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Excel_20_Built-in_20_Normal">
      <style:table-cell-properties fo:border-bottom="0.0138in solid #000000" style:diagonal-bl-tr="none" style:diagonal-tl-br="none" fo:border-left="0.0138in solid #000000" fo:border-right="0.0138in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Excel_20_Built-in_20_Normal">
      <style:table-cell-properties fo:border-bottom="0.0138in solid #000000" fo:background-color="#ffff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1" style:family="table-cell" style:parent-style-name="Excel_20_Built-in_20_Normal">
      <style:table-cell-properties fo:border-bottom="0.0138in solid #000000" fo:background-color="#ffffff"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 style:family="table-cell" style:parent-style-name="Excel_20_Built-in_20_Normal">
      <style:table-cell-properties fo:border-bottom="0.0138in solid #000000" fo:background-color="#ccffcc"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3" style:family="table-cell" style:parent-style-name="Excel_20_Built-in_20_Normal">
      <style:table-cell-properties fo:border-bottom="0.0138in solid #000000" fo:background-color="#ffffff"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Excel_20_Built-in_20_Normal">
      <style:table-cell-properties fo:border-bottom="0.0138in solid #000000" fo:background-color="#ffffff"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Excel_20_Built-in_20_Normal">
      <style:table-cell-properties fo:border-bottom="0.0138in solid #000000" style:diagonal-bl-tr="none" style:diagonal-tl-br="none" fo:border-left="none"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Excel_20_Built-in_20_Normal">
      <style:table-cell-properties fo:background-color="#ffff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Excel_20_Built-in_20_Normal">
      <style:table-cell-properties fo:border-bottom="0.0138in solid #000000" style:diagonal-bl-tr="none" style:diagonal-tl-br="none" fo:border-left="none" fo:border-right="none" style:rotation-align="none" fo:border-top="0.0138in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Excel_20_Built-in_20_Normal">
      <style:table-cell-properties fo:border-bottom="0.0138in solid #000000" fo:background-color="#ccffcc"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23" style:family="table-cell" style:parent-style-name="Excel_20_Built-in_20_Normal">
      <style:table-cell-properties fo:border-bottom="0.0138in solid #000000" fo:background-color="#ffffff"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 style:family="table-cell" style:parent-style-name="Excel_20_Built-in_20_Normal">
      <style:table-cell-properties fo:border-bottom="0.0138in solid #000000" fo:background-color="#ffffff"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Excel_20_Built-in_20_Normal">
      <style:table-cell-properties fo:border-bottom="none" fo:background-color="#ffff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Excel_20_Built-in_20_Normal">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30" style:family="table-cell" style:parent-style-name="Excel_20_Built-in_20_Normal">
      <style:table-cell-properties fo:background-color="#ffffff"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Excel_20_Built-in_20_Normal">
      <style:table-cell-properties fo:border-bottom="0.0138in solid #000000" fo:background-color="#ccffcc"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2"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Excel_20_Built-in_20_Normal">
      <style:table-cell-properties style:diagonal-bl-tr="none" style:diagonal-tl-br="none" style:rotation-align="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Excel_20_Built-in_20_Normal">
      <style:table-cell-properties fo:background-color="#ffffff"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Excel_20_Built-in_20_Normal">
      <style:table-cell-properties fo:background-color="#ccffcc"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38" style:family="table-cell" style:parent-style-name="Excel_20_Built-in_20_Normal">
      <style:table-cell-properties fo:background-color="#00cc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39" style:family="table-cell" style:parent-style-name="Excel_20_Built-in_20_Normal">
      <style:table-cell-properties fo:background-color="#00cc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40" style:family="table-cell" style:parent-style-name="Excel_20_Built-in_20_Normal">
      <style:table-cell-properties fo:border-bottom="0.0138in solid #000000" style:diagonal-bl-tr="none" style:diagonal-tl-br="none" fo:border-left="none" fo:border-right="none" style:rotation-align="none" fo:border-top="0.0138in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41"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42"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43" style:family="table-cell" style:parent-style-name="Excel_20_Built-in_20_Normal">
      <style:table-cell-properties fo:border-bottom="0.0138in solid #000000" style:diagonal-bl-tr="none" style:diagonal-tl-br="none" fo:border-left="none" fo:border-right="0.0138in solid #000000" style:rotation-align="none" fo:border-top="0.0138in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Excel_20_Built-in_20_Normal">
      <style:table-cell-properties fo:border-bottom="0.0138in solid #000000" fo:background-color="#ccffcc"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45"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46" style:family="table-cell" style:parent-style-name="Excel_20_Built-in_20_Normal">
      <style:table-cell-properties fo:background-color="#00cc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47" style:family="table-cell" style:parent-style-name="Excel_20_Built-in_20_Normal">
      <style:table-cell-properties fo:background-color="#ccffcc"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48" style:family="table-cell" style:parent-style-name="Excel_20_Built-in_20_Normal">
      <style:table-cell-properties fo:border-bottom="0.0138in solid #000000" fo:background-color="#ccffcc"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49" style:family="table-cell" style:parent-style-name="Excel_20_Built-in_20_Normal">
      <style:table-cell-properties fo:background-color="#00cc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Excel_20_Built-in_20_Normal">
      <style:table-cell-properties fo:background-color="#ccffcc"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52" style:family="table-cell" style:parent-style-name="Excel_20_Built-in_20_Normal">
      <style:table-cell-properties fo:background-color="#ffffff" style:diagonal-bl-tr="none" style:diagonal-tl-br="non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Excel_20_Built-in_20_Normal">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4" style:family="table-cell" style:parent-style-name="Excel_20_Built-in_20_Normal">
      <style:table-cell-properties fo:border-bottom="none"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5" style:family="table-cell" style:parent-style-name="Excel_20_Built-in_20_Normal">
      <style:table-cell-properties fo:background-color="#ccffcc"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6" style:family="table-cell" style:parent-style-name="Excel_20_Built-in_20_Normal">
      <style:table-cell-properties fo:border-bottom="none" fo:background-color="#ccffcc"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7" style:family="table-cell" style:parent-style-name="Excel_20_Built-in_20_Normal">
      <style:table-cell-properties fo:border-bottom="none"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59"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 style:family="table-cell" style:parent-style-name="Excel_20_Built-in_20_Normal">
      <style:table-cell-properties fo:background-color="#ccffcc"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62" style:family="table-cell" style:parent-style-name="Excel_20_Built-in_20_Normal">
      <style:table-cell-properties fo:border-bottom="0.0138in solid #000000" fo:background-color="#ffffff" style:diagonal-bl-tr="none" style:diagonal-tl-br="none" style:text-align-source="value-type" style:repeat-content="false" fo:wrap-option="wrap" fo:border-left="none" style:direction="ltr" fo:border-right="0.0138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Excel_20_Built-in_20_Normal">
      <style:table-cell-properties fo:background-color="#c0c0c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Excel_20_Built-in_20_Normal">
      <style:table-cell-properties fo:border-bottom="0.0138in solid #000000" fo:background-color="#ccffcc"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67"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Excel_20_Built-in_20_Normal">
      <style:table-cell-properties fo:border-bottom="0.0138in solid #000000" fo:background-color="#ccffcc"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70"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Excel_20_Built-in_20_Normal">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3"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Excel_20_Built-in_20_Normal">
      <style:table-cell-properties fo:background-color="#ccffcc"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77" style:family="table-cell" style:parent-style-name="Excel_20_Built-in_20_Normal">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Excel_20_Built-in_20_Normal">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Excel_20_Built-in_20_Normal">
      <style:table-cell-properties fo:border-bottom="0.0138in solid #000000" fo:background-color="#ffffff"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Excel_20_Built-in_20_Normal">
      <style:table-cell-properties fo:background-color="#c0c0c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Excel_20_Built-in_20_Normal">
      <style:table-cell-properties fo:border-bottom="0.0138in solid #000000" fo:background-color="#ccffcc"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85" style:family="table-cell" style:parent-style-name="Excel_20_Built-in_20_Normal">
      <style:table-cell-properties fo:border-bottom="none" fo:background-color="#ccffcc"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86" style:family="table-cell" style:parent-style-name="Excel_20_Built-in_20_Normal">
      <style:table-cell-properties fo:border-bottom="none" fo:background-color="#ffffff"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Excel_20_Built-in_20_Normal">
      <style:table-cell-properties fo:border-bottom="none" fo:background-color="#ffffff" style:diagonal-bl-tr="none" style:diagonal-tl-br="none" style:text-align-source="fix" style:repeat-content="false" fo:wrap-option="wrap" fo:border-left="0.0138in solid #000000"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Excel_20_Built-in_20_Normal">
      <style:table-cell-properties fo:border-bottom="0.0138in solid #000000" fo:background-color="#ffffff" style:diagonal-bl-tr="none" style:diagonal-tl-br="none" style:text-align-source="fix" style:repeat-content="false" fo:wrap-option="wrap" fo:border-left="0.0138in solid #000000"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Excel_20_Built-in_20_Normal" style:data-style-name="N8010">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Excel_20_Built-in_20_Normal" style:data-style-name="N8010">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Excel_20_Built-in_20_Normal" style:data-style-name="N8010">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Excel_20_Built-in_20_Normal" style:data-style-name="N8010">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Excel_20_Built-in_20_Normal" style:data-style-name="N8010">
      <style:table-cell-properties fo:border-bottom="none"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Excel_20_Built-in_20_Normal" style:data-style-name="N8010">
      <style:table-cell-properties fo:border-bottom="0.0138in solid #000000" fo:background-color="#ffffff"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Excel_20_Built-in_20_Normal" style:data-style-name="N8010">
      <style:table-cell-properties fo:background-color="#c0c0c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Excel_20_Built-in_20_Normal">
      <style:table-cell-properties fo:border-bottom="0.0138in solid #000000" fo:background-color="#ccffcc" style:diagonal-bl-tr="none" style:diagonal-tl-br="none" style:text-align-source="value-type" style:repeat-content="false" fo:wrap-option="no-wrap" fo:border-left="none" style:direction="ltr" fo:border-right="none"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98" style:family="table-cell" style:parent-style-name="Excel_20_Built-in_20_Normal">
      <style:table-cell-properties fo:border-bottom="none" fo:background-color="#ccffcc" style:diagonal-bl-tr="none" style:diagonal-tl-br="none" style:text-align-source="value-type" style:repeat-content="false" fo:wrap-option="no-wrap" fo:border-left="none" style:direction="ltr" fo:border-right="none"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99" style:family="table-cell" style:parent-style-name="Excel_20_Built-in_20_Normal">
      <style:table-cell-properties fo:border-bottom="none"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00" style:family="table-cell" style:parent-style-name="Excel_20_Built-in_20_Normal">
      <style:table-cell-properties fo:border-bottom="none"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01" style:family="table-cell" style:parent-style-name="Excel_20_Built-in_20_Normal">
      <style:table-cell-properties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02" style:family="table-cell" style:parent-style-name="Excel_20_Built-in_20_Normal">
      <style:table-cell-properties fo:border-bottom="none"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Excel_20_Built-in_20_Normal">
      <style:table-cell-properties fo:border-bottom="none"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Excel_20_Built-in_20_Normal">
      <style:table-cell-properties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Excel_20_Built-in_20_Normal">
      <style:table-cell-properties fo:border-bottom="0.0138in solid #000000" fo:background-color="#ffffff"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08"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09" style:family="table-cell" style:parent-style-name="Excel_20_Built-in_20_Normal">
      <style:table-cell-properties fo:background-color="#ffffff"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Excel_20_Built-in_20_Normal">
      <style:table-cell-properties fo:border-bottom="0.0138in solid #000000" fo:background-color="#ffffff" style:diagonal-bl-tr="none" style:diagonal-tl-br="none" style:text-align-source="value-type" style:repeat-content="false" fo:wrap-option="wrap" fo:border-left="0.0346in solid #000000" style:direction="ltr" fo:border-right="0.0138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Excel_20_Built-in_20_Normal">
      <style:table-cell-properties fo:border-bottom="none" style:diagonal-bl-tr="none" style:diagonal-tl-br="none" fo:border-left="0.0346in solid #000000" fo:border-right="0.0138in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Excel_20_Built-in_20_Normal">
      <style:table-cell-properties fo:border-bottom="0.0138in solid #000000" style:diagonal-bl-tr="none" style:diagonal-tl-br="none" fo:border-left="0.0346in solid #000000" fo:border-right="0.0138in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Excel_20_Built-in_20_Normal">
      <style:table-cell-properties fo:border-bottom="none" fo:background-color="#ffffff" style:diagonal-bl-tr="none" style:diagonal-tl-br="none" style:text-align-source="value-type" style:repeat-content="false" fo:wrap-option="wrap" fo:border-left="0.0346in solid #000000" style:direction="ltr" fo:border-right="0.0138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Excel_20_Built-in_20_Normal">
      <style:table-cell-properties fo:border-bottom="none" fo:background-color="#ffffff" style:diagonal-bl-tr="none" style:diagonal-tl-br="none" style:text-align-source="value-type" style:repeat-content="false" fo:wrap-option="wrap" fo:border-left="0.0346in solid #000000"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Excel_20_Built-in_20_Normal">
      <style:table-cell-properties fo:border-bottom="none" fo:background-color="#ffffff" style:diagonal-bl-tr="none" style:diagonal-tl-br="none" style:text-align-source="value-type" style:repeat-content="false" fo:wrap-option="wrap" fo:border-left="none" style:direction="ltr" fo:border-right="0.0138in solid #000000"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Excel_20_Built-in_20_Normal">
      <style:table-cell-properties fo:border-bottom="none" fo:background-color="#ffffff"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Excel_20_Built-in_20_Normal">
      <style:table-cell-properties fo:border-bottom="0.0138in solid #000000" fo:background-color="#ffffff"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Excel_20_Built-in_20_Normal">
      <style:table-cell-properties fo:border-bottom="0.0138in solid #000000" fo:background-color="#ffffff" style:diagonal-bl-tr="none" style:diagonal-tl-br="none" style:text-align-source="value-type" style:repeat-content="false" fo:wrap-option="wrap" fo:border-left="0.0346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Excel_20_Built-in_20_Normal">
      <style:table-cell-properties fo:border-bottom="0.0138in solid #000000" fo:background-color="#ffffff" style:diagonal-bl-tr="none" style:diagonal-tl-br="none" style:text-align-source="value-type" style:repeat-content="false" fo:wrap-option="wrap" fo:border-left="0.0346in solid #000000"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20"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21" style:family="table-cell" style:parent-style-name="Excel_20_Built-in_20_Normal">
      <style:table-cell-properties fo:background-color="#00cc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22" style:family="table-cell" style:parent-style-name="Excel_20_Built-in_20_Normal">
      <style:table-cell-properties fo:border-bottom="none" fo:background-color="#00ccff"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23" style:family="table-cell" style:parent-style-name="Excel_20_Built-in_20_Normal">
      <style:table-cell-properties fo:border-bottom="0.0138in solid #000000" style:diagonal-bl-tr="none" style:diagonal-tl-br="none" fo:border-left="none" fo:border-right="none" style:rotation-align="none" fo:border-top="0.0138in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24"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25" style:family="table-cell" style:parent-style-name="Excel_20_Built-in_20_Normal">
      <style:table-cell-properties fo:background-color="#ccffcc"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26"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27" style:family="table-cell" style:parent-style-name="Excel_20_Built-in_20_Normal">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28"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29" style:family="table-cell" style:parent-style-name="Excel_20_Built-in_20_Normal">
      <style:table-cell-properties fo:background-color="#ccffcc"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30"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31" style:family="table-cell" style:parent-style-name="Excel_20_Built-in_20_Normal">
      <style:table-cell-properties fo:border-bottom="0.0138in solid #000000" fo:background-color="#ccffcc" style:diagonal-bl-tr="none" style:diagonal-tl-br="none" style:text-align-source="value-type" style:repeat-content="false" fo:wrap-option="no-wrap" fo:border-left="none" style:direction="ltr" fo:border-right="none"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32" style:family="table-cell" style:parent-style-name="Excel_20_Built-in_20_Normal">
      <style:table-cell-properties fo:border-bottom="0.0138in solid #000000" fo:background-color="#ccffcc" style:diagonal-bl-tr="none" style:diagonal-tl-br="none" style:text-align-source="value-type" style:repeat-content="false" fo:wrap-option="no-wrap" fo:border-left="none" style:direction="ltr" fo:border-right="none"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33" style:family="table-cell" style:parent-style-name="Excel_20_Built-in_20_Normal">
      <style:table-cell-properties fo:border-bottom="0.0138in solid #000000" fo:background-color="#ffffff"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34" style:family="table-cell" style:parent-style-name="Excel_20_Built-in_20_Normal">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35" style:family="table-cell" style:parent-style-name="Excel_20_Built-in_20_Normal">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36" style:family="table-cell" style:parent-style-name="Excel_20_Built-in_20_Normal">
      <style:table-cell-properties fo:border-bottom="0.0138in solid #000000" style:diagonal-bl-tr="none" style:diagonal-tl-br="none" fo:border-left="none" fo:border-right="0.0138in solid #000000" style:rotation-align="none" fo:border-top="0.0138in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37"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38" style:family="table-cell" style:parent-style-name="Excel_20_Built-in_20_Normal">
      <style:table-cell-properties fo:border-bottom="none"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39" style:family="table-cell" style:parent-style-name="Excel_20_Built-in_20_Normal">
      <style:table-cell-properties fo:border-bottom="none" style:diagonal-bl-tr="none" style:diagonal-tl-br="none" fo:border-left="0.0138in solid #000000" fo:border-right="0.0138in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40" style:family="table-cell" style:parent-style-name="Excel_20_Built-in_20_Normal">
      <style:table-cell-properties fo:background-color="#ccffcc"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41" style:family="table-cell" style:parent-style-name="Excel_20_Built-in_20_Normal">
      <style:table-cell-properties fo:background-color="#ccffcc"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42" style:family="table-cell" style:parent-style-name="Excel_20_Built-in_20_Normal">
      <style:table-cell-properties fo:background-color="#ccff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43"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44" style:family="table-cell" style:parent-style-name="Excel_20_Built-in_20_Normal">
      <style:table-cell-properties fo:background-color="#ccff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45" style:family="table-cell" style:parent-style-name="Excel_20_Built-in_20_Normal">
      <style:table-cell-properties fo:border-bottom="0.0138in solid #000000" style:diagonal-bl-tr="none" style:diagonal-tl-br="none" fo:border-left="0.0138in solid #000000" fo:border-right="0.0138in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46" style:family="table-cell" style:parent-style-name="Excel_20_Built-in_20_Normal">
      <style:table-cell-properties fo:background-color="#ccff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47" style:family="table-cell" style:parent-style-name="Excel_20_Built-in_20_Normal">
      <style:table-cell-properties fo:background-color="#ccff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48" style:family="table-cell" style:parent-style-name="Excel_20_Built-in_20_Normal">
      <style:table-cell-properties fo:background-color="#ccffcc"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49" style:family="table-cell" style:parent-style-name="Excel_20_Built-in_20_Normal">
      <style:table-cell-properties fo:background-color="#ffffff"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Excel_20_Built-in_20_Normal">
      <style:table-cell-properties fo:background-color="#ffffff"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51"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5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ff" style:text-outline="false" style:text-line-through-styl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53"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ff" style:text-outline="false" style:text-line-through-styl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154" style:family="table-cell" style:parent-style-name="Excel_20_Built-in_20_Normal">
      <style:table-cell-properties fo:background-color="#ffffff" style:diagonal-bl-tr="none" style:diagonal-tl-br="none"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Excel_20_Built-in_20_Normal">
      <style:table-cell-properties fo:background-color="#ffffff" style:diagonal-bl-tr="none" style:diagonal-tl-br="none"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Excel_20_Built-in_20_Normal">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Excel_20_Built-in_20_Normal">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58" style:family="table-cell" style:parent-style-name="Excel_20_Built-in_20_Normal">
      <style:table-cell-properties fo:background-color="#ffffff" style:diagonal-bl-tr="none" style:diagonal-tl-br="none"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59"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Excel_20_Built-in_20_Normal">
      <style:table-cell-properties fo:background-color="#ccffcc"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2" style:family="table-cell" style:parent-style-name="Excel_20_Built-in_20_Normal">
      <style:table-cell-properties style:diagonal-bl-tr="none" style:diagonal-tl-br="none" style:text-align-source="fix" style:repeat-content="false" fo:wrap-option="wrap" fo:border="0.0138in solid #666666"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3" style:family="table-cell" style:parent-style-name="Excel_20_Built-in_20_Normal">
      <style:table-cell-properties fo:border-bottom="none" style:diagonal-bl-tr="none" style:diagonal-tl-br="none" fo:border-left="0.0138in solid #666666" fo:border-right="0.0138in solid #666666"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Excel_20_Built-in_20_Normal">
      <style:table-cell-properties fo:border-bottom="0.0138in solid #666666" style:diagonal-bl-tr="none" style:diagonal-tl-br="none" fo:border-left="0.0138in solid #666666" fo:border-right="0.0138in solid #666666"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Excel_20_Built-in_20_Normal">
      <style:table-cell-properties style:diagonal-bl-tr="none" style:diagonal-tl-br="none" style:text-align-source="fix" style:repeat-content="false" fo:wrap-option="wrap" fo:border="0.0138in solid #666666"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Excel_20_Built-in_20_Normal">
      <style:table-cell-properties fo:border-bottom="0.0138in solid #666666" style:diagonal-bl-tr="none" style:diagonal-tl-br="none" fo:border-left="0.0138in solid #666666"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8" style:family="table-cell" style:parent-style-name="Excel_20_Built-in_20_Normal">
      <style:table-cell-properties fo:border-bottom="none" style:diagonal-bl-tr="none" style:diagonal-tl-br="none" fo:border-left="none" fo:border-right="0.0138in solid #666666" style:rotation-align="none" fo:border-top="0.0138in solid #666666"/>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Excel_20_Built-in_20_Normal">
      <style:table-cell-properties fo:border-bottom="0.0138in solid #666666" style:diagonal-bl-tr="none" style:diagonal-tl-br="none" fo:border-left="none" fo:border-right="0.0138in solid #666666"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Excel_20_Built-in_20_Normal">
      <style:table-cell-properties style:diagonal-bl-tr="none" style:diagonal-tl-br="none" style:text-align-source="fix" style:repeat-content="false" fo:wrap-option="wrap" fo:border="0.0138in solid #666666"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Excel_20_Built-in_20_Normal">
      <style:table-cell-properties style:diagonal-bl-tr="none" style:diagonal-tl-br="none" style:text-align-source="value-type" style:repeat-content="false" fo:wrap-option="wrap" fo:border="0.0138in solid #666666"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Excel_20_Built-in_20_Normal">
      <style:table-cell-properties style:text-align-source="value-type" style:repeat-content="false" fo:wrap-option="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Excel_20_Built-in_20_Normal">
      <style:table-cell-properties fo:border-bottom="0.0138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5"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Excel_20_Built-in_20_Normal">
      <style:table-cell-properties fo:background-color="#ccffcc"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Excel_20_Built-in_20_Normal">
      <style:table-cell-properties fo:border-bottom="none" fo:background-color="#ccffcc"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Excel_20_Built-in_20_Normal">
      <style:table-cell-properties fo:border-bottom="none" fo:background-color="#ffff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0" style:family="table-cell" style:parent-style-name="Excel_20_Built-in_20_Normal">
      <style:table-cell-properties fo:background-color="#ffff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1" style:family="table-cell" style:parent-style-name="Excel_20_Built-in_20_Normal">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2"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3" style:family="table-cell" style:parent-style-name="Excel_20_Built-in_20_Normal" style:data-style-name="N8010">
      <style:table-cell-properties fo:background-color="#ffff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4" style:family="table-cell" style:parent-style-name="Excel_20_Built-in_20_Normal" style:data-style-name="N8010">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5" style:family="table-cell" style:parent-style-name="Excel_20_Built-in_20_Normal">
      <style:table-cell-properties fo:border-bottom="0.0138in solid #000000" fo:background-color="#ffff00"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87" style:family="table-cell" style:parent-style-name="Excel_20_Built-in_20_Normal">
      <style:table-cell-properties fo:background-color="#00cc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88" style:family="table-cell" style:parent-style-name="Excel_20_Built-in_20_Normal">
      <style:table-cell-properties fo:border-bottom="none" fo:background-color="#00ccff"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89" style:family="table-cell" style:parent-style-name="Excel_20_Built-in_20_Normal">
      <style:table-cell-properties fo:border-bottom="0.0138in solid #000000" style:diagonal-bl-tr="none" style:diagonal-tl-br="none" fo:border-left="none" fo:border-right="none" style:rotation-align="none" fo:border-top="0.0138in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90"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91" style:family="table-cell" style:parent-style-name="Excel_20_Built-in_20_Normal">
      <style:table-cell-properties fo:background-color="#ccffcc"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92" style:family="table-cell" style:parent-style-name="Excel_20_Built-in_20_Normal">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93"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94" style:family="table-cell" style:parent-style-name="Excel_20_Built-in_20_Normal">
      <style:table-cell-properties fo:background-color="#ffff00"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95" style:family="table-cell" style:parent-style-name="Excel_20_Built-in_20_Normal">
      <style:table-cell-properties fo:border-bottom="0.0138in solid #000000" style:diagonal-bl-tr="none" style:diagonal-tl-br="none" fo:border-left="none" fo:border-right="0.0138in solid #000000" style:rotation-align="none" fo:border-top="0.0138in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96"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97" style:family="table-cell" style:parent-style-name="Excel_20_Built-in_20_Normal">
      <style:table-cell-properties fo:border-bottom="none" fo:background-color="#00ccff"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98" style:family="table-cell" style:parent-style-name="Excel_20_Built-in_20_Normal">
      <style:table-cell-properties fo:border-bottom="none" style:diagonal-bl-tr="none" style:diagonal-tl-br="none" fo:border-left="0.0138in solid #000000" fo:border-right="0.0138in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199" style:family="table-cell" style:parent-style-name="Excel_20_Built-in_20_Normal">
      <style:table-cell-properties fo:background-color="#ccffcc"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200" style:family="table-cell" style:parent-style-name="Excel_20_Built-in_20_Normal">
      <style:table-cell-properties fo:background-color="#ccffcc"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201" style:family="table-cell" style:parent-style-name="Excel_20_Built-in_20_Normal">
      <style:table-cell-properties fo:background-color="#ccff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202" style:family="table-cell" style:parent-style-name="Excel_20_Built-in_20_Normal">
      <style:table-cell-properties fo:background-color="#ffff00"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203" style:family="table-cell" style:parent-style-name="Excel_20_Built-in_20_Normal">
      <style:table-cell-properties fo:background-color="#ccffcc"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P&quot;" style:apply-style-name="ConditionalStyle_5f_1" style:base-cell-address="'Common TC_Function'.A1"/>
      <style:map style:condition="cell-content()=&quot;F&quot;" style:apply-style-name="ConditionalStyle_5f_2" style:base-cell-address="'Common TC_Function'.A1"/>
      <style:map style:condition="cell-content()=&quot;PE&quot;" style:apply-style-name="ConditionalStyle_5f_3" style:base-cell-address="'Common TC_Function'.A1"/>
    </style:style>
    <style:style style:name="ce204" style:family="table-cell" style:parent-style-name="Excel_20_Built-in_20_Normal">
      <style:table-cell-properties fo:background-color="#ffff00"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Excel_20_Built-in_20_Normal">
      <style:table-cell-properties fo:background-color="#ffff00"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in" svg:stroke-color="#000000" draw:marker-start="Mũi_20_tên_20_đầu_20_1" draw:marker-start-width="0.0787in" draw:marker-start-center="false" draw:stroke-linejoin="round" draw:fill="solid" draw:fill-color="#ffffe1" draw:auto-grow-height="true" draw:auto-grow-width="false" fo:max-width="4.7244in" fo:min-height="0.9173in" fo:min-width="1.1417in" fo:padding-top="0.0394in" fo:padding-bottom="0.0394in" fo:padding-left="0.0394in" fo:padding-right="0.0394in" draw:shadow="hidden" draw:shadow-offset-x="0.0394in" draw:shadow-offset-y="0.0394in" draw:caption-escape-direction="auto"/>
    </style:style>
    <style:style style:name="gr2" style:family="graphic">
      <style:graphic-properties draw:stroke="solid" svg:stroke-width="0in" svg:stroke-color="#000000" draw:marker-start="Mũi_20_tên_20_đầu_20_1" draw:marker-start-width="0.0787in" draw:marker-start-center="false" draw:stroke-linejoin="round" draw:fill="solid" draw:fill-color="#ffffe1" draw:auto-grow-height="true" draw:auto-grow-width="false" fo:max-width="4.7244in" fo:min-height="0.3878in" fo:min-width="1.1417in" fo:padding-top="0.0394in" fo:padding-bottom="0.0394in" fo:padding-left="0.0394in" fo:padding-right="0.0394in" draw:shadow="hidden" draw:shadow-offset-x="0.0394in" draw:shadow-offset-y="0.0394in" draw:caption-escape-direction="auto"/>
    </style:style>
    <style:style style:name="gr3" style:family="graphic">
      <style:graphic-properties draw:stroke="solid" svg:stroke-width="0in" svg:stroke-color="#000000" draw:marker-start="Mũi_20_tên_20_đầu_20_1" draw:marker-start-width="0.0787in" draw:marker-start-center="false" draw:stroke-linejoin="round" draw:fill="solid" draw:fill-color="#ffffe1" draw:auto-grow-height="true" draw:auto-grow-width="false" fo:max-width="4.7244in" fo:min-height="1.6228in" fo:min-width="1.1417in" fo:padding-top="0.0394in" fo:padding-bottom="0.0394in" fo:padding-left="0.0394in" fo:padding-right="0.0394in" draw:shadow="hidden" draw:shadow-offset-x="0.0394in" draw:shadow-offset-y="0.0394in" draw:caption-escape-direction="auto"/>
    </style:style>
    <style:style style:name="gr4" style:family="graphic">
      <style:graphic-properties draw:stroke="solid" svg:stroke-width="0in" svg:stroke-color="#000000" draw:marker-start="Mũi_20_tên_20_đầu_20_1" draw:marker-start-width="0.0787in" draw:marker-start-center="false" draw:stroke-linejoin="round" draw:fill="solid" draw:fill-color="#ffffe1" draw:auto-grow-height="true" draw:auto-grow-width="false" fo:max-width="4.7244in" fo:min-height="0.2843in" fo:min-width="1.1417in" fo:padding-top="0.0394in" fo:padding-bottom="0.0394in" fo:padding-left="0.0394in" fo:padding-right="0.0394in" draw:shadow="hidden" draw:shadow-offset-x="0.0394in" draw:shadow-offset-y="0.0394in" draw:caption-escape-direction="auto"/>
    </style:style>
    <style:style style:name="gr5" style:family="graphic">
      <style:graphic-properties draw:stroke="solid" svg:stroke-width="0in" svg:stroke-color="#000000" draw:marker-start="Mũi_20_tên_20_đầu_20_1" draw:marker-start-width="0.0787in" draw:marker-start-center="false" draw:stroke-linejoin="round" draw:fill="solid" draw:fill-color="#ffffe1" draw:auto-grow-height="true" draw:auto-grow-width="false" fo:max-width="4.7244in" fo:min-height="0.2114in" fo:min-width="1.1417in" fo:padding-top="0.0394in" fo:padding-bottom="0.0394in" fo:padding-left="0.0394in" fo:padding-right="0.0394in" draw:shadow="hidden" draw:shadow-offset-x="0.0394in" draw:shadow-offset-y="0.0394in" draw:caption-escape-direction="auto"/>
    </style:style>
    <style:style style:name="gr6"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7" style:family="graphic">
      <style:graphic-properties draw:stroke="solid" svg:stroke-width="0in" svg:stroke-color="#000000" draw:marker-start="Mũi_20_tên_20_đầu_20_1" draw:marker-start-width="0.0787in" draw:marker-start-center="false" draw:stroke-linejoin="round" draw:fill="solid" draw:fill-color="#ffffe1" draw:auto-grow-height="true" draw:auto-grow-width="false" fo:max-width="4.7244in" fo:min-height="1.2701in" fo:min-width="1.1417in" fo:padding-top="0.0394in" fo:padding-bottom="0.0394in" fo:padding-left="0.0394in" fo:padding-right="0.0394in" draw:shadow="hidden" draw:shadow-offset-x="0.0394in" draw:shadow-offset-y="0.0394in" draw:caption-escape-direction="auto"/>
    </style:style>
    <style:style style:name="gr8" style:family="graphic">
      <style:graphic-properties draw:stroke="solid" svg:stroke-width="0in" svg:stroke-color="#000000" draw:marker-start="Mũi_20_tên_20_đầu_20_1" draw:marker-start-width="0.0787in" draw:marker-start-center="false" draw:stroke-linejoin="round" draw:fill="solid" draw:fill-color="#ffffe1" draw:auto-grow-height="true" draw:auto-grow-width="false" fo:max-width="4.7244in" fo:min-height="0.9169in" fo:min-width="1.1417in" fo:padding-top="0.0394in" fo:padding-bottom="0.0394in" fo:padding-left="0.0394in" fo:padding-right="0.0394in" draw:shadow="hidden" draw:shadow-offset-x="0.0394in" draw:shadow-offset-y="0.0394in" draw:caption-escape-direction="auto"/>
    </style:style>
    <style:style style:name="gr9" style:family="graphic">
      <style:graphic-properties draw:stroke="solid" svg:stroke-width="0in" svg:stroke-color="#000000" draw:marker-start="Mũi_20_tên_20_đầu_20_1" draw:marker-start-width="0.0787in" draw:marker-start-center="false" draw:stroke-linejoin="round" draw:fill="solid" draw:fill-color="#ffffe1" draw:auto-grow-height="true" draw:auto-grow-width="false" fo:max-width="4.7244in" fo:min-height="1.0937in" fo:min-width="1.1417in" fo:padding-top="0.0394in" fo:padding-bottom="0.0394in" fo:padding-left="0.0394in" fo:padding-right="0.0394in" draw:shadow="hidden" draw:shadow-offset-x="0.0394in" draw:shadow-offset-y="0.0394in" draw:caption-escape-direction="auto"/>
    </style:style>
    <style:style style:name="gr10" style:family="graphic">
      <style:graphic-properties draw:stroke="solid" svg:stroke-width="0in" svg:stroke-color="#000000" draw:marker-start="Mũi_20_tên_20_đầu_20_1" draw:marker-start-width="0.0787in" draw:marker-start-center="false" draw:stroke-linejoin="round" draw:fill="solid" draw:fill-color="#ffffe1" draw:auto-grow-height="true" draw:auto-grow-width="false" fo:max-width="4.7244in" fo:min-height="1.4465in" fo:min-width="1.1417in" fo:padding-top="0.0394in" fo:padding-bottom="0.0394in" fo:padding-left="0.0394in" fo:padding-right="0.0394in" draw:shadow="hidden" draw:shadow-offset-x="0.0394in" draw:shadow-offset-y="0.0394in" draw:caption-escape-direction="auto"/>
    </style:style>
    <style:style style:name="gr11" style:family="graphic">
      <style:graphic-properties draw:stroke="solid" svg:stroke-width="0in" svg:stroke-color="#000000" draw:marker-start="Mũi_20_tên_20_đầu_20_1" draw:marker-start-width="0.0787in" draw:marker-start-center="false" draw:stroke-linejoin="round" draw:fill="solid" draw:fill-color="#ffffe1" draw:auto-grow-height="true" draw:auto-grow-width="false" fo:max-width="4.7244in" fo:min-height="1.9756in" fo:min-width="1.1417in" fo:padding-top="0.0394in" fo:padding-bottom="0.0394in" fo:padding-left="0.0394in" fo:padding-right="0.0394in" draw:shadow="hidden" draw:shadow-offset-x="0.0394in" draw:shadow-offset-y="0.0394in" draw:caption-escape-direction="auto"/>
    </style:style>
    <style:style style:name="gr12" style:family="graphic">
      <style:graphic-properties draw:stroke="solid" svg:stroke-width="0in" svg:stroke-color="#000000" draw:marker-start="Mũi_20_tên_20_đầu_20_1" draw:marker-start-width="0.0787in" draw:marker-start-center="false" draw:stroke-linejoin="round" draw:fill="solid" draw:fill-color="#ffffe1" draw:auto-grow-height="true" draw:auto-grow-width="false" fo:max-width="4.7244in" fo:min-height="0.6059in" fo:min-width="1.1417in" fo:padding-top="0.0394in" fo:padding-bottom="0.0394in" fo:padding-left="0.0394in" fo:padding-right="0.0394in" draw:shadow="hidden" draw:shadow-offset-x="0.0394in" draw:shadow-offset-y="0.0394in" draw:caption-escape-direction="auto"/>
    </style:style>
    <style:style style:name="gr13" style:family="graphic">
      <style:graphic-properties draw:stroke="solid" svg:stroke-width="0in" svg:stroke-color="#000000" draw:marker-start="Mũi_20_tên_20_đầu_20_1" draw:marker-start-width="0.0787in" draw:marker-start-center="false" draw:stroke-linejoin="round" draw:fill="solid" draw:fill-color="#ffffe1" draw:auto-grow-height="true" draw:auto-grow-width="false" fo:max-width="4.7244in" fo:min-height="0.3882in" fo:min-width="1.1417in" fo:padding-top="0.0394in" fo:padding-bottom="0.0394in" fo:padding-left="0.0394in" fo:padding-right="0.0394in" draw:shadow="hidden" draw:shadow-offset-x="0.0394in" draw:shadow-offset-y="0.0394in" draw:caption-escape-direction="auto"/>
    </style:style>
    <style:style style:name="gr14" style:family="graphic">
      <style:graphic-properties draw:stroke="solid" svg:stroke-width="0in" svg:stroke-color="#000000" draw:marker-start="Mũi_20_tên_20_đầu_20_1" draw:marker-start-width="0.0787in" draw:marker-start-center="false" draw:stroke-linejoin="round" draw:fill="solid" draw:fill-color="#ffffe1" draw:auto-grow-height="true" draw:auto-grow-width="false" fo:max-width="4.7244in" fo:min-height="0.7409in" fo:min-width="1.1417in" fo:padding-top="0.0394in" fo:padding-bottom="0.0394in" fo:padding-left="0.0394in" fo:padding-right="0.0394in" draw:shadow="hidden" draw:shadow-offset-x="0.0394in" draw:shadow-offset-y="0.0394in" draw:caption-escape-direction="auto"/>
    </style:style>
    <style:style style:name="gr15" style:family="graphic">
      <style:graphic-properties draw:stroke="solid" svg:stroke-width="0in" svg:stroke-color="#000000" draw:marker-start="Mũi_20_tên_20_đầu_20_1" draw:marker-start-width="0.0787in" draw:marker-start-center="false" draw:stroke-linejoin="round" draw:fill="solid" draw:fill-color="#ffffe1" draw:auto-grow-height="true" draw:auto-grow-width="false" fo:max-width="4.7244in" fo:min-height="1.2697in" fo:min-width="1.1417in" fo:padding-top="0.0394in" fo:padding-bottom="0.0394in" fo:padding-left="0.0394in" fo:padding-right="0.0394in" draw:shadow="hidden" draw:shadow-offset-x="0.0394in" draw:shadow-offset-y="0.0394in" draw:caption-escape-direction="auto"/>
    </style:style>
    <style:style style:name="gr16" style:family="graphic">
      <style:graphic-properties draw:stroke="solid" svg:stroke-width="0in" svg:stroke-color="#000000" draw:marker-start="Mũi_20_tên_20_đầu_20_1" draw:marker-start-width="0.0787in" draw:marker-start-center="false" draw:stroke-linejoin="round" draw:fill="solid" draw:fill-color="#ffffe1" draw:auto-grow-height="true" draw:auto-grow-width="false" fo:max-width="4.7244in" fo:min-height="0.2118in" fo:min-width="1.1417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text-properties fo:font-size="18pt"/>
    </style:style>
    <style:style style:name="T1" style:family="text">
      <style:text-properties fo:color="#ff0000" style:text-outline="false" style:text-line-through-style="none" style:text-position="0% 100%"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ff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4" style:family="text">
      <style:text-properties style:use-window-font-color="true" style:text-outline="false" style:text-line-through-styl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5" style:family="text">
      <style:text-properties style:use-window-font-color="true" style:text-outline="false" style:text-line-through-style="none" style:text-position="0% 100%" style:font-name="Cambri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6" style:family="text">
      <style:text-properties style:use-window-font-color="true" style:text-outline="false" style:text-line-through-style="none" style:text-position="0% 100%"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7"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P&quot;;&quot;F&quot;;&quot;PE&quot;)" table:allow-empty-cell="true" table:display-list="unsorted" table:base-cell-address="'Common TC_Function'.I1">
          <table:help-message table:display="true">
            <text:p><text:s/>- </text:p>
          </table:help-message>
          <table:error-message table:message-type="stop" table:display="true"/>
        </table:content-validation>
        <table:content-validation table:name="val2" table:condition="of:cell-content-is-in-list(&quot;P&quot;;&quot;F&quot;;&quot;PE&quot;)" table:allow-empty-cell="true" table:display-list="unsorted" table:base-cell-address="'Common TC_GUI'.I1">
          <table:help-message table:display="true">
            <text:p><text:s/>- </text:p>
          </table:help-message>
          <table:error-message table:message-type="stop" table:display="true"/>
        </table:content-validation>
        <table:content-validation table:name="val3" table:condition="of:cell-content-is-in-list(&quot;P&quot;;&quot;F&quot;;&quot;PE&quot;)" table:allow-empty-cell="true" table:display-list="unsorted" table:base-cell-address="'Thêm mới bệnh nhân'.I1">
          <table:help-message table:display="true">
            <text:p><text:s/>- </text:p>
          </table:help-message>
          <table:error-message table:message-type="stop" table:display="true"/>
        </table:content-validation>
      </table:content-validations>
      <table:table table:name="Common TC_Function"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4" table:default-cell-style-name="Excel_20_Built-in_20_Normal"/>
        <table:table-column table:style-name="co4" table:number-columns-repeated="2" table:default-cell-style-name="Excel_20_Built-in_20_Normal"/>
        <table:table-column table:style-name="co5" table:number-columns-repeated="12" table:default-cell-style-name="Excel_20_Built-in_20_Normal"/>
        <table:table-column table:style-name="co6" table:number-columns-repeated="12" table:default-cell-style-name="Excel_20_Built-in_20_Normal"/>
        <table:table-column table:style-name="co7" table:number-columns-repeated="992" table:default-cell-style-name="Excel_20_Built-in_20_Normal"/>
        <table:table-row table:style-name="ro1">
          <table:table-cell table:style-name="ce1" table:number-columns-repeated="2"/>
          <table:table-cell table:style-name="ce18" table:number-columns-repeated="4"/>
          <table:table-cell table:style-name="ce29" office:value-type="string" table:number-columns-spanned="2" table:number-rows-spanned="1">
            <text:p>TEST CASE</text:p>
          </table:table-cell>
          <table:covered-table-cell table:style-name="ce33"/>
          <table:table-cell table:style-name="ce37" table:content-validation-name="val1" table:number-columns-repeated="12"/>
          <table:table-cell table:style-name="ce45"/>
          <table:table-cell table:style-name="ce1" table:number-columns-repeated="11"/>
          <table:table-cell table:number-columns-repeated="992"/>
        </table:table-row>
        <table:table-row table:style-name="ro2">
          <table:table-cell table:style-name="ce1" table:number-columns-repeated="2"/>
          <table:table-cell table:style-name="ce18" table:number-columns-repeated="4"/>
          <table:table-cell table:style-name="ce1" table:number-columns-repeated="2"/>
          <table:table-cell table:style-name="ce37" table:content-validation-name="val1" table:number-columns-repeated="12"/>
          <table:table-cell table:style-name="ce45"/>
          <table:table-cell table:style-name="ce1" table:number-columns-repeated="11"/>
          <table:table-cell table:number-columns-repeated="992"/>
        </table:table-row>
        <table:table-row table:style-name="ro2">
          <table:table-cell table:style-name="ce1" table:number-columns-repeated="2"/>
          <table:table-cell table:style-name="ce19" table:number-columns-repeated="4"/>
          <table:table-cell table:style-name="ce30" office:value-type="string">
            <text:p>Tên màn hình/Tên chức năng</text:p>
          </table:table-cell>
          <table:table-cell table:style-name="ce34" office:value-type="string">
            <text:p>Common testcase chức năng</text:p>
          </table:table-cell>
          <table:table-cell table:style-name="ce37" table:content-validation-name="val1" table:number-columns-repeated="12"/>
          <table:table-cell table:style-name="ce45"/>
          <table:table-cell table:style-name="ce1" table:number-columns-repeated="11"/>
          <table:table-cell table:number-columns-repeated="992"/>
        </table:table-row>
        <table:table-row table:style-name="ro2">
          <table:table-cell table:style-name="ce1" table:number-columns-repeated="2"/>
          <table:table-cell table:style-name="ce19" table:number-columns-repeated="4"/>
          <table:table-cell table:style-name="ce30" office:value-type="string">
            <text:p>Mã testcase</text:p>
          </table:table-cell>
          <table:table-cell table:style-name="ce34" office:value-type="string">
            <text:p>CommonTC_F</text:p>
          </table:table-cell>
          <table:table-cell table:style-name="ce37" table:content-validation-name="val1" table:number-columns-repeated="12"/>
          <table:table-cell table:style-name="ce45"/>
          <table:table-cell table:style-name="ce1" table:number-columns-repeated="11"/>
          <table:table-cell table:number-columns-repeated="992"/>
        </table:table-row>
        <table:table-row table:style-name="ro2">
          <table:table-cell table:style-name="ce1" table:number-columns-repeated="2"/>
          <table:table-cell table:style-name="ce19" table:number-columns-repeated="4"/>
          <table:table-cell table:style-name="ce30" office:value-type="string">
            <text:p>Số testcase đạt (P)</text:p>
          </table:table-cell>
          <table:table-cell table:style-name="ce35" table:formula="of:=COUNTIF([.$U$38:.$U$931];&quot;P&quot;)" office:value-type="float" office:value="0">
            <text:p>0</text:p>
          </table:table-cell>
          <table:table-cell table:style-name="ce37" table:content-validation-name="val1" table:number-columns-repeated="12"/>
          <table:table-cell table:style-name="ce45"/>
          <table:table-cell table:style-name="ce1" table:number-columns-repeated="11"/>
          <table:table-cell table:number-columns-repeated="992"/>
        </table:table-row>
        <table:table-row table:style-name="ro2">
          <table:table-cell table:style-name="ce1" table:number-columns-repeated="2"/>
          <table:table-cell table:style-name="ce19" table:number-columns-repeated="4"/>
          <table:table-cell table:style-name="ce30" office:value-type="string">
            <text:p>Số testcase không đạt (F)</text:p>
          </table:table-cell>
          <table:table-cell table:style-name="ce35" table:formula="of:=COUNTIF([.$U$38:.$U$931];&quot;F&quot;)" office:value-type="float" office:value="0">
            <text:p>0</text:p>
          </table:table-cell>
          <table:table-cell table:style-name="ce37" table:content-validation-name="val1" table:number-columns-repeated="12"/>
          <table:table-cell table:style-name="ce45"/>
          <table:table-cell table:style-name="ce1" table:number-columns-repeated="11"/>
          <table:table-cell table:number-columns-repeated="992"/>
        </table:table-row>
        <table:table-row table:style-name="ro2">
          <table:table-cell table:style-name="ce1" table:number-columns-repeated="2"/>
          <table:table-cell table:style-name="ce19" table:number-columns-repeated="4"/>
          <table:table-cell table:style-name="ce30" office:value-type="string">
            <text:p>Số testcase đang xem xét (PE)</text:p>
          </table:table-cell>
          <table:table-cell table:style-name="ce35" table:formula="of:=COUNTIF([.$U$38:.$U$931];&quot;PE&quot;)" office:value-type="float" office:value="0">
            <text:p>0</text:p>
          </table:table-cell>
          <table:table-cell table:style-name="ce37" table:content-validation-name="val1" table:number-columns-repeated="12"/>
          <table:table-cell table:style-name="ce45"/>
          <table:table-cell table:style-name="ce1" table:number-columns-repeated="11"/>
          <table:table-cell table:number-columns-repeated="992"/>
        </table:table-row>
        <table:table-row table:style-name="ro2">
          <table:table-cell table:style-name="ce1" table:number-columns-repeated="2"/>
          <table:table-cell table:style-name="ce19" table:number-columns-repeated="4"/>
          <table:table-cell table:style-name="ce30" office:value-type="string">
            <text:p>Số testcase chưa test </text:p>
          </table:table-cell>
          <table:table-cell table:style-name="ce35" table:formula="of:=[.H9]-[.H5]-[.H6]-[.H7]" office:value-type="float" office:value="26">
            <text:p>26</text:p>
          </table:table-cell>
          <table:table-cell table:style-name="ce37" table:content-validation-name="val1" table:number-columns-repeated="12"/>
          <table:table-cell table:style-name="ce45"/>
          <table:table-cell table:style-name="ce1" table:number-columns-repeated="11"/>
          <table:table-cell table:number-columns-repeated="992"/>
        </table:table-row>
        <table:table-row table:style-name="ro2">
          <table:table-cell table:style-name="ce1" table:number-columns-repeated="2"/>
          <table:table-cell table:style-name="ce19" table:number-columns-repeated="4"/>
          <table:table-cell table:style-name="ce30" office:value-type="string">
            <text:p>Tổng số testcase</text:p>
          </table:table-cell>
          <table:table-cell table:style-name="ce35" table:formula="of:=COUNTA([.$H$38:.$H$931])" office:value-type="float" office:value="26">
            <text:p>26</text:p>
          </table:table-cell>
          <table:table-cell table:style-name="ce37" table:content-validation-name="val1" table:number-columns-repeated="12"/>
          <table:table-cell table:style-name="ce45"/>
          <table:table-cell table:style-name="ce1" table:number-columns-repeated="11"/>
          <table:table-cell table:number-columns-repeated="992"/>
        </table:table-row>
        <table:table-row table:style-name="ro2">
          <table:table-cell table:style-name="ce1" table:number-columns-repeated="2"/>
          <table:table-cell table:style-name="ce18" table:number-columns-repeated="4"/>
          <table:table-cell table:style-name="ce1" table:number-columns-repeated="2"/>
          <table:table-cell table:style-name="ce37" table:content-validation-name="val1" table:number-columns-repeated="12"/>
          <table:table-cell table:style-name="ce45"/>
          <table:table-cell table:style-name="ce1" table:number-columns-repeated="11"/>
          <table:table-cell table:number-columns-repeated="992"/>
        </table:table-row>
        <table:table-row table:style-name="ro2">
          <table:table-cell table:style-name="ce2" office:value-type="string" table:number-columns-spanned="1" table:number-rows-spanned="2">
            <text:p>Mã test case</text:p>
          </table:table-cell>
          <table:table-cell table:style-name="ce8" office:value-type="string" table:number-columns-spanned="1" table:number-rows-spanned="2">
            <text:p>Mục đích kiểm thử</text:p>
          </table:table-cell>
          <table:table-cell table:style-name="ce20" office:value-type="string" table:number-columns-spanned="1" table:number-rows-spanned="2">
            <text:p>Nhóm thực hiện</text:p>
          </table:table-cell>
          <table:table-cell table:style-name="ce28" office:value-type="string" table:number-columns-spanned="1" table:number-rows-spanned="2">
            <text:p>Số lượng kịch bản đã tạo</text:p>
          </table:table-cell>
          <table:table-cell table:style-name="ce28" office:value-type="string" table:number-columns-spanned="1" table:number-rows-spanned="2">
            <text:p>% tự động được</text:p>
          </table:table-cell>
          <table:table-cell table:style-name="ce28" office:value-type="string" table:number-columns-spanned="1" table:number-rows-spanned="2">
            <text:p>Ghi chú lý do chưa tự động được</text:p>
          </table:table-cell>
          <table:table-cell table:style-name="ce8" office:value-type="string" table:number-columns-spanned="1" table:number-rows-spanned="2">
            <text:p>Các bước thực hiện</text:p>
          </table:table-cell>
          <table:table-cell table:style-name="ce8" office:value-type="string" table:number-columns-spanned="1" table:number-rows-spanned="2">
            <text:p>Kết quả mong muốn</text:p>
          </table:table-cell>
          <table:table-cell table:style-name="ce38" office:value-type="string" table:number-columns-spanned="3" table:number-rows-spanned="1">
            <text:p>Browser_version</text:p>
          </table:table-cell>
          <table:covered-table-cell table:style-name="ce21"/>
          <table:covered-table-cell table:style-name="ce43"/>
          <table:table-cell table:style-name="ce38" office:value-type="string" table:number-columns-spanned="3" table:number-rows-spanned="1">
            <text:p>Browser_version</text:p>
          </table:table-cell>
          <table:covered-table-cell table:style-name="ce21"/>
          <table:covered-table-cell table:style-name="ce43"/>
          <table:table-cell table:style-name="ce38" office:value-type="string" table:number-columns-spanned="3" table:number-rows-spanned="1">
            <text:p>Browser_version</text:p>
          </table:table-cell>
          <table:covered-table-cell table:style-name="ce21"/>
          <table:covered-table-cell table:style-name="ce43"/>
          <table:table-cell table:style-name="ce38" office:value-type="string" table:number-columns-spanned="3" table:number-rows-spanned="1">
            <text:p>Browser_version</text:p>
          </table:table-cell>
          <table:covered-table-cell table:style-name="ce21"/>
          <table:covered-table-cell table:style-name="ce43"/>
          <table:table-cell table:style-name="ce46" office:value-type="string" table:number-columns-spanned="1" table:number-rows-spanned="2">
            <text:p>Kết quả hiện tại</text:p>
          </table:table-cell>
          <table:table-cell table:style-name="ce49" office:value-type="string" table:number-columns-spanned="1" table:number-rows-spanned="2">
            <text:p>Mã lỗi</text:p>
          </table:table-cell>
          <table:table-cell table:style-name="ce52" table:number-columns-repeated="10"/>
          <table:table-cell table:number-columns-repeated="992"/>
        </table:table-row>
        <table:table-row table:style-name="ro3">
          <table:covered-table-cell table:style-name="ce3"/>
          <table:covered-table-cell table:number-columns-repeated="2" table:style-name="ce9"/>
          <table:covered-table-cell table:number-columns-repeated="3" table:style-name="ce3"/>
          <table:covered-table-cell table:number-columns-repeated="2" table:style-name="ce9"/>
          <table:table-cell table:style-name="ce39" office:value-type="string">
            <text:p>Lần 1</text:p>
          </table:table-cell>
          <table:table-cell table:style-name="ce39" office:value-type="string">
            <text:p>Lần 2</text:p>
          </table:table-cell>
          <table:table-cell table:style-name="ce39" office:value-type="string">
            <text:p>Lần 3</text:p>
          </table:table-cell>
          <table:table-cell table:style-name="ce39" office:value-type="string">
            <text:p>Lần 1</text:p>
          </table:table-cell>
          <table:table-cell table:style-name="ce39" office:value-type="string">
            <text:p>Lần 2</text:p>
          </table:table-cell>
          <table:table-cell table:style-name="ce39" office:value-type="string">
            <text:p>Lần 3</text:p>
          </table:table-cell>
          <table:table-cell table:style-name="ce39" office:value-type="string">
            <text:p>Lần 1</text:p>
          </table:table-cell>
          <table:table-cell table:style-name="ce39" office:value-type="string">
            <text:p>Lần 2</text:p>
          </table:table-cell>
          <table:table-cell table:style-name="ce39" office:value-type="string">
            <text:p>Lần 3</text:p>
          </table:table-cell>
          <table:table-cell table:style-name="ce39" office:value-type="string">
            <text:p>Lần 1</text:p>
          </table:table-cell>
          <table:table-cell table:style-name="ce39" office:value-type="string">
            <text:p>Lần 2</text:p>
          </table:table-cell>
          <table:table-cell table:style-name="ce39" office:value-type="string">
            <text:p>Lần 3</text:p>
          </table:table-cell>
          <table:covered-table-cell table:number-columns-repeated="2" table:style-name="ce9"/>
          <table:table-cell table:style-name="ce52" table:number-columns-repeated="10"/>
          <table:table-cell table:number-columns-repeated="992"/>
        </table:table-row>
        <table:table-row table:style-name="ro4">
          <table:table-cell table:style-name="ce4"/>
          <table:table-cell table:style-name="ce10" office:value-type="string" table:number-columns-spanned="20" table:number-rows-spanned="1">
            <text:p><text:s/></text:p>
          </table:table-cell>
          <table:covered-table-cell table:number-columns-repeated="6" table:style-name="ce21"/>
          <table:covered-table-cell table:number-columns-repeated="13" table:style-name="ce40"/>
          <table:table-cell table:style-name="ce1" table:number-columns-repeated="11"/>
          <table:table-cell table:number-columns-repeated="992"/>
        </table:table-row>
        <table:table-row table:style-name="ro4">
          <table:table-cell table:style-name="ce5"/>
          <table:table-cell table:style-name="ce11" office:value-type="string" table:number-columns-spanned="20" table:number-rows-spanned="1">
            <text:p>CHỨC NĂNG TÌM KiẾM</text:p>
            <text:p/>
          </table:table-cell>
          <table:covered-table-cell table:number-columns-repeated="6" table:style-name="ce21"/>
          <table:covered-table-cell table:number-columns-repeated="13" table:style-name="ce40"/>
          <table:table-cell table:style-name="ce32"/>
          <table:table-cell table:style-name="ce52" table:number-columns-repeated="10"/>
          <table:table-cell table:number-columns-repeated="992"/>
        </table:table-row>
        <table:table-row table:style-name="ro2">
          <table:table-cell table:style-name="ce6"/>
          <table:table-cell table:style-name="ce12" office:value-type="string">
            <text:p>Chức năng Tìm kiếm chung</text:p>
          </table:table-cell>
          <table:table-cell table:style-name="ce22" table:number-columns-repeated="4"/>
          <table:table-cell table:style-name="ce31" table:number-columns-spanned="15" table:number-rows-spanned="1"/>
          <table:covered-table-cell table:style-name="ce21"/>
          <table:covered-table-cell table:number-columns-repeated="13" table:style-name="ce40"/>
          <table:table-cell table:style-name="ce32"/>
          <table:table-cell table:style-name="ce52" table:number-columns-repeated="10"/>
          <table:table-cell table:number-columns-repeated="992"/>
        </table:table-row>
        <table:table-row table:style-name="ro5">
          <table:table-cell table:style-name="ce6" table:formula="of:=IF(AND([.G16]=&quot;&quot;;[.G16]=&quot;&quot;);&quot;&quot;;[.$H$4]&amp;&quot;_&quot;&amp;ROW()-15)" office:value-type="string" office:string-value="CommonTC_F_1">
            <text:p>CommonTC_F_1</text:p>
          </table:table-cell>
          <table:table-cell table:style-name="ce13" office:value-type="string">
            <text:p>Tìm kiếm theo giá trị mặc định</text:p>
          </table:table-cell>
          <table:table-cell table:style-name="ce23" office:value-type="string">
            <text:p>nrop</text:p>
          </table:table-cell>
          <table:table-cell table:style-name="ce23" table:number-columns-repeated="3"/>
          <table:table-cell table:style-name="ce32" office:value-type="string">
            <text:p>1. Trên màn hình Tìm kiếm:</text:p>
            <text:p>- Không nhập bất kỳ tiêu chí tìm kiếm nào</text:p>
            <text:p>2. Click button 'Tìm kiếm'</text:p>
          </table:table-cell>
          <table:table-cell table:style-name="ce32" office:value-type="string">
            <text:p>Hiện thị kết quả thỏa mãn điều kiện tìm kiếm</text:p>
          </table:table-cell>
          <table:table-cell table:style-name="ce41" table:content-validation-name="val1">
            <office:annotation draw:style-name="gr1" draw:text-style-name="P1" svg:width="1.7547in" svg:height="0.9961in" svg:x="14.8445in" svg:y="3.7264in" draw:caption-point-x="-0.1898in" draw:caption-point-y="-0.7961in">
              <dc:creator>Thuy Vu</dc:creator>
              <dc:date>2018-03-26T00:00:00</dc:date>
              <text:p text:style-name="P1">User:</text:p>
              <text:p text:style-name="P1">Cái này tùy thiết kế của từng chức năng, có thể thông báo lỗi hoặc có thể search all</text:p>
            </office:annotation>
          </table:table-cell>
          <table:table-cell table:number-columns-repeated="11" table:style-name="ce41" table:content-validation-name="val1"/>
          <table:table-cell table:style-name="ce47" table:formula="of:=IF(OR(IF([.K16]=&quot;&quot;;IF([.J16]=&quot;&quot;;IF([.I16]=&quot;&quot;;&quot;&quot;;[.I16]);[.J16]);[.K16])=&quot;F&quot;;IF([.N16]=&quot;&quot;;IF([.M16]=&quot;&quot;;IF([.L16]=&quot;&quot;;&quot;&quot;;[.L16]);[.M16]);[.N16])=&quot;F&quot;;IF([.Q16]=&quot;&quot;;IF([.P16]=&quot;&quot;;IF([.O16]=&quot;&quot;;&quot;&quot;;[.O16]);[.P16]);[.Q16])=&quot;F&quot;;IF([.T16]=&quot;&quot;;IF([.S16]=&quot;&quot;;IF([.R16]=&quot;&quot;;&quot;&quot;;[.R16]);[.S16]);[.T16])=&quot;F&quot;)=1;&quot;F&quot;;IF(OR(IF([.K16]=&quot;&quot;;IF([.J16]=&quot;&quot;;IF([.I16]=&quot;&quot;;&quot;&quot;;[.I16]);[.J16]);[.K16])=&quot;PE&quot;;IF([.N16]=&quot;&quot;;IF([.M16]=&quot;&quot;;IF([.L16]=&quot;&quot;;&quot;&quot;;[.L16]);[.M16]);[.N16])=&quot;PE&quot;;IF([.Q16]=&quot;&quot;;IF([.P16]=&quot;&quot;;IF([.O16]=&quot;&quot;;&quot;&quot;;[.O16]);[.P16]);[.Q16])=&quot;PE&quot;;IF([.T16]=&quot;&quot;;IF([.S16]=&quot;&quot;;IF([.R16]=&quot;&quot;;&quot;&quot;;[.R16]);[.S16]);[.T16])=&quot;PE&quot;)=1;&quot;PE&quot;;IF(AND(IF([.K16]=&quot;&quot;;IF([.J16]=&quot;&quot;;IF([.I16]=&quot;&quot;;&quot;&quot;;[.I16]);[.J16]);[.K16])=&quot;&quot;;IF([.N16]=&quot;&quot;;IF([.M16]=&quot;&quot;;IF([.L16]=&quot;&quot;;&quot;&quot;;[.L16]);[.M16]);[.N16])=&quot;&quot;;IF([.Q16]=&quot;&quot;;IF([.P16]=&quot;&quot;;IF([.O16]=&quot;&quot;;&quot;&quot;;[.O16]);[.P16]);[.Q16])=&quot;&quot;;IF([.T16]=&quot;&quot;;IF([.S16]=&quot;&quot;;IF([.R16]=&quot;&quot;;&quot;&quot;;[.R16]);[.S16]);[.T16])=&quot;&quot;)=1;&quot;&quot;;&quot;P&quot;)))">
            <text:p/>
          </table:table-cell>
          <table:table-cell table:style-name="ce32"/>
          <table:table-cell table:style-name="ce52" table:number-columns-repeated="10"/>
          <table:table-cell table:number-columns-repeated="992"/>
        </table:table-row>
        <table:table-row table:style-name="ro5">
          <table:table-cell table:style-name="ce6" table:formula="of:=IF(AND([.G17]=&quot;&quot;;[.G17]=&quot;&quot;);&quot;&quot;;[.$H$4]&amp;&quot;_&quot;&amp;ROW()-15)" office:value-type="string" office:string-value="CommonTC_F_2">
            <text:p>CommonTC_F_2</text:p>
          </table:table-cell>
          <table:table-cell table:style-name="ce13" office:value-type="string">
            <text:p>Tìm kiếm không ra kết quả</text:p>
          </table:table-cell>
          <table:table-cell table:style-name="ce23" office:value-type="string">
            <text:p>nrop</text:p>
          </table:table-cell>
          <table:table-cell table:style-name="ce23" table:number-columns-repeated="3"/>
          <table:table-cell table:style-name="ce32" office:value-type="string">
            <text:p>1. Trên màn hình Tìm kiếm:</text:p>
            <text:p>- Không các điều kiện để tìm kiếm không có kết quả</text:p>
            <text:p>2. Click button 'Tìm kiếm'</text:p>
          </table:table-cell>
          <table:table-cell table:style-name="ce32" office:value-type="string">
            <text:p>Hiển thị thông báo: Không có bản ghi nào.</text:p>
          </table:table-cell>
          <table:table-cell table:style-name="ce41" table:content-validation-name="val1">
            <office:annotation draw:style-name="gr2" draw:text-style-name="P1" svg:width="1.7547in" svg:height="0.8567in" svg:x="14.8445in" svg:y="4.4323in" draw:caption-point-x="-0.1898in" draw:caption-point-y="-0.7965in">
              <dc:creator>Thuy Vu</dc:creator>
              <dc:date>2018-03-26T00:00:00</dc:date>
              <text:p text:style-name="P1">User:</text:p>
              <text:p text:style-name="P1">Cái này tùy thiết kế của từng chức năng, có thể thông báo lỗi hoặc có thể search all</text:p>
            </office:annotation>
          </table:table-cell>
          <table:table-cell table:number-columns-repeated="11" table:style-name="ce41" table:content-validation-name="val1"/>
          <table:table-cell table:style-name="ce47" table:formula="of:=IF(OR(IF([.K17]=&quot;&quot;;IF([.J17]=&quot;&quot;;IF([.I17]=&quot;&quot;;&quot;&quot;;[.I17]);[.J17]);[.K17])=&quot;F&quot;;IF([.N17]=&quot;&quot;;IF([.M17]=&quot;&quot;;IF([.L17]=&quot;&quot;;&quot;&quot;;[.L17]);[.M17]);[.N17])=&quot;F&quot;;IF([.Q17]=&quot;&quot;;IF([.P17]=&quot;&quot;;IF([.O17]=&quot;&quot;;&quot;&quot;;[.O17]);[.P17]);[.Q17])=&quot;F&quot;;IF([.T17]=&quot;&quot;;IF([.S17]=&quot;&quot;;IF([.R17]=&quot;&quot;;&quot;&quot;;[.R17]);[.S17]);[.T17])=&quot;F&quot;)=1;&quot;F&quot;;IF(OR(IF([.K17]=&quot;&quot;;IF([.J17]=&quot;&quot;;IF([.I17]=&quot;&quot;;&quot;&quot;;[.I17]);[.J17]);[.K17])=&quot;PE&quot;;IF([.N17]=&quot;&quot;;IF([.M17]=&quot;&quot;;IF([.L17]=&quot;&quot;;&quot;&quot;;[.L17]);[.M17]);[.N17])=&quot;PE&quot;;IF([.Q17]=&quot;&quot;;IF([.P17]=&quot;&quot;;IF([.O17]=&quot;&quot;;&quot;&quot;;[.O17]);[.P17]);[.Q17])=&quot;PE&quot;;IF([.T17]=&quot;&quot;;IF([.S17]=&quot;&quot;;IF([.R17]=&quot;&quot;;&quot;&quot;;[.R17]);[.S17]);[.T17])=&quot;PE&quot;)=1;&quot;PE&quot;;IF(AND(IF([.K17]=&quot;&quot;;IF([.J17]=&quot;&quot;;IF([.I17]=&quot;&quot;;&quot;&quot;;[.I17]);[.J17]);[.K17])=&quot;&quot;;IF([.N17]=&quot;&quot;;IF([.M17]=&quot;&quot;;IF([.L17]=&quot;&quot;;&quot;&quot;;[.L17]);[.M17]);[.N17])=&quot;&quot;;IF([.Q17]=&quot;&quot;;IF([.P17]=&quot;&quot;;IF([.O17]=&quot;&quot;;&quot;&quot;;[.O17]);[.P17]);[.Q17])=&quot;&quot;;IF([.T17]=&quot;&quot;;IF([.S17]=&quot;&quot;;IF([.R17]=&quot;&quot;;&quot;&quot;;[.R17]);[.S17]);[.T17])=&quot;&quot;)=1;&quot;&quot;;&quot;P&quot;)))">
            <text:p/>
          </table:table-cell>
          <table:table-cell table:style-name="ce32"/>
          <table:table-cell table:style-name="ce52" table:number-columns-repeated="10"/>
          <table:table-cell table:number-columns-repeated="992"/>
        </table:table-row>
        <table:table-row table:style-name="ro6">
          <table:table-cell table:style-name="ce6"/>
          <table:table-cell table:style-name="ce12" office:value-type="string">
            <text:p>Tìm kiếm theo các tiêu chí đơn lẻ</text:p>
          </table:table-cell>
          <table:table-cell table:style-name="ce22" table:number-columns-repeated="4"/>
          <table:table-cell table:style-name="ce31" office:value-type="string" table:number-columns-spanned="15" table:number-rows-spanned="1">
            <text:p>(các tiêu chí còn lại theo giá trị mặc định)</text:p>
          </table:table-cell>
          <table:covered-table-cell table:style-name="ce21"/>
          <table:covered-table-cell table:number-columns-repeated="13" table:style-name="ce40"/>
          <table:table-cell table:style-name="ce32"/>
          <table:table-cell table:style-name="ce52" table:number-columns-repeated="10"/>
          <table:table-cell table:number-columns-repeated="992"/>
        </table:table-row>
        <table:table-row table:style-name="ro2">
          <table:table-cell table:style-name="ce6" table:formula="of:=IF(AND([.G19]=&quot;&quot;;[.G19]=&quot;&quot;);&quot;&quot;;[.$H$4]&amp;&quot;_&quot;&amp;ROW()-15)">
            <text:p/>
          </table:table-cell>
          <table:table-cell table:style-name="ce14" office:value-type="string">
            <text:p>Tìm kiếm theo Textbox</text:p>
          </table:table-cell>
          <table:table-cell table:style-name="ce24" table:number-columns-repeated="4"/>
          <table:table-cell table:style-name="ce32"/>
          <table:table-cell table:style-name="ce32"/>
          <table:table-cell table:number-columns-repeated="12" table:style-name="ce41" table:content-validation-name="val1"/>
          <table:table-cell table:style-name="ce47" table:formula="of:=IF(OR(IF([.K19]=&quot;&quot;;IF([.J19]=&quot;&quot;;IF([.I19]=&quot;&quot;;&quot;&quot;;[.I19]);[.J19]);[.K19])=&quot;F&quot;;IF([.N19]=&quot;&quot;;IF([.M19]=&quot;&quot;;IF([.L19]=&quot;&quot;;&quot;&quot;;[.L19]);[.M19]);[.N19])=&quot;F&quot;;IF([.Q19]=&quot;&quot;;IF([.P19]=&quot;&quot;;IF([.O19]=&quot;&quot;;&quot;&quot;;[.O19]);[.P19]);[.Q19])=&quot;F&quot;;IF([.T19]=&quot;&quot;;IF([.S19]=&quot;&quot;;IF([.R19]=&quot;&quot;;&quot;&quot;;[.R19]);[.S19]);[.T19])=&quot;F&quot;)=1;&quot;F&quot;;IF(OR(IF([.K19]=&quot;&quot;;IF([.J19]=&quot;&quot;;IF([.I19]=&quot;&quot;;&quot;&quot;;[.I19]);[.J19]);[.K19])=&quot;PE&quot;;IF([.N19]=&quot;&quot;;IF([.M19]=&quot;&quot;;IF([.L19]=&quot;&quot;;&quot;&quot;;[.L19]);[.M19]);[.N19])=&quot;PE&quot;;IF([.Q19]=&quot;&quot;;IF([.P19]=&quot;&quot;;IF([.O19]=&quot;&quot;;&quot;&quot;;[.O19]);[.P19]);[.Q19])=&quot;PE&quot;;IF([.T19]=&quot;&quot;;IF([.S19]=&quot;&quot;;IF([.R19]=&quot;&quot;;&quot;&quot;;[.R19]);[.S19]);[.T19])=&quot;PE&quot;)=1;&quot;PE&quot;;IF(AND(IF([.K19]=&quot;&quot;;IF([.J19]=&quot;&quot;;IF([.I19]=&quot;&quot;;&quot;&quot;;[.I19]);[.J19]);[.K19])=&quot;&quot;;IF([.N19]=&quot;&quot;;IF([.M19]=&quot;&quot;;IF([.L19]=&quot;&quot;;&quot;&quot;;[.L19]);[.M19]);[.N19])=&quot;&quot;;IF([.Q19]=&quot;&quot;;IF([.P19]=&quot;&quot;;IF([.O19]=&quot;&quot;;&quot;&quot;;[.O19]);[.P19]);[.Q19])=&quot;&quot;;IF([.T19]=&quot;&quot;;IF([.S19]=&quot;&quot;;IF([.R19]=&quot;&quot;;&quot;&quot;;[.R19]);[.S19]);[.T19])=&quot;&quot;)=1;&quot;&quot;;&quot;P&quot;)))">
            <text:p/>
          </table:table-cell>
          <table:table-cell table:style-name="ce32"/>
          <table:table-cell table:style-name="ce52" table:number-columns-repeated="10"/>
          <table:table-cell table:number-columns-repeated="992"/>
        </table:table-row>
        <table:table-row table:style-name="ro6">
          <table:table-cell table:style-name="ce6" table:formula="of:=IF(AND([.G20]=&quot;&quot;;[.G20]=&quot;&quot;);&quot;&quot;;[.$H$4]&amp;&quot;_&quot;&amp;ROW()-17)" office:value-type="string" office:string-value="CommonTC_F_3">
            <text:p>CommonTC_F_3</text:p>
          </table:table-cell>
          <table:table-cell table:style-name="ce13" office:value-type="string">
            <text:p>Tìm kiếm khi nhập:</text:p>
            <text:p>- Textbox = Các ký tự Space</text:p>
          </table:table-cell>
          <table:table-cell table:style-name="ce23" office:value-type="string">
            <text:p>nrop</text:p>
          </table:table-cell>
          <table:table-cell table:style-name="ce23" table:number-columns-repeated="3"/>
          <table:table-cell table:style-name="ce32" office:value-type="string">
            <text:p>1. Nhập Textbox = Các ký tự Space</text:p>
            <text:p>2. Click button Tìm kiếm</text:p>
          </table:table-cell>
          <table:table-cell table:style-name="ce32" office:value-type="string">
            <text:p>1. Hiển thị kết quả tìm kiếm với Textbox = all</text:p>
          </table:table-cell>
          <table:table-cell table:number-columns-repeated="12" table:style-name="ce41" table:content-validation-name="val1"/>
          <table:table-cell table:style-name="ce47" table:formula="of:=IF(OR(IF([.K20]=&quot;&quot;;IF([.J20]=&quot;&quot;;IF([.I20]=&quot;&quot;;&quot;&quot;;[.I20]);[.J20]);[.K20])=&quot;F&quot;;IF([.N20]=&quot;&quot;;IF([.M20]=&quot;&quot;;IF([.L20]=&quot;&quot;;&quot;&quot;;[.L20]);[.M20]);[.N20])=&quot;F&quot;;IF([.Q20]=&quot;&quot;;IF([.P20]=&quot;&quot;;IF([.O20]=&quot;&quot;;&quot;&quot;;[.O20]);[.P20]);[.Q20])=&quot;F&quot;;IF([.T20]=&quot;&quot;;IF([.S20]=&quot;&quot;;IF([.R20]=&quot;&quot;;&quot;&quot;;[.R20]);[.S20]);[.T20])=&quot;F&quot;)=1;&quot;F&quot;;IF(OR(IF([.K20]=&quot;&quot;;IF([.J20]=&quot;&quot;;IF([.I20]=&quot;&quot;;&quot;&quot;;[.I20]);[.J20]);[.K20])=&quot;PE&quot;;IF([.N20]=&quot;&quot;;IF([.M20]=&quot;&quot;;IF([.L20]=&quot;&quot;;&quot;&quot;;[.L20]);[.M20]);[.N20])=&quot;PE&quot;;IF([.Q20]=&quot;&quot;;IF([.P20]=&quot;&quot;;IF([.O20]=&quot;&quot;;&quot;&quot;;[.O20]);[.P20]);[.Q20])=&quot;PE&quot;;IF([.T20]=&quot;&quot;;IF([.S20]=&quot;&quot;;IF([.R20]=&quot;&quot;;&quot;&quot;;[.R20]);[.S20]);[.T20])=&quot;PE&quot;)=1;&quot;PE&quot;;IF(AND(IF([.K20]=&quot;&quot;;IF([.J20]=&quot;&quot;;IF([.I20]=&quot;&quot;;&quot;&quot;;[.I20]);[.J20]);[.K20])=&quot;&quot;;IF([.N20]=&quot;&quot;;IF([.M20]=&quot;&quot;;IF([.L20]=&quot;&quot;;&quot;&quot;;[.L20]);[.M20]);[.N20])=&quot;&quot;;IF([.Q20]=&quot;&quot;;IF([.P20]=&quot;&quot;;IF([.O20]=&quot;&quot;;&quot;&quot;;[.O20]);[.P20]);[.Q20])=&quot;&quot;;IF([.T20]=&quot;&quot;;IF([.S20]=&quot;&quot;;IF([.R20]=&quot;&quot;;&quot;&quot;;[.R20]);[.S20]);[.T20])=&quot;&quot;)=1;&quot;&quot;;&quot;P&quot;)))">
            <text:p/>
          </table:table-cell>
          <table:table-cell table:style-name="ce50"/>
          <table:table-cell table:style-name="ce52" table:number-columns-repeated="10"/>
          <table:table-cell table:number-columns-repeated="992"/>
        </table:table-row>
        <table:table-row table:style-name="ro7">
          <table:table-cell table:style-name="ce6" table:formula="of:=IF(AND([.G21]=&quot;&quot;;[.G21]=&quot;&quot;);&quot;&quot;;[.$H$4]&amp;&quot;_&quot;&amp;ROW()-17)" office:value-type="string" office:string-value="CommonTC_F_4">
            <text:p>CommonTC_F_4</text:p>
          </table:table-cell>
          <table:table-cell table:style-name="ce13" office:value-type="string">
            <text:p>Tìm kiếm khi nhập:</text:p>
            <text:p>- Textbox là một chuỗi có ký tự Space ở đầu và cuối chuỗi</text:p>
          </table:table-cell>
          <table:table-cell table:style-name="ce23" office:value-type="string">
            <text:p>nrop</text:p>
          </table:table-cell>
          <table:table-cell table:style-name="ce23" table:number-columns-repeated="3"/>
          <table:table-cell table:style-name="ce32" office:value-type="string">
            <text:p>1. Nhập Textbox là một chuỗi có ký tự Space ở đầu và cuối chuỗi</text:p>
            <text:p>2. Click button 'Tìm kiếm'</text:p>
          </table:table-cell>
          <table:table-cell table:style-name="ce32" office:value-type="string">
            <text:p>1. Không có lỗi</text:p>
            <text:p>2. Hiển thị các kết quả tìm kiếm thỏa mãn điều kiện Textbox nhập vào đã được Trim Space ở đầu và cuối chuỗi</text:p>
            <text:p>3. Script:</text:p>
          </table:table-cell>
          <table:table-cell table:number-columns-repeated="12" table:style-name="ce41" table:content-validation-name="val1"/>
          <table:table-cell table:style-name="ce47" table:formula="of:=IF(OR(IF([.K21]=&quot;&quot;;IF([.J21]=&quot;&quot;;IF([.I21]=&quot;&quot;;&quot;&quot;;[.I21]);[.J21]);[.K21])=&quot;F&quot;;IF([.N21]=&quot;&quot;;IF([.M21]=&quot;&quot;;IF([.L21]=&quot;&quot;;&quot;&quot;;[.L21]);[.M21]);[.N21])=&quot;F&quot;;IF([.Q21]=&quot;&quot;;IF([.P21]=&quot;&quot;;IF([.O21]=&quot;&quot;;&quot;&quot;;[.O21]);[.P21]);[.Q21])=&quot;F&quot;;IF([.T21]=&quot;&quot;;IF([.S21]=&quot;&quot;;IF([.R21]=&quot;&quot;;&quot;&quot;;[.R21]);[.S21]);[.T21])=&quot;F&quot;)=1;&quot;F&quot;;IF(OR(IF([.K21]=&quot;&quot;;IF([.J21]=&quot;&quot;;IF([.I21]=&quot;&quot;;&quot;&quot;;[.I21]);[.J21]);[.K21])=&quot;PE&quot;;IF([.N21]=&quot;&quot;;IF([.M21]=&quot;&quot;;IF([.L21]=&quot;&quot;;&quot;&quot;;[.L21]);[.M21]);[.N21])=&quot;PE&quot;;IF([.Q21]=&quot;&quot;;IF([.P21]=&quot;&quot;;IF([.O21]=&quot;&quot;;&quot;&quot;;[.O21]);[.P21]);[.Q21])=&quot;PE&quot;;IF([.T21]=&quot;&quot;;IF([.S21]=&quot;&quot;;IF([.R21]=&quot;&quot;;&quot;&quot;;[.R21]);[.S21]);[.T21])=&quot;PE&quot;)=1;&quot;PE&quot;;IF(AND(IF([.K21]=&quot;&quot;;IF([.J21]=&quot;&quot;;IF([.I21]=&quot;&quot;;&quot;&quot;;[.I21]);[.J21]);[.K21])=&quot;&quot;;IF([.N21]=&quot;&quot;;IF([.M21]=&quot;&quot;;IF([.L21]=&quot;&quot;;&quot;&quot;;[.L21]);[.M21]);[.N21])=&quot;&quot;;IF([.Q21]=&quot;&quot;;IF([.P21]=&quot;&quot;;IF([.O21]=&quot;&quot;;&quot;&quot;;[.O21]);[.P21]);[.Q21])=&quot;&quot;;IF([.T21]=&quot;&quot;;IF([.S21]=&quot;&quot;;IF([.R21]=&quot;&quot;;&quot;&quot;;[.R21]);[.S21]);[.T21])=&quot;&quot;)=1;&quot;&quot;;&quot;P&quot;)))">
            <text:p/>
          </table:table-cell>
          <table:table-cell table:style-name="ce32"/>
          <table:table-cell table:style-name="ce52" table:number-columns-repeated="10"/>
          <table:table-cell table:number-columns-repeated="992"/>
        </table:table-row>
        <table:table-row table:style-name="ro5">
          <table:table-cell table:style-name="ce6" table:formula="of:=IF(AND([.G22]=&quot;&quot;;[.G22]=&quot;&quot;);&quot;&quot;;[.$H$4]&amp;&quot;_&quot;&amp;ROW()-17)" office:value-type="string" office:string-value="CommonTC_F_5">
            <text:p>CommonTC_F_5</text:p>
          </table:table-cell>
          <table:table-cell table:style-name="ce13" office:value-type="string">
            <text:p>Tìm kiếm tương đối:</text:p>
            <text:p>- Nhập Textbox là một phần của xâu đã tồn tại</text:p>
          </table:table-cell>
          <table:table-cell table:style-name="ce23" office:value-type="string">
            <text:p>nrop</text:p>
          </table:table-cell>
          <table:table-cell table:style-name="ce23" table:number-columns-repeated="3"/>
          <table:table-cell table:style-name="ce32" office:value-type="string">
            <text:p>1. Nhập textbox là một phần của xâu đã tồn tại</text:p>
            <text:p>2. Click button 'Tìm kiếm'</text:p>
          </table:table-cell>
          <table:table-cell table:style-name="ce32" office:value-type="string">
            <text:p>1. Hiển thị các kết quả tìm kiếm với Textbox chứa xâu đã nhập không phân biệt chữ hoa, chữ thường</text:p>
            <text:p>2. Script:</text:p>
          </table:table-cell>
          <table:table-cell table:number-columns-repeated="12" table:style-name="ce41" table:content-validation-name="val1"/>
          <table:table-cell table:style-name="ce47" table:formula="of:=IF(OR(IF([.K22]=&quot;&quot;;IF([.J22]=&quot;&quot;;IF([.I22]=&quot;&quot;;&quot;&quot;;[.I22]);[.J22]);[.K22])=&quot;F&quot;;IF([.N22]=&quot;&quot;;IF([.M22]=&quot;&quot;;IF([.L22]=&quot;&quot;;&quot;&quot;;[.L22]);[.M22]);[.N22])=&quot;F&quot;;IF([.Q22]=&quot;&quot;;IF([.P22]=&quot;&quot;;IF([.O22]=&quot;&quot;;&quot;&quot;;[.O22]);[.P22]);[.Q22])=&quot;F&quot;;IF([.T22]=&quot;&quot;;IF([.S22]=&quot;&quot;;IF([.R22]=&quot;&quot;;&quot;&quot;;[.R22]);[.S22]);[.T22])=&quot;F&quot;)=1;&quot;F&quot;;IF(OR(IF([.K22]=&quot;&quot;;IF([.J22]=&quot;&quot;;IF([.I22]=&quot;&quot;;&quot;&quot;;[.I22]);[.J22]);[.K22])=&quot;PE&quot;;IF([.N22]=&quot;&quot;;IF([.M22]=&quot;&quot;;IF([.L22]=&quot;&quot;;&quot;&quot;;[.L22]);[.M22]);[.N22])=&quot;PE&quot;;IF([.Q22]=&quot;&quot;;IF([.P22]=&quot;&quot;;IF([.O22]=&quot;&quot;;&quot;&quot;;[.O22]);[.P22]);[.Q22])=&quot;PE&quot;;IF([.T22]=&quot;&quot;;IF([.S22]=&quot;&quot;;IF([.R22]=&quot;&quot;;&quot;&quot;;[.R22]);[.S22]);[.T22])=&quot;PE&quot;)=1;&quot;PE&quot;;IF(AND(IF([.K22]=&quot;&quot;;IF([.J22]=&quot;&quot;;IF([.I22]=&quot;&quot;;&quot;&quot;;[.I22]);[.J22]);[.K22])=&quot;&quot;;IF([.N22]=&quot;&quot;;IF([.M22]=&quot;&quot;;IF([.L22]=&quot;&quot;;&quot;&quot;;[.L22]);[.M22]);[.N22])=&quot;&quot;;IF([.Q22]=&quot;&quot;;IF([.P22]=&quot;&quot;;IF([.O22]=&quot;&quot;;&quot;&quot;;[.O22]);[.P22]);[.Q22])=&quot;&quot;;IF([.T22]=&quot;&quot;;IF([.S22]=&quot;&quot;;IF([.R22]=&quot;&quot;;&quot;&quot;;[.R22]);[.S22]);[.T22])=&quot;&quot;)=1;&quot;&quot;;&quot;P&quot;)))">
            <text:p/>
          </table:table-cell>
          <table:table-cell table:style-name="ce32"/>
          <table:table-cell table:style-name="ce52" table:number-columns-repeated="10"/>
          <table:table-cell table:number-columns-repeated="992"/>
        </table:table-row>
        <table:table-row table:style-name="ro8">
          <table:table-cell table:style-name="ce6" table:formula="of:=IF(AND([.G23]=&quot;&quot;;[.G23]=&quot;&quot;);&quot;&quot;;[.$H$4]&amp;&quot;_&quot;&amp;ROW()-17)" office:value-type="string" office:string-value="CommonTC_F_6">
            <text:p>CommonTC_F_6</text:p>
          </table:table-cell>
          <table:table-cell table:style-name="ce13" office:value-type="string">
            <text:p>Tìm kiếm khi nhập:</text:p>
            <text:p>- Textbox là các ký tự đặc biệt</text:p>
          </table:table-cell>
          <table:table-cell table:style-name="ce23" office:value-type="string">
            <text:p>nrop</text:p>
          </table:table-cell>
          <table:table-cell table:style-name="ce23" table:number-columns-repeated="3"/>
          <table:table-cell table:style-name="ce32" office:value-type="string">
            <text:p>1. Nhập textbox là các ký tự đặc biệt: &amp;; _; ()..</text:p>
            <text:p>2. Click button 'Tìm kiếm'</text:p>
          </table:table-cell>
          <table:table-cell table:style-name="ce32" office:value-type="string">
            <text:p>1. Hiển thị kết quả tìm kiếm thỏa mãn textbox chứa ký tự đã nhập</text:p>
            <text:p>2. Script:</text:p>
          </table:table-cell>
          <table:table-cell table:style-name="ce41" table:content-validation-name="val1" table:number-columns-repeated="12"/>
          <table:table-cell table:style-name="ce47"/>
          <table:table-cell table:style-name="ce50"/>
          <table:table-cell table:style-name="ce52" table:number-columns-repeated="10"/>
          <table:table-cell table:number-columns-repeated="992"/>
        </table:table-row>
        <table:table-row table:style-name="ro2">
          <table:table-cell table:style-name="ce6" table:formula="of:=IF(AND([.G24]=&quot;&quot;;[.G24]=&quot;&quot;);&quot;&quot;;[.$H$4]&amp;&quot;_&quot;&amp;ROW()-17)">
            <text:p/>
          </table:table-cell>
          <table:table-cell table:style-name="ce14" office:value-type="string">
            <text:p>Tìm kiếm theo Combo box</text:p>
          </table:table-cell>
          <table:table-cell table:style-name="ce25" table:number-columns-repeated="4"/>
          <table:table-cell table:style-name="ce32"/>
          <table:table-cell table:style-name="ce32"/>
          <table:table-cell table:number-columns-repeated="12" table:style-name="ce41" table:content-validation-name="val1"/>
          <table:table-cell table:style-name="ce47" table:formula="of:=IF(OR(IF([.K24]=&quot;&quot;;IF([.J24]=&quot;&quot;;IF([.I24]=&quot;&quot;;&quot;&quot;;[.I24]);[.J24]);[.K24])=&quot;F&quot;;IF([.N24]=&quot;&quot;;IF([.M24]=&quot;&quot;;IF([.L24]=&quot;&quot;;&quot;&quot;;[.L24]);[.M24]);[.N24])=&quot;F&quot;;IF([.Q24]=&quot;&quot;;IF([.P24]=&quot;&quot;;IF([.O24]=&quot;&quot;;&quot;&quot;;[.O24]);[.P24]);[.Q24])=&quot;F&quot;;IF([.T24]=&quot;&quot;;IF([.S24]=&quot;&quot;;IF([.R24]=&quot;&quot;;&quot;&quot;;[.R24]);[.S24]);[.T24])=&quot;F&quot;)=1;&quot;F&quot;;IF(OR(IF([.K24]=&quot;&quot;;IF([.J24]=&quot;&quot;;IF([.I24]=&quot;&quot;;&quot;&quot;;[.I24]);[.J24]);[.K24])=&quot;PE&quot;;IF([.N24]=&quot;&quot;;IF([.M24]=&quot;&quot;;IF([.L24]=&quot;&quot;;&quot;&quot;;[.L24]);[.M24]);[.N24])=&quot;PE&quot;;IF([.Q24]=&quot;&quot;;IF([.P24]=&quot;&quot;;IF([.O24]=&quot;&quot;;&quot;&quot;;[.O24]);[.P24]);[.Q24])=&quot;PE&quot;;IF([.T24]=&quot;&quot;;IF([.S24]=&quot;&quot;;IF([.R24]=&quot;&quot;;&quot;&quot;;[.R24]);[.S24]);[.T24])=&quot;PE&quot;)=1;&quot;PE&quot;;IF(AND(IF([.K24]=&quot;&quot;;IF([.J24]=&quot;&quot;;IF([.I24]=&quot;&quot;;&quot;&quot;;[.I24]);[.J24]);[.K24])=&quot;&quot;;IF([.N24]=&quot;&quot;;IF([.M24]=&quot;&quot;;IF([.L24]=&quot;&quot;;&quot;&quot;;[.L24]);[.M24]);[.N24])=&quot;&quot;;IF([.Q24]=&quot;&quot;;IF([.P24]=&quot;&quot;;IF([.O24]=&quot;&quot;;&quot;&quot;;[.O24]);[.P24]);[.Q24])=&quot;&quot;;IF([.T24]=&quot;&quot;;IF([.S24]=&quot;&quot;;IF([.R24]=&quot;&quot;;&quot;&quot;;[.R24]);[.S24]);[.T24])=&quot;&quot;)=1;&quot;&quot;;&quot;P&quot;)))">
            <text:p/>
          </table:table-cell>
          <table:table-cell table:style-name="ce32"/>
          <table:table-cell table:style-name="ce52" table:number-columns-repeated="10"/>
          <table:table-cell table:number-columns-repeated="992"/>
        </table:table-row>
        <table:table-row table:style-name="ro8">
          <table:table-cell table:style-name="ce6" table:formula="of:=IF(AND([.G25]=&quot;&quot;;[.G25]=&quot;&quot;);&quot;&quot;;[.$H$4]&amp;&quot;_&quot;&amp;ROW()-18)" office:value-type="string" office:string-value="CommonTC_F_7">
            <text:p>CommonTC_F_7</text:p>
          </table:table-cell>
          <table:table-cell table:style-name="ce13" office:value-type="string">
            <text:p>Tìm kiếm với:</text:p>
            <text:p>- Combobox = ----Chọn--------</text:p>
          </table:table-cell>
          <table:table-cell table:style-name="ce23" office:value-type="string">
            <text:p>QA</text:p>
          </table:table-cell>
          <table:table-cell table:style-name="ce23" table:number-columns-repeated="3"/>
          <table:table-cell table:style-name="ce32" office:value-type="string">
            <text:p>1. Chọn Combobox = -------Chọn---------</text:p>
            <text:p>2. Click button "Tìm kiếm'</text:p>
          </table:table-cell>
          <table:table-cell table:style-name="ce32" office:value-type="string">
            <text:p>1. Hiển thị kết quả tìm kiếm với Combobox = all</text:p>
            <text:p>2. Script:</text:p>
          </table:table-cell>
          <table:table-cell table:number-columns-repeated="12" table:style-name="ce41" table:content-validation-name="val1"/>
          <table:table-cell table:style-name="ce47" table:formula="of:=IF(OR(IF([.K25]=&quot;&quot;;IF([.J25]=&quot;&quot;;IF([.I25]=&quot;&quot;;&quot;&quot;;[.I25]);[.J25]);[.K25])=&quot;F&quot;;IF([.N25]=&quot;&quot;;IF([.M25]=&quot;&quot;;IF([.L25]=&quot;&quot;;&quot;&quot;;[.L25]);[.M25]);[.N25])=&quot;F&quot;;IF([.Q25]=&quot;&quot;;IF([.P25]=&quot;&quot;;IF([.O25]=&quot;&quot;;&quot;&quot;;[.O25]);[.P25]);[.Q25])=&quot;F&quot;;IF([.T25]=&quot;&quot;;IF([.S25]=&quot;&quot;;IF([.R25]=&quot;&quot;;&quot;&quot;;[.R25]);[.S25]);[.T25])=&quot;F&quot;)=1;&quot;F&quot;;IF(OR(IF([.K25]=&quot;&quot;;IF([.J25]=&quot;&quot;;IF([.I25]=&quot;&quot;;&quot;&quot;;[.I25]);[.J25]);[.K25])=&quot;PE&quot;;IF([.N25]=&quot;&quot;;IF([.M25]=&quot;&quot;;IF([.L25]=&quot;&quot;;&quot;&quot;;[.L25]);[.M25]);[.N25])=&quot;PE&quot;;IF([.Q25]=&quot;&quot;;IF([.P25]=&quot;&quot;;IF([.O25]=&quot;&quot;;&quot;&quot;;[.O25]);[.P25]);[.Q25])=&quot;PE&quot;;IF([.T25]=&quot;&quot;;IF([.S25]=&quot;&quot;;IF([.R25]=&quot;&quot;;&quot;&quot;;[.R25]);[.S25]);[.T25])=&quot;PE&quot;)=1;&quot;PE&quot;;IF(AND(IF([.K25]=&quot;&quot;;IF([.J25]=&quot;&quot;;IF([.I25]=&quot;&quot;;&quot;&quot;;[.I25]);[.J25]);[.K25])=&quot;&quot;;IF([.N25]=&quot;&quot;;IF([.M25]=&quot;&quot;;IF([.L25]=&quot;&quot;;&quot;&quot;;[.L25]);[.M25]);[.N25])=&quot;&quot;;IF([.Q25]=&quot;&quot;;IF([.P25]=&quot;&quot;;IF([.O25]=&quot;&quot;;&quot;&quot;;[.O25]);[.P25]);[.Q25])=&quot;&quot;;IF([.T25]=&quot;&quot;;IF([.S25]=&quot;&quot;;IF([.R25]=&quot;&quot;;&quot;&quot;;[.R25]);[.S25]);[.T25])=&quot;&quot;)=1;&quot;&quot;;&quot;P&quot;)))">
            <text:p/>
          </table:table-cell>
          <table:table-cell table:style-name="ce51"/>
          <table:table-cell table:style-name="ce52" table:number-columns-repeated="10"/>
          <table:table-cell table:number-columns-repeated="992"/>
        </table:table-row>
        <table:table-row table:style-name="ro8">
          <table:table-cell table:style-name="ce6" table:formula="of:=IF(AND([.G26]=&quot;&quot;;[.G26]=&quot;&quot;);&quot;&quot;;[.$H$4]&amp;&quot;_&quot;&amp;ROW()-18)" office:value-type="string" office:string-value="CommonTC_F_8">
            <text:p>CommonTC_F_8</text:p>
          </table:table-cell>
          <table:table-cell table:style-name="ce13" office:value-type="string">
            <text:p>Chọn một giá trị trong ComboBox</text:p>
          </table:table-cell>
          <table:table-cell table:style-name="ce23" office:value-type="string">
            <text:p>QA</text:p>
          </table:table-cell>
          <table:table-cell table:style-name="ce23" table:number-columns-repeated="3"/>
          <table:table-cell table:style-name="ce32" office:value-type="string">
            <text:p>1. Chọn Combobox = &lt;1 giá trị trong Combo&gt;</text:p>
            <text:p>2. Click button "Tìm kiếm'</text:p>
          </table:table-cell>
          <table:table-cell table:style-name="ce32" office:value-type="string">
            <text:p>1. Hiển thị kết quả tìm kiếm thỏa mãn: Combobox = &lt;Giá trị đã chọn&gt;</text:p>
            <text:p>2. Script:</text:p>
          </table:table-cell>
          <table:table-cell table:number-columns-repeated="12" table:style-name="ce41" table:content-validation-name="val1"/>
          <table:table-cell table:style-name="ce47" table:formula="of:=IF(OR(IF([.K26]=&quot;&quot;;IF([.J26]=&quot;&quot;;IF([.I26]=&quot;&quot;;&quot;&quot;;[.I26]);[.J26]);[.K26])=&quot;F&quot;;IF([.N26]=&quot;&quot;;IF([.M26]=&quot;&quot;;IF([.L26]=&quot;&quot;;&quot;&quot;;[.L26]);[.M26]);[.N26])=&quot;F&quot;;IF([.Q26]=&quot;&quot;;IF([.P26]=&quot;&quot;;IF([.O26]=&quot;&quot;;&quot;&quot;;[.O26]);[.P26]);[.Q26])=&quot;F&quot;;IF([.T26]=&quot;&quot;;IF([.S26]=&quot;&quot;;IF([.R26]=&quot;&quot;;&quot;&quot;;[.R26]);[.S26]);[.T26])=&quot;F&quot;)=1;&quot;F&quot;;IF(OR(IF([.K26]=&quot;&quot;;IF([.J26]=&quot;&quot;;IF([.I26]=&quot;&quot;;&quot;&quot;;[.I26]);[.J26]);[.K26])=&quot;PE&quot;;IF([.N26]=&quot;&quot;;IF([.M26]=&quot;&quot;;IF([.L26]=&quot;&quot;;&quot;&quot;;[.L26]);[.M26]);[.N26])=&quot;PE&quot;;IF([.Q26]=&quot;&quot;;IF([.P26]=&quot;&quot;;IF([.O26]=&quot;&quot;;&quot;&quot;;[.O26]);[.P26]);[.Q26])=&quot;PE&quot;;IF([.T26]=&quot;&quot;;IF([.S26]=&quot;&quot;;IF([.R26]=&quot;&quot;;&quot;&quot;;[.R26]);[.S26]);[.T26])=&quot;PE&quot;)=1;&quot;PE&quot;;IF(AND(IF([.K26]=&quot;&quot;;IF([.J26]=&quot;&quot;;IF([.I26]=&quot;&quot;;&quot;&quot;;[.I26]);[.J26]);[.K26])=&quot;&quot;;IF([.N26]=&quot;&quot;;IF([.M26]=&quot;&quot;;IF([.L26]=&quot;&quot;;&quot;&quot;;[.L26]);[.M26]);[.N26])=&quot;&quot;;IF([.Q26]=&quot;&quot;;IF([.P26]=&quot;&quot;;IF([.O26]=&quot;&quot;;&quot;&quot;;[.O26]);[.P26]);[.Q26])=&quot;&quot;;IF([.T26]=&quot;&quot;;IF([.S26]=&quot;&quot;;IF([.R26]=&quot;&quot;;&quot;&quot;;[.R26]);[.S26]);[.T26])=&quot;&quot;)=1;&quot;&quot;;&quot;P&quot;)))">
            <text:p/>
          </table:table-cell>
          <table:table-cell table:style-name="ce32"/>
          <table:table-cell table:style-name="ce52" table:number-columns-repeated="10"/>
          <table:table-cell table:number-columns-repeated="992"/>
        </table:table-row>
        <table:table-row table:style-name="ro2">
          <table:table-cell table:style-name="ce6" table:formula="of:=IF(AND([.G27]=&quot;&quot;;[.G27]=&quot;&quot;);&quot;&quot;;[.$H$4]&amp;&quot;_&quot;&amp;ROW()-18)">
            <text:p/>
          </table:table-cell>
          <table:table-cell table:style-name="ce14" office:value-type="string">
            <text:p>Tìm kiếm theo Datetime</text:p>
          </table:table-cell>
          <table:table-cell table:style-name="ce25" table:number-columns-repeated="4"/>
          <table:table-cell table:style-name="ce32"/>
          <table:table-cell table:style-name="ce32"/>
          <table:table-cell table:number-columns-repeated="12" table:style-name="ce41" table:content-validation-name="val1"/>
          <table:table-cell table:style-name="ce47" table:formula="of:=IF(OR(IF([.K27]=&quot;&quot;;IF([.J27]=&quot;&quot;;IF([.I27]=&quot;&quot;;&quot;&quot;;[.I27]);[.J27]);[.K27])=&quot;F&quot;;IF([.N27]=&quot;&quot;;IF([.M27]=&quot;&quot;;IF([.L27]=&quot;&quot;;&quot;&quot;;[.L27]);[.M27]);[.N27])=&quot;F&quot;;IF([.Q27]=&quot;&quot;;IF([.P27]=&quot;&quot;;IF([.O27]=&quot;&quot;;&quot;&quot;;[.O27]);[.P27]);[.Q27])=&quot;F&quot;;IF([.T27]=&quot;&quot;;IF([.S27]=&quot;&quot;;IF([.R27]=&quot;&quot;;&quot;&quot;;[.R27]);[.S27]);[.T27])=&quot;F&quot;)=1;&quot;F&quot;;IF(OR(IF([.K27]=&quot;&quot;;IF([.J27]=&quot;&quot;;IF([.I27]=&quot;&quot;;&quot;&quot;;[.I27]);[.J27]);[.K27])=&quot;PE&quot;;IF([.N27]=&quot;&quot;;IF([.M27]=&quot;&quot;;IF([.L27]=&quot;&quot;;&quot;&quot;;[.L27]);[.M27]);[.N27])=&quot;PE&quot;;IF([.Q27]=&quot;&quot;;IF([.P27]=&quot;&quot;;IF([.O27]=&quot;&quot;;&quot;&quot;;[.O27]);[.P27]);[.Q27])=&quot;PE&quot;;IF([.T27]=&quot;&quot;;IF([.S27]=&quot;&quot;;IF([.R27]=&quot;&quot;;&quot;&quot;;[.R27]);[.S27]);[.T27])=&quot;PE&quot;)=1;&quot;PE&quot;;IF(AND(IF([.K27]=&quot;&quot;;IF([.J27]=&quot;&quot;;IF([.I27]=&quot;&quot;;&quot;&quot;;[.I27]);[.J27]);[.K27])=&quot;&quot;;IF([.N27]=&quot;&quot;;IF([.M27]=&quot;&quot;;IF([.L27]=&quot;&quot;;&quot;&quot;;[.L27]);[.M27]);[.N27])=&quot;&quot;;IF([.Q27]=&quot;&quot;;IF([.P27]=&quot;&quot;;IF([.O27]=&quot;&quot;;&quot;&quot;;[.O27]);[.P27]);[.Q27])=&quot;&quot;;IF([.T27]=&quot;&quot;;IF([.S27]=&quot;&quot;;IF([.R27]=&quot;&quot;;&quot;&quot;;[.R27]);[.S27]);[.T27])=&quot;&quot;)=1;&quot;&quot;;&quot;P&quot;)))">
            <text:p/>
          </table:table-cell>
          <table:table-cell table:style-name="ce32"/>
          <table:table-cell table:style-name="ce52" table:number-columns-repeated="10"/>
          <table:table-cell table:number-columns-repeated="992"/>
        </table:table-row>
        <table:table-row table:style-name="ro8">
          <table:table-cell table:style-name="ce6" table:formula="of:=IF(AND([.G28]=&quot;&quot;;[.G28]=&quot;&quot;);&quot;&quot;;[.$H$4]&amp;&quot;_&quot;&amp;ROW()-19)" office:value-type="string" office:string-value="CommonTC_F_9">
            <text:p>CommonTC_F_9</text:p>
          </table:table-cell>
          <table:table-cell table:style-name="ce13" office:value-type="string">
            <text:p>Tìm kiếm theo "Datetime1"</text:p>
          </table:table-cell>
          <table:table-cell table:style-name="ce23" office:value-type="string">
            <text:p>QA</text:p>
          </table:table-cell>
          <table:table-cell table:style-name="ce23" table:number-columns-repeated="3"/>
          <table:table-cell table:style-name="ce32" office:value-type="string">
            <text:p>1. Nhập "Datetime1"</text:p>
            <text:p>2. Click button 'Tìm kiếm'</text:p>
          </table:table-cell>
          <table:table-cell table:style-name="ce32" office:value-type="string">
            <text:p>1. Hiển thị kết quả tìm kiếm thỏa mãn: "Datetime1" &gt;= Giá trị ngày đã nhập</text:p>
            <text:p>2. Script:</text:p>
          </table:table-cell>
          <table:table-cell table:number-columns-repeated="12" table:style-name="ce41" table:content-validation-name="val1"/>
          <table:table-cell table:style-name="ce47" table:formula="of:=IF(OR(IF([.K28]=&quot;&quot;;IF([.J28]=&quot;&quot;;IF([.I28]=&quot;&quot;;&quot;&quot;;[.I28]);[.J28]);[.K28])=&quot;F&quot;;IF([.N28]=&quot;&quot;;IF([.M28]=&quot;&quot;;IF([.L28]=&quot;&quot;;&quot;&quot;;[.L28]);[.M28]);[.N28])=&quot;F&quot;;IF([.Q28]=&quot;&quot;;IF([.P28]=&quot;&quot;;IF([.O28]=&quot;&quot;;&quot;&quot;;[.O28]);[.P28]);[.Q28])=&quot;F&quot;;IF([.T28]=&quot;&quot;;IF([.S28]=&quot;&quot;;IF([.R28]=&quot;&quot;;&quot;&quot;;[.R28]);[.S28]);[.T28])=&quot;F&quot;)=1;&quot;F&quot;;IF(OR(IF([.K28]=&quot;&quot;;IF([.J28]=&quot;&quot;;IF([.I28]=&quot;&quot;;&quot;&quot;;[.I28]);[.J28]);[.K28])=&quot;PE&quot;;IF([.N28]=&quot;&quot;;IF([.M28]=&quot;&quot;;IF([.L28]=&quot;&quot;;&quot;&quot;;[.L28]);[.M28]);[.N28])=&quot;PE&quot;;IF([.Q28]=&quot;&quot;;IF([.P28]=&quot;&quot;;IF([.O28]=&quot;&quot;;&quot;&quot;;[.O28]);[.P28]);[.Q28])=&quot;PE&quot;;IF([.T28]=&quot;&quot;;IF([.S28]=&quot;&quot;;IF([.R28]=&quot;&quot;;&quot;&quot;;[.R28]);[.S28]);[.T28])=&quot;PE&quot;)=1;&quot;PE&quot;;IF(AND(IF([.K28]=&quot;&quot;;IF([.J28]=&quot;&quot;;IF([.I28]=&quot;&quot;;&quot;&quot;;[.I28]);[.J28]);[.K28])=&quot;&quot;;IF([.N28]=&quot;&quot;;IF([.M28]=&quot;&quot;;IF([.L28]=&quot;&quot;;&quot;&quot;;[.L28]);[.M28]);[.N28])=&quot;&quot;;IF([.Q28]=&quot;&quot;;IF([.P28]=&quot;&quot;;IF([.O28]=&quot;&quot;;&quot;&quot;;[.O28]);[.P28]);[.Q28])=&quot;&quot;;IF([.T28]=&quot;&quot;;IF([.S28]=&quot;&quot;;IF([.R28]=&quot;&quot;;&quot;&quot;;[.R28]);[.S28]);[.T28])=&quot;&quot;)=1;&quot;&quot;;&quot;P&quot;)))">
            <text:p/>
          </table:table-cell>
          <table:table-cell table:style-name="ce32"/>
          <table:table-cell table:style-name="ce52" table:number-columns-repeated="10"/>
          <table:table-cell table:number-columns-repeated="992"/>
        </table:table-row>
        <table:table-row table:style-name="ro8">
          <table:table-cell table:style-name="ce6" table:formula="of:=IF(AND([.G29]=&quot;&quot;;[.G29]=&quot;&quot;);&quot;&quot;;[.$H$4]&amp;&quot;_&quot;&amp;ROW()-19)" office:value-type="string" office:string-value="CommonTC_F_10">
            <text:p>CommonTC_F_10</text:p>
          </table:table-cell>
          <table:table-cell table:style-name="ce13" office:value-type="string">
            <text:p>Tìm kiếm theo "Datetime2"</text:p>
          </table:table-cell>
          <table:table-cell table:style-name="ce23" office:value-type="string">
            <text:p>QA</text:p>
          </table:table-cell>
          <table:table-cell table:style-name="ce23" table:number-columns-repeated="3"/>
          <table:table-cell table:style-name="ce32" office:value-type="string">
            <text:p>1. Nhập "Datetime2"</text:p>
            <text:p>2. Click button 'Tìm kiếm'</text:p>
          </table:table-cell>
          <table:table-cell table:style-name="ce32" office:value-type="string">
            <text:p>1. Hiển thị kết quả tìm kiếm thỏa mãn: "Datetime2" &lt;= Giá trị ngày đã nhập</text:p>
            <text:p>2. Script:</text:p>
          </table:table-cell>
          <table:table-cell table:number-columns-repeated="12" table:style-name="ce41" table:content-validation-name="val1"/>
          <table:table-cell table:style-name="ce47" table:formula="of:=IF(OR(IF([.K29]=&quot;&quot;;IF([.J29]=&quot;&quot;;IF([.I29]=&quot;&quot;;&quot;&quot;;[.I29]);[.J29]);[.K29])=&quot;F&quot;;IF([.N29]=&quot;&quot;;IF([.M29]=&quot;&quot;;IF([.L29]=&quot;&quot;;&quot;&quot;;[.L29]);[.M29]);[.N29])=&quot;F&quot;;IF([.Q29]=&quot;&quot;;IF([.P29]=&quot;&quot;;IF([.O29]=&quot;&quot;;&quot;&quot;;[.O29]);[.P29]);[.Q29])=&quot;F&quot;;IF([.T29]=&quot;&quot;;IF([.S29]=&quot;&quot;;IF([.R29]=&quot;&quot;;&quot;&quot;;[.R29]);[.S29]);[.T29])=&quot;F&quot;)=1;&quot;F&quot;;IF(OR(IF([.K29]=&quot;&quot;;IF([.J29]=&quot;&quot;;IF([.I29]=&quot;&quot;;&quot;&quot;;[.I29]);[.J29]);[.K29])=&quot;PE&quot;;IF([.N29]=&quot;&quot;;IF([.M29]=&quot;&quot;;IF([.L29]=&quot;&quot;;&quot;&quot;;[.L29]);[.M29]);[.N29])=&quot;PE&quot;;IF([.Q29]=&quot;&quot;;IF([.P29]=&quot;&quot;;IF([.O29]=&quot;&quot;;&quot;&quot;;[.O29]);[.P29]);[.Q29])=&quot;PE&quot;;IF([.T29]=&quot;&quot;;IF([.S29]=&quot;&quot;;IF([.R29]=&quot;&quot;;&quot;&quot;;[.R29]);[.S29]);[.T29])=&quot;PE&quot;)=1;&quot;PE&quot;;IF(AND(IF([.K29]=&quot;&quot;;IF([.J29]=&quot;&quot;;IF([.I29]=&quot;&quot;;&quot;&quot;;[.I29]);[.J29]);[.K29])=&quot;&quot;;IF([.N29]=&quot;&quot;;IF([.M29]=&quot;&quot;;IF([.L29]=&quot;&quot;;&quot;&quot;;[.L29]);[.M29]);[.N29])=&quot;&quot;;IF([.Q29]=&quot;&quot;;IF([.P29]=&quot;&quot;;IF([.O29]=&quot;&quot;;&quot;&quot;;[.O29]);[.P29]);[.Q29])=&quot;&quot;;IF([.T29]=&quot;&quot;;IF([.S29]=&quot;&quot;;IF([.R29]=&quot;&quot;;&quot;&quot;;[.R29]);[.S29]);[.T29])=&quot;&quot;)=1;&quot;&quot;;&quot;P&quot;)))">
            <text:p/>
          </table:table-cell>
          <table:table-cell table:style-name="ce32"/>
          <table:table-cell table:style-name="ce52" table:number-columns-repeated="10"/>
          <table:table-cell table:number-columns-repeated="992"/>
        </table:table-row>
        <table:table-row table:style-name="ro5">
          <table:table-cell table:style-name="ce6" table:formula="of:=IF(AND([.G30]=&quot;&quot;;[.G30]=&quot;&quot;);&quot;&quot;;[.$H$4]&amp;&quot;_&quot;&amp;ROW()-19)" office:value-type="string" office:string-value="CommonTC_F_11">
            <text:p>CommonTC_F_11</text:p>
          </table:table-cell>
          <table:table-cell table:style-name="ce13" office:value-type="string">
            <text:p>Tìm kiếm trong khoảng (Datetime1 &amp; Datetime2)</text:p>
            <text:p/>
          </table:table-cell>
          <table:table-cell table:style-name="ce23" office:value-type="string">
            <text:p>QA</text:p>
          </table:table-cell>
          <table:table-cell table:style-name="ce23" table:number-columns-repeated="3"/>
          <table:table-cell table:style-name="ce32" office:value-type="string">
            <text:p>1. Nhập giá trị Datetime1 và Datetime 2</text:p>
            <text:p>- Với Datetime1 &lt;= Datetime2</text:p>
            <text:p>2. Click button 'Tìm kiếm'</text:p>
          </table:table-cell>
          <table:table-cell table:style-name="ce32" office:value-type="string">
            <text:p>1. Hiển thị kết quả tìm kiếm thỏa mãn nằm trong khoảng (Giá trị từ Datetime1 đến Datetime2)</text:p>
            <text:p>2. Script:</text:p>
          </table:table-cell>
          <table:table-cell table:number-columns-repeated="12" table:style-name="ce41" table:content-validation-name="val1"/>
          <table:table-cell table:style-name="ce47" table:formula="of:=IF(OR(IF([.K30]=&quot;&quot;;IF([.J30]=&quot;&quot;;IF([.I30]=&quot;&quot;;&quot;&quot;;[.I30]);[.J30]);[.K30])=&quot;F&quot;;IF([.N30]=&quot;&quot;;IF([.M30]=&quot;&quot;;IF([.L30]=&quot;&quot;;&quot;&quot;;[.L30]);[.M30]);[.N30])=&quot;F&quot;;IF([.Q30]=&quot;&quot;;IF([.P30]=&quot;&quot;;IF([.O30]=&quot;&quot;;&quot;&quot;;[.O30]);[.P30]);[.Q30])=&quot;F&quot;;IF([.T30]=&quot;&quot;;IF([.S30]=&quot;&quot;;IF([.R30]=&quot;&quot;;&quot;&quot;;[.R30]);[.S30]);[.T30])=&quot;F&quot;)=1;&quot;F&quot;;IF(OR(IF([.K30]=&quot;&quot;;IF([.J30]=&quot;&quot;;IF([.I30]=&quot;&quot;;&quot;&quot;;[.I30]);[.J30]);[.K30])=&quot;PE&quot;;IF([.N30]=&quot;&quot;;IF([.M30]=&quot;&quot;;IF([.L30]=&quot;&quot;;&quot;&quot;;[.L30]);[.M30]);[.N30])=&quot;PE&quot;;IF([.Q30]=&quot;&quot;;IF([.P30]=&quot;&quot;;IF([.O30]=&quot;&quot;;&quot;&quot;;[.O30]);[.P30]);[.Q30])=&quot;PE&quot;;IF([.T30]=&quot;&quot;;IF([.S30]=&quot;&quot;;IF([.R30]=&quot;&quot;;&quot;&quot;;[.R30]);[.S30]);[.T30])=&quot;PE&quot;)=1;&quot;PE&quot;;IF(AND(IF([.K30]=&quot;&quot;;IF([.J30]=&quot;&quot;;IF([.I30]=&quot;&quot;;&quot;&quot;;[.I30]);[.J30]);[.K30])=&quot;&quot;;IF([.N30]=&quot;&quot;;IF([.M30]=&quot;&quot;;IF([.L30]=&quot;&quot;;&quot;&quot;;[.L30]);[.M30]);[.N30])=&quot;&quot;;IF([.Q30]=&quot;&quot;;IF([.P30]=&quot;&quot;;IF([.O30]=&quot;&quot;;&quot;&quot;;[.O30]);[.P30]);[.Q30])=&quot;&quot;;IF([.T30]=&quot;&quot;;IF([.S30]=&quot;&quot;;IF([.R30]=&quot;&quot;;&quot;&quot;;[.R30]);[.S30]);[.T30])=&quot;&quot;)=1;&quot;&quot;;&quot;P&quot;)))">
            <text:p/>
          </table:table-cell>
          <table:table-cell table:style-name="ce32"/>
          <table:table-cell table:style-name="ce52" table:number-columns-repeated="10"/>
          <table:table-cell table:number-columns-repeated="992"/>
        </table:table-row>
        <table:table-row table:style-name="ro6">
          <table:table-cell table:style-name="ce6" table:formula="of:=IF(AND([.G31]=&quot;&quot;;[.G31]=&quot;&quot;);&quot;&quot;;[.$H$4]&amp;&quot;_&quot;&amp;ROW()-19)">
            <text:p/>
          </table:table-cell>
          <table:table-cell table:style-name="ce14" office:value-type="string">
            <text:p>Tìm kiếm theo giá trị của Checkbox</text:p>
          </table:table-cell>
          <table:table-cell table:style-name="ce25" table:number-columns-repeated="4"/>
          <table:table-cell table:style-name="ce32"/>
          <table:table-cell table:style-name="ce32"/>
          <table:table-cell table:number-columns-repeated="12" table:style-name="ce41" table:content-validation-name="val1"/>
          <table:table-cell table:style-name="ce47" table:formula="of:=IF(OR(IF([.K31]=&quot;&quot;;IF([.J31]=&quot;&quot;;IF([.I31]=&quot;&quot;;&quot;&quot;;[.I31]);[.J31]);[.K31])=&quot;F&quot;;IF([.N31]=&quot;&quot;;IF([.M31]=&quot;&quot;;IF([.L31]=&quot;&quot;;&quot;&quot;;[.L31]);[.M31]);[.N31])=&quot;F&quot;;IF([.Q31]=&quot;&quot;;IF([.P31]=&quot;&quot;;IF([.O31]=&quot;&quot;;&quot;&quot;;[.O31]);[.P31]);[.Q31])=&quot;F&quot;;IF([.T31]=&quot;&quot;;IF([.S31]=&quot;&quot;;IF([.R31]=&quot;&quot;;&quot;&quot;;[.R31]);[.S31]);[.T31])=&quot;F&quot;)=1;&quot;F&quot;;IF(OR(IF([.K31]=&quot;&quot;;IF([.J31]=&quot;&quot;;IF([.I31]=&quot;&quot;;&quot;&quot;;[.I31]);[.J31]);[.K31])=&quot;PE&quot;;IF([.N31]=&quot;&quot;;IF([.M31]=&quot;&quot;;IF([.L31]=&quot;&quot;;&quot;&quot;;[.L31]);[.M31]);[.N31])=&quot;PE&quot;;IF([.Q31]=&quot;&quot;;IF([.P31]=&quot;&quot;;IF([.O31]=&quot;&quot;;&quot;&quot;;[.O31]);[.P31]);[.Q31])=&quot;PE&quot;;IF([.T31]=&quot;&quot;;IF([.S31]=&quot;&quot;;IF([.R31]=&quot;&quot;;&quot;&quot;;[.R31]);[.S31]);[.T31])=&quot;PE&quot;)=1;&quot;PE&quot;;IF(AND(IF([.K31]=&quot;&quot;;IF([.J31]=&quot;&quot;;IF([.I31]=&quot;&quot;;&quot;&quot;;[.I31]);[.J31]);[.K31])=&quot;&quot;;IF([.N31]=&quot;&quot;;IF([.M31]=&quot;&quot;;IF([.L31]=&quot;&quot;;&quot;&quot;;[.L31]);[.M31]);[.N31])=&quot;&quot;;IF([.Q31]=&quot;&quot;;IF([.P31]=&quot;&quot;;IF([.O31]=&quot;&quot;;&quot;&quot;;[.O31]);[.P31]);[.Q31])=&quot;&quot;;IF([.T31]=&quot;&quot;;IF([.S31]=&quot;&quot;;IF([.R31]=&quot;&quot;;&quot;&quot;;[.R31]);[.S31]);[.T31])=&quot;&quot;)=1;&quot;&quot;;&quot;P&quot;)))">
            <text:p/>
          </table:table-cell>
          <table:table-cell table:style-name="ce32"/>
          <table:table-cell table:style-name="ce52" table:number-columns-repeated="10"/>
          <table:table-cell table:number-columns-repeated="992"/>
        </table:table-row>
        <table:table-row table:style-name="ro5">
          <table:table-cell table:style-name="ce6" table:formula="of:=IF(AND([.G32]=&quot;&quot;;[.G32]=&quot;&quot;);&quot;&quot;;[.$H$4]&amp;&quot;_&quot;&amp;ROW()-20)" office:value-type="string" office:string-value="CommonTC_F_12">
            <text:p>CommonTC_F_12</text:p>
          </table:table-cell>
          <table:table-cell table:style-name="ce13" office:value-type="string">
            <text:p>Tìm kiếm khi check chọn 1 giá trị của Checkbox</text:p>
          </table:table-cell>
          <table:table-cell table:style-name="ce23" office:value-type="string">
            <text:p>REPORT</text:p>
          </table:table-cell>
          <table:table-cell table:style-name="ce23" table:number-columns-repeated="3"/>
          <table:table-cell table:style-name="ce32" office:value-type="string">
            <text:p>1. Check chọn 1 giá trị trong list của checkbox</text:p>
            <text:p>2. Click button 'Tìm kiếm'</text:p>
          </table:table-cell>
          <table:table-cell table:style-name="ce32" office:value-type="string">
            <text:p>1. Hiển thị kết quả tìm kiếm thỏa mãn </text:p>
            <text:p>&lt;Tên list checkbox&gt; = Giá trị checkbox đã chọn</text:p>
            <text:p>2. Script:</text:p>
          </table:table-cell>
          <table:table-cell table:number-columns-repeated="12" table:style-name="ce41" table:content-validation-name="val1"/>
          <table:table-cell table:style-name="ce47" table:formula="of:=IF(OR(IF([.K32]=&quot;&quot;;IF([.J32]=&quot;&quot;;IF([.I32]=&quot;&quot;;&quot;&quot;;[.I32]);[.J32]);[.K32])=&quot;F&quot;;IF([.N32]=&quot;&quot;;IF([.M32]=&quot;&quot;;IF([.L32]=&quot;&quot;;&quot;&quot;;[.L32]);[.M32]);[.N32])=&quot;F&quot;;IF([.Q32]=&quot;&quot;;IF([.P32]=&quot;&quot;;IF([.O32]=&quot;&quot;;&quot;&quot;;[.O32]);[.P32]);[.Q32])=&quot;F&quot;;IF([.T32]=&quot;&quot;;IF([.S32]=&quot;&quot;;IF([.R32]=&quot;&quot;;&quot;&quot;;[.R32]);[.S32]);[.T32])=&quot;F&quot;)=1;&quot;F&quot;;IF(OR(IF([.K32]=&quot;&quot;;IF([.J32]=&quot;&quot;;IF([.I32]=&quot;&quot;;&quot;&quot;;[.I32]);[.J32]);[.K32])=&quot;PE&quot;;IF([.N32]=&quot;&quot;;IF([.M32]=&quot;&quot;;IF([.L32]=&quot;&quot;;&quot;&quot;;[.L32]);[.M32]);[.N32])=&quot;PE&quot;;IF([.Q32]=&quot;&quot;;IF([.P32]=&quot;&quot;;IF([.O32]=&quot;&quot;;&quot;&quot;;[.O32]);[.P32]);[.Q32])=&quot;PE&quot;;IF([.T32]=&quot;&quot;;IF([.S32]=&quot;&quot;;IF([.R32]=&quot;&quot;;&quot;&quot;;[.R32]);[.S32]);[.T32])=&quot;PE&quot;)=1;&quot;PE&quot;;IF(AND(IF([.K32]=&quot;&quot;;IF([.J32]=&quot;&quot;;IF([.I32]=&quot;&quot;;&quot;&quot;;[.I32]);[.J32]);[.K32])=&quot;&quot;;IF([.N32]=&quot;&quot;;IF([.M32]=&quot;&quot;;IF([.L32]=&quot;&quot;;&quot;&quot;;[.L32]);[.M32]);[.N32])=&quot;&quot;;IF([.Q32]=&quot;&quot;;IF([.P32]=&quot;&quot;;IF([.O32]=&quot;&quot;;&quot;&quot;;[.O32]);[.P32]);[.Q32])=&quot;&quot;;IF([.T32]=&quot;&quot;;IF([.S32]=&quot;&quot;;IF([.R32]=&quot;&quot;;&quot;&quot;;[.R32]);[.S32]);[.T32])=&quot;&quot;)=1;&quot;&quot;;&quot;P&quot;)))">
            <text:p/>
          </table:table-cell>
          <table:table-cell table:style-name="ce32"/>
          <table:table-cell table:style-name="ce52" table:number-columns-repeated="10"/>
          <table:table-cell table:number-columns-repeated="992"/>
        </table:table-row>
        <table:table-row table:style-name="ro7">
          <table:table-cell table:style-name="ce6" table:formula="of:=IF(AND([.G33]=&quot;&quot;;[.G33]=&quot;&quot;);&quot;&quot;;[.$H$4]&amp;&quot;_&quot;&amp;ROW()-20)" office:value-type="string" office:string-value="CommonTC_F_13">
            <text:p>CommonTC_F_13</text:p>
          </table:table-cell>
          <table:table-cell table:style-name="ce13" office:value-type="string">
            <text:p>Tìm kiếm khi check chọn nhiều giá trị trong list của checkbox</text:p>
          </table:table-cell>
          <table:table-cell table:style-name="ce23" office:value-type="string">
            <text:p>REPORT</text:p>
          </table:table-cell>
          <table:table-cell table:style-name="ce23" table:number-columns-repeated="3"/>
          <table:table-cell table:style-name="ce32" office:value-type="string">
            <text:p>1. Check chọn nhiều (&gt;1) gía trị trong list checkbox</text:p>
            <text:p>2. Click button 'Tìm kiếm'</text:p>
          </table:table-cell>
          <table:table-cell table:style-name="ce32" office:value-type="string">
            <text:p>1. Hiển thị kết quả tìm kiếm thỏa mãn đồng thời các giá trị Checkbox đã chọn</text:p>
            <text:p>&lt;Tùy theo yêu cầu: là đồng thời hay riêng lẻ&gt;</text:p>
            <text:p>2. Script:</text:p>
          </table:table-cell>
          <table:table-cell table:number-columns-repeated="12" table:style-name="ce41" table:content-validation-name="val1"/>
          <table:table-cell table:style-name="ce47" table:formula="of:=IF(OR(IF([.K33]=&quot;&quot;;IF([.J33]=&quot;&quot;;IF([.I33]=&quot;&quot;;&quot;&quot;;[.I33]);[.J33]);[.K33])=&quot;F&quot;;IF([.N33]=&quot;&quot;;IF([.M33]=&quot;&quot;;IF([.L33]=&quot;&quot;;&quot;&quot;;[.L33]);[.M33]);[.N33])=&quot;F&quot;;IF([.Q33]=&quot;&quot;;IF([.P33]=&quot;&quot;;IF([.O33]=&quot;&quot;;&quot;&quot;;[.O33]);[.P33]);[.Q33])=&quot;F&quot;;IF([.T33]=&quot;&quot;;IF([.S33]=&quot;&quot;;IF([.R33]=&quot;&quot;;&quot;&quot;;[.R33]);[.S33]);[.T33])=&quot;F&quot;)=1;&quot;F&quot;;IF(OR(IF([.K33]=&quot;&quot;;IF([.J33]=&quot;&quot;;IF([.I33]=&quot;&quot;;&quot;&quot;;[.I33]);[.J33]);[.K33])=&quot;PE&quot;;IF([.N33]=&quot;&quot;;IF([.M33]=&quot;&quot;;IF([.L33]=&quot;&quot;;&quot;&quot;;[.L33]);[.M33]);[.N33])=&quot;PE&quot;;IF([.Q33]=&quot;&quot;;IF([.P33]=&quot;&quot;;IF([.O33]=&quot;&quot;;&quot;&quot;;[.O33]);[.P33]);[.Q33])=&quot;PE&quot;;IF([.T33]=&quot;&quot;;IF([.S33]=&quot;&quot;;IF([.R33]=&quot;&quot;;&quot;&quot;;[.R33]);[.S33]);[.T33])=&quot;PE&quot;)=1;&quot;PE&quot;;IF(AND(IF([.K33]=&quot;&quot;;IF([.J33]=&quot;&quot;;IF([.I33]=&quot;&quot;;&quot;&quot;;[.I33]);[.J33]);[.K33])=&quot;&quot;;IF([.N33]=&quot;&quot;;IF([.M33]=&quot;&quot;;IF([.L33]=&quot;&quot;;&quot;&quot;;[.L33]);[.M33]);[.N33])=&quot;&quot;;IF([.Q33]=&quot;&quot;;IF([.P33]=&quot;&quot;;IF([.O33]=&quot;&quot;;&quot;&quot;;[.O33]);[.P33]);[.Q33])=&quot;&quot;;IF([.T33]=&quot;&quot;;IF([.S33]=&quot;&quot;;IF([.R33]=&quot;&quot;;&quot;&quot;;[.R33]);[.S33]);[.T33])=&quot;&quot;)=1;&quot;&quot;;&quot;P&quot;)))">
            <text:p/>
          </table:table-cell>
          <table:table-cell table:style-name="ce32"/>
          <table:table-cell table:style-name="ce52" table:number-columns-repeated="10"/>
          <table:table-cell table:number-columns-repeated="992"/>
        </table:table-row>
        <table:table-row table:style-name="ro2">
          <table:table-cell table:style-name="ce6" table:formula="of:=IF(AND([.G34]=&quot;&quot;;[.G34]=&quot;&quot;);&quot;&quot;;[.$H$4]&amp;&quot;_&quot;&amp;ROW()-20)">
            <text:p/>
          </table:table-cell>
          <table:table-cell table:style-name="ce14" office:value-type="string">
            <text:p>Tìm kiếm theo giá trị của Radio</text:p>
          </table:table-cell>
          <table:table-cell table:style-name="ce25" table:number-columns-repeated="4"/>
          <table:table-cell table:style-name="ce32"/>
          <table:table-cell table:style-name="ce32"/>
          <table:table-cell table:number-columns-repeated="12" table:style-name="ce41" table:content-validation-name="val1"/>
          <table:table-cell table:style-name="ce47" table:formula="of:=IF(OR(IF([.K34]=&quot;&quot;;IF([.J34]=&quot;&quot;;IF([.I34]=&quot;&quot;;&quot;&quot;;[.I34]);[.J34]);[.K34])=&quot;F&quot;;IF([.N34]=&quot;&quot;;IF([.M34]=&quot;&quot;;IF([.L34]=&quot;&quot;;&quot;&quot;;[.L34]);[.M34]);[.N34])=&quot;F&quot;;IF([.Q34]=&quot;&quot;;IF([.P34]=&quot;&quot;;IF([.O34]=&quot;&quot;;&quot;&quot;;[.O34]);[.P34]);[.Q34])=&quot;F&quot;;IF([.T34]=&quot;&quot;;IF([.S34]=&quot;&quot;;IF([.R34]=&quot;&quot;;&quot;&quot;;[.R34]);[.S34]);[.T34])=&quot;F&quot;)=1;&quot;F&quot;;IF(OR(IF([.K34]=&quot;&quot;;IF([.J34]=&quot;&quot;;IF([.I34]=&quot;&quot;;&quot;&quot;;[.I34]);[.J34]);[.K34])=&quot;PE&quot;;IF([.N34]=&quot;&quot;;IF([.M34]=&quot;&quot;;IF([.L34]=&quot;&quot;;&quot;&quot;;[.L34]);[.M34]);[.N34])=&quot;PE&quot;;IF([.Q34]=&quot;&quot;;IF([.P34]=&quot;&quot;;IF([.O34]=&quot;&quot;;&quot;&quot;;[.O34]);[.P34]);[.Q34])=&quot;PE&quot;;IF([.T34]=&quot;&quot;;IF([.S34]=&quot;&quot;;IF([.R34]=&quot;&quot;;&quot;&quot;;[.R34]);[.S34]);[.T34])=&quot;PE&quot;)=1;&quot;PE&quot;;IF(AND(IF([.K34]=&quot;&quot;;IF([.J34]=&quot;&quot;;IF([.I34]=&quot;&quot;;&quot;&quot;;[.I34]);[.J34]);[.K34])=&quot;&quot;;IF([.N34]=&quot;&quot;;IF([.M34]=&quot;&quot;;IF([.L34]=&quot;&quot;;&quot;&quot;;[.L34]);[.M34]);[.N34])=&quot;&quot;;IF([.Q34]=&quot;&quot;;IF([.P34]=&quot;&quot;;IF([.O34]=&quot;&quot;;&quot;&quot;;[.O34]);[.P34]);[.Q34])=&quot;&quot;;IF([.T34]=&quot;&quot;;IF([.S34]=&quot;&quot;;IF([.R34]=&quot;&quot;;&quot;&quot;;[.R34]);[.S34]);[.T34])=&quot;&quot;)=1;&quot;&quot;;&quot;P&quot;)))">
            <text:p/>
          </table:table-cell>
          <table:table-cell table:style-name="ce32"/>
          <table:table-cell table:style-name="ce52" table:number-columns-repeated="10"/>
          <table:table-cell table:number-columns-repeated="992"/>
        </table:table-row>
        <table:table-row table:style-name="ro8">
          <table:table-cell table:style-name="ce6" table:formula="of:=IF(AND([.G35]=&quot;&quot;;[.G35]=&quot;&quot;);&quot;&quot;;[.$H$4]&amp;&quot;_&quot;&amp;ROW()-21)" office:value-type="string" office:string-value="CommonTC_F_14">
            <text:p>CommonTC_F_14</text:p>
          </table:table-cell>
          <table:table-cell table:style-name="ce13" office:value-type="string">
            <text:p>Tìm kiếm khi check chọn 1 giá trị trong List radio button</text:p>
          </table:table-cell>
          <table:table-cell table:style-name="ce23" office:value-type="string">
            <text:p>REPORT</text:p>
          </table:table-cell>
          <table:table-cell table:style-name="ce23" table:number-columns-repeated="3"/>
          <table:table-cell table:style-name="ce32" office:value-type="string">
            <text:p>1. Check chọn 1 giá trị trong list Radio button</text:p>
            <text:p>2. Click button 'Tìm kiếm'</text:p>
          </table:table-cell>
          <table:table-cell table:style-name="ce32" office:value-type="string">
            <text:p>1. Hiển thị kết quả tìm kiếm thỏa mãn </text:p>
            <text:p>&lt;Tên list radio&gt;= Giá trị đã chọn</text:p>
            <text:p>2. Script</text:p>
          </table:table-cell>
          <table:table-cell table:number-columns-repeated="12" table:style-name="ce41" table:content-validation-name="val1"/>
          <table:table-cell table:style-name="ce47" table:formula="of:=IF(OR(IF([.K35]=&quot;&quot;;IF([.J35]=&quot;&quot;;IF([.I35]=&quot;&quot;;&quot;&quot;;[.I35]);[.J35]);[.K35])=&quot;F&quot;;IF([.N35]=&quot;&quot;;IF([.M35]=&quot;&quot;;IF([.L35]=&quot;&quot;;&quot;&quot;;[.L35]);[.M35]);[.N35])=&quot;F&quot;;IF([.Q35]=&quot;&quot;;IF([.P35]=&quot;&quot;;IF([.O35]=&quot;&quot;;&quot;&quot;;[.O35]);[.P35]);[.Q35])=&quot;F&quot;;IF([.T35]=&quot;&quot;;IF([.S35]=&quot;&quot;;IF([.R35]=&quot;&quot;;&quot;&quot;;[.R35]);[.S35]);[.T35])=&quot;F&quot;)=1;&quot;F&quot;;IF(OR(IF([.K35]=&quot;&quot;;IF([.J35]=&quot;&quot;;IF([.I35]=&quot;&quot;;&quot;&quot;;[.I35]);[.J35]);[.K35])=&quot;PE&quot;;IF([.N35]=&quot;&quot;;IF([.M35]=&quot;&quot;;IF([.L35]=&quot;&quot;;&quot;&quot;;[.L35]);[.M35]);[.N35])=&quot;PE&quot;;IF([.Q35]=&quot;&quot;;IF([.P35]=&quot;&quot;;IF([.O35]=&quot;&quot;;&quot;&quot;;[.O35]);[.P35]);[.Q35])=&quot;PE&quot;;IF([.T35]=&quot;&quot;;IF([.S35]=&quot;&quot;;IF([.R35]=&quot;&quot;;&quot;&quot;;[.R35]);[.S35]);[.T35])=&quot;PE&quot;)=1;&quot;PE&quot;;IF(AND(IF([.K35]=&quot;&quot;;IF([.J35]=&quot;&quot;;IF([.I35]=&quot;&quot;;&quot;&quot;;[.I35]);[.J35]);[.K35])=&quot;&quot;;IF([.N35]=&quot;&quot;;IF([.M35]=&quot;&quot;;IF([.L35]=&quot;&quot;;&quot;&quot;;[.L35]);[.M35]);[.N35])=&quot;&quot;;IF([.Q35]=&quot;&quot;;IF([.P35]=&quot;&quot;;IF([.O35]=&quot;&quot;;&quot;&quot;;[.O35]);[.P35]);[.Q35])=&quot;&quot;;IF([.T35]=&quot;&quot;;IF([.S35]=&quot;&quot;;IF([.R35]=&quot;&quot;;&quot;&quot;;[.R35]);[.S35]);[.T35])=&quot;&quot;)=1;&quot;&quot;;&quot;P&quot;)))">
            <text:p/>
          </table:table-cell>
          <table:table-cell table:style-name="ce32"/>
          <table:table-cell table:style-name="ce52" table:number-columns-repeated="10"/>
          <table:table-cell table:number-columns-repeated="992"/>
        </table:table-row>
        <table:table-row table:style-name="ro6">
          <table:table-cell table:style-name="ce6"/>
          <table:table-cell table:style-name="ce12" office:value-type="string">
            <text:p>Tìm kiếm kết hợp nhiều tiêu chí với nhau &lt;Tự viết&gt;</text:p>
          </table:table-cell>
          <table:table-cell table:style-name="ce22" table:number-columns-repeated="4"/>
          <table:table-cell table:style-name="ce31" office:value-type="string" table:number-columns-spanned="15" table:number-rows-spanned="1">
            <text:p>Kết hợp các tiêu chí ( ví dụ có 3 tiêu chí, sẽ có các case lần lượt 1 và 2, 2 và 3, 1 và 2 và 3)</text:p>
          </table:table-cell>
          <table:covered-table-cell table:style-name="ce21"/>
          <table:covered-table-cell table:number-columns-repeated="13" table:style-name="ce40"/>
          <table:table-cell table:style-name="ce32"/>
          <table:table-cell table:style-name="ce52" table:number-columns-repeated="10"/>
          <table:table-cell table:number-columns-repeated="992"/>
        </table:table-row>
        <table:table-row table:style-name="ro7">
          <table:table-cell table:style-name="ce7" office:value-type="string" table:number-columns-spanned="11" table:number-rows-spanned="1">
            <text:p><text:s/>Đối với chức năng Xóa không tách thành giao diện, điều kiện đảm bảo, chức năng mà chuyển hết các case về phần chức năng</text:p>
          </table:table-cell>
          <table:covered-table-cell table:number-columns-repeated="10" table:style-name="ce15"/>
          <table:table-cell table:style-name="ce44" table:content-validation-name="val1" table:number-columns-repeated="9"/>
          <table:table-cell table:style-name="ce48"/>
          <table:table-cell table:style-name="ce32"/>
          <table:table-cell table:style-name="ce52" table:number-columns-repeated="10"/>
          <table:table-cell table:number-columns-repeated="992"/>
        </table:table-row>
        <table:table-row table:style-name="ro4">
          <table:table-cell table:style-name="ce5"/>
          <table:table-cell table:style-name="ce11" office:value-type="string" table:number-columns-spanned="20" table:number-rows-spanned="1">
            <text:p>CHỨC NĂNG XÓA</text:p>
          </table:table-cell>
          <table:covered-table-cell table:number-columns-repeated="6" table:style-name="ce21"/>
          <table:covered-table-cell table:number-columns-repeated="13" table:style-name="ce40"/>
          <table:table-cell table:style-name="ce32"/>
          <table:table-cell table:style-name="ce52" table:number-columns-repeated="10"/>
          <table:table-cell table:number-columns-repeated="992"/>
        </table:table-row>
        <table:table-row table:style-name="ro7">
          <table:table-cell table:style-name="ce6" table:formula="of:=IF(AND([.G39]=&quot;&quot;;[.G39]=&quot;&quot;);&quot;&quot;;[.$H$4]&amp;&quot;_&quot;&amp;ROW()-24)" office:value-type="string" office:string-value="CommonTC_F_15">
            <text:p>CommonTC_F_15</text:p>
          </table:table-cell>
          <table:table-cell table:style-name="ce13" office:value-type="string">
            <text:p>Kiểm tra thông báo xóa</text:p>
          </table:table-cell>
          <table:table-cell table:style-name="ce23" office:value-type="string">
            <text:p>REPORT</text:p>
          </table:table-cell>
          <table:table-cell table:style-name="ce23" table:number-columns-repeated="3"/>
          <table:table-cell table:style-name="ce32" office:value-type="string">
            <text:p>Click vào icon Xóa</text:p>
          </table:table-cell>
          <table:table-cell table:style-name="ce32" office:value-type="string">
            <text:p>Màn hình hiển thị alert với:</text:p>
            <text:p>1. Title là "Xác nhận xóa"</text:p>
            <text:p>2. Nội dung là "Bạn chắc chắn muốn xóa chứ?"</text:p>
            <text:p>3. Button "OK" và "Cancel"</text:p>
          </table:table-cell>
          <table:table-cell table:number-columns-repeated="12" table:style-name="ce41" table:content-validation-name="val1"/>
          <table:table-cell table:style-name="ce47" table:formula="of:=IF(OR(IF([.K39]=&quot;&quot;;IF([.J39]=&quot;&quot;;IF([.I39]=&quot;&quot;;&quot;&quot;;[.I39]);[.J39]);[.K39])=&quot;F&quot;;IF([.N39]=&quot;&quot;;IF([.M39]=&quot;&quot;;IF([.L39]=&quot;&quot;;&quot;&quot;;[.L39]);[.M39]);[.N39])=&quot;F&quot;;IF([.Q39]=&quot;&quot;;IF([.P39]=&quot;&quot;;IF([.O39]=&quot;&quot;;&quot;&quot;;[.O39]);[.P39]);[.Q39])=&quot;F&quot;;IF([.T39]=&quot;&quot;;IF([.S39]=&quot;&quot;;IF([.R39]=&quot;&quot;;&quot;&quot;;[.R39]);[.S39]);[.T39])=&quot;F&quot;)=1;&quot;F&quot;;IF(OR(IF([.K39]=&quot;&quot;;IF([.J39]=&quot;&quot;;IF([.I39]=&quot;&quot;;&quot;&quot;;[.I39]);[.J39]);[.K39])=&quot;PE&quot;;IF([.N39]=&quot;&quot;;IF([.M39]=&quot;&quot;;IF([.L39]=&quot;&quot;;&quot;&quot;;[.L39]);[.M39]);[.N39])=&quot;PE&quot;;IF([.Q39]=&quot;&quot;;IF([.P39]=&quot;&quot;;IF([.O39]=&quot;&quot;;&quot;&quot;;[.O39]);[.P39]);[.Q39])=&quot;PE&quot;;IF([.T39]=&quot;&quot;;IF([.S39]=&quot;&quot;;IF([.R39]=&quot;&quot;;&quot;&quot;;[.R39]);[.S39]);[.T39])=&quot;PE&quot;)=1;&quot;PE&quot;;IF(AND(IF([.K39]=&quot;&quot;;IF([.J39]=&quot;&quot;;IF([.I39]=&quot;&quot;;&quot;&quot;;[.I39]);[.J39]);[.K39])=&quot;&quot;;IF([.N39]=&quot;&quot;;IF([.M39]=&quot;&quot;;IF([.L39]=&quot;&quot;;&quot;&quot;;[.L39]);[.M39]);[.N39])=&quot;&quot;;IF([.Q39]=&quot;&quot;;IF([.P39]=&quot;&quot;;IF([.O39]=&quot;&quot;;&quot;&quot;;[.O39]);[.P39]);[.Q39])=&quot;&quot;;IF([.T39]=&quot;&quot;;IF([.S39]=&quot;&quot;;IF([.R39]=&quot;&quot;;&quot;&quot;;[.R39]);[.S39]);[.T39])=&quot;&quot;)=1;&quot;&quot;;&quot;P&quot;)))">
            <text:p/>
          </table:table-cell>
          <table:table-cell table:style-name="ce32"/>
          <table:table-cell table:style-name="ce1" table:number-columns-repeated="10"/>
          <table:table-cell table:number-columns-repeated="992"/>
        </table:table-row>
        <table:table-row table:style-name="ro5">
          <table:table-cell table:style-name="ce6" table:formula="of:=IF(AND([.G40]=&quot;&quot;;[.G40]=&quot;&quot;);&quot;&quot;;[.$H$4]&amp;&quot;_&quot;&amp;ROW()-24)" office:value-type="string" office:string-value="CommonTC_F_16">
            <text:p>CommonTC_F_16</text:p>
          </table:table-cell>
          <table:table-cell table:style-name="ce13" office:value-type="string">
            <text:p>Kiểm tra việc hủy bỏ thao tác xóa</text:p>
          </table:table-cell>
          <table:table-cell table:style-name="ce23" office:value-type="string">
            <text:p>REPORT</text:p>
          </table:table-cell>
          <table:table-cell table:style-name="ce23" table:number-columns-repeated="3"/>
          <table:table-cell table:style-name="ce32" office:value-type="string">
            <text:p>1. Click vào icon Xóa</text:p>
            <text:p>2. Click "Cancel" trong box alert</text:p>
          </table:table-cell>
          <table:table-cell table:style-name="ce32" office:value-type="string">
            <text:p>1. Box alert được đóng lại, màn hình giữ nguyên</text:p>
            <text:p>2. Bản ghi không bị xóa khỏi danh sách</text:p>
          </table:table-cell>
          <table:table-cell table:number-columns-repeated="12" table:style-name="ce41" table:content-validation-name="val1"/>
          <table:table-cell table:style-name="ce47" table:formula="of:=IF(OR(IF([.K40]=&quot;&quot;;IF([.J40]=&quot;&quot;;IF([.I40]=&quot;&quot;;&quot;&quot;;[.I40]);[.J40]);[.K40])=&quot;F&quot;;IF([.N40]=&quot;&quot;;IF([.M40]=&quot;&quot;;IF([.L40]=&quot;&quot;;&quot;&quot;;[.L40]);[.M40]);[.N40])=&quot;F&quot;;IF([.Q40]=&quot;&quot;;IF([.P40]=&quot;&quot;;IF([.O40]=&quot;&quot;;&quot;&quot;;[.O40]);[.P40]);[.Q40])=&quot;F&quot;;IF([.T40]=&quot;&quot;;IF([.S40]=&quot;&quot;;IF([.R40]=&quot;&quot;;&quot;&quot;;[.R40]);[.S40]);[.T40])=&quot;F&quot;)=1;&quot;F&quot;;IF(OR(IF([.K40]=&quot;&quot;;IF([.J40]=&quot;&quot;;IF([.I40]=&quot;&quot;;&quot;&quot;;[.I40]);[.J40]);[.K40])=&quot;PE&quot;;IF([.N40]=&quot;&quot;;IF([.M40]=&quot;&quot;;IF([.L40]=&quot;&quot;;&quot;&quot;;[.L40]);[.M40]);[.N40])=&quot;PE&quot;;IF([.Q40]=&quot;&quot;;IF([.P40]=&quot;&quot;;IF([.O40]=&quot;&quot;;&quot;&quot;;[.O40]);[.P40]);[.Q40])=&quot;PE&quot;;IF([.T40]=&quot;&quot;;IF([.S40]=&quot;&quot;;IF([.R40]=&quot;&quot;;&quot;&quot;;[.R40]);[.S40]);[.T40])=&quot;PE&quot;)=1;&quot;PE&quot;;IF(AND(IF([.K40]=&quot;&quot;;IF([.J40]=&quot;&quot;;IF([.I40]=&quot;&quot;;&quot;&quot;;[.I40]);[.J40]);[.K40])=&quot;&quot;;IF([.N40]=&quot;&quot;;IF([.M40]=&quot;&quot;;IF([.L40]=&quot;&quot;;&quot;&quot;;[.L40]);[.M40]);[.N40])=&quot;&quot;;IF([.Q40]=&quot;&quot;;IF([.P40]=&quot;&quot;;IF([.O40]=&quot;&quot;;&quot;&quot;;[.O40]);[.P40]);[.Q40])=&quot;&quot;;IF([.T40]=&quot;&quot;;IF([.S40]=&quot;&quot;;IF([.R40]=&quot;&quot;;&quot;&quot;;[.R40]);[.S40]);[.T40])=&quot;&quot;)=1;&quot;&quot;;&quot;P&quot;)))">
            <text:p/>
          </table:table-cell>
          <table:table-cell table:style-name="ce51"/>
          <table:table-cell table:style-name="ce1" table:number-columns-repeated="10"/>
          <table:table-cell table:number-columns-repeated="992"/>
        </table:table-row>
        <table:table-row table:style-name="ro6">
          <table:table-cell table:style-name="ce6" table:formula="of:=IF(AND([.G41]=&quot;&quot;;[.G41]=&quot;&quot;);&quot;&quot;;[.$H$4]&amp;&quot;_&quot;&amp;ROW()-24)" office:value-type="string" office:string-value="CommonTC_F_17">
            <text:p>CommonTC_F_17</text:p>
          </table:table-cell>
          <table:table-cell table:style-name="ce13" office:value-type="string">
            <text:p>Kiểm tra yêu cầu chọn bản ghi trước khi xóa</text:p>
          </table:table-cell>
          <table:table-cell table:style-name="ce23" office:value-type="string">
            <text:p>REPORT</text:p>
          </table:table-cell>
          <table:table-cell table:style-name="ce23" table:number-columns-repeated="3"/>
          <table:table-cell table:style-name="ce32" office:value-type="string">
            <text:p>1. Không chọn bản ghi nào</text:p>
            <text:p>2. Nhấn nút Xóa</text:p>
          </table:table-cell>
          <table:table-cell table:style-name="ce32" office:value-type="string">
            <text:p>Hiển thị thông báo phải chọn bản ghi trước khi xóa</text:p>
          </table:table-cell>
          <table:table-cell table:number-columns-repeated="12" table:style-name="ce41" table:content-validation-name="val1"/>
          <table:table-cell table:style-name="ce47" table:formula="of:=IF(OR(IF([.K41]=&quot;&quot;;IF([.J41]=&quot;&quot;;IF([.I41]=&quot;&quot;;&quot;&quot;;[.I41]);[.J41]);[.K41])=&quot;F&quot;;IF([.N41]=&quot;&quot;;IF([.M41]=&quot;&quot;;IF([.L41]=&quot;&quot;;&quot;&quot;;[.L41]);[.M41]);[.N41])=&quot;F&quot;;IF([.Q41]=&quot;&quot;;IF([.P41]=&quot;&quot;;IF([.O41]=&quot;&quot;;&quot;&quot;;[.O41]);[.P41]);[.Q41])=&quot;F&quot;;IF([.T41]=&quot;&quot;;IF([.S41]=&quot;&quot;;IF([.R41]=&quot;&quot;;&quot;&quot;;[.R41]);[.S41]);[.T41])=&quot;F&quot;)=1;&quot;F&quot;;IF(OR(IF([.K41]=&quot;&quot;;IF([.J41]=&quot;&quot;;IF([.I41]=&quot;&quot;;&quot;&quot;;[.I41]);[.J41]);[.K41])=&quot;PE&quot;;IF([.N41]=&quot;&quot;;IF([.M41]=&quot;&quot;;IF([.L41]=&quot;&quot;;&quot;&quot;;[.L41]);[.M41]);[.N41])=&quot;PE&quot;;IF([.Q41]=&quot;&quot;;IF([.P41]=&quot;&quot;;IF([.O41]=&quot;&quot;;&quot;&quot;;[.O41]);[.P41]);[.Q41])=&quot;PE&quot;;IF([.T41]=&quot;&quot;;IF([.S41]=&quot;&quot;;IF([.R41]=&quot;&quot;;&quot;&quot;;[.R41]);[.S41]);[.T41])=&quot;PE&quot;)=1;&quot;PE&quot;;IF(AND(IF([.K41]=&quot;&quot;;IF([.J41]=&quot;&quot;;IF([.I41]=&quot;&quot;;&quot;&quot;;[.I41]);[.J41]);[.K41])=&quot;&quot;;IF([.N41]=&quot;&quot;;IF([.M41]=&quot;&quot;;IF([.L41]=&quot;&quot;;&quot;&quot;;[.L41]);[.M41]);[.N41])=&quot;&quot;;IF([.Q41]=&quot;&quot;;IF([.P41]=&quot;&quot;;IF([.O41]=&quot;&quot;;&quot;&quot;;[.O41]);[.P41]);[.Q41])=&quot;&quot;;IF([.T41]=&quot;&quot;;IF([.S41]=&quot;&quot;;IF([.R41]=&quot;&quot;;&quot;&quot;;[.R41]);[.S41]);[.T41])=&quot;&quot;)=1;&quot;&quot;;&quot;P&quot;)))">
            <text:p/>
          </table:table-cell>
          <table:table-cell table:style-name="ce51"/>
          <table:table-cell table:style-name="ce1" table:number-columns-repeated="10"/>
          <table:table-cell table:number-columns-repeated="992"/>
        </table:table-row>
        <table:table-row table:style-name="ro8">
          <table:table-cell table:style-name="ce6" table:formula="of:=IF(AND([.G42]=&quot;&quot;;[.G42]=&quot;&quot;);&quot;&quot;;[.$H$4]&amp;&quot;_&quot;&amp;ROW()-24)" office:value-type="string" office:string-value="CommonTC_F_18">
            <text:p>CommonTC_F_18</text:p>
          </table:table-cell>
          <table:table-cell table:style-name="ce13" office:value-type="string">
            <text:p>Kiểm tra hiển thị thông báo xóa</text:p>
          </table:table-cell>
          <table:table-cell table:style-name="ce23" office:value-type="string">
            <text:p>TriH</text:p>
          </table:table-cell>
          <table:table-cell table:style-name="ce23" table:number-columns-repeated="3"/>
          <table:table-cell table:style-name="ce32" office:value-type="string">
            <text:p>1. Chọn 1, 1 số hoặc tất cả các bản ghi</text:p>
            <text:p>2. Nhấn nút Xóa</text:p>
          </table:table-cell>
          <table:table-cell table:style-name="ce32" office:value-type="string">
            <text:p>Hiển thị thông báo phải chọn bản ghi trước khi xóa</text:p>
          </table:table-cell>
          <table:table-cell table:number-columns-repeated="12" table:style-name="ce41" table:content-validation-name="val1"/>
          <table:table-cell table:style-name="ce47" table:formula="of:=IF(OR(IF([.K42]=&quot;&quot;;IF([.J42]=&quot;&quot;;IF([.I42]=&quot;&quot;;&quot;&quot;;[.I42]);[.J42]);[.K42])=&quot;F&quot;;IF([.N42]=&quot;&quot;;IF([.M42]=&quot;&quot;;IF([.L42]=&quot;&quot;;&quot;&quot;;[.L42]);[.M42]);[.N42])=&quot;F&quot;;IF([.Q42]=&quot;&quot;;IF([.P42]=&quot;&quot;;IF([.O42]=&quot;&quot;;&quot;&quot;;[.O42]);[.P42]);[.Q42])=&quot;F&quot;;IF([.T42]=&quot;&quot;;IF([.S42]=&quot;&quot;;IF([.R42]=&quot;&quot;;&quot;&quot;;[.R42]);[.S42]);[.T42])=&quot;F&quot;)=1;&quot;F&quot;;IF(OR(IF([.K42]=&quot;&quot;;IF([.J42]=&quot;&quot;;IF([.I42]=&quot;&quot;;&quot;&quot;;[.I42]);[.J42]);[.K42])=&quot;PE&quot;;IF([.N42]=&quot;&quot;;IF([.M42]=&quot;&quot;;IF([.L42]=&quot;&quot;;&quot;&quot;;[.L42]);[.M42]);[.N42])=&quot;PE&quot;;IF([.Q42]=&quot;&quot;;IF([.P42]=&quot;&quot;;IF([.O42]=&quot;&quot;;&quot;&quot;;[.O42]);[.P42]);[.Q42])=&quot;PE&quot;;IF([.T42]=&quot;&quot;;IF([.S42]=&quot;&quot;;IF([.R42]=&quot;&quot;;&quot;&quot;;[.R42]);[.S42]);[.T42])=&quot;PE&quot;)=1;&quot;PE&quot;;IF(AND(IF([.K42]=&quot;&quot;;IF([.J42]=&quot;&quot;;IF([.I42]=&quot;&quot;;&quot;&quot;;[.I42]);[.J42]);[.K42])=&quot;&quot;;IF([.N42]=&quot;&quot;;IF([.M42]=&quot;&quot;;IF([.L42]=&quot;&quot;;&quot;&quot;;[.L42]);[.M42]);[.N42])=&quot;&quot;;IF([.Q42]=&quot;&quot;;IF([.P42]=&quot;&quot;;IF([.O42]=&quot;&quot;;&quot;&quot;;[.O42]);[.P42]);[.Q42])=&quot;&quot;;IF([.T42]=&quot;&quot;;IF([.S42]=&quot;&quot;;IF([.R42]=&quot;&quot;;&quot;&quot;;[.R42]);[.S42]);[.T42])=&quot;&quot;)=1;&quot;&quot;;&quot;P&quot;)))">
            <text:p/>
          </table:table-cell>
          <table:table-cell table:style-name="ce32"/>
          <table:table-cell table:style-name="ce1" table:number-columns-repeated="10"/>
          <table:table-cell table:number-columns-repeated="992"/>
        </table:table-row>
        <table:table-row table:style-name="ro5">
          <table:table-cell table:style-name="ce6" table:formula="of:=IF(AND([.G43]=&quot;&quot;;[.G43]=&quot;&quot;);&quot;&quot;;[.$H$4]&amp;&quot;_&quot;&amp;ROW()-24)" office:value-type="string" office:string-value="CommonTC_F_19">
            <text:p>CommonTC_F_19</text:p>
          </table:table-cell>
          <table:table-cell table:style-name="ce13" office:value-type="string">
            <text:p>Kiểm tra khi hủy bỏ thao tác xóa</text:p>
          </table:table-cell>
          <table:table-cell table:style-name="ce23" office:value-type="string">
            <text:p>TriH</text:p>
          </table:table-cell>
          <table:table-cell table:style-name="ce23" table:number-columns-repeated="3"/>
          <table:table-cell table:style-name="ce32" office:value-type="string">
            <text:p>1. Chọn 1, 1 số hoặc tất cả các bản ghi</text:p>
            <text:p>2. Nhấn nút Xóa</text:p>
            <text:p>3. Nhấn nút Cancel để hủy bỏ thao tác</text:p>
          </table:table-cell>
          <table:table-cell table:style-name="ce32" office:value-type="string">
            <text:p>1. Các bản ghi lựa chọn không bị xóa khỏi danh sách.</text:p>
          </table:table-cell>
          <table:table-cell table:number-columns-repeated="12" table:style-name="ce41" table:content-validation-name="val1"/>
          <table:table-cell table:style-name="ce47" table:formula="of:=IF(OR(IF([.K43]=&quot;&quot;;IF([.J43]=&quot;&quot;;IF([.I43]=&quot;&quot;;&quot;&quot;;[.I43]);[.J43]);[.K43])=&quot;F&quot;;IF([.N43]=&quot;&quot;;IF([.M43]=&quot;&quot;;IF([.L43]=&quot;&quot;;&quot;&quot;;[.L43]);[.M43]);[.N43])=&quot;F&quot;;IF([.Q43]=&quot;&quot;;IF([.P43]=&quot;&quot;;IF([.O43]=&quot;&quot;;&quot;&quot;;[.O43]);[.P43]);[.Q43])=&quot;F&quot;;IF([.T43]=&quot;&quot;;IF([.S43]=&quot;&quot;;IF([.R43]=&quot;&quot;;&quot;&quot;;[.R43]);[.S43]);[.T43])=&quot;F&quot;)=1;&quot;F&quot;;IF(OR(IF([.K43]=&quot;&quot;;IF([.J43]=&quot;&quot;;IF([.I43]=&quot;&quot;;&quot;&quot;;[.I43]);[.J43]);[.K43])=&quot;PE&quot;;IF([.N43]=&quot;&quot;;IF([.M43]=&quot;&quot;;IF([.L43]=&quot;&quot;;&quot;&quot;;[.L43]);[.M43]);[.N43])=&quot;PE&quot;;IF([.Q43]=&quot;&quot;;IF([.P43]=&quot;&quot;;IF([.O43]=&quot;&quot;;&quot;&quot;;[.O43]);[.P43]);[.Q43])=&quot;PE&quot;;IF([.T43]=&quot;&quot;;IF([.S43]=&quot;&quot;;IF([.R43]=&quot;&quot;;&quot;&quot;;[.R43]);[.S43]);[.T43])=&quot;PE&quot;)=1;&quot;PE&quot;;IF(AND(IF([.K43]=&quot;&quot;;IF([.J43]=&quot;&quot;;IF([.I43]=&quot;&quot;;&quot;&quot;;[.I43]);[.J43]);[.K43])=&quot;&quot;;IF([.N43]=&quot;&quot;;IF([.M43]=&quot;&quot;;IF([.L43]=&quot;&quot;;&quot;&quot;;[.L43]);[.M43]);[.N43])=&quot;&quot;;IF([.Q43]=&quot;&quot;;IF([.P43]=&quot;&quot;;IF([.O43]=&quot;&quot;;&quot;&quot;;[.O43]);[.P43]);[.Q43])=&quot;&quot;;IF([.T43]=&quot;&quot;;IF([.S43]=&quot;&quot;;IF([.R43]=&quot;&quot;;&quot;&quot;;[.R43]);[.S43]);[.T43])=&quot;&quot;)=1;&quot;&quot;;&quot;P&quot;)))">
            <text:p/>
          </table:table-cell>
          <table:table-cell table:style-name="ce32"/>
          <table:table-cell table:style-name="ce1" table:number-columns-repeated="10"/>
          <table:table-cell table:number-columns-repeated="992"/>
        </table:table-row>
        <table:table-row table:style-name="ro8">
          <table:table-cell table:style-name="ce6" table:formula="of:=IF(AND([.G44]=&quot;&quot;;[.G44]=&quot;&quot;);&quot;&quot;;[.$H$4]&amp;&quot;_&quot;&amp;ROW()-24)" office:value-type="string" office:string-value="CommonTC_F_20">
            <text:p>CommonTC_F_20</text:p>
          </table:table-cell>
          <table:table-cell table:style-name="ce13" office:value-type="string">
            <text:p>Kiểm tra xóa thành công bản ghi không có ràng buộc</text:p>
          </table:table-cell>
          <table:table-cell table:style-name="ce23" office:value-type="string">
            <text:p>TriH</text:p>
          </table:table-cell>
          <table:table-cell table:style-name="ce23" table:number-columns-repeated="3"/>
          <table:table-cell table:style-name="ce32" office:value-type="string">
            <text:p>1. Chọn 1 bản ghi không có ràng buộc</text:p>
            <text:p>2. Nhấn nút Xóa</text:p>
            <text:p>3. Xác nhận việc xóa</text:p>
          </table:table-cell>
          <table:table-cell table:style-name="ce32" office:value-type="string">
            <text:p>1. Xóa thành công: Các bản ghi được chọn bị xóa khỏi danh sách</text:p>
          </table:table-cell>
          <table:table-cell table:number-columns-repeated="12" table:style-name="ce41" table:content-validation-name="val1"/>
          <table:table-cell table:style-name="ce47" table:formula="of:=IF(OR(IF([.K44]=&quot;&quot;;IF([.J44]=&quot;&quot;;IF([.I44]=&quot;&quot;;&quot;&quot;;[.I44]);[.J44]);[.K44])=&quot;F&quot;;IF([.N44]=&quot;&quot;;IF([.M44]=&quot;&quot;;IF([.L44]=&quot;&quot;;&quot;&quot;;[.L44]);[.M44]);[.N44])=&quot;F&quot;;IF([.Q44]=&quot;&quot;;IF([.P44]=&quot;&quot;;IF([.O44]=&quot;&quot;;&quot;&quot;;[.O44]);[.P44]);[.Q44])=&quot;F&quot;;IF([.T44]=&quot;&quot;;IF([.S44]=&quot;&quot;;IF([.R44]=&quot;&quot;;&quot;&quot;;[.R44]);[.S44]);[.T44])=&quot;F&quot;)=1;&quot;F&quot;;IF(OR(IF([.K44]=&quot;&quot;;IF([.J44]=&quot;&quot;;IF([.I44]=&quot;&quot;;&quot;&quot;;[.I44]);[.J44]);[.K44])=&quot;PE&quot;;IF([.N44]=&quot;&quot;;IF([.M44]=&quot;&quot;;IF([.L44]=&quot;&quot;;&quot;&quot;;[.L44]);[.M44]);[.N44])=&quot;PE&quot;;IF([.Q44]=&quot;&quot;;IF([.P44]=&quot;&quot;;IF([.O44]=&quot;&quot;;&quot;&quot;;[.O44]);[.P44]);[.Q44])=&quot;PE&quot;;IF([.T44]=&quot;&quot;;IF([.S44]=&quot;&quot;;IF([.R44]=&quot;&quot;;&quot;&quot;;[.R44]);[.S44]);[.T44])=&quot;PE&quot;)=1;&quot;PE&quot;;IF(AND(IF([.K44]=&quot;&quot;;IF([.J44]=&quot;&quot;;IF([.I44]=&quot;&quot;;&quot;&quot;;[.I44]);[.J44]);[.K44])=&quot;&quot;;IF([.N44]=&quot;&quot;;IF([.M44]=&quot;&quot;;IF([.L44]=&quot;&quot;;&quot;&quot;;[.L44]);[.M44]);[.N44])=&quot;&quot;;IF([.Q44]=&quot;&quot;;IF([.P44]=&quot;&quot;;IF([.O44]=&quot;&quot;;&quot;&quot;;[.O44]);[.P44]);[.Q44])=&quot;&quot;;IF([.T44]=&quot;&quot;;IF([.S44]=&quot;&quot;;IF([.R44]=&quot;&quot;;&quot;&quot;;[.R44]);[.S44]);[.T44])=&quot;&quot;)=1;&quot;&quot;;&quot;P&quot;)))">
            <text:p/>
          </table:table-cell>
          <table:table-cell table:style-name="ce32"/>
          <table:table-cell table:style-name="ce1" table:number-columns-repeated="10"/>
          <table:table-cell table:number-columns-repeated="992"/>
        </table:table-row>
        <table:table-row table:style-name="ro6">
          <table:table-cell table:style-name="ce6" table:formula="of:=IF(AND([.G45]=&quot;&quot;;[.G45]=&quot;&quot;);&quot;&quot;;[.$H$4]&amp;&quot;_&quot;&amp;ROW()-24)" office:value-type="string" office:string-value="CommonTC_F_21">
            <text:p>CommonTC_F_21</text:p>
          </table:table-cell>
          <table:table-cell table:style-name="ce13" office:value-type="string">
            <text:p>Kiểm tra xóa không thành công 1 bản ghi có ràng buộc</text:p>
          </table:table-cell>
          <table:table-cell table:style-name="ce23" office:value-type="string">
            <text:p>TriH</text:p>
          </table:table-cell>
          <table:table-cell table:style-name="ce23" table:number-columns-repeated="3"/>
          <table:table-cell table:style-name="ce32" office:value-type="string">
            <text:p>1. Chọn 1 bản ghi có ràng buộc</text:p>
            <text:p>2. Nhấn nút Xóa</text:p>
          </table:table-cell>
          <table:table-cell table:style-name="ce32" office:value-type="string">
            <text:p>1. Hiển thị thông báo: Không thể xóa bản ghi vì ràng buộc dữ liệu.</text:p>
          </table:table-cell>
          <table:table-cell table:number-columns-repeated="12" table:style-name="ce41" table:content-validation-name="val1"/>
          <table:table-cell table:style-name="ce47" table:formula="of:=IF(OR(IF([.K45]=&quot;&quot;;IF([.J45]=&quot;&quot;;IF([.I45]=&quot;&quot;;&quot;&quot;;[.I45]);[.J45]);[.K45])=&quot;F&quot;;IF([.N45]=&quot;&quot;;IF([.M45]=&quot;&quot;;IF([.L45]=&quot;&quot;;&quot;&quot;;[.L45]);[.M45]);[.N45])=&quot;F&quot;;IF([.Q45]=&quot;&quot;;IF([.P45]=&quot;&quot;;IF([.O45]=&quot;&quot;;&quot;&quot;;[.O45]);[.P45]);[.Q45])=&quot;F&quot;;IF([.T45]=&quot;&quot;;IF([.S45]=&quot;&quot;;IF([.R45]=&quot;&quot;;&quot;&quot;;[.R45]);[.S45]);[.T45])=&quot;F&quot;)=1;&quot;F&quot;;IF(OR(IF([.K45]=&quot;&quot;;IF([.J45]=&quot;&quot;;IF([.I45]=&quot;&quot;;&quot;&quot;;[.I45]);[.J45]);[.K45])=&quot;PE&quot;;IF([.N45]=&quot;&quot;;IF([.M45]=&quot;&quot;;IF([.L45]=&quot;&quot;;&quot;&quot;;[.L45]);[.M45]);[.N45])=&quot;PE&quot;;IF([.Q45]=&quot;&quot;;IF([.P45]=&quot;&quot;;IF([.O45]=&quot;&quot;;&quot;&quot;;[.O45]);[.P45]);[.Q45])=&quot;PE&quot;;IF([.T45]=&quot;&quot;;IF([.S45]=&quot;&quot;;IF([.R45]=&quot;&quot;;&quot;&quot;;[.R45]);[.S45]);[.T45])=&quot;PE&quot;)=1;&quot;PE&quot;;IF(AND(IF([.K45]=&quot;&quot;;IF([.J45]=&quot;&quot;;IF([.I45]=&quot;&quot;;&quot;&quot;;[.I45]);[.J45]);[.K45])=&quot;&quot;;IF([.N45]=&quot;&quot;;IF([.M45]=&quot;&quot;;IF([.L45]=&quot;&quot;;&quot;&quot;;[.L45]);[.M45]);[.N45])=&quot;&quot;;IF([.Q45]=&quot;&quot;;IF([.P45]=&quot;&quot;;IF([.O45]=&quot;&quot;;&quot;&quot;;[.O45]);[.P45]);[.Q45])=&quot;&quot;;IF([.T45]=&quot;&quot;;IF([.S45]=&quot;&quot;;IF([.R45]=&quot;&quot;;&quot;&quot;;[.R45]);[.S45]);[.T45])=&quot;&quot;)=1;&quot;&quot;;&quot;P&quot;)))">
            <text:p/>
          </table:table-cell>
          <table:table-cell table:style-name="ce32"/>
          <table:table-cell table:style-name="ce1" table:number-columns-repeated="10"/>
          <table:table-cell table:number-columns-repeated="992"/>
        </table:table-row>
        <table:table-row table:style-name="ro5">
          <table:table-cell table:style-name="ce6" table:formula="of:=IF(AND([.G46]=&quot;&quot;;[.G46]=&quot;&quot;);&quot;&quot;;[.$H$4]&amp;&quot;_&quot;&amp;ROW()-24)" office:value-type="string" office:string-value="CommonTC_F_22">
            <office:annotation draw:style-name="gr3" draw:text-style-name="P1" svg:width="6.1374in" svg:height="1.7016in" svg:x="1.7339in" svg:y="19.4697in" draw:caption-point-x="-0.1898in" draw:caption-point-y="-0.7965in">
              <dc:creator>Thuy Vu</dc:creator>
              <dc:date>2018-03-26T00:00:00</dc:date>
              <text:p text:style-name="P1">Không tìm thấy chức năng để thực hiện test</text:p>
              <text:p text:style-name="P1"><text:tab/>-Hoàng Nguyễn</text:p>
              <text:p text:style-name="P1">tương tự comment dưới.</text:p>
              <text:p text:style-name="P1"><text:tab/>-Hoang Truong</text:p>
            </office:annotation>
            <text:p>CommonTC_F_22</text:p>
          </table:table-cell>
          <table:table-cell table:style-name="ce13" office:value-type="string">
            <text:p>Kiểm tra xóa thành công 1 số bản ghi ko có ràng buộc</text:p>
          </table:table-cell>
          <table:table-cell table:style-name="ce23" office:value-type="string">
            <text:p>TriH</text:p>
          </table:table-cell>
          <table:table-cell table:style-name="ce23" table:number-columns-repeated="3"/>
          <table:table-cell table:style-name="ce32" office:value-type="string">
            <text:p>1. Chọn 1 số bản ghi không có ràng buộc</text:p>
            <text:p>2. Nhấn nút Xóa</text:p>
            <text:p>3. Xác nhận việc xóa</text:p>
          </table:table-cell>
          <table:table-cell table:style-name="ce32" office:value-type="string">
            <text:p>1. Xóa thành công: Các bản ghi vừa xóa không còn hiển thị trên danh sách.</text:p>
          </table:table-cell>
          <table:table-cell table:number-columns-repeated="12" table:style-name="ce41" table:content-validation-name="val1"/>
          <table:table-cell table:style-name="ce47" table:formula="of:=IF(OR(IF([.K46]=&quot;&quot;;IF([.J46]=&quot;&quot;;IF([.I46]=&quot;&quot;;&quot;&quot;;[.I46]);[.J46]);[.K46])=&quot;F&quot;;IF([.N46]=&quot;&quot;;IF([.M46]=&quot;&quot;;IF([.L46]=&quot;&quot;;&quot;&quot;;[.L46]);[.M46]);[.N46])=&quot;F&quot;;IF([.Q46]=&quot;&quot;;IF([.P46]=&quot;&quot;;IF([.O46]=&quot;&quot;;&quot;&quot;;[.O46]);[.P46]);[.Q46])=&quot;F&quot;;IF([.T46]=&quot;&quot;;IF([.S46]=&quot;&quot;;IF([.R46]=&quot;&quot;;&quot;&quot;;[.R46]);[.S46]);[.T46])=&quot;F&quot;)=1;&quot;F&quot;;IF(OR(IF([.K46]=&quot;&quot;;IF([.J46]=&quot;&quot;;IF([.I46]=&quot;&quot;;&quot;&quot;;[.I46]);[.J46]);[.K46])=&quot;PE&quot;;IF([.N46]=&quot;&quot;;IF([.M46]=&quot;&quot;;IF([.L46]=&quot;&quot;;&quot;&quot;;[.L46]);[.M46]);[.N46])=&quot;PE&quot;;IF([.Q46]=&quot;&quot;;IF([.P46]=&quot;&quot;;IF([.O46]=&quot;&quot;;&quot;&quot;;[.O46]);[.P46]);[.Q46])=&quot;PE&quot;;IF([.T46]=&quot;&quot;;IF([.S46]=&quot;&quot;;IF([.R46]=&quot;&quot;;&quot;&quot;;[.R46]);[.S46]);[.T46])=&quot;PE&quot;)=1;&quot;PE&quot;;IF(AND(IF([.K46]=&quot;&quot;;IF([.J46]=&quot;&quot;;IF([.I46]=&quot;&quot;;&quot;&quot;;[.I46]);[.J46]);[.K46])=&quot;&quot;;IF([.N46]=&quot;&quot;;IF([.M46]=&quot;&quot;;IF([.L46]=&quot;&quot;;&quot;&quot;;[.L46]);[.M46]);[.N46])=&quot;&quot;;IF([.Q46]=&quot;&quot;;IF([.P46]=&quot;&quot;;IF([.O46]=&quot;&quot;;&quot;&quot;;[.O46]);[.P46]);[.Q46])=&quot;&quot;;IF([.T46]=&quot;&quot;;IF([.S46]=&quot;&quot;;IF([.R46]=&quot;&quot;;&quot;&quot;;[.R46]);[.S46]);[.T46])=&quot;&quot;)=1;&quot;&quot;;&quot;P&quot;)))">
            <text:p/>
          </table:table-cell>
          <table:table-cell table:style-name="ce32"/>
          <table:table-cell table:style-name="ce1" table:number-columns-repeated="10"/>
          <table:table-cell table:number-columns-repeated="992"/>
        </table:table-row>
        <table:table-row table:style-name="ro7">
          <table:table-cell table:style-name="ce6" table:formula="of:=IF(AND([.G47]=&quot;&quot;;[.G47]=&quot;&quot;);&quot;&quot;;[.$H$4]&amp;&quot;_&quot;&amp;ROW()-24)" office:value-type="string" office:string-value="CommonTC_F_23">
            <office:annotation draw:style-name="gr3" draw:text-style-name="P1" svg:width="6.1374in" svg:height="1.7016in" svg:x="1.7339in" svg:y="20.3516in" draw:caption-point-x="-0.1898in" draw:caption-point-y="-0.9724in">
              <dc:creator>Thuy Vu</dc:creator>
              <dc:date>2018-03-26T00:00:00</dc:date>
              <text:p text:style-name="P1">Không tìm thấy chức năng để test</text:p>
              <text:p text:style-name="P1"><text:tab/>-Hoàng Nguyễn</text:p>
              <text:p text:style-name="P1">đây là test chung, có thể áp dụng vào nhiều trường hợp khi có quan hệ giữa các bảng trong csdl, em có thể suy ra quan hệ này từ chức năng của sản phẩm..</text:p>
              <text:p text:style-name="P1"><text:tab/>-Hoang Truong</text:p>
            </office:annotation>
            <text:p>CommonTC_F_23</text:p>
          </table:table-cell>
          <table:table-cell table:style-name="ce13" office:value-type="string">
            <text:p>Kiểm tra xóa không thành công 1 số bản ghi khi có ràng buộc</text:p>
          </table:table-cell>
          <table:table-cell table:style-name="ce23" office:value-type="string">
            <text:p>TriH</text:p>
          </table:table-cell>
          <table:table-cell table:style-name="ce23" table:number-columns-repeated="3"/>
          <table:table-cell table:style-name="ce32" office:value-type="string">
            <text:p>1. Chọn 1 số bản ghi trong đó có cả các bản ghi có ràng buộc và 1 số bản ghi không có ràng buộc</text:p>
            <text:p>2. Nhấn nút Xóa</text:p>
            <text:p>3. Xác nhận việc Xóa</text:p>
          </table:table-cell>
          <table:table-cell table:style-name="ce32" office:value-type="string">
            <text:p>1. Các bản ghi không có ràng buộc thì bị xóa khỏi danh sách.</text:p>
            <text:p>2. Các bản ghi có ràng buộc không được xóa khỏi danh sách và được liệt kê trong một danh sách riêng.</text:p>
          </table:table-cell>
          <table:table-cell table:number-columns-repeated="12" table:style-name="ce41" table:content-validation-name="val1"/>
          <table:table-cell table:style-name="ce47" table:formula="of:=IF(OR(IF([.K47]=&quot;&quot;;IF([.J47]=&quot;&quot;;IF([.I47]=&quot;&quot;;&quot;&quot;;[.I47]);[.J47]);[.K47])=&quot;F&quot;;IF([.N47]=&quot;&quot;;IF([.M47]=&quot;&quot;;IF([.L47]=&quot;&quot;;&quot;&quot;;[.L47]);[.M47]);[.N47])=&quot;F&quot;;IF([.Q47]=&quot;&quot;;IF([.P47]=&quot;&quot;;IF([.O47]=&quot;&quot;;&quot;&quot;;[.O47]);[.P47]);[.Q47])=&quot;F&quot;;IF([.T47]=&quot;&quot;;IF([.S47]=&quot;&quot;;IF([.R47]=&quot;&quot;;&quot;&quot;;[.R47]);[.S47]);[.T47])=&quot;F&quot;)=1;&quot;F&quot;;IF(OR(IF([.K47]=&quot;&quot;;IF([.J47]=&quot;&quot;;IF([.I47]=&quot;&quot;;&quot;&quot;;[.I47]);[.J47]);[.K47])=&quot;PE&quot;;IF([.N47]=&quot;&quot;;IF([.M47]=&quot;&quot;;IF([.L47]=&quot;&quot;;&quot;&quot;;[.L47]);[.M47]);[.N47])=&quot;PE&quot;;IF([.Q47]=&quot;&quot;;IF([.P47]=&quot;&quot;;IF([.O47]=&quot;&quot;;&quot;&quot;;[.O47]);[.P47]);[.Q47])=&quot;PE&quot;;IF([.T47]=&quot;&quot;;IF([.S47]=&quot;&quot;;IF([.R47]=&quot;&quot;;&quot;&quot;;[.R47]);[.S47]);[.T47])=&quot;PE&quot;)=1;&quot;PE&quot;;IF(AND(IF([.K47]=&quot;&quot;;IF([.J47]=&quot;&quot;;IF([.I47]=&quot;&quot;;&quot;&quot;;[.I47]);[.J47]);[.K47])=&quot;&quot;;IF([.N47]=&quot;&quot;;IF([.M47]=&quot;&quot;;IF([.L47]=&quot;&quot;;&quot;&quot;;[.L47]);[.M47]);[.N47])=&quot;&quot;;IF([.Q47]=&quot;&quot;;IF([.P47]=&quot;&quot;;IF([.O47]=&quot;&quot;;&quot;&quot;;[.O47]);[.P47]);[.Q47])=&quot;&quot;;IF([.T47]=&quot;&quot;;IF([.S47]=&quot;&quot;;IF([.R47]=&quot;&quot;;&quot;&quot;;[.R47]);[.S47]);[.T47])=&quot;&quot;)=1;&quot;&quot;;&quot;P&quot;)))">
            <text:p/>
          </table:table-cell>
          <table:table-cell table:style-name="ce51"/>
          <table:table-cell table:style-name="ce1" table:number-columns-repeated="10"/>
          <table:table-cell table:number-columns-repeated="992"/>
        </table:table-row>
        <table:table-row table:style-name="ro7">
          <table:table-cell table:style-name="ce6" table:formula="of:=IF(AND([.G48]=&quot;&quot;;[.G48]=&quot;&quot;);&quot;&quot;;[.$H$4]&amp;&quot;_&quot;&amp;ROW()-24)" office:value-type="string" office:string-value="CommonTC_F_24">
            <text:p>CommonTC_F_24</text:p>
          </table:table-cell>
          <table:table-cell table:style-name="ce13" office:value-type="string">
            <text:p>Kiểm tra xóa thành công tất cả các bản ghi không có ràng buộc</text:p>
          </table:table-cell>
          <table:table-cell table:style-name="ce23" office:value-type="string">
            <text:p>VAT</text:p>
          </table:table-cell>
          <table:table-cell table:style-name="ce23" table:number-columns-repeated="3"/>
          <table:table-cell table:style-name="ce32" office:value-type="string">
            <text:p>Giả sử các bản ghi đều không có ràng buộc</text:p>
            <text:p>1. Tích chọn tất cả các bản ghi</text:p>
            <text:p>2. Nhấn nút Xóa</text:p>
            <text:p>3. Xác nhận việc xóa</text:p>
          </table:table-cell>
          <table:table-cell table:style-name="ce32" office:value-type="string">
            <text:p>Xóa thành công: Hiển thị thông báo danh sách rỗng</text:p>
          </table:table-cell>
          <table:table-cell table:number-columns-repeated="12" table:style-name="ce41" table:content-validation-name="val1"/>
          <table:table-cell table:style-name="ce47" table:formula="of:=IF(OR(IF([.K48]=&quot;&quot;;IF([.J48]=&quot;&quot;;IF([.I48]=&quot;&quot;;&quot;&quot;;[.I48]);[.J48]);[.K48])=&quot;F&quot;;IF([.N48]=&quot;&quot;;IF([.M48]=&quot;&quot;;IF([.L48]=&quot;&quot;;&quot;&quot;;[.L48]);[.M48]);[.N48])=&quot;F&quot;;IF([.Q48]=&quot;&quot;;IF([.P48]=&quot;&quot;;IF([.O48]=&quot;&quot;;&quot;&quot;;[.O48]);[.P48]);[.Q48])=&quot;F&quot;;IF([.T48]=&quot;&quot;;IF([.S48]=&quot;&quot;;IF([.R48]=&quot;&quot;;&quot;&quot;;[.R48]);[.S48]);[.T48])=&quot;F&quot;)=1;&quot;F&quot;;IF(OR(IF([.K48]=&quot;&quot;;IF([.J48]=&quot;&quot;;IF([.I48]=&quot;&quot;;&quot;&quot;;[.I48]);[.J48]);[.K48])=&quot;PE&quot;;IF([.N48]=&quot;&quot;;IF([.M48]=&quot;&quot;;IF([.L48]=&quot;&quot;;&quot;&quot;;[.L48]);[.M48]);[.N48])=&quot;PE&quot;;IF([.Q48]=&quot;&quot;;IF([.P48]=&quot;&quot;;IF([.O48]=&quot;&quot;;&quot;&quot;;[.O48]);[.P48]);[.Q48])=&quot;PE&quot;;IF([.T48]=&quot;&quot;;IF([.S48]=&quot;&quot;;IF([.R48]=&quot;&quot;;&quot;&quot;;[.R48]);[.S48]);[.T48])=&quot;PE&quot;)=1;&quot;PE&quot;;IF(AND(IF([.K48]=&quot;&quot;;IF([.J48]=&quot;&quot;;IF([.I48]=&quot;&quot;;&quot;&quot;;[.I48]);[.J48]);[.K48])=&quot;&quot;;IF([.N48]=&quot;&quot;;IF([.M48]=&quot;&quot;;IF([.L48]=&quot;&quot;;&quot;&quot;;[.L48]);[.M48]);[.N48])=&quot;&quot;;IF([.Q48]=&quot;&quot;;IF([.P48]=&quot;&quot;;IF([.O48]=&quot;&quot;;&quot;&quot;;[.O48]);[.P48]);[.Q48])=&quot;&quot;;IF([.T48]=&quot;&quot;;IF([.S48]=&quot;&quot;;IF([.R48]=&quot;&quot;;&quot;&quot;;[.R48]);[.S48]);[.T48])=&quot;&quot;)=1;&quot;&quot;;&quot;P&quot;)))">
            <text:p/>
          </table:table-cell>
          <table:table-cell table:style-name="ce32"/>
          <table:table-cell table:style-name="ce1" table:number-columns-repeated="10"/>
          <table:table-cell table:number-columns-repeated="992"/>
        </table:table-row>
        <table:table-row table:style-name="ro7">
          <table:table-cell table:style-name="ce6" table:formula="of:=IF(AND([.G49]=&quot;&quot;;[.G49]=&quot;&quot;);&quot;&quot;;[.$H$4]&amp;&quot;_&quot;&amp;ROW()-24)" office:value-type="string" office:string-value="CommonTC_F_25">
            <text:p>CommonTC_F_25</text:p>
          </table:table-cell>
          <table:table-cell table:style-name="ce13" office:value-type="string">
            <text:p>Kiểm tra xóa không thành công tất cả các bản ghi khi có ràng buộc</text:p>
          </table:table-cell>
          <table:table-cell table:style-name="ce23" office:value-type="string">
            <text:p>VAT</text:p>
          </table:table-cell>
          <table:table-cell table:style-name="ce23" table:number-columns-repeated="3"/>
          <table:table-cell table:style-name="ce32" office:value-type="string">
            <text:p>Giả sử có 1 số bản ghi có ràng buộc</text:p>
            <text:p>1. Tích chọn tất cả các bản ghi</text:p>
            <text:p>2. Nhấn nút Xóa</text:p>
            <text:p>3. Xác nhận việc xóa</text:p>
          </table:table-cell>
          <table:table-cell table:style-name="ce32" office:value-type="string">
            <text:p>1. Các bản ghi không có ràng buộc thì bị xóa khỏi danh sách.</text:p>
            <text:p>2. Các bản ghi có ràng buộc không được xóa khỏi danh sách và được liệt kê trong một danh sách riêng.</text:p>
          </table:table-cell>
          <table:table-cell table:number-columns-repeated="12" table:style-name="ce41" table:content-validation-name="val1"/>
          <table:table-cell table:style-name="ce47" table:formula="of:=IF(OR(IF([.K49]=&quot;&quot;;IF([.J49]=&quot;&quot;;IF([.I49]=&quot;&quot;;&quot;&quot;;[.I49]);[.J49]);[.K49])=&quot;F&quot;;IF([.N49]=&quot;&quot;;IF([.M49]=&quot;&quot;;IF([.L49]=&quot;&quot;;&quot;&quot;;[.L49]);[.M49]);[.N49])=&quot;F&quot;;IF([.Q49]=&quot;&quot;;IF([.P49]=&quot;&quot;;IF([.O49]=&quot;&quot;;&quot;&quot;;[.O49]);[.P49]);[.Q49])=&quot;F&quot;;IF([.T49]=&quot;&quot;;IF([.S49]=&quot;&quot;;IF([.R49]=&quot;&quot;;&quot;&quot;;[.R49]);[.S49]);[.T49])=&quot;F&quot;)=1;&quot;F&quot;;IF(OR(IF([.K49]=&quot;&quot;;IF([.J49]=&quot;&quot;;IF([.I49]=&quot;&quot;;&quot;&quot;;[.I49]);[.J49]);[.K49])=&quot;PE&quot;;IF([.N49]=&quot;&quot;;IF([.M49]=&quot;&quot;;IF([.L49]=&quot;&quot;;&quot;&quot;;[.L49]);[.M49]);[.N49])=&quot;PE&quot;;IF([.Q49]=&quot;&quot;;IF([.P49]=&quot;&quot;;IF([.O49]=&quot;&quot;;&quot;&quot;;[.O49]);[.P49]);[.Q49])=&quot;PE&quot;;IF([.T49]=&quot;&quot;;IF([.S49]=&quot;&quot;;IF([.R49]=&quot;&quot;;&quot;&quot;;[.R49]);[.S49]);[.T49])=&quot;PE&quot;)=1;&quot;PE&quot;;IF(AND(IF([.K49]=&quot;&quot;;IF([.J49]=&quot;&quot;;IF([.I49]=&quot;&quot;;&quot;&quot;;[.I49]);[.J49]);[.K49])=&quot;&quot;;IF([.N49]=&quot;&quot;;IF([.M49]=&quot;&quot;;IF([.L49]=&quot;&quot;;&quot;&quot;;[.L49]);[.M49]);[.N49])=&quot;&quot;;IF([.Q49]=&quot;&quot;;IF([.P49]=&quot;&quot;;IF([.O49]=&quot;&quot;;&quot;&quot;;[.O49]);[.P49]);[.Q49])=&quot;&quot;;IF([.T49]=&quot;&quot;;IF([.S49]=&quot;&quot;;IF([.R49]=&quot;&quot;;&quot;&quot;;[.R49]);[.S49]);[.T49])=&quot;&quot;)=1;&quot;&quot;;&quot;P&quot;)))">
            <text:p/>
          </table:table-cell>
          <table:table-cell table:style-name="ce32"/>
          <table:table-cell table:style-name="ce1" table:number-columns-repeated="10"/>
          <table:table-cell table:number-columns-repeated="992"/>
        </table:table-row>
        <table:table-row table:style-name="ro4">
          <table:table-cell table:style-name="ce6" table:formula="of:=IF(AND([.G50]=&quot;&quot;;[.G50]=&quot;&quot;);&quot;&quot;;[.$H$4]&amp;&quot;_&quot;&amp;ROW()-24)">
            <text:p/>
          </table:table-cell>
          <table:table-cell table:style-name="ce11" office:value-type="string" table:number-columns-spanned="20" table:number-rows-spanned="1">
            <text:p>CHỨC NĂNG IMPORT</text:p>
          </table:table-cell>
          <table:covered-table-cell table:number-columns-repeated="6" table:style-name="ce21"/>
          <table:covered-table-cell table:number-columns-repeated="13" table:style-name="ce40"/>
          <table:table-cell table:style-name="ce32"/>
          <table:table-cell table:style-name="ce52" table:number-columns-repeated="10"/>
          <table:table-cell table:number-columns-repeated="992"/>
        </table:table-row>
        <table:table-row table:style-name="ro5">
          <table:table-cell table:style-name="ce6" table:formula="of:=IF(AND([.G51]=&quot;&quot;;[.G51]=&quot;&quot;);&quot;&quot;;[.$H$4]&amp;&quot;_&quot;&amp;ROW()-25)" office:value-type="string" office:string-value="CommonTC_F_26">
            <text:p>CommonTC_F_26</text:p>
          </table:table-cell>
          <table:table-cell table:style-name="ce16" office:value-type="string">
            <text:p>Kiểm tra tính duy nhất của trường dữ liệu</text:p>
          </table:table-cell>
          <table:table-cell table:style-name="ce26" table:number-columns-repeated="4"/>
          <table:table-cell table:style-name="ce16" office:value-type="string">
            <text:p>1. Thực hiện import 1 file chứa 1 bản ghi: <text:s/>Dữ liệu cho trường đang xét trùng với dữ liệu của một bản ghi đã tồn tại</text:p>
            <text:p>2. Dữ liệu các trường khác hợp lệ</text:p>
          </table:table-cell>
          <table:table-cell table:style-name="ce16" office:value-type="string">
            <text:p>1. Không Import dữ liệu trên file vào hệ thống</text:p>
            <text:p>2. Hiển thị thông báo lỗi ở trường đang xét.</text:p>
          </table:table-cell>
          <table:table-cell table:style-name="ce42" table:number-columns-repeated="12"/>
          <table:table-cell table:style-name="ce47"/>
          <table:table-cell table:style-name="ce32"/>
          <table:table-cell table:style-name="ce1" table:number-columns-repeated="10"/>
          <table:table-cell table:number-columns-repeated="992"/>
        </table:table-row>
        <table:table-row table:style-name="ro9">
          <table:table-cell table:style-name="ce6" table:formula="of:=IF(AND([.G52]=&quot;&quot;;[.G52]=&quot;&quot;);&quot;&quot;;[.$H$4]&amp;&quot;_&quot;&amp;ROW()-25)" office:value-type="string" office:string-value="CommonTC_F_27">
            <text:p>CommonTC_F_27</text:p>
          </table:table-cell>
          <table:table-cell table:style-name="ce17" office:value-type="string">
            <text:p>Thực hiện "Import" khi trong file excel có &gt;=2 bản ghi trùng trường giá trị đang xét ( trong trường hợp trong hệ thống chưa có bản ghi nào có trường giá trị với giá trị đó )</text:p>
            <text:p/>
          </table:table-cell>
          <table:table-cell table:style-name="ce27" table:number-columns-repeated="4"/>
          <table:table-cell table:style-name="ce17" office:value-type="string">
            <text:p>Giả sử trong hệ thống chưa có bản ghi nào có giá trị trường đang xét là "A"</text:p>
            <text:p>1. Chọn file Import đúng định dạng và có ít nhất 2 bản ghi có giá trị trường đang xét là "A"</text:p>
            <text:p>2. Nhấn nút "Import" hoặc bấm Enter.</text:p>
          </table:table-cell>
          <table:table-cell table:style-name="ce17" office:value-type="string">
            <text:p>Không Import dữ liệu trên file vào hệ thống và hiển thị thông báo lỗi cho các bản ghi trùng.</text:p>
          </table:table-cell>
          <table:table-cell table:number-columns-repeated="12" table:style-name="ce41" table:content-validation-name="val1"/>
          <table:table-cell table:style-name="ce47" table:formula="of:=IF(OR(IF([.K52]=&quot;&quot;;IF([.J52]=&quot;&quot;;IF([.I52]=&quot;&quot;;&quot;&quot;;[.I52]);[.J52]);[.K52])=&quot;F&quot;;IF([.N52]=&quot;&quot;;IF([.M52]=&quot;&quot;;IF([.L52]=&quot;&quot;;&quot;&quot;;[.L52]);[.M52]);[.N52])=&quot;F&quot;;IF([.Q52]=&quot;&quot;;IF([.P52]=&quot;&quot;;IF([.O52]=&quot;&quot;;&quot;&quot;;[.O52]);[.P52]);[.Q52])=&quot;F&quot;;IF([.T52]=&quot;&quot;;IF([.S52]=&quot;&quot;;IF([.R52]=&quot;&quot;;&quot;&quot;;[.R52]);[.S52]);[.T52])=&quot;F&quot;)=1;&quot;F&quot;;IF(OR(IF([.K52]=&quot;&quot;;IF([.J52]=&quot;&quot;;IF([.I52]=&quot;&quot;;&quot;&quot;;[.I52]);[.J52]);[.K52])=&quot;PE&quot;;IF([.N52]=&quot;&quot;;IF([.M52]=&quot;&quot;;IF([.L52]=&quot;&quot;;&quot;&quot;;[.L52]);[.M52]);[.N52])=&quot;PE&quot;;IF([.Q52]=&quot;&quot;;IF([.P52]=&quot;&quot;;IF([.O52]=&quot;&quot;;&quot;&quot;;[.O52]);[.P52]);[.Q52])=&quot;PE&quot;;IF([.T52]=&quot;&quot;;IF([.S52]=&quot;&quot;;IF([.R52]=&quot;&quot;;&quot;&quot;;[.R52]);[.S52]);[.T52])=&quot;PE&quot;)=1;&quot;PE&quot;;IF(AND(IF([.K52]=&quot;&quot;;IF([.J52]=&quot;&quot;;IF([.I52]=&quot;&quot;;&quot;&quot;;[.I52]);[.J52]);[.K52])=&quot;&quot;;IF([.N52]=&quot;&quot;;IF([.M52]=&quot;&quot;;IF([.L52]=&quot;&quot;;&quot;&quot;;[.L52]);[.M52]);[.N52])=&quot;&quot;;IF([.Q52]=&quot;&quot;;IF([.P52]=&quot;&quot;;IF([.O52]=&quot;&quot;;&quot;&quot;;[.O52]);[.P52]);[.Q52])=&quot;&quot;;IF([.T52]=&quot;&quot;;IF([.S52]=&quot;&quot;;IF([.R52]=&quot;&quot;;&quot;&quot;;[.R52]);[.S52]);[.T52])=&quot;&quot;)=1;&quot;&quot;;&quot;P&quot;)))">
            <text:p/>
          </table:table-cell>
          <table:table-cell table:style-name="ce32"/>
          <table:table-cell table:style-name="ce1" table:number-columns-repeated="10"/>
          <table:table-cell table:number-columns-repeated="992"/>
        </table:table-row>
        <table:table-row table:style-name="ro5">
          <table:table-cell table:style-name="ce6" table:formula="of:=IF(AND([.G53]=&quot;&quot;;[.G53]=&quot;&quot;);&quot;&quot;;[.$H$4]&amp;&quot;_&quot;&amp;ROW()-25)" office:value-type="string" office:string-value="CommonTC_F_28">
            <text:p>CommonTC_F_28</text:p>
          </table:table-cell>
          <table:table-cell table:style-name="ce17" office:value-type="string">
            <text:p>Thực hiện "Import" thành công nhiều bản ghi trên file &amp; SL bản ghi &lt;= Max</text:p>
          </table:table-cell>
          <table:table-cell table:style-name="ce27" table:number-columns-repeated="4"/>
          <table:table-cell table:style-name="ce17" office:value-type="string">
            <text:p>1. Chọn file Import đúng định dạng, thông tin trên file hợp lệ &amp; số bản ghi &lt;= Max</text:p>
            <text:p>2. Nhấn nút "Import" hoặc bấm Enter.</text:p>
          </table:table-cell>
          <table:table-cell table:style-name="ce17" office:value-type="string">
            <text:p>Import thành công các bản ghi trên file &amp; lưu vào CSDL chính xác:</text:p>
            <text:p><text:s/>- &lt;Mô tả cụ thể các thông tin được lưu vào trường nào, trong bảng nào&gt;</text:p>
          </table:table-cell>
          <table:table-cell table:number-columns-repeated="12" table:style-name="ce41" table:content-validation-name="val1"/>
          <table:table-cell table:style-name="ce47" table:formula="of:=IF(OR(IF([.K53]=&quot;&quot;;IF([.J53]=&quot;&quot;;IF([.I53]=&quot;&quot;;&quot;&quot;;[.I53]);[.J53]);[.K53])=&quot;F&quot;;IF([.N53]=&quot;&quot;;IF([.M53]=&quot;&quot;;IF([.L53]=&quot;&quot;;&quot;&quot;;[.L53]);[.M53]);[.N53])=&quot;F&quot;;IF([.Q53]=&quot;&quot;;IF([.P53]=&quot;&quot;;IF([.O53]=&quot;&quot;;&quot;&quot;;[.O53]);[.P53]);[.Q53])=&quot;F&quot;;IF([.T53]=&quot;&quot;;IF([.S53]=&quot;&quot;;IF([.R53]=&quot;&quot;;&quot;&quot;;[.R53]);[.S53]);[.T53])=&quot;F&quot;)=1;&quot;F&quot;;IF(OR(IF([.K53]=&quot;&quot;;IF([.J53]=&quot;&quot;;IF([.I53]=&quot;&quot;;&quot;&quot;;[.I53]);[.J53]);[.K53])=&quot;PE&quot;;IF([.N53]=&quot;&quot;;IF([.M53]=&quot;&quot;;IF([.L53]=&quot;&quot;;&quot;&quot;;[.L53]);[.M53]);[.N53])=&quot;PE&quot;;IF([.Q53]=&quot;&quot;;IF([.P53]=&quot;&quot;;IF([.O53]=&quot;&quot;;&quot;&quot;;[.O53]);[.P53]);[.Q53])=&quot;PE&quot;;IF([.T53]=&quot;&quot;;IF([.S53]=&quot;&quot;;IF([.R53]=&quot;&quot;;&quot;&quot;;[.R53]);[.S53]);[.T53])=&quot;PE&quot;)=1;&quot;PE&quot;;IF(AND(IF([.K53]=&quot;&quot;;IF([.J53]=&quot;&quot;;IF([.I53]=&quot;&quot;;&quot;&quot;;[.I53]);[.J53]);[.K53])=&quot;&quot;;IF([.N53]=&quot;&quot;;IF([.M53]=&quot;&quot;;IF([.L53]=&quot;&quot;;&quot;&quot;;[.L53]);[.M53]);[.N53])=&quot;&quot;;IF([.Q53]=&quot;&quot;;IF([.P53]=&quot;&quot;;IF([.O53]=&quot;&quot;;&quot;&quot;;[.O53]);[.P53]);[.Q53])=&quot;&quot;;IF([.T53]=&quot;&quot;;IF([.S53]=&quot;&quot;;IF([.R53]=&quot;&quot;;&quot;&quot;;[.R53]);[.S53]);[.T53])=&quot;&quot;)=1;&quot;&quot;;&quot;P&quot;)))">
            <text:p/>
          </table:table-cell>
          <table:table-cell table:style-name="ce32"/>
          <table:table-cell table:style-name="ce1" table:number-columns-repeated="10"/>
          <table:table-cell table:number-columns-repeated="992"/>
        </table:table-row>
        <table:table-row table:style-name="ro7">
          <table:table-cell table:style-name="ce6" table:formula="of:=IF(AND([.G54]=&quot;&quot;;[.G54]=&quot;&quot;);&quot;&quot;;[.$H$4]&amp;&quot;_&quot;&amp;ROW()-25)" office:value-type="string" office:string-value="CommonTC_F_29">
            <text:p>CommonTC_F_29</text:p>
          </table:table-cell>
          <table:table-cell table:style-name="ce17" office:value-type="string">
            <text:p>Thực hiện "Import" khi trong file exel có ít nhất 1 bản ghi trùng với bản ghi đã tồn tại trong hệ thống</text:p>
          </table:table-cell>
          <table:table-cell table:style-name="ce27" table:number-columns-repeated="4"/>
          <table:table-cell table:style-name="ce17" office:value-type="string">
            <text:p/>
            <text:p>1. Chọn file Import đúng định dạng và có ít nhất 1 bản ghi trùng với một bản ghi đã tồn tại trong hệ thống</text:p>
            <text:p>2. Nhấn nút "Import" hoặc bấm Enter.</text:p>
          </table:table-cell>
          <table:table-cell table:style-name="ce17" office:value-type="string">
            <text:p>Không Import dữ liệu trên file vào hệ thống và hiển thị thông báo lỗi các bản ghi trùng với bản ghi trong hệ thống.</text:p>
          </table:table-cell>
          <table:table-cell table:number-columns-repeated="12" table:style-name="ce41" table:content-validation-name="val1"/>
          <table:table-cell table:style-name="ce47" table:formula="of:=IF(OR(IF([.K54]=&quot;&quot;;IF([.J54]=&quot;&quot;;IF([.I54]=&quot;&quot;;&quot;&quot;;[.I54]);[.J54]);[.K54])=&quot;F&quot;;IF([.N54]=&quot;&quot;;IF([.M54]=&quot;&quot;;IF([.L54]=&quot;&quot;;&quot;&quot;;[.L54]);[.M54]);[.N54])=&quot;F&quot;;IF([.Q54]=&quot;&quot;;IF([.P54]=&quot;&quot;;IF([.O54]=&quot;&quot;;&quot;&quot;;[.O54]);[.P54]);[.Q54])=&quot;F&quot;;IF([.T54]=&quot;&quot;;IF([.S54]=&quot;&quot;;IF([.R54]=&quot;&quot;;&quot;&quot;;[.R54]);[.S54]);[.T54])=&quot;F&quot;)=1;&quot;F&quot;;IF(OR(IF([.K54]=&quot;&quot;;IF([.J54]=&quot;&quot;;IF([.I54]=&quot;&quot;;&quot;&quot;;[.I54]);[.J54]);[.K54])=&quot;PE&quot;;IF([.N54]=&quot;&quot;;IF([.M54]=&quot;&quot;;IF([.L54]=&quot;&quot;;&quot;&quot;;[.L54]);[.M54]);[.N54])=&quot;PE&quot;;IF([.Q54]=&quot;&quot;;IF([.P54]=&quot;&quot;;IF([.O54]=&quot;&quot;;&quot;&quot;;[.O54]);[.P54]);[.Q54])=&quot;PE&quot;;IF([.T54]=&quot;&quot;;IF([.S54]=&quot;&quot;;IF([.R54]=&quot;&quot;;&quot;&quot;;[.R54]);[.S54]);[.T54])=&quot;PE&quot;)=1;&quot;PE&quot;;IF(AND(IF([.K54]=&quot;&quot;;IF([.J54]=&quot;&quot;;IF([.I54]=&quot;&quot;;&quot;&quot;;[.I54]);[.J54]);[.K54])=&quot;&quot;;IF([.N54]=&quot;&quot;;IF([.M54]=&quot;&quot;;IF([.L54]=&quot;&quot;;&quot;&quot;;[.L54]);[.M54]);[.N54])=&quot;&quot;;IF([.Q54]=&quot;&quot;;IF([.P54]=&quot;&quot;;IF([.O54]=&quot;&quot;;&quot;&quot;;[.O54]);[.P54]);[.Q54])=&quot;&quot;;IF([.T54]=&quot;&quot;;IF([.S54]=&quot;&quot;;IF([.R54]=&quot;&quot;;&quot;&quot;;[.R54]);[.S54]);[.T54])=&quot;&quot;)=1;&quot;&quot;;&quot;P&quot;)))">
            <text:p/>
          </table:table-cell>
          <table:table-cell table:style-name="ce32"/>
          <table:table-cell table:style-name="ce1" table:number-columns-repeated="10"/>
          <table:table-cell table:number-columns-repeated="992"/>
        </table:table-row>
        <table:table-row table:style-name="ro8">
          <table:table-cell table:style-name="ce6" table:formula="of:=IF(AND([.G55]=&quot;&quot;;[.G55]=&quot;&quot;);&quot;&quot;;[.$H$4]&amp;&quot;_&quot;&amp;ROW()-25)" office:value-type="string" office:string-value="CommonTC_F_30">
            <text:p>CommonTC_F_30</text:p>
          </table:table-cell>
          <table:table-cell table:style-name="ce17" office:value-type="string">
            <text:p>Thực hiện "Import" khi trong file exel có 1 số dòng trống</text:p>
          </table:table-cell>
          <table:table-cell table:style-name="ce27" table:number-columns-repeated="4"/>
          <table:table-cell table:style-name="ce17" office:value-type="string">
            <text:p>1. Chọn file Import đúng định dạng và có 1 số dòng trống.</text:p>
            <text:p>2. Nhấn nút "Import" hoặc bấm Enter.</text:p>
          </table:table-cell>
          <table:table-cell table:style-name="ce17" office:value-type="string">
            <text:p>Hệ thống vẫn thực hiện "Import" thành công &amp; bỏ qua các dòng trống.</text:p>
          </table:table-cell>
          <table:table-cell table:number-columns-repeated="12" table:style-name="ce41" table:content-validation-name="val1"/>
          <table:table-cell table:style-name="ce47" table:formula="of:=IF(OR(IF([.K55]=&quot;&quot;;IF([.J55]=&quot;&quot;;IF([.I55]=&quot;&quot;;&quot;&quot;;[.I55]);[.J55]);[.K55])=&quot;F&quot;;IF([.N55]=&quot;&quot;;IF([.M55]=&quot;&quot;;IF([.L55]=&quot;&quot;;&quot;&quot;;[.L55]);[.M55]);[.N55])=&quot;F&quot;;IF([.Q55]=&quot;&quot;;IF([.P55]=&quot;&quot;;IF([.O55]=&quot;&quot;;&quot;&quot;;[.O55]);[.P55]);[.Q55])=&quot;F&quot;;IF([.T55]=&quot;&quot;;IF([.S55]=&quot;&quot;;IF([.R55]=&quot;&quot;;&quot;&quot;;[.R55]);[.S55]);[.T55])=&quot;F&quot;)=1;&quot;F&quot;;IF(OR(IF([.K55]=&quot;&quot;;IF([.J55]=&quot;&quot;;IF([.I55]=&quot;&quot;;&quot;&quot;;[.I55]);[.J55]);[.K55])=&quot;PE&quot;;IF([.N55]=&quot;&quot;;IF([.M55]=&quot;&quot;;IF([.L55]=&quot;&quot;;&quot;&quot;;[.L55]);[.M55]);[.N55])=&quot;PE&quot;;IF([.Q55]=&quot;&quot;;IF([.P55]=&quot;&quot;;IF([.O55]=&quot;&quot;;&quot;&quot;;[.O55]);[.P55]);[.Q55])=&quot;PE&quot;;IF([.T55]=&quot;&quot;;IF([.S55]=&quot;&quot;;IF([.R55]=&quot;&quot;;&quot;&quot;;[.R55]);[.S55]);[.T55])=&quot;PE&quot;)=1;&quot;PE&quot;;IF(AND(IF([.K55]=&quot;&quot;;IF([.J55]=&quot;&quot;;IF([.I55]=&quot;&quot;;&quot;&quot;;[.I55]);[.J55]);[.K55])=&quot;&quot;;IF([.N55]=&quot;&quot;;IF([.M55]=&quot;&quot;;IF([.L55]=&quot;&quot;;&quot;&quot;;[.L55]);[.M55]);[.N55])=&quot;&quot;;IF([.Q55]=&quot;&quot;;IF([.P55]=&quot;&quot;;IF([.O55]=&quot;&quot;;&quot;&quot;;[.O55]);[.P55]);[.Q55])=&quot;&quot;;IF([.T55]=&quot;&quot;;IF([.S55]=&quot;&quot;;IF([.R55]=&quot;&quot;;&quot;&quot;;[.R55]);[.S55]);[.T55])=&quot;&quot;)=1;&quot;&quot;;&quot;P&quot;)))">
            <text:p/>
          </table:table-cell>
          <table:table-cell table:style-name="ce51"/>
          <table:table-cell table:style-name="ce1" table:number-columns-repeated="10"/>
          <table:table-cell table:number-columns-repeated="992"/>
        </table:table-row>
        <table:table-row table:style-name="ro7">
          <table:table-cell table:style-name="ce6" table:formula="of:=IF(AND([.G56]=&quot;&quot;;[.G56]=&quot;&quot;);&quot;&quot;;[.$H$4]&amp;&quot;_&quot;&amp;ROW()-25)" office:value-type="string" office:string-value="CommonTC_F_31">
            <text:p>CommonTC_F_31</text:p>
          </table:table-cell>
          <table:table-cell table:style-name="ce17" office:value-type="string">
            <text:p>Thực hiện "Import" khi trong file excel có &gt;=2 bản ghi bị lỗi</text:p>
          </table:table-cell>
          <table:table-cell table:style-name="ce27" table:number-columns-repeated="4"/>
          <table:table-cell table:style-name="ce17" office:value-type="string">
            <text:p/>
            <text:p>1. Chọn file Import đúng định dạng và có ít nhất 2 bản ghi bị lỗi. (cùng loại lỗi hoặc khác loại lỗi)</text:p>
            <text:p>2. Nhấn nút "Import" hoặc bấm Enter.</text:p>
          </table:table-cell>
          <table:table-cell table:style-name="ce17" office:value-type="string">
            <text:p>Thông báo chính xác các bản ghi bị lỗi và mô tả chính xác loại lỗi.</text:p>
          </table:table-cell>
          <table:table-cell table:number-columns-repeated="12" table:style-name="ce41" table:content-validation-name="val1"/>
          <table:table-cell table:style-name="ce47" table:formula="of:=IF(OR(IF([.K56]=&quot;&quot;;IF([.J56]=&quot;&quot;;IF([.I56]=&quot;&quot;;&quot;&quot;;[.I56]);[.J56]);[.K56])=&quot;F&quot;;IF([.N56]=&quot;&quot;;IF([.M56]=&quot;&quot;;IF([.L56]=&quot;&quot;;&quot;&quot;;[.L56]);[.M56]);[.N56])=&quot;F&quot;;IF([.Q56]=&quot;&quot;;IF([.P56]=&quot;&quot;;IF([.O56]=&quot;&quot;;&quot;&quot;;[.O56]);[.P56]);[.Q56])=&quot;F&quot;;IF([.T56]=&quot;&quot;;IF([.S56]=&quot;&quot;;IF([.R56]=&quot;&quot;;&quot;&quot;;[.R56]);[.S56]);[.T56])=&quot;F&quot;)=1;&quot;F&quot;;IF(OR(IF([.K56]=&quot;&quot;;IF([.J56]=&quot;&quot;;IF([.I56]=&quot;&quot;;&quot;&quot;;[.I56]);[.J56]);[.K56])=&quot;PE&quot;;IF([.N56]=&quot;&quot;;IF([.M56]=&quot;&quot;;IF([.L56]=&quot;&quot;;&quot;&quot;;[.L56]);[.M56]);[.N56])=&quot;PE&quot;;IF([.Q56]=&quot;&quot;;IF([.P56]=&quot;&quot;;IF([.O56]=&quot;&quot;;&quot;&quot;;[.O56]);[.P56]);[.Q56])=&quot;PE&quot;;IF([.T56]=&quot;&quot;;IF([.S56]=&quot;&quot;;IF([.R56]=&quot;&quot;;&quot;&quot;;[.R56]);[.S56]);[.T56])=&quot;PE&quot;)=1;&quot;PE&quot;;IF(AND(IF([.K56]=&quot;&quot;;IF([.J56]=&quot;&quot;;IF([.I56]=&quot;&quot;;&quot;&quot;;[.I56]);[.J56]);[.K56])=&quot;&quot;;IF([.N56]=&quot;&quot;;IF([.M56]=&quot;&quot;;IF([.L56]=&quot;&quot;;&quot;&quot;;[.L56]);[.M56]);[.N56])=&quot;&quot;;IF([.Q56]=&quot;&quot;;IF([.P56]=&quot;&quot;;IF([.O56]=&quot;&quot;;&quot;&quot;;[.O56]);[.P56]);[.Q56])=&quot;&quot;;IF([.T56]=&quot;&quot;;IF([.S56]=&quot;&quot;;IF([.R56]=&quot;&quot;;&quot;&quot;;[.R56]);[.S56]);[.T56])=&quot;&quot;)=1;&quot;&quot;;&quot;P&quot;)))">
            <text:p/>
          </table:table-cell>
          <table:table-cell table:style-name="ce32"/>
          <table:table-cell table:style-name="ce1" table:number-columns-repeated="10"/>
          <table:table-cell table:number-columns-repeated="992"/>
        </table:table-row>
        <table:table-row table:style-name="ro10">
          <table:table-cell table:style-name="ce6"/>
          <table:table-cell table:style-name="ce11" office:value-type="string" table:number-columns-spanned="20" table:number-rows-spanned="1">
            <text:p>CHỨC NĂNG THÊM MỚI</text:p>
          </table:table-cell>
          <table:covered-table-cell table:number-columns-repeated="6" table:style-name="ce21"/>
          <table:covered-table-cell table:number-columns-repeated="13" table:style-name="ce40"/>
          <table:table-cell table:style-name="ce32"/>
          <table:table-cell table:style-name="ce52" table:number-columns-repeated="10"/>
          <table:table-cell table:number-columns-repeated="992"/>
        </table:table-row>
        <table:table-row table:style-name="ro2">
          <table:table-cell table:style-name="ce6"/>
          <table:table-cell table:style-name="ce12" office:value-type="string">
            <text:p>Chức năng </text:p>
          </table:table-cell>
          <table:table-cell table:style-name="ce22" table:number-columns-repeated="4"/>
          <table:table-cell table:style-name="ce31" table:number-columns-spanned="15" table:number-rows-spanned="1"/>
          <table:covered-table-cell table:style-name="ce21"/>
          <table:covered-table-cell table:number-columns-repeated="13" table:style-name="ce40"/>
          <table:table-cell table:style-name="ce32"/>
          <table:table-cell table:style-name="ce1" table:number-columns-repeated="2"/>
          <table:table-cell table:style-name="ce37" table:content-validation-name="val1" table:number-columns-repeated="8"/>
          <table:table-cell table:number-columns-repeated="992"/>
        </table:table-row>
        <table:table-row table:style-name="ro8">
          <table:table-cell table:style-name="ce6" table:formula="of:=IF(AND([.G59]=&quot;&quot;;[.G59]=&quot;&quot;);&quot;&quot;;[.$H$4]&amp;&quot;_&quot;&amp;ROW()-27)" office:value-type="string" office:string-value="CommonTC_F_32">
            <text:p>CommonTC_F_32</text:p>
          </table:table-cell>
          <table:table-cell table:style-name="ce13" office:value-type="string">
            <text:p>Kiểm tra hiển thị message trước khi thực hiện thêm mới vào database</text:p>
          </table:table-cell>
          <table:table-cell table:style-name="ce23" office:value-type="string">
            <text:p>VAT</text:p>
          </table:table-cell>
          <table:table-cell table:style-name="ce23" table:number-columns-repeated="3"/>
          <table:table-cell table:style-name="ce32" office:value-type="string">
            <text:p>- Nhập dữ liệu hợp lệ vào các trường</text:p>
            <text:p>- Nhấn nút Ghi lại</text:p>
          </table:table-cell>
          <table:table-cell table:style-name="ce32" office:value-type="string">
            <text:p>Hiển thị hộp thoại confirm trước khi thêm mới vào database</text:p>
            <text:p/>
          </table:table-cell>
          <table:table-cell table:number-columns-repeated="12" table:style-name="ce41" table:content-validation-name="val1"/>
          <table:table-cell table:style-name="ce47" table:formula="of:=IF(OR(IF([.K59]=&quot;&quot;;IF([.J59]=&quot;&quot;;IF([.I59]=&quot;&quot;;&quot;&quot;;[.I59]);[.J59]);[.K59])=&quot;F&quot;;IF([.N59]=&quot;&quot;;IF([.M59]=&quot;&quot;;IF([.L59]=&quot;&quot;;&quot;&quot;;[.L59]);[.M59]);[.N59])=&quot;F&quot;;IF([.Q59]=&quot;&quot;;IF([.P59]=&quot;&quot;;IF([.O59]=&quot;&quot;;&quot;&quot;;[.O59]);[.P59]);[.Q59])=&quot;F&quot;;IF([.T59]=&quot;&quot;;IF([.S59]=&quot;&quot;;IF([.R59]=&quot;&quot;;&quot;&quot;;[.R59]);[.S59]);[.T59])=&quot;F&quot;)=1;&quot;F&quot;;IF(OR(IF([.K59]=&quot;&quot;;IF([.J59]=&quot;&quot;;IF([.I59]=&quot;&quot;;&quot;&quot;;[.I59]);[.J59]);[.K59])=&quot;PE&quot;;IF([.N59]=&quot;&quot;;IF([.M59]=&quot;&quot;;IF([.L59]=&quot;&quot;;&quot;&quot;;[.L59]);[.M59]);[.N59])=&quot;PE&quot;;IF([.Q59]=&quot;&quot;;IF([.P59]=&quot;&quot;;IF([.O59]=&quot;&quot;;&quot;&quot;;[.O59]);[.P59]);[.Q59])=&quot;PE&quot;;IF([.T59]=&quot;&quot;;IF([.S59]=&quot;&quot;;IF([.R59]=&quot;&quot;;&quot;&quot;;[.R59]);[.S59]);[.T59])=&quot;PE&quot;)=1;&quot;PE&quot;;IF(AND(IF([.K59]=&quot;&quot;;IF([.J59]=&quot;&quot;;IF([.I59]=&quot;&quot;;&quot;&quot;;[.I59]);[.J59]);[.K59])=&quot;&quot;;IF([.N59]=&quot;&quot;;IF([.M59]=&quot;&quot;;IF([.L59]=&quot;&quot;;&quot;&quot;;[.L59]);[.M59]);[.N59])=&quot;&quot;;IF([.Q59]=&quot;&quot;;IF([.P59]=&quot;&quot;;IF([.O59]=&quot;&quot;;&quot;&quot;;[.O59]);[.P59]);[.Q59])=&quot;&quot;;IF([.T59]=&quot;&quot;;IF([.S59]=&quot;&quot;;IF([.R59]=&quot;&quot;;&quot;&quot;;[.R59]);[.S59]);[.T59])=&quot;&quot;)=1;&quot;&quot;;&quot;P&quot;)))">
            <text:p/>
          </table:table-cell>
          <table:table-cell table:style-name="ce32"/>
          <table:table-cell table:style-name="ce1" table:number-columns-repeated="2"/>
          <table:table-cell table:style-name="ce37" table:content-validation-name="val1" table:number-columns-repeated="8"/>
          <table:table-cell table:number-columns-repeated="992"/>
        </table:table-row>
        <table:table-row table:style-name="ro8">
          <table:table-cell table:style-name="ce6" table:formula="of:=IF(AND([.G60]=&quot;&quot;;[.G60]=&quot;&quot;);&quot;&quot;;[.$H$4]&amp;&quot;_&quot;&amp;ROW()-27)" office:value-type="string" office:string-value="CommonTC_F_33">
            <text:p>CommonTC_F_33</text:p>
          </table:table-cell>
          <table:table-cell table:style-name="ce13" office:value-type="string">
            <text:p>Kiểm tra việc hủy bỏ thao tác thêm mới</text:p>
          </table:table-cell>
          <table:table-cell table:style-name="ce23" office:value-type="string">
            <text:p>VAT</text:p>
          </table:table-cell>
          <table:table-cell table:style-name="ce23" table:number-columns-repeated="3"/>
          <table:table-cell table:style-name="ce32" office:value-type="string">
            <text:p>- Nhập dữ liệu hợp lệ vào các trường</text:p>
            <text:p>- Nhấn nút Ghi lại</text:p>
            <text:p>- Hủy bỏ thao tác thêm mới</text:p>
          </table:table-cell>
          <table:table-cell table:style-name="ce32" office:value-type="string">
            <text:p>Close hộp thoại confirm.</text:p>
            <text:p>Không thêm mới bản ghi nào.</text:p>
          </table:table-cell>
          <table:table-cell table:number-columns-repeated="12" table:style-name="ce41" table:content-validation-name="val1"/>
          <table:table-cell table:style-name="ce47" table:formula="of:=IF(OR(IF([.K60]=&quot;&quot;;IF([.J60]=&quot;&quot;;IF([.I60]=&quot;&quot;;&quot;&quot;;[.I60]);[.J60]);[.K60])=&quot;F&quot;;IF([.N60]=&quot;&quot;;IF([.M60]=&quot;&quot;;IF([.L60]=&quot;&quot;;&quot;&quot;;[.L60]);[.M60]);[.N60])=&quot;F&quot;;IF([.Q60]=&quot;&quot;;IF([.P60]=&quot;&quot;;IF([.O60]=&quot;&quot;;&quot;&quot;;[.O60]);[.P60]);[.Q60])=&quot;F&quot;;IF([.T60]=&quot;&quot;;IF([.S60]=&quot;&quot;;IF([.R60]=&quot;&quot;;&quot;&quot;;[.R60]);[.S60]);[.T60])=&quot;F&quot;)=1;&quot;F&quot;;IF(OR(IF([.K60]=&quot;&quot;;IF([.J60]=&quot;&quot;;IF([.I60]=&quot;&quot;;&quot;&quot;;[.I60]);[.J60]);[.K60])=&quot;PE&quot;;IF([.N60]=&quot;&quot;;IF([.M60]=&quot;&quot;;IF([.L60]=&quot;&quot;;&quot;&quot;;[.L60]);[.M60]);[.N60])=&quot;PE&quot;;IF([.Q60]=&quot;&quot;;IF([.P60]=&quot;&quot;;IF([.O60]=&quot;&quot;;&quot;&quot;;[.O60]);[.P60]);[.Q60])=&quot;PE&quot;;IF([.T60]=&quot;&quot;;IF([.S60]=&quot;&quot;;IF([.R60]=&quot;&quot;;&quot;&quot;;[.R60]);[.S60]);[.T60])=&quot;PE&quot;)=1;&quot;PE&quot;;IF(AND(IF([.K60]=&quot;&quot;;IF([.J60]=&quot;&quot;;IF([.I60]=&quot;&quot;;&quot;&quot;;[.I60]);[.J60]);[.K60])=&quot;&quot;;IF([.N60]=&quot;&quot;;IF([.M60]=&quot;&quot;;IF([.L60]=&quot;&quot;;&quot;&quot;;[.L60]);[.M60]);[.N60])=&quot;&quot;;IF([.Q60]=&quot;&quot;;IF([.P60]=&quot;&quot;;IF([.O60]=&quot;&quot;;&quot;&quot;;[.O60]);[.P60]);[.Q60])=&quot;&quot;;IF([.T60]=&quot;&quot;;IF([.S60]=&quot;&quot;;IF([.R60]=&quot;&quot;;&quot;&quot;;[.R60]);[.S60]);[.T60])=&quot;&quot;)=1;&quot;&quot;;&quot;P&quot;)))">
            <text:p/>
          </table:table-cell>
          <table:table-cell table:style-name="ce32"/>
          <table:table-cell table:style-name="ce1" table:number-columns-repeated="2"/>
          <table:table-cell table:style-name="ce37" table:content-validation-name="val1" table:number-columns-repeated="8"/>
          <table:table-cell table:number-columns-repeated="992"/>
        </table:table-row>
        <table:table-row table:style-name="ro7">
          <table:table-cell table:style-name="ce6" table:formula="of:=IF(AND([.G61]=&quot;&quot;;[.G61]=&quot;&quot;);&quot;&quot;;[.$H$4]&amp;&quot;_&quot;&amp;ROW()-27)" office:value-type="string" office:string-value="CommonTC_F_34">
            <text:p>CommonTC_F_34</text:p>
          </table:table-cell>
          <table:table-cell table:style-name="ce13" office:value-type="string">
            <text:p>Kiểm tra việc thêm mới thành công khi xác nhận việc thêm mới</text:p>
          </table:table-cell>
          <table:table-cell table:style-name="ce23" office:value-type="string">
            <text:p>VAT</text:p>
          </table:table-cell>
          <table:table-cell table:style-name="ce23" table:number-columns-repeated="3"/>
          <table:table-cell table:style-name="ce32" office:value-type="string">
            <text:p>- Nhập dữ liệu hợp lệ vào các trường</text:p>
            <text:p>- Nhấn nút Ghi lại.</text:p>
            <text:p>- Xác nhận việc thêm mới</text:p>
          </table:table-cell>
          <table:table-cell table:style-name="ce32" office:value-type="string">
            <text:p>1.Hiển thị thông báo thêm mới thành công</text:p>
            <text:p>2.Bản ghi vừa thêm mới phải được hiển thị lên đầu danh sách</text:p>
            <text:p/>
          </table:table-cell>
          <table:table-cell table:number-columns-repeated="12" table:style-name="ce41" table:content-validation-name="val1"/>
          <table:table-cell table:style-name="ce47" table:formula="of:=IF(OR(IF([.K61]=&quot;&quot;;IF([.J61]=&quot;&quot;;IF([.I61]=&quot;&quot;;&quot;&quot;;[.I61]);[.J61]);[.K61])=&quot;F&quot;;IF([.N61]=&quot;&quot;;IF([.M61]=&quot;&quot;;IF([.L61]=&quot;&quot;;&quot;&quot;;[.L61]);[.M61]);[.N61])=&quot;F&quot;;IF([.Q61]=&quot;&quot;;IF([.P61]=&quot;&quot;;IF([.O61]=&quot;&quot;;&quot;&quot;;[.O61]);[.P61]);[.Q61])=&quot;F&quot;;IF([.T61]=&quot;&quot;;IF([.S61]=&quot;&quot;;IF([.R61]=&quot;&quot;;&quot;&quot;;[.R61]);[.S61]);[.T61])=&quot;F&quot;)=1;&quot;F&quot;;IF(OR(IF([.K61]=&quot;&quot;;IF([.J61]=&quot;&quot;;IF([.I61]=&quot;&quot;;&quot;&quot;;[.I61]);[.J61]);[.K61])=&quot;PE&quot;;IF([.N61]=&quot;&quot;;IF([.M61]=&quot;&quot;;IF([.L61]=&quot;&quot;;&quot;&quot;;[.L61]);[.M61]);[.N61])=&quot;PE&quot;;IF([.Q61]=&quot;&quot;;IF([.P61]=&quot;&quot;;IF([.O61]=&quot;&quot;;&quot;&quot;;[.O61]);[.P61]);[.Q61])=&quot;PE&quot;;IF([.T61]=&quot;&quot;;IF([.S61]=&quot;&quot;;IF([.R61]=&quot;&quot;;&quot;&quot;;[.R61]);[.S61]);[.T61])=&quot;PE&quot;)=1;&quot;PE&quot;;IF(AND(IF([.K61]=&quot;&quot;;IF([.J61]=&quot;&quot;;IF([.I61]=&quot;&quot;;&quot;&quot;;[.I61]);[.J61]);[.K61])=&quot;&quot;;IF([.N61]=&quot;&quot;;IF([.M61]=&quot;&quot;;IF([.L61]=&quot;&quot;;&quot;&quot;;[.L61]);[.M61]);[.N61])=&quot;&quot;;IF([.Q61]=&quot;&quot;;IF([.P61]=&quot;&quot;;IF([.O61]=&quot;&quot;;&quot;&quot;;[.O61]);[.P61]);[.Q61])=&quot;&quot;;IF([.T61]=&quot;&quot;;IF([.S61]=&quot;&quot;;IF([.R61]=&quot;&quot;;&quot;&quot;;[.R61]);[.S61]);[.T61])=&quot;&quot;)=1;&quot;&quot;;&quot;P&quot;)))">
            <text:p/>
          </table:table-cell>
          <table:table-cell table:style-name="ce32"/>
          <table:table-cell table:style-name="ce1" table:number-columns-repeated="2"/>
          <table:table-cell table:style-name="ce37" table:content-validation-name="val1" table:number-columns-repeated="8"/>
          <table:table-cell table:number-columns-repeated="992"/>
        </table:table-row>
        <table:table-row table:style-name="ro5">
          <table:table-cell table:style-name="ce6" table:formula="of:=IF(AND([.G62]=&quot;&quot;;[.G62]=&quot;&quot;);&quot;&quot;;[.$H$4]&amp;&quot;_&quot;&amp;ROW()-27)" office:value-type="string" office:string-value="CommonTC_F_35">
            <text:p>CommonTC_F_35</text:p>
          </table:table-cell>
          <table:table-cell table:style-name="ce13" office:value-type="string">
            <text:p>Kiểm tra việc thêm mới được lưu vào đúng database</text:p>
            <text:p/>
          </table:table-cell>
          <table:table-cell table:style-name="ce23" office:value-type="string">
            <text:p>VAT</text:p>
          </table:table-cell>
          <table:table-cell table:style-name="ce23" table:number-columns-repeated="3"/>
          <table:table-cell table:style-name="ce32" office:value-type="string">
            <text:p>- Nhập dữ liệu hợp lệ vào các trường</text:p>
            <text:p>- Nhấn nút Ghi lại.</text:p>
            <text:p>- Xác nhận việc thêm mới</text:p>
            <text:p/>
          </table:table-cell>
          <table:table-cell table:style-name="ce36" office:value-type="string">
            <office:annotation draw:style-name="gr4" draw:text-style-name="P1" svg:width="1.7547in" svg:height="0.7012in" svg:x="14.4059in" svg:y="30.1689in" draw:caption-point-x="-0.1898in" draw:caption-point-y="-0.7961in">
              <dc:creator>Thuy Vu</dc:creator>
              <dc:date>2018-03-26T00:00:00</dc:date>
              <text:p text:style-name="P1">lethutrang:</text:p>
              <text:p text:style-name="P1">Case này cần mô tả thêm khi có tkcsdl: trường nào vào bảng nào giá trị ntn.</text:p>
            </office:annotation>
            <text:p>Dữ liệu được lưu lại thành công vào database</text:p>
          </table:table-cell>
          <table:table-cell table:number-columns-repeated="12" table:style-name="ce41" table:content-validation-name="val1"/>
          <table:table-cell table:style-name="ce47" table:formula="of:=IF(OR(IF([.K62]=&quot;&quot;;IF([.J62]=&quot;&quot;;IF([.I62]=&quot;&quot;;&quot;&quot;;[.I62]);[.J62]);[.K62])=&quot;F&quot;;IF([.N62]=&quot;&quot;;IF([.M62]=&quot;&quot;;IF([.L62]=&quot;&quot;;&quot;&quot;;[.L62]);[.M62]);[.N62])=&quot;F&quot;;IF([.Q62]=&quot;&quot;;IF([.P62]=&quot;&quot;;IF([.O62]=&quot;&quot;;&quot;&quot;;[.O62]);[.P62]);[.Q62])=&quot;F&quot;;IF([.T62]=&quot;&quot;;IF([.S62]=&quot;&quot;;IF([.R62]=&quot;&quot;;&quot;&quot;;[.R62]);[.S62]);[.T62])=&quot;F&quot;)=1;&quot;F&quot;;IF(OR(IF([.K62]=&quot;&quot;;IF([.J62]=&quot;&quot;;IF([.I62]=&quot;&quot;;&quot;&quot;;[.I62]);[.J62]);[.K62])=&quot;PE&quot;;IF([.N62]=&quot;&quot;;IF([.M62]=&quot;&quot;;IF([.L62]=&quot;&quot;;&quot;&quot;;[.L62]);[.M62]);[.N62])=&quot;PE&quot;;IF([.Q62]=&quot;&quot;;IF([.P62]=&quot;&quot;;IF([.O62]=&quot;&quot;;&quot;&quot;;[.O62]);[.P62]);[.Q62])=&quot;PE&quot;;IF([.T62]=&quot;&quot;;IF([.S62]=&quot;&quot;;IF([.R62]=&quot;&quot;;&quot;&quot;;[.R62]);[.S62]);[.T62])=&quot;PE&quot;)=1;&quot;PE&quot;;IF(AND(IF([.K62]=&quot;&quot;;IF([.J62]=&quot;&quot;;IF([.I62]=&quot;&quot;;&quot;&quot;;[.I62]);[.J62]);[.K62])=&quot;&quot;;IF([.N62]=&quot;&quot;;IF([.M62]=&quot;&quot;;IF([.L62]=&quot;&quot;;&quot;&quot;;[.L62]);[.M62]);[.N62])=&quot;&quot;;IF([.Q62]=&quot;&quot;;IF([.P62]=&quot;&quot;;IF([.O62]=&quot;&quot;;&quot;&quot;;[.O62]);[.P62]);[.Q62])=&quot;&quot;;IF([.T62]=&quot;&quot;;IF([.S62]=&quot;&quot;;IF([.R62]=&quot;&quot;;&quot;&quot;;[.R62]);[.S62]);[.T62])=&quot;&quot;)=1;&quot;&quot;;&quot;P&quot;)))">
            <text:p/>
          </table:table-cell>
          <table:table-cell table:style-name="ce32"/>
          <table:table-cell table:style-name="ce1" table:number-columns-repeated="2"/>
          <table:table-cell table:style-name="ce37" table:content-validation-name="val1" table:number-columns-repeated="8"/>
          <table:table-cell table:number-columns-repeated="992"/>
        </table:table-row>
        <table:table-row table:style-name="ro10">
          <table:table-cell table:style-name="ce6" table:formula="of:=IF(AND([.G58]=&quot;&quot;;[.G58]=&quot;&quot;);&quot;&quot;;[.$H$4]&amp;&quot;_&quot;&amp;ROW()-30)">
            <text:p/>
          </table:table-cell>
          <table:table-cell table:style-name="ce11" office:value-type="string" table:number-columns-spanned="20" table:number-rows-spanned="1">
            <text:p>CHỨC NĂNG Update</text:p>
          </table:table-cell>
          <table:covered-table-cell table:number-columns-repeated="6" table:style-name="ce21"/>
          <table:covered-table-cell table:number-columns-repeated="13" table:style-name="ce40"/>
          <table:table-cell table:style-name="ce32"/>
          <table:table-cell table:style-name="ce52" table:number-columns-repeated="10"/>
          <table:table-cell table:number-columns-repeated="992"/>
        </table:table-row>
        <table:table-row table:style-name="ro2">
          <table:table-cell table:style-name="ce6"/>
          <table:table-cell table:style-name="ce12" office:value-type="string">
            <text:p>Chức năng </text:p>
          </table:table-cell>
          <table:table-cell table:style-name="ce22" table:number-columns-repeated="4"/>
          <table:table-cell table:style-name="ce31" table:number-columns-spanned="15" table:number-rows-spanned="1"/>
          <table:covered-table-cell table:style-name="ce21"/>
          <table:covered-table-cell table:number-columns-repeated="13" table:style-name="ce40"/>
          <table:table-cell table:style-name="ce32"/>
          <table:table-cell table:style-name="ce1" table:number-columns-repeated="2"/>
          <table:table-cell table:style-name="ce37" table:content-validation-name="val1" table:number-columns-repeated="8"/>
          <table:table-cell table:number-columns-repeated="992"/>
        </table:table-row>
        <table:table-row table:style-name="ro6">
          <table:table-cell table:style-name="ce6" table:formula="of:=IF(AND([.G61]=&quot;&quot;;[.G61]=&quot;&quot;);&quot;&quot;;[.$H$4]&amp;&quot;_&quot;&amp;ROW()-29)" office:value-type="string" office:string-value="CommonTC_F_36">
            <text:p>CommonTC_F_36</text:p>
          </table:table-cell>
          <table:table-cell table:style-name="ce13" office:value-type="string">
            <text:p>Kiểm tra việc update thành công khi không thay đổi trường dữ liệu nào</text:p>
          </table:table-cell>
          <table:table-cell table:style-name="ce23" table:number-columns-repeated="4"/>
          <table:table-cell table:style-name="ce32" office:value-type="string">
            <text:p>- Không thay đổi trường thông tin nào</text:p>
            <text:p>- Nhấn nút Ghi lại</text:p>
          </table:table-cell>
          <table:table-cell table:style-name="ce32" office:value-type="string">
            <text:p>Thông tin bản ghi không bị thay đổi</text:p>
            <text:p/>
          </table:table-cell>
          <table:table-cell table:number-columns-repeated="12" table:style-name="ce41" table:content-validation-name="val1"/>
          <table:table-cell table:style-name="ce47" table:formula="of:=IF(OR(IF([.K65]=&quot;&quot;;IF([.J65]=&quot;&quot;;IF([.I65]=&quot;&quot;;&quot;&quot;;[.I65]);[.J65]);[.K65])=&quot;F&quot;;IF([.N65]=&quot;&quot;;IF([.M65]=&quot;&quot;;IF([.L65]=&quot;&quot;;&quot;&quot;;[.L65]);[.M65]);[.N65])=&quot;F&quot;;IF([.Q65]=&quot;&quot;;IF([.P65]=&quot;&quot;;IF([.O65]=&quot;&quot;;&quot;&quot;;[.O65]);[.P65]);[.Q65])=&quot;F&quot;;IF([.T65]=&quot;&quot;;IF([.S65]=&quot;&quot;;IF([.R65]=&quot;&quot;;&quot;&quot;;[.R65]);[.S65]);[.T65])=&quot;F&quot;)=1;&quot;F&quot;;IF(OR(IF([.K65]=&quot;&quot;;IF([.J65]=&quot;&quot;;IF([.I65]=&quot;&quot;;&quot;&quot;;[.I65]);[.J65]);[.K65])=&quot;PE&quot;;IF([.N65]=&quot;&quot;;IF([.M65]=&quot;&quot;;IF([.L65]=&quot;&quot;;&quot;&quot;;[.L65]);[.M65]);[.N65])=&quot;PE&quot;;IF([.Q65]=&quot;&quot;;IF([.P65]=&quot;&quot;;IF([.O65]=&quot;&quot;;&quot;&quot;;[.O65]);[.P65]);[.Q65])=&quot;PE&quot;;IF([.T65]=&quot;&quot;;IF([.S65]=&quot;&quot;;IF([.R65]=&quot;&quot;;&quot;&quot;;[.R65]);[.S65]);[.T65])=&quot;PE&quot;)=1;&quot;PE&quot;;IF(AND(IF([.K65]=&quot;&quot;;IF([.J65]=&quot;&quot;;IF([.I65]=&quot;&quot;;&quot;&quot;;[.I65]);[.J65]);[.K65])=&quot;&quot;;IF([.N65]=&quot;&quot;;IF([.M65]=&quot;&quot;;IF([.L65]=&quot;&quot;;&quot;&quot;;[.L65]);[.M65]);[.N65])=&quot;&quot;;IF([.Q65]=&quot;&quot;;IF([.P65]=&quot;&quot;;IF([.O65]=&quot;&quot;;&quot;&quot;;[.O65]);[.P65]);[.Q65])=&quot;&quot;;IF([.T65]=&quot;&quot;;IF([.S65]=&quot;&quot;;IF([.R65]=&quot;&quot;;&quot;&quot;;[.R65]);[.S65]);[.T65])=&quot;&quot;)=1;&quot;&quot;;&quot;P&quot;)))">
            <text:p/>
          </table:table-cell>
          <table:table-cell table:style-name="ce32"/>
          <table:table-cell table:style-name="ce1" table:number-columns-repeated="2"/>
          <table:table-cell table:style-name="ce37" table:content-validation-name="val1" table:number-columns-repeated="8"/>
          <table:table-cell table:number-columns-repeated="992"/>
        </table:table-row>
        <table:table-row table:style-name="ro8">
          <table:table-cell table:style-name="ce6" table:formula="of:=IF(AND([.G62]=&quot;&quot;;[.G62]=&quot;&quot;);&quot;&quot;;[.$H$4]&amp;&quot;_&quot;&amp;ROW()-29)" office:value-type="string" office:string-value="CommonTC_F_37">
            <text:p>CommonTC_F_37</text:p>
          </table:table-cell>
          <table:table-cell table:style-name="ce13" office:value-type="string">
            <text:p>Kiểm tra hiển thị hộp thoại confirm khi thực hiện update</text:p>
          </table:table-cell>
          <table:table-cell table:style-name="ce23" table:number-columns-repeated="4"/>
          <table:table-cell table:style-name="ce32" office:value-type="string">
            <text:p>- Nhập dữ liệu hợp lệ vào các trường</text:p>
            <text:p>- Nhấn nút Ghi lại</text:p>
          </table:table-cell>
          <table:table-cell table:style-name="ce32" office:value-type="string">
            <text:p>Hiển thị hộp thoại yêu cầu người dùng xác nhận </text:p>
            <text:p/>
          </table:table-cell>
          <table:table-cell table:number-columns-repeated="12" table:style-name="ce41" table:content-validation-name="val1"/>
          <table:table-cell table:style-name="ce47" table:formula="of:=IF(OR(IF([.K66]=&quot;&quot;;IF([.J66]=&quot;&quot;;IF([.I66]=&quot;&quot;;&quot;&quot;;[.I66]);[.J66]);[.K66])=&quot;F&quot;;IF([.N66]=&quot;&quot;;IF([.M66]=&quot;&quot;;IF([.L66]=&quot;&quot;;&quot;&quot;;[.L66]);[.M66]);[.N66])=&quot;F&quot;;IF([.Q66]=&quot;&quot;;IF([.P66]=&quot;&quot;;IF([.O66]=&quot;&quot;;&quot;&quot;;[.O66]);[.P66]);[.Q66])=&quot;F&quot;;IF([.T66]=&quot;&quot;;IF([.S66]=&quot;&quot;;IF([.R66]=&quot;&quot;;&quot;&quot;;[.R66]);[.S66]);[.T66])=&quot;F&quot;)=1;&quot;F&quot;;IF(OR(IF([.K66]=&quot;&quot;;IF([.J66]=&quot;&quot;;IF([.I66]=&quot;&quot;;&quot;&quot;;[.I66]);[.J66]);[.K66])=&quot;PE&quot;;IF([.N66]=&quot;&quot;;IF([.M66]=&quot;&quot;;IF([.L66]=&quot;&quot;;&quot;&quot;;[.L66]);[.M66]);[.N66])=&quot;PE&quot;;IF([.Q66]=&quot;&quot;;IF([.P66]=&quot;&quot;;IF([.O66]=&quot;&quot;;&quot;&quot;;[.O66]);[.P66]);[.Q66])=&quot;PE&quot;;IF([.T66]=&quot;&quot;;IF([.S66]=&quot;&quot;;IF([.R66]=&quot;&quot;;&quot;&quot;;[.R66]);[.S66]);[.T66])=&quot;PE&quot;)=1;&quot;PE&quot;;IF(AND(IF([.K66]=&quot;&quot;;IF([.J66]=&quot;&quot;;IF([.I66]=&quot;&quot;;&quot;&quot;;[.I66]);[.J66]);[.K66])=&quot;&quot;;IF([.N66]=&quot;&quot;;IF([.M66]=&quot;&quot;;IF([.L66]=&quot;&quot;;&quot;&quot;;[.L66]);[.M66]);[.N66])=&quot;&quot;;IF([.Q66]=&quot;&quot;;IF([.P66]=&quot;&quot;;IF([.O66]=&quot;&quot;;&quot;&quot;;[.O66]);[.P66]);[.Q66])=&quot;&quot;;IF([.T66]=&quot;&quot;;IF([.S66]=&quot;&quot;;IF([.R66]=&quot;&quot;;&quot;&quot;;[.R66]);[.S66]);[.T66])=&quot;&quot;)=1;&quot;&quot;;&quot;P&quot;)))">
            <text:p/>
          </table:table-cell>
          <table:table-cell table:style-name="ce32"/>
          <table:table-cell table:style-name="ce1" table:number-columns-repeated="2"/>
          <table:table-cell table:style-name="ce37" table:content-validation-name="val1" table:number-columns-repeated="8"/>
          <table:table-cell table:number-columns-repeated="992"/>
        </table:table-row>
        <table:table-row table:style-name="ro8">
          <table:table-cell table:style-name="ce6" office:value-type="string">
            <text:p>CommonTC_F_38</text:p>
          </table:table-cell>
          <table:table-cell table:style-name="ce13" office:value-type="string">
            <text:p>Kiểm tra việc hủy bỏ thao tác update</text:p>
          </table:table-cell>
          <table:table-cell table:style-name="ce23" office:value-type="string">
            <text:p>No More</text:p>
          </table:table-cell>
          <table:table-cell table:style-name="ce23" table:number-columns-repeated="3"/>
          <table:table-cell table:style-name="ce32" office:value-type="string">
            <office:annotation draw:style-name="gr3" draw:text-style-name="P1" svg:width="3.9626in" svg:height="1.7016in" svg:x="11.7591in" svg:y="32.0059in" draw:caption-point-x="-0.1898in" draw:caption-point-y="-0.6197in">
              <dc:creator>Thuy Vu</dc:creator>
              <dc:date>2018-03-26T00:00:00</dc:date>
              <text:p text:style-name="P1">hệ thống không có chức năng "hủy bỏ thao tác cập nhật.</text:p>
              <text:p text:style-name="P1"><text:tab/>-DUYEN HA HONG</text:p>
            </office:annotation>
            <text:p>- Nhập dữ liệu hợp lệ vào các trường</text:p>
            <text:p>- Nhấn nút Ghi lại.</text:p>
            <text:p>- Hủy bỏ thao tác cập nhập</text:p>
          </table:table-cell>
          <table:table-cell table:style-name="ce32" office:value-type="string">
            <text:p>Thông tin bản ghi không thay đổi.</text:p>
            <text:p/>
          </table:table-cell>
          <table:table-cell table:number-columns-repeated="12" table:style-name="ce41" table:content-validation-name="val1"/>
          <table:table-cell table:style-name="ce47" table:formula="of:=IF(OR(IF([.K67]=&quot;&quot;;IF([.J67]=&quot;&quot;;IF([.I67]=&quot;&quot;;&quot;&quot;;[.I67]);[.J67]);[.K67])=&quot;F&quot;;IF([.N67]=&quot;&quot;;IF([.M67]=&quot;&quot;;IF([.L67]=&quot;&quot;;&quot;&quot;;[.L67]);[.M67]);[.N67])=&quot;F&quot;;IF([.Q67]=&quot;&quot;;IF([.P67]=&quot;&quot;;IF([.O67]=&quot;&quot;;&quot;&quot;;[.O67]);[.P67]);[.Q67])=&quot;F&quot;;IF([.T67]=&quot;&quot;;IF([.S67]=&quot;&quot;;IF([.R67]=&quot;&quot;;&quot;&quot;;[.R67]);[.S67]);[.T67])=&quot;F&quot;)=1;&quot;F&quot;;IF(OR(IF([.K67]=&quot;&quot;;IF([.J67]=&quot;&quot;;IF([.I67]=&quot;&quot;;&quot;&quot;;[.I67]);[.J67]);[.K67])=&quot;PE&quot;;IF([.N67]=&quot;&quot;;IF([.M67]=&quot;&quot;;IF([.L67]=&quot;&quot;;&quot;&quot;;[.L67]);[.M67]);[.N67])=&quot;PE&quot;;IF([.Q67]=&quot;&quot;;IF([.P67]=&quot;&quot;;IF([.O67]=&quot;&quot;;&quot;&quot;;[.O67]);[.P67]);[.Q67])=&quot;PE&quot;;IF([.T67]=&quot;&quot;;IF([.S67]=&quot;&quot;;IF([.R67]=&quot;&quot;;&quot;&quot;;[.R67]);[.S67]);[.T67])=&quot;PE&quot;)=1;&quot;PE&quot;;IF(AND(IF([.K67]=&quot;&quot;;IF([.J67]=&quot;&quot;;IF([.I67]=&quot;&quot;;&quot;&quot;;[.I67]);[.J67]);[.K67])=&quot;&quot;;IF([.N67]=&quot;&quot;;IF([.M67]=&quot;&quot;;IF([.L67]=&quot;&quot;;&quot;&quot;;[.L67]);[.M67]);[.N67])=&quot;&quot;;IF([.Q67]=&quot;&quot;;IF([.P67]=&quot;&quot;;IF([.O67]=&quot;&quot;;&quot;&quot;;[.O67]);[.P67]);[.Q67])=&quot;&quot;;IF([.T67]=&quot;&quot;;IF([.S67]=&quot;&quot;;IF([.R67]=&quot;&quot;;&quot;&quot;;[.R67]);[.S67]);[.T67])=&quot;&quot;)=1;&quot;&quot;;&quot;P&quot;)))">
            <text:p/>
          </table:table-cell>
          <table:table-cell table:style-name="ce32"/>
          <table:table-cell table:style-name="ce1" table:number-columns-repeated="2"/>
          <table:table-cell table:style-name="ce37" table:content-validation-name="val1" table:number-columns-repeated="8"/>
          <table:table-cell table:number-columns-repeated="992"/>
        </table:table-row>
        <table:table-row table:style-name="ro9">
          <table:table-cell table:style-name="ce6" office:value-type="string">
            <text:p>CommonTC_F_39</text:p>
          </table:table-cell>
          <table:table-cell table:style-name="ce13" office:value-type="string">
            <text:p>Thông báo update thành công </text:p>
            <text:p>khi đã xác nhận việc đồng ý thay đổi</text:p>
          </table:table-cell>
          <table:table-cell table:style-name="ce23" office:value-type="string">
            <text:p>No More</text:p>
          </table:table-cell>
          <table:table-cell table:style-name="ce23" table:number-columns-repeated="3"/>
          <table:table-cell table:style-name="ce32" office:value-type="string">
            <text:p>- Nhập dữ liệu hợp lệ vào các trường</text:p>
            <text:p>- Nhấn nút Ghi lại.</text:p>
            <text:p>- Xác nhận việc thay đổi</text:p>
          </table:table-cell>
          <table:table-cell table:style-name="ce32" office:value-type="string">
            <text:p>1. Thông báo update thành công</text:p>
            <text:p>2. Thông tin bản ghi được cập nhật đúng với dữ liệu vừa thay đổi</text:p>
            <text:p>3. Bản ghi vừa được update phải được</text:p>
            <text:p>hiển thị lên đầu danh sách hoặc giữ nguyên vị trí những có focus vào đó</text:p>
          </table:table-cell>
          <table:table-cell table:number-columns-repeated="12" table:style-name="ce41" table:content-validation-name="val1"/>
          <table:table-cell table:style-name="ce47" table:formula="of:=IF(OR(IF([.K68]=&quot;&quot;;IF([.J68]=&quot;&quot;;IF([.I68]=&quot;&quot;;&quot;&quot;;[.I68]);[.J68]);[.K68])=&quot;F&quot;;IF([.N68]=&quot;&quot;;IF([.M68]=&quot;&quot;;IF([.L68]=&quot;&quot;;&quot;&quot;;[.L68]);[.M68]);[.N68])=&quot;F&quot;;IF([.Q68]=&quot;&quot;;IF([.P68]=&quot;&quot;;IF([.O68]=&quot;&quot;;&quot;&quot;;[.O68]);[.P68]);[.Q68])=&quot;F&quot;;IF([.T68]=&quot;&quot;;IF([.S68]=&quot;&quot;;IF([.R68]=&quot;&quot;;&quot;&quot;;[.R68]);[.S68]);[.T68])=&quot;F&quot;)=1;&quot;F&quot;;IF(OR(IF([.K68]=&quot;&quot;;IF([.J68]=&quot;&quot;;IF([.I68]=&quot;&quot;;&quot;&quot;;[.I68]);[.J68]);[.K68])=&quot;PE&quot;;IF([.N68]=&quot;&quot;;IF([.M68]=&quot;&quot;;IF([.L68]=&quot;&quot;;&quot;&quot;;[.L68]);[.M68]);[.N68])=&quot;PE&quot;;IF([.Q68]=&quot;&quot;;IF([.P68]=&quot;&quot;;IF([.O68]=&quot;&quot;;&quot;&quot;;[.O68]);[.P68]);[.Q68])=&quot;PE&quot;;IF([.T68]=&quot;&quot;;IF([.S68]=&quot;&quot;;IF([.R68]=&quot;&quot;;&quot;&quot;;[.R68]);[.S68]);[.T68])=&quot;PE&quot;)=1;&quot;PE&quot;;IF(AND(IF([.K68]=&quot;&quot;;IF([.J68]=&quot;&quot;;IF([.I68]=&quot;&quot;;&quot;&quot;;[.I68]);[.J68]);[.K68])=&quot;&quot;;IF([.N68]=&quot;&quot;;IF([.M68]=&quot;&quot;;IF([.L68]=&quot;&quot;;&quot;&quot;;[.L68]);[.M68]);[.N68])=&quot;&quot;;IF([.Q68]=&quot;&quot;;IF([.P68]=&quot;&quot;;IF([.O68]=&quot;&quot;;&quot;&quot;;[.O68]);[.P68]);[.Q68])=&quot;&quot;;IF([.T68]=&quot;&quot;;IF([.S68]=&quot;&quot;;IF([.R68]=&quot;&quot;;&quot;&quot;;[.R68]);[.S68]);[.T68])=&quot;&quot;)=1;&quot;&quot;;&quot;P&quot;)))">
            <text:p/>
          </table:table-cell>
          <table:table-cell table:style-name="ce51"/>
          <table:table-cell table:style-name="ce1" table:number-columns-repeated="2"/>
          <table:table-cell table:style-name="ce37" table:content-validation-name="val1" table:number-columns-repeated="8"/>
          <table:table-cell table:number-columns-repeated="992"/>
        </table:table-row>
        <table:table-row table:style-name="ro5">
          <table:table-cell table:style-name="ce6" table:formula="of:=IF(AND([.G65]=&quot;&quot;;[.G65]=&quot;&quot;);&quot;&quot;;[.$H$4]&amp;&quot;_&quot;&amp;ROW()-29)" office:value-type="string" office:string-value="CommonTC_F_40">
            <text:p>CommonTC_F_40</text:p>
          </table:table-cell>
          <table:table-cell table:style-name="ce13" office:value-type="string">
            <text:p>Kiểm tra việc update được lưu vào đúng database</text:p>
            <text:p/>
          </table:table-cell>
          <table:table-cell table:style-name="ce23" office:value-type="string">
            <text:p>No More</text:p>
          </table:table-cell>
          <table:table-cell table:style-name="ce23" table:number-columns-repeated="3"/>
          <table:table-cell table:style-name="ce32" office:value-type="string">
            <text:p>- Nhập dữ liệu hợp lệ vào các trường</text:p>
            <text:p>- Nhấn nút Ghi lại.</text:p>
            <text:p>- Xác nhận việc thay đổi</text:p>
            <text:p/>
          </table:table-cell>
          <table:table-cell table:style-name="ce36" office:value-type="string">
            <office:annotation draw:style-name="gr5" draw:text-style-name="P1" svg:width="1.7547in" svg:height="0.7012in" svg:x="14.4059in" svg:y="33.7701in" draw:caption-point-x="-0.1898in" draw:caption-point-y="-0.7961in">
              <dc:creator>Thuy Vu</dc:creator>
              <dc:date>2018-03-26T00:00:00</dc:date>
              <text:p text:style-name="P1">lethutrang:</text:p>
              <text:p text:style-name="P1">Case này cần mô tả thêm khi có tkcsdl: trường nào vào bảng nào giá trị ntn.</text:p>
            </office:annotation>
            <text:p>Dữ liệu được cập nhập thành công vào database</text:p>
          </table:table-cell>
          <table:table-cell table:number-columns-repeated="12" table:style-name="ce41" table:content-validation-name="val1"/>
          <table:table-cell table:style-name="ce47" table:formula="of:=IF(OR(IF([.K69]=&quot;&quot;;IF([.J69]=&quot;&quot;;IF([.I69]=&quot;&quot;;&quot;&quot;;[.I69]);[.J69]);[.K69])=&quot;F&quot;;IF([.N69]=&quot;&quot;;IF([.M69]=&quot;&quot;;IF([.L69]=&quot;&quot;;&quot;&quot;;[.L69]);[.M69]);[.N69])=&quot;F&quot;;IF([.Q69]=&quot;&quot;;IF([.P69]=&quot;&quot;;IF([.O69]=&quot;&quot;;&quot;&quot;;[.O69]);[.P69]);[.Q69])=&quot;F&quot;;IF([.T69]=&quot;&quot;;IF([.S69]=&quot;&quot;;IF([.R69]=&quot;&quot;;&quot;&quot;;[.R69]);[.S69]);[.T69])=&quot;F&quot;)=1;&quot;F&quot;;IF(OR(IF([.K69]=&quot;&quot;;IF([.J69]=&quot;&quot;;IF([.I69]=&quot;&quot;;&quot;&quot;;[.I69]);[.J69]);[.K69])=&quot;PE&quot;;IF([.N69]=&quot;&quot;;IF([.M69]=&quot;&quot;;IF([.L69]=&quot;&quot;;&quot;&quot;;[.L69]);[.M69]);[.N69])=&quot;PE&quot;;IF([.Q69]=&quot;&quot;;IF([.P69]=&quot;&quot;;IF([.O69]=&quot;&quot;;&quot;&quot;;[.O69]);[.P69]);[.Q69])=&quot;PE&quot;;IF([.T69]=&quot;&quot;;IF([.S69]=&quot;&quot;;IF([.R69]=&quot;&quot;;&quot;&quot;;[.R69]);[.S69]);[.T69])=&quot;PE&quot;)=1;&quot;PE&quot;;IF(AND(IF([.K69]=&quot;&quot;;IF([.J69]=&quot;&quot;;IF([.I69]=&quot;&quot;;&quot;&quot;;[.I69]);[.J69]);[.K69])=&quot;&quot;;IF([.N69]=&quot;&quot;;IF([.M69]=&quot;&quot;;IF([.L69]=&quot;&quot;;&quot;&quot;;[.L69]);[.M69]);[.N69])=&quot;&quot;;IF([.Q69]=&quot;&quot;;IF([.P69]=&quot;&quot;;IF([.O69]=&quot;&quot;;&quot;&quot;;[.O69]);[.P69]);[.Q69])=&quot;&quot;;IF([.T69]=&quot;&quot;;IF([.S69]=&quot;&quot;;IF([.R69]=&quot;&quot;;&quot;&quot;;[.R69]);[.S69]);[.T69])=&quot;&quot;)=1;&quot;&quot;;&quot;P&quot;)))">
            <text:p/>
          </table:table-cell>
          <table:table-cell table:style-name="ce32"/>
          <table:table-cell table:style-name="ce1" table:number-columns-repeated="2"/>
          <table:table-cell table:style-name="ce37" table:content-validation-name="val1" table:number-columns-repeated="8"/>
          <table:table-cell table:number-columns-repeated="992"/>
        </table:table-row>
        <table:table-row table:style-name="ro2" table:number-rows-repeated="931">
          <table:table-cell table:style-name="ce1" table:number-columns-repeated="2"/>
          <table:table-cell table:style-name="ce18" table:number-columns-repeated="4"/>
          <table:table-cell table:style-name="ce1" table:number-columns-repeated="2"/>
          <table:table-cell table:style-name="ce37" table:content-validation-name="val1" table:number-columns-repeated="12"/>
          <table:table-cell table:style-name="ce45"/>
          <table:table-cell table:style-name="ce1" table:number-columns-repeated="11"/>
          <table:table-cell table:number-columns-repeated="992"/>
        </table:table-row>
        <table:table-row table:style-name="ro11" table:number-rows-repeated="1047575">
          <table:table-cell table:number-columns-repeated="1024"/>
        </table:table-row>
        <table:table-row table:style-name="ro11">
          <table:table-cell table:number-columns-repeated="1024"/>
        </table:table-row>
      </table:table>
      <table:table table:name="Common TC_GUI" table:style-name="ta2" table:print="false">
        <office:forms form:automatic-focus="false" form:apply-design-mode="false"/>
        <table:table-column table:style-name="co8" table:default-cell-style-name="Excel_20_Built-in_20_Normal"/>
        <table:table-column table:style-name="co9" table:default-cell-style-name="Excel_20_Built-in_20_Normal"/>
        <table:table-column table:style-name="co10" table:number-columns-repeated="4" table:default-cell-style-name="Excel_20_Built-in_20_Normal"/>
        <table:table-column table:style-name="co11" table:default-cell-style-name="Excel_20_Built-in_20_Normal"/>
        <table:table-column table:style-name="co12" table:default-cell-style-name="Excel_20_Built-in_20_Normal"/>
        <table:table-column table:style-name="co5" table:number-columns-repeated="12" table:default-cell-style-name="Excel_20_Built-in_20_Normal"/>
        <table:table-column table:style-name="co6" table:default-cell-style-name="Excel_20_Built-in_20_Normal"/>
        <table:table-column table:style-name="co13" table:default-cell-style-name="Excel_20_Built-in_20_Normal"/>
        <table:table-column table:style-name="co6" table:number-columns-repeated="10" table:default-cell-style-name="Excel_20_Built-in_20_Normal"/>
        <table:table-column table:style-name="co7" table:number-columns-repeated="992" table:default-cell-style-name="Excel_20_Built-in_20_Normal"/>
        <table:table-row table:style-name="ro1">
          <table:table-cell table:style-name="ce53"/>
          <table:table-cell table:style-name="ce1"/>
          <table:table-cell table:style-name="ce18" table:number-columns-repeated="4"/>
          <table:table-cell table:style-name="ce29" office:value-type="string" table:number-columns-spanned="2" table:number-rows-spanned="1">
            <text:p>TEST CASE</text:p>
          </table:table-cell>
          <table:covered-table-cell table:style-name="ce33"/>
          <table:table-cell table:style-name="ce120" table:content-validation-name="val2" table:number-columns-repeated="12"/>
          <table:table-cell table:style-name="ce137"/>
          <table:table-cell table:style-name="ce1" table:number-columns-repeated="11"/>
          <table:table-cell table:number-columns-repeated="992"/>
        </table:table-row>
        <table:table-row table:style-name="ro2">
          <table:table-cell table:style-name="ce53"/>
          <table:table-cell table:style-name="ce1"/>
          <table:table-cell table:style-name="ce19" table:number-columns-repeated="4"/>
          <table:table-cell table:style-name="ce30" office:value-type="string">
            <text:p>Tên màn hình/Tên chức năng</text:p>
          </table:table-cell>
          <table:table-cell table:style-name="ce34" office:value-type="string">
            <text:p>Common testcase giao diện</text:p>
          </table:table-cell>
          <table:table-cell table:style-name="ce120" table:content-validation-name="val2" table:number-columns-repeated="12"/>
          <table:table-cell table:style-name="ce137"/>
          <table:table-cell table:style-name="ce1" table:number-columns-repeated="11"/>
          <table:table-cell table:number-columns-repeated="992"/>
        </table:table-row>
        <table:table-row table:style-name="ro2">
          <table:table-cell table:style-name="ce53"/>
          <table:table-cell table:style-name="ce1"/>
          <table:table-cell table:style-name="ce19" table:number-columns-repeated="4"/>
          <table:table-cell table:style-name="ce30" office:value-type="string">
            <text:p>Mã testcase</text:p>
          </table:table-cell>
          <table:table-cell table:style-name="ce34" office:value-type="string">
            <text:p>CommonTC_G</text:p>
          </table:table-cell>
          <table:table-cell table:style-name="ce120" table:content-validation-name="val2" table:number-columns-repeated="12"/>
          <table:table-cell table:style-name="ce137"/>
          <table:table-cell table:style-name="ce1" table:number-columns-repeated="11"/>
          <table:table-cell table:number-columns-repeated="992"/>
        </table:table-row>
        <table:table-row table:style-name="ro2">
          <table:table-cell table:style-name="ce53"/>
          <table:table-cell table:style-name="ce1"/>
          <table:table-cell table:style-name="ce19" table:number-columns-repeated="4"/>
          <table:table-cell table:style-name="ce30" office:value-type="string">
            <text:p>Số testcase đạt (P)</text:p>
          </table:table-cell>
          <table:table-cell table:style-name="ce35" table:formula="of:=COUNTIF([.$U$88:.$U$1039];&quot;P&quot;)" office:value-type="float" office:value="0">
            <text:p>0</text:p>
          </table:table-cell>
          <table:table-cell table:style-name="ce120" table:content-validation-name="val2" table:number-columns-repeated="12"/>
          <table:table-cell table:style-name="ce137"/>
          <table:table-cell table:style-name="ce1" table:number-columns-repeated="11"/>
          <table:table-cell table:number-columns-repeated="992"/>
        </table:table-row>
        <table:table-row table:style-name="ro2">
          <table:table-cell table:style-name="ce53"/>
          <table:table-cell table:style-name="ce1"/>
          <table:table-cell table:style-name="ce19" table:number-columns-repeated="4"/>
          <table:table-cell table:style-name="ce30" office:value-type="string">
            <text:p>Số testcase không đạt (F)</text:p>
          </table:table-cell>
          <table:table-cell table:style-name="ce35" table:formula="of:=COUNTIF([.$U$88:.$U$1039];&quot;F&quot;)" office:value-type="float" office:value="0">
            <text:p>0</text:p>
          </table:table-cell>
          <table:table-cell table:style-name="ce120" table:content-validation-name="val2" table:number-columns-repeated="12"/>
          <table:table-cell table:style-name="ce137"/>
          <table:table-cell table:style-name="ce1" table:number-columns-repeated="11"/>
          <table:table-cell table:number-columns-repeated="992"/>
        </table:table-row>
        <table:table-row table:style-name="ro2">
          <table:table-cell table:style-name="ce53"/>
          <table:table-cell table:style-name="ce1"/>
          <table:table-cell table:style-name="ce19" table:number-columns-repeated="4"/>
          <table:table-cell table:style-name="ce30" office:value-type="string">
            <text:p>Số testcase đang xem xét (PE)</text:p>
          </table:table-cell>
          <table:table-cell table:style-name="ce35" table:formula="of:=COUNTIF([.$U$88:.$U$1039];&quot;PE&quot;)" office:value-type="float" office:value="0">
            <text:p>0</text:p>
          </table:table-cell>
          <table:table-cell table:style-name="ce120" table:content-validation-name="val2" table:number-columns-repeated="12"/>
          <table:table-cell table:style-name="ce137"/>
          <table:table-cell table:style-name="ce1" table:number-columns-repeated="11"/>
          <table:table-cell table:number-columns-repeated="992"/>
        </table:table-row>
        <table:table-row table:style-name="ro2">
          <table:table-cell table:style-name="ce53"/>
          <table:table-cell table:style-name="ce1"/>
          <table:table-cell table:style-name="ce19" table:number-columns-repeated="4"/>
          <table:table-cell table:style-name="ce30" office:value-type="string">
            <text:p>Số testcase chưa test </text:p>
          </table:table-cell>
          <table:table-cell table:style-name="ce35" table:formula="of:=[.H8]-[.H4]-[.H5]-[.H6]" office:value-type="float" office:value="120">
            <text:p>120</text:p>
          </table:table-cell>
          <table:table-cell table:style-name="ce120" table:content-validation-name="val2" table:number-columns-repeated="12"/>
          <table:table-cell table:style-name="ce137"/>
          <table:table-cell table:style-name="ce1" table:number-columns-repeated="11"/>
          <table:table-cell table:number-columns-repeated="992"/>
        </table:table-row>
        <table:table-row table:style-name="ro2">
          <table:table-cell table:style-name="ce53"/>
          <table:table-cell table:style-name="ce1"/>
          <table:table-cell table:style-name="ce19" table:number-columns-repeated="4"/>
          <table:table-cell table:style-name="ce30" office:value-type="string">
            <text:p>Tổng số testcase</text:p>
          </table:table-cell>
          <table:table-cell table:style-name="ce35" table:formula="of:=COUNTA([.$H$13:.$H$1039])" office:value-type="float" office:value="120">
            <text:p>120</text:p>
          </table:table-cell>
          <table:table-cell table:style-name="ce120" table:content-validation-name="val2" table:number-columns-repeated="12"/>
          <table:table-cell table:style-name="ce137"/>
          <table:table-cell table:style-name="ce1" table:number-columns-repeated="11"/>
          <table:table-cell table:number-columns-repeated="992"/>
        </table:table-row>
        <table:table-row table:style-name="ro2">
          <table:table-cell table:style-name="ce53"/>
          <table:table-cell table:style-name="ce1"/>
          <table:table-cell table:style-name="ce18" table:number-columns-repeated="4"/>
          <table:table-cell table:style-name="ce1" table:number-columns-repeated="2"/>
          <table:table-cell table:style-name="ce120" table:content-validation-name="val2" table:number-columns-repeated="12"/>
          <table:table-cell table:style-name="ce137"/>
          <table:table-cell table:style-name="ce1" table:number-columns-repeated="11"/>
          <table:table-cell table:number-columns-repeated="992"/>
        </table:table-row>
        <table:table-row table:style-name="ro2">
          <table:table-cell table:style-name="ce54" office:value-type="string" table:number-columns-spanned="1" table:number-rows-spanned="2">
            <text:p>Mã test case</text:p>
          </table:table-cell>
          <table:table-cell table:style-name="ce57" office:value-type="string" table:number-columns-spanned="1" table:number-rows-spanned="2">
            <text:p>Mục đích kiểm thử</text:p>
          </table:table-cell>
          <table:table-cell table:style-name="ce28" office:value-type="string" table:number-columns-spanned="1" table:number-rows-spanned="2">
            <text:p>Nhóm thực hiện</text:p>
          </table:table-cell>
          <table:table-cell table:style-name="ce28" office:value-type="string" table:number-columns-spanned="1" table:number-rows-spanned="2">
            <text:p>Số lượng kịch bản đã tạo</text:p>
          </table:table-cell>
          <table:table-cell table:style-name="ce28" office:value-type="string" table:number-columns-spanned="1" table:number-rows-spanned="2">
            <text:p>% tự động được</text:p>
          </table:table-cell>
          <table:table-cell table:style-name="ce28" office:value-type="string" table:number-columns-spanned="1" table:number-rows-spanned="2">
            <text:p>Ghi chú lý do chưa tự động được</text:p>
          </table:table-cell>
          <table:table-cell table:style-name="ce57" office:value-type="string" table:number-columns-spanned="1" table:number-rows-spanned="2">
            <text:p>Các bước thực hiện</text:p>
          </table:table-cell>
          <table:table-cell table:style-name="ce57" office:value-type="string" table:number-columns-spanned="1" table:number-rows-spanned="2">
            <text:p>Kết quả mong muốn</text:p>
          </table:table-cell>
          <table:table-cell table:style-name="ce121" office:value-type="string" table:number-columns-spanned="3" table:number-rows-spanned="1">
            <text:p>Browser_version</text:p>
          </table:table-cell>
          <table:covered-table-cell table:style-name="ce123"/>
          <table:covered-table-cell table:style-name="ce136"/>
          <table:table-cell table:style-name="ce121" office:value-type="string" table:number-columns-spanned="3" table:number-rows-spanned="1">
            <text:p>Browser_version</text:p>
          </table:table-cell>
          <table:covered-table-cell table:style-name="ce123"/>
          <table:covered-table-cell table:style-name="ce136"/>
          <table:table-cell table:style-name="ce121" office:value-type="string" table:number-columns-spanned="3" table:number-rows-spanned="1">
            <text:p>Browser_version</text:p>
          </table:table-cell>
          <table:covered-table-cell table:style-name="ce123"/>
          <table:covered-table-cell table:style-name="ce136"/>
          <table:table-cell table:style-name="ce121" office:value-type="string" table:number-columns-spanned="3" table:number-rows-spanned="1">
            <text:p>Browser_version</text:p>
          </table:table-cell>
          <table:covered-table-cell table:style-name="ce123"/>
          <table:covered-table-cell table:style-name="ce136"/>
          <table:table-cell table:style-name="ce138" office:value-type="string" table:number-columns-spanned="1" table:number-rows-spanned="2">
            <text:p>Kết quả hiện tại</text:p>
          </table:table-cell>
          <table:table-cell table:style-name="ce57" office:value-type="string" table:number-columns-spanned="1" table:number-rows-spanned="2">
            <text:p>Mã lỗi</text:p>
          </table:table-cell>
          <table:table-cell table:style-name="ce52" table:number-columns-repeated="10"/>
          <table:table-cell table:number-columns-repeated="992"/>
        </table:table-row>
        <table:table-row table:style-name="ro3">
          <table:covered-table-cell table:number-columns-repeated="8" table:style-name="ce3"/>
          <table:table-cell table:style-name="ce122" office:value-type="string">
            <text:p>Lần 1</text:p>
          </table:table-cell>
          <table:table-cell table:style-name="ce122" office:value-type="string">
            <text:p>Lần 2</text:p>
          </table:table-cell>
          <table:table-cell table:style-name="ce122" office:value-type="string">
            <text:p>Lần 3</text:p>
          </table:table-cell>
          <table:table-cell table:style-name="ce122" office:value-type="string">
            <text:p>Lần 1</text:p>
          </table:table-cell>
          <table:table-cell table:style-name="ce122" office:value-type="string">
            <text:p>Lần 2</text:p>
          </table:table-cell>
          <table:table-cell table:style-name="ce122" office:value-type="string">
            <text:p>Lần 3</text:p>
          </table:table-cell>
          <table:table-cell table:style-name="ce122" office:value-type="string">
            <text:p>Lần 1</text:p>
          </table:table-cell>
          <table:table-cell table:style-name="ce122" office:value-type="string">
            <text:p>Lần 2</text:p>
          </table:table-cell>
          <table:table-cell table:style-name="ce122" office:value-type="string">
            <text:p>Lần 3</text:p>
          </table:table-cell>
          <table:table-cell table:style-name="ce122" office:value-type="string">
            <text:p>Lần 1</text:p>
          </table:table-cell>
          <table:table-cell table:style-name="ce122" office:value-type="string">
            <text:p>Lần 2</text:p>
          </table:table-cell>
          <table:table-cell table:style-name="ce122" office:value-type="string">
            <text:p>Lần 3</text:p>
          </table:table-cell>
          <table:covered-table-cell table:style-name="ce139"/>
          <table:covered-table-cell table:style-name="ce3"/>
          <table:table-cell table:style-name="ce52" table:number-columns-repeated="10"/>
          <table:table-cell table:number-columns-repeated="992"/>
        </table:table-row>
        <table:table-row table:style-name="ro2">
          <table:table-cell table:style-name="ce55"/>
          <table:table-cell table:style-name="ce58" office:value-type="string" table:number-columns-spanned="21" table:number-rows-spanned="1">
            <text:p>Giao diện chung</text:p>
          </table:table-cell>
          <table:covered-table-cell table:number-columns-repeated="6" table:style-name="ce21"/>
          <table:covered-table-cell table:number-columns-repeated="13" table:style-name="ce123"/>
          <table:covered-table-cell table:style-name="ce43"/>
          <table:table-cell table:style-name="ce154" table:number-columns-repeated="10"/>
          <table:table-cell table:number-columns-repeated="992"/>
        </table:table-row>
        <table:table-row table:style-name="ro12">
          <table:table-cell table:style-name="ce56" table:formula="of:=IF(AND([.H13]=&quot;&quot;;[.H13]=&quot;&quot;);&quot;&quot;;[.$H$3]&amp;&quot;_&quot;&amp;ROW()-11-COUNTBLANK([.$H$12:.H13]))" office:value-type="string" office:string-value="CommonTC_G_1">
            <text:p>CommonTC_G_1</text:p>
          </table:table-cell>
          <table:table-cell table:style-name="ce17" office:value-type="string">
            <text:p>Kiểm tra màn hình ở trạng thái mặc định</text:p>
            <text:p/>
          </table:table-cell>
          <table:table-cell table:style-name="ce27" office:value-type="string">
            <text:p>nrop</text:p>
          </table:table-cell>
          <table:table-cell table:style-name="ce27" office:value-type="float" office:value="1">
            <text:p>1</text:p>
          </table:table-cell>
          <table:table-cell table:style-name="ce89" office:value-type="percentage" office:value="1">
            <text:p>100%</text:p>
          </table:table-cell>
          <table:table-cell table:style-name="ce27"/>
          <table:table-cell table:style-name="ce17" office:value-type="string">
            <text:p>1. Kiểm tra title của màn hình</text:p>
            <text:p>2. Kiểm tra focus của chuột</text:p>
            <text:p>3. Kiểm tra các giá trị mặc định của các trường</text:p>
            <text:p>4. Kiểm tra header, footer</text:p>
            <text:p><text:span text:style-name="T1"/></text:p>
          </table:table-cell>
          <table:table-cell table:style-name="ce17" office:value-type="string">
            <text:p>Màn hình chức năng được mở:</text:p>
            <text:p>- Hiển thị title của chức năng trên màn hình: &lt;<text:span text:style-name="T5">Tên màn hình </text:span><text:span text:style-name="T5">chức năng</text:span><text:span text:style-name="T6">&gt;</text:span></text:p>
            <text:p><text:span text:style-name="T6">- <text:s/>Focus được set vào trường </text:span><text:span text:style-name="T6">đầu tiên có thể edit</text:span></text:p>
            <text:p><text:span text:style-name="T6">- Hiển thị đầy đủ các trường như </text:span><text:span text:style-name="T6">trong tài liệu TKMH:</text:span></text:p>
            <text:p><text:span text:style-name="T6">- Hiển thị các giá trị mặc định </text:span><text:span text:style-name="T6">của các trường đúng. </text:span></text:p>
            <text:p><text:span text:style-name="T6">+ Mã Điểm (*): Null</text:span></text:p>
            <text:p><text:span text:style-name="T6">+ Mã trạm</text:span></text:p>
            <text:p><text:span text:style-name="T6">+ Địa chỉ (*)</text:span></text:p>
            <text:p><text:span text:style-name="T6">+ Mã tỉnh thành (*)</text:span></text:p>
            <text:p><text:span text:style-name="T6">+ Mô tả</text:span></text:p>
            <text:p><text:span text:style-name="T6"><text:s/></text:span><text:span text:style-name="T6">- header, footer hợp lý hoặc </text:span><text:span text:style-name="T6">theo design có sẵn (tùy từng dự </text:span><text:span text:style-name="T6">án)</text:span></text:p>
          </table:table-cell>
          <table:table-cell table:style-name="ce124" table:content-validation-name="val2" table:number-columns-repeated="12"/>
          <table:table-cell table:style-name="ce140"/>
          <table:table-cell table:style-name="ce32"/>
          <table:table-cell table:style-name="ce154" table:number-columns-repeated="10"/>
          <table:table-cell table:number-columns-repeated="992"/>
        </table:table-row>
        <table:table-row table:style-name="ro13">
          <table:table-cell table:style-name="ce56" table:formula="of:=IF(AND([.H14]=&quot;&quot;;[.H14]=&quot;&quot;);&quot;&quot;;[.$H$3]&amp;&quot;_&quot;&amp;ROW()-11-COUNTBLANK([.$H$12:.H14]))" office:value-type="string" office:string-value="CommonTC_G_2">
            <text:p>CommonTC_G_2</text:p>
          </table:table-cell>
          <table:table-cell table:style-name="ce17" office:value-type="string">
            <text:p>Kiểm tra tổng thể giao diện màn hình</text:p>
          </table:table-cell>
          <table:table-cell table:style-name="ce27" office:value-type="string">
            <text:p>nrop</text:p>
          </table:table-cell>
          <table:table-cell table:style-name="ce27" table:number-columns-repeated="3"/>
          <table:table-cell table:style-name="ce17" office:value-type="string">
            <text:p><text:span text:style-name="T2">1. Kiểm tra về bố cục, font </text:span><text:span text:style-name="T2">chữ, chính tả, màu chữ</text:span></text:p>
            <text:p><text:span text:style-name="T2">2. Kiểm tra trường bắt buộc </text:span><text:span text:style-name="T2">phải có dấu </text:span><text:span text:style-name="T3">*</text:span></text:p>
            <text:p><text:span text:style-name="T3"/></text:p>
          </table:table-cell>
          <table:table-cell table:style-name="ce17" office:value-type="string">
            <text:p><text:span text:style-name="T2">1. Các label, textbox, combo </text:span><text:span text:style-name="T2">có độ dài, rộng và khoảng </text:span><text:span text:style-name="T2">cách bằng nhau, không xô </text:span><text:span text:style-name="T2">lệch</text:span></text:p>
            <text:p><text:span text:style-name="T2">2. Các label sử dụng cùng 1 </text:span><text:span text:style-name="T2">loại font, cỡ chữ, căn lề trái</text:span></text:p>
            <text:p><text:span text:style-name="T2">3. Các trường hợp bắt buộc </text:span><text:span text:style-name="T2">nhập phải có dấu (</text:span><text:span text:style-name="T3">*</text:span><text:span text:style-name="T7">)</text:span></text:p>
            <text:p><text:span text:style-name="T7">4. Kiểm tra tất cả lỗi về chính </text:span><text:span text:style-name="T7">tả, cấu trúc câu, ngữ pháp trên </text:span><text:span text:style-name="T7">màn hình</text:span></text:p>
            <text:p><text:span text:style-name="T7">5. Form được bố trí hợp lý và </text:span><text:span text:style-name="T7">dễ sử dụng</text:span></text:p>
          </table:table-cell>
          <table:table-cell table:style-name="ce124" table:content-validation-name="val2" table:number-columns-repeated="12"/>
          <table:table-cell table:style-name="ce140"/>
          <table:table-cell table:style-name="ce32"/>
          <table:table-cell table:style-name="ce154" table:number-columns-repeated="10"/>
          <table:table-cell table:number-columns-repeated="992"/>
        </table:table-row>
        <table:table-row table:style-name="ro14">
          <table:table-cell table:style-name="ce56" table:formula="of:=IF(AND([.H15]=&quot;&quot;;[.H15]=&quot;&quot;);&quot;&quot;;[.$H$3]&amp;&quot;_&quot;&amp;ROW()-11-COUNTBLANK([.$H$12:.H15]))" office:value-type="string" office:string-value="CommonTC_G_3">
            <text:p>CommonTC_G_3</text:p>
          </table:table-cell>
          <table:table-cell table:style-name="ce17" office:value-type="string">
            <text:p>Kiểm tra thứ tự di chuyển trỏ trên màn hình khi nhấn phím Tab</text:p>
          </table:table-cell>
          <table:table-cell table:style-name="ce72" office:value-type="string">
            <text:p>nrop</text:p>
          </table:table-cell>
          <table:table-cell table:style-name="ce72" table:number-columns-repeated="3"/>
          <table:table-cell table:style-name="ce17" office:value-type="string">
            <text:p/>
            <text:p>Nhấn Tab liên tục</text:p>
          </table:table-cell>
          <table:table-cell table:style-name="ce32" office:value-type="string">
            <text:p>Con trỏ di chuyển lần lượt trên các trường input, button, hyperlink theo thứ tự trái sang phải, trên xuống dưới.</text:p>
          </table:table-cell>
          <table:table-cell table:style-name="ce124" table:content-validation-name="val2" table:number-columns-repeated="12"/>
          <table:table-cell table:style-name="ce140"/>
          <table:table-cell table:style-name="ce32"/>
          <table:table-cell table:style-name="ce154" table:number-columns-repeated="10"/>
          <table:table-cell table:number-columns-repeated="992"/>
        </table:table-row>
        <table:table-row table:style-name="ro15">
          <table:table-cell table:style-name="ce56" table:formula="of:=IF(AND([.H16]=&quot;&quot;;[.H16]=&quot;&quot;);&quot;&quot;;[.$H$3]&amp;&quot;_&quot;&amp;ROW()-11-COUNTBLANK([.$H$12:.H16]))" office:value-type="string" office:string-value="CommonTC_G_4">
            <text:p>CommonTC_G_4</text:p>
          </table:table-cell>
          <table:table-cell table:style-name="ce17" office:value-type="string">
            <text:p>Kiểm tra thứ tự con trỏ di chuyển ngược lại trên màn hình khi nhấn Shift-Tab</text:p>
          </table:table-cell>
          <table:table-cell table:style-name="ce72" office:value-type="string">
            <text:p>nrop</text:p>
          </table:table-cell>
          <table:table-cell table:style-name="ce72" table:number-columns-repeated="3"/>
          <table:table-cell table:style-name="ce17" office:value-type="string">
            <text:p>Nhấn phím Shift-Tab liên tục</text:p>
          </table:table-cell>
          <table:table-cell table:style-name="ce17" office:value-type="string">
            <text:p>Con trỏ di chuyển theo thứ tự ngược lại trên các trường input, các button, hyperlink: từ dưới lên trên, từ phải sang trái</text:p>
          </table:table-cell>
          <table:table-cell table:style-name="ce124" table:content-validation-name="val2" table:number-columns-repeated="12"/>
          <table:table-cell table:style-name="ce140"/>
          <table:table-cell table:style-name="ce32"/>
          <table:table-cell table:style-name="ce154" table:number-columns-repeated="10"/>
          <table:table-cell table:number-columns-repeated="992"/>
        </table:table-row>
        <table:table-row table:style-name="ro16">
          <table:table-cell table:style-name="ce56" table:formula="of:=IF(AND([.H17]=&quot;&quot;;[.H17]=&quot;&quot;);&quot;&quot;;[.$H$3]&amp;&quot;_&quot;&amp;ROW()-11-COUNTBLANK([.$H$12:.H17]))" office:value-type="string" office:string-value="CommonTC_G_5">
            <text:p>CommonTC_G_5</text:p>
          </table:table-cell>
          <table:table-cell table:style-name="ce17" office:value-type="string">
            <text:p>Kiểm tra thực hiện chức năng chính của màn hình khi nhấn Enter</text:p>
          </table:table-cell>
          <table:table-cell table:style-name="ce72" office:value-type="string">
            <text:p>nrop</text:p>
          </table:table-cell>
          <table:table-cell table:style-name="ce72" table:number-columns-repeated="3"/>
          <table:table-cell table:style-name="ce17" office:value-type="string">
            <text:p>Nhấn phím Enter</text:p>
          </table:table-cell>
          <table:table-cell table:style-name="ce17" office:value-type="string">
            <text:p>1. Nếu chuộc ko focus vào button nào thì Thực hiện chức năng của button chính</text:p>
            <text:p>2. Nếu đang focus vào 1 button thì sẽ thực hiện chức năng của button </text:p>
          </table:table-cell>
          <table:table-cell table:style-name="ce124" table:content-validation-name="val2" table:number-columns-repeated="12"/>
          <table:table-cell table:style-name="ce140"/>
          <table:table-cell table:style-name="ce32"/>
          <table:table-cell table:style-name="ce154" table:number-columns-repeated="10"/>
          <table:table-cell table:number-columns-repeated="992"/>
        </table:table-row>
        <table:table-row table:style-name="ro17">
          <table:table-cell table:style-name="ce56" table:formula="of:=IF(AND([.H18]=&quot;&quot;;[.H18]=&quot;&quot;);&quot;&quot;;[.$H$3]&amp;&quot;_&quot;&amp;ROW()-11-COUNTBLANK([.$H$12:.H18]))" office:value-type="string" office:string-value="CommonTC_G_6">
            <text:p>CommonTC_G_6</text:p>
          </table:table-cell>
          <table:table-cell table:style-name="ce17" office:value-type="string">
            <text:p>Kiểm tra giao diện khi thu nhỏ, phóng to</text:p>
          </table:table-cell>
          <table:table-cell table:style-name="ce72" office:value-type="string">
            <text:p>3T</text:p>
          </table:table-cell>
          <table:table-cell table:number-columns-repeated="2" table:style-name="ce72" office:value-type="float" office:value="0">
            <text:p>0</text:p>
          </table:table-cell>
          <table:table-cell table:style-name="ce72" office:value-type="string">
            <text:p>Chỉ kiểm thử thủ công</text:p>
          </table:table-cell>
          <table:table-cell table:style-name="ce17" office:value-type="string">
            <text:p>1.Nhấn phím Ctrl -</text:p>
            <text:p>2. Nhấn phim Ctrl =</text:p>
          </table:table-cell>
          <table:table-cell table:style-name="ce17" office:value-type="string">
            <text:p><text:s/>Màn hình thu nhỏ, phóng to tương ứng và không bị vỡ giao diện</text:p>
          </table:table-cell>
          <table:table-cell table:style-name="ce124" table:content-validation-name="val2" table:number-columns-repeated="12"/>
          <table:table-cell table:style-name="ce140"/>
          <table:table-cell table:style-name="ce32"/>
          <table:table-cell table:style-name="ce154" table:number-columns-repeated="10"/>
          <table:table-cell table:number-columns-repeated="992"/>
        </table:table-row>
        <table:table-row table:style-name="ro2">
          <table:table-cell table:style-name="ce56" table:formula="of:=IF(AND([.H19]=&quot;&quot;;[.H19]=&quot;&quot;);&quot;&quot;;[.$H$3]&amp;&quot;_&quot;&amp;ROW()-11-COUNTBLANK([.$H$12:.H19]))">
            <text:p/>
          </table:table-cell>
          <table:table-cell table:style-name="ce58" office:value-type="string" table:number-columns-spanned="21" table:number-rows-spanned="1">
            <text:p>Collepse/expand</text:p>
          </table:table-cell>
          <table:covered-table-cell table:number-columns-repeated="6" table:style-name="ce21"/>
          <table:covered-table-cell table:number-columns-repeated="13" table:style-name="ce123"/>
          <table:covered-table-cell table:style-name="ce43"/>
          <table:table-cell table:style-name="ce1" table:number-columns-repeated="10"/>
          <table:table-cell table:number-columns-repeated="992"/>
        </table:table-row>
        <table:table-row table:style-name="ro6">
          <table:table-cell table:style-name="ce56" table:formula="of:=IF(AND([.H20]=&quot;&quot;;[.H20]=&quot;&quot;);&quot;&quot;;[.$H$3]&amp;&quot;_&quot;&amp;ROW()-11-COUNTBLANK([.$H$12:.H20]))" office:value-type="string" office:string-value="CommonTC_G_7">
            <text:p>CommonTC_G_7</text:p>
          </table:table-cell>
          <table:table-cell table:style-name="ce17" office:value-type="string">
            <text:p>Nút Collapse</text:p>
          </table:table-cell>
          <table:table-cell table:style-name="ce27" office:value-type="string">
            <text:p>3T</text:p>
          </table:table-cell>
          <table:table-cell table:number-columns-repeated="2" table:style-name="ce27" office:value-type="float" office:value="0">
            <text:p>0</text:p>
          </table:table-cell>
          <table:table-cell table:style-name="ce27" office:value-type="string">
            <text:p>Không có màn hình nào chưa</text:p>
          </table:table-cell>
          <table:table-cell table:style-name="ce17" office:value-type="string">
            <text:p><text:span text:style-name="T2">Click vào nút </text:span><text:span text:style-name="T4">(-)</text:span></text:p>
          </table:table-cell>
          <table:table-cell table:style-name="ce17" office:value-type="string">
            <text:p>Phần thông tin được hide theo dạng : </text:p>
            <text:p>"[+] &lt;title&gt;"</text:p>
          </table:table-cell>
          <table:table-cell table:number-columns-repeated="12" table:style-name="ce124" table:content-validation-name="val2"/>
          <table:table-cell table:style-name="ce140" table:formula="of:=IF(OR(IF([.K20]=&quot;&quot;;IF([.J20]=&quot;&quot;;IF([.I20]=&quot;&quot;;&quot;&quot;;[.I20]);[.J20]);[.K20])=&quot;F&quot;;IF([.N20]=&quot;&quot;;IF([.M20]=&quot;&quot;;IF([.L20]=&quot;&quot;;&quot;&quot;;[.L20]);[.M20]);[.N20])=&quot;F&quot;;IF([.Q20]=&quot;&quot;;IF([.P20]=&quot;&quot;;IF([.O20]=&quot;&quot;;&quot;&quot;;[.O20]);[.P20]);[.Q20])=&quot;F&quot;;IF([.T20]=&quot;&quot;;IF([.S20]=&quot;&quot;;IF([.R20]=&quot;&quot;;&quot;&quot;;[.R20]);[.S20]);[.T20])=&quot;F&quot;)=1;&quot;F&quot;;IF(OR(IF([.K20]=&quot;&quot;;IF([.J20]=&quot;&quot;;IF([.I20]=&quot;&quot;;&quot;&quot;;[.I20]);[.J20]);[.K20])=&quot;PE&quot;;IF([.N20]=&quot;&quot;;IF([.M20]=&quot;&quot;;IF([.L20]=&quot;&quot;;&quot;&quot;;[.L20]);[.M20]);[.N20])=&quot;PE&quot;;IF([.Q20]=&quot;&quot;;IF([.P20]=&quot;&quot;;IF([.O20]=&quot;&quot;;&quot;&quot;;[.O20]);[.P20]);[.Q20])=&quot;PE&quot;;IF([.T20]=&quot;&quot;;IF([.S20]=&quot;&quot;;IF([.R20]=&quot;&quot;;&quot;&quot;;[.R20]);[.S20]);[.T20])=&quot;PE&quot;)=1;&quot;PE&quot;;IF(AND(IF([.K20]=&quot;&quot;;IF([.J20]=&quot;&quot;;IF([.I20]=&quot;&quot;;&quot;&quot;;[.I20]);[.J20]);[.K20])=&quot;&quot;;IF([.N20]=&quot;&quot;;IF([.M20]=&quot;&quot;;IF([.L20]=&quot;&quot;;&quot;&quot;;[.L20]);[.M20]);[.N20])=&quot;&quot;;IF([.Q20]=&quot;&quot;;IF([.P20]=&quot;&quot;;IF([.O20]=&quot;&quot;;&quot;&quot;;[.O20]);[.P20]);[.Q20])=&quot;&quot;;IF([.T20]=&quot;&quot;;IF([.S20]=&quot;&quot;;IF([.R20]=&quot;&quot;;&quot;&quot;;[.R20]);[.S20]);[.T20])=&quot;&quot;)=1;&quot;&quot;;&quot;P&quot;)))">
            <text:p/>
          </table:table-cell>
          <table:table-cell table:style-name="ce32"/>
          <table:table-cell table:style-name="ce1" table:number-columns-repeated="10"/>
          <table:table-cell table:number-columns-repeated="992"/>
        </table:table-row>
        <table:table-row table:style-name="ro6">
          <table:table-cell table:style-name="ce56" table:formula="of:=IF(AND([.H21]=&quot;&quot;;[.H21]=&quot;&quot;);&quot;&quot;;[.$H$3]&amp;&quot;_&quot;&amp;ROW()-11-COUNTBLANK([.$H$12:.H21]))" office:value-type="string" office:string-value="CommonTC_G_8">
            <text:p>CommonTC_G_8</text:p>
          </table:table-cell>
          <table:table-cell table:style-name="ce17" office:value-type="string">
            <text:p>Nút Expand</text:p>
          </table:table-cell>
          <table:table-cell table:style-name="ce27" office:value-type="string">
            <text:p>3T</text:p>
          </table:table-cell>
          <table:table-cell table:number-columns-repeated="2" table:style-name="ce27" office:value-type="float" office:value="0">
            <text:p>0</text:p>
          </table:table-cell>
          <table:table-cell table:style-name="ce27" office:value-type="string">
            <text:p>Không có màn hình nào chưa</text:p>
          </table:table-cell>
          <table:table-cell table:style-name="ce17" office:value-type="string">
            <text:p><text:span text:style-name="T2">Click vào nút </text:span><text:span text:style-name="T4">(+)</text:span></text:p>
          </table:table-cell>
          <table:table-cell table:style-name="ce17" office:value-type="string">
            <text:p>Phần thông tin được unhide theo dạng : </text:p>
            <text:p>"[-] &lt;title&gt;"</text:p>
          </table:table-cell>
          <table:table-cell table:number-columns-repeated="12" table:style-name="ce124" table:content-validation-name="val2"/>
          <table:table-cell table:style-name="ce140" table:formula="of:=IF(OR(IF([.K21]=&quot;&quot;;IF([.J21]=&quot;&quot;;IF([.I21]=&quot;&quot;;&quot;&quot;;[.I21]);[.J21]);[.K21])=&quot;F&quot;;IF([.N21]=&quot;&quot;;IF([.M21]=&quot;&quot;;IF([.L21]=&quot;&quot;;&quot;&quot;;[.L21]);[.M21]);[.N21])=&quot;F&quot;;IF([.Q21]=&quot;&quot;;IF([.P21]=&quot;&quot;;IF([.O21]=&quot;&quot;;&quot;&quot;;[.O21]);[.P21]);[.Q21])=&quot;F&quot;;IF([.T21]=&quot;&quot;;IF([.S21]=&quot;&quot;;IF([.R21]=&quot;&quot;;&quot;&quot;;[.R21]);[.S21]);[.T21])=&quot;F&quot;)=1;&quot;F&quot;;IF(OR(IF([.K21]=&quot;&quot;;IF([.J21]=&quot;&quot;;IF([.I21]=&quot;&quot;;&quot;&quot;;[.I21]);[.J21]);[.K21])=&quot;PE&quot;;IF([.N21]=&quot;&quot;;IF([.M21]=&quot;&quot;;IF([.L21]=&quot;&quot;;&quot;&quot;;[.L21]);[.M21]);[.N21])=&quot;PE&quot;;IF([.Q21]=&quot;&quot;;IF([.P21]=&quot;&quot;;IF([.O21]=&quot;&quot;;&quot;&quot;;[.O21]);[.P21]);[.Q21])=&quot;PE&quot;;IF([.T21]=&quot;&quot;;IF([.S21]=&quot;&quot;;IF([.R21]=&quot;&quot;;&quot;&quot;;[.R21]);[.S21]);[.T21])=&quot;PE&quot;)=1;&quot;PE&quot;;IF(AND(IF([.K21]=&quot;&quot;;IF([.J21]=&quot;&quot;;IF([.I21]=&quot;&quot;;&quot;&quot;;[.I21]);[.J21]);[.K21])=&quot;&quot;;IF([.N21]=&quot;&quot;;IF([.M21]=&quot;&quot;;IF([.L21]=&quot;&quot;;&quot;&quot;;[.L21]);[.M21]);[.N21])=&quot;&quot;;IF([.Q21]=&quot;&quot;;IF([.P21]=&quot;&quot;;IF([.O21]=&quot;&quot;;&quot;&quot;;[.O21]);[.P21]);[.Q21])=&quot;&quot;;IF([.T21]=&quot;&quot;;IF([.S21]=&quot;&quot;;IF([.R21]=&quot;&quot;;&quot;&quot;;[.R21]);[.S21]);[.T21])=&quot;&quot;)=1;&quot;&quot;;&quot;P&quot;)))">
            <text:p/>
          </table:table-cell>
          <table:table-cell table:style-name="ce32"/>
          <table:table-cell table:style-name="ce1" table:number-columns-repeated="10"/>
          <table:table-cell table:number-columns-repeated="992"/>
        </table:table-row>
        <table:table-row table:style-name="ro18">
          <table:table-cell table:style-name="ce56" table:formula="of:=IF(AND([.H22]=&quot;&quot;;[.H22]=&quot;&quot;);&quot;&quot;;[.$H$3]&amp;&quot;_&quot;&amp;ROW()-11-COUNTBLANK([.$H$12:.H22]))">
            <text:p/>
          </table:table-cell>
          <table:table-cell table:style-name="ce58" office:value-type="string" table:number-columns-spanned="21" table:number-rows-spanned="1">
            <text:p>Grid</text:p>
          </table:table-cell>
          <table:covered-table-cell table:number-columns-repeated="6" table:style-name="ce21"/>
          <table:covered-table-cell table:number-columns-repeated="13" table:style-name="ce123"/>
          <table:covered-table-cell table:style-name="ce43"/>
          <table:table-cell table:style-name="ce1" table:number-columns-repeated="10"/>
          <table:table-cell table:number-columns-repeated="992"/>
        </table:table-row>
        <table:table-row table:style-name="ro19">
          <table:table-cell table:style-name="ce56" table:formula="of:=IF(AND([.H23]=&quot;&quot;;[.H23]=&quot;&quot;);&quot;&quot;;[.$H$3]&amp;&quot;_&quot;&amp;ROW()-11-COUNTBLANK([.$H$12:.H23]))" office:value-type="string" office:string-value="CommonTC_G_9">
            <text:p>CommonTC_G_9</text:p>
          </table:table-cell>
          <table:table-cell table:style-name="ce32" office:value-type="string">
            <text:p>Kiểm tra <text:s/>grid</text:p>
          </table:table-cell>
          <table:table-cell table:style-name="ce70" office:value-type="string">
            <text:p>3T</text:p>
          </table:table-cell>
          <table:table-cell table:style-name="ce70" office:value-type="float" office:value="150">
            <text:p>150</text:p>
          </table:table-cell>
          <table:table-cell table:style-name="ce90" office:value-type="percentage" office:value="1">
            <text:p>100%</text:p>
          </table:table-cell>
          <table:table-cell table:style-name="ce70" office:value-type="string">
            <text:p>4 và 5.Các sự kiện liên quan đến con trỏ chuột như hover hay trỏ chuột để xuật hiện tooltip trên nút</text:p>
          </table:table-cell>
          <table:table-cell table:style-name="ce17" office:value-type="string">
            <text:p>1. Kiểm tra căn lề</text:p>
            <text:p>2. Di chuyển con trỏ chuột vào một row</text:p>
            <text:p>3. Kiểm tra bố cục trong grid</text:p>
            <text:p>4 Trỏ chuột vào các icon hoặc các link sẽ hiển thị tooltip</text:p>
            <text:p>5. Bỏ chuột khỏi các icon hoặc các link sẽ hiển thị tooltip</text:p>
          </table:table-cell>
          <table:table-cell table:style-name="ce17" office:value-type="string">
            <text:p>1. Text: căn lề trái</text:p>
            <text:p><text:s text:c="3"/>Số: <text:s/>Căn lề phải</text:p>
            <text:p><text:s text:c="3"/>Ngày tháng: Căn giữa.</text:p>
            <text:p><text:s text:c="4"/>HeaderName : căn giữa và bôi đậm</text:p>
            <text:p>2. Màu nền của row đó thay đổi</text:p>
            <text:p>3..Cột thứ tự và tên các cột khác xếp từ trái qua phải đúng như TKMH</text:p>
            <text:p><text:s text:c="5"/>Các chức năng hành động cột cuối cùng bên phải</text:p>
            <text:p><text:s text:c="6"/>Chức năng phân trang, tổng số bản ghi được căn giữa đặt dưới <text:s text:c="2"/>cùng góc trái của grid</text:p>
            <text:p>4. Hiển thị đúng tên tương ứng với các chức năng khi trỏ chuột vào tooltip</text:p>
            <text:p>5. Di chuột khỏi tooltip, thông báo sẽ mất đi</text:p>
          </table:table-cell>
          <table:table-cell table:number-columns-repeated="12" table:style-name="ce124" table:content-validation-name="val2"/>
          <table:table-cell table:style-name="ce140" table:formula="of:=IF(OR(IF([.K23]=&quot;&quot;;IF([.J23]=&quot;&quot;;IF([.I23]=&quot;&quot;;&quot;&quot;;[.I23]);[.J23]);[.K23])=&quot;F&quot;;IF([.N23]=&quot;&quot;;IF([.M23]=&quot;&quot;;IF([.L23]=&quot;&quot;;&quot;&quot;;[.L23]);[.M23]);[.N23])=&quot;F&quot;;IF([.Q23]=&quot;&quot;;IF([.P23]=&quot;&quot;;IF([.O23]=&quot;&quot;;&quot;&quot;;[.O23]);[.P23]);[.Q23])=&quot;F&quot;;IF([.T23]=&quot;&quot;;IF([.S23]=&quot;&quot;;IF([.R23]=&quot;&quot;;&quot;&quot;;[.R23]);[.S23]);[.T23])=&quot;F&quot;)=1;&quot;F&quot;;IF(OR(IF([.K23]=&quot;&quot;;IF([.J23]=&quot;&quot;;IF([.I23]=&quot;&quot;;&quot;&quot;;[.I23]);[.J23]);[.K23])=&quot;PE&quot;;IF([.N23]=&quot;&quot;;IF([.M23]=&quot;&quot;;IF([.L23]=&quot;&quot;;&quot;&quot;;[.L23]);[.M23]);[.N23])=&quot;PE&quot;;IF([.Q23]=&quot;&quot;;IF([.P23]=&quot;&quot;;IF([.O23]=&quot;&quot;;&quot;&quot;;[.O23]);[.P23]);[.Q23])=&quot;PE&quot;;IF([.T23]=&quot;&quot;;IF([.S23]=&quot;&quot;;IF([.R23]=&quot;&quot;;&quot;&quot;;[.R23]);[.S23]);[.T23])=&quot;PE&quot;)=1;&quot;PE&quot;;IF(AND(IF([.K23]=&quot;&quot;;IF([.J23]=&quot;&quot;;IF([.I23]=&quot;&quot;;&quot;&quot;;[.I23]);[.J23]);[.K23])=&quot;&quot;;IF([.N23]=&quot;&quot;;IF([.M23]=&quot;&quot;;IF([.L23]=&quot;&quot;;&quot;&quot;;[.L23]);[.M23]);[.N23])=&quot;&quot;;IF([.Q23]=&quot;&quot;;IF([.P23]=&quot;&quot;;IF([.O23]=&quot;&quot;;&quot;&quot;;[.O23]);[.P23]);[.Q23])=&quot;&quot;;IF([.T23]=&quot;&quot;;IF([.S23]=&quot;&quot;;IF([.R23]=&quot;&quot;;&quot;&quot;;[.R23]);[.S23]);[.T23])=&quot;&quot;)=1;&quot;&quot;;&quot;P&quot;)))">
            <text:p/>
          </table:table-cell>
          <table:table-cell table:style-name="ce32"/>
          <table:table-cell table:style-name="ce1" table:number-columns-repeated="10"/>
          <table:table-cell table:number-columns-repeated="992"/>
        </table:table-row>
        <table:table-row table:style-name="ro2">
          <table:table-cell table:style-name="ce56" table:formula="of:=IF(AND([.H24]=&quot;&quot;;[.H24]=&quot;&quot;);&quot;&quot;;[.$H$3]&amp;&quot;_&quot;&amp;ROW()-11-COUNTBLANK([.$H$12:.H24]))">
            <text:p/>
          </table:table-cell>
          <table:table-cell table:style-name="ce58" office:value-type="string" table:number-columns-spanned="6" table:number-rows-spanned="1">
            <text:p>Phân trang</text:p>
          </table:table-cell>
          <table:covered-table-cell table:number-columns-repeated="4" table:style-name="ce21"/>
          <table:covered-table-cell table:style-name="ce43"/>
          <table:table-cell table:style-name="ce51"/>
          <table:table-cell table:style-name="ce125" table:number-columns-repeated="13"/>
          <table:table-cell table:style-name="ce51"/>
          <table:table-cell table:style-name="ce1" table:number-columns-repeated="10"/>
          <table:table-cell table:number-columns-repeated="992"/>
        </table:table-row>
        <table:table-row table:style-name="ro8">
          <table:table-cell table:style-name="ce56" table:formula="of:=IF(AND([.H25]=&quot;&quot;;[.H25]=&quot;&quot;);&quot;&quot;;[.$H$3]&amp;&quot;_&quot;&amp;ROW()-11-COUNTBLANK([.$H$12:.H25]))" office:value-type="string" office:string-value="CommonTC_G_10">
            <text:p>CommonTC_G_10</text:p>
          </table:table-cell>
          <table:table-cell table:style-name="ce17" office:value-type="string">
            <text:p>Kiểm tra cách đánh số các bản ghi</text:p>
          </table:table-cell>
          <table:table-cell table:style-name="ce27" office:value-type="string">
            <text:p>3T</text:p>
          </table:table-cell>
          <table:table-cell table:style-name="ce27" office:value-type="float" office:value="35">
            <text:p>35</text:p>
          </table:table-cell>
          <table:table-cell table:style-name="ce89" office:value-type="percentage" office:value="1">
            <text:p>100%</text:p>
          </table:table-cell>
          <table:table-cell table:style-name="ce27"/>
          <table:table-cell table:style-name="ce17" office:value-type="string">
            <text:p>Trong grid dữ liệu </text:p>
            <text:p>Kiểm tra số thứ tự các bản ghi.</text:p>
          </table:table-cell>
          <table:table-cell table:style-name="ce17" office:value-type="string">
            <text:p>Đánh số thứ tự tăng dần và liên tục: Số thứ tự đầu tiên của trang sau là số tiếp theo của trang trước.</text:p>
            <text:p/>
          </table:table-cell>
          <table:table-cell table:number-columns-repeated="12" table:style-name="ce126" table:content-validation-name="val2"/>
          <table:table-cell table:style-name="ce141" table:formula="of:=IF(OR(IF([.K25]=&quot;&quot;;IF([.J25]=&quot;&quot;;IF([.I25]=&quot;&quot;;&quot;&quot;;[.I25]);[.J25]);[.K25])=&quot;F&quot;;IF([.N25]=&quot;&quot;;IF([.M25]=&quot;&quot;;IF([.L25]=&quot;&quot;;&quot;&quot;;[.L25]);[.M25]);[.N25])=&quot;F&quot;;IF([.Q25]=&quot;&quot;;IF([.P25]=&quot;&quot;;IF([.O25]=&quot;&quot;;&quot;&quot;;[.O25]);[.P25]);[.Q25])=&quot;F&quot;;IF([.T25]=&quot;&quot;;IF([.S25]=&quot;&quot;;IF([.R25]=&quot;&quot;;&quot;&quot;;[.R25]);[.S25]);[.T25])=&quot;F&quot;)=1;&quot;F&quot;;IF(OR(IF([.K25]=&quot;&quot;;IF([.J25]=&quot;&quot;;IF([.I25]=&quot;&quot;;&quot;&quot;;[.I25]);[.J25]);[.K25])=&quot;PE&quot;;IF([.N25]=&quot;&quot;;IF([.M25]=&quot;&quot;;IF([.L25]=&quot;&quot;;&quot;&quot;;[.L25]);[.M25]);[.N25])=&quot;PE&quot;;IF([.Q25]=&quot;&quot;;IF([.P25]=&quot;&quot;;IF([.O25]=&quot;&quot;;&quot;&quot;;[.O25]);[.P25]);[.Q25])=&quot;PE&quot;;IF([.T25]=&quot;&quot;;IF([.S25]=&quot;&quot;;IF([.R25]=&quot;&quot;;&quot;&quot;;[.R25]);[.S25]);[.T25])=&quot;PE&quot;)=1;&quot;PE&quot;;IF(AND(IF([.K25]=&quot;&quot;;IF([.J25]=&quot;&quot;;IF([.I25]=&quot;&quot;;&quot;&quot;;[.I25]);[.J25]);[.K25])=&quot;&quot;;IF([.N25]=&quot;&quot;;IF([.M25]=&quot;&quot;;IF([.L25]=&quot;&quot;;&quot;&quot;;[.L25]);[.M25]);[.N25])=&quot;&quot;;IF([.Q25]=&quot;&quot;;IF([.P25]=&quot;&quot;;IF([.O25]=&quot;&quot;;&quot;&quot;;[.O25]);[.P25]);[.Q25])=&quot;&quot;;IF([.T25]=&quot;&quot;;IF([.S25]=&quot;&quot;;IF([.R25]=&quot;&quot;;&quot;&quot;;[.R25]);[.S25]);[.T25])=&quot;&quot;)=1;&quot;&quot;;&quot;P&quot;)))">
            <text:p/>
          </table:table-cell>
          <table:table-cell table:style-name="ce96"/>
          <table:table-cell table:style-name="ce155" table:number-columns-repeated="10"/>
          <table:table-cell table:number-columns-repeated="992"/>
        </table:table-row>
        <table:table-row table:style-name="ro6">
          <table:table-cell table:style-name="ce56" table:formula="of:=IF(AND([.H26]=&quot;&quot;;[.H26]=&quot;&quot;);&quot;&quot;;[.$H$3]&amp;&quot;_&quot;&amp;ROW()-11-COUNTBLANK([.$H$12:.H26]))" office:value-type="string" office:string-value="CommonTC_G_11">
            <text:p>CommonTC_G_11</text:p>
          </table:table-cell>
          <table:table-cell table:style-name="ce17" office:value-type="string">
            <text:p>Kiểm tra việc không hiển thị các liên kết khi số bản ghi nhỏ hơn 10</text:p>
          </table:table-cell>
          <table:table-cell table:style-name="ce27" office:value-type="string">
            <text:p>3T</text:p>
          </table:table-cell>
          <table:table-cell table:style-name="ce27" table:number-columns-repeated="3"/>
          <table:table-cell table:style-name="ce17" office:value-type="string">
            <text:p>Giả sử trong danh sách/grid có &lt;=10 bản ghi</text:p>
          </table:table-cell>
          <table:table-cell table:style-name="ce17" office:value-type="string">
            <text:p>Không hiển thị: Số bản ghi/Trang &lt;&lt;Combo: STT bản ghi&gt;&gt;</text:p>
          </table:table-cell>
          <table:table-cell table:number-columns-repeated="12" table:style-name="ce126" table:content-validation-name="val2"/>
          <table:table-cell table:style-name="ce141" table:formula="of:=IF(OR(IF([.K26]=&quot;&quot;;IF([.J26]=&quot;&quot;;IF([.I26]=&quot;&quot;;&quot;&quot;;[.I26]);[.J26]);[.K26])=&quot;F&quot;;IF([.N26]=&quot;&quot;;IF([.M26]=&quot;&quot;;IF([.L26]=&quot;&quot;;&quot;&quot;;[.L26]);[.M26]);[.N26])=&quot;F&quot;;IF([.Q26]=&quot;&quot;;IF([.P26]=&quot;&quot;;IF([.O26]=&quot;&quot;;&quot;&quot;;[.O26]);[.P26]);[.Q26])=&quot;F&quot;;IF([.T26]=&quot;&quot;;IF([.S26]=&quot;&quot;;IF([.R26]=&quot;&quot;;&quot;&quot;;[.R26]);[.S26]);[.T26])=&quot;F&quot;)=1;&quot;F&quot;;IF(OR(IF([.K26]=&quot;&quot;;IF([.J26]=&quot;&quot;;IF([.I26]=&quot;&quot;;&quot;&quot;;[.I26]);[.J26]);[.K26])=&quot;PE&quot;;IF([.N26]=&quot;&quot;;IF([.M26]=&quot;&quot;;IF([.L26]=&quot;&quot;;&quot;&quot;;[.L26]);[.M26]);[.N26])=&quot;PE&quot;;IF([.Q26]=&quot;&quot;;IF([.P26]=&quot;&quot;;IF([.O26]=&quot;&quot;;&quot;&quot;;[.O26]);[.P26]);[.Q26])=&quot;PE&quot;;IF([.T26]=&quot;&quot;;IF([.S26]=&quot;&quot;;IF([.R26]=&quot;&quot;;&quot;&quot;;[.R26]);[.S26]);[.T26])=&quot;PE&quot;)=1;&quot;PE&quot;;IF(AND(IF([.K26]=&quot;&quot;;IF([.J26]=&quot;&quot;;IF([.I26]=&quot;&quot;;&quot;&quot;;[.I26]);[.J26]);[.K26])=&quot;&quot;;IF([.N26]=&quot;&quot;;IF([.M26]=&quot;&quot;;IF([.L26]=&quot;&quot;;&quot;&quot;;[.L26]);[.M26]);[.N26])=&quot;&quot;;IF([.Q26]=&quot;&quot;;IF([.P26]=&quot;&quot;;IF([.O26]=&quot;&quot;;&quot;&quot;;[.O26]);[.P26]);[.Q26])=&quot;&quot;;IF([.T26]=&quot;&quot;;IF([.S26]=&quot;&quot;;IF([.R26]=&quot;&quot;;&quot;&quot;;[.R26]);[.S26]);[.T26])=&quot;&quot;)=1;&quot;&quot;;&quot;P&quot;)))">
            <text:p/>
          </table:table-cell>
          <table:table-cell table:style-name="ce96"/>
          <table:table-cell table:style-name="ce155" table:number-columns-repeated="10"/>
          <table:table-cell table:number-columns-repeated="992"/>
        </table:table-row>
        <table:table-row table:style-name="ro6">
          <table:table-cell table:style-name="ce56" table:formula="of:=IF(AND([.H27]=&quot;&quot;;[.H27]=&quot;&quot;);&quot;&quot;;[.$H$3]&amp;&quot;_&quot;&amp;ROW()-11-COUNTBLANK([.$H$12:.H27]))" office:value-type="string" office:string-value="CommonTC_G_12">
            <text:p>CommonTC_G_12</text:p>
          </table:table-cell>
          <table:table-cell table:style-name="ce17" office:value-type="string">
            <text:p>Kiểm tra Số bản ghi trên 1 trang (gỉa sử là X)</text:p>
          </table:table-cell>
          <table:table-cell table:style-name="ce27" office:value-type="string">
            <text:p>AHT</text:p>
          </table:table-cell>
          <table:table-cell table:style-name="ce27" table:number-columns-repeated="3"/>
          <table:table-cell table:style-name="ce17" office:value-type="string">
            <text:p>Kiểm tra số bản ghi trên một trang nếu grid (danh sách) có hơn X bản ghi"</text:p>
          </table:table-cell>
          <table:table-cell table:style-name="ce17" office:value-type="string">
            <text:p>Hiển thị X bản ghi trên một trang</text:p>
          </table:table-cell>
          <table:table-cell table:number-columns-repeated="12" table:style-name="ce126" table:content-validation-name="val2"/>
          <table:table-cell table:style-name="ce141" table:formula="of:=IF(OR(IF([.K27]=&quot;&quot;;IF([.J27]=&quot;&quot;;IF([.I27]=&quot;&quot;;&quot;&quot;;[.I27]);[.J27]);[.K27])=&quot;F&quot;;IF([.N27]=&quot;&quot;;IF([.M27]=&quot;&quot;;IF([.L27]=&quot;&quot;;&quot;&quot;;[.L27]);[.M27]);[.N27])=&quot;F&quot;;IF([.Q27]=&quot;&quot;;IF([.P27]=&quot;&quot;;IF([.O27]=&quot;&quot;;&quot;&quot;;[.O27]);[.P27]);[.Q27])=&quot;F&quot;;IF([.T27]=&quot;&quot;;IF([.S27]=&quot;&quot;;IF([.R27]=&quot;&quot;;&quot;&quot;;[.R27]);[.S27]);[.T27])=&quot;F&quot;)=1;&quot;F&quot;;IF(OR(IF([.K27]=&quot;&quot;;IF([.J27]=&quot;&quot;;IF([.I27]=&quot;&quot;;&quot;&quot;;[.I27]);[.J27]);[.K27])=&quot;PE&quot;;IF([.N27]=&quot;&quot;;IF([.M27]=&quot;&quot;;IF([.L27]=&quot;&quot;;&quot;&quot;;[.L27]);[.M27]);[.N27])=&quot;PE&quot;;IF([.Q27]=&quot;&quot;;IF([.P27]=&quot;&quot;;IF([.O27]=&quot;&quot;;&quot;&quot;;[.O27]);[.P27]);[.Q27])=&quot;PE&quot;;IF([.T27]=&quot;&quot;;IF([.S27]=&quot;&quot;;IF([.R27]=&quot;&quot;;&quot;&quot;;[.R27]);[.S27]);[.T27])=&quot;PE&quot;)=1;&quot;PE&quot;;IF(AND(IF([.K27]=&quot;&quot;;IF([.J27]=&quot;&quot;;IF([.I27]=&quot;&quot;;&quot;&quot;;[.I27]);[.J27]);[.K27])=&quot;&quot;;IF([.N27]=&quot;&quot;;IF([.M27]=&quot;&quot;;IF([.L27]=&quot;&quot;;&quot;&quot;;[.L27]);[.M27]);[.N27])=&quot;&quot;;IF([.Q27]=&quot;&quot;;IF([.P27]=&quot;&quot;;IF([.O27]=&quot;&quot;;&quot;&quot;;[.O27]);[.P27]);[.Q27])=&quot;&quot;;IF([.T27]=&quot;&quot;;IF([.S27]=&quot;&quot;;IF([.R27]=&quot;&quot;;&quot;&quot;;[.R27]);[.S27]);[.T27])=&quot;&quot;)=1;&quot;&quot;;&quot;P&quot;)))">
            <text:p/>
          </table:table-cell>
          <table:table-cell table:style-name="ce96"/>
          <table:table-cell table:style-name="ce155" table:number-columns-repeated="10"/>
          <table:table-cell table:number-columns-repeated="992"/>
        </table:table-row>
        <table:table-row table:style-name="ro8">
          <table:table-cell table:style-name="ce56" table:formula="of:=IF(AND([.H28]=&quot;&quot;;[.H28]=&quot;&quot;);&quot;&quot;;[.$H$3]&amp;&quot;_&quot;&amp;ROW()-11-COUNTBLANK([.$H$12:.H28]))" office:value-type="string" office:string-value="CommonTC_G_13">
            <text:p>CommonTC_G_13</text:p>
          </table:table-cell>
          <table:table-cell table:style-name="ce17" office:value-type="string">
            <text:p>Style của paging</text:p>
          </table:table-cell>
          <table:table-cell table:style-name="ce27" office:value-type="string">
            <text:p>AHT</text:p>
          </table:table-cell>
          <table:table-cell table:style-name="ce27" table:number-columns-repeated="3"/>
          <table:table-cell table:style-name="ce17" office:value-type="string">
            <text:p>Kiểm tra cách hiển thị của chức năng phân trang</text:p>
          </table:table-cell>
          <table:table-cell table:style-name="ce17" office:value-type="string">
            <text:p>Số bản ghi &lt;&lt;Tổng số bản ghi&gt;&gt; Trang &lt;&lt;Combo: STT trang/tổng số trang&gt;&gt; <text:s/>Số bản ghi/Trang &lt;&lt;Combo: STT bản ghi&gt;&gt;</text:p>
          </table:table-cell>
          <table:table-cell table:number-columns-repeated="12" table:style-name="ce126" table:content-validation-name="val2"/>
          <table:table-cell table:style-name="ce141" table:formula="of:=IF(OR(IF([.K28]=&quot;&quot;;IF([.J28]=&quot;&quot;;IF([.I28]=&quot;&quot;;&quot;&quot;;[.I28]);[.J28]);[.K28])=&quot;F&quot;;IF([.N28]=&quot;&quot;;IF([.M28]=&quot;&quot;;IF([.L28]=&quot;&quot;;&quot;&quot;;[.L28]);[.M28]);[.N28])=&quot;F&quot;;IF([.Q28]=&quot;&quot;;IF([.P28]=&quot;&quot;;IF([.O28]=&quot;&quot;;&quot;&quot;;[.O28]);[.P28]);[.Q28])=&quot;F&quot;;IF([.T28]=&quot;&quot;;IF([.S28]=&quot;&quot;;IF([.R28]=&quot;&quot;;&quot;&quot;;[.R28]);[.S28]);[.T28])=&quot;F&quot;)=1;&quot;F&quot;;IF(OR(IF([.K28]=&quot;&quot;;IF([.J28]=&quot;&quot;;IF([.I28]=&quot;&quot;;&quot;&quot;;[.I28]);[.J28]);[.K28])=&quot;PE&quot;;IF([.N28]=&quot;&quot;;IF([.M28]=&quot;&quot;;IF([.L28]=&quot;&quot;;&quot;&quot;;[.L28]);[.M28]);[.N28])=&quot;PE&quot;;IF([.Q28]=&quot;&quot;;IF([.P28]=&quot;&quot;;IF([.O28]=&quot;&quot;;&quot;&quot;;[.O28]);[.P28]);[.Q28])=&quot;PE&quot;;IF([.T28]=&quot;&quot;;IF([.S28]=&quot;&quot;;IF([.R28]=&quot;&quot;;&quot;&quot;;[.R28]);[.S28]);[.T28])=&quot;PE&quot;)=1;&quot;PE&quot;;IF(AND(IF([.K28]=&quot;&quot;;IF([.J28]=&quot;&quot;;IF([.I28]=&quot;&quot;;&quot;&quot;;[.I28]);[.J28]);[.K28])=&quot;&quot;;IF([.N28]=&quot;&quot;;IF([.M28]=&quot;&quot;;IF([.L28]=&quot;&quot;;&quot;&quot;;[.L28]);[.M28]);[.N28])=&quot;&quot;;IF([.Q28]=&quot;&quot;;IF([.P28]=&quot;&quot;;IF([.O28]=&quot;&quot;;&quot;&quot;;[.O28]);[.P28]);[.Q28])=&quot;&quot;;IF([.T28]=&quot;&quot;;IF([.S28]=&quot;&quot;;IF([.R28]=&quot;&quot;;&quot;&quot;;[.R28]);[.S28]);[.T28])=&quot;&quot;)=1;&quot;&quot;;&quot;P&quot;)))">
            <text:p/>
          </table:table-cell>
          <table:table-cell table:style-name="ce96"/>
          <table:table-cell table:style-name="ce155" table:number-columns-repeated="10"/>
          <table:table-cell table:number-columns-repeated="992"/>
        </table:table-row>
        <table:table-row table:style-name="ro8">
          <table:table-cell table:style-name="ce56" table:formula="of:=IF(AND([.H29]=&quot;&quot;;[.H29]=&quot;&quot;);&quot;&quot;;[.$H$3]&amp;&quot;_&quot;&amp;ROW()-11-COUNTBLANK([.$H$12:.H29]))" office:value-type="string" office:string-value="CommonTC_G_14">
            <text:p>CommonTC_G_14</text:p>
          </table:table-cell>
          <table:table-cell table:style-name="ce59" office:value-type="string">
            <text:p>Kiểm tra mở các trang</text:p>
          </table:table-cell>
          <table:table-cell table:style-name="ce73" office:value-type="string">
            <text:p>AHT</text:p>
          </table:table-cell>
          <table:table-cell table:style-name="ce73" table:number-columns-repeated="3"/>
          <table:table-cell table:style-name="ce17" office:value-type="string">
            <text:p>Chọn vào số trang bất kỳ: trang đầu, trang cuối, trang giữa</text:p>
          </table:table-cell>
          <table:table-cell table:style-name="ce17" office:value-type="string">
            <text:p>Mở trang tương ứng</text:p>
            <text:p>Số bản ghi đầu tiên của trang sau là số tiếp theo của trang trước.</text:p>
          </table:table-cell>
          <table:table-cell table:number-columns-repeated="12" table:style-name="ce126" table:content-validation-name="val2"/>
          <table:table-cell table:style-name="ce141" table:formula="of:=IF(OR(IF([.K29]=&quot;&quot;;IF([.J29]=&quot;&quot;;IF([.I29]=&quot;&quot;;&quot;&quot;;[.I29]);[.J29]);[.K29])=&quot;F&quot;;IF([.N29]=&quot;&quot;;IF([.M29]=&quot;&quot;;IF([.L29]=&quot;&quot;;&quot;&quot;;[.L29]);[.M29]);[.N29])=&quot;F&quot;;IF([.Q29]=&quot;&quot;;IF([.P29]=&quot;&quot;;IF([.O29]=&quot;&quot;;&quot;&quot;;[.O29]);[.P29]);[.Q29])=&quot;F&quot;;IF([.T29]=&quot;&quot;;IF([.S29]=&quot;&quot;;IF([.R29]=&quot;&quot;;&quot;&quot;;[.R29]);[.S29]);[.T29])=&quot;F&quot;)=1;&quot;F&quot;;IF(OR(IF([.K29]=&quot;&quot;;IF([.J29]=&quot;&quot;;IF([.I29]=&quot;&quot;;&quot;&quot;;[.I29]);[.J29]);[.K29])=&quot;PE&quot;;IF([.N29]=&quot;&quot;;IF([.M29]=&quot;&quot;;IF([.L29]=&quot;&quot;;&quot;&quot;;[.L29]);[.M29]);[.N29])=&quot;PE&quot;;IF([.Q29]=&quot;&quot;;IF([.P29]=&quot;&quot;;IF([.O29]=&quot;&quot;;&quot;&quot;;[.O29]);[.P29]);[.Q29])=&quot;PE&quot;;IF([.T29]=&quot;&quot;;IF([.S29]=&quot;&quot;;IF([.R29]=&quot;&quot;;&quot;&quot;;[.R29]);[.S29]);[.T29])=&quot;PE&quot;)=1;&quot;PE&quot;;IF(AND(IF([.K29]=&quot;&quot;;IF([.J29]=&quot;&quot;;IF([.I29]=&quot;&quot;;&quot;&quot;;[.I29]);[.J29]);[.K29])=&quot;&quot;;IF([.N29]=&quot;&quot;;IF([.M29]=&quot;&quot;;IF([.L29]=&quot;&quot;;&quot;&quot;;[.L29]);[.M29]);[.N29])=&quot;&quot;;IF([.Q29]=&quot;&quot;;IF([.P29]=&quot;&quot;;IF([.O29]=&quot;&quot;;&quot;&quot;;[.O29]);[.P29]);[.Q29])=&quot;&quot;;IF([.T29]=&quot;&quot;;IF([.S29]=&quot;&quot;;IF([.R29]=&quot;&quot;;&quot;&quot;;[.R29]);[.S29]);[.T29])=&quot;&quot;)=1;&quot;&quot;;&quot;P&quot;)))">
            <text:p/>
          </table:table-cell>
          <table:table-cell table:style-name="ce96"/>
          <table:table-cell table:style-name="ce155" table:number-columns-repeated="10"/>
          <table:table-cell table:number-columns-repeated="992"/>
        </table:table-row>
        <table:table-row table:style-name="ro5">
          <table:table-cell table:style-name="ce56" table:formula="of:=IF(AND([.H30]=&quot;&quot;;[.H30]=&quot;&quot;);&quot;&quot;;[.$H$3]&amp;&quot;_&quot;&amp;ROW()-11-COUNTBLANK([.$H$12:.H30]))" office:value-type="string" office:string-value="CommonTC_G_15">
            <text:p>CommonTC_G_15</text:p>
          </table:table-cell>
          <table:table-cell table:style-name="ce60" office:value-type="string">
            <text:p>Kiểm tra hiển thị menu và header, footer sau khi chuyển trang</text:p>
          </table:table-cell>
          <table:table-cell table:style-name="ce74" office:value-type="string">
            <text:p>AHT</text:p>
          </table:table-cell>
          <table:table-cell table:style-name="ce74" table:number-columns-repeated="3"/>
          <table:table-cell table:style-name="ce32" office:value-type="string">
            <text:p/>
            <text:p>Trên grid</text:p>
            <text:p>Thực hiện chuyển các trang sau</text:p>
            <text:p/>
          </table:table-cell>
          <table:table-cell table:style-name="ce105" office:value-type="string">
            <text:p>Menu, header, footer không thay đổi</text:p>
          </table:table-cell>
          <table:table-cell table:number-columns-repeated="12" table:style-name="ce126" table:content-validation-name="val2"/>
          <table:table-cell table:style-name="ce141" table:formula="of:=IF(OR(IF([.K30]=&quot;&quot;;IF([.J30]=&quot;&quot;;IF([.I30]=&quot;&quot;;&quot;&quot;;[.I30]);[.J30]);[.K30])=&quot;F&quot;;IF([.N30]=&quot;&quot;;IF([.M30]=&quot;&quot;;IF([.L30]=&quot;&quot;;&quot;&quot;;[.L30]);[.M30]);[.N30])=&quot;F&quot;;IF([.Q30]=&quot;&quot;;IF([.P30]=&quot;&quot;;IF([.O30]=&quot;&quot;;&quot;&quot;;[.O30]);[.P30]);[.Q30])=&quot;F&quot;;IF([.T30]=&quot;&quot;;IF([.S30]=&quot;&quot;;IF([.R30]=&quot;&quot;;&quot;&quot;;[.R30]);[.S30]);[.T30])=&quot;F&quot;)=1;&quot;F&quot;;IF(OR(IF([.K30]=&quot;&quot;;IF([.J30]=&quot;&quot;;IF([.I30]=&quot;&quot;;&quot;&quot;;[.I30]);[.J30]);[.K30])=&quot;PE&quot;;IF([.N30]=&quot;&quot;;IF([.M30]=&quot;&quot;;IF([.L30]=&quot;&quot;;&quot;&quot;;[.L30]);[.M30]);[.N30])=&quot;PE&quot;;IF([.Q30]=&quot;&quot;;IF([.P30]=&quot;&quot;;IF([.O30]=&quot;&quot;;&quot;&quot;;[.O30]);[.P30]);[.Q30])=&quot;PE&quot;;IF([.T30]=&quot;&quot;;IF([.S30]=&quot;&quot;;IF([.R30]=&quot;&quot;;&quot;&quot;;[.R30]);[.S30]);[.T30])=&quot;PE&quot;)=1;&quot;PE&quot;;IF(AND(IF([.K30]=&quot;&quot;;IF([.J30]=&quot;&quot;;IF([.I30]=&quot;&quot;;&quot;&quot;;[.I30]);[.J30]);[.K30])=&quot;&quot;;IF([.N30]=&quot;&quot;;IF([.M30]=&quot;&quot;;IF([.L30]=&quot;&quot;;&quot;&quot;;[.L30]);[.M30]);[.N30])=&quot;&quot;;IF([.Q30]=&quot;&quot;;IF([.P30]=&quot;&quot;;IF([.O30]=&quot;&quot;;&quot;&quot;;[.O30]);[.P30]);[.Q30])=&quot;&quot;;IF([.T30]=&quot;&quot;;IF([.S30]=&quot;&quot;;IF([.R30]=&quot;&quot;;&quot;&quot;;[.R30]);[.S30]);[.T30])=&quot;&quot;)=1;&quot;&quot;;&quot;P&quot;)))">
            <text:p/>
          </table:table-cell>
          <table:table-cell table:style-name="ce96"/>
          <table:table-cell table:style-name="ce155" table:number-columns-repeated="10"/>
          <table:table-cell table:number-columns-repeated="992"/>
        </table:table-row>
        <table:table-row table:style-name="ro6">
          <table:table-cell table:style-name="ce56" table:formula="of:=IF(AND([.H31]=&quot;&quot;;[.H31]=&quot;&quot;);&quot;&quot;;[.$H$3]&amp;&quot;_&quot;&amp;ROW()-11-COUNTBLANK([.$H$12:.H31]))" office:value-type="string" office:string-value="CommonTC_G_16">
            <text:p>CommonTC_G_16</text:p>
          </table:table-cell>
          <table:table-cell table:style-name="ce59" office:value-type="string" table:number-columns-spanned="1" table:number-rows-spanned="4">
            <text:p>Kiểm tra vị trí trang sau khi thực hiện 1 thao tác(sửa, xóa, thêm mới,...) trên trang dữ liệu</text:p>
          </table:table-cell>
          <table:table-cell table:style-name="ce73" office:value-type="string">
            <text:p>aloha</text:p>
          </table:table-cell>
          <table:table-cell table:style-name="ce73" office:value-type="float" office:value="3">
            <text:p>3</text:p>
          </table:table-cell>
          <table:table-cell table:style-name="ce91" office:value-type="percentage" office:value="0.9">
            <text:p>90%</text:p>
          </table:table-cell>
          <table:table-cell table:style-name="ce73" office:value-type="string">
            <text:p>Do trang thêm mới bệnh nhân thêm các bản ghi vào thì page không còn chính xác</text:p>
          </table:table-cell>
          <table:table-cell table:style-name="ce17" office:value-type="string">
            <text:p>1. Đang ở trang thứ 4, click vào nút "Thêm mới"</text:p>
            <text:p>2. Click vào nút "Close"</text:p>
          </table:table-cell>
          <table:table-cell table:style-name="ce17" office:value-type="string">
            <text:p>1. Item được mở ra</text:p>
            <text:p>2. Quay lại trang thứ 1</text:p>
          </table:table-cell>
          <table:table-cell table:number-columns-repeated="12" table:style-name="ce126" table:content-validation-name="val2"/>
          <table:table-cell table:style-name="ce141" table:formula="of:=IF(OR(IF([.K31]=&quot;&quot;;IF([.J31]=&quot;&quot;;IF([.I31]=&quot;&quot;;&quot;&quot;;[.I31]);[.J31]);[.K31])=&quot;F&quot;;IF([.N31]=&quot;&quot;;IF([.M31]=&quot;&quot;;IF([.L31]=&quot;&quot;;&quot;&quot;;[.L31]);[.M31]);[.N31])=&quot;F&quot;;IF([.Q31]=&quot;&quot;;IF([.P31]=&quot;&quot;;IF([.O31]=&quot;&quot;;&quot;&quot;;[.O31]);[.P31]);[.Q31])=&quot;F&quot;;IF([.T31]=&quot;&quot;;IF([.S31]=&quot;&quot;;IF([.R31]=&quot;&quot;;&quot;&quot;;[.R31]);[.S31]);[.T31])=&quot;F&quot;)=1;&quot;F&quot;;IF(OR(IF([.K31]=&quot;&quot;;IF([.J31]=&quot;&quot;;IF([.I31]=&quot;&quot;;&quot;&quot;;[.I31]);[.J31]);[.K31])=&quot;PE&quot;;IF([.N31]=&quot;&quot;;IF([.M31]=&quot;&quot;;IF([.L31]=&quot;&quot;;&quot;&quot;;[.L31]);[.M31]);[.N31])=&quot;PE&quot;;IF([.Q31]=&quot;&quot;;IF([.P31]=&quot;&quot;;IF([.O31]=&quot;&quot;;&quot;&quot;;[.O31]);[.P31]);[.Q31])=&quot;PE&quot;;IF([.T31]=&quot;&quot;;IF([.S31]=&quot;&quot;;IF([.R31]=&quot;&quot;;&quot;&quot;;[.R31]);[.S31]);[.T31])=&quot;PE&quot;)=1;&quot;PE&quot;;IF(AND(IF([.K31]=&quot;&quot;;IF([.J31]=&quot;&quot;;IF([.I31]=&quot;&quot;;&quot;&quot;;[.I31]);[.J31]);[.K31])=&quot;&quot;;IF([.N31]=&quot;&quot;;IF([.M31]=&quot;&quot;;IF([.L31]=&quot;&quot;;&quot;&quot;;[.L31]);[.M31]);[.N31])=&quot;&quot;;IF([.Q31]=&quot;&quot;;IF([.P31]=&quot;&quot;;IF([.O31]=&quot;&quot;;&quot;&quot;;[.O31]);[.P31]);[.Q31])=&quot;&quot;;IF([.T31]=&quot;&quot;;IF([.S31]=&quot;&quot;;IF([.R31]=&quot;&quot;;&quot;&quot;;[.R31]);[.S31]);[.T31])=&quot;&quot;)=1;&quot;&quot;;&quot;P&quot;)))">
            <text:p/>
          </table:table-cell>
          <table:table-cell table:style-name="ce96"/>
          <table:table-cell table:style-name="ce155" table:number-columns-repeated="10"/>
          <table:table-cell table:number-columns-repeated="992"/>
        </table:table-row>
        <table:table-row table:style-name="ro8">
          <table:table-cell table:style-name="ce56" table:formula="of:=IF(AND([.H32]=&quot;&quot;;[.H32]=&quot;&quot;);&quot;&quot;;[.$H$3]&amp;&quot;_&quot;&amp;ROW()-11-COUNTBLANK([.$H$12:.H32]))" office:value-type="string" office:string-value="CommonTC_G_17">
            <text:p>CommonTC_G_17</text:p>
          </table:table-cell>
          <table:covered-table-cell table:style-name="ce3"/>
          <table:table-cell table:style-name="ce73" office:value-type="string">
            <text:p>aloha</text:p>
          </table:table-cell>
          <table:table-cell table:style-name="ce73" office:value-type="float" office:value="3">
            <text:p>3</text:p>
          </table:table-cell>
          <table:table-cell table:style-name="ce91" office:value-type="percentage" office:value="0.9">
            <text:p>90%</text:p>
          </table:table-cell>
          <table:table-cell table:style-name="ce73" office:value-type="string">
            <text:p>như trên</text:p>
          </table:table-cell>
          <table:table-cell table:style-name="ce17" office:value-type="string">
            <text:p>1. Đang ở trang thứ 4, chọn 1 item và click vào nút "Edit"</text:p>
            <text:p>2. Update data, Click vào nút "Save"</text:p>
          </table:table-cell>
          <table:table-cell table:style-name="ce17" office:value-type="string">
            <text:p>1. Item được mở ra</text:p>
            <text:p>2. Quay lại trang thứ 1</text:p>
          </table:table-cell>
          <table:table-cell table:number-columns-repeated="12" table:style-name="ce126" table:content-validation-name="val2"/>
          <table:table-cell table:style-name="ce141" table:formula="of:=IF(OR(IF([.K32]=&quot;&quot;;IF([.J32]=&quot;&quot;;IF([.I32]=&quot;&quot;;&quot;&quot;;[.I32]);[.J32]);[.K32])=&quot;F&quot;;IF([.N32]=&quot;&quot;;IF([.M32]=&quot;&quot;;IF([.L32]=&quot;&quot;;&quot;&quot;;[.L32]);[.M32]);[.N32])=&quot;F&quot;;IF([.Q32]=&quot;&quot;;IF([.P32]=&quot;&quot;;IF([.O32]=&quot;&quot;;&quot;&quot;;[.O32]);[.P32]);[.Q32])=&quot;F&quot;;IF([.T32]=&quot;&quot;;IF([.S32]=&quot;&quot;;IF([.R32]=&quot;&quot;;&quot;&quot;;[.R32]);[.S32]);[.T32])=&quot;F&quot;)=1;&quot;F&quot;;IF(OR(IF([.K32]=&quot;&quot;;IF([.J32]=&quot;&quot;;IF([.I32]=&quot;&quot;;&quot;&quot;;[.I32]);[.J32]);[.K32])=&quot;PE&quot;;IF([.N32]=&quot;&quot;;IF([.M32]=&quot;&quot;;IF([.L32]=&quot;&quot;;&quot;&quot;;[.L32]);[.M32]);[.N32])=&quot;PE&quot;;IF([.Q32]=&quot;&quot;;IF([.P32]=&quot;&quot;;IF([.O32]=&quot;&quot;;&quot;&quot;;[.O32]);[.P32]);[.Q32])=&quot;PE&quot;;IF([.T32]=&quot;&quot;;IF([.S32]=&quot;&quot;;IF([.R32]=&quot;&quot;;&quot;&quot;;[.R32]);[.S32]);[.T32])=&quot;PE&quot;)=1;&quot;PE&quot;;IF(AND(IF([.K32]=&quot;&quot;;IF([.J32]=&quot;&quot;;IF([.I32]=&quot;&quot;;&quot;&quot;;[.I32]);[.J32]);[.K32])=&quot;&quot;;IF([.N32]=&quot;&quot;;IF([.M32]=&quot;&quot;;IF([.L32]=&quot;&quot;;&quot;&quot;;[.L32]);[.M32]);[.N32])=&quot;&quot;;IF([.Q32]=&quot;&quot;;IF([.P32]=&quot;&quot;;IF([.O32]=&quot;&quot;;&quot;&quot;;[.O32]);[.P32]);[.Q32])=&quot;&quot;;IF([.T32]=&quot;&quot;;IF([.S32]=&quot;&quot;;IF([.R32]=&quot;&quot;;&quot;&quot;;[.R32]);[.S32]);[.T32])=&quot;&quot;)=1;&quot;&quot;;&quot;P&quot;)))">
            <text:p/>
          </table:table-cell>
          <table:table-cell table:style-name="ce96"/>
          <table:table-cell table:style-name="ce155" table:number-columns-repeated="10"/>
          <table:table-cell table:number-columns-repeated="992"/>
        </table:table-row>
        <table:table-row table:style-name="ro8">
          <table:table-cell table:style-name="ce56" table:formula="of:=IF(AND([.H33]=&quot;&quot;;[.H33]=&quot;&quot;);&quot;&quot;;[.$H$3]&amp;&quot;_&quot;&amp;ROW()-11-COUNTBLANK([.$H$12:.H33]))" office:value-type="string" office:string-value="CommonTC_G_18">
            <text:p>CommonTC_G_18</text:p>
          </table:table-cell>
          <table:covered-table-cell table:style-name="ce3"/>
          <table:table-cell table:style-name="ce73" office:value-type="string">
            <text:p>aloha</text:p>
          </table:table-cell>
          <table:table-cell table:style-name="ce73" office:value-type="float" office:value="3">
            <text:p>3</text:p>
          </table:table-cell>
          <table:table-cell table:style-name="ce91" office:value-type="percentage" office:value="0.9">
            <text:p>90%</text:p>
          </table:table-cell>
          <table:table-cell table:style-name="ce73" office:value-type="string">
            <text:p>như trên</text:p>
          </table:table-cell>
          <table:table-cell table:style-name="ce17" office:value-type="string">
            <text:p>1. Đang ở trang thứ 4, chọn 1 item và click vào nút "Delete"</text:p>
            <text:p>2. Click nút "Yes" trên confirm message</text:p>
          </table:table-cell>
          <table:table-cell table:style-name="ce17" office:value-type="string">
            <text:p>1. Hiển thị confirm mesage</text:p>
            <text:p>2. Quay lại trang thứ 1</text:p>
          </table:table-cell>
          <table:table-cell table:number-columns-repeated="12" table:style-name="ce126" table:content-validation-name="val2"/>
          <table:table-cell table:style-name="ce141" table:formula="of:=IF(OR(IF([.K33]=&quot;&quot;;IF([.J33]=&quot;&quot;;IF([.I33]=&quot;&quot;;&quot;&quot;;[.I33]);[.J33]);[.K33])=&quot;F&quot;;IF([.N33]=&quot;&quot;;IF([.M33]=&quot;&quot;;IF([.L33]=&quot;&quot;;&quot;&quot;;[.L33]);[.M33]);[.N33])=&quot;F&quot;;IF([.Q33]=&quot;&quot;;IF([.P33]=&quot;&quot;;IF([.O33]=&quot;&quot;;&quot;&quot;;[.O33]);[.P33]);[.Q33])=&quot;F&quot;;IF([.T33]=&quot;&quot;;IF([.S33]=&quot;&quot;;IF([.R33]=&quot;&quot;;&quot;&quot;;[.R33]);[.S33]);[.T33])=&quot;F&quot;)=1;&quot;F&quot;;IF(OR(IF([.K33]=&quot;&quot;;IF([.J33]=&quot;&quot;;IF([.I33]=&quot;&quot;;&quot;&quot;;[.I33]);[.J33]);[.K33])=&quot;PE&quot;;IF([.N33]=&quot;&quot;;IF([.M33]=&quot;&quot;;IF([.L33]=&quot;&quot;;&quot;&quot;;[.L33]);[.M33]);[.N33])=&quot;PE&quot;;IF([.Q33]=&quot;&quot;;IF([.P33]=&quot;&quot;;IF([.O33]=&quot;&quot;;&quot;&quot;;[.O33]);[.P33]);[.Q33])=&quot;PE&quot;;IF([.T33]=&quot;&quot;;IF([.S33]=&quot;&quot;;IF([.R33]=&quot;&quot;;&quot;&quot;;[.R33]);[.S33]);[.T33])=&quot;PE&quot;)=1;&quot;PE&quot;;IF(AND(IF([.K33]=&quot;&quot;;IF([.J33]=&quot;&quot;;IF([.I33]=&quot;&quot;;&quot;&quot;;[.I33]);[.J33]);[.K33])=&quot;&quot;;IF([.N33]=&quot;&quot;;IF([.M33]=&quot;&quot;;IF([.L33]=&quot;&quot;;&quot;&quot;;[.L33]);[.M33]);[.N33])=&quot;&quot;;IF([.Q33]=&quot;&quot;;IF([.P33]=&quot;&quot;;IF([.O33]=&quot;&quot;;&quot;&quot;;[.O33]);[.P33]);[.Q33])=&quot;&quot;;IF([.T33]=&quot;&quot;;IF([.S33]=&quot;&quot;;IF([.R33]=&quot;&quot;;&quot;&quot;;[.R33]);[.S33]);[.T33])=&quot;&quot;)=1;&quot;&quot;;&quot;P&quot;)))">
            <text:p/>
          </table:table-cell>
          <table:table-cell table:style-name="ce96"/>
          <table:table-cell table:style-name="ce155" table:number-columns-repeated="10"/>
          <table:table-cell table:number-columns-repeated="992"/>
        </table:table-row>
        <table:table-row table:style-name="ro5">
          <table:table-cell table:style-name="ce56" table:formula="of:=IF(AND([.H34]=&quot;&quot;;[.H34]=&quot;&quot;);&quot;&quot;;[.$H$3]&amp;&quot;_&quot;&amp;ROW()-11-COUNTBLANK([.$H$12:.H34]))" office:value-type="string" office:string-value="CommonTC_G_19">
            <text:p>CommonTC_G_19</text:p>
          </table:table-cell>
          <table:covered-table-cell table:style-name="ce9"/>
          <table:table-cell table:style-name="ce73" office:value-type="string">
            <text:p>aloha</text:p>
          </table:table-cell>
          <table:table-cell table:style-name="ce73" office:value-type="float" office:value="3">
            <text:p>3</text:p>
          </table:table-cell>
          <table:table-cell table:style-name="ce91" office:value-type="percentage" office:value="0.9">
            <text:p>90%</text:p>
          </table:table-cell>
          <table:table-cell table:style-name="ce73" office:value-type="string">
            <text:p>như trên</text:p>
          </table:table-cell>
          <table:table-cell table:style-name="ce17" office:value-type="string">
            <text:p>Có 11 bản ghi, chia làm 2 trang: trang 1 có 10 bản ghi, trang 2 có 1 bản ghi. </text:p>
            <text:p>1. Open trang thứ 2</text:p>
            <text:p>2. Delete bản ghi thứ 11 ở trang 2</text:p>
          </table:table-cell>
          <table:table-cell table:style-name="ce17" office:value-type="string">
            <text:p>Quay lại trang 1</text:p>
          </table:table-cell>
          <table:table-cell table:number-columns-repeated="12" table:style-name="ce126" table:content-validation-name="val2"/>
          <table:table-cell table:style-name="ce141" table:formula="of:=IF(OR(IF([.K34]=&quot;&quot;;IF([.J34]=&quot;&quot;;IF([.I34]=&quot;&quot;;&quot;&quot;;[.I34]);[.J34]);[.K34])=&quot;F&quot;;IF([.N34]=&quot;&quot;;IF([.M34]=&quot;&quot;;IF([.L34]=&quot;&quot;;&quot;&quot;;[.L34]);[.M34]);[.N34])=&quot;F&quot;;IF([.Q34]=&quot;&quot;;IF([.P34]=&quot;&quot;;IF([.O34]=&quot;&quot;;&quot;&quot;;[.O34]);[.P34]);[.Q34])=&quot;F&quot;;IF([.T34]=&quot;&quot;;IF([.S34]=&quot;&quot;;IF([.R34]=&quot;&quot;;&quot;&quot;;[.R34]);[.S34]);[.T34])=&quot;F&quot;)=1;&quot;F&quot;;IF(OR(IF([.K34]=&quot;&quot;;IF([.J34]=&quot;&quot;;IF([.I34]=&quot;&quot;;&quot;&quot;;[.I34]);[.J34]);[.K34])=&quot;PE&quot;;IF([.N34]=&quot;&quot;;IF([.M34]=&quot;&quot;;IF([.L34]=&quot;&quot;;&quot;&quot;;[.L34]);[.M34]);[.N34])=&quot;PE&quot;;IF([.Q34]=&quot;&quot;;IF([.P34]=&quot;&quot;;IF([.O34]=&quot;&quot;;&quot;&quot;;[.O34]);[.P34]);[.Q34])=&quot;PE&quot;;IF([.T34]=&quot;&quot;;IF([.S34]=&quot;&quot;;IF([.R34]=&quot;&quot;;&quot;&quot;;[.R34]);[.S34]);[.T34])=&quot;PE&quot;)=1;&quot;PE&quot;;IF(AND(IF([.K34]=&quot;&quot;;IF([.J34]=&quot;&quot;;IF([.I34]=&quot;&quot;;&quot;&quot;;[.I34]);[.J34]);[.K34])=&quot;&quot;;IF([.N34]=&quot;&quot;;IF([.M34]=&quot;&quot;;IF([.L34]=&quot;&quot;;&quot;&quot;;[.L34]);[.M34]);[.N34])=&quot;&quot;;IF([.Q34]=&quot;&quot;;IF([.P34]=&quot;&quot;;IF([.O34]=&quot;&quot;;&quot;&quot;;[.O34]);[.P34]);[.Q34])=&quot;&quot;;IF([.T34]=&quot;&quot;;IF([.S34]=&quot;&quot;;IF([.R34]=&quot;&quot;;&quot;&quot;;[.R34]);[.S34]);[.T34])=&quot;&quot;)=1;&quot;&quot;;&quot;P&quot;)))">
            <text:p/>
          </table:table-cell>
          <table:table-cell table:style-name="ce96"/>
          <table:table-cell table:style-name="ce155" table:number-columns-repeated="10"/>
          <table:table-cell table:number-columns-repeated="992"/>
        </table:table-row>
        <table:table-row table:style-name="ro2">
          <table:table-cell table:style-name="ce56" table:formula="of:=IF(AND([.H35]=&quot;&quot;;[.H35]=&quot;&quot;);&quot;&quot;;[.$H$3]&amp;&quot;_&quot;&amp;ROW()-11-COUNTBLANK([.$H$12:.H35]))">
            <text:p/>
          </table:table-cell>
          <table:table-cell table:style-name="ce58" office:value-type="string" table:number-columns-spanned="6" table:number-rows-spanned="1">
            <text:p>Textbox</text:p>
          </table:table-cell>
          <table:covered-table-cell table:number-columns-repeated="4" table:style-name="ce21"/>
          <table:covered-table-cell table:style-name="ce43"/>
          <table:table-cell table:style-name="ce51"/>
          <table:table-cell table:style-name="ce125" table:number-columns-repeated="13"/>
          <table:table-cell table:style-name="ce51"/>
          <table:table-cell table:style-name="ce1" table:number-columns-repeated="10"/>
          <table:table-cell table:number-columns-repeated="992"/>
        </table:table-row>
        <table:table-row table:style-name="ro8">
          <table:table-cell table:style-name="ce56" table:formula="of:=IF(AND([.H36]=&quot;&quot;;[.H36]=&quot;&quot;);&quot;&quot;;[.$H$3]&amp;&quot;_&quot;&amp;ROW()-11-COUNTBLANK([.$H$12:.H36]))" office:value-type="string" office:string-value="CommonTC_G_20">
            <text:p>CommonTC_G_20</text:p>
          </table:table-cell>
          <table:table-cell table:style-name="ce50" office:value-type="string">
            <text:p>Kiểm tra giá trị mặc định</text:p>
          </table:table-cell>
          <table:table-cell table:style-name="ce75" office:value-type="string">
            <text:p>BIs</text:p>
          </table:table-cell>
          <table:table-cell table:style-name="ce75" office:value-type="float" office:value="11">
            <text:p>11</text:p>
          </table:table-cell>
          <table:table-cell table:style-name="ce92" office:value-type="percentage" office:value="1">
            <text:p>100%</text:p>
          </table:table-cell>
          <table:table-cell table:style-name="ce75"/>
          <table:table-cell table:style-name="ce50" office:value-type="string">
            <text:p>1. Trên màn hình Tìm kiếm</text:p>
            <text:p>Tại trường điều kiện tìm kiếm</text:p>
            <text:p>Kiểm tra giá trị mặc định</text:p>
          </table:table-cell>
          <table:table-cell table:style-name="ce106" office:value-type="string">
            <text:p>Giá trị mặc định là trống</text:p>
          </table:table-cell>
          <table:table-cell table:number-columns-repeated="12" table:style-name="ce127" table:content-validation-name="val2"/>
          <table:table-cell table:style-name="ce142" table:formula="of:=IF(OR(IF([.K36]=&quot;&quot;;IF([.J36]=&quot;&quot;;IF([.I36]=&quot;&quot;;&quot;&quot;;[.I36]);[.J36]);[.K36])=&quot;F&quot;;IF([.N36]=&quot;&quot;;IF([.M36]=&quot;&quot;;IF([.L36]=&quot;&quot;;&quot;&quot;;[.L36]);[.M36]);[.N36])=&quot;F&quot;;IF([.Q36]=&quot;&quot;;IF([.P36]=&quot;&quot;;IF([.O36]=&quot;&quot;;&quot;&quot;;[.O36]);[.P36]);[.Q36])=&quot;F&quot;;IF([.T36]=&quot;&quot;;IF([.S36]=&quot;&quot;;IF([.R36]=&quot;&quot;;&quot;&quot;;[.R36]);[.S36]);[.T36])=&quot;F&quot;)=1;&quot;F&quot;;IF(OR(IF([.K36]=&quot;&quot;;IF([.J36]=&quot;&quot;;IF([.I36]=&quot;&quot;;&quot;&quot;;[.I36]);[.J36]);[.K36])=&quot;PE&quot;;IF([.N36]=&quot;&quot;;IF([.M36]=&quot;&quot;;IF([.L36]=&quot;&quot;;&quot;&quot;;[.L36]);[.M36]);[.N36])=&quot;PE&quot;;IF([.Q36]=&quot;&quot;;IF([.P36]=&quot;&quot;;IF([.O36]=&quot;&quot;;&quot;&quot;;[.O36]);[.P36]);[.Q36])=&quot;PE&quot;;IF([.T36]=&quot;&quot;;IF([.S36]=&quot;&quot;;IF([.R36]=&quot;&quot;;&quot;&quot;;[.R36]);[.S36]);[.T36])=&quot;PE&quot;)=1;&quot;PE&quot;;IF(AND(IF([.K36]=&quot;&quot;;IF([.J36]=&quot;&quot;;IF([.I36]=&quot;&quot;;&quot;&quot;;[.I36]);[.J36]);[.K36])=&quot;&quot;;IF([.N36]=&quot;&quot;;IF([.M36]=&quot;&quot;;IF([.L36]=&quot;&quot;;&quot;&quot;;[.L36]);[.M36]);[.N36])=&quot;&quot;;IF([.Q36]=&quot;&quot;;IF([.P36]=&quot;&quot;;IF([.O36]=&quot;&quot;;&quot;&quot;;[.O36]);[.P36]);[.Q36])=&quot;&quot;;IF([.T36]=&quot;&quot;;IF([.S36]=&quot;&quot;;IF([.R36]=&quot;&quot;;&quot;&quot;;[.R36]);[.S36]);[.T36])=&quot;&quot;)=1;&quot;&quot;;&quot;P&quot;)))">
            <text:p/>
          </table:table-cell>
          <table:table-cell table:style-name="ce149"/>
          <table:table-cell table:style-name="ce156" table:number-columns-repeated="10"/>
          <table:table-cell table:number-columns-repeated="992"/>
        </table:table-row>
        <table:table-row table:style-name="ro20">
          <table:table-cell table:style-name="ce56" table:formula="of:=IF(AND([.H37]=&quot;&quot;;[.H37]=&quot;&quot;);&quot;&quot;;[.$H$3]&amp;&quot;_&quot;&amp;ROW()-11-COUNTBLANK([.$H$12:.H37]))" office:value-type="string" office:string-value="CommonTC_G_21">
            <text:p>CommonTC_G_21</text:p>
          </table:table-cell>
          <table:table-cell table:style-name="ce17" office:value-type="string">
            <text:p>Kiểm tra là trường bắt buộc</text:p>
          </table:table-cell>
          <table:table-cell table:style-name="ce27" office:value-type="string">
            <text:p>BIs</text:p>
          </table:table-cell>
          <table:table-cell table:style-name="ce27" office:value-type="float" office:value="11">
            <text:p>11</text:p>
          </table:table-cell>
          <table:table-cell table:style-name="ce27" office:value-type="string">
            <text:p>100 %</text:p>
          </table:table-cell>
          <table:table-cell table:style-name="ce27"/>
          <table:table-cell table:style-name="ce17" office:value-type="string">
            <text:p>1. Để trống trường dữ liệu</text:p>
            <text:p>2. Các thông tin khác được nhập hợp lệ</text:p>
            <text:p/>
          </table:table-cell>
          <table:table-cell table:style-name="ce17" office:value-type="string">
            <text:p>1. Thông báo:"Dữ liệu chưa được nhập"</text:p>
            <text:p>2. Set focus vào trường lỗi</text:p>
          </table:table-cell>
          <table:table-cell table:style-name="ce128" table:number-columns-repeated="12"/>
          <table:table-cell table:style-name="ce140"/>
          <table:table-cell table:style-name="ce32"/>
          <table:table-cell table:style-name="ce1" table:number-columns-repeated="10"/>
          <table:table-cell table:number-columns-repeated="992"/>
        </table:table-row>
        <table:table-row table:style-name="ro5">
          <table:table-cell table:style-name="ce56" table:formula="of:=IF(AND([.H38]=&quot;&quot;;[.H38]=&quot;&quot;);&quot;&quot;;[.$H$3]&amp;&quot;_&quot;&amp;ROW()-11-COUNTBLANK([.$H$12:.H38]))" office:value-type="string" office:string-value="CommonTC_G_22">
            <text:p>CommonTC_G_22</text:p>
          </table:table-cell>
          <table:table-cell table:style-name="ce17" office:value-type="string">
            <text:p>Kiểm tra tìm kiếm các ký tự đặc biệt</text:p>
          </table:table-cell>
          <table:table-cell table:style-name="ce27" office:value-type="string">
            <text:p>BIs</text:p>
          </table:table-cell>
          <table:table-cell table:style-name="ce27" office:value-type="float" office:value="11">
            <text:p>11</text:p>
          </table:table-cell>
          <table:table-cell table:style-name="ce89" office:value-type="percentage" office:value="1">
            <text:p>100%</text:p>
          </table:table-cell>
          <table:table-cell table:style-name="ce27"/>
          <table:table-cell table:style-name="ce17" office:value-type="string">
            <text:p>1. Nhập dữ liệu là ký tự đặc biệt %^&amp;*()</text:p>
            <text:p>2. Các thông tin khác được nhập hợp lệ</text:p>
            <text:p/>
          </table:table-cell>
          <table:table-cell table:style-name="ce17" office:value-type="string">
            <text:p>1. Thực hiện thành công</text:p>
            <text:p>2. Dữ liệu của trường dữ liệu được view lên bình thường, không bị lỗi font</text:p>
            <text:p/>
          </table:table-cell>
          <table:table-cell table:number-columns-repeated="12" table:style-name="ce127" table:content-validation-name="val2"/>
          <table:table-cell table:style-name="ce142" table:formula="of:=IF(OR(IF([.K38]=&quot;&quot;;IF([.J38]=&quot;&quot;;IF([.I38]=&quot;&quot;;&quot;&quot;;[.I38]);[.J38]);[.K38])=&quot;F&quot;;IF([.N38]=&quot;&quot;;IF([.M38]=&quot;&quot;;IF([.L38]=&quot;&quot;;&quot;&quot;;[.L38]);[.M38]);[.N38])=&quot;F&quot;;IF([.Q38]=&quot;&quot;;IF([.P38]=&quot;&quot;;IF([.O38]=&quot;&quot;;&quot;&quot;;[.O38]);[.P38]);[.Q38])=&quot;F&quot;;IF([.T38]=&quot;&quot;;IF([.S38]=&quot;&quot;;IF([.R38]=&quot;&quot;;&quot;&quot;;[.R38]);[.S38]);[.T38])=&quot;F&quot;)=1;&quot;F&quot;;IF(OR(IF([.K38]=&quot;&quot;;IF([.J38]=&quot;&quot;;IF([.I38]=&quot;&quot;;&quot;&quot;;[.I38]);[.J38]);[.K38])=&quot;PE&quot;;IF([.N38]=&quot;&quot;;IF([.M38]=&quot;&quot;;IF([.L38]=&quot;&quot;;&quot;&quot;;[.L38]);[.M38]);[.N38])=&quot;PE&quot;;IF([.Q38]=&quot;&quot;;IF([.P38]=&quot;&quot;;IF([.O38]=&quot;&quot;;&quot;&quot;;[.O38]);[.P38]);[.Q38])=&quot;PE&quot;;IF([.T38]=&quot;&quot;;IF([.S38]=&quot;&quot;;IF([.R38]=&quot;&quot;;&quot;&quot;;[.R38]);[.S38]);[.T38])=&quot;PE&quot;)=1;&quot;PE&quot;;IF(AND(IF([.K38]=&quot;&quot;;IF([.J38]=&quot;&quot;;IF([.I38]=&quot;&quot;;&quot;&quot;;[.I38]);[.J38]);[.K38])=&quot;&quot;;IF([.N38]=&quot;&quot;;IF([.M38]=&quot;&quot;;IF([.L38]=&quot;&quot;;&quot;&quot;;[.L38]);[.M38]);[.N38])=&quot;&quot;;IF([.Q38]=&quot;&quot;;IF([.P38]=&quot;&quot;;IF([.O38]=&quot;&quot;;&quot;&quot;;[.O38]);[.P38]);[.Q38])=&quot;&quot;;IF([.T38]=&quot;&quot;;IF([.S38]=&quot;&quot;;IF([.R38]=&quot;&quot;;&quot;&quot;;[.R38]);[.S38]);[.T38])=&quot;&quot;)=1;&quot;&quot;;&quot;P&quot;)))">
            <text:p/>
          </table:table-cell>
          <table:table-cell table:style-name="ce149"/>
          <table:table-cell table:style-name="ce156" table:number-columns-repeated="10"/>
          <table:table-cell table:number-columns-repeated="992"/>
        </table:table-row>
        <table:table-row table:style-name="ro5">
          <table:table-cell table:style-name="ce56" table:formula="of:=IF(AND([.H39]=&quot;&quot;;[.H39]=&quot;&quot;);&quot;&quot;;[.$H$3]&amp;&quot;_&quot;&amp;ROW()-11-COUNTBLANK([.$H$12:.H39]))" office:value-type="string" office:string-value="CommonTC_G_23">
            <text:p>CommonTC_G_23</text:p>
          </table:table-cell>
          <table:table-cell table:style-name="ce50" office:value-type="string">
            <text:p>Kiểm tra nhập quá maxlength (10 ký tự)</text:p>
          </table:table-cell>
          <table:table-cell table:style-name="ce75" office:value-type="string">
            <text:p>BIs</text:p>
          </table:table-cell>
          <table:table-cell table:style-name="ce75" office:value-type="float" office:value="11">
            <text:p>11</text:p>
          </table:table-cell>
          <table:table-cell table:style-name="ce92" office:value-type="percentage" office:value="1">
            <text:p>100%</text:p>
          </table:table-cell>
          <table:table-cell table:style-name="ce75"/>
          <table:table-cell table:style-name="ce50" office:value-type="string">
            <text:p>1. Trên màn hình Tìm kiếm</text:p>
            <text:p>Tại trường điều kiện tìm kiếm</text:p>
            <text:p>2. Nhập hơn nhiều hơn 10 ký tự cho phép</text:p>
            <text:p>3. Ấn nút <text:s/>Tìm kiếm</text:p>
          </table:table-cell>
          <table:table-cell table:style-name="ce106" office:value-type="string">
            <text:p>Không Cho phép nhập quá giá trị maxlength</text:p>
          </table:table-cell>
          <table:table-cell table:number-columns-repeated="12" table:style-name="ce127" table:content-validation-name="val2"/>
          <table:table-cell table:style-name="ce142" table:formula="of:=IF(OR(IF([.K39]=&quot;&quot;;IF([.J39]=&quot;&quot;;IF([.I39]=&quot;&quot;;&quot;&quot;;[.I39]);[.J39]);[.K39])=&quot;F&quot;;IF([.N39]=&quot;&quot;;IF([.M39]=&quot;&quot;;IF([.L39]=&quot;&quot;;&quot;&quot;;[.L39]);[.M39]);[.N39])=&quot;F&quot;;IF([.Q39]=&quot;&quot;;IF([.P39]=&quot;&quot;;IF([.O39]=&quot;&quot;;&quot;&quot;;[.O39]);[.P39]);[.Q39])=&quot;F&quot;;IF([.T39]=&quot;&quot;;IF([.S39]=&quot;&quot;;IF([.R39]=&quot;&quot;;&quot;&quot;;[.R39]);[.S39]);[.T39])=&quot;F&quot;)=1;&quot;F&quot;;IF(OR(IF([.K39]=&quot;&quot;;IF([.J39]=&quot;&quot;;IF([.I39]=&quot;&quot;;&quot;&quot;;[.I39]);[.J39]);[.K39])=&quot;PE&quot;;IF([.N39]=&quot;&quot;;IF([.M39]=&quot;&quot;;IF([.L39]=&quot;&quot;;&quot;&quot;;[.L39]);[.M39]);[.N39])=&quot;PE&quot;;IF([.Q39]=&quot;&quot;;IF([.P39]=&quot;&quot;;IF([.O39]=&quot;&quot;;&quot;&quot;;[.O39]);[.P39]);[.Q39])=&quot;PE&quot;;IF([.T39]=&quot;&quot;;IF([.S39]=&quot;&quot;;IF([.R39]=&quot;&quot;;&quot;&quot;;[.R39]);[.S39]);[.T39])=&quot;PE&quot;)=1;&quot;PE&quot;;IF(AND(IF([.K39]=&quot;&quot;;IF([.J39]=&quot;&quot;;IF([.I39]=&quot;&quot;;&quot;&quot;;[.I39]);[.J39]);[.K39])=&quot;&quot;;IF([.N39]=&quot;&quot;;IF([.M39]=&quot;&quot;;IF([.L39]=&quot;&quot;;&quot;&quot;;[.L39]);[.M39]);[.N39])=&quot;&quot;;IF([.Q39]=&quot;&quot;;IF([.P39]=&quot;&quot;;IF([.O39]=&quot;&quot;;&quot;&quot;;[.O39]);[.P39]);[.Q39])=&quot;&quot;;IF([.T39]=&quot;&quot;;IF([.S39]=&quot;&quot;;IF([.R39]=&quot;&quot;;&quot;&quot;;[.R39]);[.S39]);[.T39])=&quot;&quot;)=1;&quot;&quot;;&quot;P&quot;)))">
            <text:p/>
          </table:table-cell>
          <table:table-cell table:style-name="ce149"/>
          <table:table-cell table:style-name="ce156" table:number-columns-repeated="10"/>
          <table:table-cell table:number-columns-repeated="992"/>
        </table:table-row>
        <table:table-row table:style-name="ro5">
          <table:table-cell table:style-name="ce56" table:formula="of:=IF(AND([.H40]=&quot;&quot;;[.H40]=&quot;&quot;);&quot;&quot;;[.$H$3]&amp;&quot;_&quot;&amp;ROW()-11-COUNTBLANK([.$H$12:.H40]))" office:value-type="string" office:string-value="CommonTC_G_24">
            <text:p>CommonTC_G_24</text:p>
          </table:table-cell>
          <table:table-cell table:style-name="ce50" office:value-type="string">
            <text:p>Tìm kiếm không phân biêt chữ hoa, chữ thường</text:p>
          </table:table-cell>
          <table:table-cell table:style-name="ce75" office:value-type="string">
            <text:p>BUG</text:p>
          </table:table-cell>
          <table:table-cell table:style-name="ce75" office:value-type="float" office:value="11">
            <text:p>11</text:p>
          </table:table-cell>
          <table:table-cell table:style-name="ce92" office:value-type="percentage" office:value="0.9">
            <text:p>90%</text:p>
          </table:table-cell>
          <table:table-cell table:style-name="ce75" office:value-type="string">
            <text:p>Một số màn hình không có bản ghi nào để tìm kiếm sẽ không thể test được</text:p>
          </table:table-cell>
          <table:table-cell table:style-name="ce50" office:value-type="string">
            <text:p>1. Trên màn hình Tìm kiếm</text:p>
            <text:p>2. Nhập xâu có chứa ký tự viết hoa vào trường điều kiện tìm kiếm</text:p>
            <text:p>3. Ấn nút tìm kiếm</text:p>
          </table:table-cell>
          <table:table-cell table:style-name="ce50" office:value-type="string">
            <text:p>Tìm kiếm xâu không phân biệt chữ hoa chữ thường</text:p>
          </table:table-cell>
          <table:table-cell table:number-columns-repeated="12" table:style-name="ce127" table:content-validation-name="val2"/>
          <table:table-cell table:style-name="ce142" table:formula="of:=IF(OR(IF([.K40]=&quot;&quot;;IF([.J40]=&quot;&quot;;IF([.I40]=&quot;&quot;;&quot;&quot;;[.I40]);[.J40]);[.K40])=&quot;F&quot;;IF([.N40]=&quot;&quot;;IF([.M40]=&quot;&quot;;IF([.L40]=&quot;&quot;;&quot;&quot;;[.L40]);[.M40]);[.N40])=&quot;F&quot;;IF([.Q40]=&quot;&quot;;IF([.P40]=&quot;&quot;;IF([.O40]=&quot;&quot;;&quot;&quot;;[.O40]);[.P40]);[.Q40])=&quot;F&quot;;IF([.T40]=&quot;&quot;;IF([.S40]=&quot;&quot;;IF([.R40]=&quot;&quot;;&quot;&quot;;[.R40]);[.S40]);[.T40])=&quot;F&quot;)=1;&quot;F&quot;;IF(OR(IF([.K40]=&quot;&quot;;IF([.J40]=&quot;&quot;;IF([.I40]=&quot;&quot;;&quot;&quot;;[.I40]);[.J40]);[.K40])=&quot;PE&quot;;IF([.N40]=&quot;&quot;;IF([.M40]=&quot;&quot;;IF([.L40]=&quot;&quot;;&quot;&quot;;[.L40]);[.M40]);[.N40])=&quot;PE&quot;;IF([.Q40]=&quot;&quot;;IF([.P40]=&quot;&quot;;IF([.O40]=&quot;&quot;;&quot;&quot;;[.O40]);[.P40]);[.Q40])=&quot;PE&quot;;IF([.T40]=&quot;&quot;;IF([.S40]=&quot;&quot;;IF([.R40]=&quot;&quot;;&quot;&quot;;[.R40]);[.S40]);[.T40])=&quot;PE&quot;)=1;&quot;PE&quot;;IF(AND(IF([.K40]=&quot;&quot;;IF([.J40]=&quot;&quot;;IF([.I40]=&quot;&quot;;&quot;&quot;;[.I40]);[.J40]);[.K40])=&quot;&quot;;IF([.N40]=&quot;&quot;;IF([.M40]=&quot;&quot;;IF([.L40]=&quot;&quot;;&quot;&quot;;[.L40]);[.M40]);[.N40])=&quot;&quot;;IF([.Q40]=&quot;&quot;;IF([.P40]=&quot;&quot;;IF([.O40]=&quot;&quot;;&quot;&quot;;[.O40]);[.P40]);[.Q40])=&quot;&quot;;IF([.T40]=&quot;&quot;;IF([.S40]=&quot;&quot;;IF([.R40]=&quot;&quot;;&quot;&quot;;[.R40]);[.S40]);[.T40])=&quot;&quot;)=1;&quot;&quot;;&quot;P&quot;)))">
            <text:p/>
          </table:table-cell>
          <table:table-cell table:style-name="ce149"/>
          <table:table-cell table:style-name="ce156" table:number-columns-repeated="10"/>
          <table:table-cell table:number-columns-repeated="992"/>
        </table:table-row>
        <table:table-row table:style-name="ro5">
          <table:table-cell table:style-name="ce56" table:formula="of:=IF(AND([.H41]=&quot;&quot;;[.H41]=&quot;&quot;);&quot;&quot;;[.$H$3]&amp;&quot;_&quot;&amp;ROW()-11-COUNTBLANK([.$H$12:.H41]))" office:value-type="string" office:string-value="CommonTC_G_25">
            <text:p>CommonTC_G_25</text:p>
          </table:table-cell>
          <table:table-cell table:style-name="ce32" office:value-type="string">
            <office:annotation draw:style-name="gr7" draw:text-style-name="P1" svg:width="4.9201in" svg:height="1.3488in" svg:x="3.535in" svg:y="21.1921in" draw:caption-point-x="-0.1898in" draw:caption-point-y="-0.7961in">
              <dc:creator>Thuy Vu</dc:creator>
              <dc:date>2018-03-26T00:00:00</dc:date>
              <text:p text:style-name="P1">VIT:</text:p>
              <text:p text:style-name="P1">tùy đự án</text:p>
            </office:annotation>
            <text:p>Kiểm tra khi nhập dữ liệu là các thẻ html</text:p>
          </table:table-cell>
          <table:table-cell table:style-name="ce70" office:value-type="string">
            <text:p>BUG</text:p>
          </table:table-cell>
          <table:table-cell table:style-name="ce70" office:value-type="float" office:value="10">
            <text:p>10</text:p>
          </table:table-cell>
          <table:table-cell table:style-name="ce90" office:value-type="percentage" office:value="1">
            <text:p>100%</text:p>
          </table:table-cell>
          <table:table-cell table:style-name="ce70"/>
          <table:table-cell table:style-name="ce17" office:value-type="string">
            <text:p>1. Nhập X đúng định dạng <text:s/>có chứa ký tự đặc biệt, thẻ html: &lt;/table&gt;….</text:p>
            <text:p>2. Các thông tin khác được nhập hợp lệ</text:p>
            <text:p/>
          </table:table-cell>
          <table:table-cell table:style-name="ce17" office:value-type="string">
            <text:p>1. Thực hiện thành công</text:p>
            <text:p>2. Các ký tự đặc biệt, thẻ html không bị mã hóa khi view lên và khi lưu vào database</text:p>
            <text:p/>
          </table:table-cell>
          <table:table-cell table:style-name="ce128" table:number-columns-repeated="12"/>
          <table:table-cell table:style-name="ce140"/>
          <table:table-cell table:style-name="ce32"/>
          <table:table-cell table:style-name="ce1" table:number-columns-repeated="10"/>
          <table:table-cell table:number-columns-repeated="992"/>
        </table:table-row>
        <table:table-row table:style-name="ro5">
          <table:table-cell table:style-name="ce56" table:formula="of:=IF(AND([.H42]=&quot;&quot;;[.H42]=&quot;&quot;);&quot;&quot;;[.$H$3]&amp;&quot;_&quot;&amp;ROW()-11-COUNTBLANK([.$H$12:.H42]))" office:value-type="string" office:string-value="CommonTC_G_26">
            <text:p>CommonTC_G_26</text:p>
          </table:table-cell>
          <table:table-cell table:style-name="ce32" office:value-type="string">
            <text:p>Kiểm tra chức năng Trim space</text:p>
          </table:table-cell>
          <table:table-cell table:style-name="ce70" office:value-type="string">
            <text:p>BUG</text:p>
          </table:table-cell>
          <table:table-cell table:style-name="ce70" office:value-type="float" office:value="10">
            <text:p>10</text:p>
          </table:table-cell>
          <table:table-cell table:style-name="ce90" office:value-type="percentage" office:value="1">
            <text:p>100%</text:p>
          </table:table-cell>
          <table:table-cell table:style-name="ce70"/>
          <table:table-cell table:style-name="ce17" office:value-type="string">
            <text:p>1. Nhập dữ liệu hợp lệ và thêm space vào đầu và cuối </text:p>
            <text:p>2. Các thông tin khác được nhập hợp lệ</text:p>
            <text:p/>
          </table:table-cell>
          <table:table-cell table:style-name="ce17" office:value-type="string">
            <text:p>1. Thực hiện thành công</text:p>
            <text:p>2. Thực hiện trim space ở đầu và cuối trường dữ liệu</text:p>
            <text:p/>
          </table:table-cell>
          <table:table-cell table:style-name="ce128" table:number-columns-repeated="12"/>
          <table:table-cell table:style-name="ce140"/>
          <table:table-cell table:style-name="ce32"/>
          <table:table-cell table:style-name="ce1" table:number-columns-repeated="10"/>
          <table:table-cell table:number-columns-repeated="992"/>
        </table:table-row>
        <table:table-row table:style-name="ro5">
          <table:table-cell table:style-name="ce56" table:formula="of:=IF(AND([.H43]=&quot;&quot;;[.H43]=&quot;&quot;);&quot;&quot;;[.$H$3]&amp;&quot;_&quot;&amp;ROW()-11-COUNTBLANK([.$H$12:.H43]))" office:value-type="string" office:string-value="CommonTC_G_27">
            <text:p>CommonTC_G_27</text:p>
          </table:table-cell>
          <table:table-cell table:style-name="ce17" office:value-type="string">
            <text:p>Kiểm tra thực hiện thành công khi dữ liệu là chữ tiếng Việt có dấu</text:p>
          </table:table-cell>
          <table:table-cell table:style-name="ce27" office:value-type="string">
            <text:p>BUG</text:p>
          </table:table-cell>
          <table:table-cell table:style-name="ce27" office:value-type="float" office:value="10">
            <text:p>10</text:p>
          </table:table-cell>
          <table:table-cell table:style-name="ce89" office:value-type="percentage" office:value="0.99">
            <text:p>99%</text:p>
          </table:table-cell>
          <table:table-cell table:style-name="ce27" office:value-type="string">
            <text:p>Tổng số ký tự tiếng việt có dấu là 62 (chỉ tính riêng dạng lowercase), mà max length của input là 50 =&gt; Không test được hết tất cả trong 1 lần chạy. Mỗi lần chạy chỉ random 1 ký tự tiếng việt để test =&gt; cần chạy nhiều lần</text:p>
          </table:table-cell>
          <table:table-cell table:style-name="ce17" office:value-type="string">
            <text:p>1. Nhập dữ liệu là chữ tiếng việt có dấu</text:p>
            <text:p>2. Các thông tin khác được nhập hợp lệ</text:p>
            <text:p/>
          </table:table-cell>
          <table:table-cell table:style-name="ce17" office:value-type="string">
            <text:p>1. Thực hiện thành công</text:p>
            <text:p>2. Dữ liệu của trường dữ liệu được view lên bình thường, không bị lỗi font</text:p>
            <text:p/>
          </table:table-cell>
          <table:table-cell table:style-name="ce128" table:number-columns-repeated="12"/>
          <table:table-cell table:style-name="ce140"/>
          <table:table-cell table:style-name="ce32"/>
          <table:table-cell table:style-name="ce1" table:number-columns-repeated="10"/>
          <table:table-cell table:number-columns-repeated="992"/>
        </table:table-row>
        <table:table-row table:style-name="ro6">
          <table:table-cell table:style-name="ce56" table:formula="of:=IF(AND([.H44]=&quot;&quot;;[.H44]=&quot;&quot;);&quot;&quot;;[.$H$3]&amp;&quot;_&quot;&amp;ROW()-11-COUNTBLANK([.$H$12:.H44]))">
            <text:p/>
          </table:table-cell>
          <table:table-cell table:style-name="ce61" office:value-type="string">
            <text:p>Validate dữ liệu trường số 'Tên trường số'</text:p>
          </table:table-cell>
          <table:table-cell table:style-name="ce76" table:number-columns-repeated="4"/>
          <table:table-cell table:style-name="ce51"/>
          <table:table-cell table:style-name="ce51"/>
          <table:table-cell table:style-name="ce125" table:number-columns-repeated="13"/>
          <table:table-cell table:style-name="ce51"/>
          <table:table-cell table:style-name="ce1" table:number-columns-repeated="10"/>
          <table:table-cell table:number-columns-repeated="992"/>
        </table:table-row>
        <table:table-row table:style-name="ro8">
          <table:table-cell table:style-name="ce56" table:formula="of:=IF(AND([.H45]=&quot;&quot;;[.H45]=&quot;&quot;);&quot;&quot;;[.$H$3]&amp;&quot;_&quot;&amp;ROW()-11-COUNTBLANK([.$H$12:.H45]))" office:value-type="string" office:string-value="CommonTC_G_28">
            <text:p>CommonTC_G_28</text:p>
          </table:table-cell>
          <table:table-cell table:style-name="ce17" office:value-type="string">
            <office:annotation draw:style-name="gr8" draw:text-style-name="P1" svg:width="4.9201in" svg:height="0.9957in" svg:x="3.535in" svg:y="23.4858in" draw:caption-point-x="-0.1898in" draw:caption-point-y="-0.6201in">
              <dc:creator>Thuy Vu</dc:creator>
              <dc:date>2018-03-26T00:00:00</dc:date>
              <text:p text:style-name="P1">Tranglt1:</text:p>
              <text:p text:style-name="P1">Mô tả rõ giá trị max trong dự án cụ thể</text:p>
              <text:p text:style-name="P1"/>
            </office:annotation>
            <text:p>Kiểm tra khi nhập dữ liệu lớn hơn giá trị max cho phép.</text:p>
          </table:table-cell>
          <table:table-cell table:style-name="ce27" office:value-type="string">
            <text:p>Dev's Nightmare</text:p>
          </table:table-cell>
          <table:table-cell table:style-name="ce27" office:value-type="float" office:value="9">
            <text:p>9</text:p>
          </table:table-cell>
          <table:table-cell table:style-name="ce89" office:value-type="percentage" office:value="0.9">
            <text:p>90%</text:p>
          </table:table-cell>
          <table:table-cell table:style-name="ce27"/>
          <table:table-cell table:style-name="ce17" office:value-type="string">
            <text:p>1. Nhập dữ liệu lớn hơn giá <text:s/>trị max</text:p>
            <text:p>2. Các thông tin khác được nhập hợp lệ</text:p>
            <text:p/>
          </table:table-cell>
          <table:table-cell table:style-name="ce17" office:value-type="string">
            <text:p>1. Thông báo giá trị số lớn hơn giá trị max cho phép</text:p>
            <text:p>2. Set focus vào trường lỗi</text:p>
          </table:table-cell>
          <table:table-cell table:style-name="ce128" table:number-columns-repeated="12"/>
          <table:table-cell table:style-name="ce140"/>
          <table:table-cell table:style-name="ce32"/>
          <table:table-cell table:style-name="ce1" table:number-columns-repeated="10"/>
          <table:table-cell table:number-columns-repeated="992"/>
        </table:table-row>
        <table:table-row table:style-name="ro8">
          <table:table-cell table:style-name="ce56" table:formula="of:=IF(AND([.H46]=&quot;&quot;;[.H46]=&quot;&quot;);&quot;&quot;;[.$H$3]&amp;&quot;_&quot;&amp;ROW()-11-COUNTBLANK([.$H$12:.H46]))" office:value-type="string" office:string-value="CommonTC_G_29">
            <text:p>CommonTC_G_29</text:p>
          </table:table-cell>
          <table:table-cell table:style-name="ce17" office:value-type="string">
            <office:annotation draw:style-name="gr1" draw:text-style-name="P1" svg:width="4.9201in" svg:height="0.9961in" svg:x="3.535in" svg:y="24.015in" draw:caption-point-x="-0.1898in" draw:caption-point-y="-0.6197in">
              <dc:creator>Thuy Vu</dc:creator>
              <dc:date>2018-03-26T00:00:00</dc:date>
              <text:p text:style-name="P1">Tranglt1:</text:p>
              <text:p text:style-name="P1">Mô tả giá trị min trong dự án cụ thể</text:p>
              <text:p text:style-name="P1"/>
            </office:annotation>
            <text:p>Kiểm tra khi dữ liệu nhỏ hơn giá trị min cho phép.</text:p>
          </table:table-cell>
          <table:table-cell table:style-name="ce27" office:value-type="string">
            <text:p>Dev's Nightmare</text:p>
          </table:table-cell>
          <table:table-cell table:style-name="ce27" office:value-type="float" office:value="9">
            <text:p>9</text:p>
          </table:table-cell>
          <table:table-cell table:style-name="ce89" office:value-type="percentage" office:value="0.9">
            <text:p>90%</text:p>
          </table:table-cell>
          <table:table-cell table:style-name="ce27"/>
          <table:table-cell table:style-name="ce17" office:value-type="string">
            <text:p>1. Nhập dữ liệu nhỏ hơn giá <text:s/>trị min</text:p>
            <text:p>2. Các thông tin khác được nhập hợp lệ</text:p>
            <text:p/>
          </table:table-cell>
          <table:table-cell table:style-name="ce17" office:value-type="string">
            <text:p>1. Thông báo giá trị số nhỏ hơn giá trị min cho phép</text:p>
            <text:p>2. Set focus vào trường lỗi</text:p>
          </table:table-cell>
          <table:table-cell table:style-name="ce128" table:number-columns-repeated="12"/>
          <table:table-cell table:style-name="ce140"/>
          <table:table-cell table:style-name="ce32"/>
          <table:table-cell table:style-name="ce1" table:number-columns-repeated="10"/>
          <table:table-cell table:number-columns-repeated="992"/>
        </table:table-row>
        <table:table-row table:style-name="ro8">
          <table:table-cell table:style-name="ce56" table:formula="of:=IF(AND([.H47]=&quot;&quot;;[.H47]=&quot;&quot;);&quot;&quot;;[.$H$3]&amp;&quot;_&quot;&amp;ROW()-11-COUNTBLANK([.$H$12:.H47]))" office:value-type="string" office:string-value="CommonTC_G_30">
            <text:p>CommonTC_G_30</text:p>
          </table:table-cell>
          <table:table-cell table:style-name="ce17" office:value-type="string">
            <office:annotation draw:style-name="gr1" draw:text-style-name="P1" svg:width="4.9201in" svg:height="0.9961in" svg:x="3.535in" svg:y="24.5441in" draw:caption-point-x="-0.1898in" draw:caption-point-y="-0.6197in">
              <dc:creator>Thuy Vu</dc:creator>
              <dc:date>2018-03-26T00:00:00</dc:date>
              <text:p text:style-name="P1">Tranglt1:</text:p>
              <text:p text:style-name="P1">Mô tả giá trị min trong dự án cụ thể</text:p>
              <text:p text:style-name="P1"/>
            </office:annotation>
            <text:p>Kiểm tra khi dữ liệu = giá trị min cho phép.</text:p>
          </table:table-cell>
          <table:table-cell table:style-name="ce27" office:value-type="string">
            <text:p>Dev's Nightmare</text:p>
          </table:table-cell>
          <table:table-cell table:style-name="ce27" office:value-type="float" office:value="9">
            <text:p>9</text:p>
          </table:table-cell>
          <table:table-cell table:style-name="ce89" office:value-type="percentage" office:value="0.9">
            <text:p>90%</text:p>
          </table:table-cell>
          <table:table-cell table:style-name="ce27"/>
          <table:table-cell table:style-name="ce17" office:value-type="string">
            <text:p>1. Nhập dữ liệu = giá <text:s/>trị min</text:p>
            <text:p>2. Các thông tin khác được nhập hợp lệ</text:p>
            <text:p/>
          </table:table-cell>
          <table:table-cell table:style-name="ce17" office:value-type="string">
            <text:p>1. Thực hiện thành công</text:p>
          </table:table-cell>
          <table:table-cell table:style-name="ce128" table:number-columns-repeated="12"/>
          <table:table-cell table:style-name="ce140"/>
          <table:table-cell table:style-name="ce32"/>
          <table:table-cell table:style-name="ce1" table:number-columns-repeated="10"/>
          <table:table-cell table:number-columns-repeated="992"/>
        </table:table-row>
        <table:table-row table:style-name="ro8">
          <table:table-cell table:style-name="ce56" table:formula="of:=IF(AND([.H48]=&quot;&quot;;[.H48]=&quot;&quot;);&quot;&quot;;[.$H$3]&amp;&quot;_&quot;&amp;ROW()-11-COUNTBLANK([.$H$12:.H48]))" office:value-type="string" office:string-value="CommonTC_G_31">
            <text:p>CommonTC_G_31</text:p>
          </table:table-cell>
          <table:table-cell table:style-name="ce17" office:value-type="string">
            <office:annotation draw:style-name="gr9" draw:text-style-name="P1" svg:width="4.9201in" svg:height="1.1724in" svg:x="3.535in" svg:y="25.0736in" draw:caption-point-x="-0.1898in" draw:caption-point-y="-0.6201in">
              <dc:creator>Thuy Vu</dc:creator>
              <dc:date>2018-03-26T00:00:00</dc:date>
              <text:p text:style-name="P1">Tranglt1:</text:p>
              <text:p text:style-name="P1">Mô tả giá trị min trong dự án cụ thể</text:p>
              <text:p text:style-name="P1"/>
            </office:annotation>
            <text:p>Kiểm tra khi dữ liệu &lt; giá trị max cho phép và</text:p>
            <text:p>&gt; giá trị min cho phép.</text:p>
          </table:table-cell>
          <table:table-cell table:style-name="ce27" office:value-type="string">
            <text:p>Dev's Nightmare</text:p>
          </table:table-cell>
          <table:table-cell table:style-name="ce27" office:value-type="float" office:value="9">
            <text:p>9</text:p>
          </table:table-cell>
          <table:table-cell table:style-name="ce89" office:value-type="percentage" office:value="0.9">
            <text:p>90%</text:p>
          </table:table-cell>
          <table:table-cell table:style-name="ce27"/>
          <table:table-cell table:style-name="ce17" office:value-type="string">
            <text:p>1. Nhập dữ liệu &lt; giá <text:s/>trị max và &gt; giá trị min</text:p>
            <text:p>2. Các thông tin khác được nhập hợp lệ</text:p>
            <text:p/>
          </table:table-cell>
          <table:table-cell table:style-name="ce17" office:value-type="string">
            <text:p>1. Thực hiện thành công</text:p>
          </table:table-cell>
          <table:table-cell table:style-name="ce128" table:number-columns-repeated="12"/>
          <table:table-cell table:style-name="ce140"/>
          <table:table-cell table:style-name="ce32"/>
          <table:table-cell table:style-name="ce1" table:number-columns-repeated="10"/>
          <table:table-cell table:number-columns-repeated="992"/>
        </table:table-row>
        <table:table-row table:style-name="ro8">
          <table:table-cell table:style-name="ce56" table:formula="of:=IF(AND([.H49]=&quot;&quot;;[.H49]=&quot;&quot;);&quot;&quot;;[.$H$3]&amp;&quot;_&quot;&amp;ROW()-11-COUNTBLANK([.$H$12:.H49]))" office:value-type="string" office:string-value="CommonTC_G_32">
            <text:p>CommonTC_G_32</text:p>
          </table:table-cell>
          <table:table-cell table:style-name="ce17" office:value-type="string">
            <office:annotation draw:style-name="gr3" draw:text-style-name="P1" svg:width="4.9201in" svg:height="1.7016in" svg:x="3.535in" svg:y="25.6028in" draw:caption-point-x="-0.1898in" draw:caption-point-y="-0.6197in">
              <dc:creator>Thuy Vu</dc:creator>
              <dc:date>2018-03-26T00:00:00</dc:date>
              <text:p text:style-name="P1">Tranglt1:</text:p>
              <text:p text:style-name="P1">Mô tả giá trị min trong dự án cụ thể</text:p>
              <text:p text:style-name="P1"/>
            </office:annotation>
            <text:p>Kiểm tra khi dữ liệu = giá trị max cho phép.</text:p>
          </table:table-cell>
          <table:table-cell table:style-name="ce27" office:value-type="string">
            <text:p>Dev's Nightmare</text:p>
          </table:table-cell>
          <table:table-cell table:style-name="ce27" office:value-type="float" office:value="9">
            <text:p>9</text:p>
          </table:table-cell>
          <table:table-cell table:style-name="ce89" office:value-type="percentage" office:value="0.9">
            <text:p>90%</text:p>
          </table:table-cell>
          <table:table-cell table:style-name="ce27"/>
          <table:table-cell table:style-name="ce17" office:value-type="string">
            <text:p>1. Nhập dữ liệu = giá <text:s/>trị max</text:p>
            <text:p>2. Các thông tin khác được nhập hợp lệ</text:p>
            <text:p/>
          </table:table-cell>
          <table:table-cell table:style-name="ce17" office:value-type="string">
            <text:p>1. Thực hiện thành công</text:p>
          </table:table-cell>
          <table:table-cell table:style-name="ce128" table:number-columns-repeated="12"/>
          <table:table-cell table:style-name="ce140"/>
          <table:table-cell table:style-name="ce32"/>
          <table:table-cell table:style-name="ce1" table:number-columns-repeated="10"/>
          <table:table-cell table:number-columns-repeated="992"/>
        </table:table-row>
        <table:table-row table:style-name="ro5">
          <table:table-cell table:style-name="ce56" table:formula="of:=IF(AND([.H50]=&quot;&quot;;[.H50]=&quot;&quot;);&quot;&quot;;[.$H$3]&amp;&quot;_&quot;&amp;ROW()-11-COUNTBLANK([.$H$12:.H50]))" office:value-type="string" office:string-value="CommonTC_G_33">
            <text:p>CommonTC_G_33</text:p>
          </table:table-cell>
          <table:table-cell table:style-name="ce32" office:value-type="string">
            <text:p>Kiểm tra khi dữ liệu <text:s/>là các ký tự chữ.</text:p>
          </table:table-cell>
          <table:table-cell table:style-name="ce70" office:value-type="string">
            <text:p>DOA</text:p>
          </table:table-cell>
          <table:table-cell table:style-name="ce70" table:number-columns-repeated="3"/>
          <table:table-cell table:style-name="ce17" office:value-type="string">
            <text:p>1. Nhập dữ liệu là các ký tự, thẻ html, ký tự đặc biệt</text:p>
            <text:p>2. Các thông tin khác được nhập hợp lệ</text:p>
            <text:p/>
          </table:table-cell>
          <table:table-cell table:style-name="ce17" office:value-type="string">
            <text:p>1. Thông báo dữ liệu phải là số</text:p>
            <text:p>2. Set focus vào trường lỗi</text:p>
            <text:p>Hoặc xử lý không cho phép nhập ký tự chữ vào trường số.</text:p>
          </table:table-cell>
          <table:table-cell table:style-name="ce128" table:number-columns-repeated="12"/>
          <table:table-cell table:style-name="ce140"/>
          <table:table-cell table:style-name="ce32"/>
          <table:table-cell table:style-name="ce1" table:number-columns-repeated="10"/>
          <table:table-cell table:number-columns-repeated="992"/>
        </table:table-row>
        <table:table-row table:style-name="ro9">
          <table:table-cell table:style-name="ce56" table:formula="of:=IF(AND([.H51]=&quot;&quot;;[.H51]=&quot;&quot;);&quot;&quot;;[.$H$3]&amp;&quot;_&quot;&amp;ROW()-11-COUNTBLANK([.$H$12:.H51]))" office:value-type="string" office:string-value="CommonTC_G_34">
            <text:p>CommonTC_G_34</text:p>
          </table:table-cell>
          <table:table-cell table:style-name="ce32" office:value-type="string">
            <text:p>Kiểm tra khi nhập dữ liệu là số thập phân (tùy từng chức năng có cho phép hoặc không)</text:p>
          </table:table-cell>
          <table:table-cell table:style-name="ce70" office:value-type="string">
            <text:p>DOA</text:p>
          </table:table-cell>
          <table:table-cell table:style-name="ce70" table:number-columns-repeated="3"/>
          <table:table-cell table:style-name="ce17" office:value-type="string">
            <text:p>1. Nhập dữ liệu là số thập phân</text:p>
            <text:p>2. Các thông tin khác được nhập hợp lệ</text:p>
            <text:p/>
          </table:table-cell>
          <table:table-cell table:style-name="ce17" office:value-type="string">
            <office:annotation draw:style-name="gr3" draw:text-style-name="P1" svg:width="1.7547in" svg:height="1.7016in" svg:x="16.0559in" svg:y="27.3669in" draw:caption-point-x="-0.1898in" draw:caption-point-y="-1.1488in">
              <dc:creator>Thuy Vu</dc:creator>
              <dc:date>2018-03-26T00:00:00</dc:date>
              <text:p text:style-name="P1">Tranglt1:</text:p>
              <text:p text:style-name="P1">Cần mô tả KQMM đúng theo chương trình cụ thể.</text:p>
            </office:annotation>
            <text:p>Nếu trường số có thể là số thập phân:</text:p>
            <text:p>- Thực hiện thành công</text:p>
            <text:p>Nếu trường số không là số thập phân:</text:p>
            <text:p>1. Thông báo trường số ko là số thập phân</text:p>
            <text:p>2. Set focus vào trường lỗi</text:p>
            <text:p>Hoặc xử lý không cho phép nhập số thập phân</text:p>
          </table:table-cell>
          <table:table-cell table:style-name="ce128" table:number-columns-repeated="12"/>
          <table:table-cell table:style-name="ce140"/>
          <table:table-cell table:style-name="ce32"/>
          <table:table-cell table:style-name="ce1" table:number-columns-repeated="10"/>
          <table:table-cell table:number-columns-repeated="992"/>
        </table:table-row>
        <table:table-row table:style-name="ro9">
          <table:table-cell table:style-name="ce56" table:formula="of:=IF(AND([.H52]=&quot;&quot;;[.H52]=&quot;&quot;);&quot;&quot;;[.$H$3]&amp;&quot;_&quot;&amp;ROW()-11-COUNTBLANK([.$H$12:.H52]))" office:value-type="string" office:string-value="CommonTC_G_35">
            <text:p>CommonTC_G_35</text:p>
          </table:table-cell>
          <table:table-cell table:style-name="ce32" office:value-type="string">
            <text:p>Nhập Dữ liệu <text:s/>là số âm(tùy từng chức năng có cho phép hoặc không)</text:p>
          </table:table-cell>
          <table:table-cell table:style-name="ce70" office:value-type="string">
            <text:p>DOA</text:p>
          </table:table-cell>
          <table:table-cell table:style-name="ce70" table:number-columns-repeated="3"/>
          <table:table-cell table:style-name="ce17" office:value-type="string">
            <text:p>1.Nhập dữ liệu là số âm</text:p>
            <text:p>2. Các thông tin khác được nhập hợp lệ</text:p>
            <text:p/>
          </table:table-cell>
          <table:table-cell table:style-name="ce17" office:value-type="string">
            <office:annotation draw:style-name="gr10" draw:text-style-name="P1" svg:width="1.7547in" svg:height="1.5252in" svg:x="16.0559in" svg:y="28.4256in" draw:caption-point-x="-0.1898in" draw:caption-point-y="-1.1492in">
              <dc:creator>Thuy Vu</dc:creator>
              <dc:date>2018-03-26T00:00:00</dc:date>
              <text:p text:style-name="P1">Tranglt1:</text:p>
              <text:p text:style-name="P1">Cần mô tả KQMM đúng theo chương trình cụ thể.</text:p>
            </office:annotation>
            <text:p>Nếu trường số có thể là số âm:</text:p>
            <text:p>- Thực hiện thành công</text:p>
            <text:p>Nếu trường số không là số âm:</text:p>
            <text:p>1. Thông báo trường số ko thể là số âm</text:p>
            <text:p>2. Set focus vào trường lỗi</text:p>
            <text:p>hoặc xử lý không cho phép nhập dấu âm</text:p>
          </table:table-cell>
          <table:table-cell table:style-name="ce128" table:number-columns-repeated="12"/>
          <table:table-cell table:style-name="ce140"/>
          <table:table-cell table:style-name="ce32"/>
          <table:table-cell table:style-name="ce1" table:number-columns-repeated="10"/>
          <table:table-cell table:number-columns-repeated="992"/>
        </table:table-row>
        <table:table-row table:style-name="ro5">
          <table:table-cell table:style-name="ce56" table:formula="of:=IF(AND([.H53]=&quot;&quot;;[.H53]=&quot;&quot;);&quot;&quot;;[.$H$3]&amp;&quot;_&quot;&amp;ROW()-11-COUNTBLANK([.$H$12:.H53]))" office:value-type="string" office:string-value="CommonTC_G_36">
            <text:p>CommonTC_G_36</text:p>
          </table:table-cell>
          <table:table-cell table:style-name="ce32" office:value-type="string">
            <text:p>Kiểm tra số chữ số trước và sau dấu phẩy vượt quá maxlength (tùy từng chức năng cho phép bao nhiêu)</text:p>
          </table:table-cell>
          <table:table-cell table:style-name="ce70" office:value-type="string">
            <text:p>DOA</text:p>
          </table:table-cell>
          <table:table-cell table:style-name="ce70" table:number-columns-repeated="3"/>
          <table:table-cell table:style-name="ce17" office:value-type="string">
            <text:p>1. Nhập dữ liệu có số chữ số trước, sau dấu phẩy vượt quá max cho phép</text:p>
            <text:p>2. Các thông tin khác được nhập hợp lệ</text:p>
            <text:p/>
          </table:table-cell>
          <table:table-cell table:style-name="ce17" office:value-type="string">
            <office:annotation draw:style-name="gr10" draw:text-style-name="P1" svg:width="1.7547in" svg:height="1.5252in" svg:x="16.0559in" svg:y="29.1311in" draw:caption-point-x="-0.1898in" draw:caption-point-y="-0.7961in">
              <dc:creator>Thuy Vu</dc:creator>
              <dc:date>2018-03-26T00:00:00</dc:date>
              <text:p text:style-name="P1">Tranglt1:</text:p>
              <text:p text:style-name="P1">Cần mô tả KQMM đúng theo chương trình cụ thể.</text:p>
            </office:annotation>
            <text:p>1. Thông báo lỗi</text:p>
            <text:p>2. Set focus vào trường lỗi</text:p>
            <text:p>Hoặc: Xử lý giới hạn số chữ số được phép nhập</text:p>
          </table:table-cell>
          <table:table-cell table:style-name="ce128" table:number-columns-repeated="12"/>
          <table:table-cell table:style-name="ce140"/>
          <table:table-cell table:style-name="ce32"/>
          <table:table-cell table:style-name="ce1" table:number-columns-repeated="10"/>
          <table:table-cell table:number-columns-repeated="992"/>
        </table:table-row>
        <table:table-row table:style-name="ro7">
          <table:table-cell table:style-name="ce56" table:formula="of:=IF(AND([.H54]=&quot;&quot;;[.H54]=&quot;&quot;);&quot;&quot;;[.$H$3]&amp;&quot;_&quot;&amp;ROW()-11-COUNTBLANK([.$H$12:.H54]))" office:value-type="string" office:string-value="CommonTC_G_37">
            <text:p>CommonTC_G_37</text:p>
          </table:table-cell>
          <table:table-cell table:style-name="ce32" office:value-type="string">
            <text:p>Kiểm tra chức năng làm tròn( tùy từng chức năng quy định như nào)</text:p>
          </table:table-cell>
          <table:table-cell table:style-name="ce70" office:value-type="string">
            <text:p>DOA</text:p>
          </table:table-cell>
          <table:table-cell table:style-name="ce70" table:number-columns-repeated="3"/>
          <table:table-cell table:style-name="ce17" office:value-type="string">
            <text:p>1. Nhập dữ liệu là số thập phân có số chữ số sau dấu phẩy lớn hơn số chữ số hiển thị <text:s/>phần thập phân</text:p>
            <text:p>2. Các thông tin khác được nhập hợp lệ</text:p>
            <text:p/>
          </table:table-cell>
          <table:table-cell table:style-name="ce17" office:value-type="string">
            <office:annotation draw:style-name="gr11" draw:text-style-name="P1" svg:width="1.7547in" svg:height="2.0543in" svg:x="16.0559in" svg:y="30.0134in" draw:caption-point-x="-0.1898in" draw:caption-point-y="-0.9728in">
              <dc:creator>Thuy Vu</dc:creator>
              <dc:date>2018-03-26T00:00:00</dc:date>
              <text:p text:style-name="P1">Tranglt1:</text:p>
              <text:p text:style-name="P1">Cần mô tả KQMM rõ ràng theo chương trình cụ thể.</text:p>
            </office:annotation>
            <text:p>1. Thực hiện làm tròn (lên, xuống) dữ liệu theo quy định của dự án</text:p>
          </table:table-cell>
          <table:table-cell table:style-name="ce128" table:number-columns-repeated="12"/>
          <table:table-cell table:style-name="ce140"/>
          <table:table-cell table:style-name="ce32"/>
          <table:table-cell table:style-name="ce1" table:number-columns-repeated="10"/>
          <table:table-cell table:number-columns-repeated="992"/>
        </table:table-row>
        <table:table-row table:style-name="ro5">
          <table:table-cell table:style-name="ce56" table:formula="of:=IF(AND([.H55]=&quot;&quot;;[.H55]=&quot;&quot;);&quot;&quot;;[.$H$3]&amp;&quot;_&quot;&amp;ROW()-11-COUNTBLANK([.$H$12:.H55]))" office:value-type="string" office:string-value="CommonTC_G_38">
            <text:p>CommonTC_G_38</text:p>
          </table:table-cell>
          <table:table-cell table:style-name="ce32" office:value-type="string">
            <text:p>Nhập dữ liệu <text:s/>là số có chữ số 0 đầu tiên(tùy từng chức năng có cho phép hoặc không)</text:p>
          </table:table-cell>
          <table:table-cell table:style-name="ce70" office:value-type="string">
            <text:p>BUG</text:p>
          </table:table-cell>
          <table:table-cell table:style-name="ce70" office:value-type="float" office:value="2">
            <text:p>2</text:p>
          </table:table-cell>
          <table:table-cell table:style-name="ce90" office:value-type="percentage" office:value="1">
            <text:p>100%</text:p>
          </table:table-cell>
          <table:table-cell table:style-name="ce70"/>
          <table:table-cell table:style-name="ce17" office:value-type="string">
            <text:p>1. Nhập dữ liệu là số có chữ số 0 đầu tiên</text:p>
            <text:p>2. Các thông tin khác được nhập hợp lệ</text:p>
            <text:p/>
          </table:table-cell>
          <table:table-cell table:style-name="ce17" office:value-type="string">
            <office:annotation draw:style-name="gr10" draw:text-style-name="P1" svg:width="1.7547in" svg:height="1.5252in" svg:x="16.0559in" svg:y="30.7189in" draw:caption-point-x="-0.1898in" draw:caption-point-y="-0.7961in">
              <dc:creator>Thuy Vu</dc:creator>
              <dc:date>2018-03-26T00:00:00</dc:date>
              <text:p text:style-name="P1">Tranglt1:</text:p>
              <text:p text:style-name="P1">Cần mô tả KQMM đúng theo chương trình cụ thể.</text:p>
            </office:annotation>
            <text:p>Nếu trường số có thể có số 0 ở đầu(ví dụ số điện thoại):</text:p>
            <text:p>- Thực hiện thành công</text:p>
            <text:p>Nếu trường số không cho số 0 ở đầu:</text:p>
            <text:p>- Tự động cắt các số 0 đầu tiên</text:p>
          </table:table-cell>
          <table:table-cell table:style-name="ce128" table:number-columns-repeated="12"/>
          <table:table-cell table:style-name="ce140"/>
          <table:table-cell table:style-name="ce32"/>
          <table:table-cell table:style-name="ce1" table:number-columns-repeated="10"/>
          <table:table-cell table:number-columns-repeated="992"/>
        </table:table-row>
        <table:table-row table:style-name="ro21">
          <table:table-cell table:style-name="ce56" table:formula="of:=IF(AND([.H56]=&quot;&quot;;[.H56]=&quot;&quot;);&quot;&quot;;[.$H$3]&amp;&quot;_&quot;&amp;ROW()-11-COUNTBLANK([.$H$12:.H56]))" office:value-type="string" office:string-value="CommonTC_G_39">
            <text:p>CommonTC_G_39</text:p>
          </table:table-cell>
          <table:table-cell table:style-name="ce32" office:value-type="string">
            <text:p>Kiểm tra chức năng Trim space</text:p>
          </table:table-cell>
          <table:table-cell table:style-name="ce70" office:value-type="string">
            <text:p>BUG</text:p>
          </table:table-cell>
          <table:table-cell table:style-name="ce70" office:value-type="float" office:value="2">
            <text:p>2</text:p>
          </table:table-cell>
          <table:table-cell table:style-name="ce90" office:value-type="percentage" office:value="1">
            <text:p>100%</text:p>
          </table:table-cell>
          <table:table-cell table:style-name="ce70"/>
          <table:table-cell table:style-name="ce17" office:value-type="string">
            <text:p>1. Nhập dữ liệu và thêm space vào đầu và cuối( hoặc thực hiện copy paste một số có chứa space ở đầu, cuối)</text:p>
            <text:p>2. Các thông tin khác được nhập hợp lệ</text:p>
            <text:p/>
          </table:table-cell>
          <table:table-cell table:style-name="ce17" office:value-type="string">
            <office:annotation draw:style-name="gr12" draw:text-style-name="P1" svg:width="1.7547in" svg:height="0.6846in" svg:x="16.0559in" svg:y="32.1303in" draw:caption-point-x="-0.1898in" draw:caption-point-y="-1.502in">
              <dc:creator>Thuy Vu</dc:creator>
              <dc:date>2018-03-26T00:00:00</dc:date>
              <text:p text:style-name="P1">Tranglt1:</text:p>
              <text:p text:style-name="P1">Cần mô tả KQMM đúng theo chương trình cụ thể.</text:p>
            </office:annotation>
            <text:p>Nếu trường số cho phép nhập space:</text:p>
            <text:p>1. Thực hiện thành công</text:p>
            <text:p>2. Thực hiện trim space ở đầu và cuối trường dữ liệu</text:p>
            <text:p>Nếu trường số không cho phép nhập space:</text:p>
            <text:p>1. Thông báo lỗi</text:p>
            <text:p>2. Set focus vào trường lỗi</text:p>
            <text:p>Hoặc xử lý: Giới hạn không cho phép nhập khoảng trắng</text:p>
            <text:p/>
          </table:table-cell>
          <table:table-cell table:style-name="ce128" table:number-columns-repeated="12"/>
          <table:table-cell table:style-name="ce140"/>
          <table:table-cell table:style-name="ce32"/>
          <table:table-cell table:style-name="ce1" table:number-columns-repeated="10"/>
          <table:table-cell table:number-columns-repeated="992"/>
        </table:table-row>
        <table:table-row table:style-name="ro2">
          <table:table-cell table:style-name="ce56" table:formula="of:=IF(AND([.H57]=&quot;&quot;;[.H57]=&quot;&quot;);&quot;&quot;;[.$H$3]&amp;&quot;_&quot;&amp;ROW()-11-COUNTBLANK([.$H$12:.H57]))">
            <text:p/>
          </table:table-cell>
          <table:table-cell table:style-name="ce58" office:value-type="string" table:number-columns-spanned="6" table:number-rows-spanned="1">
            <text:p>Kiểm tra text - email</text:p>
          </table:table-cell>
          <table:covered-table-cell table:number-columns-repeated="4" table:style-name="ce21"/>
          <table:covered-table-cell table:style-name="ce43"/>
          <table:table-cell table:style-name="ce51"/>
          <table:table-cell table:style-name="ce125" table:number-columns-repeated="13"/>
          <table:table-cell table:style-name="ce51"/>
          <table:table-cell table:style-name="ce154" table:number-columns-repeated="10"/>
          <table:table-cell table:number-columns-repeated="992"/>
        </table:table-row>
        <table:table-row table:style-name="ro15">
          <table:table-cell table:style-name="ce56" table:formula="of:=IF(AND([.H58]=&quot;&quot;;[.H58]=&quot;&quot;);&quot;&quot;;[.$H$3]&amp;&quot;_&quot;&amp;ROW()-11-COUNTBLANK([.$H$12:.H58]))" office:value-type="string" office:string-value="CommonTC_G_40">
            <text:p>CommonTC_G_40</text:p>
          </table:table-cell>
          <table:table-cell table:style-name="ce17" office:value-type="string">
            <text:p>Kiểm tra khi trường email là bắt buộc nhập</text:p>
          </table:table-cell>
          <table:table-cell table:style-name="ce27" office:value-type="string">
            <text:p>DTT</text:p>
          </table:table-cell>
          <table:table-cell table:style-name="ce27" office:value-type="float" office:value="2">
            <text:p>2</text:p>
          </table:table-cell>
          <table:table-cell table:style-name="ce89" office:value-type="percentage" office:value="1">
            <text:p>100%</text:p>
          </table:table-cell>
          <table:table-cell table:style-name="ce27"/>
          <table:table-cell table:style-name="ce17" office:value-type="string">
            <text:p><text:s/>Không nhập dữ liệu <text:s/>hoặc nhập toàn các space</text:p>
            <text:p/>
            <text:p/>
          </table:table-cell>
          <table:table-cell table:style-name="ce17" office:value-type="string">
            <text:p>1. Hiển thị thông báo trường email là bắt buộc.</text:p>
            <text:p>2. Set focus vào trường lỗi.</text:p>
          </table:table-cell>
          <table:table-cell table:style-name="ce124" table:content-validation-name="val2" table:number-columns-repeated="12"/>
          <table:table-cell table:style-name="ce140"/>
          <table:table-cell table:style-name="ce32"/>
          <table:table-cell table:style-name="ce154" table:number-columns-repeated="10"/>
          <table:table-cell table:number-columns-repeated="992"/>
        </table:table-row>
        <table:table-row table:style-name="ro15">
          <table:table-cell table:style-name="ce56" table:formula="of:=IF(AND([.H59]=&quot;&quot;;[.H59]=&quot;&quot;);&quot;&quot;;[.$H$3]&amp;&quot;_&quot;&amp;ROW()-11-COUNTBLANK([.$H$12:.H59]))" office:value-type="string" office:string-value="CommonTC_G_41">
            <text:p>CommonTC_G_41</text:p>
          </table:table-cell>
          <table:table-cell table:style-name="ce17" office:value-type="string">
            <text:p>Kiểm tra khi trường email là duy nhất</text:p>
          </table:table-cell>
          <table:table-cell table:style-name="ce27" office:value-type="string">
            <text:p>DTT</text:p>
          </table:table-cell>
          <table:table-cell table:style-name="ce27" office:value-type="float" office:value="2">
            <text:p>2</text:p>
          </table:table-cell>
          <table:table-cell table:style-name="ce89" office:value-type="percentage" office:value="1">
            <text:p>100%</text:p>
          </table:table-cell>
          <table:table-cell table:style-name="ce27"/>
          <table:table-cell table:style-name="ce17" office:value-type="string">
            <text:p>Nhập vào trường email dữ liệu đã tồn tại </text:p>
            <text:p/>
            <text:p/>
          </table:table-cell>
          <table:table-cell table:style-name="ce17" office:value-type="string">
            <text:p>1. Hiển thị thông báo trường email là duy nhất.</text:p>
            <text:p>2. Set focus vào trường lỗi.</text:p>
          </table:table-cell>
          <table:table-cell table:style-name="ce124" table:content-validation-name="val2" table:number-columns-repeated="12"/>
          <table:table-cell table:style-name="ce140"/>
          <table:table-cell table:style-name="ce32"/>
          <table:table-cell table:style-name="ce154" table:number-columns-repeated="10"/>
          <table:table-cell table:number-columns-repeated="992"/>
        </table:table-row>
        <table:table-row table:style-name="ro15">
          <table:table-cell table:style-name="ce56" table:formula="of:=IF(AND([.H60]=&quot;&quot;;[.H60]=&quot;&quot;);&quot;&quot;;[.$H$3]&amp;&quot;_&quot;&amp;ROW()-11-COUNTBLANK([.$H$12:.H60]))" office:value-type="string" office:string-value="CommonTC_G_42">
            <text:p>CommonTC_G_42</text:p>
          </table:table-cell>
          <table:table-cell table:style-name="ce17" office:value-type="string">
            <text:p>Nhập vượt quá độ dài cho phép của trường dữ liệu trong CSDL</text:p>
          </table:table-cell>
          <table:table-cell table:style-name="ce27" office:value-type="string">
            <text:p>DTT</text:p>
          </table:table-cell>
          <table:table-cell table:style-name="ce27" office:value-type="float" office:value="2">
            <text:p>2</text:p>
          </table:table-cell>
          <table:table-cell table:style-name="ce89" office:value-type="percentage" office:value="1">
            <text:p>100%</text:p>
          </table:table-cell>
          <table:table-cell table:style-name="ce27"/>
          <table:table-cell table:style-name="ce17" office:value-type="string">
            <text:p>Nhập hơn 100 (giả định maxlength của trường email = 100) ký tự vào trường email</text:p>
          </table:table-cell>
          <table:table-cell table:style-name="ce17" office:value-type="string">
            <text:p>1. Hiển thị thông báo lỗi bạn đã nhập vượt quá độ dài ký tự cho phép</text:p>
            <text:p>2. Set focus vào trường lỗi.</text:p>
          </table:table-cell>
          <table:table-cell table:style-name="ce124" table:content-validation-name="val2" table:number-columns-repeated="12"/>
          <table:table-cell table:style-name="ce140"/>
          <table:table-cell table:style-name="ce32"/>
          <table:table-cell table:style-name="ce154" table:number-columns-repeated="10"/>
          <table:table-cell table:number-columns-repeated="992"/>
        </table:table-row>
        <table:table-row table:style-name="ro22">
          <table:table-cell table:style-name="ce56" table:formula="of:=IF(AND([.H61]=&quot;&quot;;[.H61]=&quot;&quot;);&quot;&quot;;[.$H$3]&amp;&quot;_&quot;&amp;ROW()-11-COUNTBLANK([.$H$12:.H61]))" office:value-type="string" office:string-value="CommonTC_G_43">
            <text:p>CommonTC_G_43</text:p>
          </table:table-cell>
          <table:table-cell table:style-name="ce17" office:value-type="string">
            <text:p>Kiểm tra xử lý bỏ dấu cách đầu và cuối email trước khi lưu vào database</text:p>
          </table:table-cell>
          <table:table-cell table:style-name="ce27" office:value-type="string">
            <text:p>DTT</text:p>
          </table:table-cell>
          <table:table-cell table:style-name="ce27" office:value-type="float" office:value="2">
            <text:p>2</text:p>
          </table:table-cell>
          <table:table-cell table:style-name="ce89" office:value-type="percentage" office:value="0.7">
            <text:p>70%</text:p>
          </table:table-cell>
          <table:table-cell table:style-name="ce27"/>
          <table:table-cell table:style-name="ce17" office:value-type="string">
            <text:p>Nhập vào textbox giá trị email hợp lệ và thêm dấu trắng vào đầu và cuối</text:p>
          </table:table-cell>
          <table:table-cell table:style-name="ce17" office:value-type="string">
            <text:p>1. Ghi lại thành công</text:p>
            <text:p>2. Dấu cách ở đầu và cuối được bỏ trước khi lưu vào database</text:p>
          </table:table-cell>
          <table:table-cell table:style-name="ce124" table:content-validation-name="val2" table:number-columns-repeated="12"/>
          <table:table-cell table:style-name="ce140"/>
          <table:table-cell table:style-name="ce32"/>
          <table:table-cell table:style-name="ce154" table:number-columns-repeated="10"/>
          <table:table-cell table:number-columns-repeated="992"/>
        </table:table-row>
        <table:table-row table:style-name="ro23">
          <table:table-cell table:style-name="ce56" table:formula="of:=IF(AND([.H62]=&quot;&quot;;[.H62]=&quot;&quot;);&quot;&quot;;[.$H$3]&amp;&quot;_&quot;&amp;ROW()-11-COUNTBLANK([.$H$12:.H62]))" office:value-type="string" office:string-value="CommonTC_G_44">
            <text:p>CommonTC_G_44</text:p>
          </table:table-cell>
          <table:table-cell table:style-name="ce17" office:value-type="string">
            <text:p>Kiểm tra định dạng email</text:p>
          </table:table-cell>
          <table:table-cell table:style-name="ce27" office:value-type="string">
            <text:p>DTT</text:p>
          </table:table-cell>
          <table:table-cell table:style-name="ce27" office:value-type="float" office:value="2">
            <text:p>2</text:p>
          </table:table-cell>
          <table:table-cell table:style-name="ce89" office:value-type="percentage" office:value="1">
            <text:p>100%</text:p>
          </table:table-cell>
          <table:table-cell table:style-name="ce27"/>
          <table:table-cell table:style-name="ce17" office:value-type="string">
            <text:p>1. Nhập vào textbox lần lượt các giá trị khác với định dạng</text:p>
            <text:p>- abc@xyz.xxx</text:p>
          </table:table-cell>
          <table:table-cell table:style-name="ce17" office:value-type="string">
            <text:p>1. Thông báo địa chỉ email không hợp lệ</text:p>
            <text:p>2. Set focus vào trường lỗi</text:p>
          </table:table-cell>
          <table:table-cell table:style-name="ce124" table:content-validation-name="val2" table:number-columns-repeated="12"/>
          <table:table-cell table:style-name="ce140"/>
          <table:table-cell table:style-name="ce32"/>
          <table:table-cell table:style-name="ce154" table:number-columns-repeated="10"/>
          <table:table-cell table:number-columns-repeated="992"/>
        </table:table-row>
        <table:table-row table:style-name="ro24">
          <table:table-cell table:style-name="ce56" table:formula="of:=IF(AND([.H63]=&quot;&quot;;[.H63]=&quot;&quot;);&quot;&quot;;[.$H$3]&amp;&quot;_&quot;&amp;ROW()-11-COUNTBLANK([.$H$12:.H63]))" office:value-type="string" office:string-value="CommonTC_G_45">
            <text:p>CommonTC_G_45</text:p>
          </table:table-cell>
          <table:table-cell table:style-name="ce17" office:value-type="string">
            <text:p>Kiểm tra khi địa chỉ email hợp lệ</text:p>
          </table:table-cell>
          <table:table-cell table:style-name="ce27" office:value-type="string">
            <text:p>3T</text:p>
          </table:table-cell>
          <table:table-cell table:style-name="ce27" table:number-columns-repeated="3"/>
          <table:table-cell table:style-name="ce17" office:value-type="string">
            <text:p>1. Nhập địa chỉ email hợp lệ:</text:p>
            <text:p>abc@viettel.com.vn</text:p>
            <text:p>abc.cd@yahoo.com</text:p>
            <text:p>abc-cd@yahoo.com</text:p>
          </table:table-cell>
          <table:table-cell table:style-name="ce17" office:value-type="string">
            <text:p>1. Ghi lại thành công.</text:p>
          </table:table-cell>
          <table:table-cell table:style-name="ce124" table:content-validation-name="val2" table:number-columns-repeated="12"/>
          <table:table-cell table:style-name="ce140"/>
          <table:table-cell table:style-name="ce32"/>
          <table:table-cell table:style-name="ce154" table:number-columns-repeated="10"/>
          <table:table-cell table:number-columns-repeated="992"/>
        </table:table-row>
        <table:table-row table:style-name="ro2">
          <table:table-cell table:style-name="ce56" table:formula="of:=IF(AND([.H64]=&quot;&quot;;[.H64]=&quot;&quot;);&quot;&quot;;[.$H$3]&amp;&quot;_&quot;&amp;ROW()-11-COUNTBLANK([.$H$12:.H64]))">
            <text:p/>
          </table:table-cell>
          <table:table-cell table:style-name="ce58" office:value-type="string" table:number-columns-spanned="6" table:number-rows-spanned="1">
            <text:p>Text Area</text:p>
          </table:table-cell>
          <table:covered-table-cell table:number-columns-repeated="4" table:style-name="ce21"/>
          <table:covered-table-cell table:style-name="ce43"/>
          <table:table-cell table:style-name="ce51"/>
          <table:table-cell table:style-name="ce129" table:content-validation-name="val2" table:number-columns-repeated="12"/>
          <table:table-cell table:style-name="ce125"/>
          <table:table-cell table:style-name="ce51"/>
          <table:table-cell table:style-name="ce154" table:number-columns-repeated="10"/>
          <table:table-cell table:number-columns-repeated="992"/>
        </table:table-row>
        <table:table-row table:style-name="ro6">
          <table:table-cell table:style-name="ce56" table:formula="of:=IF(AND([.H65]=&quot;&quot;;[.H65]=&quot;&quot;);&quot;&quot;;[.$H$3]&amp;&quot;_&quot;&amp;ROW()-11-COUNTBLANK([.$H$12:.H65]))" office:value-type="string" office:string-value="CommonTC_G_46">
            <text:p>CommonTC_G_46</text:p>
          </table:table-cell>
          <table:table-cell table:style-name="ce62" office:value-type="string">
            <text:p>Kiểm tra giá trị mặc định</text:p>
          </table:table-cell>
          <table:table-cell table:style-name="ce77" office:value-type="string">
            <text:p>FOX</text:p>
          </table:table-cell>
          <table:table-cell table:style-name="ce77" table:number-columns-repeated="3"/>
          <table:table-cell table:style-name="ce16" office:value-type="string">
            <text:p>1. Kiểm tra giá trị mặc định</text:p>
            <text:p/>
          </table:table-cell>
          <table:table-cell table:style-name="ce106" office:value-type="string">
            <text:p>Giá trị mặc định là rỗng</text:p>
          </table:table-cell>
          <table:table-cell table:number-columns-repeated="12" table:style-name="ce127" table:content-validation-name="val2"/>
          <table:table-cell table:style-name="ce142" table:formula="of:=IF(OR(IF([.K65]=&quot;&quot;;IF([.J65]=&quot;&quot;;IF([.I65]=&quot;&quot;;&quot;&quot;;[.I65]);[.J65]);[.K65])=&quot;F&quot;;IF([.N65]=&quot;&quot;;IF([.M65]=&quot;&quot;;IF([.L65]=&quot;&quot;;&quot;&quot;;[.L65]);[.M65]);[.N65])=&quot;F&quot;;IF([.Q65]=&quot;&quot;;IF([.P65]=&quot;&quot;;IF([.O65]=&quot;&quot;;&quot;&quot;;[.O65]);[.P65]);[.Q65])=&quot;F&quot;;IF([.T65]=&quot;&quot;;IF([.S65]=&quot;&quot;;IF([.R65]=&quot;&quot;;&quot;&quot;;[.R65]);[.S65]);[.T65])=&quot;F&quot;)=1;&quot;F&quot;;IF(OR(IF([.K65]=&quot;&quot;;IF([.J65]=&quot;&quot;;IF([.I65]=&quot;&quot;;&quot;&quot;;[.I65]);[.J65]);[.K65])=&quot;PE&quot;;IF([.N65]=&quot;&quot;;IF([.M65]=&quot;&quot;;IF([.L65]=&quot;&quot;;&quot;&quot;;[.L65]);[.M65]);[.N65])=&quot;PE&quot;;IF([.Q65]=&quot;&quot;;IF([.P65]=&quot;&quot;;IF([.O65]=&quot;&quot;;&quot;&quot;;[.O65]);[.P65]);[.Q65])=&quot;PE&quot;;IF([.T65]=&quot;&quot;;IF([.S65]=&quot;&quot;;IF([.R65]=&quot;&quot;;&quot;&quot;;[.R65]);[.S65]);[.T65])=&quot;PE&quot;)=1;&quot;PE&quot;;IF(AND(IF([.K65]=&quot;&quot;;IF([.J65]=&quot;&quot;;IF([.I65]=&quot;&quot;;&quot;&quot;;[.I65]);[.J65]);[.K65])=&quot;&quot;;IF([.N65]=&quot;&quot;;IF([.M65]=&quot;&quot;;IF([.L65]=&quot;&quot;;&quot;&quot;;[.L65]);[.M65]);[.N65])=&quot;&quot;;IF([.Q65]=&quot;&quot;;IF([.P65]=&quot;&quot;;IF([.O65]=&quot;&quot;;&quot;&quot;;[.O65]);[.P65]);[.Q65])=&quot;&quot;;IF([.T65]=&quot;&quot;;IF([.S65]=&quot;&quot;;IF([.R65]=&quot;&quot;;&quot;&quot;;[.R65]);[.S65]);[.T65])=&quot;&quot;)=1;&quot;&quot;;&quot;P&quot;)))">
            <text:p/>
          </table:table-cell>
          <table:table-cell table:style-name="ce150"/>
          <table:table-cell table:style-name="ce157" table:number-columns-repeated="3"/>
          <table:table-cell table:style-name="ce156"/>
          <table:table-cell table:style-name="ce157"/>
          <table:table-cell table:style-name="ce156" table:number-columns-repeated="5"/>
          <table:table-cell table:number-columns-repeated="992"/>
        </table:table-row>
        <table:table-row table:style-name="ro8">
          <table:table-cell table:style-name="ce56" table:formula="of:=IF(AND([.H66]=&quot;&quot;;[.H66]=&quot;&quot;);&quot;&quot;;[.$H$3]&amp;&quot;_&quot;&amp;ROW()-11-COUNTBLANK([.$H$12:.H66]))" office:value-type="string" office:string-value="CommonTC_G_47">
            <text:p>CommonTC_G_47</text:p>
          </table:table-cell>
          <table:table-cell table:style-name="ce16" office:value-type="string">
            <text:p>Kiểm tra dữ liệu là bắt buộc nhập</text:p>
          </table:table-cell>
          <table:table-cell table:style-name="ce26" office:value-type="string">
            <text:p>FOX</text:p>
          </table:table-cell>
          <table:table-cell table:style-name="ce26" table:number-columns-repeated="3"/>
          <table:table-cell table:style-name="ce16" office:value-type="string">
            <text:p>1. Không nhập dữ liệu <text:s/>hoặc nhập toàn các space</text:p>
            <text:p>2. Các thông tin khác được nhập hợp lệ</text:p>
            <text:p/>
          </table:table-cell>
          <table:table-cell table:style-name="ce16" office:value-type="string">
            <text:p>1. Thực hiện thành công</text:p>
          </table:table-cell>
          <table:table-cell table:number-columns-repeated="12" table:style-name="ce127" table:content-validation-name="val2"/>
          <table:table-cell table:style-name="ce142" table:formula="of:=IF(OR(IF([.K66]=&quot;&quot;;IF([.J66]=&quot;&quot;;IF([.I66]=&quot;&quot;;&quot;&quot;;[.I66]);[.J66]);[.K66])=&quot;F&quot;;IF([.N66]=&quot;&quot;;IF([.M66]=&quot;&quot;;IF([.L66]=&quot;&quot;;&quot;&quot;;[.L66]);[.M66]);[.N66])=&quot;F&quot;;IF([.Q66]=&quot;&quot;;IF([.P66]=&quot;&quot;;IF([.O66]=&quot;&quot;;&quot;&quot;;[.O66]);[.P66]);[.Q66])=&quot;F&quot;;IF([.T66]=&quot;&quot;;IF([.S66]=&quot;&quot;;IF([.R66]=&quot;&quot;;&quot;&quot;;[.R66]);[.S66]);[.T66])=&quot;F&quot;)=1;&quot;F&quot;;IF(OR(IF([.K66]=&quot;&quot;;IF([.J66]=&quot;&quot;;IF([.I66]=&quot;&quot;;&quot;&quot;;[.I66]);[.J66]);[.K66])=&quot;PE&quot;;IF([.N66]=&quot;&quot;;IF([.M66]=&quot;&quot;;IF([.L66]=&quot;&quot;;&quot;&quot;;[.L66]);[.M66]);[.N66])=&quot;PE&quot;;IF([.Q66]=&quot;&quot;;IF([.P66]=&quot;&quot;;IF([.O66]=&quot;&quot;;&quot;&quot;;[.O66]);[.P66]);[.Q66])=&quot;PE&quot;;IF([.T66]=&quot;&quot;;IF([.S66]=&quot;&quot;;IF([.R66]=&quot;&quot;;&quot;&quot;;[.R66]);[.S66]);[.T66])=&quot;PE&quot;)=1;&quot;PE&quot;;IF(AND(IF([.K66]=&quot;&quot;;IF([.J66]=&quot;&quot;;IF([.I66]=&quot;&quot;;&quot;&quot;;[.I66]);[.J66]);[.K66])=&quot;&quot;;IF([.N66]=&quot;&quot;;IF([.M66]=&quot;&quot;;IF([.L66]=&quot;&quot;;&quot;&quot;;[.L66]);[.M66]);[.N66])=&quot;&quot;;IF([.Q66]=&quot;&quot;;IF([.P66]=&quot;&quot;;IF([.O66]=&quot;&quot;;&quot;&quot;;[.O66]);[.P66]);[.Q66])=&quot;&quot;;IF([.T66]=&quot;&quot;;IF([.S66]=&quot;&quot;;IF([.R66]=&quot;&quot;;&quot;&quot;;[.R66]);[.S66]);[.T66])=&quot;&quot;)=1;&quot;&quot;;&quot;P&quot;)))">
            <text:p/>
          </table:table-cell>
          <table:table-cell table:style-name="ce150"/>
          <table:table-cell table:style-name="ce157" table:number-columns-repeated="3"/>
          <table:table-cell table:style-name="ce156"/>
          <table:table-cell table:style-name="ce157"/>
          <table:table-cell table:style-name="ce156" table:number-columns-repeated="5"/>
          <table:table-cell table:number-columns-repeated="992"/>
        </table:table-row>
        <table:table-row table:style-name="ro8">
          <table:table-cell table:style-name="ce56" table:formula="of:=IF(AND([.H67]=&quot;&quot;;[.H67]=&quot;&quot;);&quot;&quot;;[.$H$3]&amp;&quot;_&quot;&amp;ROW()-11-COUNTBLANK([.$H$12:.H67]))" office:value-type="string" office:string-value="CommonTC_G_48">
            <text:p>CommonTC_G_48</text:p>
          </table:table-cell>
          <table:table-cell table:style-name="ce16" office:value-type="string">
            <text:p>Kiểm tra dữ liệu không được vượt quá maxlength</text:p>
          </table:table-cell>
          <table:table-cell table:style-name="ce26" office:value-type="string">
            <text:p>FOX</text:p>
          </table:table-cell>
          <table:table-cell table:style-name="ce26" table:number-columns-repeated="3"/>
          <table:table-cell table:style-name="ce16" office:value-type="string">
            <text:p>1. Nhập dữ liệu vượt quá maxlength</text:p>
            <text:p>2. Các thông tin khác được nhập hợp lệ</text:p>
            <text:p/>
          </table:table-cell>
          <table:table-cell table:style-name="ce16" office:value-type="string">
            <text:p>1. Thông báo độ dài dữ liệu vượt quá maxlength là 300 ký tự</text:p>
            <text:p>2. Set focus vào trường lỗi</text:p>
          </table:table-cell>
          <table:table-cell table:number-columns-repeated="12" table:style-name="ce127" table:content-validation-name="val2"/>
          <table:table-cell table:style-name="ce142" table:formula="of:=IF(OR(IF([.K67]=&quot;&quot;;IF([.J67]=&quot;&quot;;IF([.I67]=&quot;&quot;;&quot;&quot;;[.I67]);[.J67]);[.K67])=&quot;F&quot;;IF([.N67]=&quot;&quot;;IF([.M67]=&quot;&quot;;IF([.L67]=&quot;&quot;;&quot;&quot;;[.L67]);[.M67]);[.N67])=&quot;F&quot;;IF([.Q67]=&quot;&quot;;IF([.P67]=&quot;&quot;;IF([.O67]=&quot;&quot;;&quot;&quot;;[.O67]);[.P67]);[.Q67])=&quot;F&quot;;IF([.T67]=&quot;&quot;;IF([.S67]=&quot;&quot;;IF([.R67]=&quot;&quot;;&quot;&quot;;[.R67]);[.S67]);[.T67])=&quot;F&quot;)=1;&quot;F&quot;;IF(OR(IF([.K67]=&quot;&quot;;IF([.J67]=&quot;&quot;;IF([.I67]=&quot;&quot;;&quot;&quot;;[.I67]);[.J67]);[.K67])=&quot;PE&quot;;IF([.N67]=&quot;&quot;;IF([.M67]=&quot;&quot;;IF([.L67]=&quot;&quot;;&quot;&quot;;[.L67]);[.M67]);[.N67])=&quot;PE&quot;;IF([.Q67]=&quot;&quot;;IF([.P67]=&quot;&quot;;IF([.O67]=&quot;&quot;;&quot;&quot;;[.O67]);[.P67]);[.Q67])=&quot;PE&quot;;IF([.T67]=&quot;&quot;;IF([.S67]=&quot;&quot;;IF([.R67]=&quot;&quot;;&quot;&quot;;[.R67]);[.S67]);[.T67])=&quot;PE&quot;)=1;&quot;PE&quot;;IF(AND(IF([.K67]=&quot;&quot;;IF([.J67]=&quot;&quot;;IF([.I67]=&quot;&quot;;&quot;&quot;;[.I67]);[.J67]);[.K67])=&quot;&quot;;IF([.N67]=&quot;&quot;;IF([.M67]=&quot;&quot;;IF([.L67]=&quot;&quot;;&quot;&quot;;[.L67]);[.M67]);[.N67])=&quot;&quot;;IF([.Q67]=&quot;&quot;;IF([.P67]=&quot;&quot;;IF([.O67]=&quot;&quot;;&quot;&quot;;[.O67]);[.P67]);[.Q67])=&quot;&quot;;IF([.T67]=&quot;&quot;;IF([.S67]=&quot;&quot;;IF([.R67]=&quot;&quot;;&quot;&quot;;[.R67]);[.S67]);[.T67])=&quot;&quot;)=1;&quot;&quot;;&quot;P&quot;)))">
            <text:p/>
          </table:table-cell>
          <table:table-cell table:style-name="ce150"/>
          <table:table-cell table:style-name="ce157" table:number-columns-repeated="3"/>
          <table:table-cell table:style-name="ce156"/>
          <table:table-cell table:style-name="ce157"/>
          <table:table-cell table:style-name="ce156" table:number-columns-repeated="5"/>
          <table:table-cell table:number-columns-repeated="992"/>
        </table:table-row>
        <table:table-row table:style-name="ro5">
          <table:table-cell table:style-name="ce56" table:formula="of:=IF(AND([.H68]=&quot;&quot;;[.H68]=&quot;&quot;);&quot;&quot;;[.$H$3]&amp;&quot;_&quot;&amp;ROW()-11-COUNTBLANK([.$H$12:.H68]))" office:value-type="string" office:string-value="CommonTC_G_49">
            <text:p>CommonTC_G_49</text:p>
          </table:table-cell>
          <table:table-cell table:style-name="ce13" office:value-type="string">
            <text:p>Kiểm tra khi nhập dữ liệu là các ký tự đặc biệt, thẻ html</text:p>
          </table:table-cell>
          <table:table-cell table:style-name="ce78" office:value-type="string">
            <text:p>FOX</text:p>
          </table:table-cell>
          <table:table-cell table:style-name="ce78" table:number-columns-repeated="3"/>
          <table:table-cell table:style-name="ce16" office:value-type="string">
            <text:p>1. Nhập X đúng định dạng <text:s/>có chứa ký tự đặc biệt, thẻ html: #@abc&amp;lt,&lt;/table&gt;….</text:p>
            <text:p>2. Các thông tin khác được nhập hợp lệ</text:p>
            <text:p/>
          </table:table-cell>
          <table:table-cell table:style-name="ce16" office:value-type="string">
            <text:p>1. Thực hiện thành công</text:p>
            <text:p>2. Các ký tự đặc biệt, thẻ html không bị mã hóa khi view lên và khi lưu vào database</text:p>
            <text:p/>
          </table:table-cell>
          <table:table-cell table:number-columns-repeated="12" table:style-name="ce127" table:content-validation-name="val2"/>
          <table:table-cell table:style-name="ce142" table:formula="of:=IF(OR(IF([.K68]=&quot;&quot;;IF([.J68]=&quot;&quot;;IF([.I68]=&quot;&quot;;&quot;&quot;;[.I68]);[.J68]);[.K68])=&quot;F&quot;;IF([.N68]=&quot;&quot;;IF([.M68]=&quot;&quot;;IF([.L68]=&quot;&quot;;&quot;&quot;;[.L68]);[.M68]);[.N68])=&quot;F&quot;;IF([.Q68]=&quot;&quot;;IF([.P68]=&quot;&quot;;IF([.O68]=&quot;&quot;;&quot;&quot;;[.O68]);[.P68]);[.Q68])=&quot;F&quot;;IF([.T68]=&quot;&quot;;IF([.S68]=&quot;&quot;;IF([.R68]=&quot;&quot;;&quot;&quot;;[.R68]);[.S68]);[.T68])=&quot;F&quot;)=1;&quot;F&quot;;IF(OR(IF([.K68]=&quot;&quot;;IF([.J68]=&quot;&quot;;IF([.I68]=&quot;&quot;;&quot;&quot;;[.I68]);[.J68]);[.K68])=&quot;PE&quot;;IF([.N68]=&quot;&quot;;IF([.M68]=&quot;&quot;;IF([.L68]=&quot;&quot;;&quot;&quot;;[.L68]);[.M68]);[.N68])=&quot;PE&quot;;IF([.Q68]=&quot;&quot;;IF([.P68]=&quot;&quot;;IF([.O68]=&quot;&quot;;&quot;&quot;;[.O68]);[.P68]);[.Q68])=&quot;PE&quot;;IF([.T68]=&quot;&quot;;IF([.S68]=&quot;&quot;;IF([.R68]=&quot;&quot;;&quot;&quot;;[.R68]);[.S68]);[.T68])=&quot;PE&quot;)=1;&quot;PE&quot;;IF(AND(IF([.K68]=&quot;&quot;;IF([.J68]=&quot;&quot;;IF([.I68]=&quot;&quot;;&quot;&quot;;[.I68]);[.J68]);[.K68])=&quot;&quot;;IF([.N68]=&quot;&quot;;IF([.M68]=&quot;&quot;;IF([.L68]=&quot;&quot;;&quot;&quot;;[.L68]);[.M68]);[.N68])=&quot;&quot;;IF([.Q68]=&quot;&quot;;IF([.P68]=&quot;&quot;;IF([.O68]=&quot;&quot;;&quot;&quot;;[.O68]);[.P68]);[.Q68])=&quot;&quot;;IF([.T68]=&quot;&quot;;IF([.S68]=&quot;&quot;;IF([.R68]=&quot;&quot;;&quot;&quot;;[.R68]);[.S68]);[.T68])=&quot;&quot;)=1;&quot;&quot;;&quot;P&quot;)))">
            <text:p/>
          </table:table-cell>
          <table:table-cell table:style-name="ce150"/>
          <table:table-cell table:style-name="ce157" table:number-columns-repeated="3"/>
          <table:table-cell table:style-name="ce156"/>
          <table:table-cell table:style-name="ce157"/>
          <table:table-cell table:style-name="ce156" table:number-columns-repeated="5"/>
          <table:table-cell table:number-columns-repeated="992"/>
        </table:table-row>
        <table:table-row table:style-name="ro5">
          <table:table-cell table:style-name="ce56" table:formula="of:=IF(AND([.H69]=&quot;&quot;;[.H69]=&quot;&quot;);&quot;&quot;;[.$H$3]&amp;&quot;_&quot;&amp;ROW()-11-COUNTBLANK([.$H$12:.H69]))" office:value-type="string" office:string-value="CommonTC_G_50">
            <text:p>CommonTC_G_50</text:p>
          </table:table-cell>
          <table:table-cell table:style-name="ce13" office:value-type="string">
            <text:p>Kiểm tra chức năng Trim space</text:p>
          </table:table-cell>
          <table:table-cell table:style-name="ce78" office:value-type="string">
            <text:p>FOX</text:p>
          </table:table-cell>
          <table:table-cell table:style-name="ce78" table:number-columns-repeated="3"/>
          <table:table-cell table:style-name="ce16" office:value-type="string">
            <text:p>1. Nhập dữ liệu hợp lệ và thêm space vào đầu và cuối </text:p>
            <text:p>2. Các thông tin khác được nhập hợp lệ</text:p>
            <text:p/>
          </table:table-cell>
          <table:table-cell table:style-name="ce16" office:value-type="string">
            <text:p>1. Thực hiện thành công</text:p>
            <text:p>2. Thực hiện trim space ở đầu và cuối trường dữ liệu</text:p>
            <text:p/>
          </table:table-cell>
          <table:table-cell table:number-columns-repeated="12" table:style-name="ce127" table:content-validation-name="val2"/>
          <table:table-cell table:style-name="ce142" table:formula="of:=IF(OR(IF([.K69]=&quot;&quot;;IF([.J69]=&quot;&quot;;IF([.I69]=&quot;&quot;;&quot;&quot;;[.I69]);[.J69]);[.K69])=&quot;F&quot;;IF([.N69]=&quot;&quot;;IF([.M69]=&quot;&quot;;IF([.L69]=&quot;&quot;;&quot;&quot;;[.L69]);[.M69]);[.N69])=&quot;F&quot;;IF([.Q69]=&quot;&quot;;IF([.P69]=&quot;&quot;;IF([.O69]=&quot;&quot;;&quot;&quot;;[.O69]);[.P69]);[.Q69])=&quot;F&quot;;IF([.T69]=&quot;&quot;;IF([.S69]=&quot;&quot;;IF([.R69]=&quot;&quot;;&quot;&quot;;[.R69]);[.S69]);[.T69])=&quot;F&quot;)=1;&quot;F&quot;;IF(OR(IF([.K69]=&quot;&quot;;IF([.J69]=&quot;&quot;;IF([.I69]=&quot;&quot;;&quot;&quot;;[.I69]);[.J69]);[.K69])=&quot;PE&quot;;IF([.N69]=&quot;&quot;;IF([.M69]=&quot;&quot;;IF([.L69]=&quot;&quot;;&quot;&quot;;[.L69]);[.M69]);[.N69])=&quot;PE&quot;;IF([.Q69]=&quot;&quot;;IF([.P69]=&quot;&quot;;IF([.O69]=&quot;&quot;;&quot;&quot;;[.O69]);[.P69]);[.Q69])=&quot;PE&quot;;IF([.T69]=&quot;&quot;;IF([.S69]=&quot;&quot;;IF([.R69]=&quot;&quot;;&quot;&quot;;[.R69]);[.S69]);[.T69])=&quot;PE&quot;)=1;&quot;PE&quot;;IF(AND(IF([.K69]=&quot;&quot;;IF([.J69]=&quot;&quot;;IF([.I69]=&quot;&quot;;&quot;&quot;;[.I69]);[.J69]);[.K69])=&quot;&quot;;IF([.N69]=&quot;&quot;;IF([.M69]=&quot;&quot;;IF([.L69]=&quot;&quot;;&quot;&quot;;[.L69]);[.M69]);[.N69])=&quot;&quot;;IF([.Q69]=&quot;&quot;;IF([.P69]=&quot;&quot;;IF([.O69]=&quot;&quot;;&quot;&quot;;[.O69]);[.P69]);[.Q69])=&quot;&quot;;IF([.T69]=&quot;&quot;;IF([.S69]=&quot;&quot;;IF([.R69]=&quot;&quot;;&quot;&quot;;[.R69]);[.S69]);[.T69])=&quot;&quot;)=1;&quot;&quot;;&quot;P&quot;)))">
            <text:p/>
          </table:table-cell>
          <table:table-cell table:style-name="ce150"/>
          <table:table-cell table:style-name="ce157" table:number-columns-repeated="3"/>
          <table:table-cell table:style-name="ce156"/>
          <table:table-cell table:style-name="ce157"/>
          <table:table-cell table:style-name="ce156" table:number-columns-repeated="5"/>
          <table:table-cell table:number-columns-repeated="992"/>
        </table:table-row>
        <table:table-row table:style-name="ro5">
          <table:table-cell table:style-name="ce56" table:formula="of:=IF(AND([.H70]=&quot;&quot;;[.H70]=&quot;&quot;);&quot;&quot;;[.$H$3]&amp;&quot;_&quot;&amp;ROW()-11-COUNTBLANK([.$H$12:.H70]))" office:value-type="string" office:string-value="CommonTC_G_51">
            <text:p>CommonTC_G_51</text:p>
          </table:table-cell>
          <table:table-cell table:style-name="ce16" office:value-type="string">
            <text:p>Kiểm tra thực hiện thành công khi dữ liệu là chữ tiếng Việt có dấu</text:p>
          </table:table-cell>
          <table:table-cell table:style-name="ce26" office:value-type="string">
            <text:p>GGWP</text:p>
          </table:table-cell>
          <table:table-cell table:style-name="ce26" office:value-type="float" office:value="10">
            <text:p>10</text:p>
          </table:table-cell>
          <table:table-cell table:style-name="ce93" office:value-type="percentage" office:value="1">
            <text:p>100%</text:p>
          </table:table-cell>
          <table:table-cell table:style-name="ce26"/>
          <table:table-cell table:style-name="ce16" office:value-type="string">
            <text:p>1. Nhập dữ liệu là chữ tiếng việt có dấu</text:p>
            <text:p>2. Các thông tin khác được nhập hợp lệ</text:p>
            <text:p/>
          </table:table-cell>
          <table:table-cell table:style-name="ce16" office:value-type="string">
            <text:p>1. Thực hiện thành công</text:p>
            <text:p>2. Dữ liệu của trường dữ liệu được view lên bình thường, không bị lỗi font</text:p>
            <text:p/>
          </table:table-cell>
          <table:table-cell table:number-columns-repeated="12" table:style-name="ce126" table:content-validation-name="val2"/>
          <table:table-cell table:style-name="ce141" table:formula="of:=IF(OR(IF([.K70]=&quot;&quot;;IF([.J70]=&quot;&quot;;IF([.I70]=&quot;&quot;;&quot;&quot;;[.I70]);[.J70]);[.K70])=&quot;F&quot;;IF([.N70]=&quot;&quot;;IF([.M70]=&quot;&quot;;IF([.L70]=&quot;&quot;;&quot;&quot;;[.L70]);[.M70]);[.N70])=&quot;F&quot;;IF([.Q70]=&quot;&quot;;IF([.P70]=&quot;&quot;;IF([.O70]=&quot;&quot;;&quot;&quot;;[.O70]);[.P70]);[.Q70])=&quot;F&quot;;IF([.T70]=&quot;&quot;;IF([.S70]=&quot;&quot;;IF([.R70]=&quot;&quot;;&quot;&quot;;[.R70]);[.S70]);[.T70])=&quot;F&quot;)=1;&quot;F&quot;;IF(OR(IF([.K70]=&quot;&quot;;IF([.J70]=&quot;&quot;;IF([.I70]=&quot;&quot;;&quot;&quot;;[.I70]);[.J70]);[.K70])=&quot;PE&quot;;IF([.N70]=&quot;&quot;;IF([.M70]=&quot;&quot;;IF([.L70]=&quot;&quot;;&quot;&quot;;[.L70]);[.M70]);[.N70])=&quot;PE&quot;;IF([.Q70]=&quot;&quot;;IF([.P70]=&quot;&quot;;IF([.O70]=&quot;&quot;;&quot;&quot;;[.O70]);[.P70]);[.Q70])=&quot;PE&quot;;IF([.T70]=&quot;&quot;;IF([.S70]=&quot;&quot;;IF([.R70]=&quot;&quot;;&quot;&quot;;[.R70]);[.S70]);[.T70])=&quot;PE&quot;)=1;&quot;PE&quot;;IF(AND(IF([.K70]=&quot;&quot;;IF([.J70]=&quot;&quot;;IF([.I70]=&quot;&quot;;&quot;&quot;;[.I70]);[.J70]);[.K70])=&quot;&quot;;IF([.N70]=&quot;&quot;;IF([.M70]=&quot;&quot;;IF([.L70]=&quot;&quot;;&quot;&quot;;[.L70]);[.M70]);[.N70])=&quot;&quot;;IF([.Q70]=&quot;&quot;;IF([.P70]=&quot;&quot;;IF([.O70]=&quot;&quot;;&quot;&quot;;[.O70]);[.P70]);[.Q70])=&quot;&quot;;IF([.T70]=&quot;&quot;;IF([.S70]=&quot;&quot;;IF([.R70]=&quot;&quot;;&quot;&quot;;[.R70]);[.S70]);[.T70])=&quot;&quot;)=1;&quot;&quot;;&quot;P&quot;)))">
            <text:p/>
          </table:table-cell>
          <table:table-cell table:style-name="ce151"/>
          <table:table-cell table:style-name="ce158" table:number-columns-repeated="3"/>
          <table:table-cell table:style-name="ce155"/>
          <table:table-cell table:style-name="ce158"/>
          <table:table-cell table:style-name="ce155" table:number-columns-repeated="5"/>
          <table:table-cell table:number-columns-repeated="992"/>
        </table:table-row>
        <table:table-row table:style-name="ro8">
          <table:table-cell table:style-name="ce56" table:formula="of:=IF(AND([.H71]=&quot;&quot;;[.H71]=&quot;&quot;);&quot;&quot;;[.$H$3]&amp;&quot;_&quot;&amp;ROW()-11-COUNTBLANK([.$H$12:.H71]))" office:value-type="string" office:string-value="CommonTC_G_52">
            <text:p>CommonTC_G_52</text:p>
          </table:table-cell>
          <table:table-cell table:style-name="ce16" office:value-type="string">
            <text:p>Kiểm tra khi nhập nhiều dòng trên area box</text:p>
          </table:table-cell>
          <table:table-cell table:style-name="ce26" office:value-type="string">
            <text:p>GGWP</text:p>
          </table:table-cell>
          <table:table-cell table:style-name="ce26" office:value-type="float" office:value="10">
            <text:p>10</text:p>
          </table:table-cell>
          <table:table-cell table:style-name="ce93" office:value-type="percentage" office:value="1">
            <text:p>100%</text:p>
          </table:table-cell>
          <table:table-cell table:style-name="ce26"/>
          <table:table-cell table:style-name="ce16" office:value-type="string">
            <text:p>1. Nhập dữ liệu trên nhiều dòng</text:p>
            <text:p>2. Các thông tin khác được nhập hợp lệ</text:p>
            <text:p/>
          </table:table-cell>
          <table:table-cell table:style-name="ce16" office:value-type="string">
            <text:p>1. Thực hiện thành công</text:p>
            <text:p>2. Dữ liệu được hiển thị trên nhiều dòng như khi nhập</text:p>
            <text:p/>
          </table:table-cell>
          <table:table-cell table:number-columns-repeated="12" table:style-name="ce127" table:content-validation-name="val2"/>
          <table:table-cell table:style-name="ce142" table:formula="of:=IF(OR(IF([.K71]=&quot;&quot;;IF([.J71]=&quot;&quot;;IF([.I71]=&quot;&quot;;&quot;&quot;;[.I71]);[.J71]);[.K71])=&quot;F&quot;;IF([.N71]=&quot;&quot;;IF([.M71]=&quot;&quot;;IF([.L71]=&quot;&quot;;&quot;&quot;;[.L71]);[.M71]);[.N71])=&quot;F&quot;;IF([.Q71]=&quot;&quot;;IF([.P71]=&quot;&quot;;IF([.O71]=&quot;&quot;;&quot;&quot;;[.O71]);[.P71]);[.Q71])=&quot;F&quot;;IF([.T71]=&quot;&quot;;IF([.S71]=&quot;&quot;;IF([.R71]=&quot;&quot;;&quot;&quot;;[.R71]);[.S71]);[.T71])=&quot;F&quot;)=1;&quot;F&quot;;IF(OR(IF([.K71]=&quot;&quot;;IF([.J71]=&quot;&quot;;IF([.I71]=&quot;&quot;;&quot;&quot;;[.I71]);[.J71]);[.K71])=&quot;PE&quot;;IF([.N71]=&quot;&quot;;IF([.M71]=&quot;&quot;;IF([.L71]=&quot;&quot;;&quot;&quot;;[.L71]);[.M71]);[.N71])=&quot;PE&quot;;IF([.Q71]=&quot;&quot;;IF([.P71]=&quot;&quot;;IF([.O71]=&quot;&quot;;&quot;&quot;;[.O71]);[.P71]);[.Q71])=&quot;PE&quot;;IF([.T71]=&quot;&quot;;IF([.S71]=&quot;&quot;;IF([.R71]=&quot;&quot;;&quot;&quot;;[.R71]);[.S71]);[.T71])=&quot;PE&quot;)=1;&quot;PE&quot;;IF(AND(IF([.K71]=&quot;&quot;;IF([.J71]=&quot;&quot;;IF([.I71]=&quot;&quot;;&quot;&quot;;[.I71]);[.J71]);[.K71])=&quot;&quot;;IF([.N71]=&quot;&quot;;IF([.M71]=&quot;&quot;;IF([.L71]=&quot;&quot;;&quot;&quot;;[.L71]);[.M71]);[.N71])=&quot;&quot;;IF([.Q71]=&quot;&quot;;IF([.P71]=&quot;&quot;;IF([.O71]=&quot;&quot;;&quot;&quot;;[.O71]);[.P71]);[.Q71])=&quot;&quot;;IF([.T71]=&quot;&quot;;IF([.S71]=&quot;&quot;;IF([.R71]=&quot;&quot;;&quot;&quot;;[.R71]);[.S71]);[.T71])=&quot;&quot;)=1;&quot;&quot;;&quot;P&quot;)))">
            <text:p/>
          </table:table-cell>
          <table:table-cell table:style-name="ce150"/>
          <table:table-cell table:style-name="ce157" table:number-columns-repeated="3"/>
          <table:table-cell table:style-name="ce156"/>
          <table:table-cell table:style-name="ce157"/>
          <table:table-cell table:style-name="ce156" table:number-columns-repeated="5"/>
          <table:table-cell table:number-columns-repeated="992"/>
        </table:table-row>
        <table:table-row table:style-name="ro2">
          <table:table-cell table:style-name="ce56" table:formula="of:=IF(AND([.H72]=&quot;&quot;;[.H72]=&quot;&quot;);&quot;&quot;;[.$H$3]&amp;&quot;_&quot;&amp;ROW()-11-COUNTBLANK([.$H$12:.H72]))">
            <text:p/>
          </table:table-cell>
          <table:table-cell table:style-name="ce58" office:value-type="string" table:number-columns-spanned="6" table:number-rows-spanned="1">
            <text:p>Kiểm tra combo - box</text:p>
          </table:table-cell>
          <table:covered-table-cell table:number-columns-repeated="4" table:style-name="ce21"/>
          <table:covered-table-cell table:style-name="ce43"/>
          <table:table-cell table:style-name="ce51"/>
          <table:table-cell table:style-name="ce125" table:number-columns-repeated="13"/>
          <table:table-cell table:style-name="ce51"/>
          <table:table-cell table:style-name="ce154" table:number-columns-repeated="10"/>
          <table:table-cell table:number-columns-repeated="992"/>
        </table:table-row>
        <table:table-row table:style-name="ro6">
          <table:table-cell table:style-name="ce56" table:formula="of:=IF(AND([.H73]=&quot;&quot;;[.H73]=&quot;&quot;);&quot;&quot;;[.$H$3]&amp;&quot;_&quot;&amp;ROW()-11-COUNTBLANK([.$H$12:.H73]))" office:value-type="string" office:string-value="CommonTC_G_53">
            <text:p>CommonTC_G_53</text:p>
          </table:table-cell>
          <table:table-cell table:style-name="ce62" office:value-type="string">
            <text:p>Kiểm tra giá trị mặc định</text:p>
          </table:table-cell>
          <table:table-cell table:style-name="ce79" office:value-type="string">
            <text:p>GGWP</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Trên màn hình Tìm kiếm</text:p>
            <text:p>2. Kiểm tra giá trị của trường này</text:p>
          </table:table-cell>
          <table:table-cell table:style-name="ce50" office:value-type="string">
            <text:p>Gía trị mặc định là ""</text:p>
          </table:table-cell>
          <table:table-cell table:number-columns-repeated="12" table:style-name="ce127" table:content-validation-name="val2"/>
          <table:table-cell table:style-name="ce142" table:formula="of:=IF(OR(IF([.K73]=&quot;&quot;;IF([.J73]=&quot;&quot;;IF([.I73]=&quot;&quot;;&quot;&quot;;[.I73]);[.J73]);[.K73])=&quot;F&quot;;IF([.N73]=&quot;&quot;;IF([.M73]=&quot;&quot;;IF([.L73]=&quot;&quot;;&quot;&quot;;[.L73]);[.M73]);[.N73])=&quot;F&quot;;IF([.Q73]=&quot;&quot;;IF([.P73]=&quot;&quot;;IF([.O73]=&quot;&quot;;&quot;&quot;;[.O73]);[.P73]);[.Q73])=&quot;F&quot;;IF([.T73]=&quot;&quot;;IF([.S73]=&quot;&quot;;IF([.R73]=&quot;&quot;;&quot;&quot;;[.R73]);[.S73]);[.T73])=&quot;F&quot;)=1;&quot;F&quot;;IF(OR(IF([.K73]=&quot;&quot;;IF([.J73]=&quot;&quot;;IF([.I73]=&quot;&quot;;&quot;&quot;;[.I73]);[.J73]);[.K73])=&quot;PE&quot;;IF([.N73]=&quot;&quot;;IF([.M73]=&quot;&quot;;IF([.L73]=&quot;&quot;;&quot;&quot;;[.L73]);[.M73]);[.N73])=&quot;PE&quot;;IF([.Q73]=&quot;&quot;;IF([.P73]=&quot;&quot;;IF([.O73]=&quot;&quot;;&quot;&quot;;[.O73]);[.P73]);[.Q73])=&quot;PE&quot;;IF([.T73]=&quot;&quot;;IF([.S73]=&quot;&quot;;IF([.R73]=&quot;&quot;;&quot;&quot;;[.R73]);[.S73]);[.T73])=&quot;PE&quot;)=1;&quot;PE&quot;;IF(AND(IF([.K73]=&quot;&quot;;IF([.J73]=&quot;&quot;;IF([.I73]=&quot;&quot;;&quot;&quot;;[.I73]);[.J73]);[.K73])=&quot;&quot;;IF([.N73]=&quot;&quot;;IF([.M73]=&quot;&quot;;IF([.L73]=&quot;&quot;;&quot;&quot;;[.L73]);[.M73]);[.N73])=&quot;&quot;;IF([.Q73]=&quot;&quot;;IF([.P73]=&quot;&quot;;IF([.O73]=&quot;&quot;;&quot;&quot;;[.O73]);[.P73]);[.Q73])=&quot;&quot;;IF([.T73]=&quot;&quot;;IF([.S73]=&quot;&quot;;IF([.R73]=&quot;&quot;;&quot;&quot;;[.R73]);[.S73]);[.T73])=&quot;&quot;)=1;&quot;&quot;;&quot;P&quot;)))">
            <text:p/>
          </table:table-cell>
          <table:table-cell table:style-name="ce149"/>
          <table:table-cell table:style-name="ce156" table:number-columns-repeated="10"/>
          <table:table-cell table:number-columns-repeated="992"/>
        </table:table-row>
        <table:table-row table:style-name="ro6">
          <table:table-cell table:style-name="ce56" table:formula="of:=IF(AND([.H74]=&quot;&quot;;[.H74]=&quot;&quot;);&quot;&quot;;[.$H$3]&amp;&quot;_&quot;&amp;ROW()-11-COUNTBLANK([.$H$12:.H74]))" office:value-type="string" office:string-value="CommonTC_G_54">
            <text:p>CommonTC_G_54</text:p>
          </table:table-cell>
          <table:table-cell table:style-name="ce62" office:value-type="string">
            <text:p>Kiểm tra số lượng và sắp xếp các giá trị trong combo</text:p>
          </table:table-cell>
          <table:table-cell table:style-name="ce79" office:value-type="string">
            <text:p>GGWP</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Trên màn hình Tìm kiếm</text:p>
            <text:p>2. Kiểm tra giá trị của trường này</text:p>
          </table:table-cell>
          <table:table-cell table:style-name="ce50" office:value-type="string">
            <text:p>Giá trị trong combo được sắp xếp theo thứ tự alphabet </text:p>
          </table:table-cell>
          <table:table-cell table:number-columns-repeated="12" table:style-name="ce127" table:content-validation-name="val2"/>
          <table:table-cell table:style-name="ce142" table:formula="of:=IF(OR(IF([.K74]=&quot;&quot;;IF([.J74]=&quot;&quot;;IF([.I74]=&quot;&quot;;&quot;&quot;;[.I74]);[.J74]);[.K74])=&quot;F&quot;;IF([.N74]=&quot;&quot;;IF([.M74]=&quot;&quot;;IF([.L74]=&quot;&quot;;&quot;&quot;;[.L74]);[.M74]);[.N74])=&quot;F&quot;;IF([.Q74]=&quot;&quot;;IF([.P74]=&quot;&quot;;IF([.O74]=&quot;&quot;;&quot;&quot;;[.O74]);[.P74]);[.Q74])=&quot;F&quot;;IF([.T74]=&quot;&quot;;IF([.S74]=&quot;&quot;;IF([.R74]=&quot;&quot;;&quot;&quot;;[.R74]);[.S74]);[.T74])=&quot;F&quot;)=1;&quot;F&quot;;IF(OR(IF([.K74]=&quot;&quot;;IF([.J74]=&quot;&quot;;IF([.I74]=&quot;&quot;;&quot;&quot;;[.I74]);[.J74]);[.K74])=&quot;PE&quot;;IF([.N74]=&quot;&quot;;IF([.M74]=&quot;&quot;;IF([.L74]=&quot;&quot;;&quot;&quot;;[.L74]);[.M74]);[.N74])=&quot;PE&quot;;IF([.Q74]=&quot;&quot;;IF([.P74]=&quot;&quot;;IF([.O74]=&quot;&quot;;&quot;&quot;;[.O74]);[.P74]);[.Q74])=&quot;PE&quot;;IF([.T74]=&quot;&quot;;IF([.S74]=&quot;&quot;;IF([.R74]=&quot;&quot;;&quot;&quot;;[.R74]);[.S74]);[.T74])=&quot;PE&quot;)=1;&quot;PE&quot;;IF(AND(IF([.K74]=&quot;&quot;;IF([.J74]=&quot;&quot;;IF([.I74]=&quot;&quot;;&quot;&quot;;[.I74]);[.J74]);[.K74])=&quot;&quot;;IF([.N74]=&quot;&quot;;IF([.M74]=&quot;&quot;;IF([.L74]=&quot;&quot;;&quot;&quot;;[.L74]);[.M74]);[.N74])=&quot;&quot;;IF([.Q74]=&quot;&quot;;IF([.P74]=&quot;&quot;;IF([.O74]=&quot;&quot;;&quot;&quot;;[.O74]);[.P74]);[.Q74])=&quot;&quot;;IF([.T74]=&quot;&quot;;IF([.S74]=&quot;&quot;;IF([.R74]=&quot;&quot;;&quot;&quot;;[.R74]);[.S74]);[.T74])=&quot;&quot;)=1;&quot;&quot;;&quot;P&quot;)))">
            <text:p/>
          </table:table-cell>
          <table:table-cell table:style-name="ce149"/>
          <table:table-cell table:style-name="ce156" table:number-columns-repeated="10"/>
          <table:table-cell table:number-columns-repeated="992"/>
        </table:table-row>
        <table:table-row table:style-name="ro8">
          <table:table-cell table:style-name="ce56" table:formula="of:=IF(AND([.H75]=&quot;&quot;;[.H75]=&quot;&quot;);&quot;&quot;;[.$H$3]&amp;&quot;_&quot;&amp;ROW()-11-COUNTBLANK([.$H$12:.H75]))" office:value-type="string" office:string-value="CommonTC_G_55">
            <text:p>CommonTC_G_55</text:p>
          </table:table-cell>
          <table:table-cell table:style-name="ce62" office:value-type="string">
            <text:p>Kiểm tra căn lề</text:p>
            <text:p/>
          </table:table-cell>
          <table:table-cell table:style-name="ce79" office:value-type="string">
            <text:p>GGWP</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Trên màn hìnhTìm kiếm</text:p>
            <text:p>2. Kích vào combo box để kiểm tra căn lề của các giá trị trong combo </text:p>
          </table:table-cell>
          <table:table-cell table:style-name="ce50" office:value-type="string">
            <text:p>Các giá trị trong combo box được căn lề trái.</text:p>
          </table:table-cell>
          <table:table-cell table:number-columns-repeated="12" table:style-name="ce127" table:content-validation-name="val2"/>
          <table:table-cell table:style-name="ce142" table:formula="of:=IF(OR(IF([.K75]=&quot;&quot;;IF([.J75]=&quot;&quot;;IF([.I75]=&quot;&quot;;&quot;&quot;;[.I75]);[.J75]);[.K75])=&quot;F&quot;;IF([.N75]=&quot;&quot;;IF([.M75]=&quot;&quot;;IF([.L75]=&quot;&quot;;&quot;&quot;;[.L75]);[.M75]);[.N75])=&quot;F&quot;;IF([.Q75]=&quot;&quot;;IF([.P75]=&quot;&quot;;IF([.O75]=&quot;&quot;;&quot;&quot;;[.O75]);[.P75]);[.Q75])=&quot;F&quot;;IF([.T75]=&quot;&quot;;IF([.S75]=&quot;&quot;;IF([.R75]=&quot;&quot;;&quot;&quot;;[.R75]);[.S75]);[.T75])=&quot;F&quot;)=1;&quot;F&quot;;IF(OR(IF([.K75]=&quot;&quot;;IF([.J75]=&quot;&quot;;IF([.I75]=&quot;&quot;;&quot;&quot;;[.I75]);[.J75]);[.K75])=&quot;PE&quot;;IF([.N75]=&quot;&quot;;IF([.M75]=&quot;&quot;;IF([.L75]=&quot;&quot;;&quot;&quot;;[.L75]);[.M75]);[.N75])=&quot;PE&quot;;IF([.Q75]=&quot;&quot;;IF([.P75]=&quot;&quot;;IF([.O75]=&quot;&quot;;&quot;&quot;;[.O75]);[.P75]);[.Q75])=&quot;PE&quot;;IF([.T75]=&quot;&quot;;IF([.S75]=&quot;&quot;;IF([.R75]=&quot;&quot;;&quot;&quot;;[.R75]);[.S75]);[.T75])=&quot;PE&quot;)=1;&quot;PE&quot;;IF(AND(IF([.K75]=&quot;&quot;;IF([.J75]=&quot;&quot;;IF([.I75]=&quot;&quot;;&quot;&quot;;[.I75]);[.J75]);[.K75])=&quot;&quot;;IF([.N75]=&quot;&quot;;IF([.M75]=&quot;&quot;;IF([.L75]=&quot;&quot;;&quot;&quot;;[.L75]);[.M75]);[.N75])=&quot;&quot;;IF([.Q75]=&quot;&quot;;IF([.P75]=&quot;&quot;;IF([.O75]=&quot;&quot;;&quot;&quot;;[.O75]);[.P75]);[.Q75])=&quot;&quot;;IF([.T75]=&quot;&quot;;IF([.S75]=&quot;&quot;;IF([.R75]=&quot;&quot;;&quot;&quot;;[.R75]);[.S75]);[.T75])=&quot;&quot;)=1;&quot;&quot;;&quot;P&quot;)))">
            <text:p/>
          </table:table-cell>
          <table:table-cell table:style-name="ce149"/>
          <table:table-cell table:style-name="ce156" table:number-columns-repeated="10"/>
          <table:table-cell table:number-columns-repeated="992"/>
        </table:table-row>
        <table:table-row table:style-name="ro2">
          <table:table-cell table:style-name="ce56" table:formula="of:=IF(AND([.H76]=&quot;&quot;;[.H76]=&quot;&quot;);&quot;&quot;;[.$H$3]&amp;&quot;_&quot;&amp;ROW()-11-COUNTBLANK([.$H$12:.H76]))">
            <text:p/>
          </table:table-cell>
          <table:table-cell table:style-name="ce58" office:value-type="string" table:number-columns-spanned="21" table:number-rows-spanned="1">
            <text:p>Check box</text:p>
          </table:table-cell>
          <table:covered-table-cell table:number-columns-repeated="6" table:style-name="ce21"/>
          <table:covered-table-cell table:number-columns-repeated="13" table:style-name="ce123"/>
          <table:covered-table-cell table:style-name="ce43"/>
          <table:table-cell table:style-name="ce1" table:number-columns-repeated="10"/>
          <table:table-cell table:number-columns-repeated="992"/>
        </table:table-row>
        <table:table-row table:style-name="ro5">
          <table:table-cell table:style-name="ce56" table:formula="of:=IF(AND([.H77]=&quot;&quot;;[.H77]=&quot;&quot;);&quot;&quot;;[.$H$3]&amp;&quot;_&quot;&amp;ROW()-11-COUNTBLANK([.$H$12:.H77]))" office:value-type="string" office:string-value="CommonTC_G_56">
            <text:p>CommonTC_G_56</text:p>
          </table:table-cell>
          <table:table-cell table:style-name="ce17" office:value-type="string">
            <text:p>Kiểm tra giá trị mặc định của check box</text:p>
          </table:table-cell>
          <table:table-cell table:style-name="ce27" office:value-type="string">
            <text:p>HAH</text:p>
          </table:table-cell>
          <table:table-cell table:style-name="ce27" table:number-columns-repeated="3"/>
          <table:table-cell table:style-name="ce17" office:value-type="string">
            <text:p>Kiểm tra giá trị mặc định của checkbox.</text:p>
          </table:table-cell>
          <table:table-cell table:style-name="ce17" office:value-type="string">
            <text:p>Check box có thể ở 1 trong 2 trạng thái mặc định sau:</text:p>
            <text:p>Mặc định check: Tích chọn vào Alert (nhắc nhở trên màn hình làm việc), <text:s/>Email; SMS ko check</text:p>
            <text:p/>
          </table:table-cell>
          <table:table-cell table:number-columns-repeated="12" table:style-name="ce124" table:content-validation-name="val2"/>
          <table:table-cell table:style-name="ce140" table:formula="of:=IF(OR(IF([.K77]=&quot;&quot;;IF([.J77]=&quot;&quot;;IF([.I77]=&quot;&quot;;&quot;&quot;;[.I77]);[.J77]);[.K77])=&quot;F&quot;;IF([.N77]=&quot;&quot;;IF([.M77]=&quot;&quot;;IF([.L77]=&quot;&quot;;&quot;&quot;;[.L77]);[.M77]);[.N77])=&quot;F&quot;;IF([.Q77]=&quot;&quot;;IF([.P77]=&quot;&quot;;IF([.O77]=&quot;&quot;;&quot;&quot;;[.O77]);[.P77]);[.Q77])=&quot;F&quot;;IF([.T77]=&quot;&quot;;IF([.S77]=&quot;&quot;;IF([.R77]=&quot;&quot;;&quot;&quot;;[.R77]);[.S77]);[.T77])=&quot;F&quot;)=1;&quot;F&quot;;IF(OR(IF([.K77]=&quot;&quot;;IF([.J77]=&quot;&quot;;IF([.I77]=&quot;&quot;;&quot;&quot;;[.I77]);[.J77]);[.K77])=&quot;PE&quot;;IF([.N77]=&quot;&quot;;IF([.M77]=&quot;&quot;;IF([.L77]=&quot;&quot;;&quot;&quot;;[.L77]);[.M77]);[.N77])=&quot;PE&quot;;IF([.Q77]=&quot;&quot;;IF([.P77]=&quot;&quot;;IF([.O77]=&quot;&quot;;&quot;&quot;;[.O77]);[.P77]);[.Q77])=&quot;PE&quot;;IF([.T77]=&quot;&quot;;IF([.S77]=&quot;&quot;;IF([.R77]=&quot;&quot;;&quot;&quot;;[.R77]);[.S77]);[.T77])=&quot;PE&quot;)=1;&quot;PE&quot;;IF(AND(IF([.K77]=&quot;&quot;;IF([.J77]=&quot;&quot;;IF([.I77]=&quot;&quot;;&quot;&quot;;[.I77]);[.J77]);[.K77])=&quot;&quot;;IF([.N77]=&quot;&quot;;IF([.M77]=&quot;&quot;;IF([.L77]=&quot;&quot;;&quot;&quot;;[.L77]);[.M77]);[.N77])=&quot;&quot;;IF([.Q77]=&quot;&quot;;IF([.P77]=&quot;&quot;;IF([.O77]=&quot;&quot;;&quot;&quot;;[.O77]);[.P77]);[.Q77])=&quot;&quot;;IF([.T77]=&quot;&quot;;IF([.S77]=&quot;&quot;;IF([.R77]=&quot;&quot;;&quot;&quot;;[.R77]);[.S77]);[.T77])=&quot;&quot;)=1;&quot;&quot;;&quot;P&quot;)))">
            <text:p/>
          </table:table-cell>
          <table:table-cell table:style-name="ce32"/>
          <table:table-cell table:style-name="ce1" table:number-columns-repeated="10"/>
          <table:table-cell table:number-columns-repeated="992"/>
        </table:table-row>
        <table:table-row table:style-name="ro8">
          <table:table-cell table:style-name="ce56" table:formula="of:=IF(AND([.H78]=&quot;&quot;;[.H78]=&quot;&quot;);&quot;&quot;;[.$H$3]&amp;&quot;_&quot;&amp;ROW()-11-COUNTBLANK([.$H$12:.H78]))" office:value-type="string" office:string-value="CommonTC_G_57">
            <text:p>CommonTC_G_57</text:p>
          </table:table-cell>
          <table:table-cell table:style-name="ce32" office:value-type="string">
            <text:p>Kiểm tra việc kích chọn, bỏ kích chọn trên các checkbox</text:p>
            <text:p/>
          </table:table-cell>
          <table:table-cell table:style-name="ce70" office:value-type="string">
            <text:p>HAH</text:p>
          </table:table-cell>
          <table:table-cell table:style-name="ce70" table:number-columns-repeated="3"/>
          <table:table-cell table:style-name="ce32" office:value-type="string">
            <text:p/>
            <text:p>1. Tích chọn, <text:s/>bỏ chọn trên các checkbox</text:p>
          </table:table-cell>
          <table:table-cell table:style-name="ce32" office:value-type="string">
            <text:p>Checkbox ở trạng thái Chọn/Bỏ chọn.</text:p>
          </table:table-cell>
          <table:table-cell table:number-columns-repeated="12" table:style-name="ce124" table:content-validation-name="val2"/>
          <table:table-cell table:style-name="ce140" table:formula="of:=IF(OR(IF([.K78]=&quot;&quot;;IF([.J78]=&quot;&quot;;IF([.I78]=&quot;&quot;;&quot;&quot;;[.I78]);[.J78]);[.K78])=&quot;F&quot;;IF([.N78]=&quot;&quot;;IF([.M78]=&quot;&quot;;IF([.L78]=&quot;&quot;;&quot;&quot;;[.L78]);[.M78]);[.N78])=&quot;F&quot;;IF([.Q78]=&quot;&quot;;IF([.P78]=&quot;&quot;;IF([.O78]=&quot;&quot;;&quot;&quot;;[.O78]);[.P78]);[.Q78])=&quot;F&quot;;IF([.T78]=&quot;&quot;;IF([.S78]=&quot;&quot;;IF([.R78]=&quot;&quot;;&quot;&quot;;[.R78]);[.S78]);[.T78])=&quot;F&quot;)=1;&quot;F&quot;;IF(OR(IF([.K78]=&quot;&quot;;IF([.J78]=&quot;&quot;;IF([.I78]=&quot;&quot;;&quot;&quot;;[.I78]);[.J78]);[.K78])=&quot;PE&quot;;IF([.N78]=&quot;&quot;;IF([.M78]=&quot;&quot;;IF([.L78]=&quot;&quot;;&quot;&quot;;[.L78]);[.M78]);[.N78])=&quot;PE&quot;;IF([.Q78]=&quot;&quot;;IF([.P78]=&quot;&quot;;IF([.O78]=&quot;&quot;;&quot;&quot;;[.O78]);[.P78]);[.Q78])=&quot;PE&quot;;IF([.T78]=&quot;&quot;;IF([.S78]=&quot;&quot;;IF([.R78]=&quot;&quot;;&quot;&quot;;[.R78]);[.S78]);[.T78])=&quot;PE&quot;)=1;&quot;PE&quot;;IF(AND(IF([.K78]=&quot;&quot;;IF([.J78]=&quot;&quot;;IF([.I78]=&quot;&quot;;&quot;&quot;;[.I78]);[.J78]);[.K78])=&quot;&quot;;IF([.N78]=&quot;&quot;;IF([.M78]=&quot;&quot;;IF([.L78]=&quot;&quot;;&quot;&quot;;[.L78]);[.M78]);[.N78])=&quot;&quot;;IF([.Q78]=&quot;&quot;;IF([.P78]=&quot;&quot;;IF([.O78]=&quot;&quot;;&quot;&quot;;[.O78]);[.P78]);[.Q78])=&quot;&quot;;IF([.T78]=&quot;&quot;;IF([.S78]=&quot;&quot;;IF([.R78]=&quot;&quot;;&quot;&quot;;[.R78]);[.S78]);[.T78])=&quot;&quot;)=1;&quot;&quot;;&quot;P&quot;)))">
            <text:p/>
          </table:table-cell>
          <table:table-cell table:style-name="ce32"/>
          <table:table-cell table:style-name="ce1" table:number-columns-repeated="10"/>
          <table:table-cell table:number-columns-repeated="992"/>
        </table:table-row>
        <table:table-row table:style-name="ro5">
          <table:table-cell table:style-name="ce56" table:formula="of:=IF(AND([.H79]=&quot;&quot;;[.H79]=&quot;&quot;);&quot;&quot;;[.$H$3]&amp;&quot;_&quot;&amp;ROW()-11-COUNTBLANK([.$H$12:.H79]))" office:value-type="string" office:string-value="CommonTC_G_58">
            <text:p>CommonTC_G_58</text:p>
          </table:table-cell>
          <table:table-cell table:style-name="ce32" office:value-type="string">
            <text:p>Kiểm tra việc kích chọn all check</text:p>
          </table:table-cell>
          <table:table-cell table:style-name="ce70" office:value-type="string">
            <text:p>HAH</text:p>
          </table:table-cell>
          <table:table-cell table:style-name="ce70" table:number-columns-repeated="3"/>
          <table:table-cell table:style-name="ce32" office:value-type="string">
            <text:p>1. Tích chọn, bỏ chọn Check All</text:p>
          </table:table-cell>
          <table:table-cell table:style-name="ce32" office:value-type="string">
            <text:p>Tích chọn all: Các check box khác trong danh sách đều được tích chọn.</text:p>
            <text:p>Bỏ chọn all: Các checkbox khác trong danh sách đều được bỏ chọn</text:p>
          </table:table-cell>
          <table:table-cell table:style-name="ce124" table:content-validation-name="val2" table:number-columns-repeated="12"/>
          <table:table-cell table:style-name="ce140"/>
          <table:table-cell table:style-name="ce32"/>
          <table:table-cell table:style-name="ce1" table:number-columns-repeated="10"/>
          <table:table-cell table:number-columns-repeated="992"/>
        </table:table-row>
        <table:table-row table:style-name="ro8">
          <table:table-cell table:style-name="ce56" table:formula="of:=IF(AND([.H80]=&quot;&quot;;[.H80]=&quot;&quot;);&quot;&quot;;[.$H$3]&amp;&quot;_&quot;&amp;ROW()-11-COUNTBLANK([.$H$12:.H80]))" office:value-type="string" office:string-value="CommonTC_G_59">
            <text:p>CommonTC_G_59</text:p>
          </table:table-cell>
          <table:table-cell table:style-name="ce32" office:value-type="string">
            <text:p>Kiểm tra việc bỏ chọn 1 checkbox trong danh sách khi đang chọn check all</text:p>
          </table:table-cell>
          <table:table-cell table:style-name="ce70" office:value-type="string">
            <text:p>HAH</text:p>
          </table:table-cell>
          <table:table-cell table:style-name="ce70" table:number-columns-repeated="3"/>
          <table:table-cell table:style-name="ce32" office:value-type="string">
            <text:p>1. Bỏ chọn 1 check box</text:p>
          </table:table-cell>
          <table:table-cell table:style-name="ce32" office:value-type="string">
            <text:p>Checkbox checkall cũng được bỏ chọn</text:p>
          </table:table-cell>
          <table:table-cell table:style-name="ce124" table:content-validation-name="val2" table:number-columns-repeated="12"/>
          <table:table-cell table:style-name="ce140"/>
          <table:table-cell table:style-name="ce32"/>
          <table:table-cell table:style-name="ce1" table:number-columns-repeated="10"/>
          <table:table-cell table:number-columns-repeated="992"/>
        </table:table-row>
        <table:table-row table:style-name="ro5">
          <table:table-cell table:style-name="ce56" table:formula="of:=IF(AND([.H81]=&quot;&quot;;[.H81]=&quot;&quot;);&quot;&quot;;[.$H$3]&amp;&quot;_&quot;&amp;ROW()-11-COUNTBLANK([.$H$12:.H81]))" office:value-type="string" office:string-value="CommonTC_G_60">
            <text:p>CommonTC_G_60</text:p>
          </table:table-cell>
          <table:table-cell table:style-name="ce32" office:value-type="string">
            <text:p>Kiểm tra việc kích chọn/bỏ chọn checkbox để bật ra 1 đối tượng khác</text:p>
            <text:p/>
          </table:table-cell>
          <table:table-cell table:style-name="ce70" office:value-type="string">
            <text:p>HAH</text:p>
          </table:table-cell>
          <table:table-cell table:style-name="ce70" table:number-columns-repeated="3"/>
          <table:table-cell table:style-name="ce60" office:value-type="string">
            <text:p>1. Open màn hình có checkbox mà có chức năng bật ra 1 đối tượng khác</text:p>
            <text:p>2. Kích chọn, bỏ chọn checkbox</text:p>
          </table:table-cell>
          <table:table-cell table:style-name="ce32" office:value-type="string">
            <office:annotation draw:style-name="gr13" draw:text-style-name="P1" svg:width="1.7547in" svg:height="1.0122in" svg:x="16.0559in" svg:y="45.4657in" draw:caption-point-x="-0.1898in" draw:caption-point-y="-0.7961in">
              <dc:creator>Thuy Vu</dc:creator>
              <dc:date>2018-03-26T00:00:00</dc:date>
              <text:p text:style-name="P1">lethutrang:</text:p>
              <text:p text:style-name="P1">Case này để tham khảo, với 1 chương trình cụ thể thì cần mô tả rõ ràng hơn. Chuyển vào phần điều kiện đảm bảo.</text:p>
            </office:annotation>
            <text:p>Kích chọn: bật ra một đối tượng khác thành công</text:p>
            <text:p>Bỏ chọn: làm mất đối tượng đã bật ra trước đó khỏi màn hình</text:p>
          </table:table-cell>
          <table:table-cell table:style-name="ce124" table:content-validation-name="val2" table:number-columns-repeated="12"/>
          <table:table-cell table:style-name="ce140"/>
          <table:table-cell table:style-name="ce32"/>
          <table:table-cell table:style-name="ce1" table:number-columns-repeated="10"/>
          <table:table-cell table:number-columns-repeated="992"/>
        </table:table-row>
        <table:table-row table:style-name="ro2">
          <table:table-cell table:style-name="ce56" table:formula="of:=IF(AND([.H82]=&quot;&quot;;[.H82]=&quot;&quot;);&quot;&quot;;[.$H$3]&amp;&quot;_&quot;&amp;ROW()-11-COUNTBLANK([.$H$12:.H82]))">
            <text:p/>
          </table:table-cell>
          <table:table-cell table:style-name="ce58" office:value-type="string" table:number-columns-spanned="21" table:number-rows-spanned="1">
            <text:p>Multibox</text:p>
          </table:table-cell>
          <table:covered-table-cell table:number-columns-repeated="6" table:style-name="ce21"/>
          <table:covered-table-cell table:number-columns-repeated="13" table:style-name="ce123"/>
          <table:covered-table-cell table:style-name="ce43"/>
          <table:table-cell table:style-name="ce1" table:number-columns-repeated="10"/>
          <table:table-cell table:number-columns-repeated="992"/>
        </table:table-row>
        <table:table-row table:style-name="ro6">
          <table:table-cell table:style-name="ce56" table:formula="of:=IF(AND([.H83]=&quot;&quot;;[.H83]=&quot;&quot;);&quot;&quot;;[.$H$3]&amp;&quot;_&quot;&amp;ROW()-11-COUNTBLANK([.$H$12:.H83]))" office:value-type="string" office:string-value="CommonTC_G_61">
            <text:p>CommonTC_G_61</text:p>
          </table:table-cell>
          <table:table-cell table:style-name="ce62" office:value-type="string">
            <text:p>Kiểm tra giá trị bắt buộc</text:p>
          </table:table-cell>
          <table:table-cell table:style-name="ce79" office:value-type="string">
            <text:p>Hello</text:p>
          </table:table-cell>
          <table:table-cell table:style-name="ce79" office:value-type="float" office:value="0">
            <text:p>0</text:p>
          </table:table-cell>
          <table:table-cell table:style-name="ce94"/>
          <table:table-cell table:style-name="ce79"/>
          <table:table-cell table:style-name="ce50" office:value-type="string">
            <text:p>1.Không chọn giá trị nào, các trường khác hợp lệ</text:p>
            <text:p>2. Ấn thêm mới</text:p>
          </table:table-cell>
          <table:table-cell table:style-name="ce50" office:value-type="string">
            <text:p>Hệ thống thông báo lỗi: " Dữ liệu chưa được chọn"</text:p>
          </table:table-cell>
          <table:table-cell table:number-columns-repeated="12" table:style-name="ce127" table:content-validation-name="val2"/>
          <table:table-cell table:style-name="ce142" table:formula="of:=IF(OR(IF([.K83]=&quot;&quot;;IF([.J83]=&quot;&quot;;IF([.I83]=&quot;&quot;;&quot;&quot;;[.I83]);[.J83]);[.K83])=&quot;F&quot;;IF([.N83]=&quot;&quot;;IF([.M83]=&quot;&quot;;IF([.L83]=&quot;&quot;;&quot;&quot;;[.L83]);[.M83]);[.N83])=&quot;F&quot;;IF([.Q83]=&quot;&quot;;IF([.P83]=&quot;&quot;;IF([.O83]=&quot;&quot;;&quot;&quot;;[.O83]);[.P83]);[.Q83])=&quot;F&quot;;IF([.T83]=&quot;&quot;;IF([.S83]=&quot;&quot;;IF([.R83]=&quot;&quot;;&quot;&quot;;[.R83]);[.S83]);[.T83])=&quot;F&quot;)=1;&quot;F&quot;;IF(OR(IF([.K83]=&quot;&quot;;IF([.J83]=&quot;&quot;;IF([.I83]=&quot;&quot;;&quot;&quot;;[.I83]);[.J83]);[.K83])=&quot;PE&quot;;IF([.N83]=&quot;&quot;;IF([.M83]=&quot;&quot;;IF([.L83]=&quot;&quot;;&quot;&quot;;[.L83]);[.M83]);[.N83])=&quot;PE&quot;;IF([.Q83]=&quot;&quot;;IF([.P83]=&quot;&quot;;IF([.O83]=&quot;&quot;;&quot;&quot;;[.O83]);[.P83]);[.Q83])=&quot;PE&quot;;IF([.T83]=&quot;&quot;;IF([.S83]=&quot;&quot;;IF([.R83]=&quot;&quot;;&quot;&quot;;[.R83]);[.S83]);[.T83])=&quot;PE&quot;)=1;&quot;PE&quot;;IF(AND(IF([.K83]=&quot;&quot;;IF([.J83]=&quot;&quot;;IF([.I83]=&quot;&quot;;&quot;&quot;;[.I83]);[.J83]);[.K83])=&quot;&quot;;IF([.N83]=&quot;&quot;;IF([.M83]=&quot;&quot;;IF([.L83]=&quot;&quot;;&quot;&quot;;[.L83]);[.M83]);[.N83])=&quot;&quot;;IF([.Q83]=&quot;&quot;;IF([.P83]=&quot;&quot;;IF([.O83]=&quot;&quot;;&quot;&quot;;[.O83]);[.P83]);[.Q83])=&quot;&quot;;IF([.T83]=&quot;&quot;;IF([.S83]=&quot;&quot;;IF([.R83]=&quot;&quot;;&quot;&quot;;[.R83]);[.S83]);[.T83])=&quot;&quot;)=1;&quot;&quot;;&quot;P&quot;)))">
            <text:p/>
          </table:table-cell>
          <table:table-cell table:style-name="ce150"/>
          <table:table-cell table:style-name="ce157" table:number-columns-repeated="3"/>
          <table:table-cell table:style-name="ce156"/>
          <table:table-cell table:style-name="ce157"/>
          <table:table-cell table:style-name="ce156" table:number-columns-repeated="5"/>
          <table:table-cell table:number-columns-repeated="992"/>
        </table:table-row>
        <table:table-row table:style-name="ro6">
          <table:table-cell table:style-name="ce56" table:formula="of:=IF(AND([.H84]=&quot;&quot;;[.H84]=&quot;&quot;);&quot;&quot;;[.$H$3]&amp;&quot;_&quot;&amp;ROW()-11-COUNTBLANK([.$H$12:.H84]))" office:value-type="string" office:string-value="CommonTC_G_62">
            <text:p>CommonTC_G_62</text:p>
          </table:table-cell>
          <table:table-cell table:style-name="ce50" office:value-type="string">
            <text:p>Kiểm tra giá trị mặc định</text:p>
          </table:table-cell>
          <table:table-cell table:style-name="ce75" office:value-type="string">
            <text:p>Hello</text:p>
          </table:table-cell>
          <table:table-cell table:style-name="ce75" office:value-type="float" office:value="0">
            <text:p>0</text:p>
          </table:table-cell>
          <table:table-cell table:style-name="ce92"/>
          <table:table-cell table:style-name="ce75"/>
          <table:table-cell table:style-name="ce50" office:value-type="string">
            <text:p>1. Kiểm tra giá trị mặc định</text:p>
          </table:table-cell>
          <table:table-cell table:style-name="ce107" office:value-type="string">
            <text:p>Không giá trị nào được chọn</text:p>
          </table:table-cell>
          <table:table-cell table:number-columns-repeated="12" table:style-name="ce127" table:content-validation-name="val2"/>
          <table:table-cell table:style-name="ce142" table:formula="of:=IF(OR(IF([.K84]=&quot;&quot;;IF([.J84]=&quot;&quot;;IF([.I84]=&quot;&quot;;&quot;&quot;;[.I84]);[.J84]);[.K84])=&quot;F&quot;;IF([.N84]=&quot;&quot;;IF([.M84]=&quot;&quot;;IF([.L84]=&quot;&quot;;&quot;&quot;;[.L84]);[.M84]);[.N84])=&quot;F&quot;;IF([.Q84]=&quot;&quot;;IF([.P84]=&quot;&quot;;IF([.O84]=&quot;&quot;;&quot;&quot;;[.O84]);[.P84]);[.Q84])=&quot;F&quot;;IF([.T84]=&quot;&quot;;IF([.S84]=&quot;&quot;;IF([.R84]=&quot;&quot;;&quot;&quot;;[.R84]);[.S84]);[.T84])=&quot;F&quot;)=1;&quot;F&quot;;IF(OR(IF([.K84]=&quot;&quot;;IF([.J84]=&quot;&quot;;IF([.I84]=&quot;&quot;;&quot;&quot;;[.I84]);[.J84]);[.K84])=&quot;PE&quot;;IF([.N84]=&quot;&quot;;IF([.M84]=&quot;&quot;;IF([.L84]=&quot;&quot;;&quot;&quot;;[.L84]);[.M84]);[.N84])=&quot;PE&quot;;IF([.Q84]=&quot;&quot;;IF([.P84]=&quot;&quot;;IF([.O84]=&quot;&quot;;&quot;&quot;;[.O84]);[.P84]);[.Q84])=&quot;PE&quot;;IF([.T84]=&quot;&quot;;IF([.S84]=&quot;&quot;;IF([.R84]=&quot;&quot;;&quot;&quot;;[.R84]);[.S84]);[.T84])=&quot;PE&quot;)=1;&quot;PE&quot;;IF(AND(IF([.K84]=&quot;&quot;;IF([.J84]=&quot;&quot;;IF([.I84]=&quot;&quot;;&quot;&quot;;[.I84]);[.J84]);[.K84])=&quot;&quot;;IF([.N84]=&quot;&quot;;IF([.M84]=&quot;&quot;;IF([.L84]=&quot;&quot;;&quot;&quot;;[.L84]);[.M84]);[.N84])=&quot;&quot;;IF([.Q84]=&quot;&quot;;IF([.P84]=&quot;&quot;;IF([.O84]=&quot;&quot;;&quot;&quot;;[.O84]);[.P84]);[.Q84])=&quot;&quot;;IF([.T84]=&quot;&quot;;IF([.S84]=&quot;&quot;;IF([.R84]=&quot;&quot;;&quot;&quot;;[.R84]);[.S84]);[.T84])=&quot;&quot;)=1;&quot;&quot;;&quot;P&quot;)))">
            <text:p/>
          </table:table-cell>
          <table:table-cell table:style-name="ce150"/>
          <table:table-cell table:style-name="ce157" table:number-columns-repeated="3"/>
          <table:table-cell table:style-name="ce156"/>
          <table:table-cell table:style-name="ce157"/>
          <table:table-cell table:style-name="ce156" table:number-columns-repeated="5"/>
          <table:table-cell table:number-columns-repeated="992"/>
        </table:table-row>
        <table:table-row table:style-name="ro6">
          <table:table-cell table:style-name="ce56" table:formula="of:=IF(AND([.H85]=&quot;&quot;;[.H85]=&quot;&quot;);&quot;&quot;;[.$H$3]&amp;&quot;_&quot;&amp;ROW()-11-COUNTBLANK([.$H$12:.H85]))" office:value-type="string" office:string-value="CommonTC_G_63">
            <text:p>CommonTC_G_63</text:p>
          </table:table-cell>
          <table:table-cell table:style-name="ce62" office:value-type="string">
            <text:p>Kiểm tra sắp xếp các giá trị trong multibox</text:p>
          </table:table-cell>
          <table:table-cell table:style-name="ce79" office:value-type="string">
            <text:p>Hello</text:p>
          </table:table-cell>
          <table:table-cell table:style-name="ce79" office:value-type="float" office:value="0">
            <text:p>0</text:p>
          </table:table-cell>
          <table:table-cell table:style-name="ce94"/>
          <table:table-cell table:style-name="ce79"/>
          <table:table-cell table:style-name="ce50" office:value-type="string">
            <text:p>1. Kiểm tra thứ tự sắp xếp giá trị của trường này</text:p>
          </table:table-cell>
          <table:table-cell table:style-name="ce108" office:value-type="string">
            <text:p>Giá trị trong combo được sắp xếp theo thứ tự alphabet </text:p>
          </table:table-cell>
          <table:table-cell table:number-columns-repeated="12" table:style-name="ce126" table:content-validation-name="val2"/>
          <table:table-cell table:style-name="ce141" table:formula="of:=IF(OR(IF([.K85]=&quot;&quot;;IF([.J85]=&quot;&quot;;IF([.I85]=&quot;&quot;;&quot;&quot;;[.I85]);[.J85]);[.K85])=&quot;F&quot;;IF([.N85]=&quot;&quot;;IF([.M85]=&quot;&quot;;IF([.L85]=&quot;&quot;;&quot;&quot;;[.L85]);[.M85]);[.N85])=&quot;F&quot;;IF([.Q85]=&quot;&quot;;IF([.P85]=&quot;&quot;;IF([.O85]=&quot;&quot;;&quot;&quot;;[.O85]);[.P85]);[.Q85])=&quot;F&quot;;IF([.T85]=&quot;&quot;;IF([.S85]=&quot;&quot;;IF([.R85]=&quot;&quot;;&quot;&quot;;[.R85]);[.S85]);[.T85])=&quot;F&quot;)=1;&quot;F&quot;;IF(OR(IF([.K85]=&quot;&quot;;IF([.J85]=&quot;&quot;;IF([.I85]=&quot;&quot;;&quot;&quot;;[.I85]);[.J85]);[.K85])=&quot;PE&quot;;IF([.N85]=&quot;&quot;;IF([.M85]=&quot;&quot;;IF([.L85]=&quot;&quot;;&quot;&quot;;[.L85]);[.M85]);[.N85])=&quot;PE&quot;;IF([.Q85]=&quot;&quot;;IF([.P85]=&quot;&quot;;IF([.O85]=&quot;&quot;;&quot;&quot;;[.O85]);[.P85]);[.Q85])=&quot;PE&quot;;IF([.T85]=&quot;&quot;;IF([.S85]=&quot;&quot;;IF([.R85]=&quot;&quot;;&quot;&quot;;[.R85]);[.S85]);[.T85])=&quot;PE&quot;)=1;&quot;PE&quot;;IF(AND(IF([.K85]=&quot;&quot;;IF([.J85]=&quot;&quot;;IF([.I85]=&quot;&quot;;&quot;&quot;;[.I85]);[.J85]);[.K85])=&quot;&quot;;IF([.N85]=&quot;&quot;;IF([.M85]=&quot;&quot;;IF([.L85]=&quot;&quot;;&quot;&quot;;[.L85]);[.M85]);[.N85])=&quot;&quot;;IF([.Q85]=&quot;&quot;;IF([.P85]=&quot;&quot;;IF([.O85]=&quot;&quot;;&quot;&quot;;[.O85]);[.P85]);[.Q85])=&quot;&quot;;IF([.T85]=&quot;&quot;;IF([.S85]=&quot;&quot;;IF([.R85]=&quot;&quot;;&quot;&quot;;[.R85]);[.S85]);[.T85])=&quot;&quot;)=1;&quot;&quot;;&quot;P&quot;)))">
            <text:p/>
          </table:table-cell>
          <table:table-cell table:style-name="ce152"/>
          <table:table-cell table:style-name="ce158" table:number-columns-repeated="3"/>
          <table:table-cell table:style-name="ce155"/>
          <table:table-cell table:style-name="ce158"/>
          <table:table-cell table:style-name="ce155" table:number-columns-repeated="5"/>
          <table:table-cell table:number-columns-repeated="992"/>
        </table:table-row>
        <table:table-row table:style-name="ro6">
          <table:table-cell table:style-name="ce56" table:formula="of:=IF(AND([.H86]=&quot;&quot;;[.H86]=&quot;&quot;);&quot;&quot;;[.$H$3]&amp;&quot;_&quot;&amp;ROW()-11-COUNTBLANK([.$H$12:.H86]))" office:value-type="string" office:string-value="CommonTC_G_64">
            <text:p>CommonTC_G_64</text:p>
          </table:table-cell>
          <table:table-cell table:style-name="ce62" office:value-type="string">
            <text:p>Kiểm tra tích chọn nhiều giá trị 1 lúc</text:p>
          </table:table-cell>
          <table:table-cell table:style-name="ce79" office:value-type="string">
            <text:p>Hello</text:p>
          </table:table-cell>
          <table:table-cell table:style-name="ce79" office:value-type="float" office:value="0">
            <text:p>0</text:p>
          </table:table-cell>
          <table:table-cell table:style-name="ce94"/>
          <table:table-cell table:style-name="ce79"/>
          <table:table-cell table:style-name="ce50" office:value-type="string">
            <text:p>1. Kích vào Multibox</text:p>
            <text:p>3.Chọn nhiều giá trị</text:p>
          </table:table-cell>
          <table:table-cell table:style-name="ce50" office:value-type="string">
            <text:p>Cho phép chọn</text:p>
          </table:table-cell>
          <table:table-cell table:number-columns-repeated="12" table:style-name="ce126" table:content-validation-name="val2"/>
          <table:table-cell table:style-name="ce141" table:formula="of:=IF(OR(IF([.K86]=&quot;&quot;;IF([.J86]=&quot;&quot;;IF([.I86]=&quot;&quot;;&quot;&quot;;[.I86]);[.J86]);[.K86])=&quot;F&quot;;IF([.N86]=&quot;&quot;;IF([.M86]=&quot;&quot;;IF([.L86]=&quot;&quot;;&quot;&quot;;[.L86]);[.M86]);[.N86])=&quot;F&quot;;IF([.Q86]=&quot;&quot;;IF([.P86]=&quot;&quot;;IF([.O86]=&quot;&quot;;&quot;&quot;;[.O86]);[.P86]);[.Q86])=&quot;F&quot;;IF([.T86]=&quot;&quot;;IF([.S86]=&quot;&quot;;IF([.R86]=&quot;&quot;;&quot;&quot;;[.R86]);[.S86]);[.T86])=&quot;F&quot;)=1;&quot;F&quot;;IF(OR(IF([.K86]=&quot;&quot;;IF([.J86]=&quot;&quot;;IF([.I86]=&quot;&quot;;&quot;&quot;;[.I86]);[.J86]);[.K86])=&quot;PE&quot;;IF([.N86]=&quot;&quot;;IF([.M86]=&quot;&quot;;IF([.L86]=&quot;&quot;;&quot;&quot;;[.L86]);[.M86]);[.N86])=&quot;PE&quot;;IF([.Q86]=&quot;&quot;;IF([.P86]=&quot;&quot;;IF([.O86]=&quot;&quot;;&quot;&quot;;[.O86]);[.P86]);[.Q86])=&quot;PE&quot;;IF([.T86]=&quot;&quot;;IF([.S86]=&quot;&quot;;IF([.R86]=&quot;&quot;;&quot;&quot;;[.R86]);[.S86]);[.T86])=&quot;PE&quot;)=1;&quot;PE&quot;;IF(AND(IF([.K86]=&quot;&quot;;IF([.J86]=&quot;&quot;;IF([.I86]=&quot;&quot;;&quot;&quot;;[.I86]);[.J86]);[.K86])=&quot;&quot;;IF([.N86]=&quot;&quot;;IF([.M86]=&quot;&quot;;IF([.L86]=&quot;&quot;;&quot;&quot;;[.L86]);[.M86]);[.N86])=&quot;&quot;;IF([.Q86]=&quot;&quot;;IF([.P86]=&quot;&quot;;IF([.O86]=&quot;&quot;;&quot;&quot;;[.O86]);[.P86]);[.Q86])=&quot;&quot;;IF([.T86]=&quot;&quot;;IF([.S86]=&quot;&quot;;IF([.R86]=&quot;&quot;;&quot;&quot;;[.R86]);[.S86]);[.T86])=&quot;&quot;)=1;&quot;&quot;;&quot;P&quot;)))">
            <text:p/>
          </table:table-cell>
          <table:table-cell table:style-name="ce152"/>
          <table:table-cell table:style-name="ce158" table:number-columns-repeated="3"/>
          <table:table-cell table:style-name="ce155"/>
          <table:table-cell table:style-name="ce158"/>
          <table:table-cell table:style-name="ce155" table:number-columns-repeated="5"/>
          <table:table-cell table:number-columns-repeated="992"/>
        </table:table-row>
        <table:table-row table:style-name="ro6">
          <table:table-cell table:style-name="ce56" table:formula="of:=IF(AND([.H87]=&quot;&quot;;[.H87]=&quot;&quot;);&quot;&quot;;[.$H$3]&amp;&quot;_&quot;&amp;ROW()-11-COUNTBLANK([.$H$12:.H87]))" office:value-type="string" office:string-value="CommonTC_G_65">
            <text:p>CommonTC_G_65</text:p>
          </table:table-cell>
          <table:table-cell table:style-name="ce62" office:value-type="string">
            <text:p>Kiểm tra căn lề</text:p>
          </table:table-cell>
          <table:table-cell table:style-name="ce79" office:value-type="string">
            <text:p>Hello</text:p>
          </table:table-cell>
          <table:table-cell table:style-name="ce79" office:value-type="float" office:value="0">
            <text:p>0</text:p>
          </table:table-cell>
          <table:table-cell table:style-name="ce94"/>
          <table:table-cell table:style-name="ce79"/>
          <table:table-cell table:style-name="ce50" office:value-type="string">
            <text:p>1. Kích vào multibox để kiểm tra căn lề của các giá trị</text:p>
          </table:table-cell>
          <table:table-cell table:style-name="ce50" office:value-type="string">
            <text:p>Các giá trị trong multibox được căn lề trái.</text:p>
            <draw:frame table:end-cell-address="'Common TC_GUI'.H87" table:end-x="0.9465in" table:end-y="0.0949in" draw:z-index="0" draw:name="image1.png" draw:style-name="gr6" draw:text-style-name="P2" svg:width="0.0004in" svg:height="0.0004in" svg:x="0.9461in" svg:y="0.0945in">
              <draw:image xlink:href="Pictures/100000000000000D00000007D8590FA9.png" xlink:type="simple" xlink:show="embed" xlink:actuate="onLoad">
                <text:p/>
              </draw:image>
            </draw:frame>
          </table:table-cell>
          <table:table-cell table:number-columns-repeated="12" table:style-name="ce126" table:content-validation-name="val2"/>
          <table:table-cell table:style-name="ce141" table:formula="of:=IF(OR(IF([.K87]=&quot;&quot;;IF([.J87]=&quot;&quot;;IF([.I87]=&quot;&quot;;&quot;&quot;;[.I87]);[.J87]);[.K87])=&quot;F&quot;;IF([.N87]=&quot;&quot;;IF([.M87]=&quot;&quot;;IF([.L87]=&quot;&quot;;&quot;&quot;;[.L87]);[.M87]);[.N87])=&quot;F&quot;;IF([.Q87]=&quot;&quot;;IF([.P87]=&quot;&quot;;IF([.O87]=&quot;&quot;;&quot;&quot;;[.O87]);[.P87]);[.Q87])=&quot;F&quot;;IF([.T87]=&quot;&quot;;IF([.S87]=&quot;&quot;;IF([.R87]=&quot;&quot;;&quot;&quot;;[.R87]);[.S87]);[.T87])=&quot;F&quot;)=1;&quot;F&quot;;IF(OR(IF([.K87]=&quot;&quot;;IF([.J87]=&quot;&quot;;IF([.I87]=&quot;&quot;;&quot;&quot;;[.I87]);[.J87]);[.K87])=&quot;PE&quot;;IF([.N87]=&quot;&quot;;IF([.M87]=&quot;&quot;;IF([.L87]=&quot;&quot;;&quot;&quot;;[.L87]);[.M87]);[.N87])=&quot;PE&quot;;IF([.Q87]=&quot;&quot;;IF([.P87]=&quot;&quot;;IF([.O87]=&quot;&quot;;&quot;&quot;;[.O87]);[.P87]);[.Q87])=&quot;PE&quot;;IF([.T87]=&quot;&quot;;IF([.S87]=&quot;&quot;;IF([.R87]=&quot;&quot;;&quot;&quot;;[.R87]);[.S87]);[.T87])=&quot;PE&quot;)=1;&quot;PE&quot;;IF(AND(IF([.K87]=&quot;&quot;;IF([.J87]=&quot;&quot;;IF([.I87]=&quot;&quot;;&quot;&quot;;[.I87]);[.J87]);[.K87])=&quot;&quot;;IF([.N87]=&quot;&quot;;IF([.M87]=&quot;&quot;;IF([.L87]=&quot;&quot;;&quot;&quot;;[.L87]);[.M87]);[.N87])=&quot;&quot;;IF([.Q87]=&quot;&quot;;IF([.P87]=&quot;&quot;;IF([.O87]=&quot;&quot;;&quot;&quot;;[.O87]);[.P87]);[.Q87])=&quot;&quot;;IF([.T87]=&quot;&quot;;IF([.S87]=&quot;&quot;;IF([.R87]=&quot;&quot;;&quot;&quot;;[.R87]);[.S87]);[.T87])=&quot;&quot;)=1;&quot;&quot;;&quot;P&quot;)))">
            <text:p/>
          </table:table-cell>
          <table:table-cell table:style-name="ce151"/>
          <table:table-cell table:style-name="ce158" table:number-columns-repeated="3"/>
          <table:table-cell table:style-name="ce155"/>
          <table:table-cell table:style-name="ce158"/>
          <table:table-cell table:style-name="ce155" table:number-columns-repeated="5"/>
          <table:table-cell table:number-columns-repeated="992"/>
        </table:table-row>
        <table:table-row table:style-name="ro2">
          <table:table-cell table:style-name="ce56" table:formula="of:=IF(AND([.H88]=&quot;&quot;;[.H88]=&quot;&quot;);&quot;&quot;;[.$H$3]&amp;&quot;_&quot;&amp;ROW()-11-COUNTBLANK([.$H$12:.H88]))">
            <text:p/>
          </table:table-cell>
          <table:table-cell table:style-name="ce58" office:value-type="string" table:number-columns-spanned="21" table:number-rows-spanned="1">
            <text:p>Kiểm tra trường ngày tháng (lấy từ calendar)</text:p>
          </table:table-cell>
          <table:covered-table-cell table:number-columns-repeated="6" table:style-name="ce21"/>
          <table:covered-table-cell table:number-columns-repeated="13" table:style-name="ce123"/>
          <table:covered-table-cell table:style-name="ce43"/>
          <table:table-cell table:style-name="ce1" table:number-columns-repeated="10"/>
          <table:table-cell table:number-columns-repeated="992"/>
        </table:table-row>
        <table:table-row table:style-name="ro5">
          <table:table-cell table:style-name="ce56" table:formula="of:=IF(AND([.H89]=&quot;&quot;;[.H89]=&quot;&quot;);&quot;&quot;;[.$H$3]&amp;&quot;_&quot;&amp;ROW()-11-COUNTBLANK([.$H$12:.H89]))" office:value-type="string" office:string-value="CommonTC_G_66">
            <text:p>CommonTC_G_66</text:p>
          </table:table-cell>
          <table:table-cell table:style-name="ce63" office:value-type="string">
            <text:p>Kiểm tra focus trong hộp Calendar khi textbox chưa có giá trị</text:p>
          </table:table-cell>
          <table:table-cell table:style-name="ce80" office:value-type="string">
            <text:p>HMN</text:p>
          </table:table-cell>
          <table:table-cell table:style-name="ce80" office:value-type="float" office:value="1">
            <text:p>1</text:p>
          </table:table-cell>
          <table:table-cell table:style-name="ce95" office:value-type="percentage" office:value="0.3">
            <text:p>30%</text:p>
          </table:table-cell>
          <table:table-cell table:style-name="ce80" office:value-type="string">
            <text:p>Mỗi màn hình thường không cố định số calendar (có thể có 1, 2, 3 hay nhiều calendar) với tên và các đặc điểm khác nhau =&gt; Không viết được 1 test quét hết tất cả các màn hình</text:p>
            <text:p/>
          </table:table-cell>
          <table:table-cell table:style-name="ce63" office:value-type="string">
            <text:p>1. Để trống giá trị của textbox.</text:p>
            <text:p>2. Thay đổi ngày trên client</text:p>
            <text:p>3. Click vào icon Calendar bên cạnh textbox.</text:p>
            <text:p>4. Kiểm tra giá trị focus trong hộp Calendar</text:p>
          </table:table-cell>
          <table:table-cell table:style-name="ce63" office:value-type="string">
            <office:annotation draw:style-name="gr9" draw:text-style-name="P1" svg:width="1.7547in" svg:height="1.1724in" svg:x="16.0559in" svg:y="48.2886in" draw:caption-point-x="-0.1898in" draw:caption-point-y="-0.7961in">
              <dc:creator>Thuy Vu</dc:creator>
              <dc:date>2018-03-26T00:00:00</dc:date>
              <text:p text:style-name="P1">lethutrang:</text:p>
              <text:p text:style-name="P1">Chưa thống nhất được ngày client hay ngày server.</text:p>
            </office:annotation>
            <text:p>Ngày hiện tại của hệ thống trên DB được focus</text:p>
          </table:table-cell>
          <table:table-cell table:number-columns-repeated="12" table:style-name="ce124" table:content-validation-name="val2"/>
          <table:table-cell table:style-name="ce140" table:formula="of:=IF(OR(IF([.K89]=&quot;&quot;;IF([.J89]=&quot;&quot;;IF([.I89]=&quot;&quot;;&quot;&quot;;[.I89]);[.J89]);[.K89])=&quot;F&quot;;IF([.N89]=&quot;&quot;;IF([.M89]=&quot;&quot;;IF([.L89]=&quot;&quot;;&quot;&quot;;[.L89]);[.M89]);[.N89])=&quot;F&quot;;IF([.Q89]=&quot;&quot;;IF([.P89]=&quot;&quot;;IF([.O89]=&quot;&quot;;&quot;&quot;;[.O89]);[.P89]);[.Q89])=&quot;F&quot;;IF([.T89]=&quot;&quot;;IF([.S89]=&quot;&quot;;IF([.R89]=&quot;&quot;;&quot;&quot;;[.R89]);[.S89]);[.T89])=&quot;F&quot;)=1;&quot;F&quot;;IF(OR(IF([.K89]=&quot;&quot;;IF([.J89]=&quot;&quot;;IF([.I89]=&quot;&quot;;&quot;&quot;;[.I89]);[.J89]);[.K89])=&quot;PE&quot;;IF([.N89]=&quot;&quot;;IF([.M89]=&quot;&quot;;IF([.L89]=&quot;&quot;;&quot;&quot;;[.L89]);[.M89]);[.N89])=&quot;PE&quot;;IF([.Q89]=&quot;&quot;;IF([.P89]=&quot;&quot;;IF([.O89]=&quot;&quot;;&quot;&quot;;[.O89]);[.P89]);[.Q89])=&quot;PE&quot;;IF([.T89]=&quot;&quot;;IF([.S89]=&quot;&quot;;IF([.R89]=&quot;&quot;;&quot;&quot;;[.R89]);[.S89]);[.T89])=&quot;PE&quot;)=1;&quot;PE&quot;;IF(AND(IF([.K89]=&quot;&quot;;IF([.J89]=&quot;&quot;;IF([.I89]=&quot;&quot;;&quot;&quot;;[.I89]);[.J89]);[.K89])=&quot;&quot;;IF([.N89]=&quot;&quot;;IF([.M89]=&quot;&quot;;IF([.L89]=&quot;&quot;;&quot;&quot;;[.L89]);[.M89]);[.N89])=&quot;&quot;;IF([.Q89]=&quot;&quot;;IF([.P89]=&quot;&quot;;IF([.O89]=&quot;&quot;;&quot;&quot;;[.O89]);[.P89]);[.Q89])=&quot;&quot;;IF([.T89]=&quot;&quot;;IF([.S89]=&quot;&quot;;IF([.R89]=&quot;&quot;;&quot;&quot;;[.R89]);[.S89]);[.T89])=&quot;&quot;)=1;&quot;&quot;;&quot;P&quot;)))">
            <text:p/>
          </table:table-cell>
          <table:table-cell table:style-name="ce32"/>
          <table:table-cell table:style-name="ce1" table:number-columns-repeated="10"/>
          <table:table-cell table:number-columns-repeated="992"/>
        </table:table-row>
        <table:table-row table:style-name="ro5">
          <table:table-cell table:style-name="ce56" table:formula="of:=IF(AND([.H90]=&quot;&quot;;[.H90]=&quot;&quot;);&quot;&quot;;[.$H$3]&amp;&quot;_&quot;&amp;ROW()-11-COUNTBLANK([.$H$12:.H90]))" office:value-type="string" office:string-value="CommonTC_G_67">
            <text:p>CommonTC_G_67</text:p>
          </table:table-cell>
          <table:table-cell table:style-name="ce17" office:value-type="string">
            <text:p>Kiểm tra focus trong hộp Calendar khi texbtox đã có dữ liệu</text:p>
          </table:table-cell>
          <table:table-cell table:style-name="ce27" office:value-type="string">
            <text:p>HMN</text:p>
          </table:table-cell>
          <table:table-cell table:style-name="ce27" office:value-type="float" office:value="1">
            <text:p>1</text:p>
          </table:table-cell>
          <table:table-cell table:style-name="ce95" office:value-type="percentage" office:value="0.3">
            <text:p>30%</text:p>
          </table:table-cell>
          <table:table-cell table:style-name="ce27"/>
          <table:table-cell table:style-name="ce17" office:value-type="string">
            <text:p>Giả sử trường ngày tháng đã có giá trị (VD: 20/10/2005)</text:p>
            <text:p>1. Click vào icon Calendar bên cạnh textbox.</text:p>
            <text:p>2. Kiểm tra giá trị focus trong hộp Calendar</text:p>
          </table:table-cell>
          <table:table-cell table:style-name="ce17" office:value-type="string">
            <text:p>Ngày 20/10/2005 được focus</text:p>
          </table:table-cell>
          <table:table-cell table:number-columns-repeated="12" table:style-name="ce124" table:content-validation-name="val2"/>
          <table:table-cell table:style-name="ce140" table:formula="of:=IF(OR(IF([.K90]=&quot;&quot;;IF([.J90]=&quot;&quot;;IF([.I90]=&quot;&quot;;&quot;&quot;;[.I90]);[.J90]);[.K90])=&quot;F&quot;;IF([.N90]=&quot;&quot;;IF([.M90]=&quot;&quot;;IF([.L90]=&quot;&quot;;&quot;&quot;;[.L90]);[.M90]);[.N90])=&quot;F&quot;;IF([.Q90]=&quot;&quot;;IF([.P90]=&quot;&quot;;IF([.O90]=&quot;&quot;;&quot;&quot;;[.O90]);[.P90]);[.Q90])=&quot;F&quot;;IF([.T90]=&quot;&quot;;IF([.S90]=&quot;&quot;;IF([.R90]=&quot;&quot;;&quot;&quot;;[.R90]);[.S90]);[.T90])=&quot;F&quot;)=1;&quot;F&quot;;IF(OR(IF([.K90]=&quot;&quot;;IF([.J90]=&quot;&quot;;IF([.I90]=&quot;&quot;;&quot;&quot;;[.I90]);[.J90]);[.K90])=&quot;PE&quot;;IF([.N90]=&quot;&quot;;IF([.M90]=&quot;&quot;;IF([.L90]=&quot;&quot;;&quot;&quot;;[.L90]);[.M90]);[.N90])=&quot;PE&quot;;IF([.Q90]=&quot;&quot;;IF([.P90]=&quot;&quot;;IF([.O90]=&quot;&quot;;&quot;&quot;;[.O90]);[.P90]);[.Q90])=&quot;PE&quot;;IF([.T90]=&quot;&quot;;IF([.S90]=&quot;&quot;;IF([.R90]=&quot;&quot;;&quot;&quot;;[.R90]);[.S90]);[.T90])=&quot;PE&quot;)=1;&quot;PE&quot;;IF(AND(IF([.K90]=&quot;&quot;;IF([.J90]=&quot;&quot;;IF([.I90]=&quot;&quot;;&quot;&quot;;[.I90]);[.J90]);[.K90])=&quot;&quot;;IF([.N90]=&quot;&quot;;IF([.M90]=&quot;&quot;;IF([.L90]=&quot;&quot;;&quot;&quot;;[.L90]);[.M90]);[.N90])=&quot;&quot;;IF([.Q90]=&quot;&quot;;IF([.P90]=&quot;&quot;;IF([.O90]=&quot;&quot;;&quot;&quot;;[.O90]);[.P90]);[.Q90])=&quot;&quot;;IF([.T90]=&quot;&quot;;IF([.S90]=&quot;&quot;;IF([.R90]=&quot;&quot;;&quot;&quot;;[.R90]);[.S90]);[.T90])=&quot;&quot;)=1;&quot;&quot;;&quot;P&quot;)))">
            <text:p/>
          </table:table-cell>
          <table:table-cell table:style-name="ce32"/>
          <table:table-cell table:style-name="ce1" table:number-columns-repeated="10"/>
          <table:table-cell table:number-columns-repeated="992"/>
        </table:table-row>
        <table:table-row table:style-name="ro8">
          <table:table-cell table:style-name="ce56" table:formula="of:=IF(AND([.H91]=&quot;&quot;;[.H91]=&quot;&quot;);&quot;&quot;;[.$H$3]&amp;&quot;_&quot;&amp;ROW()-11-COUNTBLANK([.$H$12:.H91]))" office:value-type="string" office:string-value="CommonTC_G_68">
            <text:p>CommonTC_G_68</text:p>
          </table:table-cell>
          <table:table-cell table:style-name="ce17" office:value-type="string">
            <text:p>Kiểm tra hoạt động của hộp Calendar</text:p>
          </table:table-cell>
          <table:table-cell table:style-name="ce27" office:value-type="string">
            <text:p>HMN</text:p>
          </table:table-cell>
          <table:table-cell table:style-name="ce27" office:value-type="float" office:value="1">
            <text:p>1</text:p>
          </table:table-cell>
          <table:table-cell table:style-name="ce95" office:value-type="percentage" office:value="0.3">
            <text:p>30%</text:p>
          </table:table-cell>
          <table:table-cell table:style-name="ce27"/>
          <table:table-cell table:style-name="ce17" office:value-type="string">
            <text:p>1. Click vào icon Calendar bên cạnh textbox.</text:p>
            <text:p>2. Lựa chọn 1 giá trị ngày tháng trong hộp Calendar</text:p>
          </table:table-cell>
          <table:table-cell table:style-name="ce17" office:value-type="string">
            <text:p>1. Hộp Calendar tự động đóng lại</text:p>
            <text:p>2. Giá trị ngày tháng vừa chọn hiển thị trong textbox theo định dạng dd/mm/yyyy</text:p>
          </table:table-cell>
          <table:table-cell table:number-columns-repeated="12" table:style-name="ce124" table:content-validation-name="val2"/>
          <table:table-cell table:style-name="ce140" table:formula="of:=IF(OR(IF([.K91]=&quot;&quot;;IF([.J91]=&quot;&quot;;IF([.I91]=&quot;&quot;;&quot;&quot;;[.I91]);[.J91]);[.K91])=&quot;F&quot;;IF([.N91]=&quot;&quot;;IF([.M91]=&quot;&quot;;IF([.L91]=&quot;&quot;;&quot;&quot;;[.L91]);[.M91]);[.N91])=&quot;F&quot;;IF([.Q91]=&quot;&quot;;IF([.P91]=&quot;&quot;;IF([.O91]=&quot;&quot;;&quot;&quot;;[.O91]);[.P91]);[.Q91])=&quot;F&quot;;IF([.T91]=&quot;&quot;;IF([.S91]=&quot;&quot;;IF([.R91]=&quot;&quot;;&quot;&quot;;[.R91]);[.S91]);[.T91])=&quot;F&quot;)=1;&quot;F&quot;;IF(OR(IF([.K91]=&quot;&quot;;IF([.J91]=&quot;&quot;;IF([.I91]=&quot;&quot;;&quot;&quot;;[.I91]);[.J91]);[.K91])=&quot;PE&quot;;IF([.N91]=&quot;&quot;;IF([.M91]=&quot;&quot;;IF([.L91]=&quot;&quot;;&quot;&quot;;[.L91]);[.M91]);[.N91])=&quot;PE&quot;;IF([.Q91]=&quot;&quot;;IF([.P91]=&quot;&quot;;IF([.O91]=&quot;&quot;;&quot;&quot;;[.O91]);[.P91]);[.Q91])=&quot;PE&quot;;IF([.T91]=&quot;&quot;;IF([.S91]=&quot;&quot;;IF([.R91]=&quot;&quot;;&quot;&quot;;[.R91]);[.S91]);[.T91])=&quot;PE&quot;)=1;&quot;PE&quot;;IF(AND(IF([.K91]=&quot;&quot;;IF([.J91]=&quot;&quot;;IF([.I91]=&quot;&quot;;&quot;&quot;;[.I91]);[.J91]);[.K91])=&quot;&quot;;IF([.N91]=&quot;&quot;;IF([.M91]=&quot;&quot;;IF([.L91]=&quot;&quot;;&quot;&quot;;[.L91]);[.M91]);[.N91])=&quot;&quot;;IF([.Q91]=&quot;&quot;;IF([.P91]=&quot;&quot;;IF([.O91]=&quot;&quot;;&quot;&quot;;[.O91]);[.P91]);[.Q91])=&quot;&quot;;IF([.T91]=&quot;&quot;;IF([.S91]=&quot;&quot;;IF([.R91]=&quot;&quot;;&quot;&quot;;[.R91]);[.S91]);[.T91])=&quot;&quot;)=1;&quot;&quot;;&quot;P&quot;)))">
            <text:p/>
          </table:table-cell>
          <table:table-cell table:style-name="ce32"/>
          <table:table-cell table:style-name="ce1" table:number-columns-repeated="10"/>
          <table:table-cell table:number-columns-repeated="992"/>
        </table:table-row>
        <table:table-row table:style-name="ro16">
          <table:table-cell table:style-name="ce56" table:formula="of:=IF(AND([.H92]=&quot;&quot;;[.H92]=&quot;&quot;);&quot;&quot;;[.$H$3]&amp;&quot;_&quot;&amp;ROW()-11-COUNTBLANK([.$H$12:.H92]))" office:value-type="string" office:string-value="CommonTC_G_69">
            <text:p>CommonTC_G_69</text:p>
          </table:table-cell>
          <table:table-cell table:style-name="ce17" office:value-type="string">
            <text:p>Kiểm tra việc reset giá trị trong textbox khi nhấn nút Bỏ chọn</text:p>
          </table:table-cell>
          <table:table-cell table:style-name="ce27" office:value-type="string">
            <text:p>HMN</text:p>
          </table:table-cell>
          <table:table-cell table:style-name="ce27" office:value-type="float" office:value="0">
            <text:p>0</text:p>
          </table:table-cell>
          <table:table-cell table:style-name="ce27"/>
          <table:table-cell table:style-name="ce27" office:value-type="string">
            <text:p>Không có nút bỏ </text:p>
            <text:p>chọn nên không </text:p>
            <text:p>thể viết test cho </text:p>
            <text:p>trường hợp này</text:p>
          </table:table-cell>
          <table:table-cell table:style-name="ce17" office:value-type="string">
            <text:p>Giả sử trường ngày tháng đã có giá trị (VD: 20/10/2005)</text:p>
            <text:p>1. Click nút Bỏ chọn bên cạnh textbox.</text:p>
            <text:p/>
          </table:table-cell>
          <table:table-cell table:style-name="ce17" office:value-type="string">
            <text:p>Giá trị trong textbox được reset thành rỗng.</text:p>
          </table:table-cell>
          <table:table-cell table:style-name="ce124" table:content-validation-name="val2" table:number-columns-repeated="12"/>
          <table:table-cell table:style-name="ce140"/>
          <table:table-cell table:style-name="ce32"/>
          <table:table-cell table:style-name="ce1" table:number-columns-repeated="10"/>
          <table:table-cell table:number-columns-repeated="992"/>
        </table:table-row>
        <table:table-row table:style-name="ro16">
          <table:table-cell table:style-name="ce56" table:formula="of:=IF(AND([.H93]=&quot;&quot;;[.H93]=&quot;&quot;);&quot;&quot;;[.$H$3]&amp;&quot;_&quot;&amp;ROW()-11-COUNTBLANK([.$H$12:.H93]))">
            <text:p/>
          </table:table-cell>
          <table:table-cell table:style-name="ce17" office:value-type="string">
            <text:p>Các yêu cầu đặc biệt</text:p>
          </table:table-cell>
          <table:table-cell table:style-name="ce27" table:number-columns-repeated="4"/>
          <table:table-cell table:style-name="ce17"/>
          <table:table-cell table:style-name="ce17"/>
          <table:table-cell table:style-name="ce124" table:content-validation-name="val2" table:number-columns-repeated="12"/>
          <table:table-cell table:style-name="ce140"/>
          <table:table-cell table:style-name="ce32"/>
          <table:table-cell table:style-name="ce1" table:number-columns-repeated="10"/>
          <table:table-cell table:number-columns-repeated="992"/>
        </table:table-row>
        <table:table-row table:style-name="ro6">
          <table:table-cell table:style-name="ce56" table:formula="of:=IF(AND([.H94]=&quot;&quot;;[.H94]=&quot;&quot;);&quot;&quot;;[.$H$3]&amp;&quot;_&quot;&amp;ROW()-11-COUNTBLANK([.$H$12:.H94]))">
            <text:p/>
          </table:table-cell>
          <table:table-cell table:style-name="ce64" office:value-type="string">
            <text:p>Trường hợp ngày tháng không được lớn hơn ngày hiện tại</text:p>
          </table:table-cell>
          <table:table-cell table:style-name="ce81" table:number-columns-repeated="4"/>
          <table:table-cell table:style-name="ce17"/>
          <table:table-cell table:style-name="ce17"/>
          <table:table-cell table:style-name="ce124" table:content-validation-name="val2" table:number-columns-repeated="12"/>
          <table:table-cell table:style-name="ce140"/>
          <table:table-cell table:style-name="ce32"/>
          <table:table-cell table:style-name="ce1" table:number-columns-repeated="10"/>
          <table:table-cell table:number-columns-repeated="992"/>
        </table:table-row>
        <table:table-row table:style-name="ro8">
          <table:table-cell table:style-name="ce56" table:formula="of:=IF(AND([.H95]=&quot;&quot;;[.H95]=&quot;&quot;);&quot;&quot;;[.$H$3]&amp;&quot;_&quot;&amp;ROW()-11-COUNTBLANK([.$H$12:.H95]))" office:value-type="string" office:string-value="CommonTC_G_70">
            <text:p>CommonTC_G_70</text:p>
          </table:table-cell>
          <table:table-cell table:style-name="ce32" office:value-type="string">
            <text:p>Kiểm tra khi giá trị ngày tháng lớn hơn ngày hiện tại</text:p>
          </table:table-cell>
          <table:table-cell table:style-name="ce70" office:value-type="string">
            <text:p>KT</text:p>
          </table:table-cell>
          <table:table-cell table:style-name="ce70" table:number-columns-repeated="3"/>
          <table:table-cell table:style-name="ce17" office:value-type="string">
            <text:p>Nhập vào textbox ngày tháng lớn hơn ngày hiện tại</text:p>
          </table:table-cell>
          <table:table-cell table:style-name="ce32" office:value-type="string">
            <text:p>1. Thông báo Ngày tháng không được phép lớn hơn ngày hiện tại.</text:p>
            <text:p>2. Set focus vào trường lỗi</text:p>
          </table:table-cell>
          <table:table-cell table:number-columns-repeated="12" table:style-name="ce124" table:content-validation-name="val2"/>
          <table:table-cell table:style-name="ce140" table:formula="of:=IF(OR(IF([.K95]=&quot;&quot;;IF([.J95]=&quot;&quot;;IF([.I95]=&quot;&quot;;&quot;&quot;;[.I95]);[.J95]);[.K95])=&quot;F&quot;;IF([.N95]=&quot;&quot;;IF([.M95]=&quot;&quot;;IF([.L95]=&quot;&quot;;&quot;&quot;;[.L95]);[.M95]);[.N95])=&quot;F&quot;;IF([.Q95]=&quot;&quot;;IF([.P95]=&quot;&quot;;IF([.O95]=&quot;&quot;;&quot;&quot;;[.O95]);[.P95]);[.Q95])=&quot;F&quot;;IF([.T95]=&quot;&quot;;IF([.S95]=&quot;&quot;;IF([.R95]=&quot;&quot;;&quot;&quot;;[.R95]);[.S95]);[.T95])=&quot;F&quot;)=1;&quot;F&quot;;IF(OR(IF([.K95]=&quot;&quot;;IF([.J95]=&quot;&quot;;IF([.I95]=&quot;&quot;;&quot;&quot;;[.I95]);[.J95]);[.K95])=&quot;PE&quot;;IF([.N95]=&quot;&quot;;IF([.M95]=&quot;&quot;;IF([.L95]=&quot;&quot;;&quot;&quot;;[.L95]);[.M95]);[.N95])=&quot;PE&quot;;IF([.Q95]=&quot;&quot;;IF([.P95]=&quot;&quot;;IF([.O95]=&quot;&quot;;&quot;&quot;;[.O95]);[.P95]);[.Q95])=&quot;PE&quot;;IF([.T95]=&quot;&quot;;IF([.S95]=&quot;&quot;;IF([.R95]=&quot;&quot;;&quot;&quot;;[.R95]);[.S95]);[.T95])=&quot;PE&quot;)=1;&quot;PE&quot;;IF(AND(IF([.K95]=&quot;&quot;;IF([.J95]=&quot;&quot;;IF([.I95]=&quot;&quot;;&quot;&quot;;[.I95]);[.J95]);[.K95])=&quot;&quot;;IF([.N95]=&quot;&quot;;IF([.M95]=&quot;&quot;;IF([.L95]=&quot;&quot;;&quot;&quot;;[.L95]);[.M95]);[.N95])=&quot;&quot;;IF([.Q95]=&quot;&quot;;IF([.P95]=&quot;&quot;;IF([.O95]=&quot;&quot;;&quot;&quot;;[.O95]);[.P95]);[.Q95])=&quot;&quot;;IF([.T95]=&quot;&quot;;IF([.S95]=&quot;&quot;;IF([.R95]=&quot;&quot;;&quot;&quot;;[.R95]);[.S95]);[.T95])=&quot;&quot;)=1;&quot;&quot;;&quot;P&quot;)))">
            <text:p/>
          </table:table-cell>
          <table:table-cell table:style-name="ce32"/>
          <table:table-cell table:style-name="ce1" table:number-columns-repeated="10"/>
          <table:table-cell table:number-columns-repeated="992"/>
        </table:table-row>
        <table:table-row table:style-name="ro6">
          <table:table-cell table:style-name="ce56" table:formula="of:=IF(AND([.H96]=&quot;&quot;;[.H96]=&quot;&quot;);&quot;&quot;;[.$H$3]&amp;&quot;_&quot;&amp;ROW()-11-COUNTBLANK([.$H$12:.H96]))">
            <text:p/>
          </table:table-cell>
          <table:table-cell table:style-name="ce65" office:value-type="string">
            <text:p>Trường hợp ngày tháng không được là ngày hiện tại</text:p>
          </table:table-cell>
          <table:table-cell table:style-name="ce82" table:number-columns-repeated="4"/>
          <table:table-cell table:style-name="ce32"/>
          <table:table-cell table:style-name="ce32"/>
          <table:table-cell table:style-name="ce124" table:content-validation-name="val2" table:number-columns-repeated="12"/>
          <table:table-cell table:style-name="ce140"/>
          <table:table-cell table:style-name="ce32"/>
          <table:table-cell table:style-name="ce1" table:number-columns-repeated="10"/>
          <table:table-cell table:number-columns-repeated="992"/>
        </table:table-row>
        <table:table-row table:style-name="ro6">
          <table:table-cell table:style-name="ce56" table:formula="of:=IF(AND([.H97]=&quot;&quot;;[.H97]=&quot;&quot;);&quot;&quot;;[.$H$3]&amp;&quot;_&quot;&amp;ROW()-11-COUNTBLANK([.$H$12:.H97]))" office:value-type="string" office:string-value="CommonTC_G_71">
            <text:p>CommonTC_G_71</text:p>
          </table:table-cell>
          <table:table-cell table:style-name="ce32" office:value-type="string">
            <text:p>Kiểm tra khi giá trị ngày tháng là ngày hiện tại</text:p>
          </table:table-cell>
          <table:table-cell table:style-name="ce70" office:value-type="string">
            <text:p>KT</text:p>
          </table:table-cell>
          <table:table-cell table:style-name="ce70" table:number-columns-repeated="3"/>
          <table:table-cell table:style-name="ce32" office:value-type="string">
            <text:p>Nhập vào textbox ngày tháng là ngày hiện tại</text:p>
          </table:table-cell>
          <table:table-cell table:style-name="ce32" office:value-type="string">
            <text:p>1. Thông báo Ngày tháng không được phép là ngày hiện tại.</text:p>
            <text:p>2. Set focus vào trường lỗi</text:p>
          </table:table-cell>
          <table:table-cell table:number-columns-repeated="12" table:style-name="ce124" table:content-validation-name="val2"/>
          <table:table-cell table:style-name="ce140" table:formula="of:=IF(OR(IF([.K97]=&quot;&quot;;IF([.J97]=&quot;&quot;;IF([.I97]=&quot;&quot;;&quot;&quot;;[.I97]);[.J97]);[.K97])=&quot;F&quot;;IF([.N97]=&quot;&quot;;IF([.M97]=&quot;&quot;;IF([.L97]=&quot;&quot;;&quot;&quot;;[.L97]);[.M97]);[.N97])=&quot;F&quot;;IF([.Q97]=&quot;&quot;;IF([.P97]=&quot;&quot;;IF([.O97]=&quot;&quot;;&quot;&quot;;[.O97]);[.P97]);[.Q97])=&quot;F&quot;;IF([.T97]=&quot;&quot;;IF([.S97]=&quot;&quot;;IF([.R97]=&quot;&quot;;&quot;&quot;;[.R97]);[.S97]);[.T97])=&quot;F&quot;)=1;&quot;F&quot;;IF(OR(IF([.K97]=&quot;&quot;;IF([.J97]=&quot;&quot;;IF([.I97]=&quot;&quot;;&quot;&quot;;[.I97]);[.J97]);[.K97])=&quot;PE&quot;;IF([.N97]=&quot;&quot;;IF([.M97]=&quot;&quot;;IF([.L97]=&quot;&quot;;&quot;&quot;;[.L97]);[.M97]);[.N97])=&quot;PE&quot;;IF([.Q97]=&quot;&quot;;IF([.P97]=&quot;&quot;;IF([.O97]=&quot;&quot;;&quot;&quot;;[.O97]);[.P97]);[.Q97])=&quot;PE&quot;;IF([.T97]=&quot;&quot;;IF([.S97]=&quot;&quot;;IF([.R97]=&quot;&quot;;&quot;&quot;;[.R97]);[.S97]);[.T97])=&quot;PE&quot;)=1;&quot;PE&quot;;IF(AND(IF([.K97]=&quot;&quot;;IF([.J97]=&quot;&quot;;IF([.I97]=&quot;&quot;;&quot;&quot;;[.I97]);[.J97]);[.K97])=&quot;&quot;;IF([.N97]=&quot;&quot;;IF([.M97]=&quot;&quot;;IF([.L97]=&quot;&quot;;&quot;&quot;;[.L97]);[.M97]);[.N97])=&quot;&quot;;IF([.Q97]=&quot;&quot;;IF([.P97]=&quot;&quot;;IF([.O97]=&quot;&quot;;&quot;&quot;;[.O97]);[.P97]);[.Q97])=&quot;&quot;;IF([.T97]=&quot;&quot;;IF([.S97]=&quot;&quot;;IF([.R97]=&quot;&quot;;&quot;&quot;;[.R97]);[.S97]);[.T97])=&quot;&quot;)=1;&quot;&quot;;&quot;P&quot;)))">
            <text:p/>
          </table:table-cell>
          <table:table-cell table:style-name="ce32"/>
          <table:table-cell table:style-name="ce1" table:number-columns-repeated="10"/>
          <table:table-cell table:number-columns-repeated="992"/>
        </table:table-row>
        <table:table-row table:style-name="ro6">
          <table:table-cell table:style-name="ce56" table:formula="of:=IF(AND([.H98]=&quot;&quot;;[.H98]=&quot;&quot;);&quot;&quot;;[.$H$3]&amp;&quot;_&quot;&amp;ROW()-11-COUNTBLANK([.$H$12:.H98]))">
            <text:p/>
          </table:table-cell>
          <table:table-cell table:style-name="ce65" office:value-type="string">
            <text:p>Trường hợp ngày tháng không được nhỏ hơn ngày hiện tại</text:p>
          </table:table-cell>
          <table:table-cell table:style-name="ce82" table:number-columns-repeated="4"/>
          <table:table-cell table:style-name="ce32"/>
          <table:table-cell table:style-name="ce32"/>
          <table:table-cell table:style-name="ce124" table:content-validation-name="val2" table:number-columns-repeated="12"/>
          <table:table-cell table:style-name="ce140"/>
          <table:table-cell table:style-name="ce32"/>
          <table:table-cell table:style-name="ce1" table:number-columns-repeated="10"/>
          <table:table-cell table:number-columns-repeated="992"/>
        </table:table-row>
        <table:table-row table:style-name="ro8">
          <table:table-cell table:style-name="ce56" table:formula="of:=IF(AND([.H99]=&quot;&quot;;[.H99]=&quot;&quot;);&quot;&quot;;[.$H$3]&amp;&quot;_&quot;&amp;ROW()-11-COUNTBLANK([.$H$12:.H99]))" office:value-type="string" office:string-value="CommonTC_G_72">
            <text:p>CommonTC_G_72</text:p>
          </table:table-cell>
          <table:table-cell table:style-name="ce32" office:value-type="string">
            <text:p>Kiểm tra khi giá trị ngày tháng nhỏ hơn ngày hiện tại</text:p>
          </table:table-cell>
          <table:table-cell table:style-name="ce70" office:value-type="string">
            <text:p>KT</text:p>
          </table:table-cell>
          <table:table-cell table:style-name="ce70" table:number-columns-repeated="3"/>
          <table:table-cell table:style-name="ce32" office:value-type="string">
            <text:p>Nhập vào textbox ngày tháng nhỏ hơn ngày hiện tại</text:p>
          </table:table-cell>
          <table:table-cell table:style-name="ce32" office:value-type="string">
            <text:p>1. Thông báo Ngày tháng không được phép nhỏ hơn ngày hiện tại.</text:p>
            <text:p>2. Set focus vào trường lỗi.</text:p>
          </table:table-cell>
          <table:table-cell table:number-columns-repeated="12" table:style-name="ce124" table:content-validation-name="val2"/>
          <table:table-cell table:style-name="ce140" table:formula="of:=IF(OR(IF([.K99]=&quot;&quot;;IF([.J99]=&quot;&quot;;IF([.I99]=&quot;&quot;;&quot;&quot;;[.I99]);[.J99]);[.K99])=&quot;F&quot;;IF([.N99]=&quot;&quot;;IF([.M99]=&quot;&quot;;IF([.L99]=&quot;&quot;;&quot;&quot;;[.L99]);[.M99]);[.N99])=&quot;F&quot;;IF([.Q99]=&quot;&quot;;IF([.P99]=&quot;&quot;;IF([.O99]=&quot;&quot;;&quot;&quot;;[.O99]);[.P99]);[.Q99])=&quot;F&quot;;IF([.T99]=&quot;&quot;;IF([.S99]=&quot;&quot;;IF([.R99]=&quot;&quot;;&quot;&quot;;[.R99]);[.S99]);[.T99])=&quot;F&quot;)=1;&quot;F&quot;;IF(OR(IF([.K99]=&quot;&quot;;IF([.J99]=&quot;&quot;;IF([.I99]=&quot;&quot;;&quot;&quot;;[.I99]);[.J99]);[.K99])=&quot;PE&quot;;IF([.N99]=&quot;&quot;;IF([.M99]=&quot;&quot;;IF([.L99]=&quot;&quot;;&quot;&quot;;[.L99]);[.M99]);[.N99])=&quot;PE&quot;;IF([.Q99]=&quot;&quot;;IF([.P99]=&quot;&quot;;IF([.O99]=&quot;&quot;;&quot;&quot;;[.O99]);[.P99]);[.Q99])=&quot;PE&quot;;IF([.T99]=&quot;&quot;;IF([.S99]=&quot;&quot;;IF([.R99]=&quot;&quot;;&quot;&quot;;[.R99]);[.S99]);[.T99])=&quot;PE&quot;)=1;&quot;PE&quot;;IF(AND(IF([.K99]=&quot;&quot;;IF([.J99]=&quot;&quot;;IF([.I99]=&quot;&quot;;&quot;&quot;;[.I99]);[.J99]);[.K99])=&quot;&quot;;IF([.N99]=&quot;&quot;;IF([.M99]=&quot;&quot;;IF([.L99]=&quot;&quot;;&quot;&quot;;[.L99]);[.M99]);[.N99])=&quot;&quot;;IF([.Q99]=&quot;&quot;;IF([.P99]=&quot;&quot;;IF([.O99]=&quot;&quot;;&quot;&quot;;[.O99]);[.P99]);[.Q99])=&quot;&quot;;IF([.T99]=&quot;&quot;;IF([.S99]=&quot;&quot;;IF([.R99]=&quot;&quot;;&quot;&quot;;[.R99]);[.S99]);[.T99])=&quot;&quot;)=1;&quot;&quot;;&quot;P&quot;)))">
            <text:p/>
          </table:table-cell>
          <table:table-cell table:style-name="ce32"/>
          <table:table-cell table:style-name="ce1" table:number-columns-repeated="10"/>
          <table:table-cell table:number-columns-repeated="992"/>
        </table:table-row>
        <table:table-row table:style-name="ro6">
          <table:table-cell table:style-name="ce56" table:formula="of:=IF(AND([.H100]=&quot;&quot;;[.H100]=&quot;&quot;);&quot;&quot;;[.$H$3]&amp;&quot;_&quot;&amp;ROW()-11-COUNTBLANK([.$H$12:.H100]))">
            <text:p/>
          </table:table-cell>
          <table:table-cell table:style-name="ce65" office:value-type="string">
            <text:p>Kiểm tra mối quan hệ giữa trường Từ Ngày và Đến Ngày</text:p>
          </table:table-cell>
          <table:table-cell table:style-name="ce82" table:number-columns-repeated="4"/>
          <table:table-cell table:style-name="ce32"/>
          <table:table-cell table:style-name="ce32"/>
          <table:table-cell table:style-name="ce124" table:content-validation-name="val2" table:number-columns-repeated="12"/>
          <table:table-cell table:style-name="ce140"/>
          <table:table-cell table:style-name="ce32"/>
          <table:table-cell table:style-name="ce1" table:number-columns-repeated="10"/>
          <table:table-cell table:number-columns-repeated="992"/>
        </table:table-row>
        <table:table-row table:style-name="ro8">
          <table:table-cell table:style-name="ce56" table:formula="of:=IF(AND([.H101]=&quot;&quot;;[.H101]=&quot;&quot;);&quot;&quot;;[.$H$3]&amp;&quot;_&quot;&amp;ROW()-11-COUNTBLANK([.$H$12:.H101]))" office:value-type="string" office:string-value="CommonTC_G_73">
            <text:p>CommonTC_G_73</text:p>
          </table:table-cell>
          <table:table-cell table:style-name="ce32" office:value-type="string">
            <text:p>Băt lỗi khi trường Từ ngày lớn hơn trường Đến ngày</text:p>
          </table:table-cell>
          <table:table-cell table:style-name="ce70" office:value-type="string">
            <text:p>KT</text:p>
          </table:table-cell>
          <table:table-cell table:style-name="ce70" table:number-columns-repeated="3"/>
          <table:table-cell table:style-name="ce32" office:value-type="string">
            <text:p>Nhập giá trị cho trường Từ ngày lớn hơn trường Đến ngày</text:p>
          </table:table-cell>
          <table:table-cell table:style-name="ce32" office:value-type="string">
            <text:p>1. Thông báo "Giá trị Từ ngày phải nhỏ hơn hoặc bằng giá trị Đến ngày." </text:p>
            <text:p>2. Set focus vào textbox Từ ngày.</text:p>
          </table:table-cell>
          <table:table-cell table:number-columns-repeated="12" table:style-name="ce124" table:content-validation-name="val2"/>
          <table:table-cell table:style-name="ce140" table:formula="of:=IF(OR(IF([.K101]=&quot;&quot;;IF([.J101]=&quot;&quot;;IF([.I101]=&quot;&quot;;&quot;&quot;;[.I101]);[.J101]);[.K101])=&quot;F&quot;;IF([.N101]=&quot;&quot;;IF([.M101]=&quot;&quot;;IF([.L101]=&quot;&quot;;&quot;&quot;;[.L101]);[.M101]);[.N101])=&quot;F&quot;;IF([.Q101]=&quot;&quot;;IF([.P101]=&quot;&quot;;IF([.O101]=&quot;&quot;;&quot;&quot;;[.O101]);[.P101]);[.Q101])=&quot;F&quot;;IF([.T101]=&quot;&quot;;IF([.S101]=&quot;&quot;;IF([.R101]=&quot;&quot;;&quot;&quot;;[.R101]);[.S101]);[.T101])=&quot;F&quot;)=1;&quot;F&quot;;IF(OR(IF([.K101]=&quot;&quot;;IF([.J101]=&quot;&quot;;IF([.I101]=&quot;&quot;;&quot;&quot;;[.I101]);[.J101]);[.K101])=&quot;PE&quot;;IF([.N101]=&quot;&quot;;IF([.M101]=&quot;&quot;;IF([.L101]=&quot;&quot;;&quot;&quot;;[.L101]);[.M101]);[.N101])=&quot;PE&quot;;IF([.Q101]=&quot;&quot;;IF([.P101]=&quot;&quot;;IF([.O101]=&quot;&quot;;&quot;&quot;;[.O101]);[.P101]);[.Q101])=&quot;PE&quot;;IF([.T101]=&quot;&quot;;IF([.S101]=&quot;&quot;;IF([.R101]=&quot;&quot;;&quot;&quot;;[.R101]);[.S101]);[.T101])=&quot;PE&quot;)=1;&quot;PE&quot;;IF(AND(IF([.K101]=&quot;&quot;;IF([.J101]=&quot;&quot;;IF([.I101]=&quot;&quot;;&quot;&quot;;[.I101]);[.J101]);[.K101])=&quot;&quot;;IF([.N101]=&quot;&quot;;IF([.M101]=&quot;&quot;;IF([.L101]=&quot;&quot;;&quot;&quot;;[.L101]);[.M101]);[.N101])=&quot;&quot;;IF([.Q101]=&quot;&quot;;IF([.P101]=&quot;&quot;;IF([.O101]=&quot;&quot;;&quot;&quot;;[.O101]);[.P101]);[.Q101])=&quot;&quot;;IF([.T101]=&quot;&quot;;IF([.S101]=&quot;&quot;;IF([.R101]=&quot;&quot;;&quot;&quot;;[.R101]);[.S101]);[.T101])=&quot;&quot;)=1;&quot;&quot;;&quot;P&quot;)))">
            <text:p/>
          </table:table-cell>
          <table:table-cell table:style-name="ce32"/>
          <table:table-cell table:style-name="ce1" table:number-columns-repeated="10"/>
          <table:table-cell table:number-columns-repeated="992"/>
        </table:table-row>
        <table:table-row table:style-name="ro6">
          <table:table-cell table:style-name="ce56" table:formula="of:=IF(AND([.H102]=&quot;&quot;;[.H102]=&quot;&quot;);&quot;&quot;;[.$H$3]&amp;&quot;_&quot;&amp;ROW()-11-COUNTBLANK([.$H$12:.H102]))" office:value-type="string" office:string-value="CommonTC_G_74">
            <text:p>CommonTC_G_74</text:p>
          </table:table-cell>
          <table:table-cell table:style-name="ce32" office:value-type="string">
            <text:p>Kiểm tra trường Từ ngày bằng trường Đến ngày</text:p>
          </table:table-cell>
          <table:table-cell table:style-name="ce70" office:value-type="string">
            <text:p>KT</text:p>
          </table:table-cell>
          <table:table-cell table:style-name="ce70" table:number-columns-repeated="3"/>
          <table:table-cell table:style-name="ce32" office:value-type="string">
            <text:p>Nhập giá trị cho trường Từ ngày bằng trường Đến ngày</text:p>
          </table:table-cell>
          <table:table-cell table:style-name="ce32" office:value-type="string">
            <text:p>Hệ thống không báo lỗi</text:p>
          </table:table-cell>
          <table:table-cell table:number-columns-repeated="12" table:style-name="ce124" table:content-validation-name="val2"/>
          <table:table-cell table:style-name="ce140" table:formula="of:=IF(OR(IF([.K102]=&quot;&quot;;IF([.J102]=&quot;&quot;;IF([.I102]=&quot;&quot;;&quot;&quot;;[.I102]);[.J102]);[.K102])=&quot;F&quot;;IF([.N102]=&quot;&quot;;IF([.M102]=&quot;&quot;;IF([.L102]=&quot;&quot;;&quot;&quot;;[.L102]);[.M102]);[.N102])=&quot;F&quot;;IF([.Q102]=&quot;&quot;;IF([.P102]=&quot;&quot;;IF([.O102]=&quot;&quot;;&quot;&quot;;[.O102]);[.P102]);[.Q102])=&quot;F&quot;;IF([.T102]=&quot;&quot;;IF([.S102]=&quot;&quot;;IF([.R102]=&quot;&quot;;&quot;&quot;;[.R102]);[.S102]);[.T102])=&quot;F&quot;)=1;&quot;F&quot;;IF(OR(IF([.K102]=&quot;&quot;;IF([.J102]=&quot;&quot;;IF([.I102]=&quot;&quot;;&quot;&quot;;[.I102]);[.J102]);[.K102])=&quot;PE&quot;;IF([.N102]=&quot;&quot;;IF([.M102]=&quot;&quot;;IF([.L102]=&quot;&quot;;&quot;&quot;;[.L102]);[.M102]);[.N102])=&quot;PE&quot;;IF([.Q102]=&quot;&quot;;IF([.P102]=&quot;&quot;;IF([.O102]=&quot;&quot;;&quot;&quot;;[.O102]);[.P102]);[.Q102])=&quot;PE&quot;;IF([.T102]=&quot;&quot;;IF([.S102]=&quot;&quot;;IF([.R102]=&quot;&quot;;&quot;&quot;;[.R102]);[.S102]);[.T102])=&quot;PE&quot;)=1;&quot;PE&quot;;IF(AND(IF([.K102]=&quot;&quot;;IF([.J102]=&quot;&quot;;IF([.I102]=&quot;&quot;;&quot;&quot;;[.I102]);[.J102]);[.K102])=&quot;&quot;;IF([.N102]=&quot;&quot;;IF([.M102]=&quot;&quot;;IF([.L102]=&quot;&quot;;&quot;&quot;;[.L102]);[.M102]);[.N102])=&quot;&quot;;IF([.Q102]=&quot;&quot;;IF([.P102]=&quot;&quot;;IF([.O102]=&quot;&quot;;&quot;&quot;;[.O102]);[.P102]);[.Q102])=&quot;&quot;;IF([.T102]=&quot;&quot;;IF([.S102]=&quot;&quot;;IF([.R102]=&quot;&quot;;&quot;&quot;;[.R102]);[.S102]);[.T102])=&quot;&quot;)=1;&quot;&quot;;&quot;P&quot;)))">
            <text:p/>
          </table:table-cell>
          <table:table-cell table:style-name="ce32"/>
          <table:table-cell table:style-name="ce1" table:number-columns-repeated="10"/>
          <table:table-cell table:number-columns-repeated="992"/>
        </table:table-row>
        <table:table-row table:style-name="ro6">
          <table:table-cell table:style-name="ce56" table:formula="of:=IF(AND([.H103]=&quot;&quot;;[.H103]=&quot;&quot;);&quot;&quot;;[.$H$3]&amp;&quot;_&quot;&amp;ROW()-11-COUNTBLANK([.$H$12:.H103]))" office:value-type="string" office:string-value="CommonTC_G_75">
            <text:p>CommonTC_G_75</text:p>
          </table:table-cell>
          <table:table-cell table:style-name="ce32" office:value-type="string">
            <text:p>Kiểm tra trường Từ ngày nhỏ hơn trường Đến ngày</text:p>
          </table:table-cell>
          <table:table-cell table:style-name="ce70" office:value-type="string">
            <text:p>KT</text:p>
          </table:table-cell>
          <table:table-cell table:style-name="ce70" table:number-columns-repeated="3"/>
          <table:table-cell table:style-name="ce32" office:value-type="string">
            <text:p>Nhập giá trị cho trường Từ ngày nhỏ hơn trường Đến ngày</text:p>
          </table:table-cell>
          <table:table-cell table:style-name="ce32" office:value-type="string">
            <text:p>Hệ thống không báo lỗi</text:p>
          </table:table-cell>
          <table:table-cell table:number-columns-repeated="12" table:style-name="ce124" table:content-validation-name="val2"/>
          <table:table-cell table:style-name="ce140" table:formula="of:=IF(OR(IF([.K103]=&quot;&quot;;IF([.J103]=&quot;&quot;;IF([.I103]=&quot;&quot;;&quot;&quot;;[.I103]);[.J103]);[.K103])=&quot;F&quot;;IF([.N103]=&quot;&quot;;IF([.M103]=&quot;&quot;;IF([.L103]=&quot;&quot;;&quot;&quot;;[.L103]);[.M103]);[.N103])=&quot;F&quot;;IF([.Q103]=&quot;&quot;;IF([.P103]=&quot;&quot;;IF([.O103]=&quot;&quot;;&quot;&quot;;[.O103]);[.P103]);[.Q103])=&quot;F&quot;;IF([.T103]=&quot;&quot;;IF([.S103]=&quot;&quot;;IF([.R103]=&quot;&quot;;&quot;&quot;;[.R103]);[.S103]);[.T103])=&quot;F&quot;)=1;&quot;F&quot;;IF(OR(IF([.K103]=&quot;&quot;;IF([.J103]=&quot;&quot;;IF([.I103]=&quot;&quot;;&quot;&quot;;[.I103]);[.J103]);[.K103])=&quot;PE&quot;;IF([.N103]=&quot;&quot;;IF([.M103]=&quot;&quot;;IF([.L103]=&quot;&quot;;&quot;&quot;;[.L103]);[.M103]);[.N103])=&quot;PE&quot;;IF([.Q103]=&quot;&quot;;IF([.P103]=&quot;&quot;;IF([.O103]=&quot;&quot;;&quot;&quot;;[.O103]);[.P103]);[.Q103])=&quot;PE&quot;;IF([.T103]=&quot;&quot;;IF([.S103]=&quot;&quot;;IF([.R103]=&quot;&quot;;&quot;&quot;;[.R103]);[.S103]);[.T103])=&quot;PE&quot;)=1;&quot;PE&quot;;IF(AND(IF([.K103]=&quot;&quot;;IF([.J103]=&quot;&quot;;IF([.I103]=&quot;&quot;;&quot;&quot;;[.I103]);[.J103]);[.K103])=&quot;&quot;;IF([.N103]=&quot;&quot;;IF([.M103]=&quot;&quot;;IF([.L103]=&quot;&quot;;&quot;&quot;;[.L103]);[.M103]);[.N103])=&quot;&quot;;IF([.Q103]=&quot;&quot;;IF([.P103]=&quot;&quot;;IF([.O103]=&quot;&quot;;&quot;&quot;;[.O103]);[.P103]);[.Q103])=&quot;&quot;;IF([.T103]=&quot;&quot;;IF([.S103]=&quot;&quot;;IF([.R103]=&quot;&quot;;&quot;&quot;;[.R103]);[.S103]);[.T103])=&quot;&quot;)=1;&quot;&quot;;&quot;P&quot;)))">
            <text:p/>
          </table:table-cell>
          <table:table-cell table:style-name="ce32"/>
          <table:table-cell table:style-name="ce1" table:number-columns-repeated="10"/>
          <table:table-cell table:number-columns-repeated="992"/>
        </table:table-row>
        <table:table-row table:style-name="ro2">
          <table:table-cell table:style-name="ce56" table:formula="of:=IF(AND([.H104]=&quot;&quot;;[.H104]=&quot;&quot;);&quot;&quot;;[.$H$3]&amp;&quot;_&quot;&amp;ROW()-11-COUNTBLANK([.$H$12:.H104]))">
            <text:p/>
          </table:table-cell>
          <table:table-cell table:style-name="ce58" office:value-type="string" table:number-columns-spanned="21" table:number-rows-spanned="1">
            <text:p>Kiểm tra trường ngày tháng có thể tự nhập</text:p>
          </table:table-cell>
          <table:covered-table-cell table:number-columns-repeated="6" table:style-name="ce21"/>
          <table:covered-table-cell table:number-columns-repeated="13" table:style-name="ce123"/>
          <table:covered-table-cell table:style-name="ce43"/>
          <table:table-cell table:style-name="ce1" table:number-columns-repeated="10"/>
          <table:table-cell table:number-columns-repeated="992"/>
        </table:table-row>
        <table:table-row table:style-name="ro6">
          <table:table-cell table:style-name="ce56" table:formula="of:=IF(AND([.H105]=&quot;&quot;;[.H105]=&quot;&quot;);&quot;&quot;;[.$H$3]&amp;&quot;_&quot;&amp;ROW()-11-COUNTBLANK([.$H$12:.H105]))" office:value-type="string" office:string-value="CommonTC_G_76">
            <text:p>CommonTC_G_76</text:p>
          </table:table-cell>
          <table:table-cell table:style-name="ce17" office:value-type="string">
            <text:p>Kiểm tra trường ngày tháng là bắt buộc nhập</text:p>
          </table:table-cell>
          <table:table-cell table:style-name="ce27" office:value-type="string">
            <text:p>M</text:p>
          </table:table-cell>
          <table:table-cell table:style-name="ce27" office:value-type="float" office:value="1">
            <text:p>1</text:p>
          </table:table-cell>
          <table:table-cell table:style-name="ce89" office:value-type="percentage" office:value="1">
            <text:p>100%</text:p>
          </table:table-cell>
          <table:table-cell table:style-name="ce27"/>
          <table:table-cell table:style-name="ce17" office:value-type="string">
            <text:p>Không chọn giá trị nào cho trường ngày tháng</text:p>
          </table:table-cell>
          <table:table-cell table:style-name="ce17" office:value-type="string">
            <text:p>1. Thông báo trường ngày tháng là bắt buộc.</text:p>
            <text:p>2. Set focus vào trường lỗi.</text:p>
          </table:table-cell>
          <table:table-cell table:number-columns-repeated="12" table:style-name="ce130" table:content-validation-name="val2"/>
          <table:table-cell table:style-name="ce143" table:formula="of:=IF(OR(IF([.K105]=&quot;&quot;;IF([.J105]=&quot;&quot;;IF([.I105]=&quot;&quot;;&quot;&quot;;[.I105]);[.J105]);[.K105])=&quot;F&quot;;IF([.N105]=&quot;&quot;;IF([.M105]=&quot;&quot;;IF([.L105]=&quot;&quot;;&quot;&quot;;[.L105]);[.M105]);[.N105])=&quot;F&quot;;IF([.Q105]=&quot;&quot;;IF([.P105]=&quot;&quot;;IF([.O105]=&quot;&quot;;&quot;&quot;;[.O105]);[.P105]);[.Q105])=&quot;F&quot;;IF([.T105]=&quot;&quot;;IF([.S105]=&quot;&quot;;IF([.R105]=&quot;&quot;;&quot;&quot;;[.R105]);[.S105]);[.T105])=&quot;F&quot;)=1;&quot;F&quot;;IF(OR(IF([.K105]=&quot;&quot;;IF([.J105]=&quot;&quot;;IF([.I105]=&quot;&quot;;&quot;&quot;;[.I105]);[.J105]);[.K105])=&quot;PE&quot;;IF([.N105]=&quot;&quot;;IF([.M105]=&quot;&quot;;IF([.L105]=&quot;&quot;;&quot;&quot;;[.L105]);[.M105]);[.N105])=&quot;PE&quot;;IF([.Q105]=&quot;&quot;;IF([.P105]=&quot;&quot;;IF([.O105]=&quot;&quot;;&quot;&quot;;[.O105]);[.P105]);[.Q105])=&quot;PE&quot;;IF([.T105]=&quot;&quot;;IF([.S105]=&quot;&quot;;IF([.R105]=&quot;&quot;;&quot;&quot;;[.R105]);[.S105]);[.T105])=&quot;PE&quot;)=1;&quot;PE&quot;;IF(AND(IF([.K105]=&quot;&quot;;IF([.J105]=&quot;&quot;;IF([.I105]=&quot;&quot;;&quot;&quot;;[.I105]);[.J105]);[.K105])=&quot;&quot;;IF([.N105]=&quot;&quot;;IF([.M105]=&quot;&quot;;IF([.L105]=&quot;&quot;;&quot;&quot;;[.L105]);[.M105]);[.N105])=&quot;&quot;;IF([.Q105]=&quot;&quot;;IF([.P105]=&quot;&quot;;IF([.O105]=&quot;&quot;;&quot;&quot;;[.O105]);[.P105]);[.Q105])=&quot;&quot;;IF([.T105]=&quot;&quot;;IF([.S105]=&quot;&quot;;IF([.R105]=&quot;&quot;;&quot;&quot;;[.R105]);[.S105]);[.T105])=&quot;&quot;)=1;&quot;&quot;;&quot;P&quot;)))">
            <text:p/>
          </table:table-cell>
          <table:table-cell table:style-name="ce17"/>
          <table:table-cell table:style-name="ce159" table:number-columns-repeated="10"/>
          <table:table-cell table:number-columns-repeated="992"/>
        </table:table-row>
        <table:table-row table:style-name="ro21">
          <table:table-cell table:style-name="ce56" table:formula="of:=IF(AND([.H106]=&quot;&quot;;[.H106]=&quot;&quot;);&quot;&quot;;[.$H$3]&amp;&quot;_&quot;&amp;ROW()-11-COUNTBLANK([.$H$12:.H106]))" office:value-type="string" office:string-value="CommonTC_G_77">
            <text:p>CommonTC_G_77</text:p>
          </table:table-cell>
          <table:table-cell table:style-name="ce17" office:value-type="string">
            <text:p>Kiểm tra khi trường ngày tháng không đúng định dạng.</text:p>
          </table:table-cell>
          <table:table-cell table:style-name="ce27" office:value-type="string">
            <text:p>M</text:p>
          </table:table-cell>
          <table:table-cell table:style-name="ce27" office:value-type="float" office:value="5">
            <text:p>5</text:p>
          </table:table-cell>
          <table:table-cell table:style-name="ce89" office:value-type="percentage" office:value="1">
            <text:p>100%</text:p>
          </table:table-cell>
          <table:table-cell table:style-name="ce27"/>
          <table:table-cell table:style-name="ce17" office:value-type="string">
            <text:p>Nhập giá trị ngày tháng không đúng định dạng :</text:p>
            <text:p>Kiểm tra với các định dạng sau:</text:p>
            <text:p>'- Định đạng MM/DD/YYYY</text:p>
            <text:p>-YYYY/DD/MM</text:p>
            <text:p>- abcdefgh</text:p>
            <text:p>- DD</text:p>
            <text:p>-DD/MM</text:p>
            <text:p/>
          </table:table-cell>
          <table:table-cell table:style-name="ce17" office:value-type="string">
            <text:p>1. Trường ngày tháng phải theo định dạng dd/mm/yyyy." </text:p>
            <text:p>2. Set focus vào trường lỗi.</text:p>
          </table:table-cell>
          <table:table-cell table:number-columns-repeated="12" table:style-name="ce130" table:content-validation-name="val2"/>
          <table:table-cell table:style-name="ce143" table:formula="of:=IF(OR(IF([.K106]=&quot;&quot;;IF([.J106]=&quot;&quot;;IF([.I106]=&quot;&quot;;&quot;&quot;;[.I106]);[.J106]);[.K106])=&quot;F&quot;;IF([.N106]=&quot;&quot;;IF([.M106]=&quot;&quot;;IF([.L106]=&quot;&quot;;&quot;&quot;;[.L106]);[.M106]);[.N106])=&quot;F&quot;;IF([.Q106]=&quot;&quot;;IF([.P106]=&quot;&quot;;IF([.O106]=&quot;&quot;;&quot;&quot;;[.O106]);[.P106]);[.Q106])=&quot;F&quot;;IF([.T106]=&quot;&quot;;IF([.S106]=&quot;&quot;;IF([.R106]=&quot;&quot;;&quot;&quot;;[.R106]);[.S106]);[.T106])=&quot;F&quot;)=1;&quot;F&quot;;IF(OR(IF([.K106]=&quot;&quot;;IF([.J106]=&quot;&quot;;IF([.I106]=&quot;&quot;;&quot;&quot;;[.I106]);[.J106]);[.K106])=&quot;PE&quot;;IF([.N106]=&quot;&quot;;IF([.M106]=&quot;&quot;;IF([.L106]=&quot;&quot;;&quot;&quot;;[.L106]);[.M106]);[.N106])=&quot;PE&quot;;IF([.Q106]=&quot;&quot;;IF([.P106]=&quot;&quot;;IF([.O106]=&quot;&quot;;&quot;&quot;;[.O106]);[.P106]);[.Q106])=&quot;PE&quot;;IF([.T106]=&quot;&quot;;IF([.S106]=&quot;&quot;;IF([.R106]=&quot;&quot;;&quot;&quot;;[.R106]);[.S106]);[.T106])=&quot;PE&quot;)=1;&quot;PE&quot;;IF(AND(IF([.K106]=&quot;&quot;;IF([.J106]=&quot;&quot;;IF([.I106]=&quot;&quot;;&quot;&quot;;[.I106]);[.J106]);[.K106])=&quot;&quot;;IF([.N106]=&quot;&quot;;IF([.M106]=&quot;&quot;;IF([.L106]=&quot;&quot;;&quot;&quot;;[.L106]);[.M106]);[.N106])=&quot;&quot;;IF([.Q106]=&quot;&quot;;IF([.P106]=&quot;&quot;;IF([.O106]=&quot;&quot;;&quot;&quot;;[.O106]);[.P106]);[.Q106])=&quot;&quot;;IF([.T106]=&quot;&quot;;IF([.S106]=&quot;&quot;;IF([.R106]=&quot;&quot;;&quot;&quot;;[.R106]);[.S106]);[.T106])=&quot;&quot;)=1;&quot;&quot;;&quot;P&quot;)))">
            <text:p/>
          </table:table-cell>
          <table:table-cell table:style-name="ce17"/>
          <table:table-cell table:style-name="ce159" table:number-columns-repeated="10"/>
          <table:table-cell table:number-columns-repeated="992"/>
        </table:table-row>
        <table:table-row table:style-name="ro25">
          <table:table-cell table:style-name="ce56" table:formula="of:=IF(AND([.H107]=&quot;&quot;;[.H107]=&quot;&quot;);&quot;&quot;;[.$H$3]&amp;&quot;_&quot;&amp;ROW()-11-COUNTBLANK([.$H$12:.H107]))" office:value-type="string" office:string-value="CommonTC_G_78">
            <text:p>CommonTC_G_78</text:p>
          </table:table-cell>
          <table:table-cell table:style-name="ce17" office:value-type="string">
            <text:p>Kiểm tra khi trường ngày tháng có định dạng DD/MM/YYYY nhưng không hợp lệ.</text:p>
            <text:p/>
          </table:table-cell>
          <table:table-cell table:style-name="ce27" office:value-type="string">
            <text:p>M</text:p>
          </table:table-cell>
          <table:table-cell table:style-name="ce27" office:value-type="float" office:value="10">
            <text:p>10</text:p>
          </table:table-cell>
          <table:table-cell table:style-name="ce89" office:value-type="percentage" office:value="1">
            <text:p>100%</text:p>
          </table:table-cell>
          <table:table-cell table:style-name="ce27"/>
          <table:table-cell table:style-name="ce17" office:value-type="string">
            <text:p>Nhập vào trường ngày tháng các giá trị sau:</text:p>
            <text:p>1. Ngày DD ko hợp lệ, ngoài khoảng [1,31]; ví dụ 32/04/2009.</text:p>
            <text:p>2. Tháng MM không hợp lệ, ngoài khoảng [1,12]; ví dụ 12/14/2009</text:p>
            <text:p>3. Kiểm tra với các giá trị biên sau</text:p>
            <text:p>- 31/04/1983</text:p>
            <text:p>- 31/06/1983</text:p>
            <text:p>- 31/09/1983</text:p>
            <text:p>- 31/11/1983</text:p>
            <text:p>- 30/2/1983</text:p>
            <text:p>- 29/2/1983</text:p>
            <text:p>4. YYYY &lt; 1000; YYYY&gt;9999</text:p>
            <text:p>- 1/2/0999</text:p>
            <text:p>- 1/2/99999</text:p>
            <text:p/>
            <text:p/>
          </table:table-cell>
          <table:table-cell table:style-name="ce17" office:value-type="string">
            <text:p>1. Ngày tháng không tồn tại</text:p>
            <text:p>2. Set focus vào trường lỗi.</text:p>
          </table:table-cell>
          <table:table-cell table:number-columns-repeated="12" table:style-name="ce130" table:content-validation-name="val2"/>
          <table:table-cell table:style-name="ce143" table:formula="of:=IF(OR(IF([.K107]=&quot;&quot;;IF([.J107]=&quot;&quot;;IF([.I107]=&quot;&quot;;&quot;&quot;;[.I107]);[.J107]);[.K107])=&quot;F&quot;;IF([.N107]=&quot;&quot;;IF([.M107]=&quot;&quot;;IF([.L107]=&quot;&quot;;&quot;&quot;;[.L107]);[.M107]);[.N107])=&quot;F&quot;;IF([.Q107]=&quot;&quot;;IF([.P107]=&quot;&quot;;IF([.O107]=&quot;&quot;;&quot;&quot;;[.O107]);[.P107]);[.Q107])=&quot;F&quot;;IF([.T107]=&quot;&quot;;IF([.S107]=&quot;&quot;;IF([.R107]=&quot;&quot;;&quot;&quot;;[.R107]);[.S107]);[.T107])=&quot;F&quot;)=1;&quot;F&quot;;IF(OR(IF([.K107]=&quot;&quot;;IF([.J107]=&quot;&quot;;IF([.I107]=&quot;&quot;;&quot;&quot;;[.I107]);[.J107]);[.K107])=&quot;PE&quot;;IF([.N107]=&quot;&quot;;IF([.M107]=&quot;&quot;;IF([.L107]=&quot;&quot;;&quot;&quot;;[.L107]);[.M107]);[.N107])=&quot;PE&quot;;IF([.Q107]=&quot;&quot;;IF([.P107]=&quot;&quot;;IF([.O107]=&quot;&quot;;&quot;&quot;;[.O107]);[.P107]);[.Q107])=&quot;PE&quot;;IF([.T107]=&quot;&quot;;IF([.S107]=&quot;&quot;;IF([.R107]=&quot;&quot;;&quot;&quot;;[.R107]);[.S107]);[.T107])=&quot;PE&quot;)=1;&quot;PE&quot;;IF(AND(IF([.K107]=&quot;&quot;;IF([.J107]=&quot;&quot;;IF([.I107]=&quot;&quot;;&quot;&quot;;[.I107]);[.J107]);[.K107])=&quot;&quot;;IF([.N107]=&quot;&quot;;IF([.M107]=&quot;&quot;;IF([.L107]=&quot;&quot;;&quot;&quot;;[.L107]);[.M107]);[.N107])=&quot;&quot;;IF([.Q107]=&quot;&quot;;IF([.P107]=&quot;&quot;;IF([.O107]=&quot;&quot;;&quot;&quot;;[.O107]);[.P107]);[.Q107])=&quot;&quot;;IF([.T107]=&quot;&quot;;IF([.S107]=&quot;&quot;;IF([.R107]=&quot;&quot;;&quot;&quot;;[.R107]);[.S107]);[.T107])=&quot;&quot;)=1;&quot;&quot;;&quot;P&quot;)))">
            <text:p/>
          </table:table-cell>
          <table:table-cell table:style-name="ce17"/>
          <table:table-cell table:style-name="ce159" table:number-columns-repeated="10"/>
          <table:table-cell table:number-columns-repeated="992"/>
        </table:table-row>
        <table:table-row table:style-name="ro26">
          <table:table-cell table:style-name="ce56" table:formula="of:=IF(AND([.H108]=&quot;&quot;;[.H108]=&quot;&quot;);&quot;&quot;;[.$H$3]&amp;&quot;_&quot;&amp;ROW()-11-COUNTBLANK([.$H$12:.H108]))" office:value-type="string" office:string-value="CommonTC_G_79">
            <text:p>CommonTC_G_79</text:p>
          </table:table-cell>
          <table:table-cell table:style-name="ce17" office:value-type="string">
            <text:p>Kiểm tra khi trường ngày tháng có định dạng DD/MM/YYYY hợp lệ.</text:p>
            <text:p/>
          </table:table-cell>
          <table:table-cell table:style-name="ce27" office:value-type="string">
            <text:p>M</text:p>
          </table:table-cell>
          <table:table-cell table:style-name="ce27" office:value-type="float" office:value="16">
            <text:p>16</text:p>
          </table:table-cell>
          <table:table-cell table:style-name="ce89" office:value-type="percentage" office:value="1">
            <text:p>100%</text:p>
          </table:table-cell>
          <table:table-cell table:style-name="ce27"/>
          <table:table-cell table:style-name="ce17" office:value-type="string">
            <text:p>Kiểm tra với các giá trị sau:</text:p>
            <text:p>-Ngày 31 tháng (1,3,5,7,8,10,12)</text:p>
            <text:p>- 29/2/1980 <text:s/></text:p>
            <text:p>- 28/2/1983</text:p>
            <text:p>- Ngày 30 tháng (4,6,9,11)</text:p>
            <text:p>-Ngày 10/10/1983</text:p>
            <text:p>- 1/2/1000</text:p>
            <text:p>-1/2/9999 <text:s text:c="2"/></text:p>
            <text:p/>
          </table:table-cell>
          <table:table-cell table:style-name="ce17" office:value-type="string">
            <text:p>Ngày tháng hiển thị theo định dạng dd/mm/yyyy</text:p>
          </table:table-cell>
          <table:table-cell table:number-columns-repeated="12" table:style-name="ce124" table:content-validation-name="val2"/>
          <table:table-cell table:style-name="ce140" table:formula="of:=IF(OR(IF([.K108]=&quot;&quot;;IF([.J108]=&quot;&quot;;IF([.I108]=&quot;&quot;;&quot;&quot;;[.I108]);[.J108]);[.K108])=&quot;F&quot;;IF([.N108]=&quot;&quot;;IF([.M108]=&quot;&quot;;IF([.L108]=&quot;&quot;;&quot;&quot;;[.L108]);[.M108]);[.N108])=&quot;F&quot;;IF([.Q108]=&quot;&quot;;IF([.P108]=&quot;&quot;;IF([.O108]=&quot;&quot;;&quot;&quot;;[.O108]);[.P108]);[.Q108])=&quot;F&quot;;IF([.T108]=&quot;&quot;;IF([.S108]=&quot;&quot;;IF([.R108]=&quot;&quot;;&quot;&quot;;[.R108]);[.S108]);[.T108])=&quot;F&quot;)=1;&quot;F&quot;;IF(OR(IF([.K108]=&quot;&quot;;IF([.J108]=&quot;&quot;;IF([.I108]=&quot;&quot;;&quot;&quot;;[.I108]);[.J108]);[.K108])=&quot;PE&quot;;IF([.N108]=&quot;&quot;;IF([.M108]=&quot;&quot;;IF([.L108]=&quot;&quot;;&quot;&quot;;[.L108]);[.M108]);[.N108])=&quot;PE&quot;;IF([.Q108]=&quot;&quot;;IF([.P108]=&quot;&quot;;IF([.O108]=&quot;&quot;;&quot;&quot;;[.O108]);[.P108]);[.Q108])=&quot;PE&quot;;IF([.T108]=&quot;&quot;;IF([.S108]=&quot;&quot;;IF([.R108]=&quot;&quot;;&quot;&quot;;[.R108]);[.S108]);[.T108])=&quot;PE&quot;)=1;&quot;PE&quot;;IF(AND(IF([.K108]=&quot;&quot;;IF([.J108]=&quot;&quot;;IF([.I108]=&quot;&quot;;&quot;&quot;;[.I108]);[.J108]);[.K108])=&quot;&quot;;IF([.N108]=&quot;&quot;;IF([.M108]=&quot;&quot;;IF([.L108]=&quot;&quot;;&quot;&quot;;[.L108]);[.M108]);[.N108])=&quot;&quot;;IF([.Q108]=&quot;&quot;;IF([.P108]=&quot;&quot;;IF([.O108]=&quot;&quot;;&quot;&quot;;[.O108]);[.P108]);[.Q108])=&quot;&quot;;IF([.T108]=&quot;&quot;;IF([.S108]=&quot;&quot;;IF([.R108]=&quot;&quot;;&quot;&quot;;[.R108]);[.S108]);[.T108])=&quot;&quot;)=1;&quot;&quot;;&quot;P&quot;)))">
            <text:p/>
          </table:table-cell>
          <table:table-cell table:style-name="ce32"/>
          <table:table-cell table:style-name="ce1" table:number-columns-repeated="10"/>
          <table:table-cell table:number-columns-repeated="992"/>
        </table:table-row>
        <table:table-row table:style-name="ro6">
          <table:table-cell table:style-name="ce56" table:formula="of:=IF(AND([.H109]=&quot;&quot;;[.H109]=&quot;&quot;);&quot;&quot;;[.$H$3]&amp;&quot;_&quot;&amp;ROW()-11-COUNTBLANK([.$H$12:.H109]))">
            <text:p/>
          </table:table-cell>
          <table:table-cell table:style-name="ce64" office:value-type="string">
            <office:annotation draw:style-name="gr14" draw:text-style-name="P1" svg:width="4.9201in" svg:height="0.8197in" svg:x="3.535in" svg:y="61.3437in" draw:caption-point-x="-0.1898in" draw:caption-point-y="-0.4433in">
              <dc:creator>Thuy Vu</dc:creator>
              <dc:date>2018-03-26T00:00:00</dc:date>
              <text:p text:style-name="P1">cần list các trường hợp cụ thể mà ngày tháng nhập vào lớn hơn || nhỏ hơn || bằng ngày tháng hiện tại (cho các test case 80, 81, 82, 83, 84, 85)</text:p>
              <text:p text:style-name="P1"><text:tab/>-Mơ Đào</text:p>
            </office:annotation>
            <text:p>Trường hợp ngày tháng không được lớn hơn ngày hiện tại</text:p>
          </table:table-cell>
          <table:table-cell table:style-name="ce81" table:number-columns-repeated="4"/>
          <table:table-cell table:style-name="ce17"/>
          <table:table-cell table:style-name="ce17"/>
          <table:table-cell table:style-name="ce124" table:content-validation-name="val2" table:number-columns-repeated="12"/>
          <table:table-cell table:style-name="ce140"/>
          <table:table-cell table:style-name="ce32"/>
          <table:table-cell table:style-name="ce1" table:number-columns-repeated="10"/>
          <table:table-cell table:number-columns-repeated="992"/>
        </table:table-row>
        <table:table-row table:style-name="ro8">
          <table:table-cell table:style-name="ce56" table:formula="of:=IF(AND([.H110]=&quot;&quot;;[.H110]=&quot;&quot;);&quot;&quot;;[.$H$3]&amp;&quot;_&quot;&amp;ROW()-11-COUNTBLANK([.$H$12:.H110]))" office:value-type="string" office:string-value="CommonTC_G_80">
            <text:p>CommonTC_G_80</text:p>
          </table:table-cell>
          <table:table-cell table:style-name="ce32" office:value-type="string">
            <text:p>Kiểm tra khi giá trị ngày tháng lớn hơn ngày hiện tại</text:p>
          </table:table-cell>
          <table:table-cell table:style-name="ce70" office:value-type="string">
            <text:p>M2H</text:p>
          </table:table-cell>
          <table:table-cell table:style-name="ce70"/>
          <table:table-cell table:style-name="ce90" office:value-type="percentage" office:value="1">
            <text:p>100%</text:p>
          </table:table-cell>
          <table:table-cell table:style-name="ce70"/>
          <table:table-cell table:style-name="ce17" office:value-type="string">
            <text:p>Nhập vào textbox ngày tháng lớn hơn ngày hiện tại</text:p>
            <text:p>(</text:p>
            <text:p>VD:</text:p>
            <text:p>Màn hình "Thêm mới, sửa bệnh nhân": Ngày sinh, Ngày cấp</text:p>
            <text:p>)</text:p>
          </table:table-cell>
          <table:table-cell table:style-name="ce32" office:value-type="string">
            <text:p>1. Thông báo Ngày tháng không được phép lớn hơn ngày hiện tại.</text:p>
            <text:p>2. Set focus vào trường lỗi</text:p>
          </table:table-cell>
          <table:table-cell table:number-columns-repeated="12" table:style-name="ce124" table:content-validation-name="val2"/>
          <table:table-cell table:style-name="ce140" table:formula="of:=IF(OR(IF([.K110]=&quot;&quot;;IF([.J110]=&quot;&quot;;IF([.I110]=&quot;&quot;;&quot;&quot;;[.I110]);[.J110]);[.K110])=&quot;F&quot;;IF([.N110]=&quot;&quot;;IF([.M110]=&quot;&quot;;IF([.L110]=&quot;&quot;;&quot;&quot;;[.L110]);[.M110]);[.N110])=&quot;F&quot;;IF([.Q110]=&quot;&quot;;IF([.P110]=&quot;&quot;;IF([.O110]=&quot;&quot;;&quot;&quot;;[.O110]);[.P110]);[.Q110])=&quot;F&quot;;IF([.T110]=&quot;&quot;;IF([.S110]=&quot;&quot;;IF([.R110]=&quot;&quot;;&quot;&quot;;[.R110]);[.S110]);[.T110])=&quot;F&quot;)=1;&quot;F&quot;;IF(OR(IF([.K110]=&quot;&quot;;IF([.J110]=&quot;&quot;;IF([.I110]=&quot;&quot;;&quot;&quot;;[.I110]);[.J110]);[.K110])=&quot;PE&quot;;IF([.N110]=&quot;&quot;;IF([.M110]=&quot;&quot;;IF([.L110]=&quot;&quot;;&quot;&quot;;[.L110]);[.M110]);[.N110])=&quot;PE&quot;;IF([.Q110]=&quot;&quot;;IF([.P110]=&quot;&quot;;IF([.O110]=&quot;&quot;;&quot;&quot;;[.O110]);[.P110]);[.Q110])=&quot;PE&quot;;IF([.T110]=&quot;&quot;;IF([.S110]=&quot;&quot;;IF([.R110]=&quot;&quot;;&quot;&quot;;[.R110]);[.S110]);[.T110])=&quot;PE&quot;)=1;&quot;PE&quot;;IF(AND(IF([.K110]=&quot;&quot;;IF([.J110]=&quot;&quot;;IF([.I110]=&quot;&quot;;&quot;&quot;;[.I110]);[.J110]);[.K110])=&quot;&quot;;IF([.N110]=&quot;&quot;;IF([.M110]=&quot;&quot;;IF([.L110]=&quot;&quot;;&quot;&quot;;[.L110]);[.M110]);[.N110])=&quot;&quot;;IF([.Q110]=&quot;&quot;;IF([.P110]=&quot;&quot;;IF([.O110]=&quot;&quot;;&quot;&quot;;[.O110]);[.P110]);[.Q110])=&quot;&quot;;IF([.T110]=&quot;&quot;;IF([.S110]=&quot;&quot;;IF([.R110]=&quot;&quot;;&quot;&quot;;[.R110]);[.S110]);[.T110])=&quot;&quot;)=1;&quot;&quot;;&quot;P&quot;)))">
            <text:p/>
          </table:table-cell>
          <table:table-cell table:style-name="ce32"/>
          <table:table-cell table:style-name="ce1" table:number-columns-repeated="10"/>
          <table:table-cell table:number-columns-repeated="992"/>
        </table:table-row>
        <table:table-row table:style-name="ro6">
          <table:table-cell table:style-name="ce56" table:formula="of:=IF(AND([.H111]=&quot;&quot;;[.H111]=&quot;&quot;);&quot;&quot;;[.$H$3]&amp;&quot;_&quot;&amp;ROW()-11-COUNTBLANK([.$H$12:.H111]))">
            <text:p/>
          </table:table-cell>
          <table:table-cell table:style-name="ce65" office:value-type="string">
            <text:p>Trường hợp ngày tháng không được là ngày hiện tại</text:p>
          </table:table-cell>
          <table:table-cell table:style-name="ce82" table:number-columns-repeated="4"/>
          <table:table-cell table:style-name="ce17"/>
          <table:table-cell table:style-name="ce32"/>
          <table:table-cell table:style-name="ce124" table:content-validation-name="val2" table:number-columns-repeated="12"/>
          <table:table-cell table:style-name="ce140"/>
          <table:table-cell table:style-name="ce32"/>
          <table:table-cell table:style-name="ce1" table:number-columns-repeated="10"/>
          <table:table-cell table:number-columns-repeated="992"/>
        </table:table-row>
        <table:table-row table:style-name="ro6">
          <table:table-cell table:style-name="ce56" table:formula="of:=IF(AND([.H112]=&quot;&quot;;[.H112]=&quot;&quot;);&quot;&quot;;[.$H$3]&amp;&quot;_&quot;&amp;ROW()-11-COUNTBLANK([.$H$12:.H112]))" office:value-type="string" office:string-value="CommonTC_G_81">
            <text:p>CommonTC_G_81</text:p>
          </table:table-cell>
          <table:table-cell table:style-name="ce32" office:value-type="string">
            <text:p>Kiểm tra khi giá trị ngày tháng là ngày hiện tại</text:p>
          </table:table-cell>
          <table:table-cell table:style-name="ce70" office:value-type="string">
            <text:p>M2H</text:p>
          </table:table-cell>
          <table:table-cell table:style-name="ce70"/>
          <table:table-cell table:style-name="ce90" office:value-type="percentage" office:value="1">
            <text:p>100%</text:p>
          </table:table-cell>
          <table:table-cell table:style-name="ce70"/>
          <table:table-cell table:style-name="ce32" office:value-type="string">
            <text:p>Nhập vào textbox ngày tháng là ngày hiện tại(</text:p>
            <text:p>VD:</text:p>
            <text:p>Màn hình "Thêm mới, sửa bệnh nhân": Ngày sinh, Ngày cấp</text:p>
            <text:p>)</text:p>
          </table:table-cell>
          <table:table-cell table:style-name="ce32" office:value-type="string">
            <text:p>1. Thông báo Ngày tháng không được phép là ngày hiện tại.</text:p>
            <text:p>2. Set focus vào trường lỗi</text:p>
          </table:table-cell>
          <table:table-cell table:number-columns-repeated="12" table:style-name="ce124" table:content-validation-name="val2"/>
          <table:table-cell table:style-name="ce140" table:formula="of:=IF(OR(IF([.K112]=&quot;&quot;;IF([.J112]=&quot;&quot;;IF([.I112]=&quot;&quot;;&quot;&quot;;[.I112]);[.J112]);[.K112])=&quot;F&quot;;IF([.N112]=&quot;&quot;;IF([.M112]=&quot;&quot;;IF([.L112]=&quot;&quot;;&quot;&quot;;[.L112]);[.M112]);[.N112])=&quot;F&quot;;IF([.Q112]=&quot;&quot;;IF([.P112]=&quot;&quot;;IF([.O112]=&quot;&quot;;&quot;&quot;;[.O112]);[.P112]);[.Q112])=&quot;F&quot;;IF([.T112]=&quot;&quot;;IF([.S112]=&quot;&quot;;IF([.R112]=&quot;&quot;;&quot;&quot;;[.R112]);[.S112]);[.T112])=&quot;F&quot;)=1;&quot;F&quot;;IF(OR(IF([.K112]=&quot;&quot;;IF([.J112]=&quot;&quot;;IF([.I112]=&quot;&quot;;&quot;&quot;;[.I112]);[.J112]);[.K112])=&quot;PE&quot;;IF([.N112]=&quot;&quot;;IF([.M112]=&quot;&quot;;IF([.L112]=&quot;&quot;;&quot;&quot;;[.L112]);[.M112]);[.N112])=&quot;PE&quot;;IF([.Q112]=&quot;&quot;;IF([.P112]=&quot;&quot;;IF([.O112]=&quot;&quot;;&quot;&quot;;[.O112]);[.P112]);[.Q112])=&quot;PE&quot;;IF([.T112]=&quot;&quot;;IF([.S112]=&quot;&quot;;IF([.R112]=&quot;&quot;;&quot;&quot;;[.R112]);[.S112]);[.T112])=&quot;PE&quot;)=1;&quot;PE&quot;;IF(AND(IF([.K112]=&quot;&quot;;IF([.J112]=&quot;&quot;;IF([.I112]=&quot;&quot;;&quot;&quot;;[.I112]);[.J112]);[.K112])=&quot;&quot;;IF([.N112]=&quot;&quot;;IF([.M112]=&quot;&quot;;IF([.L112]=&quot;&quot;;&quot;&quot;;[.L112]);[.M112]);[.N112])=&quot;&quot;;IF([.Q112]=&quot;&quot;;IF([.P112]=&quot;&quot;;IF([.O112]=&quot;&quot;;&quot;&quot;;[.O112]);[.P112]);[.Q112])=&quot;&quot;;IF([.T112]=&quot;&quot;;IF([.S112]=&quot;&quot;;IF([.R112]=&quot;&quot;;&quot;&quot;;[.R112]);[.S112]);[.T112])=&quot;&quot;)=1;&quot;&quot;;&quot;P&quot;)))">
            <text:p/>
          </table:table-cell>
          <table:table-cell table:style-name="ce32"/>
          <table:table-cell table:style-name="ce1" table:number-columns-repeated="10"/>
          <table:table-cell table:number-columns-repeated="992"/>
        </table:table-row>
        <table:table-row table:style-name="ro6">
          <table:table-cell table:style-name="ce56" table:formula="of:=IF(AND([.H113]=&quot;&quot;;[.H113]=&quot;&quot;);&quot;&quot;;[.$H$3]&amp;&quot;_&quot;&amp;ROW()-11-COUNTBLANK([.$H$12:.H113]))">
            <text:p/>
          </table:table-cell>
          <table:table-cell table:style-name="ce65" office:value-type="string">
            <text:p>Trường hợp ngày tháng không được nhỏ hơn ngày hiện tại</text:p>
          </table:table-cell>
          <table:table-cell table:style-name="ce82" table:number-columns-repeated="4"/>
          <table:table-cell table:style-name="ce32"/>
          <table:table-cell table:style-name="ce32"/>
          <table:table-cell table:style-name="ce124" table:content-validation-name="val2" table:number-columns-repeated="12"/>
          <table:table-cell table:style-name="ce140"/>
          <table:table-cell table:style-name="ce32"/>
          <table:table-cell table:style-name="ce1" table:number-columns-repeated="10"/>
          <table:table-cell table:number-columns-repeated="992"/>
        </table:table-row>
        <table:table-row table:style-name="ro8">
          <table:table-cell table:style-name="ce56" table:formula="of:=IF(AND([.H114]=&quot;&quot;;[.H114]=&quot;&quot;);&quot;&quot;;[.$H$3]&amp;&quot;_&quot;&amp;ROW()-11-COUNTBLANK([.$H$12:.H114]))" office:value-type="string" office:string-value="CommonTC_G_82">
            <text:p>CommonTC_G_82</text:p>
          </table:table-cell>
          <table:table-cell table:style-name="ce32" office:value-type="string">
            <text:p>Kiểm tra khi giá trị ngày tháng nhỏ hơn ngày hiện tại</text:p>
          </table:table-cell>
          <table:table-cell table:style-name="ce70" office:value-type="string">
            <text:p>M2H</text:p>
          </table:table-cell>
          <table:table-cell table:style-name="ce70"/>
          <table:table-cell table:style-name="ce90" office:value-type="percentage" office:value="1">
            <text:p>100%</text:p>
          </table:table-cell>
          <table:table-cell table:style-name="ce70"/>
          <table:table-cell table:style-name="ce32" office:value-type="string">
            <text:p>Nhập vào textbox ngày tháng nhỏ hơn ngày hiện tại</text:p>
            <text:p>(</text:p>
            <text:p>Màn hình "Thêm mới đơn thuốc": Ngày bắt đầu.</text:p>
            <text:p>)</text:p>
          </table:table-cell>
          <table:table-cell table:style-name="ce32" office:value-type="string">
            <text:p>1. Thông báo Ngày tháng không được phép nhỏ hơn ngày hiện tại.</text:p>
            <text:p>2. Set focus vào trường lỗi.</text:p>
          </table:table-cell>
          <table:table-cell table:number-columns-repeated="12" table:style-name="ce124" table:content-validation-name="val2"/>
          <table:table-cell table:style-name="ce140" table:formula="of:=IF(OR(IF([.K114]=&quot;&quot;;IF([.J114]=&quot;&quot;;IF([.I114]=&quot;&quot;;&quot;&quot;;[.I114]);[.J114]);[.K114])=&quot;F&quot;;IF([.N114]=&quot;&quot;;IF([.M114]=&quot;&quot;;IF([.L114]=&quot;&quot;;&quot;&quot;;[.L114]);[.M114]);[.N114])=&quot;F&quot;;IF([.Q114]=&quot;&quot;;IF([.P114]=&quot;&quot;;IF([.O114]=&quot;&quot;;&quot;&quot;;[.O114]);[.P114]);[.Q114])=&quot;F&quot;;IF([.T114]=&quot;&quot;;IF([.S114]=&quot;&quot;;IF([.R114]=&quot;&quot;;&quot;&quot;;[.R114]);[.S114]);[.T114])=&quot;F&quot;)=1;&quot;F&quot;;IF(OR(IF([.K114]=&quot;&quot;;IF([.J114]=&quot;&quot;;IF([.I114]=&quot;&quot;;&quot;&quot;;[.I114]);[.J114]);[.K114])=&quot;PE&quot;;IF([.N114]=&quot;&quot;;IF([.M114]=&quot;&quot;;IF([.L114]=&quot;&quot;;&quot;&quot;;[.L114]);[.M114]);[.N114])=&quot;PE&quot;;IF([.Q114]=&quot;&quot;;IF([.P114]=&quot;&quot;;IF([.O114]=&quot;&quot;;&quot;&quot;;[.O114]);[.P114]);[.Q114])=&quot;PE&quot;;IF([.T114]=&quot;&quot;;IF([.S114]=&quot;&quot;;IF([.R114]=&quot;&quot;;&quot;&quot;;[.R114]);[.S114]);[.T114])=&quot;PE&quot;)=1;&quot;PE&quot;;IF(AND(IF([.K114]=&quot;&quot;;IF([.J114]=&quot;&quot;;IF([.I114]=&quot;&quot;;&quot;&quot;;[.I114]);[.J114]);[.K114])=&quot;&quot;;IF([.N114]=&quot;&quot;;IF([.M114]=&quot;&quot;;IF([.L114]=&quot;&quot;;&quot;&quot;;[.L114]);[.M114]);[.N114])=&quot;&quot;;IF([.Q114]=&quot;&quot;;IF([.P114]=&quot;&quot;;IF([.O114]=&quot;&quot;;&quot;&quot;;[.O114]);[.P114]);[.Q114])=&quot;&quot;;IF([.T114]=&quot;&quot;;IF([.S114]=&quot;&quot;;IF([.R114]=&quot;&quot;;&quot;&quot;;[.R114]);[.S114]);[.T114])=&quot;&quot;)=1;&quot;&quot;;&quot;P&quot;)))">
            <text:p/>
          </table:table-cell>
          <table:table-cell table:style-name="ce32"/>
          <table:table-cell table:style-name="ce1" table:number-columns-repeated="10"/>
          <table:table-cell table:number-columns-repeated="992"/>
        </table:table-row>
        <table:table-row table:style-name="ro6">
          <table:table-cell table:style-name="ce56" table:formula="of:=IF(AND([.H115]=&quot;&quot;;[.H115]=&quot;&quot;);&quot;&quot;;[.$H$3]&amp;&quot;_&quot;&amp;ROW()-11-COUNTBLANK([.$H$12:.H115]))">
            <text:p/>
          </table:table-cell>
          <table:table-cell table:style-name="ce65" office:value-type="string">
            <text:p>Kiểm tra mối quan hệ giữa trường Từ Ngày và Đến Ngày</text:p>
          </table:table-cell>
          <table:table-cell table:style-name="ce82" table:number-columns-repeated="4"/>
          <table:table-cell table:style-name="ce32"/>
          <table:table-cell table:style-name="ce32"/>
          <table:table-cell table:style-name="ce124" table:content-validation-name="val2" table:number-columns-repeated="12"/>
          <table:table-cell table:style-name="ce140"/>
          <table:table-cell table:style-name="ce32"/>
          <table:table-cell table:style-name="ce1" table:number-columns-repeated="10"/>
          <table:table-cell table:number-columns-repeated="992"/>
        </table:table-row>
        <table:table-row table:style-name="ro8">
          <table:table-cell table:style-name="ce56" table:formula="of:=IF(AND([.H116]=&quot;&quot;;[.H116]=&quot;&quot;);&quot;&quot;;[.$H$3]&amp;&quot;_&quot;&amp;ROW()-11-COUNTBLANK([.$H$12:.H116]))" office:value-type="string" office:string-value="CommonTC_G_83">
            <text:p>CommonTC_G_83</text:p>
          </table:table-cell>
          <table:table-cell table:style-name="ce32" office:value-type="string">
            <text:p>Băt lỗi khi trường Từ ngày lớn hơn trường Đến ngày</text:p>
          </table:table-cell>
          <table:table-cell table:style-name="ce70" office:value-type="string">
            <text:p>M2H</text:p>
          </table:table-cell>
          <table:table-cell table:style-name="ce70"/>
          <table:table-cell table:style-name="ce90" office:value-type="percentage" office:value="1">
            <text:p>100%</text:p>
          </table:table-cell>
          <table:table-cell table:style-name="ce70"/>
          <table:table-cell table:style-name="ce32" office:value-type="string">
            <text:p>Nhập giá trị cho trường Từ ngày lớn hơn trường Đến ngày</text:p>
          </table:table-cell>
          <table:table-cell table:style-name="ce32" office:value-type="string">
            <text:p>1. Thông báo "Giá trị Từ ngày phải nhỏ hơn hoặc bằng giá trị Đến ngày." </text:p>
            <text:p>2. Set focus vào textbox Từ ngày.</text:p>
          </table:table-cell>
          <table:table-cell table:number-columns-repeated="12" table:style-name="ce124" table:content-validation-name="val2"/>
          <table:table-cell table:style-name="ce140" table:formula="of:=IF(OR(IF([.K116]=&quot;&quot;;IF([.J116]=&quot;&quot;;IF([.I116]=&quot;&quot;;&quot;&quot;;[.I116]);[.J116]);[.K116])=&quot;F&quot;;IF([.N116]=&quot;&quot;;IF([.M116]=&quot;&quot;;IF([.L116]=&quot;&quot;;&quot;&quot;;[.L116]);[.M116]);[.N116])=&quot;F&quot;;IF([.Q116]=&quot;&quot;;IF([.P116]=&quot;&quot;;IF([.O116]=&quot;&quot;;&quot;&quot;;[.O116]);[.P116]);[.Q116])=&quot;F&quot;;IF([.T116]=&quot;&quot;;IF([.S116]=&quot;&quot;;IF([.R116]=&quot;&quot;;&quot;&quot;;[.R116]);[.S116]);[.T116])=&quot;F&quot;)=1;&quot;F&quot;;IF(OR(IF([.K116]=&quot;&quot;;IF([.J116]=&quot;&quot;;IF([.I116]=&quot;&quot;;&quot;&quot;;[.I116]);[.J116]);[.K116])=&quot;PE&quot;;IF([.N116]=&quot;&quot;;IF([.M116]=&quot;&quot;;IF([.L116]=&quot;&quot;;&quot;&quot;;[.L116]);[.M116]);[.N116])=&quot;PE&quot;;IF([.Q116]=&quot;&quot;;IF([.P116]=&quot;&quot;;IF([.O116]=&quot;&quot;;&quot;&quot;;[.O116]);[.P116]);[.Q116])=&quot;PE&quot;;IF([.T116]=&quot;&quot;;IF([.S116]=&quot;&quot;;IF([.R116]=&quot;&quot;;&quot;&quot;;[.R116]);[.S116]);[.T116])=&quot;PE&quot;)=1;&quot;PE&quot;;IF(AND(IF([.K116]=&quot;&quot;;IF([.J116]=&quot;&quot;;IF([.I116]=&quot;&quot;;&quot;&quot;;[.I116]);[.J116]);[.K116])=&quot;&quot;;IF([.N116]=&quot;&quot;;IF([.M116]=&quot;&quot;;IF([.L116]=&quot;&quot;;&quot;&quot;;[.L116]);[.M116]);[.N116])=&quot;&quot;;IF([.Q116]=&quot;&quot;;IF([.P116]=&quot;&quot;;IF([.O116]=&quot;&quot;;&quot;&quot;;[.O116]);[.P116]);[.Q116])=&quot;&quot;;IF([.T116]=&quot;&quot;;IF([.S116]=&quot;&quot;;IF([.R116]=&quot;&quot;;&quot;&quot;;[.R116]);[.S116]);[.T116])=&quot;&quot;)=1;&quot;&quot;;&quot;P&quot;)))">
            <text:p/>
          </table:table-cell>
          <table:table-cell table:style-name="ce32"/>
          <table:table-cell table:style-name="ce1" table:number-columns-repeated="10"/>
          <table:table-cell table:number-columns-repeated="992"/>
        </table:table-row>
        <table:table-row table:style-name="ro6">
          <table:table-cell table:style-name="ce56" table:formula="of:=IF(AND([.H117]=&quot;&quot;;[.H117]=&quot;&quot;);&quot;&quot;;[.$H$3]&amp;&quot;_&quot;&amp;ROW()-11-COUNTBLANK([.$H$12:.H117]))" office:value-type="string" office:string-value="CommonTC_G_84">
            <text:p>CommonTC_G_84</text:p>
          </table:table-cell>
          <table:table-cell table:style-name="ce32" office:value-type="string">
            <text:p>Kiểm tra trường Từ ngày bằng trường Đến ngày</text:p>
          </table:table-cell>
          <table:table-cell table:style-name="ce70" office:value-type="string">
            <text:p>M2H</text:p>
          </table:table-cell>
          <table:table-cell table:style-name="ce70"/>
          <table:table-cell table:style-name="ce90" office:value-type="percentage" office:value="1">
            <text:p>100%</text:p>
          </table:table-cell>
          <table:table-cell table:style-name="ce70"/>
          <table:table-cell table:style-name="ce32" office:value-type="string">
            <text:p>Nhập giá trị cho trường Từ ngày bằng trường Đến ngày</text:p>
          </table:table-cell>
          <table:table-cell table:style-name="ce32" office:value-type="string">
            <text:p>Hệ thống không báo lỗi</text:p>
          </table:table-cell>
          <table:table-cell table:number-columns-repeated="12" table:style-name="ce124" table:content-validation-name="val2"/>
          <table:table-cell table:style-name="ce140" table:formula="of:=IF(OR(IF([.K117]=&quot;&quot;;IF([.J117]=&quot;&quot;;IF([.I117]=&quot;&quot;;&quot;&quot;;[.I117]);[.J117]);[.K117])=&quot;F&quot;;IF([.N117]=&quot;&quot;;IF([.M117]=&quot;&quot;;IF([.L117]=&quot;&quot;;&quot;&quot;;[.L117]);[.M117]);[.N117])=&quot;F&quot;;IF([.Q117]=&quot;&quot;;IF([.P117]=&quot;&quot;;IF([.O117]=&quot;&quot;;&quot;&quot;;[.O117]);[.P117]);[.Q117])=&quot;F&quot;;IF([.T117]=&quot;&quot;;IF([.S117]=&quot;&quot;;IF([.R117]=&quot;&quot;;&quot;&quot;;[.R117]);[.S117]);[.T117])=&quot;F&quot;)=1;&quot;F&quot;;IF(OR(IF([.K117]=&quot;&quot;;IF([.J117]=&quot;&quot;;IF([.I117]=&quot;&quot;;&quot;&quot;;[.I117]);[.J117]);[.K117])=&quot;PE&quot;;IF([.N117]=&quot;&quot;;IF([.M117]=&quot;&quot;;IF([.L117]=&quot;&quot;;&quot;&quot;;[.L117]);[.M117]);[.N117])=&quot;PE&quot;;IF([.Q117]=&quot;&quot;;IF([.P117]=&quot;&quot;;IF([.O117]=&quot;&quot;;&quot;&quot;;[.O117]);[.P117]);[.Q117])=&quot;PE&quot;;IF([.T117]=&quot;&quot;;IF([.S117]=&quot;&quot;;IF([.R117]=&quot;&quot;;&quot;&quot;;[.R117]);[.S117]);[.T117])=&quot;PE&quot;)=1;&quot;PE&quot;;IF(AND(IF([.K117]=&quot;&quot;;IF([.J117]=&quot;&quot;;IF([.I117]=&quot;&quot;;&quot;&quot;;[.I117]);[.J117]);[.K117])=&quot;&quot;;IF([.N117]=&quot;&quot;;IF([.M117]=&quot;&quot;;IF([.L117]=&quot;&quot;;&quot;&quot;;[.L117]);[.M117]);[.N117])=&quot;&quot;;IF([.Q117]=&quot;&quot;;IF([.P117]=&quot;&quot;;IF([.O117]=&quot;&quot;;&quot;&quot;;[.O117]);[.P117]);[.Q117])=&quot;&quot;;IF([.T117]=&quot;&quot;;IF([.S117]=&quot;&quot;;IF([.R117]=&quot;&quot;;&quot;&quot;;[.R117]);[.S117]);[.T117])=&quot;&quot;)=1;&quot;&quot;;&quot;P&quot;)))">
            <text:p/>
          </table:table-cell>
          <table:table-cell table:style-name="ce32"/>
          <table:table-cell table:style-name="ce1" table:number-columns-repeated="10"/>
          <table:table-cell table:number-columns-repeated="992"/>
        </table:table-row>
        <table:table-row table:style-name="ro6">
          <table:table-cell table:style-name="ce56" table:formula="of:=IF(AND([.H118]=&quot;&quot;;[.H118]=&quot;&quot;);&quot;&quot;;[.$H$3]&amp;&quot;_&quot;&amp;ROW()-11-COUNTBLANK([.$H$12:.H118]))" office:value-type="string" office:string-value="CommonTC_G_85">
            <text:p>CommonTC_G_85</text:p>
          </table:table-cell>
          <table:table-cell table:style-name="ce32" office:value-type="string">
            <text:p>Kiểm tra trường Từ ngày nhỏ hơn trường Đến ngày</text:p>
          </table:table-cell>
          <table:table-cell table:style-name="ce70" office:value-type="string">
            <text:p>M2H</text:p>
          </table:table-cell>
          <table:table-cell table:style-name="ce70"/>
          <table:table-cell table:style-name="ce90" office:value-type="percentage" office:value="1">
            <text:p>100%</text:p>
          </table:table-cell>
          <table:table-cell table:style-name="ce70"/>
          <table:table-cell table:style-name="ce32" office:value-type="string">
            <text:p>Nhập giá trị cho trường Từ ngày nhỏ hơn trường Đến ngày</text:p>
          </table:table-cell>
          <table:table-cell table:style-name="ce32" office:value-type="string">
            <text:p>Hệ thống không báo lỗi</text:p>
          </table:table-cell>
          <table:table-cell table:number-columns-repeated="12" table:style-name="ce124" table:content-validation-name="val2"/>
          <table:table-cell table:style-name="ce140" table:formula="of:=IF(OR(IF([.K118]=&quot;&quot;;IF([.J118]=&quot;&quot;;IF([.I118]=&quot;&quot;;&quot;&quot;;[.I118]);[.J118]);[.K118])=&quot;F&quot;;IF([.N118]=&quot;&quot;;IF([.M118]=&quot;&quot;;IF([.L118]=&quot;&quot;;&quot;&quot;;[.L118]);[.M118]);[.N118])=&quot;F&quot;;IF([.Q118]=&quot;&quot;;IF([.P118]=&quot;&quot;;IF([.O118]=&quot;&quot;;&quot;&quot;;[.O118]);[.P118]);[.Q118])=&quot;F&quot;;IF([.T118]=&quot;&quot;;IF([.S118]=&quot;&quot;;IF([.R118]=&quot;&quot;;&quot;&quot;;[.R118]);[.S118]);[.T118])=&quot;F&quot;)=1;&quot;F&quot;;IF(OR(IF([.K118]=&quot;&quot;;IF([.J118]=&quot;&quot;;IF([.I118]=&quot;&quot;;&quot;&quot;;[.I118]);[.J118]);[.K118])=&quot;PE&quot;;IF([.N118]=&quot;&quot;;IF([.M118]=&quot;&quot;;IF([.L118]=&quot;&quot;;&quot;&quot;;[.L118]);[.M118]);[.N118])=&quot;PE&quot;;IF([.Q118]=&quot;&quot;;IF([.P118]=&quot;&quot;;IF([.O118]=&quot;&quot;;&quot;&quot;;[.O118]);[.P118]);[.Q118])=&quot;PE&quot;;IF([.T118]=&quot;&quot;;IF([.S118]=&quot;&quot;;IF([.R118]=&quot;&quot;;&quot;&quot;;[.R118]);[.S118]);[.T118])=&quot;PE&quot;)=1;&quot;PE&quot;;IF(AND(IF([.K118]=&quot;&quot;;IF([.J118]=&quot;&quot;;IF([.I118]=&quot;&quot;;&quot;&quot;;[.I118]);[.J118]);[.K118])=&quot;&quot;;IF([.N118]=&quot;&quot;;IF([.M118]=&quot;&quot;;IF([.L118]=&quot;&quot;;&quot;&quot;;[.L118]);[.M118]);[.N118])=&quot;&quot;;IF([.Q118]=&quot;&quot;;IF([.P118]=&quot;&quot;;IF([.O118]=&quot;&quot;;&quot;&quot;;[.O118]);[.P118]);[.Q118])=&quot;&quot;;IF([.T118]=&quot;&quot;;IF([.S118]=&quot;&quot;;IF([.R118]=&quot;&quot;;&quot;&quot;;[.R118]);[.S118]);[.T118])=&quot;&quot;)=1;&quot;&quot;;&quot;P&quot;)))">
            <text:p/>
          </table:table-cell>
          <table:table-cell table:style-name="ce32"/>
          <table:table-cell table:style-name="ce1" table:number-columns-repeated="10"/>
          <table:table-cell table:number-columns-repeated="992"/>
        </table:table-row>
        <table:table-row table:style-name="ro2">
          <table:table-cell table:style-name="ce56" table:formula="of:=IF(AND([.H119]=&quot;&quot;;[.H119]=&quot;&quot;);&quot;&quot;;[.$H$3]&amp;&quot;_&quot;&amp;ROW()-11-COUNTBLANK([.$H$12:.H119]))">
            <text:p/>
          </table:table-cell>
          <table:table-cell table:style-name="ce66" office:value-type="string" table:number-columns-spanned="21" table:number-rows-spanned="1">
            <text:p>Mật khẩu (VD: admin -&gt; Quản lý người dùng -&gt; Thêm)</text:p>
          </table:table-cell>
          <table:covered-table-cell table:number-columns-repeated="6" table:style-name="ce21"/>
          <table:covered-table-cell table:number-columns-repeated="13" table:style-name="ce123"/>
          <table:covered-table-cell table:style-name="ce21"/>
          <table:table-cell table:style-name="ce160" table:number-columns-repeated="10"/>
          <table:table-cell table:number-columns-repeated="992"/>
        </table:table-row>
        <table:table-row table:style-name="ro6">
          <table:table-cell table:style-name="ce56" table:formula="of:=IF(AND([.H120]=&quot;&quot;;[.H120]=&quot;&quot;);&quot;&quot;;[.$H$3]&amp;&quot;_&quot;&amp;ROW()-11-COUNTBLANK([.$H$12:.H120]))" office:value-type="string" office:string-value="CommonTC_G_86">
            <text:p>CommonTC_G_86</text:p>
          </table:table-cell>
          <table:table-cell table:style-name="ce67" office:value-type="string">
            <text:p>Kiểm tra giá trị mặc định</text:p>
          </table:table-cell>
          <table:table-cell table:style-name="ce83" office:value-type="string">
            <text:p>MID</text:p>
          </table:table-cell>
          <table:table-cell table:style-name="ce83" table:number-columns-repeated="3"/>
          <table:table-cell table:style-name="ce67" office:value-type="string">
            <text:p>Kiểm tra giá trị mặc định</text:p>
          </table:table-cell>
          <table:table-cell table:style-name="ce109" office:value-type="string">
            <text:p>Giá trị mặc định là trống</text:p>
            <text:p/>
          </table:table-cell>
          <table:table-cell table:style-name="ce127" table:content-validation-name="val2"/>
          <table:table-cell table:number-columns-repeated="5" table:style-name="ce135"/>
          <table:table-cell table:number-columns-repeated="6" table:style-name="ce127" table:content-validation-name="val2"/>
          <table:table-cell table:style-name="ce142" table:formula="of:=IF(OR(IF([.K120]=&quot;&quot;;IF([.J120]=&quot;&quot;;IF([.I120]=&quot;&quot;;&quot;&quot;;[.I120]);[.J120]);[.K120])=&quot;F&quot;;IF([.N120]=&quot;&quot;;IF([.M120]=&quot;&quot;;IF([.L120]=&quot;&quot;;&quot;&quot;;[.L120]);[.M120]);[.N120])=&quot;F&quot;;IF([.Q120]=&quot;&quot;;IF([.P120]=&quot;&quot;;IF([.O120]=&quot;&quot;;&quot;&quot;;[.O120]);[.P120]);[.Q120])=&quot;F&quot;;IF([.T120]=&quot;&quot;;IF([.S120]=&quot;&quot;;IF([.R120]=&quot;&quot;;&quot;&quot;;[.R120]);[.S120]);[.T120])=&quot;F&quot;)=1;&quot;F&quot;;IF(OR(IF([.K120]=&quot;&quot;;IF([.J120]=&quot;&quot;;IF([.I120]=&quot;&quot;;&quot;&quot;;[.I120]);[.J120]);[.K120])=&quot;PE&quot;;IF([.N120]=&quot;&quot;;IF([.M120]=&quot;&quot;;IF([.L120]=&quot;&quot;;&quot;&quot;;[.L120]);[.M120]);[.N120])=&quot;PE&quot;;IF([.Q120]=&quot;&quot;;IF([.P120]=&quot;&quot;;IF([.O120]=&quot;&quot;;&quot;&quot;;[.O120]);[.P120]);[.Q120])=&quot;PE&quot;;IF([.T120]=&quot;&quot;;IF([.S120]=&quot;&quot;;IF([.R120]=&quot;&quot;;&quot;&quot;;[.R120]);[.S120]);[.T120])=&quot;PE&quot;)=1;&quot;PE&quot;;IF(AND(IF([.K120]=&quot;&quot;;IF([.J120]=&quot;&quot;;IF([.I120]=&quot;&quot;;&quot;&quot;;[.I120]);[.J120]);[.K120])=&quot;&quot;;IF([.N120]=&quot;&quot;;IF([.M120]=&quot;&quot;;IF([.L120]=&quot;&quot;;&quot;&quot;;[.L120]);[.M120]);[.N120])=&quot;&quot;;IF([.Q120]=&quot;&quot;;IF([.P120]=&quot;&quot;;IF([.O120]=&quot;&quot;;&quot;&quot;;[.O120]);[.P120]);[.Q120])=&quot;&quot;;IF([.T120]=&quot;&quot;;IF([.S120]=&quot;&quot;;IF([.R120]=&quot;&quot;;&quot;&quot;;[.R120]);[.S120]);[.T120])=&quot;&quot;)=1;&quot;&quot;;&quot;P&quot;)))">
            <text:p/>
          </table:table-cell>
          <table:table-cell table:style-name="ce128"/>
          <table:table-cell table:style-name="ce157" table:number-columns-repeated="5"/>
          <table:table-cell table:style-name="ce156" table:number-columns-repeated="5"/>
          <table:table-cell table:number-columns-repeated="992"/>
        </table:table-row>
        <table:table-row table:style-name="ro5">
          <table:table-cell table:style-name="ce56" table:formula="of:=IF(AND([.H121]=&quot;&quot;;[.H121]=&quot;&quot;);&quot;&quot;;[.$H$3]&amp;&quot;_&quot;&amp;ROW()-11-COUNTBLANK([.$H$12:.H121]))" office:value-type="string" office:string-value="CommonTC_G_87">
            <text:p>CommonTC_G_87</text:p>
          </table:table-cell>
          <table:table-cell table:style-name="ce68" office:value-type="string">
            <text:p>Kiểm tra nhập thành công các ký tự vào trường Mật khẩu</text:p>
          </table:table-cell>
          <table:table-cell table:style-name="ce70" office:value-type="string">
            <text:p>MID</text:p>
          </table:table-cell>
          <table:table-cell table:style-name="ce70" table:number-columns-repeated="3"/>
          <table:table-cell table:style-name="ce96" office:value-type="string">
            <text:p><text:s/>Tại trường Mật khẩu thực hiện nhập các ký tự </text:p>
            <text:p>Các thông tin khác nhập đủ</text:p>
            <text:p><text:s/>Chọn Thêm mới</text:p>
            <text:p/>
          </table:table-cell>
          <table:table-cell table:style-name="ce68" office:value-type="string">
            <text:p>Cho phép nhập và lưu thành công</text:p>
          </table:table-cell>
          <table:table-cell table:number-columns-repeated="12" table:style-name="ce127" table:content-validation-name="val2"/>
          <table:table-cell table:style-name="ce142" table:formula="of:=IF(OR(IF([.K121]=&quot;&quot;;IF([.J121]=&quot;&quot;;IF([.I121]=&quot;&quot;;&quot;&quot;;[.I121]);[.J121]);[.K121])=&quot;F&quot;;IF([.N121]=&quot;&quot;;IF([.M121]=&quot;&quot;;IF([.L121]=&quot;&quot;;&quot;&quot;;[.L121]);[.M121]);[.N121])=&quot;F&quot;;IF([.Q121]=&quot;&quot;;IF([.P121]=&quot;&quot;;IF([.O121]=&quot;&quot;;&quot;&quot;;[.O121]);[.P121]);[.Q121])=&quot;F&quot;;IF([.T121]=&quot;&quot;;IF([.S121]=&quot;&quot;;IF([.R121]=&quot;&quot;;&quot;&quot;;[.R121]);[.S121]);[.T121])=&quot;F&quot;)=1;&quot;F&quot;;IF(OR(IF([.K121]=&quot;&quot;;IF([.J121]=&quot;&quot;;IF([.I121]=&quot;&quot;;&quot;&quot;;[.I121]);[.J121]);[.K121])=&quot;PE&quot;;IF([.N121]=&quot;&quot;;IF([.M121]=&quot;&quot;;IF([.L121]=&quot;&quot;;&quot;&quot;;[.L121]);[.M121]);[.N121])=&quot;PE&quot;;IF([.Q121]=&quot;&quot;;IF([.P121]=&quot;&quot;;IF([.O121]=&quot;&quot;;&quot;&quot;;[.O121]);[.P121]);[.Q121])=&quot;PE&quot;;IF([.T121]=&quot;&quot;;IF([.S121]=&quot;&quot;;IF([.R121]=&quot;&quot;;&quot;&quot;;[.R121]);[.S121]);[.T121])=&quot;PE&quot;)=1;&quot;PE&quot;;IF(AND(IF([.K121]=&quot;&quot;;IF([.J121]=&quot;&quot;;IF([.I121]=&quot;&quot;;&quot;&quot;;[.I121]);[.J121]);[.K121])=&quot;&quot;;IF([.N121]=&quot;&quot;;IF([.M121]=&quot;&quot;;IF([.L121]=&quot;&quot;;&quot;&quot;;[.L121]);[.M121]);[.N121])=&quot;&quot;;IF([.Q121]=&quot;&quot;;IF([.P121]=&quot;&quot;;IF([.O121]=&quot;&quot;;&quot;&quot;;[.O121]);[.P121]);[.Q121])=&quot;&quot;;IF([.T121]=&quot;&quot;;IF([.S121]=&quot;&quot;;IF([.R121]=&quot;&quot;;&quot;&quot;;[.R121]);[.S121]);[.T121])=&quot;&quot;)=1;&quot;&quot;;&quot;P&quot;)))">
            <text:p/>
          </table:table-cell>
          <table:table-cell table:style-name="ce149"/>
          <table:table-cell table:style-name="ce156" table:number-columns-repeated="10"/>
          <table:table-cell table:number-columns-repeated="992"/>
        </table:table-row>
        <table:table-row table:style-name="ro6">
          <table:table-cell table:style-name="ce56" table:formula="of:=IF(AND([.H122]=&quot;&quot;;[.H122]=&quot;&quot;);&quot;&quot;;[.$H$3]&amp;&quot;_&quot;&amp;ROW()-11-COUNTBLANK([.$H$12:.H122]))" office:value-type="string" office:string-value="CommonTC_G_88">
            <text:p>CommonTC_G_88</text:p>
          </table:table-cell>
          <table:table-cell table:style-name="ce68" office:value-type="string">
            <text:p>Kiểm tra mã hóa trường pass word</text:p>
          </table:table-cell>
          <table:table-cell table:style-name="ce70" office:value-type="string">
            <text:p>MID</text:p>
          </table:table-cell>
          <table:table-cell table:style-name="ce70" table:number-columns-repeated="3"/>
          <table:table-cell table:style-name="ce96" office:value-type="string">
            <text:p><text:s/>Tại trường Mật khẩu thực hiện nhập các ký tự</text:p>
            <text:p/>
          </table:table-cell>
          <table:table-cell table:style-name="ce68" office:value-type="string">
            <text:p>Thực hiện mã hóa thông tin nhập thành các dấu **************</text:p>
          </table:table-cell>
          <table:table-cell table:number-columns-repeated="12" table:style-name="ce127" table:content-validation-name="val2"/>
          <table:table-cell table:style-name="ce142" table:formula="of:=IF(OR(IF([.K122]=&quot;&quot;;IF([.J122]=&quot;&quot;;IF([.I122]=&quot;&quot;;&quot;&quot;;[.I122]);[.J122]);[.K122])=&quot;F&quot;;IF([.N122]=&quot;&quot;;IF([.M122]=&quot;&quot;;IF([.L122]=&quot;&quot;;&quot;&quot;;[.L122]);[.M122]);[.N122])=&quot;F&quot;;IF([.Q122]=&quot;&quot;;IF([.P122]=&quot;&quot;;IF([.O122]=&quot;&quot;;&quot;&quot;;[.O122]);[.P122]);[.Q122])=&quot;F&quot;;IF([.T122]=&quot;&quot;;IF([.S122]=&quot;&quot;;IF([.R122]=&quot;&quot;;&quot;&quot;;[.R122]);[.S122]);[.T122])=&quot;F&quot;)=1;&quot;F&quot;;IF(OR(IF([.K122]=&quot;&quot;;IF([.J122]=&quot;&quot;;IF([.I122]=&quot;&quot;;&quot;&quot;;[.I122]);[.J122]);[.K122])=&quot;PE&quot;;IF([.N122]=&quot;&quot;;IF([.M122]=&quot;&quot;;IF([.L122]=&quot;&quot;;&quot;&quot;;[.L122]);[.M122]);[.N122])=&quot;PE&quot;;IF([.Q122]=&quot;&quot;;IF([.P122]=&quot;&quot;;IF([.O122]=&quot;&quot;;&quot;&quot;;[.O122]);[.P122]);[.Q122])=&quot;PE&quot;;IF([.T122]=&quot;&quot;;IF([.S122]=&quot;&quot;;IF([.R122]=&quot;&quot;;&quot;&quot;;[.R122]);[.S122]);[.T122])=&quot;PE&quot;)=1;&quot;PE&quot;;IF(AND(IF([.K122]=&quot;&quot;;IF([.J122]=&quot;&quot;;IF([.I122]=&quot;&quot;;&quot;&quot;;[.I122]);[.J122]);[.K122])=&quot;&quot;;IF([.N122]=&quot;&quot;;IF([.M122]=&quot;&quot;;IF([.L122]=&quot;&quot;;&quot;&quot;;[.L122]);[.M122]);[.N122])=&quot;&quot;;IF([.Q122]=&quot;&quot;;IF([.P122]=&quot;&quot;;IF([.O122]=&quot;&quot;;&quot;&quot;;[.O122]);[.P122]);[.Q122])=&quot;&quot;;IF([.T122]=&quot;&quot;;IF([.S122]=&quot;&quot;;IF([.R122]=&quot;&quot;;&quot;&quot;;[.R122]);[.S122]);[.T122])=&quot;&quot;)=1;&quot;&quot;;&quot;P&quot;)))">
            <text:p/>
          </table:table-cell>
          <table:table-cell table:style-name="ce153"/>
          <table:table-cell table:style-name="ce156" table:number-columns-repeated="10"/>
          <table:table-cell table:number-columns-repeated="992"/>
        </table:table-row>
        <table:table-row table:style-name="ro5">
          <table:table-cell table:style-name="ce56" table:formula="of:=IF(AND([.H123]=&quot;&quot;;[.H123]=&quot;&quot;);&quot;&quot;;[.$H$3]&amp;&quot;_&quot;&amp;ROW()-11-COUNTBLANK([.$H$12:.H123]))" office:value-type="string" office:string-value="CommonTC_G_89">
            <text:p>CommonTC_G_89</text:p>
          </table:table-cell>
          <table:table-cell table:style-name="ce68" office:value-type="string">
            <text:p>Kiểm tra việc nhập nhập giá trị Maxlengh</text:p>
          </table:table-cell>
          <table:table-cell table:style-name="ce70" office:value-type="string">
            <text:p>MID</text:p>
          </table:table-cell>
          <table:table-cell table:style-name="ce70" table:number-columns-repeated="3"/>
          <table:table-cell table:style-name="ce32" office:value-type="string">
            <text:p><text:s/>Tại trường Mật khẩu nhập chuỗi ký tự dài hơn <text:s/>(50 ký tư)</text:p>
            <text:p>Các thông tin khác nhập đủ</text:p>
            <text:p>Chọn Thêm mới</text:p>
          </table:table-cell>
          <table:table-cell table:style-name="ce68" office:value-type="string">
            <text:p>Không cho nhập, thông báo lỗi mật khẩu quá dài</text:p>
          </table:table-cell>
          <table:table-cell table:number-columns-repeated="12" table:style-name="ce127" table:content-validation-name="val2"/>
          <table:table-cell table:style-name="ce142" table:formula="of:=IF(OR(IF([.K123]=&quot;&quot;;IF([.J123]=&quot;&quot;;IF([.I123]=&quot;&quot;;&quot;&quot;;[.I123]);[.J123]);[.K123])=&quot;F&quot;;IF([.N123]=&quot;&quot;;IF([.M123]=&quot;&quot;;IF([.L123]=&quot;&quot;;&quot;&quot;;[.L123]);[.M123]);[.N123])=&quot;F&quot;;IF([.Q123]=&quot;&quot;;IF([.P123]=&quot;&quot;;IF([.O123]=&quot;&quot;;&quot;&quot;;[.O123]);[.P123]);[.Q123])=&quot;F&quot;;IF([.T123]=&quot;&quot;;IF([.S123]=&quot;&quot;;IF([.R123]=&quot;&quot;;&quot;&quot;;[.R123]);[.S123]);[.T123])=&quot;F&quot;)=1;&quot;F&quot;;IF(OR(IF([.K123]=&quot;&quot;;IF([.J123]=&quot;&quot;;IF([.I123]=&quot;&quot;;&quot;&quot;;[.I123]);[.J123]);[.K123])=&quot;PE&quot;;IF([.N123]=&quot;&quot;;IF([.M123]=&quot;&quot;;IF([.L123]=&quot;&quot;;&quot;&quot;;[.L123]);[.M123]);[.N123])=&quot;PE&quot;;IF([.Q123]=&quot;&quot;;IF([.P123]=&quot;&quot;;IF([.O123]=&quot;&quot;;&quot;&quot;;[.O123]);[.P123]);[.Q123])=&quot;PE&quot;;IF([.T123]=&quot;&quot;;IF([.S123]=&quot;&quot;;IF([.R123]=&quot;&quot;;&quot;&quot;;[.R123]);[.S123]);[.T123])=&quot;PE&quot;)=1;&quot;PE&quot;;IF(AND(IF([.K123]=&quot;&quot;;IF([.J123]=&quot;&quot;;IF([.I123]=&quot;&quot;;&quot;&quot;;[.I123]);[.J123]);[.K123])=&quot;&quot;;IF([.N123]=&quot;&quot;;IF([.M123]=&quot;&quot;;IF([.L123]=&quot;&quot;;&quot;&quot;;[.L123]);[.M123]);[.N123])=&quot;&quot;;IF([.Q123]=&quot;&quot;;IF([.P123]=&quot;&quot;;IF([.O123]=&quot;&quot;;&quot;&quot;;[.O123]);[.P123]);[.Q123])=&quot;&quot;;IF([.T123]=&quot;&quot;;IF([.S123]=&quot;&quot;;IF([.R123]=&quot;&quot;;&quot;&quot;;[.R123]);[.S123]);[.T123])=&quot;&quot;)=1;&quot;&quot;;&quot;P&quot;)))">
            <text:p/>
          </table:table-cell>
          <table:table-cell table:style-name="ce149"/>
          <table:table-cell table:style-name="ce156" table:number-columns-repeated="10"/>
          <table:table-cell table:number-columns-repeated="992"/>
        </table:table-row>
        <table:table-row table:style-name="ro5">
          <table:table-cell table:style-name="ce56" table:formula="of:=IF(AND([.H124]=&quot;&quot;;[.H124]=&quot;&quot;);&quot;&quot;;[.$H$3]&amp;&quot;_&quot;&amp;ROW()-11-COUNTBLANK([.$H$12:.H124]))" office:value-type="string" office:string-value="CommonTC_G_90">
            <text:p>CommonTC_G_90</text:p>
          </table:table-cell>
          <table:table-cell table:style-name="ce68" office:value-type="string">
            <text:p>Kiểm tra nhập các trường số</text:p>
          </table:table-cell>
          <table:table-cell table:style-name="ce70" office:value-type="string">
            <text:p>MID</text:p>
          </table:table-cell>
          <table:table-cell table:style-name="ce70" table:number-columns-repeated="3"/>
          <table:table-cell table:style-name="ce96" office:value-type="string">
            <text:p>Tại trường Mật khẩu thực hiện nhập thông tin là kiểu <text:s/>số</text:p>
            <text:p/>
            <text:p/>
          </table:table-cell>
          <table:table-cell table:style-name="ce68" office:value-type="string">
            <text:p>Cho phép nhập</text:p>
          </table:table-cell>
          <table:table-cell table:number-columns-repeated="12" table:style-name="ce127" table:content-validation-name="val2"/>
          <table:table-cell table:style-name="ce142" table:formula="of:=IF(OR(IF([.K124]=&quot;&quot;;IF([.J124]=&quot;&quot;;IF([.I124]=&quot;&quot;;&quot;&quot;;[.I124]);[.J124]);[.K124])=&quot;F&quot;;IF([.N124]=&quot;&quot;;IF([.M124]=&quot;&quot;;IF([.L124]=&quot;&quot;;&quot;&quot;;[.L124]);[.M124]);[.N124])=&quot;F&quot;;IF([.Q124]=&quot;&quot;;IF([.P124]=&quot;&quot;;IF([.O124]=&quot;&quot;;&quot;&quot;;[.O124]);[.P124]);[.Q124])=&quot;F&quot;;IF([.T124]=&quot;&quot;;IF([.S124]=&quot;&quot;;IF([.R124]=&quot;&quot;;&quot;&quot;;[.R124]);[.S124]);[.T124])=&quot;F&quot;)=1;&quot;F&quot;;IF(OR(IF([.K124]=&quot;&quot;;IF([.J124]=&quot;&quot;;IF([.I124]=&quot;&quot;;&quot;&quot;;[.I124]);[.J124]);[.K124])=&quot;PE&quot;;IF([.N124]=&quot;&quot;;IF([.M124]=&quot;&quot;;IF([.L124]=&quot;&quot;;&quot;&quot;;[.L124]);[.M124]);[.N124])=&quot;PE&quot;;IF([.Q124]=&quot;&quot;;IF([.P124]=&quot;&quot;;IF([.O124]=&quot;&quot;;&quot;&quot;;[.O124]);[.P124]);[.Q124])=&quot;PE&quot;;IF([.T124]=&quot;&quot;;IF([.S124]=&quot;&quot;;IF([.R124]=&quot;&quot;;&quot;&quot;;[.R124]);[.S124]);[.T124])=&quot;PE&quot;)=1;&quot;PE&quot;;IF(AND(IF([.K124]=&quot;&quot;;IF([.J124]=&quot;&quot;;IF([.I124]=&quot;&quot;;&quot;&quot;;[.I124]);[.J124]);[.K124])=&quot;&quot;;IF([.N124]=&quot;&quot;;IF([.M124]=&quot;&quot;;IF([.L124]=&quot;&quot;;&quot;&quot;;[.L124]);[.M124]);[.N124])=&quot;&quot;;IF([.Q124]=&quot;&quot;;IF([.P124]=&quot;&quot;;IF([.O124]=&quot;&quot;;&quot;&quot;;[.O124]);[.P124]);[.Q124])=&quot;&quot;;IF([.T124]=&quot;&quot;;IF([.S124]=&quot;&quot;;IF([.R124]=&quot;&quot;;&quot;&quot;;[.R124]);[.S124]);[.T124])=&quot;&quot;)=1;&quot;&quot;;&quot;P&quot;)))">
            <text:p/>
          </table:table-cell>
          <table:table-cell table:style-name="ce149"/>
          <table:table-cell table:style-name="ce156" table:number-columns-repeated="10"/>
          <table:table-cell table:number-columns-repeated="992"/>
        </table:table-row>
        <table:table-row table:style-name="ro8">
          <table:table-cell table:style-name="ce56" table:formula="of:=IF(AND([.H125]=&quot;&quot;;[.H125]=&quot;&quot;);&quot;&quot;;[.$H$3]&amp;&quot;_&quot;&amp;ROW()-11-COUNTBLANK([.$H$12:.H125]))" office:value-type="string" office:string-value="CommonTC_G_91">
            <text:p>CommonTC_G_91</text:p>
          </table:table-cell>
          <table:table-cell table:style-name="ce68" office:value-type="string">
            <text:p>Kiểm tra nhập các ký tự đặc biệt</text:p>
          </table:table-cell>
          <table:table-cell table:style-name="ce70" office:value-type="string">
            <text:p>MID</text:p>
          </table:table-cell>
          <table:table-cell table:style-name="ce70" table:number-columns-repeated="3"/>
          <table:table-cell table:style-name="ce96" office:value-type="string">
            <text:p>Nhập kí tự đặc biệt vào trường mật khẩu</text:p>
            <text:p/>
            <text:p/>
          </table:table-cell>
          <table:table-cell table:style-name="ce68" office:value-type="string">
            <text:p>Cho phép nhập</text:p>
          </table:table-cell>
          <table:table-cell table:number-columns-repeated="12" table:style-name="ce127" table:content-validation-name="val2"/>
          <table:table-cell table:style-name="ce142" table:formula="of:=IF(OR(IF([.K125]=&quot;&quot;;IF([.J125]=&quot;&quot;;IF([.I125]=&quot;&quot;;&quot;&quot;;[.I125]);[.J125]);[.K125])=&quot;F&quot;;IF([.N125]=&quot;&quot;;IF([.M125]=&quot;&quot;;IF([.L125]=&quot;&quot;;&quot;&quot;;[.L125]);[.M125]);[.N125])=&quot;F&quot;;IF([.Q125]=&quot;&quot;;IF([.P125]=&quot;&quot;;IF([.O125]=&quot;&quot;;&quot;&quot;;[.O125]);[.P125]);[.Q125])=&quot;F&quot;;IF([.T125]=&quot;&quot;;IF([.S125]=&quot;&quot;;IF([.R125]=&quot;&quot;;&quot;&quot;;[.R125]);[.S125]);[.T125])=&quot;F&quot;)=1;&quot;F&quot;;IF(OR(IF([.K125]=&quot;&quot;;IF([.J125]=&quot;&quot;;IF([.I125]=&quot;&quot;;&quot;&quot;;[.I125]);[.J125]);[.K125])=&quot;PE&quot;;IF([.N125]=&quot;&quot;;IF([.M125]=&quot;&quot;;IF([.L125]=&quot;&quot;;&quot;&quot;;[.L125]);[.M125]);[.N125])=&quot;PE&quot;;IF([.Q125]=&quot;&quot;;IF([.P125]=&quot;&quot;;IF([.O125]=&quot;&quot;;&quot;&quot;;[.O125]);[.P125]);[.Q125])=&quot;PE&quot;;IF([.T125]=&quot;&quot;;IF([.S125]=&quot;&quot;;IF([.R125]=&quot;&quot;;&quot;&quot;;[.R125]);[.S125]);[.T125])=&quot;PE&quot;)=1;&quot;PE&quot;;IF(AND(IF([.K125]=&quot;&quot;;IF([.J125]=&quot;&quot;;IF([.I125]=&quot;&quot;;&quot;&quot;;[.I125]);[.J125]);[.K125])=&quot;&quot;;IF([.N125]=&quot;&quot;;IF([.M125]=&quot;&quot;;IF([.L125]=&quot;&quot;;&quot;&quot;;[.L125]);[.M125]);[.N125])=&quot;&quot;;IF([.Q125]=&quot;&quot;;IF([.P125]=&quot;&quot;;IF([.O125]=&quot;&quot;;&quot;&quot;;[.O125]);[.P125]);[.Q125])=&quot;&quot;;IF([.T125]=&quot;&quot;;IF([.S125]=&quot;&quot;;IF([.R125]=&quot;&quot;;&quot;&quot;;[.R125]);[.S125]);[.T125])=&quot;&quot;)=1;&quot;&quot;;&quot;P&quot;)))">
            <text:p/>
          </table:table-cell>
          <table:table-cell table:style-name="ce149"/>
          <table:table-cell table:style-name="ce156" table:number-columns-repeated="10"/>
          <table:table-cell table:number-columns-repeated="992"/>
        </table:table-row>
        <table:table-row table:style-name="ro2">
          <table:table-cell table:style-name="ce56" table:formula="of:=IF(AND([.H126]=&quot;&quot;;[.H126]=&quot;&quot;);&quot;&quot;;[.$H$3]&amp;&quot;_&quot;&amp;ROW()-11-COUNTBLANK([.$H$12:.H126]))">
            <text:p/>
          </table:table-cell>
          <table:table-cell table:style-name="ce66" office:value-type="string" table:number-columns-spanned="21" table:number-rows-spanned="1">
            <text:p>Button</text:p>
          </table:table-cell>
          <table:covered-table-cell table:number-columns-repeated="6" table:style-name="ce21"/>
          <table:covered-table-cell table:number-columns-repeated="13" table:style-name="ce123"/>
          <table:covered-table-cell table:style-name="ce21"/>
          <table:table-cell table:style-name="ce160" table:number-columns-repeated="10"/>
          <table:table-cell table:number-columns-repeated="992"/>
        </table:table-row>
        <table:table-row table:style-name="ro6">
          <table:table-cell table:style-name="ce56" table:formula="of:=IF(AND([.H127]=&quot;&quot;;[.H127]=&quot;&quot;);&quot;&quot;;[.$H$3]&amp;&quot;_&quot;&amp;ROW()-11-COUNTBLANK([.$H$12:.H127]))" office:value-type="string" office:string-value="CommonTC_G_92">
            <text:p>CommonTC_G_92</text:p>
          </table:table-cell>
          <table:table-cell table:style-name="ce68" office:value-type="string">
            <text:p>Kiểm tra căn lề, chính tả của button</text:p>
          </table:table-cell>
          <table:table-cell table:style-name="ce70" office:value-type="string">
            <text:p>NHN</text:p>
          </table:table-cell>
          <table:table-cell table:style-name="ce70" office:value-type="float" office:value="7">
            <text:p>7</text:p>
          </table:table-cell>
          <table:table-cell table:style-name="ce90" office:value-type="percentage" office:value="1">
            <text:p>100%</text:p>
          </table:table-cell>
          <table:table-cell table:style-name="ce70"/>
          <table:table-cell table:style-name="ce68" office:value-type="string">
            <text:p>Kiểm tra căn lề, chính tả của button</text:p>
          </table:table-cell>
          <table:table-cell table:style-name="ce68" office:value-type="string">
            <text:p>Đúng chính tả, text trong button được căn lề giữa</text:p>
          </table:table-cell>
          <table:table-cell table:style-name="ce127" table:content-validation-name="val2" table:number-columns-repeated="12"/>
          <table:table-cell table:style-name="ce142"/>
          <table:table-cell table:style-name="ce149"/>
          <table:table-cell table:style-name="ce156" table:number-columns-repeated="10"/>
          <table:table-cell table:number-columns-repeated="992"/>
        </table:table-row>
        <table:table-row table:style-name="ro2">
          <table:table-cell table:style-name="ce56" table:formula="of:=IF(AND([.H128]=&quot;&quot;;[.H128]=&quot;&quot;);&quot;&quot;;[.$H$3]&amp;&quot;_&quot;&amp;ROW()-11-COUNTBLANK([.$H$12:.H128]))">
            <text:p/>
          </table:table-cell>
          <table:table-cell table:style-name="ce66" office:value-type="string" table:number-columns-spanned="21" table:number-rows-spanned="1">
            <text:p>Radio</text:p>
          </table:table-cell>
          <table:covered-table-cell table:number-columns-repeated="6" table:style-name="ce21"/>
          <table:covered-table-cell table:number-columns-repeated="13" table:style-name="ce123"/>
          <table:covered-table-cell table:style-name="ce21"/>
          <table:table-cell table:style-name="ce160" table:number-columns-repeated="10"/>
          <table:table-cell table:number-columns-repeated="992"/>
        </table:table-row>
        <table:table-row table:style-name="ro6">
          <table:table-cell table:style-name="ce56" table:formula="of:=IF(AND([.H129]=&quot;&quot;;[.H129]=&quot;&quot;);&quot;&quot;;[.$H$3]&amp;&quot;_&quot;&amp;ROW()-11-COUNTBLANK([.$H$12:.H129]))" office:value-type="string" office:string-value="CommonTC_G_93">
            <text:p>CommonTC_G_93</text:p>
          </table:table-cell>
          <table:table-cell table:style-name="ce68" office:value-type="string">
            <text:p>Kiểm tra giá trị mặc định</text:p>
          </table:table-cell>
          <table:table-cell table:style-name="ce70" office:value-type="string">
            <text:p>NHN</text:p>
          </table:table-cell>
          <table:table-cell table:style-name="ce70" office:value-type="float" office:value="7">
            <text:p>7</text:p>
          </table:table-cell>
          <table:table-cell table:style-name="ce90" office:value-type="percentage" office:value="1">
            <text:p>100%</text:p>
          </table:table-cell>
          <table:table-cell table:style-name="ce70"/>
          <table:table-cell table:style-name="ce96" office:value-type="string">
            <text:p>Kiểm tra giá trị mặc định của radio</text:p>
          </table:table-cell>
          <table:table-cell table:style-name="ce68" office:value-type="string">
            <text:p>Không chọn giá trị nào</text:p>
          </table:table-cell>
          <table:table-cell table:style-name="ce127" table:content-validation-name="val2" table:number-columns-repeated="12"/>
          <table:table-cell table:style-name="ce142"/>
          <table:table-cell table:style-name="ce149"/>
          <table:table-cell table:style-name="ce156" table:number-columns-repeated="10"/>
          <table:table-cell table:number-columns-repeated="992"/>
        </table:table-row>
        <table:table-row table:style-name="ro6">
          <table:table-cell table:style-name="ce56" table:formula="of:=IF(AND([.H130]=&quot;&quot;;[.H130]=&quot;&quot;);&quot;&quot;;[.$H$3]&amp;&quot;_&quot;&amp;ROW()-11-COUNTBLANK([.$H$12:.H130]))" office:value-type="string" office:string-value="CommonTC_G_94">
            <text:p>CommonTC_G_94</text:p>
          </table:table-cell>
          <table:table-cell table:style-name="ce68" office:value-type="string">
            <text:p>Kiểm tra khi chọn giá trị của radio</text:p>
          </table:table-cell>
          <table:table-cell table:style-name="ce70" office:value-type="string">
            <text:p>NHN</text:p>
          </table:table-cell>
          <table:table-cell table:style-name="ce70" office:value-type="float" office:value="7">
            <text:p>7</text:p>
          </table:table-cell>
          <table:table-cell table:style-name="ce90" office:value-type="percentage" office:value="1">
            <text:p>100%</text:p>
          </table:table-cell>
          <table:table-cell table:style-name="ce70"/>
          <table:table-cell table:style-name="ce96" office:value-type="string">
            <text:p>Tích chọn 1 giá trị</text:p>
            <text:p/>
          </table:table-cell>
          <table:table-cell table:style-name="ce68" office:value-type="string">
            <text:p>Cho phép chọn và lưu đúng lựa chọn đã tích, không cho phép chọn nhiều giá trị</text:p>
          </table:table-cell>
          <table:table-cell table:style-name="ce127" table:content-validation-name="val2" table:number-columns-repeated="12"/>
          <table:table-cell table:style-name="ce142"/>
          <table:table-cell table:style-name="ce149"/>
          <table:table-cell table:style-name="ce156" table:number-columns-repeated="10"/>
          <table:table-cell table:number-columns-repeated="992"/>
        </table:table-row>
        <table:table-row table:style-name="ro2">
          <table:table-cell table:style-name="ce56" table:formula="of:=IF(AND([.H131]=&quot;&quot;;[.H131]=&quot;&quot;);&quot;&quot;;[.$H$3]&amp;&quot;_&quot;&amp;ROW()-11-COUNTBLANK([.$H$12:.H131]))">
            <text:p/>
          </table:table-cell>
          <table:table-cell table:style-name="ce69" office:value-type="string">
            <text:p>Textbox Địa chỉ IP</text:p>
          </table:table-cell>
          <table:table-cell table:style-name="ce84" table:number-columns-repeated="4"/>
          <table:table-cell table:style-name="ce97"/>
          <table:table-cell table:style-name="ce97"/>
          <table:table-cell table:style-name="ce131" table:number-columns-repeated="13"/>
          <table:table-cell table:style-name="ce97"/>
          <table:table-cell table:style-name="ce156" table:number-columns-repeated="10"/>
          <table:table-cell table:number-columns-repeated="992"/>
        </table:table-row>
        <table:table-row table:style-name="ro6">
          <table:table-cell table:style-name="ce56" table:formula="of:=IF(AND([.H132]=&quot;&quot;;[.H132]=&quot;&quot;);&quot;&quot;;[.$H$3]&amp;&quot;_&quot;&amp;ROW()-11-COUNTBLANK([.$H$12:.H132]))" office:value-type="string" office:string-value="CommonTC_G_95">
            <text:p>CommonTC_G_95</text:p>
          </table:table-cell>
          <table:table-cell table:style-name="ce67" office:value-type="string">
            <text:p>Kiểm tra giá trị mặc định</text:p>
          </table:table-cell>
          <table:table-cell table:style-name="ce83" table:number-columns-repeated="4"/>
          <table:table-cell table:style-name="ce67" office:value-type="string">
            <text:p>Kiểm tra giá trị mặc định</text:p>
          </table:table-cell>
          <table:table-cell table:style-name="ce109" office:value-type="string">
            <text:p>Giá trị mặc định là trống</text:p>
          </table:table-cell>
          <table:table-cell table:style-name="ce127" table:content-validation-name="val2"/>
          <table:table-cell table:number-columns-repeated="5" table:style-name="ce135"/>
          <table:table-cell table:number-columns-repeated="6" table:style-name="ce127" table:content-validation-name="val2"/>
          <table:table-cell table:style-name="ce142" table:formula="of:=IF(OR(IF([.K132]=&quot;&quot;;IF([.J132]=&quot;&quot;;IF([.I132]=&quot;&quot;;&quot;&quot;;[.I132]);[.J132]);[.K132])=&quot;F&quot;;IF([.N132]=&quot;&quot;;IF([.M132]=&quot;&quot;;IF([.L132]=&quot;&quot;;&quot;&quot;;[.L132]);[.M132]);[.N132])=&quot;F&quot;;IF([.Q132]=&quot;&quot;;IF([.P132]=&quot;&quot;;IF([.O132]=&quot;&quot;;&quot;&quot;;[.O132]);[.P132]);[.Q132])=&quot;F&quot;;IF([.T132]=&quot;&quot;;IF([.S132]=&quot;&quot;;IF([.R132]=&quot;&quot;;&quot;&quot;;[.R132]);[.S132]);[.T132])=&quot;F&quot;)=1;&quot;F&quot;;IF(OR(IF([.K132]=&quot;&quot;;IF([.J132]=&quot;&quot;;IF([.I132]=&quot;&quot;;&quot;&quot;;[.I132]);[.J132]);[.K132])=&quot;PE&quot;;IF([.N132]=&quot;&quot;;IF([.M132]=&quot;&quot;;IF([.L132]=&quot;&quot;;&quot;&quot;;[.L132]);[.M132]);[.N132])=&quot;PE&quot;;IF([.Q132]=&quot;&quot;;IF([.P132]=&quot;&quot;;IF([.O132]=&quot;&quot;;&quot;&quot;;[.O132]);[.P132]);[.Q132])=&quot;PE&quot;;IF([.T132]=&quot;&quot;;IF([.S132]=&quot;&quot;;IF([.R132]=&quot;&quot;;&quot;&quot;;[.R132]);[.S132]);[.T132])=&quot;PE&quot;)=1;&quot;PE&quot;;IF(AND(IF([.K132]=&quot;&quot;;IF([.J132]=&quot;&quot;;IF([.I132]=&quot;&quot;;&quot;&quot;;[.I132]);[.J132]);[.K132])=&quot;&quot;;IF([.N132]=&quot;&quot;;IF([.M132]=&quot;&quot;;IF([.L132]=&quot;&quot;;&quot;&quot;;[.L132]);[.M132]);[.N132])=&quot;&quot;;IF([.Q132]=&quot;&quot;;IF([.P132]=&quot;&quot;;IF([.O132]=&quot;&quot;;&quot;&quot;;[.O132]);[.P132]);[.Q132])=&quot;&quot;;IF([.T132]=&quot;&quot;;IF([.S132]=&quot;&quot;;IF([.R132]=&quot;&quot;;&quot;&quot;;[.R132]);[.S132]);[.T132])=&quot;&quot;)=1;&quot;&quot;;&quot;P&quot;)))">
            <text:p/>
          </table:table-cell>
          <table:table-cell table:style-name="ce32"/>
          <table:table-cell table:style-name="ce157" table:number-columns-repeated="5"/>
          <table:table-cell table:style-name="ce156" table:number-columns-repeated="5"/>
          <table:table-cell table:number-columns-repeated="992"/>
        </table:table-row>
        <table:table-row table:style-name="ro5">
          <table:table-cell table:style-name="ce56" table:formula="of:=IF(AND([.H133]=&quot;&quot;;[.H133]=&quot;&quot;);&quot;&quot;;[.$H$3]&amp;&quot;_&quot;&amp;ROW()-11-COUNTBLANK([.$H$12:.H133]))" office:value-type="string" office:string-value="CommonTC_G_96">
            <text:p>CommonTC_G_96</text:p>
          </table:table-cell>
          <table:table-cell table:style-name="ce68" office:value-type="string">
            <text:p>Kiểm tra việc nhập thành công các kí tự vào trường Địa chỉ IP</text:p>
          </table:table-cell>
          <table:table-cell table:style-name="ce70" table:number-columns-repeated="4"/>
          <table:table-cell table:style-name="ce32" office:value-type="string">
            <text:p>1. Tại trường IP hiện nhập các ký tự 192.168.168.179</text:p>
            <text:p>2. Các thông tin khác nhập đủ</text:p>
            <text:p>3. Bấm Cập nhật</text:p>
          </table:table-cell>
          <table:table-cell table:style-name="ce68" office:value-type="string">
            <text:p>Hiển thị nhập thành công</text:p>
          </table:table-cell>
          <table:table-cell table:number-columns-repeated="12" table:style-name="ce127" table:content-validation-name="val2"/>
          <table:table-cell table:style-name="ce142" table:formula="of:=IF(OR(IF([.K133]=&quot;&quot;;IF([.J133]=&quot;&quot;;IF([.I133]=&quot;&quot;;&quot;&quot;;[.I133]);[.J133]);[.K133])=&quot;F&quot;;IF([.N133]=&quot;&quot;;IF([.M133]=&quot;&quot;;IF([.L133]=&quot;&quot;;&quot;&quot;;[.L133]);[.M133]);[.N133])=&quot;F&quot;;IF([.Q133]=&quot;&quot;;IF([.P133]=&quot;&quot;;IF([.O133]=&quot;&quot;;&quot;&quot;;[.O133]);[.P133]);[.Q133])=&quot;F&quot;;IF([.T133]=&quot;&quot;;IF([.S133]=&quot;&quot;;IF([.R133]=&quot;&quot;;&quot;&quot;;[.R133]);[.S133]);[.T133])=&quot;F&quot;)=1;&quot;F&quot;;IF(OR(IF([.K133]=&quot;&quot;;IF([.J133]=&quot;&quot;;IF([.I133]=&quot;&quot;;&quot;&quot;;[.I133]);[.J133]);[.K133])=&quot;PE&quot;;IF([.N133]=&quot;&quot;;IF([.M133]=&quot;&quot;;IF([.L133]=&quot;&quot;;&quot;&quot;;[.L133]);[.M133]);[.N133])=&quot;PE&quot;;IF([.Q133]=&quot;&quot;;IF([.P133]=&quot;&quot;;IF([.O133]=&quot;&quot;;&quot;&quot;;[.O133]);[.P133]);[.Q133])=&quot;PE&quot;;IF([.T133]=&quot;&quot;;IF([.S133]=&quot;&quot;;IF([.R133]=&quot;&quot;;&quot;&quot;;[.R133]);[.S133]);[.T133])=&quot;PE&quot;)=1;&quot;PE&quot;;IF(AND(IF([.K133]=&quot;&quot;;IF([.J133]=&quot;&quot;;IF([.I133]=&quot;&quot;;&quot;&quot;;[.I133]);[.J133]);[.K133])=&quot;&quot;;IF([.N133]=&quot;&quot;;IF([.M133]=&quot;&quot;;IF([.L133]=&quot;&quot;;&quot;&quot;;[.L133]);[.M133]);[.N133])=&quot;&quot;;IF([.Q133]=&quot;&quot;;IF([.P133]=&quot;&quot;;IF([.O133]=&quot;&quot;;&quot;&quot;;[.O133]);[.P133]);[.Q133])=&quot;&quot;;IF([.T133]=&quot;&quot;;IF([.S133]=&quot;&quot;;IF([.R133]=&quot;&quot;;&quot;&quot;;[.R133]);[.S133]);[.T133])=&quot;&quot;)=1;&quot;&quot;;&quot;P&quot;)))">
            <text:p/>
          </table:table-cell>
          <table:table-cell table:style-name="ce149"/>
          <table:table-cell table:style-name="ce156" table:number-columns-repeated="10"/>
          <table:table-cell table:number-columns-repeated="992"/>
        </table:table-row>
        <table:table-row table:style-name="ro27">
          <table:table-cell table:style-name="ce56" table:formula="of:=IF(AND([.H134]=&quot;&quot;;[.H134]=&quot;&quot;);&quot;&quot;;[.$H$3]&amp;&quot;_&quot;&amp;ROW()-11-COUNTBLANK([.$H$12:.H134]))" office:value-type="string" office:string-value="CommonTC_G_97">
            <text:p>CommonTC_G_97</text:p>
          </table:table-cell>
          <table:table-cell table:style-name="ce68" office:value-type="string">
            <text:p>Kiểm tra nhập kí tự dạng chữ, dạng kí tự đặc biệt, html, dấu cách, tiếng việt có dấu</text:p>
          </table:table-cell>
          <table:table-cell table:style-name="ce70" table:number-columns-repeated="4"/>
          <table:table-cell table:style-name="ce32" office:value-type="string">
            <text:p>1. Tại trường Mã thiết bị thực hiện nhập các ký tự trong các trường hợp :</text:p>
            <text:p>- qbc.345.231.124</text:p>
            <text:p>- 192.23f.343.345</text:p>
            <text:p>- 192.243.gbc.435</text:p>
            <text:p>- 192.168.168.bvn</text:p>
            <text:p>- 192.*23.168.179</text:p>
            <text:p>2. Các thông tin khác nhập đủ</text:p>
            <text:p>3.Bấm Cập nhật</text:p>
          </table:table-cell>
          <table:table-cell table:style-name="ce68" office:value-type="string">
            <text:p>Hiện thị thông báo "Nhập sai định dạng IP"</text:p>
          </table:table-cell>
          <table:table-cell table:number-columns-repeated="12" table:style-name="ce127" table:content-validation-name="val2"/>
          <table:table-cell table:style-name="ce142" table:formula="of:=IF(OR(IF([.K134]=&quot;&quot;;IF([.J134]=&quot;&quot;;IF([.I134]=&quot;&quot;;&quot;&quot;;[.I134]);[.J134]);[.K134])=&quot;F&quot;;IF([.N134]=&quot;&quot;;IF([.M134]=&quot;&quot;;IF([.L134]=&quot;&quot;;&quot;&quot;;[.L134]);[.M134]);[.N134])=&quot;F&quot;;IF([.Q134]=&quot;&quot;;IF([.P134]=&quot;&quot;;IF([.O134]=&quot;&quot;;&quot;&quot;;[.O134]);[.P134]);[.Q134])=&quot;F&quot;;IF([.T134]=&quot;&quot;;IF([.S134]=&quot;&quot;;IF([.R134]=&quot;&quot;;&quot;&quot;;[.R134]);[.S134]);[.T134])=&quot;F&quot;)=1;&quot;F&quot;;IF(OR(IF([.K134]=&quot;&quot;;IF([.J134]=&quot;&quot;;IF([.I134]=&quot;&quot;;&quot;&quot;;[.I134]);[.J134]);[.K134])=&quot;PE&quot;;IF([.N134]=&quot;&quot;;IF([.M134]=&quot;&quot;;IF([.L134]=&quot;&quot;;&quot;&quot;;[.L134]);[.M134]);[.N134])=&quot;PE&quot;;IF([.Q134]=&quot;&quot;;IF([.P134]=&quot;&quot;;IF([.O134]=&quot;&quot;;&quot;&quot;;[.O134]);[.P134]);[.Q134])=&quot;PE&quot;;IF([.T134]=&quot;&quot;;IF([.S134]=&quot;&quot;;IF([.R134]=&quot;&quot;;&quot;&quot;;[.R134]);[.S134]);[.T134])=&quot;PE&quot;)=1;&quot;PE&quot;;IF(AND(IF([.K134]=&quot;&quot;;IF([.J134]=&quot;&quot;;IF([.I134]=&quot;&quot;;&quot;&quot;;[.I134]);[.J134]);[.K134])=&quot;&quot;;IF([.N134]=&quot;&quot;;IF([.M134]=&quot;&quot;;IF([.L134]=&quot;&quot;;&quot;&quot;;[.L134]);[.M134]);[.N134])=&quot;&quot;;IF([.Q134]=&quot;&quot;;IF([.P134]=&quot;&quot;;IF([.O134]=&quot;&quot;;&quot;&quot;;[.O134]);[.P134]);[.Q134])=&quot;&quot;;IF([.T134]=&quot;&quot;;IF([.S134]=&quot;&quot;;IF([.R134]=&quot;&quot;;&quot;&quot;;[.R134]);[.S134]);[.T134])=&quot;&quot;)=1;&quot;&quot;;&quot;P&quot;)))">
            <text:p/>
          </table:table-cell>
          <table:table-cell table:style-name="ce149"/>
          <table:table-cell table:style-name="ce156" table:number-columns-repeated="10"/>
          <table:table-cell table:number-columns-repeated="992"/>
        </table:table-row>
        <table:table-row table:style-name="ro6">
          <table:table-cell table:style-name="ce56" table:formula="of:=IF(AND([.H135]=&quot;&quot;;[.H135]=&quot;&quot;);&quot;&quot;;[.$H$3]&amp;&quot;_&quot;&amp;ROW()-11-COUNTBLANK([.$H$12:.H135]))" office:value-type="string" office:string-value="CommonTC_G_98">
            <text:p>CommonTC_G_98</text:p>
          </table:table-cell>
          <table:table-cell table:style-name="ce67" office:value-type="string">
            <text:p>Kiểm tra không cho nhập quá Maxlengh</text:p>
          </table:table-cell>
          <table:table-cell table:style-name="ce83" table:number-columns-repeated="4"/>
          <table:table-cell table:style-name="ce67" office:value-type="string">
            <text:p>Nhập quá Maxlengh (15 kí tự)</text:p>
          </table:table-cell>
          <table:table-cell table:style-name="ce109" office:value-type="string">
            <text:p>Không cho nhập</text:p>
          </table:table-cell>
          <table:table-cell table:style-name="ce127" table:content-validation-name="val2"/>
          <table:table-cell table:number-columns-repeated="5" table:style-name="ce135"/>
          <table:table-cell table:number-columns-repeated="6" table:style-name="ce127" table:content-validation-name="val2"/>
          <table:table-cell table:style-name="ce142" table:formula="of:=IF(OR(IF([.K135]=&quot;&quot;;IF([.J135]=&quot;&quot;;IF([.I135]=&quot;&quot;;&quot;&quot;;[.I135]);[.J135]);[.K135])=&quot;F&quot;;IF([.N135]=&quot;&quot;;IF([.M135]=&quot;&quot;;IF([.L135]=&quot;&quot;;&quot;&quot;;[.L135]);[.M135]);[.N135])=&quot;F&quot;;IF([.Q135]=&quot;&quot;;IF([.P135]=&quot;&quot;;IF([.O135]=&quot;&quot;;&quot;&quot;;[.O135]);[.P135]);[.Q135])=&quot;F&quot;;IF([.T135]=&quot;&quot;;IF([.S135]=&quot;&quot;;IF([.R135]=&quot;&quot;;&quot;&quot;;[.R135]);[.S135]);[.T135])=&quot;F&quot;)=1;&quot;F&quot;;IF(OR(IF([.K135]=&quot;&quot;;IF([.J135]=&quot;&quot;;IF([.I135]=&quot;&quot;;&quot;&quot;;[.I135]);[.J135]);[.K135])=&quot;PE&quot;;IF([.N135]=&quot;&quot;;IF([.M135]=&quot;&quot;;IF([.L135]=&quot;&quot;;&quot;&quot;;[.L135]);[.M135]);[.N135])=&quot;PE&quot;;IF([.Q135]=&quot;&quot;;IF([.P135]=&quot;&quot;;IF([.O135]=&quot;&quot;;&quot;&quot;;[.O135]);[.P135]);[.Q135])=&quot;PE&quot;;IF([.T135]=&quot;&quot;;IF([.S135]=&quot;&quot;;IF([.R135]=&quot;&quot;;&quot;&quot;;[.R135]);[.S135]);[.T135])=&quot;PE&quot;)=1;&quot;PE&quot;;IF(AND(IF([.K135]=&quot;&quot;;IF([.J135]=&quot;&quot;;IF([.I135]=&quot;&quot;;&quot;&quot;;[.I135]);[.J135]);[.K135])=&quot;&quot;;IF([.N135]=&quot;&quot;;IF([.M135]=&quot;&quot;;IF([.L135]=&quot;&quot;;&quot;&quot;;[.L135]);[.M135]);[.N135])=&quot;&quot;;IF([.Q135]=&quot;&quot;;IF([.P135]=&quot;&quot;;IF([.O135]=&quot;&quot;;&quot;&quot;;[.O135]);[.P135]);[.Q135])=&quot;&quot;;IF([.T135]=&quot;&quot;;IF([.S135]=&quot;&quot;;IF([.R135]=&quot;&quot;;&quot;&quot;;[.R135]);[.S135]);[.T135])=&quot;&quot;)=1;&quot;&quot;;&quot;P&quot;)))">
            <text:p/>
          </table:table-cell>
          <table:table-cell table:style-name="ce32"/>
          <table:table-cell table:style-name="ce157" table:number-columns-repeated="5"/>
          <table:table-cell table:style-name="ce156" table:number-columns-repeated="5"/>
          <table:table-cell table:number-columns-repeated="992"/>
        </table:table-row>
        <table:table-row table:style-name="ro5">
          <table:table-cell table:style-name="ce56" table:formula="of:=IF(AND([.H136]=&quot;&quot;;[.H136]=&quot;&quot;);&quot;&quot;;[.$H$3]&amp;&quot;_&quot;&amp;ROW()-11-COUNTBLANK([.$H$12:.H136]))" office:value-type="string" office:string-value="CommonTC_G_99">
            <text:p>CommonTC_G_99</text:p>
          </table:table-cell>
          <table:table-cell table:style-name="ce67" office:value-type="string">
            <text:p>Cho phép nhập địa chỉ <text:s/>IP có cổng</text:p>
          </table:table-cell>
          <table:table-cell table:style-name="ce83" table:number-columns-repeated="4"/>
          <table:table-cell table:style-name="ce67" office:value-type="string">
            <text:p>1. Tại trường IP hiện nhập các ký tự 192.168.168.179: 8001, 8002</text:p>
            <text:p>2. Các thông tin khác nhập đủ</text:p>
            <text:p>3. Bấm Cập nhật</text:p>
          </table:table-cell>
          <table:table-cell table:style-name="ce109" office:value-type="string">
            <text:p>Cho phép nhập và lưu thành công</text:p>
          </table:table-cell>
          <table:table-cell table:style-name="ce127" table:content-validation-name="val2"/>
          <table:table-cell table:style-name="ce135" table:number-columns-repeated="5"/>
          <table:table-cell table:style-name="ce127" table:content-validation-name="val2" table:number-columns-repeated="6"/>
          <table:table-cell table:style-name="ce142"/>
          <table:table-cell table:style-name="ce32"/>
          <table:table-cell table:style-name="ce157" table:number-columns-repeated="5"/>
          <table:table-cell table:style-name="ce156" table:number-columns-repeated="5"/>
          <table:table-cell table:number-columns-repeated="992"/>
        </table:table-row>
        <table:table-row table:style-name="ro2">
          <table:table-cell table:style-name="ce56" table:formula="of:=IF(AND([.H137]=&quot;&quot;;[.H137]=&quot;&quot;);&quot;&quot;;[.$H$3]&amp;&quot;_&quot;&amp;ROW()-11-COUNTBLANK([.$H$12:.H137]))">
            <text:p/>
          </table:table-cell>
          <table:table-cell table:style-name="ce69" office:value-type="string">
            <text:p>Xóa</text:p>
          </table:table-cell>
          <table:table-cell table:style-name="ce84" table:number-columns-repeated="4"/>
          <table:table-cell table:style-name="ce97"/>
          <table:table-cell table:style-name="ce97"/>
          <table:table-cell table:style-name="ce132" table:content-validation-name="val2"/>
          <table:table-cell table:style-name="ce131" table:number-columns-repeated="5"/>
          <table:table-cell table:style-name="ce132" table:content-validation-name="val2" table:number-columns-repeated="6"/>
          <table:table-cell table:style-name="ce131"/>
          <table:table-cell table:style-name="ce97"/>
          <table:table-cell table:style-name="ce157" table:number-columns-repeated="5"/>
          <table:table-cell table:style-name="ce156" table:number-columns-repeated="5"/>
          <table:table-cell table:number-columns-repeated="992"/>
        </table:table-row>
        <table:table-row table:style-name="ro6">
          <table:table-cell table:style-name="ce56" table:formula="of:=IF(AND([.H138]=&quot;&quot;;[.H138]=&quot;&quot;);&quot;&quot;;[.$H$3]&amp;&quot;_&quot;&amp;ROW()-11-COUNTBLANK([.$H$12:.H138]))" office:value-type="string" office:string-value="CommonTC_G_100">
            <text:p>CommonTC_G_100</text:p>
          </table:table-cell>
          <table:table-cell table:style-name="ce68" office:value-type="string">
            <text:p>Kiểm tra hiển thị confirm trước khi xóa</text:p>
          </table:table-cell>
          <table:table-cell table:style-name="ce70" office:value-type="string">
            <text:p>NHN</text:p>
          </table:table-cell>
          <table:table-cell table:style-name="ce70" table:number-columns-repeated="3"/>
          <table:table-cell table:style-name="ce32" office:value-type="string">
            <text:p>Chọn 1 bản ghi</text:p>
            <text:p>Chọn Xóa</text:p>
          </table:table-cell>
          <table:table-cell table:style-name="ce68" office:value-type="string">
            <text:p>Hiển thị confirm xác nhận: Bạn có chắc chắn muốn xóa bản ghi?</text:p>
          </table:table-cell>
          <table:table-cell table:style-name="ce127" table:content-validation-name="val2" table:number-columns-repeated="12"/>
          <table:table-cell table:style-name="ce142"/>
          <table:table-cell table:style-name="ce149"/>
          <table:table-cell table:style-name="ce156" table:number-columns-repeated="10"/>
          <table:table-cell table:number-columns-repeated="992"/>
        </table:table-row>
        <table:table-row table:style-name="ro6">
          <table:table-cell table:style-name="ce56" table:formula="of:=IF(AND([.H139]=&quot;&quot;;[.H139]=&quot;&quot;);&quot;&quot;;[.$H$3]&amp;&quot;_&quot;&amp;ROW()-11-COUNTBLANK([.$H$12:.H139]))" office:value-type="string" office:string-value="CommonTC_G_101">
            <text:p>CommonTC_G_101</text:p>
          </table:table-cell>
          <table:table-cell table:style-name="ce68" office:value-type="string">
            <text:p>Kiểm tra hiển thị thông báo Ấn xóa khi không chọn bản ghi nào</text:p>
          </table:table-cell>
          <table:table-cell table:style-name="ce70" office:value-type="string">
            <text:p>NHN</text:p>
          </table:table-cell>
          <table:table-cell table:style-name="ce70" table:number-columns-repeated="3"/>
          <table:table-cell table:style-name="ce32" office:value-type="string">
            <text:p>Trên màn hình chưa chọn bản ghi nào để xóa</text:p>
            <text:p>Ấn Xóa</text:p>
          </table:table-cell>
          <table:table-cell table:style-name="ce68" office:value-type="string">
            <text:p>Hiển thị thông báo: Bạn chưa chọn bản ghi nào để xóa</text:p>
          </table:table-cell>
          <table:table-cell table:style-name="ce127" table:content-validation-name="val2" table:number-columns-repeated="12"/>
          <table:table-cell table:style-name="ce142"/>
          <table:table-cell table:style-name="ce149"/>
          <table:table-cell table:style-name="ce156" table:number-columns-repeated="10"/>
          <table:table-cell table:number-columns-repeated="992"/>
        </table:table-row>
        <table:table-row table:style-name="ro2">
          <table:table-cell table:style-name="ce56" table:formula="of:=IF(AND([.H140]=&quot;&quot;;[.H140]=&quot;&quot;);&quot;&quot;;[.$H$3]&amp;&quot;_&quot;&amp;ROW()-11-COUNTBLANK([.$H$12:.H140]))">
            <text:p/>
          </table:table-cell>
          <table:table-cell table:style-name="ce69" office:value-type="string">
            <text:p>Upload File</text:p>
          </table:table-cell>
          <table:table-cell table:style-name="ce85" table:number-columns-repeated="4"/>
          <table:table-cell table:style-name="ce98"/>
          <table:table-cell table:style-name="ce98"/>
          <table:table-cell table:style-name="ce132" table:content-validation-name="val2" table:number-columns-repeated="12"/>
          <table:table-cell table:style-name="ce131"/>
          <table:table-cell table:style-name="ce97"/>
          <table:table-cell table:style-name="ce157" table:number-columns-repeated="5"/>
          <table:table-cell table:style-name="ce156" table:number-columns-repeated="5"/>
          <table:table-cell table:number-columns-repeated="992"/>
        </table:table-row>
        <table:table-row table:style-name="ro6">
          <table:table-cell table:style-name="ce56" table:formula="of:=IF(AND([.H141]=&quot;&quot;;[.H141]=&quot;&quot;);&quot;&quot;;[.$H$3]&amp;&quot;_&quot;&amp;ROW()-11-COUNTBLANK([.$H$12:.H141]))" office:value-type="string" office:string-value="CommonTC_G_102">
            <text:p>CommonTC_G_102</text:p>
          </table:table-cell>
          <table:table-cell table:style-name="ce70" office:value-type="string" table:number-columns-spanned="1" table:number-rows-spanned="32">
            <text:p>Upload File</text:p>
          </table:table-cell>
          <table:table-cell table:style-name="ce86" table:number-columns-repeated="4"/>
          <table:table-cell table:style-name="ce99" office:value-type="string">
            <text:p>Upload file không đúng định dang:</text:p>
          </table:table-cell>
          <table:table-cell table:style-name="ce110" office:value-type="string" table:number-columns-spanned="1" table:number-rows-spanned="4">
            <text:p>Hệ thống thông báo file không hợp lệ</text:p>
          </table:table-cell>
          <table:table-cell table:style-name="ce133" table:content-validation-name="val2"/>
          <table:table-cell table:style-name="ce127" table:content-validation-name="val2" table:number-columns-repeated="11"/>
          <table:table-cell table:style-name="ce144" table:number-columns-spanned="1" table:number-rows-spanned="4"/>
          <table:table-cell table:style-name="ce149"/>
          <table:table-cell table:style-name="ce157" table:number-columns-repeated="5"/>
          <table:table-cell table:style-name="ce156" table:number-columns-repeated="5"/>
          <table:table-cell table:number-columns-repeated="992"/>
        </table:table-row>
        <table:table-row table:style-name="ro2">
          <table:table-cell table:style-name="ce56" table:formula="of:=IF(AND([.H142]=&quot;&quot;;[.H142]=&quot;&quot;);&quot;&quot;;[.$H$3]&amp;&quot;_&quot;&amp;ROW()-11-COUNTBLANK([.$H$12:.H142]))">
            <text:p/>
          </table:table-cell>
          <table:covered-table-cell table:style-name="ce3"/>
          <table:table-cell table:style-name="ce87" table:number-columns-repeated="4"/>
          <table:table-cell table:style-name="ce100" office:value-type="string">
            <text:p>- Upload file không có định dạng(.mp3)</text:p>
          </table:table-cell>
          <table:covered-table-cell table:style-name="ce111"/>
          <table:table-cell table:style-name="ce133" table:content-validation-name="val2"/>
          <table:table-cell table:style-name="ce127" table:content-validation-name="val2" table:number-columns-repeated="11"/>
          <table:covered-table-cell table:style-name="ce139"/>
          <table:table-cell table:style-name="ce149"/>
          <table:table-cell table:style-name="ce157" table:number-columns-repeated="5"/>
          <table:table-cell table:style-name="ce156" table:number-columns-repeated="5"/>
          <table:table-cell table:number-columns-repeated="992"/>
        </table:table-row>
        <table:table-row table:style-name="ro6">
          <table:table-cell table:style-name="ce56" table:formula="of:=IF(AND([.H143]=&quot;&quot;;[.H143]=&quot;&quot;);&quot;&quot;;[.$H$3]&amp;&quot;_&quot;&amp;ROW()-11-COUNTBLANK([.$H$12:.H143]))">
            <text:p/>
          </table:table-cell>
          <table:covered-table-cell table:style-name="ce3"/>
          <table:table-cell table:style-name="ce87" office:value-type="string">
            <text:p>No More</text:p>
          </table:table-cell>
          <table:table-cell table:style-name="ce87" table:number-columns-repeated="3"/>
          <table:table-cell table:style-name="ce100" office:value-type="string">
            <text:p>- Nhập dữ liệu đầy đủ và hợp lệ với các trường khác</text:p>
          </table:table-cell>
          <table:covered-table-cell table:style-name="ce111"/>
          <table:table-cell table:style-name="ce133" table:content-validation-name="val2"/>
          <table:table-cell table:style-name="ce127" table:content-validation-name="val2" table:number-columns-repeated="11"/>
          <table:covered-table-cell table:style-name="ce139"/>
          <table:table-cell table:style-name="ce149"/>
          <table:table-cell table:style-name="ce157" table:number-columns-repeated="5"/>
          <table:table-cell table:style-name="ce156" table:number-columns-repeated="5"/>
          <table:table-cell table:number-columns-repeated="992"/>
        </table:table-row>
        <table:table-row table:style-name="ro6">
          <table:table-cell table:style-name="ce56" table:formula="of:=IF(AND([.H144]=&quot;&quot;;[.H144]=&quot;&quot;);&quot;&quot;;[.$H$3]&amp;&quot;_&quot;&amp;ROW()-11-COUNTBLANK([.$H$12:.H144]))">
            <text:p/>
          </table:table-cell>
          <table:covered-table-cell table:style-name="ce3"/>
          <table:table-cell table:style-name="ce88" table:number-columns-repeated="4"/>
          <table:table-cell table:style-name="ce101" office:value-type="string">
            <text:p>- Click "Save" hoặc "Save and back to list" hoặc  "Save and add" hoặc "Save and next"</text:p>
          </table:table-cell>
          <table:covered-table-cell table:style-name="ce112"/>
          <table:table-cell table:style-name="ce133" table:content-validation-name="val2"/>
          <table:table-cell table:style-name="ce127" table:content-validation-name="val2" table:number-columns-repeated="11"/>
          <table:covered-table-cell table:style-name="ce145"/>
          <table:table-cell table:style-name="ce149"/>
          <table:table-cell table:style-name="ce157" table:number-columns-repeated="5"/>
          <table:table-cell table:style-name="ce156" table:number-columns-repeated="5"/>
          <table:table-cell table:number-columns-repeated="992"/>
        </table:table-row>
        <table:table-row table:style-name="ro6">
          <table:table-cell table:style-name="ce56" table:formula="of:=IF(AND([.H145]=&quot;&quot;;[.H145]=&quot;&quot;);&quot;&quot;;[.$H$3]&amp;&quot;_&quot;&amp;ROW()-11-COUNTBLANK([.$H$12:.H145]))" office:value-type="string" office:string-value="CommonTC_G_103">
            <text:p>CommonTC_G_103</text:p>
          </table:table-cell>
          <table:covered-table-cell table:style-name="ce3"/>
          <table:table-cell table:style-name="ce86" table:number-columns-repeated="4"/>
          <table:table-cell table:style-name="ce99" office:value-type="string">
            <text:p>Upload file có dung lượng lớn hơn qui định(10MB)</text:p>
          </table:table-cell>
          <table:table-cell table:style-name="ce113" office:value-type="string" table:number-columns-spanned="1" table:number-rows-spanned="4">
            <text:p>Hệ thống thông báo file quá lớn</text:p>
          </table:table-cell>
          <table:table-cell table:style-name="ce133" table:content-validation-name="val2"/>
          <table:table-cell table:style-name="ce127" table:content-validation-name="val2" table:number-columns-repeated="11"/>
          <table:table-cell table:style-name="ce144" table:number-columns-spanned="1" table:number-rows-spanned="4"/>
          <table:table-cell table:style-name="ce149"/>
          <table:table-cell table:style-name="ce157" table:number-columns-repeated="5"/>
          <table:table-cell table:style-name="ce156" table:number-columns-repeated="5"/>
          <table:table-cell table:number-columns-repeated="992"/>
        </table:table-row>
        <table:table-row table:style-name="ro2">
          <table:table-cell table:style-name="ce56" table:formula="of:=IF(AND([.H146]=&quot;&quot;;[.H146]=&quot;&quot;);&quot;&quot;;[.$H$3]&amp;&quot;_&quot;&amp;ROW()-11-COUNTBLANK([.$H$12:.H146]))">
            <text:p/>
          </table:table-cell>
          <table:covered-table-cell table:style-name="ce3"/>
          <table:table-cell table:style-name="ce87" table:number-columns-repeated="4"/>
          <table:table-cell table:style-name="ce100" office:value-type="string">
            <text:p>- Upload file có dung lượng &gt; 10MB</text:p>
          </table:table-cell>
          <table:covered-table-cell table:style-name="ce111"/>
          <table:table-cell table:style-name="ce133" table:content-validation-name="val2"/>
          <table:table-cell table:style-name="ce127" table:content-validation-name="val2" table:number-columns-repeated="11"/>
          <table:covered-table-cell table:style-name="ce139"/>
          <table:table-cell table:style-name="ce149"/>
          <table:table-cell table:style-name="ce157" table:number-columns-repeated="5"/>
          <table:table-cell table:style-name="ce156" table:number-columns-repeated="5"/>
          <table:table-cell table:number-columns-repeated="992"/>
        </table:table-row>
        <table:table-row table:style-name="ro6">
          <table:table-cell table:style-name="ce56" table:formula="of:=IF(AND([.H147]=&quot;&quot;;[.H147]=&quot;&quot;);&quot;&quot;;[.$H$3]&amp;&quot;_&quot;&amp;ROW()-11-COUNTBLANK([.$H$12:.H147]))">
            <text:p/>
          </table:table-cell>
          <table:covered-table-cell table:style-name="ce3"/>
          <table:table-cell table:style-name="ce87" office:value-type="string">
            <text:p>No More</text:p>
          </table:table-cell>
          <table:table-cell table:style-name="ce87" table:number-columns-repeated="3"/>
          <table:table-cell table:style-name="ce100" office:value-type="string">
            <text:p>- Nhập dữ liệu đầy đủ và hợp lệ với các trường khác</text:p>
          </table:table-cell>
          <table:covered-table-cell table:style-name="ce111"/>
          <table:table-cell table:style-name="ce133" table:content-validation-name="val2"/>
          <table:table-cell table:style-name="ce127" table:content-validation-name="val2" table:number-columns-repeated="11"/>
          <table:covered-table-cell table:style-name="ce139"/>
          <table:table-cell table:style-name="ce149"/>
          <table:table-cell table:style-name="ce157" table:number-columns-repeated="5"/>
          <table:table-cell table:style-name="ce156" table:number-columns-repeated="5"/>
          <table:table-cell table:number-columns-repeated="992"/>
        </table:table-row>
        <table:table-row table:style-name="ro6">
          <table:table-cell table:style-name="ce56" table:formula="of:=IF(AND([.H148]=&quot;&quot;;[.H148]=&quot;&quot;);&quot;&quot;;[.$H$3]&amp;&quot;_&quot;&amp;ROW()-11-COUNTBLANK([.$H$12:.H148]))">
            <text:p/>
          </table:table-cell>
          <table:covered-table-cell table:style-name="ce3"/>
          <table:table-cell table:style-name="ce87" table:number-columns-repeated="4"/>
          <table:table-cell table:style-name="ce100" office:value-type="string">
            <text:p>- Click "Save" hoặc "Save and back to list" hoặc  "Save and add" hoặc "Save and next"</text:p>
          </table:table-cell>
          <table:covered-table-cell table:style-name="ce111"/>
          <table:table-cell table:style-name="ce133" table:content-validation-name="val2"/>
          <table:table-cell table:style-name="ce127" table:content-validation-name="val2" table:number-columns-repeated="11"/>
          <table:covered-table-cell table:style-name="ce145"/>
          <table:table-cell table:style-name="ce149"/>
          <table:table-cell table:style-name="ce157" table:number-columns-repeated="5"/>
          <table:table-cell table:style-name="ce156" table:number-columns-repeated="5"/>
          <table:table-cell table:number-columns-repeated="992"/>
        </table:table-row>
        <table:table-row table:style-name="ro6">
          <table:table-cell table:style-name="ce56" table:formula="of:=IF(AND([.H149]=&quot;&quot;;[.H149]=&quot;&quot;);&quot;&quot;;[.$H$3]&amp;&quot;_&quot;&amp;ROW()-11-COUNTBLANK([.$H$12:.H149]))" office:value-type="string" office:string-value="CommonTC_G_104">
            <text:p>CommonTC_G_104</text:p>
          </table:table-cell>
          <table:covered-table-cell table:style-name="ce3"/>
          <table:table-cell table:style-name="ce86" table:number-columns-repeated="4"/>
          <table:table-cell table:style-name="ce99" office:value-type="string">
            <text:p>Upload file có dung lượng nhỏ hơn qui định(3MB)</text:p>
          </table:table-cell>
          <table:table-cell table:style-name="ce110" office:value-type="string" table:number-columns-spanned="1" table:number-rows-spanned="4">
            <text:p>Hệ thống thông báo file quá lớn</text:p>
          </table:table-cell>
          <table:table-cell table:style-name="ce133" table:content-validation-name="val2"/>
          <table:table-cell table:style-name="ce127" table:content-validation-name="val2" table:number-columns-repeated="11"/>
          <table:table-cell table:style-name="ce144" table:number-columns-spanned="1" table:number-rows-spanned="4"/>
          <table:table-cell table:style-name="ce149"/>
          <table:table-cell table:style-name="ce157" table:number-columns-repeated="5"/>
          <table:table-cell table:style-name="ce156" table:number-columns-repeated="5"/>
          <table:table-cell table:number-columns-repeated="992"/>
        </table:table-row>
        <table:table-row table:style-name="ro2">
          <table:table-cell table:style-name="ce56" table:formula="of:=IF(AND([.H150]=&quot;&quot;;[.H150]=&quot;&quot;);&quot;&quot;;[.$H$3]&amp;&quot;_&quot;&amp;ROW()-11-COUNTBLANK([.$H$12:.H150]))">
            <text:p/>
          </table:table-cell>
          <table:covered-table-cell table:style-name="ce3"/>
          <table:table-cell table:style-name="ce87" table:number-columns-repeated="4"/>
          <table:table-cell table:style-name="ce100" office:value-type="string">
            <text:p>- Upload file có dung lượng &lt; 3MB</text:p>
          </table:table-cell>
          <table:covered-table-cell table:style-name="ce111"/>
          <table:table-cell table:style-name="ce133" table:content-validation-name="val2"/>
          <table:table-cell table:style-name="ce127" table:content-validation-name="val2" table:number-columns-repeated="11"/>
          <table:covered-table-cell table:style-name="ce139"/>
          <table:table-cell table:style-name="ce149"/>
          <table:table-cell table:style-name="ce157" table:number-columns-repeated="5"/>
          <table:table-cell table:style-name="ce156" table:number-columns-repeated="5"/>
          <table:table-cell table:number-columns-repeated="992"/>
        </table:table-row>
        <table:table-row table:style-name="ro6">
          <table:table-cell table:style-name="ce56" table:formula="of:=IF(AND([.H151]=&quot;&quot;;[.H151]=&quot;&quot;);&quot;&quot;;[.$H$3]&amp;&quot;_&quot;&amp;ROW()-11-COUNTBLANK([.$H$12:.H151]))">
            <text:p/>
          </table:table-cell>
          <table:covered-table-cell table:style-name="ce3"/>
          <table:table-cell table:style-name="ce87" office:value-type="string">
            <text:p>No More</text:p>
          </table:table-cell>
          <table:table-cell table:style-name="ce87" table:number-columns-repeated="3"/>
          <table:table-cell table:style-name="ce100" office:value-type="string">
            <text:p>- Nhập dữ liệu đầy đủ và hợp lệ với các trường khác</text:p>
          </table:table-cell>
          <table:covered-table-cell table:style-name="ce111"/>
          <table:table-cell table:style-name="ce133" table:content-validation-name="val2"/>
          <table:table-cell table:style-name="ce127" table:content-validation-name="val2" table:number-columns-repeated="11"/>
          <table:covered-table-cell table:style-name="ce139"/>
          <table:table-cell table:style-name="ce149"/>
          <table:table-cell table:style-name="ce157" table:number-columns-repeated="5"/>
          <table:table-cell table:style-name="ce156" table:number-columns-repeated="5"/>
          <table:table-cell table:number-columns-repeated="992"/>
        </table:table-row>
        <table:table-row table:style-name="ro6">
          <table:table-cell table:style-name="ce56" table:formula="of:=IF(AND([.H152]=&quot;&quot;;[.H152]=&quot;&quot;);&quot;&quot;;[.$H$3]&amp;&quot;_&quot;&amp;ROW()-11-COUNTBLANK([.$H$12:.H152]))">
            <text:p/>
          </table:table-cell>
          <table:covered-table-cell table:style-name="ce3"/>
          <table:table-cell table:style-name="ce88" table:number-columns-repeated="4"/>
          <table:table-cell table:style-name="ce101" office:value-type="string">
            <text:p>- Click "Save" hoặc "Save and back to list" hoặc  "Save and add" hoặc "Save and next"</text:p>
          </table:table-cell>
          <table:covered-table-cell table:style-name="ce112"/>
          <table:table-cell table:style-name="ce133" table:content-validation-name="val2"/>
          <table:table-cell table:style-name="ce127" table:content-validation-name="val2" table:number-columns-repeated="11"/>
          <table:covered-table-cell table:style-name="ce145"/>
          <table:table-cell table:style-name="ce149"/>
          <table:table-cell table:style-name="ce157" table:number-columns-repeated="5"/>
          <table:table-cell table:style-name="ce156" table:number-columns-repeated="5"/>
          <table:table-cell table:number-columns-repeated="992"/>
        </table:table-row>
        <table:table-row table:style-name="ro6">
          <table:table-cell table:style-name="ce56" table:formula="of:=IF(AND([.H153]=&quot;&quot;;[.H153]=&quot;&quot;);&quot;&quot;;[.$H$3]&amp;&quot;_&quot;&amp;ROW()-11-COUNTBLANK([.$H$12:.H153]))" office:value-type="string" office:string-value="CommonTC_G_105">
            <text:p>CommonTC_G_105</text:p>
          </table:table-cell>
          <table:covered-table-cell table:style-name="ce3"/>
          <table:table-cell table:style-name="ce87" table:number-columns-repeated="4"/>
          <table:table-cell table:style-name="ce100" office:value-type="string">
            <text:p>Upload file có dung lượng bằng dung lượng qui định</text:p>
          </table:table-cell>
          <table:table-cell table:style-name="ce114" office:value-type="string" table:number-columns-spanned="1" table:number-rows-spanned="4">
            <text:p>Hệ thống thông báo thành công</text:p>
          </table:table-cell>
          <table:table-cell table:style-name="ce133" table:content-validation-name="val2"/>
          <table:table-cell table:style-name="ce127" table:content-validation-name="val2" table:number-columns-repeated="11"/>
          <table:table-cell table:style-name="ce144" table:number-columns-spanned="1" table:number-rows-spanned="4"/>
          <table:table-cell table:style-name="ce149"/>
          <table:table-cell table:style-name="ce157" table:number-columns-repeated="5"/>
          <table:table-cell table:style-name="ce156" table:number-columns-repeated="5"/>
          <table:table-cell table:number-columns-repeated="992"/>
        </table:table-row>
        <table:table-row table:style-name="ro6">
          <table:table-cell table:style-name="ce56" table:formula="of:=IF(AND([.H154]=&quot;&quot;;[.H154]=&quot;&quot;);&quot;&quot;;[.$H$3]&amp;&quot;_&quot;&amp;ROW()-11-COUNTBLANK([.$H$12:.H154]))">
            <text:p/>
          </table:table-cell>
          <table:covered-table-cell table:style-name="ce3"/>
          <table:table-cell table:style-name="ce87" table:number-columns-repeated="4"/>
          <table:table-cell table:style-name="ce100" office:value-type="string">
            <text:p>- Upload file có dung lượng = dung lượng cho phép(10MB hoặc 3MB)</text:p>
          </table:table-cell>
          <table:covered-table-cell table:style-name="ce111"/>
          <table:table-cell table:style-name="ce133" table:content-validation-name="val2"/>
          <table:table-cell table:style-name="ce127" table:content-validation-name="val2" table:number-columns-repeated="11"/>
          <table:covered-table-cell table:style-name="ce139"/>
          <table:table-cell table:style-name="ce149"/>
          <table:table-cell table:style-name="ce157" table:number-columns-repeated="5"/>
          <table:table-cell table:style-name="ce156" table:number-columns-repeated="5"/>
          <table:table-cell table:number-columns-repeated="992"/>
        </table:table-row>
        <table:table-row table:style-name="ro6">
          <table:table-cell table:style-name="ce56" table:formula="of:=IF(AND([.H155]=&quot;&quot;;[.H155]=&quot;&quot;);&quot;&quot;;[.$H$3]&amp;&quot;_&quot;&amp;ROW()-11-COUNTBLANK([.$H$12:.H155]))">
            <text:p/>
          </table:table-cell>
          <table:covered-table-cell table:style-name="ce3"/>
          <table:table-cell table:style-name="ce87" office:value-type="string">
            <text:p>No More</text:p>
          </table:table-cell>
          <table:table-cell table:style-name="ce87" table:number-columns-repeated="3"/>
          <table:table-cell table:style-name="ce100" office:value-type="string">
            <text:p>- Nhập dữ liệu đầy đủ và hợp lệ với các trường khác</text:p>
          </table:table-cell>
          <table:covered-table-cell table:style-name="ce111"/>
          <table:table-cell table:style-name="ce133" table:content-validation-name="val2"/>
          <table:table-cell table:style-name="ce127" table:content-validation-name="val2" table:number-columns-repeated="11"/>
          <table:covered-table-cell table:style-name="ce139"/>
          <table:table-cell table:style-name="ce149"/>
          <table:table-cell table:style-name="ce157" table:number-columns-repeated="5"/>
          <table:table-cell table:style-name="ce156" table:number-columns-repeated="5"/>
          <table:table-cell table:number-columns-repeated="992"/>
        </table:table-row>
        <table:table-row table:style-name="ro6">
          <table:table-cell table:style-name="ce56" table:formula="of:=IF(AND([.H156]=&quot;&quot;;[.H156]=&quot;&quot;);&quot;&quot;;[.$H$3]&amp;&quot;_&quot;&amp;ROW()-11-COUNTBLANK([.$H$12:.H156]))">
            <text:p/>
          </table:table-cell>
          <table:covered-table-cell table:style-name="ce3"/>
          <table:table-cell table:style-name="ce87" table:number-columns-repeated="4"/>
          <table:table-cell table:style-name="ce100" office:value-type="string">
            <text:p>- Click "Save" hoặc "Save and back to list" hoặc  "Save and add" hoặc "Save and next"</text:p>
          </table:table-cell>
          <table:covered-table-cell table:style-name="ce111"/>
          <table:table-cell table:style-name="ce133" table:content-validation-name="val2"/>
          <table:table-cell table:style-name="ce127" table:content-validation-name="val2" table:number-columns-repeated="11"/>
          <table:covered-table-cell table:style-name="ce145"/>
          <table:table-cell table:style-name="ce149"/>
          <table:table-cell table:style-name="ce157" table:number-columns-repeated="5"/>
          <table:table-cell table:style-name="ce156" table:number-columns-repeated="5"/>
          <table:table-cell table:number-columns-repeated="992"/>
        </table:table-row>
        <table:table-row table:style-name="ro6">
          <table:table-cell table:style-name="ce56" table:formula="of:=IF(AND([.H157]=&quot;&quot;;[.H157]=&quot;&quot;);&quot;&quot;;[.$H$3]&amp;&quot;_&quot;&amp;ROW()-11-COUNTBLANK([.$H$12:.H157]))" office:value-type="string" office:string-value="CommonTC_G_106">
            <text:p>CommonTC_G_106</text:p>
          </table:table-cell>
          <table:covered-table-cell table:style-name="ce3"/>
          <table:table-cell table:style-name="ce86" table:number-columns-repeated="4"/>
          <table:table-cell table:style-name="ce102" office:value-type="string">
            <text:p>Upload file ảnh sai đường dẫn</text:p>
          </table:table-cell>
          <table:table-cell table:style-name="ce110" office:value-type="string" table:number-columns-spanned="1" table:number-rows-spanned="5">
            <text:p>Hệ thống thong báo lỗi</text:p>
          </table:table-cell>
          <table:table-cell table:style-name="ce133" table:content-validation-name="val2"/>
          <table:table-cell table:style-name="ce127" table:content-validation-name="val2" table:number-columns-repeated="11"/>
          <table:table-cell table:style-name="ce146" table:number-columns-spanned="1" table:number-rows-spanned="5"/>
          <table:table-cell table:style-name="ce149"/>
          <table:table-cell table:style-name="ce157" table:number-columns-repeated="5"/>
          <table:table-cell table:style-name="ce156" table:number-columns-repeated="5"/>
          <table:table-cell table:number-columns-repeated="992"/>
        </table:table-row>
        <table:table-row table:style-name="ro2">
          <table:table-cell table:style-name="ce56" table:formula="of:=IF(AND([.H158]=&quot;&quot;;[.H158]=&quot;&quot;);&quot;&quot;;[.$H$3]&amp;&quot;_&quot;&amp;ROW()-11-COUNTBLANK([.$H$12:.H158]))">
            <text:p/>
          </table:table-cell>
          <table:covered-table-cell table:style-name="ce3"/>
          <table:table-cell table:style-name="ce87" table:number-columns-repeated="4"/>
          <table:table-cell table:style-name="ce103" office:value-type="string">
            <text:p>. Nhập các thông tin đầy đủ và hợp lệ</text:p>
          </table:table-cell>
          <table:covered-table-cell table:style-name="ce111"/>
          <table:table-cell table:style-name="ce133" table:content-validation-name="val2"/>
          <table:table-cell table:style-name="ce127" table:content-validation-name="val2" table:number-columns-repeated="11"/>
          <table:covered-table-cell table:style-name="ce139"/>
          <table:table-cell table:style-name="ce149"/>
          <table:table-cell table:style-name="ce157" table:number-columns-repeated="5"/>
          <table:table-cell table:style-name="ce156" table:number-columns-repeated="5"/>
          <table:table-cell table:number-columns-repeated="992"/>
        </table:table-row>
        <table:table-row table:style-name="ro2">
          <table:table-cell table:style-name="ce56" table:formula="of:=IF(AND([.H159]=&quot;&quot;;[.H159]=&quot;&quot;);&quot;&quot;;[.$H$3]&amp;&quot;_&quot;&amp;ROW()-11-COUNTBLANK([.$H$12:.H159]))">
            <text:p/>
          </table:table-cell>
          <table:covered-table-cell table:style-name="ce3"/>
          <table:table-cell table:style-name="ce87" office:value-type="string">
            <text:p>NOOBS</text:p>
          </table:table-cell>
          <table:table-cell table:style-name="ce87" table:number-columns-repeated="3"/>
          <table:table-cell table:style-name="ce103" office:value-type="string">
            <text:p>- Upload file ảnh đúng định dạng(.mp3)</text:p>
          </table:table-cell>
          <table:covered-table-cell table:style-name="ce111"/>
          <table:table-cell table:style-name="ce133" table:content-validation-name="val2"/>
          <table:table-cell table:style-name="ce127" table:content-validation-name="val2" table:number-columns-repeated="11"/>
          <table:covered-table-cell table:style-name="ce139"/>
          <table:table-cell table:style-name="ce149"/>
          <table:table-cell table:style-name="ce157" table:number-columns-repeated="5"/>
          <table:table-cell table:style-name="ce156" table:number-columns-repeated="5"/>
          <table:table-cell table:number-columns-repeated="992"/>
        </table:table-row>
        <table:table-row table:style-name="ro2">
          <table:table-cell table:style-name="ce56" table:formula="of:=IF(AND([.H160]=&quot;&quot;;[.H160]=&quot;&quot;);&quot;&quot;;[.$H$3]&amp;&quot;_&quot;&amp;ROW()-11-COUNTBLANK([.$H$12:.H160]))">
            <text:p/>
          </table:table-cell>
          <table:covered-table-cell table:style-name="ce3"/>
          <table:table-cell table:style-name="ce87" table:number-columns-repeated="4"/>
          <table:table-cell table:style-name="ce103" office:value-type="string">
            <text:p>- Sửa đường dẫn của file ảnh vừa upload</text:p>
          </table:table-cell>
          <table:covered-table-cell table:style-name="ce111"/>
          <table:table-cell table:style-name="ce133" table:content-validation-name="val2"/>
          <table:table-cell table:style-name="ce127" table:content-validation-name="val2" table:number-columns-repeated="11"/>
          <table:covered-table-cell table:style-name="ce139"/>
          <table:table-cell table:style-name="ce149"/>
          <table:table-cell table:style-name="ce157" table:number-columns-repeated="5"/>
          <table:table-cell table:style-name="ce156" table:number-columns-repeated="5"/>
          <table:table-cell table:number-columns-repeated="992"/>
        </table:table-row>
        <table:table-row table:style-name="ro2">
          <table:table-cell table:style-name="ce56" table:formula="of:=IF(AND([.H161]=&quot;&quot;;[.H161]=&quot;&quot;);&quot;&quot;;[.$H$3]&amp;&quot;_&quot;&amp;ROW()-11-COUNTBLANK([.$H$12:.H161]))">
            <text:p/>
          </table:table-cell>
          <table:covered-table-cell table:style-name="ce3"/>
          <table:table-cell table:style-name="ce88" table:number-columns-repeated="4"/>
          <table:table-cell table:style-name="ce104" office:value-type="string">
            <text:p>- Click "Save"</text:p>
          </table:table-cell>
          <table:covered-table-cell table:style-name="ce112"/>
          <table:table-cell table:style-name="ce133" table:content-validation-name="val2"/>
          <table:table-cell table:style-name="ce127" table:content-validation-name="val2" table:number-columns-repeated="11"/>
          <table:covered-table-cell table:style-name="ce145"/>
          <table:table-cell table:style-name="ce149"/>
          <table:table-cell table:style-name="ce157" table:number-columns-repeated="5"/>
          <table:table-cell table:style-name="ce156" table:number-columns-repeated="5"/>
          <table:table-cell table:number-columns-repeated="992"/>
        </table:table-row>
        <table:table-row table:style-name="ro6">
          <table:table-cell table:style-name="ce56" table:formula="of:=IF(AND([.H162]=&quot;&quot;;[.H162]=&quot;&quot;);&quot;&quot;;[.$H$3]&amp;&quot;_&quot;&amp;ROW()-11-COUNTBLANK([.$H$12:.H162]))" office:value-type="string" office:string-value="CommonTC_G_107">
            <text:p>CommonTC_G_107</text:p>
          </table:table-cell>
          <table:covered-table-cell table:style-name="ce3"/>
          <table:table-cell table:style-name="ce86" table:number-columns-repeated="4"/>
          <table:table-cell table:style-name="ce102" office:value-type="string">
            <text:p>Upload file ảnh có tên là các kí tự đặt biệt</text:p>
          </table:table-cell>
          <table:table-cell table:style-name="ce115" office:value-type="string">
            <text:p>Hệ thống thông báo thành công, file ảnh</text:p>
          </table:table-cell>
          <table:table-cell table:style-name="ce133" table:content-validation-name="val2"/>
          <table:table-cell table:style-name="ce127" table:content-validation-name="val2" table:number-columns-repeated="11"/>
          <table:table-cell table:style-name="ce146" table:number-columns-spanned="1" table:number-rows-spanned="5"/>
          <table:table-cell table:style-name="ce149"/>
          <table:table-cell table:style-name="ce157" table:number-columns-repeated="5"/>
          <table:table-cell table:style-name="ce156" table:number-columns-repeated="5"/>
          <table:table-cell table:number-columns-repeated="992"/>
        </table:table-row>
        <table:table-row table:style-name="ro6">
          <table:table-cell table:style-name="ce56" table:formula="of:=IF(AND([.H163]=&quot;&quot;;[.H163]=&quot;&quot;);&quot;&quot;;[.$H$3]&amp;&quot;_&quot;&amp;ROW()-11-COUNTBLANK([.$H$12:.H163]))" office:value-type="string" office:string-value="CommonTC_G_108">
            <text:p>CommonTC_G_108</text:p>
          </table:table-cell>
          <table:covered-table-cell table:style-name="ce3"/>
          <table:table-cell table:style-name="ce87" table:number-columns-repeated="4"/>
          <table:table-cell table:style-name="ce103" office:value-type="string">
            <text:p>. Nhập các thông tin đầy đủ và hợp lệ</text:p>
          </table:table-cell>
          <table:table-cell table:style-name="ce116" office:value-type="string">
            <text:p>được hiển thị.(trừi file swf)</text:p>
          </table:table-cell>
          <table:table-cell table:style-name="ce133" table:content-validation-name="val2"/>
          <table:table-cell table:style-name="ce127" table:content-validation-name="val2" table:number-columns-repeated="11"/>
          <table:covered-table-cell table:style-name="ce139"/>
          <table:table-cell table:style-name="ce149"/>
          <table:table-cell table:style-name="ce157" table:number-columns-repeated="5"/>
          <table:table-cell table:style-name="ce156" table:number-columns-repeated="5"/>
          <table:table-cell table:number-columns-repeated="992"/>
        </table:table-row>
        <table:table-row table:style-name="ro6">
          <table:table-cell table:style-name="ce56" table:formula="of:=IF(AND([.H164]=&quot;&quot;;[.H164]=&quot;&quot;);&quot;&quot;;[.$H$3]&amp;&quot;_&quot;&amp;ROW()-11-COUNTBLANK([.$H$12:.H164]))">
            <text:p/>
          </table:table-cell>
          <table:covered-table-cell table:style-name="ce3"/>
          <table:table-cell table:style-name="ce87" office:value-type="string">
            <text:p>NOOBS</text:p>
          </table:table-cell>
          <table:table-cell table:style-name="ce87" table:number-columns-repeated="3"/>
          <table:table-cell table:style-name="ce103" office:value-type="string">
            <text:p>- Upload file đúng định dạng(.mp3), tên file chứa kí tự đặc biệt. Ví dụ:!@#$%^&amp;&amp;**^/table/body</text:p>
          </table:table-cell>
          <table:table-cell table:style-name="ce116"/>
          <table:table-cell table:style-name="ce133" table:content-validation-name="val2"/>
          <table:table-cell table:style-name="ce127" table:content-validation-name="val2" table:number-columns-repeated="11"/>
          <table:covered-table-cell table:style-name="ce139"/>
          <table:table-cell table:style-name="ce149"/>
          <table:table-cell table:style-name="ce157" table:number-columns-repeated="5"/>
          <table:table-cell table:style-name="ce156" table:number-columns-repeated="5"/>
          <table:table-cell table:number-columns-repeated="992"/>
        </table:table-row>
        <table:table-row table:style-name="ro2">
          <table:table-cell table:style-name="ce56" table:formula="of:=IF(AND([.H165]=&quot;&quot;;[.H165]=&quot;&quot;);&quot;&quot;;[.$H$3]&amp;&quot;_&quot;&amp;ROW()-11-COUNTBLANK([.$H$12:.H165]))">
            <text:p/>
          </table:table-cell>
          <table:covered-table-cell table:style-name="ce3"/>
          <table:table-cell table:style-name="ce87" table:number-columns-repeated="4"/>
          <table:table-cell table:style-name="ce103" office:value-type="string">
            <text:p>- Các trường khác nhập hợp lệ</text:p>
          </table:table-cell>
          <table:table-cell table:style-name="ce116"/>
          <table:table-cell table:style-name="ce133" table:content-validation-name="val2"/>
          <table:table-cell table:style-name="ce127" table:content-validation-name="val2" table:number-columns-repeated="11"/>
          <table:covered-table-cell table:style-name="ce139"/>
          <table:table-cell table:style-name="ce149"/>
          <table:table-cell table:style-name="ce157" table:number-columns-repeated="5"/>
          <table:table-cell table:style-name="ce156" table:number-columns-repeated="5"/>
          <table:table-cell table:number-columns-repeated="992"/>
        </table:table-row>
        <table:table-row table:style-name="ro6">
          <table:table-cell table:style-name="ce56" table:formula="of:=IF(AND([.H166]=&quot;&quot;;[.H166]=&quot;&quot;);&quot;&quot;;[.$H$3]&amp;&quot;_&quot;&amp;ROW()-11-COUNTBLANK([.$H$12:.H166]))">
            <text:p/>
          </table:table-cell>
          <table:covered-table-cell table:style-name="ce3"/>
          <table:table-cell table:style-name="ce88" table:number-columns-repeated="4"/>
          <table:table-cell table:style-name="ce104" office:value-type="string">
            <text:p>- Click "Save" hoặc "Save and back to list" hoặc  "Save and add" hoặc "Save and next"</text:p>
          </table:table-cell>
          <table:table-cell table:style-name="ce117"/>
          <table:table-cell table:style-name="ce133" table:content-validation-name="val2"/>
          <table:table-cell table:style-name="ce127" table:content-validation-name="val2" table:number-columns-repeated="11"/>
          <table:covered-table-cell table:style-name="ce145"/>
          <table:table-cell table:style-name="ce149"/>
          <table:table-cell table:style-name="ce157" table:number-columns-repeated="5"/>
          <table:table-cell table:style-name="ce156" table:number-columns-repeated="5"/>
          <table:table-cell table:number-columns-repeated="992"/>
        </table:table-row>
        <table:table-row table:style-name="ro6">
          <table:table-cell table:style-name="ce56" table:formula="of:=IF(AND([.H167]=&quot;&quot;;[.H167]=&quot;&quot;);&quot;&quot;;[.$H$3]&amp;&quot;_&quot;&amp;ROW()-11-COUNTBLANK([.$H$12:.H167]))" office:value-type="string" office:string-value="CommonTC_G_109">
            <text:p>CommonTC_G_109</text:p>
          </table:table-cell>
          <table:covered-table-cell table:style-name="ce3"/>
          <table:table-cell table:style-name="ce87" table:number-columns-repeated="4"/>
          <table:table-cell table:style-name="ce100" office:value-type="string">
            <text:p>Không upload file</text:p>
          </table:table-cell>
          <table:table-cell table:style-name="ce118" office:value-type="string" table:number-columns-spanned="1" table:number-rows-spanned="4">
            <text:p>Hệ thống yêu cầu nhập dữ liệu</text:p>
          </table:table-cell>
          <table:table-cell table:style-name="ce133" table:content-validation-name="val2"/>
          <table:table-cell table:style-name="ce127" table:content-validation-name="val2" table:number-columns-repeated="11"/>
          <table:table-cell table:style-name="ce144" table:number-columns-spanned="1" table:number-rows-spanned="4"/>
          <table:table-cell table:style-name="ce149"/>
          <table:table-cell table:style-name="ce157" table:number-columns-repeated="5"/>
          <table:table-cell table:style-name="ce156" table:number-columns-repeated="5"/>
          <table:table-cell table:number-columns-repeated="992"/>
        </table:table-row>
        <table:table-row table:style-name="ro2">
          <table:table-cell table:style-name="ce56" table:formula="of:=IF(AND([.H168]=&quot;&quot;;[.H168]=&quot;&quot;);&quot;&quot;;[.$H$3]&amp;&quot;_&quot;&amp;ROW()-11-COUNTBLANK([.$H$12:.H168]))">
            <text:p/>
          </table:table-cell>
          <table:covered-table-cell table:style-name="ce3"/>
          <table:table-cell table:style-name="ce87" table:number-columns-repeated="4"/>
          <table:table-cell table:style-name="ce100" office:value-type="string">
            <text:p>-Không upload file</text:p>
          </table:table-cell>
          <table:covered-table-cell table:style-name="ce111"/>
          <table:table-cell table:style-name="ce133" table:content-validation-name="val2"/>
          <table:table-cell table:style-name="ce127" table:content-validation-name="val2" table:number-columns-repeated="11"/>
          <table:covered-table-cell table:style-name="ce139"/>
          <table:table-cell table:style-name="ce149"/>
          <table:table-cell table:style-name="ce157" table:number-columns-repeated="5"/>
          <table:table-cell table:style-name="ce156" table:number-columns-repeated="5"/>
          <table:table-cell table:number-columns-repeated="992"/>
        </table:table-row>
        <table:table-row table:style-name="ro6">
          <table:table-cell table:style-name="ce56" table:formula="of:=IF(AND([.H169]=&quot;&quot;;[.H169]=&quot;&quot;);&quot;&quot;;[.$H$3]&amp;&quot;_&quot;&amp;ROW()-11-COUNTBLANK([.$H$12:.H169]))">
            <text:p/>
          </table:table-cell>
          <table:covered-table-cell table:style-name="ce3"/>
          <table:table-cell table:style-name="ce87" office:value-type="string">
            <text:p>NOOBS</text:p>
          </table:table-cell>
          <table:table-cell table:style-name="ce87" table:number-columns-repeated="3"/>
          <table:table-cell table:style-name="ce100" office:value-type="string">
            <text:p>- Nhập dữ liệu đầy đủ và hợp lệ vào các trường khác</text:p>
          </table:table-cell>
          <table:covered-table-cell table:style-name="ce111"/>
          <table:table-cell table:style-name="ce133" table:content-validation-name="val2"/>
          <table:table-cell table:style-name="ce127" table:content-validation-name="val2" table:number-columns-repeated="11"/>
          <table:covered-table-cell table:style-name="ce139"/>
          <table:table-cell table:style-name="ce149"/>
          <table:table-cell table:style-name="ce157" table:number-columns-repeated="5"/>
          <table:table-cell table:style-name="ce156" table:number-columns-repeated="5"/>
          <table:table-cell table:number-columns-repeated="992"/>
        </table:table-row>
        <table:table-row table:style-name="ro6">
          <table:table-cell table:style-name="ce56" table:formula="of:=IF(AND([.H170]=&quot;&quot;;[.H170]=&quot;&quot;);&quot;&quot;;[.$H$3]&amp;&quot;_&quot;&amp;ROW()-11-COUNTBLANK([.$H$12:.H170]))">
            <text:p/>
          </table:table-cell>
          <table:covered-table-cell table:style-name="ce3"/>
          <table:table-cell table:style-name="ce88" table:number-columns-repeated="4"/>
          <table:table-cell table:style-name="ce101" office:value-type="string">
            <text:p>- Click "Save" hoặc "Save and back to list" hoặc  "Save and add" hoặc "Save and next"</text:p>
          </table:table-cell>
          <table:covered-table-cell table:style-name="ce112"/>
          <table:table-cell table:style-name="ce133" table:content-validation-name="val2"/>
          <table:table-cell table:style-name="ce127" table:content-validation-name="val2" table:number-columns-repeated="11"/>
          <table:covered-table-cell table:style-name="ce145"/>
          <table:table-cell table:style-name="ce149"/>
          <table:table-cell table:style-name="ce157" table:number-columns-repeated="5"/>
          <table:table-cell table:style-name="ce156" table:number-columns-repeated="5"/>
          <table:table-cell table:number-columns-repeated="992"/>
        </table:table-row>
        <table:table-row table:style-name="ro6">
          <table:table-cell table:style-name="ce56" table:formula="of:=IF(AND([.H171]=&quot;&quot;;[.H171]=&quot;&quot;);&quot;&quot;;[.$H$3]&amp;&quot;_&quot;&amp;ROW()-11-COUNTBLANK([.$H$12:.H171]))" office:value-type="string" office:string-value="CommonTC_G_110">
            <text:p>CommonTC_G_110</text:p>
          </table:table-cell>
          <table:covered-table-cell table:style-name="ce3"/>
          <table:table-cell table:style-name="ce87" office:value-type="string">
            <text:p>NOOBS</text:p>
          </table:table-cell>
          <table:table-cell table:style-name="ce87" table:number-columns-repeated="3"/>
          <table:table-cell table:style-name="ce100" office:value-type="string">
            <text:p>'upload file ảnh có định dạng giả</text:p>
          </table:table-cell>
          <table:table-cell table:style-name="ce119" office:value-type="string" table:number-columns-spanned="1" table:number-rows-spanned="2">
            <text:p>Hệ thống thông báo lỗi file ko đung định dạng</text:p>
          </table:table-cell>
          <table:table-cell table:style-name="ce133" table:content-validation-name="val2"/>
          <table:table-cell table:style-name="ce127" table:content-validation-name="val2" table:number-columns-repeated="11"/>
          <table:table-cell table:style-name="ce147" table:number-columns-spanned="1" table:number-rows-spanned="2"/>
          <table:table-cell table:style-name="ce149"/>
          <table:table-cell table:style-name="ce157" table:number-columns-repeated="5"/>
          <table:table-cell table:style-name="ce156" table:number-columns-repeated="5"/>
          <table:table-cell table:number-columns-repeated="992"/>
        </table:table-row>
        <table:table-row table:style-name="ro6">
          <table:table-cell table:style-name="ce56" table:formula="of:=IF(AND([.H172]=&quot;&quot;;[.H172]=&quot;&quot;);&quot;&quot;;[.$H$3]&amp;&quot;_&quot;&amp;ROW()-11-COUNTBLANK([.$H$12:.H172]))">
            <text:p/>
          </table:table-cell>
          <table:covered-table-cell table:style-name="ce9"/>
          <table:table-cell table:style-name="ce88" table:number-columns-repeated="4"/>
          <table:table-cell table:style-name="ce104" office:value-type="string">
            <text:p>- Đổi tên file ko đúng định dạng thành file đúng định dạng(.mp3)</text:p>
          </table:table-cell>
          <table:covered-table-cell table:style-name="ce112"/>
          <table:table-cell table:style-name="ce133" table:content-validation-name="val2"/>
          <table:table-cell table:style-name="ce127" table:content-validation-name="val2" table:number-columns-repeated="11"/>
          <table:covered-table-cell table:style-name="ce145"/>
          <table:table-cell table:style-name="ce149"/>
          <table:table-cell table:style-name="ce157" table:number-columns-repeated="5"/>
          <table:table-cell table:style-name="ce156" table:number-columns-repeated="5"/>
          <table:table-cell table:number-columns-repeated="992"/>
        </table:table-row>
        <table:table-row table:style-name="ro2">
          <table:table-cell table:style-name="ce56" table:formula="of:=IF(AND([.H173]=&quot;&quot;;[.H173]=&quot;&quot;);&quot;&quot;;[.$H$3]&amp;&quot;_&quot;&amp;ROW()-11-COUNTBLANK([.$H$12:.H173]))">
            <text:p/>
          </table:table-cell>
          <table:table-cell table:style-name="ce69" office:value-type="string">
            <text:p>Import</text:p>
          </table:table-cell>
          <table:table-cell table:style-name="ce84" table:number-columns-repeated="4"/>
          <table:table-cell table:style-name="ce97"/>
          <table:table-cell table:style-name="ce97"/>
          <table:table-cell table:style-name="ce132" table:content-validation-name="val2"/>
          <table:table-cell table:style-name="ce131" table:number-columns-repeated="5"/>
          <table:table-cell table:style-name="ce132" table:content-validation-name="val2" table:number-columns-repeated="6"/>
          <table:table-cell table:style-name="ce131"/>
          <table:table-cell table:style-name="ce97"/>
          <table:table-cell table:style-name="ce157" table:number-columns-repeated="5"/>
          <table:table-cell table:style-name="ce156" table:number-columns-repeated="5"/>
          <table:table-cell table:number-columns-repeated="992"/>
        </table:table-row>
        <table:table-row table:style-name="ro5">
          <table:table-cell table:style-name="ce56" table:formula="of:=IF(AND([.H174]=&quot;&quot;;[.H174]=&quot;&quot;);&quot;&quot;;[.$H$3]&amp;&quot;_&quot;&amp;ROW()-11-COUNTBLANK([.$H$12:.H174]))" office:value-type="string" office:string-value="CommonTC_G_111">
            <text:p>CommonTC_G_111</text:p>
          </table:table-cell>
          <table:table-cell table:number-columns-repeated="2" table:style-name="ce71" office:value-type="string">
            <text:p>Thực hiện "Import" thành công nhiều bản ghi trên file &amp; SL bản ghi &lt;= Max</text:p>
          </table:table-cell>
          <table:table-cell table:style-name="ce83" table:number-columns-repeated="3"/>
          <table:table-cell table:style-name="ce67" office:value-type="string">
            <text:p>1. Đang hiển thị màn hình Import thông tin X</text:p>
            <text:p>2. Chọn file Import đúng định dạng, thông tin trên file hợp lệ &amp; số bản ghi &lt;= Max</text:p>
            <text:p>3. Nhấn nút "Import" hoặc bấm Enter.</text:p>
          </table:table-cell>
          <table:table-cell table:style-name="ce67" office:value-type="string">
            <text:p>Import thành công các bản ghi trên file &amp; lưu vào CSDL chính xác:</text:p>
            <text:p><text:s/>- &lt;Mô tả cụ thể các thông tin được lưu vào trường nào, trong bảng nào&gt;</text:p>
          </table:table-cell>
          <table:table-cell table:style-name="ce134" table:content-validation-name="val2" table:number-columns-repeated="12"/>
          <table:table-cell table:style-name="ce148"/>
          <table:table-cell table:style-name="ce34"/>
          <table:table-cell table:style-name="ce1" table:number-columns-repeated="10"/>
          <table:table-cell table:number-columns-repeated="992"/>
        </table:table-row>
        <table:table-row table:style-name="ro7">
          <table:table-cell table:style-name="ce56" table:formula="of:=IF(AND([.H175]=&quot;&quot;;[.H175]=&quot;&quot;);&quot;&quot;;[.$H$3]&amp;&quot;_&quot;&amp;ROW()-11-COUNTBLANK([.$H$12:.H175]))" office:value-type="string" office:string-value="CommonTC_G_112">
            <text:p>CommonTC_G_112</text:p>
          </table:table-cell>
          <table:table-cell table:style-name="ce50" office:value-type="string">
            <text:p>Kiểm tra trim space đầu và cuối</text:p>
            <text:p>xâu ký tự của cột trước khi insert vào database </text:p>
          </table:table-cell>
          <table:table-cell table:style-name="ce75" table:number-columns-repeated="4"/>
          <table:table-cell table:style-name="ce50" office:value-type="string">
            <text:p>1. Đang hiển thị màn hình Import thông tin X</text:p>
            <text:p>2. Chọn file Import đúng định dạng và thông tin trên file hợp lệ &amp; số bản ghi &lt;= Max:</text:p>
            <text:p>Dữ liệu cho cột đang xét có dấu cách đầu và cuối</text:p>
            <text:p>3. Nhấn nút "Import" hoặc bấm Enter.</text:p>
          </table:table-cell>
          <table:table-cell table:style-name="ce67" office:value-type="string">
            <text:p>- Thực hiện import thành công.</text:p>
            <text:p>1. Bản ghi được hiển thị trong danh sách trên màn hình và được lưu vào database</text:p>
            <text:p>2. Dữ liệu insert vào database được trim space đầu và cuối</text:p>
          </table:table-cell>
          <table:table-cell table:style-name="ce134" table:content-validation-name="val2" table:number-columns-repeated="12"/>
          <table:table-cell table:style-name="ce148"/>
          <table:table-cell table:style-name="ce34"/>
          <table:table-cell table:style-name="ce1" table:number-columns-repeated="10"/>
          <table:table-cell table:number-columns-repeated="992"/>
        </table:table-row>
        <table:table-row table:style-name="ro5">
          <table:table-cell table:style-name="ce56" table:formula="of:=IF(AND([.H176]=&quot;&quot;;[.H176]=&quot;&quot;);&quot;&quot;;[.$H$3]&amp;&quot;_&quot;&amp;ROW()-11-COUNTBLANK([.$H$12:.H176]))" office:value-type="string" office:string-value="CommonTC_G_113">
            <text:p>CommonTC_G_113</text:p>
          </table:table-cell>
          <table:table-cell table:style-name="ce71" office:value-type="string">
            <text:p>Thực hiện "Import" khi có ít nhất một bản ghi trên file lỗi</text:p>
          </table:table-cell>
          <table:table-cell table:style-name="ce83" table:number-columns-repeated="4"/>
          <table:table-cell table:style-name="ce67" office:value-type="string">
            <text:p>1. Đang hiển thị màn hình Import thông tin X</text:p>
            <text:p>2. Chọn file Import đúng định dạng và có ít nhất một bản ghi trên file lỗi.</text:p>
            <text:p>3. Nhấn nút "Import" hoặc bấm Enter.</text:p>
          </table:table-cell>
          <table:table-cell table:style-name="ce67" office:value-type="string">
            <text:p>Không Import dữ liệu trên file vào hệ thống và hiển thị thông báo lỗi cho bản ghi lỗi.</text:p>
          </table:table-cell>
          <table:table-cell table:style-name="ce134" table:content-validation-name="val2" table:number-columns-repeated="12"/>
          <table:table-cell table:style-name="ce148"/>
          <table:table-cell table:style-name="ce34"/>
          <table:table-cell table:style-name="ce1" table:number-columns-repeated="10"/>
          <table:table-cell table:number-columns-repeated="992"/>
        </table:table-row>
        <table:table-row table:style-name="ro7">
          <table:table-cell table:style-name="ce56" table:formula="of:=IF(AND([.H177]=&quot;&quot;;[.H177]=&quot;&quot;);&quot;&quot;;[.$H$3]&amp;&quot;_&quot;&amp;ROW()-11-COUNTBLANK([.$H$12:.H177]))" office:value-type="string" office:string-value="CommonTC_G_114">
            <text:p>CommonTC_G_114</text:p>
          </table:table-cell>
          <table:table-cell table:style-name="ce71" office:value-type="string">
            <text:p>Thực hiện "Import" khi trong file exel có 2 bản ghi trùng nhau và không trùng với bản ghi nào đã tồn tại trong hệ thống</text:p>
          </table:table-cell>
          <table:table-cell table:style-name="ce83" table:number-columns-repeated="4"/>
          <table:table-cell table:style-name="ce67" office:value-type="string">
            <text:p>1. Đang hiển thị màn hình Import thông tin X</text:p>
            <text:p>2. Chọn file Import đúng định dạng và có ít nhất 2 bản ghi trùng nhau, không trùng với bản ghi nào đã tồn tại trong hệ thống.</text:p>
            <text:p>3. Nhấn nút "Import" hoặc bấm Enter.</text:p>
          </table:table-cell>
          <table:table-cell table:style-name="ce67" office:value-type="string">
            <text:p>Không Import dữ liệu trên file vào hệ thống và hiển thị thông báo lỗi cho 2 bản ghi trùng nhau.</text:p>
          </table:table-cell>
          <table:table-cell table:style-name="ce134" table:content-validation-name="val2" table:number-columns-repeated="12"/>
          <table:table-cell table:style-name="ce148"/>
          <table:table-cell table:style-name="ce34"/>
          <table:table-cell table:style-name="ce1" table:number-columns-repeated="10"/>
          <table:table-cell table:number-columns-repeated="992"/>
        </table:table-row>
        <table:table-row table:style-name="ro5">
          <table:table-cell table:style-name="ce56" table:formula="of:=IF(AND([.H178]=&quot;&quot;;[.H178]=&quot;&quot;);&quot;&quot;;[.$H$3]&amp;&quot;_&quot;&amp;ROW()-11-COUNTBLANK([.$H$12:.H178]))" office:value-type="string" office:string-value="CommonTC_G_115">
            <text:p>CommonTC_G_115</text:p>
          </table:table-cell>
          <table:table-cell table:style-name="ce71" office:value-type="string">
            <text:p>Thực hiện "Import" khi trong file exel có nhiều dòng trống</text:p>
          </table:table-cell>
          <table:table-cell table:style-name="ce83" table:number-columns-repeated="4"/>
          <table:table-cell table:style-name="ce67" office:value-type="string">
            <text:p>1. Đang hiển thị màn hình Import thông tin X</text:p>
            <text:p>2. Chọn file Import đúng định dạng và có nhiều dòng trống.</text:p>
            <text:p>3. Nhấn nút "Import" hoặc bấm Enter.</text:p>
          </table:table-cell>
          <table:table-cell table:style-name="ce67" office:value-type="string">
            <text:p>Hệ thống vẫn thực hiện "Import" thông tin X vào hệ thống thành công &amp; bỏ qua các dòng trống.</text:p>
          </table:table-cell>
          <table:table-cell table:style-name="ce134" table:content-validation-name="val2" table:number-columns-repeated="12"/>
          <table:table-cell table:style-name="ce148"/>
          <table:table-cell table:style-name="ce34"/>
          <table:table-cell table:style-name="ce1" table:number-columns-repeated="10"/>
          <table:table-cell table:number-columns-repeated="992"/>
        </table:table-row>
        <table:table-row table:style-name="ro8">
          <table:table-cell table:style-name="ce56" table:formula="of:=IF(AND([.H179]=&quot;&quot;;[.H179]=&quot;&quot;);&quot;&quot;;[.$H$3]&amp;&quot;_&quot;&amp;ROW()-11-COUNTBLANK([.$H$12:.H179]))" office:value-type="string" office:string-value="CommonTC_G_116">
            <text:p>CommonTC_G_116</text:p>
          </table:table-cell>
          <table:table-cell table:style-name="ce71" office:value-type="string">
            <text:p>Kiểm tra khi chọn file Import không đúng định dạng</text:p>
          </table:table-cell>
          <table:table-cell table:style-name="ce83" table:number-columns-repeated="4"/>
          <table:table-cell table:style-name="ce67" office:value-type="string">
            <text:p>1. Đang hiển thị màn hình Import thông tin X</text:p>
            <text:p>2. Chọn file không đúng định dạng.</text:p>
            <text:p>3. Nhấn nút "Import" hoặc bấm Enter.</text:p>
          </table:table-cell>
          <table:table-cell table:style-name="ce67" office:value-type="string">
            <text:p>Hiển thị thông báo lỗi: "Hãy chọn file dạng .doc, .xls,…"</text:p>
          </table:table-cell>
          <table:table-cell table:style-name="ce134" table:content-validation-name="val2" table:number-columns-repeated="12"/>
          <table:table-cell table:style-name="ce148"/>
          <table:table-cell table:style-name="ce34"/>
          <table:table-cell table:style-name="ce1" table:number-columns-repeated="10"/>
          <table:table-cell table:number-columns-repeated="992"/>
        </table:table-row>
        <table:table-row table:style-name="ro8">
          <table:table-cell table:style-name="ce56" table:formula="of:=IF(AND([.H180]=&quot;&quot;;[.H180]=&quot;&quot;);&quot;&quot;;[.$H$3]&amp;&quot;_&quot;&amp;ROW()-11-COUNTBLANK([.$H$12:.H180]))" office:value-type="string" office:string-value="CommonTC_G_117">
            <text:p>CommonTC_G_117</text:p>
          </table:table-cell>
          <table:table-cell table:style-name="ce71" office:value-type="string">
            <text:p>Tr.hợp chưa chọn file Import, nhấn nút "Import"</text:p>
          </table:table-cell>
          <table:table-cell table:style-name="ce83" table:number-columns-repeated="4"/>
          <table:table-cell table:style-name="ce67" office:value-type="string">
            <text:p>1. Đang hiển thị màn hình Import thông tin X</text:p>
            <text:p>2. Chưa chọn file Import</text:p>
            <text:p>3. Nhấn nút "Import".</text:p>
          </table:table-cell>
          <table:table-cell table:style-name="ce67" office:value-type="string">
            <text:p>Hiển thị thông báo lỗi: "Hãy chọn file thông tin X cần Import"</text:p>
          </table:table-cell>
          <table:table-cell table:style-name="ce134" table:content-validation-name="val2" table:number-columns-repeated="12"/>
          <table:table-cell table:style-name="ce148"/>
          <table:table-cell table:style-name="ce34"/>
          <table:table-cell table:style-name="ce1" table:number-columns-repeated="10"/>
          <table:table-cell table:number-columns-repeated="992"/>
        </table:table-row>
        <table:table-row table:style-name="ro5">
          <table:table-cell table:style-name="ce56" table:formula="of:=IF(AND([.H181]=&quot;&quot;;[.H181]=&quot;&quot;);&quot;&quot;;[.$H$3]&amp;&quot;_&quot;&amp;ROW()-11-COUNTBLANK([.$H$12:.H181]))" office:value-type="string" office:string-value="CommonTC_G_118">
            <text:p>CommonTC_G_118</text:p>
          </table:table-cell>
          <table:table-cell table:style-name="ce71" office:value-type="string">
            <text:p>Tr.hợp số lượng Item trên file &gt; Max (Số lượng Item lớn nhất cho phép)</text:p>
          </table:table-cell>
          <table:table-cell table:style-name="ce83" table:number-columns-repeated="4"/>
          <table:table-cell table:style-name="ce67" office:value-type="string">
            <text:p>1. Đang hiển thị màn hình Import thông tin X</text:p>
            <text:p>2. Chọn file Import đúng định dạng, có số lượng Item &gt; Max</text:p>
            <text:p>3. Nhấn nút "Import" hoặc bấm Enter.</text:p>
          </table:table-cell>
          <table:table-cell table:style-name="ce67" office:value-type="string">
            <text:p>Hiển thị thông báo lỗi: "Số lượng Item trên file vượt quá Max"</text:p>
          </table:table-cell>
          <table:table-cell table:style-name="ce134" table:content-validation-name="val2" table:number-columns-repeated="12"/>
          <table:table-cell table:style-name="ce148"/>
          <table:table-cell table:style-name="ce34"/>
          <table:table-cell table:style-name="ce1" table:number-columns-repeated="10"/>
          <table:table-cell table:number-columns-repeated="992"/>
        </table:table-row>
        <table:table-row table:style-name="ro7">
          <table:table-cell table:style-name="ce56" table:formula="of:=IF(AND([.H182]=&quot;&quot;;[.H182]=&quot;&quot;);&quot;&quot;;[.$H$3]&amp;&quot;_&quot;&amp;ROW()-11-COUNTBLANK([.$H$12:.H182]))" office:value-type="string" office:string-value="CommonTC_G_119">
            <text:p>CommonTC_G_119</text:p>
          </table:table-cell>
          <table:table-cell table:style-name="ce71" office:value-type="string">
            <text:p>Tr.hợp thông tin trên file Import không tương ứng với các thông tin trên màn hình</text:p>
          </table:table-cell>
          <table:table-cell table:style-name="ce83" table:number-columns-repeated="4"/>
          <table:table-cell table:style-name="ce67" office:value-type="string">
            <text:p>1. Đang hiển thị màn hình Import thông tin X</text:p>
            <text:p>2. Chọn file Import đúng định dạng, thông tin Import trên file không tương ứng với các thông tin trên màn hình.</text:p>
            <text:p>3. Nhấn nút "Import" hoặc bấm Enter.</text:p>
          </table:table-cell>
          <table:table-cell table:style-name="ce67" office:value-type="string">
            <text:p>Hiển thị thông báo lỗi: "Thông tin trên file Import không tương ứng với các thông tin trên màn hình"</text:p>
          </table:table-cell>
          <table:table-cell table:style-name="ce134" table:content-validation-name="val2" table:number-columns-repeated="12"/>
          <table:table-cell table:style-name="ce148"/>
          <table:table-cell table:style-name="ce34"/>
          <table:table-cell table:style-name="ce1" table:number-columns-repeated="10"/>
          <table:table-cell table:number-columns-repeated="992"/>
        </table:table-row>
        <table:table-row table:style-name="ro5">
          <table:table-cell table:style-name="ce56" table:formula="of:=IF(AND([.H183]=&quot;&quot;;[.H183]=&quot;&quot;);&quot;&quot;;[.$H$3]&amp;&quot;_&quot;&amp;ROW()-11-COUNTBLANK([.$H$12:.H183]))" office:value-type="string" office:string-value="CommonTC_G_120">
            <text:p>CommonTC_G_120</text:p>
          </table:table-cell>
          <table:table-cell table:style-name="ce71" office:value-type="string">
            <text:p>Tr.hợp thông tin trên file Import rỗng</text:p>
          </table:table-cell>
          <table:table-cell table:style-name="ce83" table:number-columns-repeated="4"/>
          <table:table-cell table:style-name="ce67" office:value-type="string">
            <text:p>1. Đang hiển thị màn hình Import thông tin X</text:p>
            <text:p>2. Chọn file Import đúng định dạng và thông tin rỗng.</text:p>
            <text:p>3. Nhấn nút "Import" hoặc bấm Enter.</text:p>
          </table:table-cell>
          <table:table-cell table:style-name="ce67" office:value-type="string">
            <text:p>Hiển thị thông báo lỗi "Thông tin trên file Import rỗng"</text:p>
          </table:table-cell>
          <table:table-cell table:style-name="ce134" table:content-validation-name="val2" table:number-columns-repeated="12"/>
          <table:table-cell table:style-name="ce148"/>
          <table:table-cell table:style-name="ce34"/>
          <table:table-cell table:style-name="ce1" table:number-columns-repeated="10"/>
          <table:table-cell table:number-columns-repeated="992"/>
        </table:table-row>
        <table:table-row table:style-name="ro2" table:number-rows-repeated="817">
          <table:table-cell table:style-name="ce53"/>
          <table:table-cell table:style-name="ce1"/>
          <table:table-cell table:style-name="ce18" table:number-columns-repeated="4"/>
          <table:table-cell table:style-name="ce1" table:number-columns-repeated="2"/>
          <table:table-cell table:style-name="ce120" table:content-validation-name="val2" table:number-columns-repeated="12"/>
          <table:table-cell table:style-name="ce137"/>
          <table:table-cell table:style-name="ce1" table:number-columns-repeated="11"/>
          <table:table-cell table:number-columns-repeated="992"/>
        </table:table-row>
        <table:table-row table:style-name="ro11" table:number-rows-repeated="1047575">
          <table:table-cell table:number-columns-repeated="1024"/>
        </table:table-row>
        <table:table-row table:style-name="ro11">
          <table:table-cell table:number-columns-repeated="1024"/>
        </table:table-row>
      </table:table>
      <table:table table:name="Links to test all common test c" table:style-name="ta3" table:print="false">
        <office:forms form:automatic-focus="false" form:apply-design-mode="false"/>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7" table:number-columns-repeated="3" table:default-cell-style-name="Excel_20_Built-in_20_Normal"/>
        <table:table-column table:style-name="co22" table:default-cell-style-name="Excel_20_Built-in_20_Normal"/>
        <table:table-column table:style-name="co23" table:default-cell-style-name="Excel_20_Built-in_20_Normal"/>
        <table:table-column table:style-name="co24" table:default-cell-style-name="Excel_20_Built-in_20_Normal"/>
        <table:table-column table:style-name="co25" table:default-cell-style-name="Excel_20_Built-in_20_Normal"/>
        <table:table-column table:style-name="co26" table:default-cell-style-name="Excel_20_Built-in_20_Normal"/>
        <table:table-column table:style-name="co7" table:number-columns-repeated="1008" table:default-cell-style-name="Excel_20_Built-in_20_Normal"/>
        <table:table-row table:style-name="ro28">
          <table:table-cell table:style-name="ce161" office:value-type="string" table:number-columns-spanned="7" table:number-rows-spanned="1">
            <text:p>Common Test Cases Specification</text:p>
          </table:table-cell>
          <table:covered-table-cell table:number-columns-repeated="6"/>
          <table:table-cell table:number-columns-repeated="4"/>
          <table:table-cell table:style-name="ce173" office:value-type="string" table:number-columns-spanned="5" table:number-rows-spanned="1">
            <text:p>PREDICATES</text:p>
          </table:table-cell>
          <table:covered-table-cell table:number-columns-repeated="4"/>
          <table:table-cell table:number-columns-repeated="1008"/>
        </table:table-row>
        <table:table-row table:style-name="ro29">
          <table:table-cell table:style-name="ce162" office:value-type="string" table:number-columns-spanned="1" table:number-rows-spanned="3">
            <text:p>Role</text:p>
          </table:table-cell>
          <table:table-cell table:style-name="ce162" office:value-type="string" table:number-columns-spanned="2" table:number-rows-spanned="2">
            <text:p>User</text:p>
          </table:table-cell>
          <table:covered-table-cell table:style-name="ce168"/>
          <table:table-cell table:style-name="ce162" office:value-type="string" table:number-columns-spanned="1" table:number-rows-spanned="3">
            <text:p>Screen </text:p>
          </table:table-cell>
          <table:table-cell table:style-name="ce162" office:value-type="string" table:number-columns-spanned="1" table:number-rows-spanned="3">
            <text:p>Urls</text:p>
            <text:p>BaseUrl: http://13.76.80.144</text:p>
          </table:table-cell>
          <table:table-cell table:style-name="ce162" office:value-type="string" table:number-columns-spanned="1" table:number-rows-spanned="3">
            <text:p>Các thông tin cần thêm để tự động được</text:p>
          </table:table-cell>
          <table:table-cell table:style-name="ce162" office:value-type="string" table:number-columns-spanned="1" table:number-rows-spanned="3">
            <text:p>Bình luận/ Ghi chú</text:p>
          </table:table-cell>
          <table:table-cell table:number-columns-repeated="4"/>
          <table:table-cell table:style-name="ce174" office:value-type="string">
            <text:p>types</text:p>
          </table:table-cell>
          <table:table-cell table:style-name="ce174" office:value-type="string">
            <text:p>forms</text:p>
          </table:table-cell>
          <table:table-cell table:style-name="ce174"/>
          <table:table-cell table:style-name="ce174" office:value-type="string">
            <text:p>OP</text:p>
          </table:table-cell>
          <table:table-cell table:style-name="ce174" office:value-type="string">
            <text:p>special values</text:p>
          </table:table-cell>
          <table:table-cell table:number-columns-repeated="1008"/>
        </table:table-row>
        <table:table-row table:style-name="ro29">
          <table:covered-table-cell table:style-name="ce163"/>
          <table:covered-table-cell table:style-name="ce167"/>
          <table:covered-table-cell table:style-name="ce169"/>
          <table:covered-table-cell table:number-columns-repeated="4" table:style-name="ce163"/>
          <table:table-cell table:number-columns-repeated="4"/>
          <table:table-cell table:style-name="ce175" office:value-type="string">
            <text:p>date</text:p>
          </table:table-cell>
          <table:table-cell table:style-name="ce175" office:value-type="string">
            <text:p>x OP dd/mm/yyyy</text:p>
          </table:table-cell>
          <table:table-cell table:style-name="ce175" office:value-type="string">
            <text:p>phụ thuộc một giá trị độc lập</text:p>
          </table:table-cell>
          <table:table-cell table:style-name="ce175" office:value-type="string">
            <text:p>&lt;, &gt;, =</text:p>
          </table:table-cell>
          <table:table-cell table:style-name="ce175" office:value-type="string">
            <text:p>NOW</text:p>
          </table:table-cell>
          <table:table-cell table:number-columns-repeated="1008"/>
        </table:table-row>
        <table:table-row table:style-name="ro30">
          <table:covered-table-cell table:style-name="ce164"/>
          <table:table-cell table:style-name="ce162" office:value-type="string">
            <text:p>Email</text:p>
          </table:table-cell>
          <table:table-cell table:style-name="ce162" office:value-type="string">
            <text:p>Password</text:p>
          </table:table-cell>
          <table:covered-table-cell table:number-columns-repeated="4" table:style-name="ce164"/>
          <table:table-cell table:number-columns-repeated="4"/>
          <table:table-cell table:style-name="ce175"/>
          <table:table-cell table:style-name="ce175" office:value-type="string">
            <text:p>x OP y</text:p>
          </table:table-cell>
          <table:table-cell table:style-name="ce175" office:value-type="string">
            <text:p>phụ thuộc giữa hai trường</text:p>
          </table:table-cell>
          <table:table-cell table:style-name="ce175"/>
          <table:table-cell table:style-name="ce175" office:value-type="string">
            <text:p>TODAY</text:p>
          </table:table-cell>
          <table:table-cell table:number-columns-repeated="1008"/>
        </table:table-row>
        <table:table-row table:style-name="ro30">
          <table:table-cell table:style-name="ce165" office:value-type="string" table:number-columns-spanned="1" table:number-rows-spanned="13">
            <text:p>Quản trị hệ thống</text:p>
          </table:table-cell>
          <table:table-cell table:style-name="ce165" office:value-type="string" table:number-columns-spanned="1" table:number-rows-spanned="13">
            <text:p><text:a xlink:href="mailto:quanly@gmail.com">quanly@gmail.com</text:a></text:p>
          </table:table-cell>
          <table:table-cell table:style-name="ce165" office:value-type="float" office:value="12345678" table:number-columns-spanned="1" table:number-rows-spanned="13">
            <text:p>12345678</text:p>
          </table:table-cell>
          <table:table-cell table:style-name="ce170" office:value-type="string">
            <text:p>0101_Administrators</text:p>
          </table:table-cell>
          <table:table-cell table:style-name="ce170" office:value-type="string">
            <text:p>/main/admin/administrators</text:p>
          </table:table-cell>
          <table:table-cell table:style-name="ce172"/>
          <table:table-cell table:style-name="ce172" office:value-type="string">
            <text:p>Quản lý trưởng cơ sở</text:p>
          </table:table-cell>
          <table:table-cell table:number-columns-repeated="4"/>
          <table:table-cell table:style-name="ce175" table:number-columns-repeated="5"/>
          <table:table-cell table:number-columns-repeated="1008"/>
        </table:table-row>
        <table:table-row table:style-name="ro30">
          <table:covered-table-cell table:number-columns-repeated="3" table:style-name="ce163"/>
          <table:table-cell table:style-name="ce170"/>
          <table:table-cell table:style-name="ce170" office:value-type="string">
            <text:p>/main/admin/administrators/issuing_agency</text:p>
          </table:table-cell>
          <table:table-cell table:style-name="ce172"/>
          <table:table-cell table:style-name="ce172" office:value-type="string">
            <text:p>Quản lý cơ sở</text:p>
          </table:table-cell>
          <table:table-cell table:number-columns-repeated="4"/>
          <table:table-cell table:style-name="ce175" office:value-type="string">
            <text:p>time</text:p>
          </table:table-cell>
          <table:table-cell table:style-name="ce175" office:value-type="string">
            <text:p>tương tự date</text:p>
          </table:table-cell>
          <table:table-cell table:style-name="ce175" table:number-columns-repeated="3"/>
          <table:table-cell table:number-columns-repeated="1008"/>
        </table:table-row>
        <table:table-row table:style-name="ro30">
          <table:covered-table-cell table:number-columns-repeated="3" table:style-name="ce163"/>
          <table:table-cell table:style-name="ce170"/>
          <table:table-cell table:style-name="ce170" office:value-type="string">
            <text:p>/main/admin/administrators/employments</text:p>
          </table:table-cell>
          <table:table-cell table:style-name="ce172"/>
          <table:table-cell table:style-name="ce172" office:value-type="string">
            <text:p>Quản lý danh mục/ Danh mục nghề nghiệp</text:p>
          </table:table-cell>
          <table:table-cell table:number-columns-repeated="4"/>
          <table:table-cell table:style-name="ce175" table:number-columns-repeated="5"/>
          <table:table-cell table:number-columns-repeated="1008"/>
        </table:table-row>
        <table:table-row table:style-name="ro30">
          <table:covered-table-cell table:number-columns-repeated="3" table:style-name="ce163"/>
          <table:table-cell table:style-name="ce170"/>
          <table:table-cell table:style-name="ce170" office:value-type="string">
            <text:p>/main/admin/administrators/maritals</text:p>
          </table:table-cell>
          <table:table-cell table:style-name="ce172"/>
          <table:table-cell table:style-name="ce172" office:value-type="string">
            <text:p>Quản lý danh mục/ Danh mục hôn nhân</text:p>
          </table:table-cell>
          <table:table-cell table:number-columns-repeated="4"/>
          <table:table-cell table:style-name="ce175" table:number-columns-repeated="5"/>
          <table:table-cell table:number-columns-repeated="1008"/>
        </table:table-row>
        <table:table-row table:style-name="ro30">
          <table:covered-table-cell table:number-columns-repeated="3" table:style-name="ce163"/>
          <table:table-cell table:style-name="ce170"/>
          <table:table-cell table:style-name="ce170" office:value-type="string">
            <text:p>/main/admin/administrators/financials</text:p>
          </table:table-cell>
          <table:table-cell table:style-name="ce172"/>
          <table:table-cell table:style-name="ce172" office:value-type="string">
            <text:p>Quản lý danh mục/ Danh mục tài chính</text:p>
          </table:table-cell>
          <table:table-cell table:number-columns-repeated="4"/>
          <table:table-cell table:style-name="ce175" office:value-type="string">
            <text:p>number</text:p>
          </table:table-cell>
          <table:table-cell table:style-name="ce175" office:value-type="string">
            <text:p>x OP n</text:p>
          </table:table-cell>
          <table:table-cell table:style-name="ce175" office:value-type="string">
            <text:p>phụ thuộc một giá trị</text:p>
          </table:table-cell>
          <table:table-cell table:style-name="ce175" table:number-columns-repeated="2"/>
          <table:table-cell table:number-columns-repeated="1008"/>
        </table:table-row>
        <table:table-row table:style-name="ro29">
          <table:covered-table-cell table:number-columns-repeated="3" table:style-name="ce163"/>
          <table:table-cell table:style-name="ce170"/>
          <table:table-cell table:style-name="ce170" office:value-type="string">
            <text:p>/main/admin/administrators/educations</text:p>
          </table:table-cell>
          <table:table-cell table:style-name="ce172"/>
          <table:table-cell table:style-name="ce172" office:value-type="string">
            <text:p>Quản lý danh mục/ Danh mục trình độ học vấn</text:p>
          </table:table-cell>
          <table:table-cell table:number-columns-repeated="4"/>
          <table:table-cell table:style-name="ce175"/>
          <table:table-cell table:style-name="ce175" office:value-type="string">
            <text:p>x OP y</text:p>
          </table:table-cell>
          <table:table-cell table:style-name="ce175" office:value-type="string">
            <text:p>phụ thuộc giữa hai trường trên form</text:p>
          </table:table-cell>
          <table:table-cell table:style-name="ce175" table:number-columns-repeated="2"/>
          <table:table-cell table:number-columns-repeated="1008"/>
        </table:table-row>
        <table:table-row table:style-name="ro30">
          <table:covered-table-cell table:number-columns-repeated="3" table:style-name="ce163"/>
          <table:table-cell table:style-name="ce170"/>
          <table:table-cell table:style-name="ce170" office:value-type="string">
            <text:p>/main/admin/administrators/stop_reasons</text:p>
          </table:table-cell>
          <table:table-cell table:style-name="ce172"/>
          <table:table-cell table:style-name="ce172" office:value-type="string">
            <text:p>Quản lý danh mục/ Danh mục lý do ngừng điều trị</text:p>
          </table:table-cell>
          <table:table-cell table:number-columns-repeated="4"/>
          <table:table-cell table:style-name="ce175" table:number-columns-repeated="5"/>
          <table:table-cell table:number-columns-repeated="1008"/>
        </table:table-row>
        <table:table-row table:style-name="ro30">
          <table:covered-table-cell table:number-columns-repeated="3" table:style-name="ce163"/>
          <table:table-cell table:style-name="ce170"/>
          <table:table-cell table:style-name="ce170" office:value-type="string">
            <text:p>/main/admin/administrators/medicine_list</text:p>
          </table:table-cell>
          <table:table-cell table:style-name="ce172"/>
          <table:table-cell table:style-name="ce172" office:value-type="string">
            <text:p>Quản lý danh mục/ Danh mục thuốc</text:p>
          </table:table-cell>
          <table:table-cell table:number-columns-repeated="4"/>
          <table:table-cell table:style-name="ce175" office:value-type="string">
            <text:p>text</text:p>
          </table:table-cell>
          <table:table-cell table:style-name="ce175" office:value-type="string">
            <text:p>maxLength:n</text:p>
          </table:table-cell>
          <table:table-cell table:style-name="ce175" table:number-columns-repeated="3"/>
          <table:table-cell table:number-columns-repeated="1008"/>
        </table:table-row>
        <table:table-row table:style-name="ro30">
          <table:covered-table-cell table:number-columns-repeated="3" table:style-name="ce163"/>
          <table:table-cell table:style-name="ce170"/>
          <table:table-cell table:style-name="ce170" office:value-type="string">
            <text:p>/main/admin/administrators/manufacturers</text:p>
          </table:table-cell>
          <table:table-cell table:style-name="ce172"/>
          <table:table-cell table:style-name="ce172" office:value-type="string">
            <text:p>Quản lý danh mục/ Danh mục nhà sản xuất</text:p>
          </table:table-cell>
          <table:table-cell table:number-columns-repeated="4"/>
          <table:table-cell table:style-name="ce175"/>
          <table:table-cell table:style-name="ce175" office:value-type="string">
            <text:p>minLength:n</text:p>
          </table:table-cell>
          <table:table-cell table:style-name="ce175" table:number-columns-repeated="3"/>
          <table:table-cell table:number-columns-repeated="1008"/>
        </table:table-row>
        <table:table-row table:style-name="ro30">
          <table:covered-table-cell table:number-columns-repeated="3" table:style-name="ce163"/>
          <table:table-cell table:style-name="ce170"/>
          <table:table-cell table:style-name="ce170" office:value-type="string">
            <text:p>/main/admin/administrators/providers</text:p>
          </table:table-cell>
          <table:table-cell table:style-name="ce172"/>
          <table:table-cell table:style-name="ce172" office:value-type="string">
            <text:p>Quản lý danh mục/ Danh mục nhà phân phối</text:p>
          </table:table-cell>
          <table:table-cell table:number-columns-repeated="1017"/>
        </table:table-row>
        <table:table-row table:style-name="ro30">
          <table:covered-table-cell table:number-columns-repeated="3" table:style-name="ce163"/>
          <table:table-cell table:style-name="ce170"/>
          <table:table-cell table:style-name="ce170" office:value-type="string">
            <text:p>/main/admin/administrators/sources</text:p>
          </table:table-cell>
          <table:table-cell table:style-name="ce172"/>
          <table:table-cell table:style-name="ce172" office:value-type="string">
            <text:p>Quản lý danh mục/ Danh mục nguồn thuốc</text:p>
          </table:table-cell>
          <table:table-cell table:number-columns-repeated="1017"/>
        </table:table-row>
        <table:table-row table:style-name="ro30">
          <table:covered-table-cell table:number-columns-repeated="3" table:style-name="ce163"/>
          <table:table-cell table:style-name="ce170"/>
          <table:table-cell table:style-name="ce170" office:value-type="string">
            <text:p>/main/patients/500/detail/executive_info</text:p>
          </table:table-cell>
          <table:table-cell table:style-name="ce172"/>
          <table:table-cell table:style-name="ce172" office:value-type="string">
            <text:p>Quản lý bệnh nhân</text:p>
          </table:table-cell>
          <table:table-cell table:number-columns-repeated="1017"/>
        </table:table-row>
        <table:table-row table:style-name="ro30">
          <table:covered-table-cell table:number-columns-repeated="3" table:style-name="ce164"/>
          <table:table-cell table:style-name="ce170"/>
          <table:table-cell table:style-name="ce170" office:value-type="string">
            <text:p>/main/admin/summary_report</text:p>
          </table:table-cell>
          <table:table-cell table:style-name="ce172"/>
          <table:table-cell table:style-name="ce172" office:value-type="string">
            <text:p>Báo cáo/Báo cáo tổng hợp</text:p>
          </table:table-cell>
          <table:table-cell table:number-columns-repeated="1017"/>
        </table:table-row>
        <table:table-row table:style-name="ro30">
          <table:table-cell table:style-name="ce165" office:value-type="string" table:number-columns-spanned="1" table:number-rows-spanned="7">
            <text:p>Trưởng cơ sở</text:p>
          </table:table-cell>
          <table:table-cell table:style-name="ce165" office:value-type="string" table:number-columns-spanned="1" table:number-rows-spanned="7">
            <text:p><text:a xlink:href="mailto:truongcoso@gmail.com">truongcoso@gmail.com</text:a></text:p>
          </table:table-cell>
          <table:table-cell table:style-name="ce165" office:value-type="float" office:value="12345678" table:number-columns-spanned="1" table:number-rows-spanned="7">
            <text:p>12345678</text:p>
          </table:table-cell>
          <table:table-cell table:style-name="ce170"/>
          <table:table-cell table:style-name="ce170" office:value-type="string">
            <text:p>/main/admin_agency/users</text:p>
          </table:table-cell>
          <table:table-cell table:style-name="ce172"/>
          <table:table-cell table:style-name="ce172" office:value-type="string">
            <text:p>Quản lý người dùng</text:p>
          </table:table-cell>
          <table:table-cell table:number-columns-repeated="1017"/>
        </table:table-row>
        <table:table-row table:style-name="ro30">
          <table:covered-table-cell table:number-columns-repeated="3" table:style-name="ce163"/>
          <table:table-cell table:style-name="ce170"/>
          <table:table-cell table:style-name="ce170" office:value-type="string">
            <text:p>/main/patients/450/detail/executive_info</text:p>
          </table:table-cell>
          <table:table-cell table:style-name="ce172"/>
          <table:table-cell table:style-name="ce172" office:value-type="string">
            <text:p>Quản lý bệnh nhân/Thông tin hành chính</text:p>
          </table:table-cell>
          <table:table-cell table:number-columns-repeated="1017"/>
        </table:table-row>
        <table:table-row table:style-name="ro30">
          <table:covered-table-cell table:number-columns-repeated="3" table:style-name="ce163"/>
          <table:table-cell table:style-name="ce170"/>
          <table:table-cell table:style-name="ce170" office:value-type="string">
            <text:p>/main/patients/450/detail/info</text:p>
          </table:table-cell>
          <table:table-cell table:style-name="ce172"/>
          <table:table-cell table:style-name="ce172" office:value-type="string">
            <text:p>Quản lý bệnh nhân/Thông tin chi tiết</text:p>
          </table:table-cell>
          <table:table-cell table:number-columns-repeated="1017"/>
        </table:table-row>
        <table:table-row table:style-name="ro30">
          <table:covered-table-cell table:number-columns-repeated="3" table:style-name="ce163"/>
          <table:table-cell table:style-name="ce170"/>
          <table:table-cell table:style-name="ce170" office:value-type="string">
            <text:p>/main/patients/450/detail/prescription</text:p>
          </table:table-cell>
          <table:table-cell table:style-name="ce172"/>
          <table:table-cell table:style-name="ce172" office:value-type="string">
            <text:p>Quản lý bệnh nhân/ Thông tin điều trị/ thông tin đơn thuốc</text:p>
          </table:table-cell>
          <table:table-cell table:number-columns-repeated="1017"/>
        </table:table-row>
        <table:table-row table:style-name="ro30">
          <table:covered-table-cell table:number-columns-repeated="3" table:style-name="ce163"/>
          <table:table-cell table:style-name="ce170"/>
          <table:table-cell table:style-name="ce170" office:value-type="string">
            <text:p>/main/patients/450/detail/change_agency_info</text:p>
          </table:table-cell>
          <table:table-cell table:style-name="ce172"/>
          <table:table-cell table:style-name="ce172" office:value-type="string">
            <text:p>Quản lý bệnh nhân/ Thông tin chuyển cơ sở</text:p>
          </table:table-cell>
          <table:table-cell table:number-columns-repeated="1017"/>
        </table:table-row>
        <table:table-row table:style-name="ro30">
          <table:covered-table-cell table:number-columns-repeated="3" table:style-name="ce163"/>
          <table:table-cell table:style-name="ce170"/>
          <table:table-cell table:style-name="ce170" office:value-type="string">
            <text:p>/main/patients/new</text:p>
          </table:table-cell>
          <table:table-cell table:style-name="ce172"/>
          <table:table-cell table:style-name="ce172" office:value-type="string">
            <text:p>Quản lý bệnh nhân/ Thêm mới</text:p>
          </table:table-cell>
          <table:table-cell table:number-columns-repeated="1017"/>
        </table:table-row>
        <table:table-row table:style-name="ro30">
          <table:covered-table-cell table:number-columns-repeated="3" table:style-name="ce164"/>
          <table:table-cell table:style-name="ce170"/>
          <table:table-cell table:style-name="ce170" office:value-type="string">
            <text:p>/main/patients/450/edit</text:p>
          </table:table-cell>
          <table:table-cell table:style-name="ce172"/>
          <table:table-cell table:style-name="ce172" office:value-type="string">
            <text:p>Quản lý bệnh nhân/ Sửa</text:p>
          </table:table-cell>
          <table:table-cell table:number-columns-repeated="1017"/>
        </table:table-row>
        <table:table-row table:style-name="ro30">
          <table:table-cell table:style-name="ce165" office:value-type="string" table:number-columns-spanned="1" table:number-rows-spanned="6">
            <text:p>Bác sĩ</text:p>
          </table:table-cell>
          <table:table-cell table:style-name="ce165" office:value-type="string" table:number-columns-spanned="1" table:number-rows-spanned="6">
            <text:p><text:a xlink:href="mailto:bacsi@gmail.com">bacsi@gmail.com</text:a></text:p>
          </table:table-cell>
          <table:table-cell table:style-name="ce165" office:value-type="float" office:value="12345678" table:number-columns-spanned="1" table:number-rows-spanned="6">
            <text:p>12345678</text:p>
          </table:table-cell>
          <table:table-cell table:style-name="ce170"/>
          <table:table-cell table:style-name="ce170" office:value-type="string">
            <text:p>/main/patients/450/detail/executive_info</text:p>
          </table:table-cell>
          <table:table-cell table:style-name="ce172"/>
          <table:table-cell table:style-name="ce172" office:value-type="string">
            <text:p>Quản lý bệnh nhân/ Bệnh nhân đang điều trị(Thông tin hành chính)</text:p>
          </table:table-cell>
          <table:table-cell table:number-columns-repeated="1017"/>
        </table:table-row>
        <table:table-row table:style-name="ro30">
          <table:covered-table-cell table:number-columns-repeated="3" table:style-name="ce163"/>
          <table:table-cell table:style-name="ce170"/>
          <table:table-cell table:style-name="ce170" office:value-type="string">
            <text:p>/main/patients/450/detail/info</text:p>
          </table:table-cell>
          <table:table-cell table:style-name="ce172"/>
          <table:table-cell table:style-name="ce172" office:value-type="string">
            <text:p>Quản lý bệnh nhân/ Bệnh nhân đang điều trị(Thông tin chi tiết)</text:p>
          </table:table-cell>
          <table:table-cell table:number-columns-repeated="1017"/>
        </table:table-row>
        <table:table-row table:style-name="ro29">
          <table:covered-table-cell table:number-columns-repeated="3" table:style-name="ce163"/>
          <table:table-cell table:style-name="ce170"/>
          <table:table-cell table:style-name="ce170" office:value-type="string">
            <text:p>/main/patients/450/detail/prescription</text:p>
          </table:table-cell>
          <table:table-cell table:style-name="ce172"/>
          <table:table-cell table:style-name="ce172" office:value-type="string">
            <text:p>Quản lý bệnh nhân/ Bệnh nhân đang điều trị(Thông tin điều trị/ Thông tin đơn thuốc)</text:p>
          </table:table-cell>
          <table:table-cell table:number-columns-repeated="1017"/>
        </table:table-row>
        <table:table-row table:style-name="ro30">
          <table:covered-table-cell table:number-columns-repeated="3" table:style-name="ce163"/>
          <table:table-cell table:style-name="ce170"/>
          <table:table-cell table:style-name="ce170" office:value-type="string">
            <text:p>/main/patients/450/detail/change_agency_info</text:p>
          </table:table-cell>
          <table:table-cell table:style-name="ce172"/>
          <table:table-cell table:style-name="ce172" office:value-type="string">
            <text:p>Quản lý bệnh nhân/ Bệnh nhân đang điều trị(Thông tin chuyển cơ sở)</text:p>
          </table:table-cell>
          <table:table-cell table:number-columns-repeated="1017"/>
        </table:table-row>
        <table:table-row table:style-name="ro30">
          <table:covered-table-cell table:number-columns-repeated="3" table:style-name="ce163"/>
          <table:table-cell table:style-name="ce170"/>
          <table:table-cell table:style-name="ce170" office:value-type="string">
            <text:p>/main/patients/new</text:p>
          </table:table-cell>
          <table:table-cell table:style-name="ce172"/>
          <table:table-cell table:style-name="ce172" office:value-type="string">
            <text:p>Quản lý bệnh nhân/ Bệnh nhân đang điều trị/ Thêm mới</text:p>
          </table:table-cell>
          <table:table-cell table:number-columns-repeated="1017"/>
        </table:table-row>
        <table:table-row table:style-name="ro30">
          <table:covered-table-cell table:number-columns-repeated="3" table:style-name="ce164"/>
          <table:table-cell table:style-name="ce170"/>
          <table:table-cell table:style-name="ce170" office:value-type="string">
            <text:p>/main/patients/450/edit</text:p>
          </table:table-cell>
          <table:table-cell table:style-name="ce172"/>
          <table:table-cell table:style-name="ce172" office:value-type="string">
            <text:p>Quản lý bệnh nhân/ Bệnh nhân đang điều trị/ Sửa</text:p>
          </table:table-cell>
          <table:table-cell table:number-columns-repeated="1017"/>
        </table:table-row>
        <table:table-row table:style-name="ro30">
          <table:table-cell table:style-name="ce165" office:value-type="string" table:number-columns-spanned="1" table:number-rows-spanned="9">
            <text:p>Cấp phát thuốc</text:p>
          </table:table-cell>
          <table:table-cell table:style-name="ce165" office:value-type="string" table:number-columns-spanned="1" table:number-rows-spanned="9">
            <text:p><text:a xlink:href="mailto:duocsi@gmail.com">duocsi@gmail.com</text:a></text:p>
          </table:table-cell>
          <table:table-cell table:style-name="ce165" office:value-type="float" office:value="12345678" table:number-columns-spanned="1" table:number-rows-spanned="9">
            <text:p>12345678</text:p>
          </table:table-cell>
          <table:table-cell table:style-name="ce170"/>
          <table:table-cell table:style-name="ce170" office:value-type="string">
            <text:p>/main/nurses/patients/401/medicine_allocation</text:p>
          </table:table-cell>
          <table:table-cell table:style-name="ce172"/>
          <table:table-cell table:style-name="ce172" office:value-type="string">
            <text:p>Quản lý bệnh nhân</text:p>
          </table:table-cell>
          <table:table-cell table:number-columns-repeated="1017"/>
        </table:table-row>
        <table:table-row table:style-name="ro30">
          <table:covered-table-cell table:number-columns-repeated="3" table:style-name="ce163"/>
          <table:table-cell table:style-name="ce170"/>
          <table:table-cell table:style-name="ce170" office:value-type="string">
            <text:p>/main/history_falled</text:p>
          </table:table-cell>
          <table:table-cell table:style-name="ce172"/>
          <table:table-cell table:style-name="ce172" office:value-type="string">
            <text:p>Danh sách biên bản/Biên bản đổ thuốc</text:p>
          </table:table-cell>
          <table:table-cell table:number-columns-repeated="1017"/>
        </table:table-row>
        <table:table-row table:style-name="ro30">
          <table:covered-table-cell table:number-columns-repeated="3" table:style-name="ce163"/>
          <table:table-cell table:style-name="ce170"/>
          <table:table-cell table:style-name="ce170" office:value-type="string">
            <text:p>/main/give_up_report</text:p>
          </table:table-cell>
          <table:table-cell table:style-name="ce172"/>
          <table:table-cell table:style-name="ce172" office:value-type="string">
            <text:p>Danh sách biên bản/ Biên bản bỏ liều</text:p>
          </table:table-cell>
          <table:table-cell table:number-columns-repeated="1017"/>
        </table:table-row>
        <table:table-row table:style-name="ro30">
          <table:covered-table-cell table:number-columns-repeated="3" table:style-name="ce163"/>
          <table:table-cell table:style-name="ce170"/>
          <table:table-cell table:style-name="ce170" office:value-type="string">
            <text:p>/main/lost_report</text:p>
          </table:table-cell>
          <table:table-cell table:style-name="ce172"/>
          <table:table-cell table:style-name="ce172" office:value-type="string">
            <text:p>Danh sách biên bản/ Biên bản hao hụt trong ngày</text:p>
          </table:table-cell>
          <table:table-cell table:number-columns-repeated="1017"/>
        </table:table-row>
        <table:table-row table:style-name="ro30">
          <table:covered-table-cell table:number-columns-repeated="3" table:style-name="ce163"/>
          <table:table-cell table:style-name="ce170"/>
          <table:table-cell table:style-name="ce170" office:value-type="string">
            <text:p>/main/redundancy_report</text:p>
          </table:table-cell>
          <table:table-cell table:style-name="ce172"/>
          <table:table-cell table:style-name="ce172" office:value-type="string">
            <text:p>Danh sách biên bản/ Biên bản dư thừa trong ngày</text:p>
          </table:table-cell>
          <table:table-cell table:number-columns-repeated="1017"/>
        </table:table-row>
        <table:table-row table:style-name="ro30">
          <table:covered-table-cell table:number-columns-repeated="3" table:style-name="ce163"/>
          <table:table-cell table:style-name="ce170"/>
          <table:table-cell table:style-name="ce170" office:value-type="string">
            <text:p>/main/redundancy_lost_report</text:p>
          </table:table-cell>
          <table:table-cell table:style-name="ce172"/>
          <table:table-cell table:style-name="ce172" office:value-type="string">
            <text:p>Danh sách biên bản/ Biên bản hao hụt, dư thừa trong tháng</text:p>
          </table:table-cell>
          <table:table-cell table:number-columns-repeated="1017"/>
        </table:table-row>
        <table:table-row table:style-name="ro30">
          <table:covered-table-cell table:number-columns-repeated="3" table:style-name="ce163"/>
          <table:table-cell table:style-name="ce170"/>
          <table:table-cell table:style-name="ce170" office:value-type="string">
            <text:p>/main/sub_medicines</text:p>
          </table:table-cell>
          <table:table-cell table:style-name="ce172" table:number-columns-repeated="2"/>
          <table:table-cell table:number-columns-repeated="1017"/>
        </table:table-row>
        <table:table-row table:style-name="ro30">
          <table:covered-table-cell table:number-columns-repeated="3" table:style-name="ce163"/>
          <table:table-cell table:style-name="ce170"/>
          <table:table-cell table:style-name="ce170" office:value-type="string">
            <text:p>/main/delivery_end_day_store_vouchers</text:p>
          </table:table-cell>
          <table:table-cell table:style-name="ce172"/>
          <table:table-cell table:style-name="ce172" office:value-type="string">
            <text:p>Quản lý kho thuốc/ Phiếu xuất cuối ngày</text:p>
          </table:table-cell>
          <table:table-cell table:number-columns-repeated="1017"/>
        </table:table-row>
        <table:table-row table:style-name="ro30">
          <table:covered-table-cell table:number-columns-repeated="3" table:style-name="ce164"/>
          <table:table-cell table:style-name="ce170"/>
          <table:table-cell table:style-name="ce170" office:value-type="string">
            <text:p>/main/received_begin_day_store_vouchers</text:p>
          </table:table-cell>
          <table:table-cell table:style-name="ce172"/>
          <table:table-cell table:style-name="ce172" office:value-type="string">
            <text:p>Quản lý kho thuốc/ Phiếu nhập ngày đầu</text:p>
          </table:table-cell>
          <table:table-cell table:number-columns-repeated="1017"/>
        </table:table-row>
        <table:table-row table:style-name="ro30">
          <table:table-cell table:style-name="ce165" office:value-type="string" table:number-columns-spanned="1" table:number-rows-spanned="11">
            <text:p>Quản lý kho</text:p>
          </table:table-cell>
          <table:table-cell table:style-name="ce165" office:value-type="string" table:number-columns-spanned="1" table:number-rows-spanned="11">
            <text:p><text:a xlink:href="mailto:quannlykho@gmail.com">quannlykho@gmail.com</text:a></text:p>
          </table:table-cell>
          <table:table-cell table:style-name="ce165" office:value-type="float" office:value="12345678" table:number-columns-spanned="1" table:number-rows-spanned="11">
            <text:p>12345678</text:p>
          </table:table-cell>
          <table:table-cell table:style-name="ce170"/>
          <table:table-cell table:style-name="ce170" office:value-type="string">
            <text:p>/main/medicine</text:p>
          </table:table-cell>
          <table:table-cell table:style-name="ce172"/>
          <table:table-cell table:style-name="ce172" office:value-type="string">
            <text:p>Thuốc trong kho</text:p>
          </table:table-cell>
          <table:table-cell table:number-columns-repeated="1017"/>
        </table:table-row>
        <table:table-row table:style-name="ro30">
          <table:covered-table-cell table:number-columns-repeated="3" table:style-name="ce163"/>
          <table:table-cell table:style-name="ce170"/>
          <table:table-cell table:style-name="ce170" office:value-type="string">
            <text:p>/main/delivery_vouchers</text:p>
          </table:table-cell>
          <table:table-cell table:style-name="ce172"/>
          <table:table-cell table:style-name="ce172" office:value-type="string">
            <text:p>Phiếu xuất/ Phiếu xuất kho</text:p>
          </table:table-cell>
          <table:table-cell table:number-columns-repeated="1017"/>
        </table:table-row>
        <table:table-row table:style-name="ro30">
          <table:covered-table-cell table:number-columns-repeated="3" table:style-name="ce163"/>
          <table:table-cell table:style-name="ce170"/>
          <table:table-cell table:style-name="ce170" office:value-type="string">
            <text:p>/main/received_vouchers</text:p>
          </table:table-cell>
          <table:table-cell table:style-name="ce172"/>
          <table:table-cell table:style-name="ce172" office:value-type="string">
            <text:p>Phiếu nhập/ Phiếu nhập kho từ nhà phân phối</text:p>
          </table:table-cell>
          <table:table-cell table:number-columns-repeated="1017"/>
        </table:table-row>
        <table:table-row table:style-name="ro30">
          <table:covered-table-cell table:number-columns-repeated="3" table:style-name="ce163"/>
          <table:table-cell table:style-name="ce170"/>
          <table:table-cell table:style-name="ce170" office:value-type="string">
            <text:p>/main/received_end_day_vouchers</text:p>
          </table:table-cell>
          <table:table-cell table:style-name="ce172"/>
          <table:table-cell table:style-name="ce172" office:value-type="string">
            <text:p>Phiếu nhập/ Phiếu nhập cuối ngày</text:p>
          </table:table-cell>
          <table:table-cell table:number-columns-repeated="1017"/>
        </table:table-row>
        <table:table-row table:style-name="ro30">
          <table:covered-table-cell table:number-columns-repeated="3" table:style-name="ce163"/>
          <table:table-cell table:style-name="ce170"/>
          <table:table-cell table:style-name="ce170" office:value-type="string">
            <text:p>/main/check_received_stock_report</text:p>
          </table:table-cell>
          <table:table-cell table:style-name="ce172"/>
          <table:table-cell table:style-name="ce172" office:value-type="string">
            <text:p>Báo cáo/ Biên bản kiểm nhập</text:p>
          </table:table-cell>
          <table:table-cell table:number-columns-repeated="1017"/>
        </table:table-row>
        <table:table-row table:style-name="ro30">
          <table:covered-table-cell table:number-columns-repeated="3" table:style-name="ce163"/>
          <table:table-cell table:style-name="ce170"/>
          <table:table-cell table:style-name="ce170" office:value-type="string">
            <text:p>/main/medicine_allocations_report</text:p>
          </table:table-cell>
          <table:table-cell table:style-name="ce172" table:number-columns-repeated="2"/>
          <table:table-cell table:number-columns-repeated="1017"/>
        </table:table-row>
        <table:table-row table:style-name="ro30">
          <table:covered-table-cell table:number-columns-repeated="3" table:style-name="ce163"/>
          <table:table-cell table:style-name="ce170"/>
          <table:table-cell table:style-name="ce170" office:value-type="string">
            <text:p>/main/report_today</text:p>
          </table:table-cell>
          <table:table-cell table:style-name="ce172" table:number-columns-repeated="2"/>
          <table:table-cell table:number-columns-repeated="1017"/>
        </table:table-row>
        <table:table-row table:style-name="ro30">
          <table:covered-table-cell table:number-columns-repeated="3" table:style-name="ce163"/>
          <table:table-cell table:style-name="ce170"/>
          <table:table-cell table:style-name="ce170" office:value-type="string">
            <text:p>/main/situation_report</text:p>
          </table:table-cell>
          <table:table-cell table:style-name="ce172" table:number-columns-repeated="2"/>
          <table:table-cell table:number-columns-repeated="1017"/>
        </table:table-row>
        <table:table-row table:style-name="ro30">
          <table:covered-table-cell table:number-columns-repeated="3" table:style-name="ce163"/>
          <table:table-cell table:style-name="ce170"/>
          <table:table-cell table:style-name="ce170" office:value-type="string">
            <text:p>/main/storekeepers/imports</text:p>
          </table:table-cell>
          <table:table-cell table:style-name="ce172"/>
          <table:table-cell table:style-name="ce172" office:value-type="string">
            <text:p>Import phiếu cấp hằng ngày</text:p>
          </table:table-cell>
          <table:table-cell table:number-columns-repeated="1017"/>
        </table:table-row>
        <table:table-row table:style-name="ro30">
          <table:covered-table-cell table:number-columns-repeated="3" table:style-name="ce163"/>
          <table:table-cell table:style-name="ce170"/>
          <table:table-cell table:style-name="ce170" office:value-type="string">
            <text:p>/main/card_store</text:p>
          </table:table-cell>
          <table:table-cell table:style-name="ce172"/>
          <table:table-cell table:style-name="ce172" office:value-type="string">
            <text:p>Báo cáo/ Thẻ kho</text:p>
          </table:table-cell>
          <table:table-cell table:number-columns-repeated="1017"/>
        </table:table-row>
        <table:table-row table:style-name="ro30">
          <table:covered-table-cell table:number-columns-repeated="3" table:style-name="ce164"/>
          <table:table-cell table:style-name="ce170"/>
          <table:table-cell table:style-name="ce170" office:value-type="string">
            <text:p>/main/situation_use</text:p>
          </table:table-cell>
          <table:table-cell table:style-name="ce172"/>
          <table:table-cell table:style-name="ce172" office:value-type="string">
            <text:p>Báo cáo/ Tình hình sử dụng</text:p>
          </table:table-cell>
          <table:table-cell table:number-columns-repeated="1017"/>
        </table:table-row>
        <table:table-row table:style-name="ro29">
          <table:table-cell table:style-name="ce165" office:value-type="string">
            <text:p>Guest</text:p>
          </table:table-cell>
          <table:table-cell table:number-columns-repeated="2" table:style-name="ce165" office:value-type="string">
            <text:p>nil</text:p>
          </table:table-cell>
          <table:table-cell table:style-name="ce170"/>
          <table:table-cell table:style-name="ce170" office:value-type="string">
            <text:p>/common_test</text:p>
          </table:table-cell>
          <table:table-cell table:style-name="ce172"/>
          <table:table-cell table:style-name="ce172" office:value-type="string">
            <text:p>trang này chứa tất cả các controls và nhiều lỗi common để các code của các nhóm phải phát hiện ra khi có sai.</text:p>
          </table:table-cell>
          <table:table-cell table:number-columns-repeated="1017"/>
        </table:table-row>
        <table:table-row table:style-name="ro31" table:number-rows-repeated="949">
          <table:table-cell table:style-name="ce166" table:number-columns-repeated="3"/>
          <table:table-cell table:style-name="ce171" table:number-columns-repeated="2"/>
          <table:table-cell table:number-columns-repeated="1019"/>
        </table:table-row>
        <table:table-row table:style-name="ro11" table:number-rows-repeated="1047575">
          <table:table-cell table:number-columns-repeated="1024"/>
        </table:table-row>
        <table:table-row table:style-name="ro11">
          <table:table-cell table:number-columns-repeated="1024"/>
        </table:table-row>
      </table:table>
      <table:table table:name="Thêm mới bệnh nhân" table:style-name="ta4" table:print="false">
        <office:forms form:automatic-focus="false" form:apply-design-mode="false"/>
        <table:table-column table:style-name="co27" table:default-cell-style-name="Excel_20_Built-in_20_Normal"/>
        <table:table-column table:style-name="co28" table:default-cell-style-name="Excel_20_Built-in_20_Normal"/>
        <table:table-column table:style-name="co16" table:number-columns-repeated="4" table:default-cell-style-name="Excel_20_Built-in_20_Normal"/>
        <table:table-column table:style-name="co11" table:default-cell-style-name="Excel_20_Built-in_20_Normal"/>
        <table:table-column table:style-name="co12" table:default-cell-style-name="Excel_20_Built-in_20_Normal"/>
        <table:table-column table:style-name="co5" table:number-columns-repeated="3" table:default-cell-style-name="Excel_20_Built-in_20_Normal"/>
        <table:table-column table:style-name="co5" table:visibility="collapse" table:number-columns-repeated="9" table:default-cell-style-name="Excel_20_Built-in_20_Normal"/>
        <table:table-column table:style-name="co6" table:default-cell-style-name="Excel_20_Built-in_20_Normal"/>
        <table:table-column table:style-name="co13" table:default-cell-style-name="Excel_20_Built-in_20_Normal"/>
        <table:table-column table:style-name="co6" table:number-columns-repeated="11" table:default-cell-style-name="Excel_20_Built-in_20_Normal"/>
        <table:table-column table:style-name="co7" table:number-columns-repeated="991" table:default-cell-style-name="Excel_20_Built-in_20_Normal"/>
        <table:table-row table:style-name="ro1">
          <table:table-cell table:style-name="ce1" table:number-columns-repeated="2"/>
          <table:table-cell table:style-name="ce18" table:number-columns-repeated="4"/>
          <table:table-cell table:style-name="ce29" office:value-type="string" table:number-columns-spanned="2" table:number-rows-spanned="1">
            <text:p>TEST CASE</text:p>
          </table:table-cell>
          <table:covered-table-cell table:style-name="ce33"/>
          <table:table-cell table:style-name="ce186" table:content-validation-name="val3" table:number-columns-repeated="12"/>
          <table:table-cell table:style-name="ce196"/>
          <table:table-cell table:style-name="ce1" table:number-columns-repeated="12"/>
          <table:table-cell table:number-columns-repeated="991"/>
        </table:table-row>
        <table:table-row table:style-name="ro2">
          <table:table-cell table:style-name="ce1" table:number-columns-repeated="2"/>
          <table:table-cell table:style-name="ce19" table:number-columns-repeated="4"/>
          <table:table-cell table:style-name="ce30" office:value-type="string">
            <text:p>Tên màn hình/Tên chức năng</text:p>
          </table:table-cell>
          <table:table-cell table:style-name="ce34" office:value-type="string">
            <text:p>Thêm mới bệnh nhân</text:p>
          </table:table-cell>
          <table:table-cell table:style-name="ce186" table:content-validation-name="val3" table:number-columns-repeated="12"/>
          <table:table-cell table:style-name="ce196"/>
          <table:table-cell table:style-name="ce1" table:number-columns-repeated="12"/>
          <table:table-cell table:number-columns-repeated="991"/>
        </table:table-row>
        <table:table-row table:style-name="ro2">
          <table:table-cell table:style-name="ce1" table:number-columns-repeated="2"/>
          <table:table-cell table:style-name="ce19" table:number-columns-repeated="4"/>
          <table:table-cell table:style-name="ce30" office:value-type="string">
            <text:p>Mã testcase</text:p>
          </table:table-cell>
          <table:table-cell table:style-name="ce34" office:value-type="string">
            <text:p>THEMMOI_BN</text:p>
          </table:table-cell>
          <table:table-cell table:style-name="ce186" table:content-validation-name="val3" table:number-columns-repeated="12"/>
          <table:table-cell table:style-name="ce196"/>
          <table:table-cell table:style-name="ce1" table:number-columns-repeated="12"/>
          <table:table-cell table:number-columns-repeated="991"/>
        </table:table-row>
        <table:table-row table:style-name="ro2">
          <table:table-cell table:style-name="ce1" table:number-columns-repeated="2"/>
          <table:table-cell table:style-name="ce19" table:number-columns-repeated="4"/>
          <table:table-cell table:style-name="ce30" office:value-type="string">
            <text:p>Số testcase đạt (P)</text:p>
          </table:table-cell>
          <table:table-cell table:style-name="ce35" table:formula="of:=COUNTIF([.$U$27:.$U$1058];&quot;P&quot;)" office:value-type="float" office:value="108">
            <text:p>108</text:p>
          </table:table-cell>
          <table:table-cell table:style-name="ce186" table:content-validation-name="val3" table:number-columns-repeated="12"/>
          <table:table-cell table:style-name="ce196"/>
          <table:table-cell table:style-name="ce1" table:number-columns-repeated="12"/>
          <table:table-cell table:number-columns-repeated="991"/>
        </table:table-row>
        <table:table-row table:style-name="ro2">
          <table:table-cell table:style-name="ce1" table:number-columns-repeated="2"/>
          <table:table-cell table:style-name="ce19" table:number-columns-repeated="4"/>
          <table:table-cell table:style-name="ce30" office:value-type="string">
            <text:p>Số testcase không đạt (F)</text:p>
          </table:table-cell>
          <table:table-cell table:style-name="ce35" table:formula="of:=COUNTIF([.$U$27:.$U$1058];&quot;F&quot;)" office:value-type="float" office:value="16">
            <text:p>16</text:p>
          </table:table-cell>
          <table:table-cell table:style-name="ce186" table:content-validation-name="val3" table:number-columns-repeated="12"/>
          <table:table-cell table:style-name="ce196"/>
          <table:table-cell table:style-name="ce1" table:number-columns-repeated="12"/>
          <table:table-cell table:number-columns-repeated="991"/>
        </table:table-row>
        <table:table-row table:style-name="ro2">
          <table:table-cell table:style-name="ce1" table:number-columns-repeated="2"/>
          <table:table-cell table:style-name="ce19" table:number-columns-repeated="4"/>
          <table:table-cell table:style-name="ce30" office:value-type="string">
            <text:p>Số testcase đang xem xét (PE)</text:p>
          </table:table-cell>
          <table:table-cell table:style-name="ce35" table:formula="of:=COUNTIF([.$U$27:.$U$1058];&quot;PE&quot;)" office:value-type="float" office:value="10">
            <text:p>10</text:p>
          </table:table-cell>
          <table:table-cell table:style-name="ce186" table:content-validation-name="val3" table:number-columns-repeated="12"/>
          <table:table-cell table:style-name="ce196"/>
          <table:table-cell table:style-name="ce1" table:number-columns-repeated="12"/>
          <table:table-cell table:number-columns-repeated="991"/>
        </table:table-row>
        <table:table-row table:style-name="ro2">
          <table:table-cell table:style-name="ce1" table:number-columns-repeated="2"/>
          <table:table-cell table:style-name="ce19" table:number-columns-repeated="4"/>
          <table:table-cell table:style-name="ce30" office:value-type="string">
            <text:p>Số testcase chưa test </text:p>
          </table:table-cell>
          <table:table-cell table:style-name="ce35" table:formula="of:=[.H8]-[.H4]-[.H5]-[.H6]" office:value-type="float" office:value="32">
            <text:p>32</text:p>
          </table:table-cell>
          <table:table-cell table:style-name="ce186" table:content-validation-name="val3" table:number-columns-repeated="12"/>
          <table:table-cell table:style-name="ce196"/>
          <table:table-cell table:style-name="ce1" table:number-columns-repeated="12"/>
          <table:table-cell table:number-columns-repeated="991"/>
        </table:table-row>
        <table:table-row table:style-name="ro2">
          <table:table-cell table:style-name="ce1" table:number-columns-repeated="2"/>
          <table:table-cell table:style-name="ce19" table:number-columns-repeated="4"/>
          <table:table-cell table:style-name="ce30" office:value-type="string">
            <text:p>Tổng số testcase</text:p>
          </table:table-cell>
          <table:table-cell table:style-name="ce35" table:formula="of:=COUNTA([.$H$13:.$H$1058])" office:value-type="float" office:value="166">
            <text:p>166</text:p>
          </table:table-cell>
          <table:table-cell table:style-name="ce186" table:content-validation-name="val3" table:number-columns-repeated="12"/>
          <table:table-cell table:style-name="ce196"/>
          <table:table-cell table:style-name="ce1" table:number-columns-repeated="12"/>
          <table:table-cell table:number-columns-repeated="991"/>
        </table:table-row>
        <table:table-row table:style-name="ro2">
          <table:table-cell table:style-name="ce1" table:number-columns-repeated="2"/>
          <table:table-cell table:style-name="ce18" table:number-columns-repeated="4"/>
          <table:table-cell table:style-name="ce1" table:number-columns-repeated="2"/>
          <table:table-cell table:style-name="ce186" table:content-validation-name="val3" table:number-columns-repeated="12"/>
          <table:table-cell table:style-name="ce196"/>
          <table:table-cell table:style-name="ce1" table:number-columns-repeated="12"/>
          <table:table-cell table:number-columns-repeated="991"/>
        </table:table-row>
        <table:table-row table:style-name="ro2">
          <table:table-cell table:style-name="ce57" office:value-type="string" table:number-columns-spanned="1" table:number-rows-spanned="2">
            <text:p>Mã test case</text:p>
          </table:table-cell>
          <table:table-cell table:style-name="ce57" office:value-type="string" table:number-columns-spanned="1" table:number-rows-spanned="2">
            <text:p>Mục đích kiểm thử</text:p>
          </table:table-cell>
          <table:table-cell table:style-name="ce28" office:value-type="string" table:number-columns-spanned="1" table:number-rows-spanned="2">
            <text:p>Nhóm thực hiện</text:p>
          </table:table-cell>
          <table:table-cell table:style-name="ce28" office:value-type="string" table:number-columns-spanned="1" table:number-rows-spanned="2">
            <text:p>Số lượng kịch bản đã tạo</text:p>
          </table:table-cell>
          <table:table-cell table:style-name="ce28" office:value-type="string" table:number-columns-spanned="1" table:number-rows-spanned="2">
            <text:p>% tự động được</text:p>
          </table:table-cell>
          <table:table-cell table:style-name="ce28" office:value-type="string" table:number-columns-spanned="1" table:number-rows-spanned="2">
            <text:p>Ghi chú lý do chưa tự động được</text:p>
          </table:table-cell>
          <table:table-cell table:style-name="ce57" office:value-type="string" table:number-columns-spanned="1" table:number-rows-spanned="2">
            <text:p>Các bước thực hiện</text:p>
          </table:table-cell>
          <table:table-cell table:style-name="ce57" office:value-type="string" table:number-columns-spanned="1" table:number-rows-spanned="2">
            <text:p>Kết quả mong muốn</text:p>
          </table:table-cell>
          <table:table-cell table:style-name="ce187" office:value-type="string" table:number-columns-spanned="3" table:number-rows-spanned="1">
            <text:p>Firefox</text:p>
          </table:table-cell>
          <table:covered-table-cell table:style-name="ce189"/>
          <table:covered-table-cell table:style-name="ce195"/>
          <table:table-cell table:style-name="ce187" office:value-type="string" table:number-columns-spanned="3" table:number-rows-spanned="1">
            <text:p>Browser_version</text:p>
          </table:table-cell>
          <table:covered-table-cell table:style-name="ce189"/>
          <table:covered-table-cell table:style-name="ce195"/>
          <table:table-cell table:style-name="ce187" office:value-type="string" table:number-columns-spanned="3" table:number-rows-spanned="1">
            <text:p>Browser_version</text:p>
          </table:table-cell>
          <table:covered-table-cell table:style-name="ce189"/>
          <table:covered-table-cell table:style-name="ce195"/>
          <table:table-cell table:style-name="ce187" office:value-type="string" table:number-columns-spanned="3" table:number-rows-spanned="1">
            <text:p>Browser_version</text:p>
          </table:table-cell>
          <table:covered-table-cell table:style-name="ce189"/>
          <table:covered-table-cell table:style-name="ce195"/>
          <table:table-cell table:style-name="ce197" office:value-type="string" table:number-columns-spanned="1" table:number-rows-spanned="2">
            <text:p>Kết quả hiện tại</text:p>
          </table:table-cell>
          <table:table-cell table:style-name="ce57" office:value-type="string" table:number-columns-spanned="1" table:number-rows-spanned="2">
            <text:p>Mã lỗi</text:p>
          </table:table-cell>
          <table:table-cell table:style-name="ce52" table:number-columns-repeated="11"/>
          <table:table-cell table:number-columns-repeated="991"/>
        </table:table-row>
        <table:table-row table:style-name="ro3">
          <table:covered-table-cell table:number-columns-repeated="8" table:style-name="ce3"/>
          <table:table-cell table:style-name="ce188" office:value-type="string">
            <text:p>Lần 1</text:p>
          </table:table-cell>
          <table:table-cell table:style-name="ce188" office:value-type="string">
            <text:p>Lần 2</text:p>
          </table:table-cell>
          <table:table-cell table:style-name="ce188" office:value-type="string">
            <text:p>Lần 3</text:p>
          </table:table-cell>
          <table:table-cell table:style-name="ce188" office:value-type="string">
            <text:p>Lần 1</text:p>
          </table:table-cell>
          <table:table-cell table:style-name="ce188" office:value-type="string">
            <text:p>Lần 2</text:p>
          </table:table-cell>
          <table:table-cell table:style-name="ce188" office:value-type="string">
            <text:p>Lần 3</text:p>
          </table:table-cell>
          <table:table-cell table:style-name="ce188" office:value-type="string">
            <text:p>Lần 1</text:p>
          </table:table-cell>
          <table:table-cell table:style-name="ce188" office:value-type="string">
            <text:p>Lần 2</text:p>
          </table:table-cell>
          <table:table-cell table:style-name="ce188" office:value-type="string">
            <text:p>Lần 3</text:p>
          </table:table-cell>
          <table:table-cell table:style-name="ce188" office:value-type="string">
            <text:p>Lần 1</text:p>
          </table:table-cell>
          <table:table-cell table:style-name="ce188" office:value-type="string">
            <text:p>Lần 2</text:p>
          </table:table-cell>
          <table:table-cell table:style-name="ce188" office:value-type="string">
            <text:p>Lần 3</text:p>
          </table:table-cell>
          <table:covered-table-cell table:style-name="ce198"/>
          <table:covered-table-cell table:style-name="ce3"/>
          <table:table-cell table:style-name="ce52" table:number-columns-repeated="11"/>
          <table:table-cell table:number-columns-repeated="991"/>
        </table:table-row>
        <table:table-row table:style-name="ro2">
          <table:table-cell table:style-name="ce176"/>
          <table:table-cell table:style-name="ce58" office:value-type="string" table:number-columns-spanned="21" table:number-rows-spanned="1">
            <text:p>Giao diện chung</text:p>
          </table:table-cell>
          <table:covered-table-cell table:number-columns-repeated="6" table:style-name="ce21"/>
          <table:covered-table-cell table:number-columns-repeated="13" table:style-name="ce189"/>
          <table:covered-table-cell table:style-name="ce43"/>
          <table:table-cell table:style-name="ce154" table:number-columns-repeated="11"/>
          <table:table-cell table:number-columns-repeated="991"/>
        </table:table-row>
        <table:table-row table:style-name="ro12">
          <table:table-cell table:style-name="ce177" table:formula="of:=IF(AND([.H13]=&quot;&quot;;[.H13]=&quot;&quot;);&quot;&quot;;[.$H$3]&amp;&quot;_&quot;&amp;ROW()-11-COUNTBLANK([.$H$12:.H13]))" office:value-type="string" office:string-value="THEMMOI_BN_1">
            <text:p>THEMMOI_BN_1</text:p>
          </table:table-cell>
          <table:table-cell table:style-name="ce17" office:value-type="string">
            <text:p>Kiểm tra màn hình ở trạng thái mặc định</text:p>
            <text:p/>
          </table:table-cell>
          <table:table-cell table:style-name="ce27" office:value-type="string">
            <text:p>3T</text:p>
          </table:table-cell>
          <table:table-cell table:style-name="ce27" office:value-type="float" office:value="1">
            <text:p>1</text:p>
          </table:table-cell>
          <table:table-cell table:style-name="ce89" office:value-type="percentage" office:value="1">
            <text:p>100%</text:p>
          </table:table-cell>
          <table:table-cell table:style-name="ce27"/>
          <table:table-cell table:style-name="ce17" office:value-type="string">
            <text:p>1. Kiểm tra title của màn hình</text:p>
            <text:p>2. Kiểm tra focus của chuột</text:p>
            <text:p>3. Kiểm tra các giá trị mặc định của các trường</text:p>
            <text:p>4. Kiểm tra header, footer</text:p>
            <text:p><text:span text:style-name="T1"/></text:p>
          </table:table-cell>
          <table:table-cell table:style-name="ce17" office:value-type="string">
            <text:p>Màn hình chức năng được mở:</text:p>
            <text:p>- Hiển thị title của chức năng trên màn hình: &lt;Thông tin chi tiết&gt;</text:p>
            <text:p>- <text:s/>Focus được set vào trường đầu tiên có thể edit</text:p>
            <text:p>- Hiển thị đầy đủ các trường thông tin</text:p>
            <text:p>- Hiển thị các giá trị mặc định của các trường đúng. </text:p>
          </table:table-cell>
          <table:table-cell table:style-name="ce190" table:content-validation-name="val3" office:value-type="string">
            <text:p>P</text:p>
          </table:table-cell>
          <table:table-cell table:number-columns-repeated="11" table:style-name="ce190" table:content-validation-name="val3"/>
          <table:table-cell table:style-name="ce199" table:formula="of:=IF(OR(IF([.K13]=&quot;&quot;;IF([.J13]=&quot;&quot;;IF([.I13]=&quot;&quot;;&quot;&quot;;[.I13]);[.J13]);[.K13])=&quot;F&quot;;IF([.N13]=&quot;&quot;;IF([.M13]=&quot;&quot;;IF([.L13]=&quot;&quot;;&quot;&quot;;[.L13]);[.M13]);[.N13])=&quot;F&quot;;IF([.Q13]=&quot;&quot;;IF([.P13]=&quot;&quot;;IF([.O13]=&quot;&quot;;&quot;&quot;;[.O13]);[.P13]);[.Q13])=&quot;F&quot;;IF([.T13]=&quot;&quot;;IF([.S13]=&quot;&quot;;IF([.R13]=&quot;&quot;;&quot;&quot;;[.R13]);[.S13]);[.T13])=&quot;F&quot;)=1;&quot;F&quot;;IF(OR(IF([.K13]=&quot;&quot;;IF([.J13]=&quot;&quot;;IF([.I13]=&quot;&quot;;&quot;&quot;;[.I13]);[.J13]);[.K13])=&quot;PE&quot;;IF([.N13]=&quot;&quot;;IF([.M13]=&quot;&quot;;IF([.L13]=&quot;&quot;;&quot;&quot;;[.L13]);[.M13]);[.N13])=&quot;PE&quot;;IF([.Q13]=&quot;&quot;;IF([.P13]=&quot;&quot;;IF([.O13]=&quot;&quot;;&quot;&quot;;[.O13]);[.P13]);[.Q13])=&quot;PE&quot;;IF([.T13]=&quot;&quot;;IF([.S13]=&quot;&quot;;IF([.R13]=&quot;&quot;;&quot;&quot;;[.R13]);[.S13]);[.T13])=&quot;PE&quot;)=1;&quot;PE&quot;;IF(AND(IF([.K13]=&quot;&quot;;IF([.J13]=&quot;&quot;;IF([.I13]=&quot;&quot;;&quot;&quot;;[.I13]);[.J13]);[.K13])=&quot;&quot;;IF([.N13]=&quot;&quot;;IF([.M13]=&quot;&quot;;IF([.L13]=&quot;&quot;;&quot;&quot;;[.L13]);[.M13]);[.N13])=&quot;&quot;;IF([.Q13]=&quot;&quot;;IF([.P13]=&quot;&quot;;IF([.O13]=&quot;&quot;;&quot;&quot;;[.O13]);[.P13]);[.Q13])=&quot;&quot;;IF([.T13]=&quot;&quot;;IF([.S13]=&quot;&quot;;IF([.R13]=&quot;&quot;;&quot;&quot;;[.R13]);[.S13]);[.T13])=&quot;&quot;)=1;&quot;&quot;;&quot;P&quot;)))" office:value-type="string" office:string-value="P">
            <text:p>P</text:p>
          </table:table-cell>
          <table:table-cell table:style-name="ce32"/>
          <table:table-cell table:style-name="ce154" table:number-columns-repeated="11"/>
          <table:table-cell table:number-columns-repeated="991"/>
        </table:table-row>
        <table:table-row table:style-name="ro13">
          <table:table-cell table:style-name="ce177" table:formula="of:=IF(AND([.H14]=&quot;&quot;;[.H14]=&quot;&quot;);&quot;&quot;;[.$H$3]&amp;&quot;_&quot;&amp;ROW()-11-COUNTBLANK([.$H$12:.H14]))" office:value-type="string" office:string-value="THEMMOI_BN_2">
            <text:p>THEMMOI_BN_2</text:p>
          </table:table-cell>
          <table:table-cell table:style-name="ce17" office:value-type="string">
            <text:p>Kiểm tra tổng thể giao diện màn hình</text:p>
          </table:table-cell>
          <table:table-cell table:style-name="ce27" office:value-type="string">
            <text:p>3T</text:p>
          </table:table-cell>
          <table:table-cell table:style-name="ce27" table:number-columns-repeated="3"/>
          <table:table-cell table:style-name="ce17" office:value-type="string">
            <text:p>1. Kiểm tra về bố cục, font chữ, chính tả, màu chữ</text:p>
            <text:p>2. Kiểm tra trường bắt buộc phải có dấu <text:span text:style-name="T1">*</text:span></text:p>
            <text:p><text:span text:style-name="T1"/></text:p>
          </table:table-cell>
          <table:table-cell table:style-name="ce17" office:value-type="string">
            <text:p>1. Các label, textbox, combo có độ dài, rộng và khoảng cách bằng nhau, không xô lệch</text:p>
            <text:p>2. Các label sử dụng cùng 1 loại font, cỡ chữ, căn lề trái</text:p>
            <text:p>3. Các trường hợp bắt buộc nhập phải có dấu (<text:span text:style-name="T1">*</text:span><text:span text:style-name="T6">)</text:span></text:p>
            <text:p><text:span text:style-name="T6">4. Kiểm tra tất cả lỗi về chính tả, </text:span><text:span text:style-name="T6">cấu trúc câu, ngữ pháp trên màn </text:span><text:span text:style-name="T6">hình</text:span></text:p>
            <text:p><text:span text:style-name="T6">5. Form được bố trí hợp lý và dễ </text:span><text:span text:style-name="T6">sử dụng</text:span></text:p>
          </table:table-cell>
          <table:table-cell table:style-name="ce190" table:content-validation-name="val3" office:value-type="string">
            <text:p>P</text:p>
          </table:table-cell>
          <table:table-cell table:number-columns-repeated="11" table:style-name="ce190" table:content-validation-name="val3"/>
          <table:table-cell table:style-name="ce199" table:formula="of:=IF(OR(IF([.K14]=&quot;&quot;;IF([.J14]=&quot;&quot;;IF([.I14]=&quot;&quot;;&quot;&quot;;[.I14]);[.J14]);[.K14])=&quot;F&quot;;IF([.N14]=&quot;&quot;;IF([.M14]=&quot;&quot;;IF([.L14]=&quot;&quot;;&quot;&quot;;[.L14]);[.M14]);[.N14])=&quot;F&quot;;IF([.Q14]=&quot;&quot;;IF([.P14]=&quot;&quot;;IF([.O14]=&quot;&quot;;&quot;&quot;;[.O14]);[.P14]);[.Q14])=&quot;F&quot;;IF([.T14]=&quot;&quot;;IF([.S14]=&quot;&quot;;IF([.R14]=&quot;&quot;;&quot;&quot;;[.R14]);[.S14]);[.T14])=&quot;F&quot;)=1;&quot;F&quot;;IF(OR(IF([.K14]=&quot;&quot;;IF([.J14]=&quot;&quot;;IF([.I14]=&quot;&quot;;&quot;&quot;;[.I14]);[.J14]);[.K14])=&quot;PE&quot;;IF([.N14]=&quot;&quot;;IF([.M14]=&quot;&quot;;IF([.L14]=&quot;&quot;;&quot;&quot;;[.L14]);[.M14]);[.N14])=&quot;PE&quot;;IF([.Q14]=&quot;&quot;;IF([.P14]=&quot;&quot;;IF([.O14]=&quot;&quot;;&quot;&quot;;[.O14]);[.P14]);[.Q14])=&quot;PE&quot;;IF([.T14]=&quot;&quot;;IF([.S14]=&quot;&quot;;IF([.R14]=&quot;&quot;;&quot;&quot;;[.R14]);[.S14]);[.T14])=&quot;PE&quot;)=1;&quot;PE&quot;;IF(AND(IF([.K14]=&quot;&quot;;IF([.J14]=&quot;&quot;;IF([.I14]=&quot;&quot;;&quot;&quot;;[.I14]);[.J14]);[.K14])=&quot;&quot;;IF([.N14]=&quot;&quot;;IF([.M14]=&quot;&quot;;IF([.L14]=&quot;&quot;;&quot;&quot;;[.L14]);[.M14]);[.N14])=&quot;&quot;;IF([.Q14]=&quot;&quot;;IF([.P14]=&quot;&quot;;IF([.O14]=&quot;&quot;;&quot;&quot;;[.O14]);[.P14]);[.Q14])=&quot;&quot;;IF([.T14]=&quot;&quot;;IF([.S14]=&quot;&quot;;IF([.R14]=&quot;&quot;;&quot;&quot;;[.R14]);[.S14]);[.T14])=&quot;&quot;)=1;&quot;&quot;;&quot;P&quot;)))" office:value-type="string" office:string-value="P">
            <text:p>P</text:p>
          </table:table-cell>
          <table:table-cell table:style-name="ce32"/>
          <table:table-cell table:style-name="ce154" table:number-columns-repeated="11"/>
          <table:table-cell table:number-columns-repeated="991"/>
        </table:table-row>
        <table:table-row table:style-name="ro14">
          <table:table-cell table:style-name="ce177" table:formula="of:=IF(AND([.H15]=&quot;&quot;;[.H15]=&quot;&quot;);&quot;&quot;;[.$H$3]&amp;&quot;_&quot;&amp;ROW()-11-COUNTBLANK([.$H$12:.H15]))" office:value-type="string" office:string-value="THEMMOI_BN_3">
            <text:p>THEMMOI_BN_3</text:p>
          </table:table-cell>
          <table:table-cell table:style-name="ce17" office:value-type="string">
            <text:p>Kiểm tra thứ tự di chuyển trỏ trên màn hình khi nhấn phím Tab</text:p>
          </table:table-cell>
          <table:table-cell table:style-name="ce27" office:value-type="string">
            <text:p>3T</text:p>
          </table:table-cell>
          <table:table-cell table:style-name="ce27" table:number-columns-repeated="3"/>
          <table:table-cell table:style-name="ce17" office:value-type="string">
            <text:p/>
            <text:p>Nhấn Tab liên tục</text:p>
          </table:table-cell>
          <table:table-cell table:style-name="ce32" office:value-type="string">
            <text:p>Con trỏ di chuyển lần lượt trên các trường input, button, hyperlink theo thứ tự trái sang phải, trên xuống dưới.</text:p>
          </table:table-cell>
          <table:table-cell table:style-name="ce190" table:content-validation-name="val3" office:value-type="string">
            <text:p>P</text:p>
          </table:table-cell>
          <table:table-cell table:number-columns-repeated="11" table:style-name="ce190" table:content-validation-name="val3"/>
          <table:table-cell table:style-name="ce199" table:formula="of:=IF(OR(IF([.K15]=&quot;&quot;;IF([.J15]=&quot;&quot;;IF([.I15]=&quot;&quot;;&quot;&quot;;[.I15]);[.J15]);[.K15])=&quot;F&quot;;IF([.N15]=&quot;&quot;;IF([.M15]=&quot;&quot;;IF([.L15]=&quot;&quot;;&quot;&quot;;[.L15]);[.M15]);[.N15])=&quot;F&quot;;IF([.Q15]=&quot;&quot;;IF([.P15]=&quot;&quot;;IF([.O15]=&quot;&quot;;&quot;&quot;;[.O15]);[.P15]);[.Q15])=&quot;F&quot;;IF([.T15]=&quot;&quot;;IF([.S15]=&quot;&quot;;IF([.R15]=&quot;&quot;;&quot;&quot;;[.R15]);[.S15]);[.T15])=&quot;F&quot;)=1;&quot;F&quot;;IF(OR(IF([.K15]=&quot;&quot;;IF([.J15]=&quot;&quot;;IF([.I15]=&quot;&quot;;&quot;&quot;;[.I15]);[.J15]);[.K15])=&quot;PE&quot;;IF([.N15]=&quot;&quot;;IF([.M15]=&quot;&quot;;IF([.L15]=&quot;&quot;;&quot;&quot;;[.L15]);[.M15]);[.N15])=&quot;PE&quot;;IF([.Q15]=&quot;&quot;;IF([.P15]=&quot;&quot;;IF([.O15]=&quot;&quot;;&quot;&quot;;[.O15]);[.P15]);[.Q15])=&quot;PE&quot;;IF([.T15]=&quot;&quot;;IF([.S15]=&quot;&quot;;IF([.R15]=&quot;&quot;;&quot;&quot;;[.R15]);[.S15]);[.T15])=&quot;PE&quot;)=1;&quot;PE&quot;;IF(AND(IF([.K15]=&quot;&quot;;IF([.J15]=&quot;&quot;;IF([.I15]=&quot;&quot;;&quot;&quot;;[.I15]);[.J15]);[.K15])=&quot;&quot;;IF([.N15]=&quot;&quot;;IF([.M15]=&quot;&quot;;IF([.L15]=&quot;&quot;;&quot;&quot;;[.L15]);[.M15]);[.N15])=&quot;&quot;;IF([.Q15]=&quot;&quot;;IF([.P15]=&quot;&quot;;IF([.O15]=&quot;&quot;;&quot;&quot;;[.O15]);[.P15]);[.Q15])=&quot;&quot;;IF([.T15]=&quot;&quot;;IF([.S15]=&quot;&quot;;IF([.R15]=&quot;&quot;;&quot;&quot;;[.R15]);[.S15]);[.T15])=&quot;&quot;)=1;&quot;&quot;;&quot;P&quot;)))" office:value-type="string" office:string-value="P">
            <text:p>P</text:p>
          </table:table-cell>
          <table:table-cell table:style-name="ce32"/>
          <table:table-cell table:style-name="ce154" table:number-columns-repeated="11"/>
          <table:table-cell table:number-columns-repeated="991"/>
        </table:table-row>
        <table:table-row table:style-name="ro15">
          <table:table-cell table:style-name="ce177" table:formula="of:=IF(AND([.H16]=&quot;&quot;;[.H16]=&quot;&quot;);&quot;&quot;;[.$H$3]&amp;&quot;_&quot;&amp;ROW()-11-COUNTBLANK([.$H$12:.H16]))" office:value-type="string" office:string-value="THEMMOI_BN_4">
            <text:p>THEMMOI_BN_4</text:p>
          </table:table-cell>
          <table:table-cell table:style-name="ce17" office:value-type="string">
            <text:p>Kiểm tra thứ tự con trỏ di chuyển ngược lại trên màn hình khi nhấn Shift-Tab</text:p>
          </table:table-cell>
          <table:table-cell table:style-name="ce27" office:value-type="string">
            <text:p>3T</text:p>
          </table:table-cell>
          <table:table-cell table:style-name="ce27" table:number-columns-repeated="3"/>
          <table:table-cell table:style-name="ce17" office:value-type="string">
            <text:p>Nhấn phím Shift-Tab liên tục</text:p>
          </table:table-cell>
          <table:table-cell table:style-name="ce17" office:value-type="string">
            <text:p>Con trỏ di chuyển theo thứ tự ngược lại trên các trường input, các button, hyperlink: từ dưới lên trên, từ phải sang trái</text:p>
          </table:table-cell>
          <table:table-cell table:style-name="ce190" table:content-validation-name="val3" office:value-type="string">
            <text:p>P</text:p>
          </table:table-cell>
          <table:table-cell table:number-columns-repeated="11" table:style-name="ce190" table:content-validation-name="val3"/>
          <table:table-cell table:style-name="ce199" table:formula="of:=IF(OR(IF([.K16]=&quot;&quot;;IF([.J16]=&quot;&quot;;IF([.I16]=&quot;&quot;;&quot;&quot;;[.I16]);[.J16]);[.K16])=&quot;F&quot;;IF([.N16]=&quot;&quot;;IF([.M16]=&quot;&quot;;IF([.L16]=&quot;&quot;;&quot;&quot;;[.L16]);[.M16]);[.N16])=&quot;F&quot;;IF([.Q16]=&quot;&quot;;IF([.P16]=&quot;&quot;;IF([.O16]=&quot;&quot;;&quot;&quot;;[.O16]);[.P16]);[.Q16])=&quot;F&quot;;IF([.T16]=&quot;&quot;;IF([.S16]=&quot;&quot;;IF([.R16]=&quot;&quot;;&quot;&quot;;[.R16]);[.S16]);[.T16])=&quot;F&quot;)=1;&quot;F&quot;;IF(OR(IF([.K16]=&quot;&quot;;IF([.J16]=&quot;&quot;;IF([.I16]=&quot;&quot;;&quot;&quot;;[.I16]);[.J16]);[.K16])=&quot;PE&quot;;IF([.N16]=&quot;&quot;;IF([.M16]=&quot;&quot;;IF([.L16]=&quot;&quot;;&quot;&quot;;[.L16]);[.M16]);[.N16])=&quot;PE&quot;;IF([.Q16]=&quot;&quot;;IF([.P16]=&quot;&quot;;IF([.O16]=&quot;&quot;;&quot;&quot;;[.O16]);[.P16]);[.Q16])=&quot;PE&quot;;IF([.T16]=&quot;&quot;;IF([.S16]=&quot;&quot;;IF([.R16]=&quot;&quot;;&quot;&quot;;[.R16]);[.S16]);[.T16])=&quot;PE&quot;)=1;&quot;PE&quot;;IF(AND(IF([.K16]=&quot;&quot;;IF([.J16]=&quot;&quot;;IF([.I16]=&quot;&quot;;&quot;&quot;;[.I16]);[.J16]);[.K16])=&quot;&quot;;IF([.N16]=&quot;&quot;;IF([.M16]=&quot;&quot;;IF([.L16]=&quot;&quot;;&quot;&quot;;[.L16]);[.M16]);[.N16])=&quot;&quot;;IF([.Q16]=&quot;&quot;;IF([.P16]=&quot;&quot;;IF([.O16]=&quot;&quot;;&quot;&quot;;[.O16]);[.P16]);[.Q16])=&quot;&quot;;IF([.T16]=&quot;&quot;;IF([.S16]=&quot;&quot;;IF([.R16]=&quot;&quot;;&quot;&quot;;[.R16]);[.S16]);[.T16])=&quot;&quot;)=1;&quot;&quot;;&quot;P&quot;)))" office:value-type="string" office:string-value="P">
            <text:p>P</text:p>
          </table:table-cell>
          <table:table-cell table:style-name="ce32"/>
          <table:table-cell table:style-name="ce154" table:number-columns-repeated="11"/>
          <table:table-cell table:number-columns-repeated="991"/>
        </table:table-row>
        <table:table-row table:style-name="ro16">
          <table:table-cell table:style-name="ce177" table:formula="of:=IF(AND([.H17]=&quot;&quot;;[.H17]=&quot;&quot;);&quot;&quot;;[.$H$3]&amp;&quot;_&quot;&amp;ROW()-11-COUNTBLANK([.$H$12:.H17]))" office:value-type="string" office:string-value="THEMMOI_BN_5">
            <text:p>THEMMOI_BN_5</text:p>
          </table:table-cell>
          <table:table-cell table:style-name="ce17" office:value-type="string">
            <text:p>Kiểm tra thực hiện chức năng chính của màn hình khi nhấn Enter</text:p>
          </table:table-cell>
          <table:table-cell table:style-name="ce27" office:value-type="string">
            <text:p>3T</text:p>
          </table:table-cell>
          <table:table-cell table:style-name="ce27" office:value-type="float" office:value="1">
            <text:p>1</text:p>
          </table:table-cell>
          <table:table-cell table:style-name="ce89" office:value-type="percentage" office:value="1">
            <text:p>100%</text:p>
          </table:table-cell>
          <table:table-cell table:style-name="ce27"/>
          <table:table-cell table:style-name="ce17" office:value-type="string">
            <text:p>Nhấn phím Enter</text:p>
          </table:table-cell>
          <table:table-cell table:style-name="ce17" office:value-type="string">
            <text:p>1. Nếu chuộc ko focus vào button nào thì Thực hiện chức năng của button chính</text:p>
            <text:p>2. Nếu đang focus vào 1 button thì sẽ thực hiện chức năng của button </text:p>
          </table:table-cell>
          <table:table-cell table:style-name="ce190" table:content-validation-name="val3" office:value-type="string">
            <text:p>P</text:p>
          </table:table-cell>
          <table:table-cell table:number-columns-repeated="11" table:style-name="ce190" table:content-validation-name="val3"/>
          <table:table-cell table:style-name="ce199" table:formula="of:=IF(OR(IF([.K17]=&quot;&quot;;IF([.J17]=&quot;&quot;;IF([.I17]=&quot;&quot;;&quot;&quot;;[.I17]);[.J17]);[.K17])=&quot;F&quot;;IF([.N17]=&quot;&quot;;IF([.M17]=&quot;&quot;;IF([.L17]=&quot;&quot;;&quot;&quot;;[.L17]);[.M17]);[.N17])=&quot;F&quot;;IF([.Q17]=&quot;&quot;;IF([.P17]=&quot;&quot;;IF([.O17]=&quot;&quot;;&quot;&quot;;[.O17]);[.P17]);[.Q17])=&quot;F&quot;;IF([.T17]=&quot;&quot;;IF([.S17]=&quot;&quot;;IF([.R17]=&quot;&quot;;&quot;&quot;;[.R17]);[.S17]);[.T17])=&quot;F&quot;)=1;&quot;F&quot;;IF(OR(IF([.K17]=&quot;&quot;;IF([.J17]=&quot;&quot;;IF([.I17]=&quot;&quot;;&quot;&quot;;[.I17]);[.J17]);[.K17])=&quot;PE&quot;;IF([.N17]=&quot;&quot;;IF([.M17]=&quot;&quot;;IF([.L17]=&quot;&quot;;&quot;&quot;;[.L17]);[.M17]);[.N17])=&quot;PE&quot;;IF([.Q17]=&quot;&quot;;IF([.P17]=&quot;&quot;;IF([.O17]=&quot;&quot;;&quot;&quot;;[.O17]);[.P17]);[.Q17])=&quot;PE&quot;;IF([.T17]=&quot;&quot;;IF([.S17]=&quot;&quot;;IF([.R17]=&quot;&quot;;&quot;&quot;;[.R17]);[.S17]);[.T17])=&quot;PE&quot;)=1;&quot;PE&quot;;IF(AND(IF([.K17]=&quot;&quot;;IF([.J17]=&quot;&quot;;IF([.I17]=&quot;&quot;;&quot;&quot;;[.I17]);[.J17]);[.K17])=&quot;&quot;;IF([.N17]=&quot;&quot;;IF([.M17]=&quot;&quot;;IF([.L17]=&quot;&quot;;&quot;&quot;;[.L17]);[.M17]);[.N17])=&quot;&quot;;IF([.Q17]=&quot;&quot;;IF([.P17]=&quot;&quot;;IF([.O17]=&quot;&quot;;&quot;&quot;;[.O17]);[.P17]);[.Q17])=&quot;&quot;;IF([.T17]=&quot;&quot;;IF([.S17]=&quot;&quot;;IF([.R17]=&quot;&quot;;&quot;&quot;;[.R17]);[.S17]);[.T17])=&quot;&quot;)=1;&quot;&quot;;&quot;P&quot;)))" office:value-type="string" office:string-value="P">
            <text:p>P</text:p>
          </table:table-cell>
          <table:table-cell table:style-name="ce32"/>
          <table:table-cell table:style-name="ce154" table:number-columns-repeated="11"/>
          <table:table-cell table:number-columns-repeated="991"/>
        </table:table-row>
        <table:table-row table:style-name="ro17">
          <table:table-cell table:style-name="ce177" table:formula="of:=IF(AND([.H18]=&quot;&quot;;[.H18]=&quot;&quot;);&quot;&quot;;[.$H$3]&amp;&quot;_&quot;&amp;ROW()-11-COUNTBLANK([.$H$12:.H18]))" office:value-type="string" office:string-value="THEMMOI_BN_6">
            <text:p>THEMMOI_BN_6</text:p>
          </table:table-cell>
          <table:table-cell table:style-name="ce17" office:value-type="string">
            <text:p>Kiểm tra giao diện khi thu nhỏ, phóng to</text:p>
          </table:table-cell>
          <table:table-cell table:style-name="ce27" office:value-type="string">
            <text:p>3T</text:p>
          </table:table-cell>
          <table:table-cell table:style-name="ce27" table:number-columns-repeated="3"/>
          <table:table-cell table:style-name="ce17" office:value-type="string">
            <text:p>1.Nhấn phím Ctrl -</text:p>
            <text:p>2. Nhấn phim Ctrl =</text:p>
          </table:table-cell>
          <table:table-cell table:style-name="ce17" office:value-type="string">
            <text:p><text:s/>Màn hình thu nhỏ, phóng to tương ứng và không bị vỡ giao diện</text:p>
          </table:table-cell>
          <table:table-cell table:style-name="ce190" table:content-validation-name="val3" office:value-type="string">
            <text:p>P</text:p>
          </table:table-cell>
          <table:table-cell table:number-columns-repeated="11" table:style-name="ce190" table:content-validation-name="val3"/>
          <table:table-cell table:style-name="ce199" table:formula="of:=IF(OR(IF([.K18]=&quot;&quot;;IF([.J18]=&quot;&quot;;IF([.I18]=&quot;&quot;;&quot;&quot;;[.I18]);[.J18]);[.K18])=&quot;F&quot;;IF([.N18]=&quot;&quot;;IF([.M18]=&quot;&quot;;IF([.L18]=&quot;&quot;;&quot;&quot;;[.L18]);[.M18]);[.N18])=&quot;F&quot;;IF([.Q18]=&quot;&quot;;IF([.P18]=&quot;&quot;;IF([.O18]=&quot;&quot;;&quot;&quot;;[.O18]);[.P18]);[.Q18])=&quot;F&quot;;IF([.T18]=&quot;&quot;;IF([.S18]=&quot;&quot;;IF([.R18]=&quot;&quot;;&quot;&quot;;[.R18]);[.S18]);[.T18])=&quot;F&quot;)=1;&quot;F&quot;;IF(OR(IF([.K18]=&quot;&quot;;IF([.J18]=&quot;&quot;;IF([.I18]=&quot;&quot;;&quot;&quot;;[.I18]);[.J18]);[.K18])=&quot;PE&quot;;IF([.N18]=&quot;&quot;;IF([.M18]=&quot;&quot;;IF([.L18]=&quot;&quot;;&quot;&quot;;[.L18]);[.M18]);[.N18])=&quot;PE&quot;;IF([.Q18]=&quot;&quot;;IF([.P18]=&quot;&quot;;IF([.O18]=&quot;&quot;;&quot;&quot;;[.O18]);[.P18]);[.Q18])=&quot;PE&quot;;IF([.T18]=&quot;&quot;;IF([.S18]=&quot;&quot;;IF([.R18]=&quot;&quot;;&quot;&quot;;[.R18]);[.S18]);[.T18])=&quot;PE&quot;)=1;&quot;PE&quot;;IF(AND(IF([.K18]=&quot;&quot;;IF([.J18]=&quot;&quot;;IF([.I18]=&quot;&quot;;&quot;&quot;;[.I18]);[.J18]);[.K18])=&quot;&quot;;IF([.N18]=&quot;&quot;;IF([.M18]=&quot;&quot;;IF([.L18]=&quot;&quot;;&quot;&quot;;[.L18]);[.M18]);[.N18])=&quot;&quot;;IF([.Q18]=&quot;&quot;;IF([.P18]=&quot;&quot;;IF([.O18]=&quot;&quot;;&quot;&quot;;[.O18]);[.P18]);[.Q18])=&quot;&quot;;IF([.T18]=&quot;&quot;;IF([.S18]=&quot;&quot;;IF([.R18]=&quot;&quot;;&quot;&quot;;[.R18]);[.S18]);[.T18])=&quot;&quot;)=1;&quot;&quot;;&quot;P&quot;)))" office:value-type="string" office:string-value="P">
            <text:p>P</text:p>
          </table:table-cell>
          <table:table-cell table:style-name="ce32"/>
          <table:table-cell table:style-name="ce154" table:number-columns-repeated="11"/>
          <table:table-cell table:number-columns-repeated="991"/>
        </table:table-row>
        <table:table-row table:style-name="ro2">
          <table:table-cell table:style-name="ce177" table:formula="of:=IF(AND([.H19]=&quot;&quot;;[.H19]=&quot;&quot;);&quot;&quot;;[.$H$3]&amp;&quot;_&quot;&amp;ROW()-11-COUNTBLANK([.$H$12:.H19]))">
            <text:p/>
          </table:table-cell>
          <table:table-cell table:style-name="ce58" office:value-type="string" table:number-columns-spanned="6" table:number-rows-spanned="1">
            <text:p>Textbox "Họ và Tên"</text:p>
          </table:table-cell>
          <table:covered-table-cell table:number-columns-repeated="4" table:style-name="ce21"/>
          <table:covered-table-cell table:style-name="ce43"/>
          <table:table-cell table:style-name="ce51"/>
          <table:table-cell table:style-name="ce191" table:number-columns-repeated="12"/>
          <table:table-cell table:style-name="ce200"/>
          <table:table-cell table:style-name="ce51"/>
          <table:table-cell table:style-name="ce1" table:number-columns-repeated="11"/>
          <table:table-cell table:number-columns-repeated="991"/>
        </table:table-row>
        <table:table-row table:style-name="ro2">
          <table:table-cell table:style-name="ce177" table:formula="of:=IF(AND([.H20]=&quot;&quot;;[.H20]=&quot;&quot;);&quot;&quot;;[.$H$3]&amp;&quot;_&quot;&amp;ROW()-11-COUNTBLANK([.$H$12:.H20]))" office:value-type="string" office:string-value="THEMMOI_BN_7">
            <text:p>THEMMOI_BN_7</text:p>
          </table:table-cell>
          <table:table-cell table:style-name="ce50" office:value-type="string">
            <text:p>Kiểm tra giá trị mặc định</text:p>
          </table:table-cell>
          <table:table-cell table:style-name="ce75" office:value-type="string">
            <text:p>aloha</text:p>
          </table:table-cell>
          <table:table-cell table:style-name="ce75" table:number-columns-repeated="3"/>
          <table:table-cell table:style-name="ce50" office:value-type="string">
            <text:p>Kiểm tra giá trị mặc định</text:p>
          </table:table-cell>
          <table:table-cell table:style-name="ce106" office:value-type="string">
            <text:p>Giá trị mặc định là trống</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20]=&quot;&quot;;IF([.J20]=&quot;&quot;;IF([.I20]=&quot;&quot;;&quot;&quot;;[.I20]);[.J20]);[.K20])=&quot;F&quot;;IF([.N20]=&quot;&quot;;IF([.M20]=&quot;&quot;;IF([.L20]=&quot;&quot;;&quot;&quot;;[.L20]);[.M20]);[.N20])=&quot;F&quot;;IF([.Q20]=&quot;&quot;;IF([.P20]=&quot;&quot;;IF([.O20]=&quot;&quot;;&quot;&quot;;[.O20]);[.P20]);[.Q20])=&quot;F&quot;;IF([.T20]=&quot;&quot;;IF([.S20]=&quot;&quot;;IF([.R20]=&quot;&quot;;&quot;&quot;;[.R20]);[.S20]);[.T20])=&quot;F&quot;)=1;&quot;F&quot;;IF(OR(IF([.K20]=&quot;&quot;;IF([.J20]=&quot;&quot;;IF([.I20]=&quot;&quot;;&quot;&quot;;[.I20]);[.J20]);[.K20])=&quot;PE&quot;;IF([.N20]=&quot;&quot;;IF([.M20]=&quot;&quot;;IF([.L20]=&quot;&quot;;&quot;&quot;;[.L20]);[.M20]);[.N20])=&quot;PE&quot;;IF([.Q20]=&quot;&quot;;IF([.P20]=&quot;&quot;;IF([.O20]=&quot;&quot;;&quot;&quot;;[.O20]);[.P20]);[.Q20])=&quot;PE&quot;;IF([.T20]=&quot;&quot;;IF([.S20]=&quot;&quot;;IF([.R20]=&quot;&quot;;&quot;&quot;;[.R20]);[.S20]);[.T20])=&quot;PE&quot;)=1;&quot;PE&quot;;IF(AND(IF([.K20]=&quot;&quot;;IF([.J20]=&quot;&quot;;IF([.I20]=&quot;&quot;;&quot;&quot;;[.I20]);[.J20]);[.K20])=&quot;&quot;;IF([.N20]=&quot;&quot;;IF([.M20]=&quot;&quot;;IF([.L20]=&quot;&quot;;&quot;&quot;;[.L20]);[.M20]);[.N20])=&quot;&quot;;IF([.Q20]=&quot;&quot;;IF([.P20]=&quot;&quot;;IF([.O20]=&quot;&quot;;&quot;&quot;;[.O20]);[.P20]);[.Q20])=&quot;&quot;;IF([.T20]=&quot;&quot;;IF([.S20]=&quot;&quot;;IF([.R20]=&quot;&quot;;&quot;&quot;;[.R20]);[.S20]);[.T20])=&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20">
          <table:table-cell table:style-name="ce177" table:formula="of:=IF(AND([.H21]=&quot;&quot;;[.H21]=&quot;&quot;);&quot;&quot;;[.$H$3]&amp;&quot;_&quot;&amp;ROW()-11-COUNTBLANK([.$H$12:.H21]))" office:value-type="string" office:string-value="THEMMOI_BN_8">
            <text:p>THEMMOI_BN_8</text:p>
          </table:table-cell>
          <table:table-cell table:style-name="ce17" office:value-type="string">
            <text:p>Kiểm tra là trường bắt buộc</text:p>
          </table:table-cell>
          <table:table-cell table:style-name="ce27" office:value-type="string">
            <text:p>aloha</text:p>
          </table:table-cell>
          <table:table-cell table:style-name="ce27" office:value-type="float" office:value="1">
            <text:p>1</text:p>
          </table:table-cell>
          <table:table-cell table:style-name="ce89" office:value-type="percentage" office:value="1">
            <text:p>100%</text:p>
          </table:table-cell>
          <table:table-cell table:style-name="ce27"/>
          <table:table-cell table:style-name="ce17" office:value-type="string">
            <text:p>1. Để trống trường dữ liệu</text:p>
            <text:p>2. Các thông tin khác được nhập hợp lệ</text:p>
            <text:p/>
          </table:table-cell>
          <table:table-cell table:style-name="ce17" office:value-type="string">
            <text:p>1. Thông báo:"Dữ liệu chưa được nhập"</text:p>
            <text:p>2. Set focus vào trường lỗi</text:p>
          </table:table-cell>
          <table:table-cell table:style-name="ce193" office:value-type="string">
            <text:p>P</text:p>
          </table:table-cell>
          <table:table-cell table:style-name="ce193" table:number-columns-repeated="11"/>
          <table:table-cell table:style-name="ce199"/>
          <table:table-cell table:style-name="ce32"/>
          <table:table-cell table:style-name="ce1" table:number-columns-repeated="11"/>
          <table:table-cell table:number-columns-repeated="991"/>
        </table:table-row>
        <table:table-row table:style-name="ro5">
          <table:table-cell table:style-name="ce177" table:formula="of:=IF(AND([.H22]=&quot;&quot;;[.H22]=&quot;&quot;);&quot;&quot;;[.$H$3]&amp;&quot;_&quot;&amp;ROW()-11-COUNTBLANK([.$H$12:.H22]))" office:value-type="string" office:string-value="THEMMOI_BN_9">
            <text:p>THEMMOI_BN_9</text:p>
          </table:table-cell>
          <table:table-cell table:style-name="ce17" office:value-type="string">
            <text:p>Kiểm tra tìm kiếm các ký tự đặc biệt</text:p>
          </table:table-cell>
          <table:table-cell table:style-name="ce27" office:value-type="string">
            <text:p>aloha</text:p>
          </table:table-cell>
          <table:table-cell table:style-name="ce27" office:value-type="float" office:value="1">
            <text:p>1</text:p>
          </table:table-cell>
          <table:table-cell table:style-name="ce89" office:value-type="percentage" office:value="1">
            <text:p>100%</text:p>
          </table:table-cell>
          <table:table-cell table:style-name="ce27"/>
          <table:table-cell table:style-name="ce17" office:value-type="string">
            <text:p>1. Nhập dữ liệu là ký tự đặc biệt %^&amp;*()</text:p>
            <text:p>2. Các thông tin khác được nhập hợp lệ</text:p>
            <text:p/>
          </table:table-cell>
          <table:table-cell table:style-name="ce17" office:value-type="string">
            <text:p>1. Thực hiện thành công</text:p>
            <text:p>2. Dữ liệu của trường dữ liệu được view lên bình thường, không bị lỗi font</text:p>
            <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22]=&quot;&quot;;IF([.J22]=&quot;&quot;;IF([.I22]=&quot;&quot;;&quot;&quot;;[.I22]);[.J22]);[.K22])=&quot;F&quot;;IF([.N22]=&quot;&quot;;IF([.M22]=&quot;&quot;;IF([.L22]=&quot;&quot;;&quot;&quot;;[.L22]);[.M22]);[.N22])=&quot;F&quot;;IF([.Q22]=&quot;&quot;;IF([.P22]=&quot;&quot;;IF([.O22]=&quot;&quot;;&quot;&quot;;[.O22]);[.P22]);[.Q22])=&quot;F&quot;;IF([.T22]=&quot;&quot;;IF([.S22]=&quot;&quot;;IF([.R22]=&quot;&quot;;&quot;&quot;;[.R22]);[.S22]);[.T22])=&quot;F&quot;)=1;&quot;F&quot;;IF(OR(IF([.K22]=&quot;&quot;;IF([.J22]=&quot;&quot;;IF([.I22]=&quot;&quot;;&quot;&quot;;[.I22]);[.J22]);[.K22])=&quot;PE&quot;;IF([.N22]=&quot;&quot;;IF([.M22]=&quot;&quot;;IF([.L22]=&quot;&quot;;&quot;&quot;;[.L22]);[.M22]);[.N22])=&quot;PE&quot;;IF([.Q22]=&quot;&quot;;IF([.P22]=&quot;&quot;;IF([.O22]=&quot;&quot;;&quot;&quot;;[.O22]);[.P22]);[.Q22])=&quot;PE&quot;;IF([.T22]=&quot;&quot;;IF([.S22]=&quot;&quot;;IF([.R22]=&quot;&quot;;&quot;&quot;;[.R22]);[.S22]);[.T22])=&quot;PE&quot;)=1;&quot;PE&quot;;IF(AND(IF([.K22]=&quot;&quot;;IF([.J22]=&quot;&quot;;IF([.I22]=&quot;&quot;;&quot;&quot;;[.I22]);[.J22]);[.K22])=&quot;&quot;;IF([.N22]=&quot;&quot;;IF([.M22]=&quot;&quot;;IF([.L22]=&quot;&quot;;&quot;&quot;;[.L22]);[.M22]);[.N22])=&quot;&quot;;IF([.Q22]=&quot;&quot;;IF([.P22]=&quot;&quot;;IF([.O22]=&quot;&quot;;&quot;&quot;;[.O22]);[.P22]);[.Q22])=&quot;&quot;;IF([.T22]=&quot;&quot;;IF([.S22]=&quot;&quot;;IF([.R22]=&quot;&quot;;&quot;&quot;;[.R22]);[.S22]);[.T22])=&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5">
          <table:table-cell table:style-name="ce178" table:formula="of:=IF(AND([.H23]=&quot;&quot;;[.H23]=&quot;&quot;);&quot;&quot;;[.$H$3]&amp;&quot;_&quot;&amp;ROW()-11-COUNTBLANK([.$H$12:.H23]))" office:value-type="string" office:string-value="THEMMOI_BN_10">
            <text:p>THEMMOI_BN_10</text:p>
          </table:table-cell>
          <table:table-cell table:style-name="ce179" office:value-type="string">
            <text:p>Kiểm tra nhập quá maxlength (? ký tự)</text:p>
          </table:table-cell>
          <table:table-cell table:style-name="ce180" office:value-type="string">
            <text:p>aloha</text:p>
          </table:table-cell>
          <table:table-cell table:style-name="ce180" office:value-type="float" office:value="1">
            <text:p>1</text:p>
          </table:table-cell>
          <table:table-cell table:style-name="ce183" office:value-type="percentage" office:value="1">
            <text:p>100%</text:p>
          </table:table-cell>
          <table:table-cell table:style-name="ce180"/>
          <table:table-cell table:style-name="ce179" office:value-type="string">
            <text:p>1. Trên màn hình Tìm kiếm</text:p>
            <text:p>Tại trường điều kiện tìm kiếm</text:p>
            <text:p>2. Nhập hơn nhiều hơn ? ký tự cho phép</text:p>
            <text:p>3. Ấn nút <text:s/>Tìm kiếm</text:p>
          </table:table-cell>
          <table:table-cell table:style-name="ce185" office:value-type="string">
            <text:p>Không Cho phép nhập quá giá trị maxlength</text:p>
          </table:table-cell>
          <table:table-cell table:style-name="ce194" table:content-validation-name="val3" office:value-type="string">
            <text:p>F</text:p>
          </table:table-cell>
          <table:table-cell table:number-columns-repeated="11" table:style-name="ce194" table:content-validation-name="val3"/>
          <table:table-cell table:style-name="ce202" table:formula="of:=IF(OR(IF([.K23]=&quot;&quot;;IF([.J23]=&quot;&quot;;IF([.I23]=&quot;&quot;;&quot;&quot;;[.I23]);[.J23]);[.K23])=&quot;F&quot;;IF([.N23]=&quot;&quot;;IF([.M23]=&quot;&quot;;IF([.L23]=&quot;&quot;;&quot;&quot;;[.L23]);[.M23]);[.N23])=&quot;F&quot;;IF([.Q23]=&quot;&quot;;IF([.P23]=&quot;&quot;;IF([.O23]=&quot;&quot;;&quot;&quot;;[.O23]);[.P23]);[.Q23])=&quot;F&quot;;IF([.T23]=&quot;&quot;;IF([.S23]=&quot;&quot;;IF([.R23]=&quot;&quot;;&quot;&quot;;[.R23]);[.S23]);[.T23])=&quot;F&quot;)=1;&quot;F&quot;;IF(OR(IF([.K23]=&quot;&quot;;IF([.J23]=&quot;&quot;;IF([.I23]=&quot;&quot;;&quot;&quot;;[.I23]);[.J23]);[.K23])=&quot;PE&quot;;IF([.N23]=&quot;&quot;;IF([.M23]=&quot;&quot;;IF([.L23]=&quot;&quot;;&quot;&quot;;[.L23]);[.M23]);[.N23])=&quot;PE&quot;;IF([.Q23]=&quot;&quot;;IF([.P23]=&quot;&quot;;IF([.O23]=&quot;&quot;;&quot;&quot;;[.O23]);[.P23]);[.Q23])=&quot;PE&quot;;IF([.T23]=&quot;&quot;;IF([.S23]=&quot;&quot;;IF([.R23]=&quot;&quot;;&quot;&quot;;[.R23]);[.S23]);[.T23])=&quot;PE&quot;)=1;&quot;PE&quot;;IF(AND(IF([.K23]=&quot;&quot;;IF([.J23]=&quot;&quot;;IF([.I23]=&quot;&quot;;&quot;&quot;;[.I23]);[.J23]);[.K23])=&quot;&quot;;IF([.N23]=&quot;&quot;;IF([.M23]=&quot;&quot;;IF([.L23]=&quot;&quot;;&quot;&quot;;[.L23]);[.M23]);[.N23])=&quot;&quot;;IF([.Q23]=&quot;&quot;;IF([.P23]=&quot;&quot;;IF([.O23]=&quot;&quot;;&quot;&quot;;[.O23]);[.P23]);[.Q23])=&quot;&quot;;IF([.T23]=&quot;&quot;;IF([.S23]=&quot;&quot;;IF([.R23]=&quot;&quot;;&quot;&quot;;[.R23]);[.S23]);[.T23])=&quot;&quot;)=1;&quot;&quot;;&quot;P&quot;)))" office:value-type="string" office:string-value="F">
            <text:p>F</text:p>
          </table:table-cell>
          <table:table-cell table:style-name="ce204"/>
          <table:table-cell table:style-name="ce205" table:number-columns-repeated="11"/>
          <table:table-cell table:number-columns-repeated="991"/>
        </table:table-row>
        <table:table-row table:style-name="ro5">
          <table:table-cell table:style-name="ce177" table:formula="of:=IF(AND([.H24]=&quot;&quot;;[.H24]=&quot;&quot;);&quot;&quot;;[.$H$3]&amp;&quot;_&quot;&amp;ROW()-11-COUNTBLANK([.$H$12:.H24]))" office:value-type="string" office:string-value="THEMMOI_BN_11">
            <text:p>THEMMOI_BN_11</text:p>
          </table:table-cell>
          <table:table-cell table:style-name="ce32" office:value-type="string">
            <office:annotation draw:style-name="gr7" draw:text-style-name="P1" svg:width="5.0535in" svg:height="1.3488in" svg:x="4.8866in" svg:y="11.5098in" draw:caption-point-x="-0.1898in" draw:caption-point-y="-0.7965in">
              <dc:creator>Thuy Vu</dc:creator>
              <dc:date>2018-03-26T00:00:00</dc:date>
              <text:p text:style-name="P1">VIT:</text:p>
              <text:p text:style-name="P1">tùy đự án</text:p>
            </office:annotation>
            <text:p>Kiểm tra khi nhập dữ liệu là các thẻ html</text:p>
          </table:table-cell>
          <table:table-cell table:style-name="ce70" office:value-type="string">
            <text:p>aloha</text:p>
          </table:table-cell>
          <table:table-cell table:style-name="ce70" office:value-type="float" office:value="1">
            <text:p>1</text:p>
          </table:table-cell>
          <table:table-cell table:style-name="ce90" office:value-type="percentage" office:value="1">
            <text:p>100%</text:p>
          </table:table-cell>
          <table:table-cell table:style-name="ce70"/>
          <table:table-cell table:style-name="ce17" office:value-type="string">
            <text:p>1. Nhập X đúng định dạng <text:s/>có chứa ký tự đặc biệt, thẻ html: &lt;/table&gt;….</text:p>
            <text:p>2. Các thông tin khác được nhập hợp lệ</text:p>
            <text:p/>
          </table:table-cell>
          <table:table-cell table:style-name="ce17" office:value-type="string">
            <text:p>1. Thực hiện thành công</text:p>
            <text:p>2. Các ký tự đặc biệt, thẻ html không bị mã hóa khi view lên và khi lưu vào database</text:p>
            <text:p/>
          </table:table-cell>
          <table:table-cell table:style-name="ce193" office:value-type="string">
            <text:p>P</text:p>
          </table:table-cell>
          <table:table-cell table:number-columns-repeated="11" table:style-name="ce193"/>
          <table:table-cell table:style-name="ce199" table:formula="of:=IF(OR(IF([.K24]=&quot;&quot;;IF([.J24]=&quot;&quot;;IF([.I24]=&quot;&quot;;&quot;&quot;;[.I24]);[.J24]);[.K24])=&quot;F&quot;;IF([.N24]=&quot;&quot;;IF([.M24]=&quot;&quot;;IF([.L24]=&quot;&quot;;&quot;&quot;;[.L24]);[.M24]);[.N24])=&quot;F&quot;;IF([.Q24]=&quot;&quot;;IF([.P24]=&quot;&quot;;IF([.O24]=&quot;&quot;;&quot;&quot;;[.O24]);[.P24]);[.Q24])=&quot;F&quot;;IF([.T24]=&quot;&quot;;IF([.S24]=&quot;&quot;;IF([.R24]=&quot;&quot;;&quot;&quot;;[.R24]);[.S24]);[.T24])=&quot;F&quot;)=1;&quot;F&quot;;IF(OR(IF([.K24]=&quot;&quot;;IF([.J24]=&quot;&quot;;IF([.I24]=&quot;&quot;;&quot;&quot;;[.I24]);[.J24]);[.K24])=&quot;PE&quot;;IF([.N24]=&quot;&quot;;IF([.M24]=&quot;&quot;;IF([.L24]=&quot;&quot;;&quot;&quot;;[.L24]);[.M24]);[.N24])=&quot;PE&quot;;IF([.Q24]=&quot;&quot;;IF([.P24]=&quot;&quot;;IF([.O24]=&quot;&quot;;&quot;&quot;;[.O24]);[.P24]);[.Q24])=&quot;PE&quot;;IF([.T24]=&quot;&quot;;IF([.S24]=&quot;&quot;;IF([.R24]=&quot;&quot;;&quot;&quot;;[.R24]);[.S24]);[.T24])=&quot;PE&quot;)=1;&quot;PE&quot;;IF(AND(IF([.K24]=&quot;&quot;;IF([.J24]=&quot;&quot;;IF([.I24]=&quot;&quot;;&quot;&quot;;[.I24]);[.J24]);[.K24])=&quot;&quot;;IF([.N24]=&quot;&quot;;IF([.M24]=&quot;&quot;;IF([.L24]=&quot;&quot;;&quot;&quot;;[.L24]);[.M24]);[.N24])=&quot;&quot;;IF([.Q24]=&quot;&quot;;IF([.P24]=&quot;&quot;;IF([.O24]=&quot;&quot;;&quot;&quot;;[.O24]);[.P24]);[.Q24])=&quot;&quot;;IF([.T24]=&quot;&quot;;IF([.S24]=&quot;&quot;;IF([.R24]=&quot;&quot;;&quot;&quot;;[.R24]);[.S24]);[.T24])=&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25]=&quot;&quot;;[.H25]=&quot;&quot;);&quot;&quot;;[.$H$3]&amp;&quot;_&quot;&amp;ROW()-11-COUNTBLANK([.$H$12:.H25]))" office:value-type="string" office:string-value="THEMMOI_BN_12">
            <text:p>THEMMOI_BN_12</text:p>
          </table:table-cell>
          <table:table-cell table:style-name="ce32" office:value-type="string">
            <text:p>Kiểm tra chức năng Trim space</text:p>
          </table:table-cell>
          <table:table-cell table:style-name="ce70" office:value-type="string">
            <text:p>aloha</text:p>
          </table:table-cell>
          <table:table-cell table:style-name="ce70" office:value-type="float" office:value="1">
            <text:p>1</text:p>
          </table:table-cell>
          <table:table-cell table:style-name="ce90" office:value-type="percentage" office:value="1">
            <text:p>100%</text:p>
          </table:table-cell>
          <table:table-cell table:style-name="ce70"/>
          <table:table-cell table:style-name="ce17" office:value-type="string">
            <text:p>1. Nhập dữ liệu hợp lệ và thêm space vào đầu và cuối </text:p>
            <text:p>2. Các thông tin khác được nhập hợp lệ</text:p>
            <text:p/>
          </table:table-cell>
          <table:table-cell table:style-name="ce17" office:value-type="string">
            <text:p>1. Thực hiện thành công</text:p>
            <text:p>2. Thực hiện trim space ở đầu và cuối trường dữ liệu</text:p>
            <text:p/>
          </table:table-cell>
          <table:table-cell table:style-name="ce193" office:value-type="string">
            <text:p>P</text:p>
          </table:table-cell>
          <table:table-cell table:number-columns-repeated="11" table:style-name="ce193"/>
          <table:table-cell table:style-name="ce199" table:formula="of:=IF(OR(IF([.K25]=&quot;&quot;;IF([.J25]=&quot;&quot;;IF([.I25]=&quot;&quot;;&quot;&quot;;[.I25]);[.J25]);[.K25])=&quot;F&quot;;IF([.N25]=&quot;&quot;;IF([.M25]=&quot;&quot;;IF([.L25]=&quot;&quot;;&quot;&quot;;[.L25]);[.M25]);[.N25])=&quot;F&quot;;IF([.Q25]=&quot;&quot;;IF([.P25]=&quot;&quot;;IF([.O25]=&quot;&quot;;&quot;&quot;;[.O25]);[.P25]);[.Q25])=&quot;F&quot;;IF([.T25]=&quot;&quot;;IF([.S25]=&quot;&quot;;IF([.R25]=&quot;&quot;;&quot;&quot;;[.R25]);[.S25]);[.T25])=&quot;F&quot;)=1;&quot;F&quot;;IF(OR(IF([.K25]=&quot;&quot;;IF([.J25]=&quot;&quot;;IF([.I25]=&quot;&quot;;&quot;&quot;;[.I25]);[.J25]);[.K25])=&quot;PE&quot;;IF([.N25]=&quot;&quot;;IF([.M25]=&quot;&quot;;IF([.L25]=&quot;&quot;;&quot;&quot;;[.L25]);[.M25]);[.N25])=&quot;PE&quot;;IF([.Q25]=&quot;&quot;;IF([.P25]=&quot;&quot;;IF([.O25]=&quot;&quot;;&quot;&quot;;[.O25]);[.P25]);[.Q25])=&quot;PE&quot;;IF([.T25]=&quot;&quot;;IF([.S25]=&quot;&quot;;IF([.R25]=&quot;&quot;;&quot;&quot;;[.R25]);[.S25]);[.T25])=&quot;PE&quot;)=1;&quot;PE&quot;;IF(AND(IF([.K25]=&quot;&quot;;IF([.J25]=&quot;&quot;;IF([.I25]=&quot;&quot;;&quot;&quot;;[.I25]);[.J25]);[.K25])=&quot;&quot;;IF([.N25]=&quot;&quot;;IF([.M25]=&quot;&quot;;IF([.L25]=&quot;&quot;;&quot;&quot;;[.L25]);[.M25]);[.N25])=&quot;&quot;;IF([.Q25]=&quot;&quot;;IF([.P25]=&quot;&quot;;IF([.O25]=&quot;&quot;;&quot;&quot;;[.O25]);[.P25]);[.Q25])=&quot;&quot;;IF([.T25]=&quot;&quot;;IF([.S25]=&quot;&quot;;IF([.R25]=&quot;&quot;;&quot;&quot;;[.R25]);[.S25]);[.T25])=&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26]=&quot;&quot;;[.H26]=&quot;&quot;);&quot;&quot;;[.$H$3]&amp;&quot;_&quot;&amp;ROW()-11-COUNTBLANK([.$H$12:.H26]))" office:value-type="string" office:string-value="THEMMOI_BN_13">
            <text:p>THEMMOI_BN_13</text:p>
          </table:table-cell>
          <table:table-cell table:style-name="ce17" office:value-type="string">
            <text:p>Kiểm tra thực hiện thành công khi dữ liệu là chữ tiếng Việt có dấu</text:p>
          </table:table-cell>
          <table:table-cell table:style-name="ce27" office:value-type="string">
            <text:p>aloha</text:p>
          </table:table-cell>
          <table:table-cell table:style-name="ce27" office:value-type="float" office:value="1">
            <text:p>1</text:p>
          </table:table-cell>
          <table:table-cell table:style-name="ce89" office:value-type="percentage" office:value="1">
            <text:p>100%</text:p>
          </table:table-cell>
          <table:table-cell table:style-name="ce27"/>
          <table:table-cell table:style-name="ce17" office:value-type="string">
            <text:p>1. Nhập dữ liệu là chữ tiếng việt có dấu</text:p>
            <text:p>2. Các thông tin khác được nhập hợp lệ</text:p>
            <text:p/>
          </table:table-cell>
          <table:table-cell table:style-name="ce17" office:value-type="string">
            <text:p>1. Thực hiện thành công</text:p>
            <text:p>2. Dữ liệu của trường dữ liệu được view lên bình thường, không bị lỗi font</text:p>
            <text:p/>
          </table:table-cell>
          <table:table-cell table:style-name="ce193" office:value-type="string">
            <text:p>P</text:p>
          </table:table-cell>
          <table:table-cell table:number-columns-repeated="11" table:style-name="ce193"/>
          <table:table-cell table:style-name="ce199" table:formula="of:=IF(OR(IF([.K26]=&quot;&quot;;IF([.J26]=&quot;&quot;;IF([.I26]=&quot;&quot;;&quot;&quot;;[.I26]);[.J26]);[.K26])=&quot;F&quot;;IF([.N26]=&quot;&quot;;IF([.M26]=&quot;&quot;;IF([.L26]=&quot;&quot;;&quot;&quot;;[.L26]);[.M26]);[.N26])=&quot;F&quot;;IF([.Q26]=&quot;&quot;;IF([.P26]=&quot;&quot;;IF([.O26]=&quot;&quot;;&quot;&quot;;[.O26]);[.P26]);[.Q26])=&quot;F&quot;;IF([.T26]=&quot;&quot;;IF([.S26]=&quot;&quot;;IF([.R26]=&quot;&quot;;&quot;&quot;;[.R26]);[.S26]);[.T26])=&quot;F&quot;)=1;&quot;F&quot;;IF(OR(IF([.K26]=&quot;&quot;;IF([.J26]=&quot;&quot;;IF([.I26]=&quot;&quot;;&quot;&quot;;[.I26]);[.J26]);[.K26])=&quot;PE&quot;;IF([.N26]=&quot;&quot;;IF([.M26]=&quot;&quot;;IF([.L26]=&quot;&quot;;&quot;&quot;;[.L26]);[.M26]);[.N26])=&quot;PE&quot;;IF([.Q26]=&quot;&quot;;IF([.P26]=&quot;&quot;;IF([.O26]=&quot;&quot;;&quot;&quot;;[.O26]);[.P26]);[.Q26])=&quot;PE&quot;;IF([.T26]=&quot;&quot;;IF([.S26]=&quot;&quot;;IF([.R26]=&quot;&quot;;&quot;&quot;;[.R26]);[.S26]);[.T26])=&quot;PE&quot;)=1;&quot;PE&quot;;IF(AND(IF([.K26]=&quot;&quot;;IF([.J26]=&quot;&quot;;IF([.I26]=&quot;&quot;;&quot;&quot;;[.I26]);[.J26]);[.K26])=&quot;&quot;;IF([.N26]=&quot;&quot;;IF([.M26]=&quot;&quot;;IF([.L26]=&quot;&quot;;&quot;&quot;;[.L26]);[.M26]);[.N26])=&quot;&quot;;IF([.Q26]=&quot;&quot;;IF([.P26]=&quot;&quot;;IF([.O26]=&quot;&quot;;&quot;&quot;;[.O26]);[.P26]);[.Q26])=&quot;&quot;;IF([.T26]=&quot;&quot;;IF([.S26]=&quot;&quot;;IF([.R26]=&quot;&quot;;&quot;&quot;;[.R26]);[.S26]);[.T26])=&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2">
          <table:table-cell table:style-name="ce177" table:formula="of:=IF(AND([.H27]=&quot;&quot;;[.H27]=&quot;&quot;);&quot;&quot;;[.$H$3]&amp;&quot;_&quot;&amp;ROW()-11-COUNTBLANK([.$H$12:.H27]))">
            <text:p/>
          </table:table-cell>
          <table:table-cell table:style-name="ce58" office:value-type="string" table:number-columns-spanned="21" table:number-rows-spanned="1">
            <text:p>Kiểm tra trường "Ngày sinh"</text:p>
          </table:table-cell>
          <table:covered-table-cell table:number-columns-repeated="6" table:style-name="ce21"/>
          <table:covered-table-cell table:number-columns-repeated="13" table:style-name="ce189"/>
          <table:covered-table-cell table:style-name="ce43"/>
          <table:table-cell table:style-name="ce1" table:number-columns-repeated="11"/>
          <table:table-cell table:number-columns-repeated="991"/>
        </table:table-row>
        <table:table-row table:style-name="ro5">
          <table:table-cell table:style-name="ce177" table:formula="of:=IF(AND([.H28]=&quot;&quot;;[.H28]=&quot;&quot;);&quot;&quot;;[.$H$3]&amp;&quot;_&quot;&amp;ROW()-11-COUNTBLANK([.$H$12:.H28]))" office:value-type="string" office:string-value="THEMMOI_BN_14">
            <text:p>THEMMOI_BN_14</text:p>
          </table:table-cell>
          <table:table-cell table:style-name="ce17" office:value-type="string">
            <text:p>Kiểm tra focus trong hộp Calendar khi texbtox đã có dữ liệu</text:p>
          </table:table-cell>
          <table:table-cell table:style-name="ce27" office:value-type="string">
            <text:p>BUG</text:p>
          </table:table-cell>
          <table:table-cell table:style-name="ce27" office:value-type="float" office:value="1">
            <text:p>1</text:p>
          </table:table-cell>
          <table:table-cell table:style-name="ce89" office:value-type="percentage" office:value="0.8">
            <text:p>80%</text:p>
          </table:table-cell>
          <table:table-cell table:style-name="ce27" office:value-type="string">
            <text:p>Chưa random ngày</text:p>
          </table:table-cell>
          <table:table-cell table:style-name="ce17" office:value-type="string">
            <text:p>Giả sử trường ngày tháng đã có giá trị (VD: 20/10/2005)</text:p>
            <text:p>1. Click vào icon Calendar bên cạnh textbox.</text:p>
            <text:p>2. Kiểm tra giá trị focus trong hộp Calendar</text:p>
          </table:table-cell>
          <table:table-cell table:style-name="ce17" office:value-type="string">
            <text:p>Ngày 20/10/2005 được focus</text:p>
          </table:table-cell>
          <table:table-cell table:style-name="ce190" table:content-validation-name="val3" office:value-type="string">
            <text:p>P</text:p>
          </table:table-cell>
          <table:table-cell table:number-columns-repeated="11" table:style-name="ce190" table:content-validation-name="val3"/>
          <table:table-cell table:style-name="ce199" table:formula="of:=IF(OR(IF([.K28]=&quot;&quot;;IF([.J28]=&quot;&quot;;IF([.I28]=&quot;&quot;;&quot;&quot;;[.I28]);[.J28]);[.K28])=&quot;F&quot;;IF([.N28]=&quot;&quot;;IF([.M28]=&quot;&quot;;IF([.L28]=&quot;&quot;;&quot;&quot;;[.L28]);[.M28]);[.N28])=&quot;F&quot;;IF([.Q28]=&quot;&quot;;IF([.P28]=&quot;&quot;;IF([.O28]=&quot;&quot;;&quot;&quot;;[.O28]);[.P28]);[.Q28])=&quot;F&quot;;IF([.T28]=&quot;&quot;;IF([.S28]=&quot;&quot;;IF([.R28]=&quot;&quot;;&quot;&quot;;[.R28]);[.S28]);[.T28])=&quot;F&quot;)=1;&quot;F&quot;;IF(OR(IF([.K28]=&quot;&quot;;IF([.J28]=&quot;&quot;;IF([.I28]=&quot;&quot;;&quot;&quot;;[.I28]);[.J28]);[.K28])=&quot;PE&quot;;IF([.N28]=&quot;&quot;;IF([.M28]=&quot;&quot;;IF([.L28]=&quot;&quot;;&quot;&quot;;[.L28]);[.M28]);[.N28])=&quot;PE&quot;;IF([.Q28]=&quot;&quot;;IF([.P28]=&quot;&quot;;IF([.O28]=&quot;&quot;;&quot;&quot;;[.O28]);[.P28]);[.Q28])=&quot;PE&quot;;IF([.T28]=&quot;&quot;;IF([.S28]=&quot;&quot;;IF([.R28]=&quot;&quot;;&quot;&quot;;[.R28]);[.S28]);[.T28])=&quot;PE&quot;)=1;&quot;PE&quot;;IF(AND(IF([.K28]=&quot;&quot;;IF([.J28]=&quot;&quot;;IF([.I28]=&quot;&quot;;&quot;&quot;;[.I28]);[.J28]);[.K28])=&quot;&quot;;IF([.N28]=&quot;&quot;;IF([.M28]=&quot;&quot;;IF([.L28]=&quot;&quot;;&quot;&quot;;[.L28]);[.M28]);[.N28])=&quot;&quot;;IF([.Q28]=&quot;&quot;;IF([.P28]=&quot;&quot;;IF([.O28]=&quot;&quot;;&quot;&quot;;[.O28]);[.P28]);[.Q28])=&quot;&quot;;IF([.T28]=&quot;&quot;;IF([.S28]=&quot;&quot;;IF([.R28]=&quot;&quot;;&quot;&quot;;[.R28]);[.S28]);[.T28])=&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8">
          <table:table-cell table:style-name="ce177" table:formula="of:=IF(AND([.H29]=&quot;&quot;;[.H29]=&quot;&quot;);&quot;&quot;;[.$H$3]&amp;&quot;_&quot;&amp;ROW()-11-COUNTBLANK([.$H$12:.H29]))" office:value-type="string" office:string-value="THEMMOI_BN_15">
            <text:p>THEMMOI_BN_15</text:p>
          </table:table-cell>
          <table:table-cell table:style-name="ce17" office:value-type="string">
            <text:p>Kiểm tra hoạt động của hộp Calendar</text:p>
          </table:table-cell>
          <table:table-cell table:style-name="ce27" office:value-type="string">
            <text:p>BUG</text:p>
          </table:table-cell>
          <table:table-cell table:style-name="ce27" office:value-type="float" office:value="1">
            <text:p>1</text:p>
          </table:table-cell>
          <table:table-cell table:style-name="ce89" office:value-type="percentage" office:value="1">
            <text:p>100%</text:p>
          </table:table-cell>
          <table:table-cell table:style-name="ce27"/>
          <table:table-cell table:style-name="ce17" office:value-type="string">
            <text:p>1. Click vào icon Calendar bên cạnh textbox.</text:p>
            <text:p>2. Lựa chọn 1 giá trị ngày tháng trong hộp Calendar</text:p>
          </table:table-cell>
          <table:table-cell table:style-name="ce17" office:value-type="string">
            <text:p>1. Hộp Calendar tự động đóng lại</text:p>
            <text:p>2. Giá trị ngày tháng vừa chọn hiển thị trong textbox theo định dạng dd/mm/yyyy</text:p>
          </table:table-cell>
          <table:table-cell table:style-name="ce190" table:content-validation-name="val3" office:value-type="string">
            <text:p>P</text:p>
          </table:table-cell>
          <table:table-cell table:number-columns-repeated="11" table:style-name="ce190" table:content-validation-name="val3"/>
          <table:table-cell table:style-name="ce199" table:formula="of:=IF(OR(IF([.K29]=&quot;&quot;;IF([.J29]=&quot;&quot;;IF([.I29]=&quot;&quot;;&quot;&quot;;[.I29]);[.J29]);[.K29])=&quot;F&quot;;IF([.N29]=&quot;&quot;;IF([.M29]=&quot;&quot;;IF([.L29]=&quot;&quot;;&quot;&quot;;[.L29]);[.M29]);[.N29])=&quot;F&quot;;IF([.Q29]=&quot;&quot;;IF([.P29]=&quot;&quot;;IF([.O29]=&quot;&quot;;&quot;&quot;;[.O29]);[.P29]);[.Q29])=&quot;F&quot;;IF([.T29]=&quot;&quot;;IF([.S29]=&quot;&quot;;IF([.R29]=&quot;&quot;;&quot;&quot;;[.R29]);[.S29]);[.T29])=&quot;F&quot;)=1;&quot;F&quot;;IF(OR(IF([.K29]=&quot;&quot;;IF([.J29]=&quot;&quot;;IF([.I29]=&quot;&quot;;&quot;&quot;;[.I29]);[.J29]);[.K29])=&quot;PE&quot;;IF([.N29]=&quot;&quot;;IF([.M29]=&quot;&quot;;IF([.L29]=&quot;&quot;;&quot;&quot;;[.L29]);[.M29]);[.N29])=&quot;PE&quot;;IF([.Q29]=&quot;&quot;;IF([.P29]=&quot;&quot;;IF([.O29]=&quot;&quot;;&quot;&quot;;[.O29]);[.P29]);[.Q29])=&quot;PE&quot;;IF([.T29]=&quot;&quot;;IF([.S29]=&quot;&quot;;IF([.R29]=&quot;&quot;;&quot;&quot;;[.R29]);[.S29]);[.T29])=&quot;PE&quot;)=1;&quot;PE&quot;;IF(AND(IF([.K29]=&quot;&quot;;IF([.J29]=&quot;&quot;;IF([.I29]=&quot;&quot;;&quot;&quot;;[.I29]);[.J29]);[.K29])=&quot;&quot;;IF([.N29]=&quot;&quot;;IF([.M29]=&quot;&quot;;IF([.L29]=&quot;&quot;;&quot;&quot;;[.L29]);[.M29]);[.N29])=&quot;&quot;;IF([.Q29]=&quot;&quot;;IF([.P29]=&quot;&quot;;IF([.O29]=&quot;&quot;;&quot;&quot;;[.O29]);[.P29]);[.Q29])=&quot;&quot;;IF([.T29]=&quot;&quot;;IF([.S29]=&quot;&quot;;IF([.R29]=&quot;&quot;;&quot;&quot;;[.R29]);[.S29]);[.T29])=&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8">
          <table:table-cell table:style-name="ce177" table:formula="of:=IF(AND([.H30]=&quot;&quot;;[.H30]=&quot;&quot;);&quot;&quot;;[.$H$3]&amp;&quot;_&quot;&amp;ROW()-11-COUNTBLANK([.$H$12:.H30]))" office:value-type="string" office:string-value="THEMMOI_BN_16">
            <text:p>THEMMOI_BN_16</text:p>
          </table:table-cell>
          <table:table-cell table:style-name="ce17" office:value-type="string">
            <text:p>Kiểm tra thao tác nhập ngày</text:p>
          </table:table-cell>
          <table:table-cell table:style-name="ce27" office:value-type="string">
            <text:p>BUG</text:p>
          </table:table-cell>
          <table:table-cell table:style-name="ce27" office:value-type="float" office:value="1">
            <text:p>1</text:p>
          </table:table-cell>
          <table:table-cell table:style-name="ce89" office:value-type="percentage" office:value="0.8">
            <text:p>80%</text:p>
          </table:table-cell>
          <table:table-cell table:style-name="ce27" office:value-type="string">
            <text:p>Chưa random string sai định dạng</text:p>
          </table:table-cell>
          <table:table-cell table:style-name="ce17" office:value-type="string">
            <text:p>1. Nhập ngày sinh không đúng định dạng dd/mm/yyyy</text:p>
            <text:p>2. Di chuyển tab</text:p>
          </table:table-cell>
          <table:table-cell table:style-name="ce17" office:value-type="string">
            <text:p>Hệ thống thông báo lỗi ngày tháng phải theo đúng định dạng dd/mm/yyyy</text:p>
          </table:table-cell>
          <table:table-cell table:style-name="ce190" table:content-validation-name="val3" office:value-type="string">
            <text:p>F</text:p>
          </table:table-cell>
          <table:table-cell table:number-columns-repeated="11" table:style-name="ce190" table:content-validation-name="val3"/>
          <table:table-cell table:style-name="ce199" table:formula="of:=IF(OR(IF([.K30]=&quot;&quot;;IF([.J30]=&quot;&quot;;IF([.I30]=&quot;&quot;;&quot;&quot;;[.I30]);[.J30]);[.K30])=&quot;F&quot;;IF([.N30]=&quot;&quot;;IF([.M30]=&quot;&quot;;IF([.L30]=&quot;&quot;;&quot;&quot;;[.L30]);[.M30]);[.N30])=&quot;F&quot;;IF([.Q30]=&quot;&quot;;IF([.P30]=&quot;&quot;;IF([.O30]=&quot;&quot;;&quot;&quot;;[.O30]);[.P30]);[.Q30])=&quot;F&quot;;IF([.T30]=&quot;&quot;;IF([.S30]=&quot;&quot;;IF([.R30]=&quot;&quot;;&quot;&quot;;[.R30]);[.S30]);[.T30])=&quot;F&quot;)=1;&quot;F&quot;;IF(OR(IF([.K30]=&quot;&quot;;IF([.J30]=&quot;&quot;;IF([.I30]=&quot;&quot;;&quot;&quot;;[.I30]);[.J30]);[.K30])=&quot;PE&quot;;IF([.N30]=&quot;&quot;;IF([.M30]=&quot;&quot;;IF([.L30]=&quot;&quot;;&quot;&quot;;[.L30]);[.M30]);[.N30])=&quot;PE&quot;;IF([.Q30]=&quot;&quot;;IF([.P30]=&quot;&quot;;IF([.O30]=&quot;&quot;;&quot;&quot;;[.O30]);[.P30]);[.Q30])=&quot;PE&quot;;IF([.T30]=&quot;&quot;;IF([.S30]=&quot;&quot;;IF([.R30]=&quot;&quot;;&quot;&quot;;[.R30]);[.S30]);[.T30])=&quot;PE&quot;)=1;&quot;PE&quot;;IF(AND(IF([.K30]=&quot;&quot;;IF([.J30]=&quot;&quot;;IF([.I30]=&quot;&quot;;&quot;&quot;;[.I30]);[.J30]);[.K30])=&quot;&quot;;IF([.N30]=&quot;&quot;;IF([.M30]=&quot;&quot;;IF([.L30]=&quot;&quot;;&quot;&quot;;[.L30]);[.M30]);[.N30])=&quot;&quot;;IF([.Q30]=&quot;&quot;;IF([.P30]=&quot;&quot;;IF([.O30]=&quot;&quot;;&quot;&quot;;[.O30]);[.P30]);[.Q30])=&quot;&quot;;IF([.T30]=&quot;&quot;;IF([.S30]=&quot;&quot;;IF([.R30]=&quot;&quot;;&quot;&quot;;[.R30]);[.S30]);[.T30])=&quot;&quot;)=1;&quot;&quot;;&quot;P&quot;)))" office:value-type="string" office:string-value="F">
            <text:p>F</text:p>
          </table:table-cell>
          <table:table-cell table:style-name="ce32"/>
          <table:table-cell table:style-name="ce1" table:number-columns-repeated="11"/>
          <table:table-cell table:number-columns-repeated="991"/>
        </table:table-row>
        <table:table-row table:style-name="ro8">
          <table:table-cell table:style-name="ce177" table:formula="of:=IF(AND([.H30]=&quot;&quot;;[.H30]=&quot;&quot;);&quot;&quot;;[.$H$3]&amp;&quot;_&quot;&amp;ROW()-11-COUNTBLANK([.$H$12:.H30]))" office:value-type="string" office:string-value="THEMMOI_BN_17">
            <text:p>THEMMOI_BN_17</text:p>
          </table:table-cell>
          <table:table-cell table:style-name="ce17" office:value-type="string">
            <text:p>Kiểm tra thông tin bắt buộc</text:p>
          </table:table-cell>
          <table:table-cell table:style-name="ce27" office:value-type="string">
            <text:p>BUG</text:p>
          </table:table-cell>
          <table:table-cell table:style-name="ce27" office:value-type="float" office:value="1">
            <text:p>1</text:p>
          </table:table-cell>
          <table:table-cell table:style-name="ce89" office:value-type="percentage" office:value="1">
            <text:p>100%</text:p>
          </table:table-cell>
          <table:table-cell table:style-name="ce27"/>
          <table:table-cell table:style-name="ce17" office:value-type="string">
            <text:p>1. Không nhập thông tin Ngày sinh</text:p>
            <text:p>2. Các thông tin bắt buộc khác nhập đầy đủ</text:p>
            <text:p>3. Lưu</text:p>
          </table:table-cell>
          <table:table-cell table:style-name="ce17" office:value-type="string">
            <text:p>Hệ thống hiển thị thông báo lỗi yêu cầu nhập Ngày sinh</text:p>
          </table:table-cell>
          <table:table-cell table:style-name="ce190" table:content-validation-name="val3" office:value-type="string">
            <text:p>P</text:p>
          </table:table-cell>
          <table:table-cell table:number-columns-repeated="11" table:style-name="ce190" table:content-validation-name="val3"/>
          <table:table-cell table:style-name="ce199" table:formula="of:=IF(OR(IF([.K31]=&quot;&quot;;IF([.J31]=&quot;&quot;;IF([.I31]=&quot;&quot;;&quot;&quot;;[.I31]);[.J31]);[.K31])=&quot;F&quot;;IF([.N31]=&quot;&quot;;IF([.M31]=&quot;&quot;;IF([.L31]=&quot;&quot;;&quot;&quot;;[.L31]);[.M31]);[.N31])=&quot;F&quot;;IF([.Q31]=&quot;&quot;;IF([.P31]=&quot;&quot;;IF([.O31]=&quot;&quot;;&quot;&quot;;[.O31]);[.P31]);[.Q31])=&quot;F&quot;;IF([.T31]=&quot;&quot;;IF([.S31]=&quot;&quot;;IF([.R31]=&quot;&quot;;&quot;&quot;;[.R31]);[.S31]);[.T31])=&quot;F&quot;)=1;&quot;F&quot;;IF(OR(IF([.K31]=&quot;&quot;;IF([.J31]=&quot;&quot;;IF([.I31]=&quot;&quot;;&quot;&quot;;[.I31]);[.J31]);[.K31])=&quot;PE&quot;;IF([.N31]=&quot;&quot;;IF([.M31]=&quot;&quot;;IF([.L31]=&quot;&quot;;&quot;&quot;;[.L31]);[.M31]);[.N31])=&quot;PE&quot;;IF([.Q31]=&quot;&quot;;IF([.P31]=&quot;&quot;;IF([.O31]=&quot;&quot;;&quot;&quot;;[.O31]);[.P31]);[.Q31])=&quot;PE&quot;;IF([.T31]=&quot;&quot;;IF([.S31]=&quot;&quot;;IF([.R31]=&quot;&quot;;&quot;&quot;;[.R31]);[.S31]);[.T31])=&quot;PE&quot;)=1;&quot;PE&quot;;IF(AND(IF([.K31]=&quot;&quot;;IF([.J31]=&quot;&quot;;IF([.I31]=&quot;&quot;;&quot;&quot;;[.I31]);[.J31]);[.K31])=&quot;&quot;;IF([.N31]=&quot;&quot;;IF([.M31]=&quot;&quot;;IF([.L31]=&quot;&quot;;&quot;&quot;;[.L31]);[.M31]);[.N31])=&quot;&quot;;IF([.Q31]=&quot;&quot;;IF([.P31]=&quot;&quot;;IF([.O31]=&quot;&quot;;&quot;&quot;;[.O31]);[.P31]);[.Q31])=&quot;&quot;;IF([.T31]=&quot;&quot;;IF([.S31]=&quot;&quot;;IF([.R31]=&quot;&quot;;&quot;&quot;;[.R31]);[.S31]);[.T31])=&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16">
          <table:table-cell table:style-name="ce177" table:formula="of:=IF(AND([.H32]=&quot;&quot;;[.H32]=&quot;&quot;);&quot;&quot;;[.$H$3]&amp;&quot;_&quot;&amp;ROW()-11-COUNTBLANK([.$H$12:.H32]))" office:value-type="string" office:string-value="THEMMOI_BN_18">
            <text:p>THEMMOI_BN_18</text:p>
          </table:table-cell>
          <table:table-cell table:style-name="ce17" office:value-type="string">
            <text:p>Ngày sinh không được lớn hơn ngày hiện tại</text:p>
          </table:table-cell>
          <table:table-cell table:style-name="ce27" office:value-type="string">
            <text:p>BUG</text:p>
          </table:table-cell>
          <table:table-cell table:style-name="ce27" office:value-type="float" office:value="1">
            <text:p>1</text:p>
          </table:table-cell>
          <table:table-cell table:style-name="ce89" office:value-type="percentage" office:value="1">
            <text:p>100%</text:p>
          </table:table-cell>
          <table:table-cell table:style-name="ce27"/>
          <table:table-cell table:style-name="ce17" office:value-type="string">
            <text:p>1. Chọn ngày từ calendar hoặc nhập ngày sinh lớn hơn ngày hiện tại</text:p>
            <text:p>2. Lưu</text:p>
          </table:table-cell>
          <table:table-cell table:style-name="ce17" office:value-type="string">
            <text:p>Hệ thống hiển thị thông báo lỗi "Ngày sinh không được lớn hơn ngày hiện tại"</text:p>
          </table:table-cell>
          <table:table-cell table:style-name="ce190" table:content-validation-name="val3" office:value-type="string">
            <text:p>F</text:p>
          </table:table-cell>
          <table:table-cell table:number-columns-repeated="11" table:style-name="ce190" table:content-validation-name="val3"/>
          <table:table-cell table:style-name="ce199" table:formula="of:=IF(OR(IF([.K32]=&quot;&quot;;IF([.J32]=&quot;&quot;;IF([.I32]=&quot;&quot;;&quot;&quot;;[.I32]);[.J32]);[.K32])=&quot;F&quot;;IF([.N32]=&quot;&quot;;IF([.M32]=&quot;&quot;;IF([.L32]=&quot;&quot;;&quot;&quot;;[.L32]);[.M32]);[.N32])=&quot;F&quot;;IF([.Q32]=&quot;&quot;;IF([.P32]=&quot;&quot;;IF([.O32]=&quot;&quot;;&quot;&quot;;[.O32]);[.P32]);[.Q32])=&quot;F&quot;;IF([.T32]=&quot;&quot;;IF([.S32]=&quot;&quot;;IF([.R32]=&quot;&quot;;&quot;&quot;;[.R32]);[.S32]);[.T32])=&quot;F&quot;)=1;&quot;F&quot;;IF(OR(IF([.K32]=&quot;&quot;;IF([.J32]=&quot;&quot;;IF([.I32]=&quot;&quot;;&quot;&quot;;[.I32]);[.J32]);[.K32])=&quot;PE&quot;;IF([.N32]=&quot;&quot;;IF([.M32]=&quot;&quot;;IF([.L32]=&quot;&quot;;&quot;&quot;;[.L32]);[.M32]);[.N32])=&quot;PE&quot;;IF([.Q32]=&quot;&quot;;IF([.P32]=&quot;&quot;;IF([.O32]=&quot;&quot;;&quot;&quot;;[.O32]);[.P32]);[.Q32])=&quot;PE&quot;;IF([.T32]=&quot;&quot;;IF([.S32]=&quot;&quot;;IF([.R32]=&quot;&quot;;&quot;&quot;;[.R32]);[.S32]);[.T32])=&quot;PE&quot;)=1;&quot;PE&quot;;IF(AND(IF([.K32]=&quot;&quot;;IF([.J32]=&quot;&quot;;IF([.I32]=&quot;&quot;;&quot;&quot;;[.I32]);[.J32]);[.K32])=&quot;&quot;;IF([.N32]=&quot;&quot;;IF([.M32]=&quot;&quot;;IF([.L32]=&quot;&quot;;&quot;&quot;;[.L32]);[.M32]);[.N32])=&quot;&quot;;IF([.Q32]=&quot;&quot;;IF([.P32]=&quot;&quot;;IF([.O32]=&quot;&quot;;&quot;&quot;;[.O32]);[.P32]);[.Q32])=&quot;&quot;;IF([.T32]=&quot;&quot;;IF([.S32]=&quot;&quot;;IF([.R32]=&quot;&quot;;&quot;&quot;;[.R32]);[.S32]);[.T32])=&quot;&quot;)=1;&quot;&quot;;&quot;P&quot;)))" office:value-type="string" office:string-value="F">
            <text:p>F</text:p>
          </table:table-cell>
          <table:table-cell table:style-name="ce32"/>
          <table:table-cell table:style-name="ce1" table:number-columns-repeated="11"/>
          <table:table-cell table:number-columns-repeated="991"/>
        </table:table-row>
        <table:table-row table:style-name="ro2">
          <table:table-cell table:style-name="ce177" table:formula="of:=IF(AND([.H33]=&quot;&quot;;[.H33]=&quot;&quot;);&quot;&quot;;[.$H$3]&amp;&quot;_&quot;&amp;ROW()-11-COUNTBLANK([.$H$12:.H33]))">
            <text:p/>
          </table:table-cell>
          <table:table-cell table:style-name="ce58" office:value-type="string" table:number-columns-spanned="6" table:number-rows-spanned="1">
            <text:p>Kiểm tra combo - box "Giới tính"</text:p>
          </table:table-cell>
          <table:covered-table-cell table:number-columns-repeated="4" table:style-name="ce21"/>
          <table:covered-table-cell table:style-name="ce43"/>
          <table:table-cell table:style-name="ce51"/>
          <table:table-cell table:style-name="ce191" table:number-columns-repeated="12"/>
          <table:table-cell table:style-name="ce200"/>
          <table:table-cell table:style-name="ce51"/>
          <table:table-cell table:style-name="ce154" table:number-columns-repeated="11"/>
          <table:table-cell table:number-columns-repeated="991"/>
        </table:table-row>
        <table:table-row table:style-name="ro6">
          <table:table-cell table:style-name="ce177" table:formula="of:=IF(AND([.H34]=&quot;&quot;;[.H34]=&quot;&quot;);&quot;&quot;;[.$H$3]&amp;&quot;_&quot;&amp;ROW()-11-COUNTBLANK([.$H$12:.H34]))" office:value-type="string" office:string-value="THEMMOI_BN_19">
            <text:p>THEMMOI_BN_19</text:p>
          </table:table-cell>
          <table:table-cell table:style-name="ce62" office:value-type="string">
            <text:p>Kiểm tra giá trị mặc định</text:p>
          </table:table-cell>
          <table:table-cell table:style-name="ce79" office:value-type="string">
            <text:p>AHT</text:p>
          </table:table-cell>
          <table:table-cell table:style-name="ce79" table:number-columns-repeated="3"/>
          <table:table-cell table:style-name="ce50" office:value-type="string">
            <text:p>1. Kiểm tra giá trị của trường này</text:p>
          </table:table-cell>
          <table:table-cell table:style-name="ce50" office:value-type="string">
            <text:p>Gía trị mặc định là "--Vui lòng chọn---"</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34]=&quot;&quot;;IF([.J34]=&quot;&quot;;IF([.I34]=&quot;&quot;;&quot;&quot;;[.I34]);[.J34]);[.K34])=&quot;F&quot;;IF([.N34]=&quot;&quot;;IF([.M34]=&quot;&quot;;IF([.L34]=&quot;&quot;;&quot;&quot;;[.L34]);[.M34]);[.N34])=&quot;F&quot;;IF([.Q34]=&quot;&quot;;IF([.P34]=&quot;&quot;;IF([.O34]=&quot;&quot;;&quot;&quot;;[.O34]);[.P34]);[.Q34])=&quot;F&quot;;IF([.T34]=&quot;&quot;;IF([.S34]=&quot;&quot;;IF([.R34]=&quot;&quot;;&quot;&quot;;[.R34]);[.S34]);[.T34])=&quot;F&quot;)=1;&quot;F&quot;;IF(OR(IF([.K34]=&quot;&quot;;IF([.J34]=&quot;&quot;;IF([.I34]=&quot;&quot;;&quot;&quot;;[.I34]);[.J34]);[.K34])=&quot;PE&quot;;IF([.N34]=&quot;&quot;;IF([.M34]=&quot;&quot;;IF([.L34]=&quot;&quot;;&quot;&quot;;[.L34]);[.M34]);[.N34])=&quot;PE&quot;;IF([.Q34]=&quot;&quot;;IF([.P34]=&quot;&quot;;IF([.O34]=&quot;&quot;;&quot;&quot;;[.O34]);[.P34]);[.Q34])=&quot;PE&quot;;IF([.T34]=&quot;&quot;;IF([.S34]=&quot;&quot;;IF([.R34]=&quot;&quot;;&quot;&quot;;[.R34]);[.S34]);[.T34])=&quot;PE&quot;)=1;&quot;PE&quot;;IF(AND(IF([.K34]=&quot;&quot;;IF([.J34]=&quot;&quot;;IF([.I34]=&quot;&quot;;&quot;&quot;;[.I34]);[.J34]);[.K34])=&quot;&quot;;IF([.N34]=&quot;&quot;;IF([.M34]=&quot;&quot;;IF([.L34]=&quot;&quot;;&quot;&quot;;[.L34]);[.M34]);[.N34])=&quot;&quot;;IF([.Q34]=&quot;&quot;;IF([.P34]=&quot;&quot;;IF([.O34]=&quot;&quot;;&quot;&quot;;[.O34]);[.P34]);[.Q34])=&quot;&quot;;IF([.T34]=&quot;&quot;;IF([.S34]=&quot;&quot;;IF([.R34]=&quot;&quot;;&quot;&quot;;[.R34]);[.S34]);[.T34])=&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6">
          <table:table-cell table:style-name="ce177" table:formula="of:=IF(AND([.H35]=&quot;&quot;;[.H35]=&quot;&quot;);&quot;&quot;;[.$H$3]&amp;&quot;_&quot;&amp;ROW()-11-COUNTBLANK([.$H$12:.H35]))" office:value-type="string" office:string-value="THEMMOI_BN_20">
            <text:p>THEMMOI_BN_20</text:p>
          </table:table-cell>
          <table:table-cell table:style-name="ce62" office:value-type="string">
            <text:p>Kiểm tra số lượng và sắp xếp các giá trị trong combo</text:p>
          </table:table-cell>
          <table:table-cell table:style-name="ce79" office:value-type="string">
            <text:p>AHT</text:p>
          </table:table-cell>
          <table:table-cell table:style-name="ce79" table:number-columns-repeated="3"/>
          <table:table-cell table:style-name="ce50" office:value-type="string">
            <text:p>1. Kiểm tra giá trị của trường này</text:p>
          </table:table-cell>
          <table:table-cell table:style-name="ce50" office:value-type="string">
            <text:p>Giá trị trong combo được sắp xếp theo thứ tự: Nam, Nữ, Khác</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35]=&quot;&quot;;IF([.J35]=&quot;&quot;;IF([.I35]=&quot;&quot;;&quot;&quot;;[.I35]);[.J35]);[.K35])=&quot;F&quot;;IF([.N35]=&quot;&quot;;IF([.M35]=&quot;&quot;;IF([.L35]=&quot;&quot;;&quot;&quot;;[.L35]);[.M35]);[.N35])=&quot;F&quot;;IF([.Q35]=&quot;&quot;;IF([.P35]=&quot;&quot;;IF([.O35]=&quot;&quot;;&quot;&quot;;[.O35]);[.P35]);[.Q35])=&quot;F&quot;;IF([.T35]=&quot;&quot;;IF([.S35]=&quot;&quot;;IF([.R35]=&quot;&quot;;&quot;&quot;;[.R35]);[.S35]);[.T35])=&quot;F&quot;)=1;&quot;F&quot;;IF(OR(IF([.K35]=&quot;&quot;;IF([.J35]=&quot;&quot;;IF([.I35]=&quot;&quot;;&quot;&quot;;[.I35]);[.J35]);[.K35])=&quot;PE&quot;;IF([.N35]=&quot;&quot;;IF([.M35]=&quot;&quot;;IF([.L35]=&quot;&quot;;&quot;&quot;;[.L35]);[.M35]);[.N35])=&quot;PE&quot;;IF([.Q35]=&quot;&quot;;IF([.P35]=&quot;&quot;;IF([.O35]=&quot;&quot;;&quot;&quot;;[.O35]);[.P35]);[.Q35])=&quot;PE&quot;;IF([.T35]=&quot;&quot;;IF([.S35]=&quot;&quot;;IF([.R35]=&quot;&quot;;&quot;&quot;;[.R35]);[.S35]);[.T35])=&quot;PE&quot;)=1;&quot;PE&quot;;IF(AND(IF([.K35]=&quot;&quot;;IF([.J35]=&quot;&quot;;IF([.I35]=&quot;&quot;;&quot;&quot;;[.I35]);[.J35]);[.K35])=&quot;&quot;;IF([.N35]=&quot;&quot;;IF([.M35]=&quot;&quot;;IF([.L35]=&quot;&quot;;&quot;&quot;;[.L35]);[.M35]);[.N35])=&quot;&quot;;IF([.Q35]=&quot;&quot;;IF([.P35]=&quot;&quot;;IF([.O35]=&quot;&quot;;&quot;&quot;;[.O35]);[.P35]);[.Q35])=&quot;&quot;;IF([.T35]=&quot;&quot;;IF([.S35]=&quot;&quot;;IF([.R35]=&quot;&quot;;&quot;&quot;;[.R35]);[.S35]);[.T35])=&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6">
          <table:table-cell table:style-name="ce177" table:formula="of:=IF(AND([.H36]=&quot;&quot;;[.H36]=&quot;&quot;);&quot;&quot;;[.$H$3]&amp;&quot;_&quot;&amp;ROW()-11-COUNTBLANK([.$H$12:.H36]))" office:value-type="string" office:string-value="THEMMOI_BN_21">
            <text:p>THEMMOI_BN_21</text:p>
          </table:table-cell>
          <table:table-cell table:style-name="ce62" office:value-type="string">
            <text:p>Kiểm tra căn lề</text:p>
            <text:p/>
          </table:table-cell>
          <table:table-cell table:style-name="ce79" office:value-type="string">
            <text:p>AHT</text:p>
          </table:table-cell>
          <table:table-cell table:style-name="ce79" table:number-columns-repeated="3"/>
          <table:table-cell table:style-name="ce50" office:value-type="string">
            <text:p>1. Kích vào combo box để kiểm tra căn lề của các giá trị trong combo </text:p>
          </table:table-cell>
          <table:table-cell table:style-name="ce50" office:value-type="string">
            <text:p>Các giá trị trong combo box được căn lề trái.</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36]=&quot;&quot;;IF([.J36]=&quot;&quot;;IF([.I36]=&quot;&quot;;&quot;&quot;;[.I36]);[.J36]);[.K36])=&quot;F&quot;;IF([.N36]=&quot;&quot;;IF([.M36]=&quot;&quot;;IF([.L36]=&quot;&quot;;&quot;&quot;;[.L36]);[.M36]);[.N36])=&quot;F&quot;;IF([.Q36]=&quot;&quot;;IF([.P36]=&quot;&quot;;IF([.O36]=&quot;&quot;;&quot;&quot;;[.O36]);[.P36]);[.Q36])=&quot;F&quot;;IF([.T36]=&quot;&quot;;IF([.S36]=&quot;&quot;;IF([.R36]=&quot;&quot;;&quot;&quot;;[.R36]);[.S36]);[.T36])=&quot;F&quot;)=1;&quot;F&quot;;IF(OR(IF([.K36]=&quot;&quot;;IF([.J36]=&quot;&quot;;IF([.I36]=&quot;&quot;;&quot;&quot;;[.I36]);[.J36]);[.K36])=&quot;PE&quot;;IF([.N36]=&quot;&quot;;IF([.M36]=&quot;&quot;;IF([.L36]=&quot;&quot;;&quot;&quot;;[.L36]);[.M36]);[.N36])=&quot;PE&quot;;IF([.Q36]=&quot;&quot;;IF([.P36]=&quot;&quot;;IF([.O36]=&quot;&quot;;&quot;&quot;;[.O36]);[.P36]);[.Q36])=&quot;PE&quot;;IF([.T36]=&quot;&quot;;IF([.S36]=&quot;&quot;;IF([.R36]=&quot;&quot;;&quot;&quot;;[.R36]);[.S36]);[.T36])=&quot;PE&quot;)=1;&quot;PE&quot;;IF(AND(IF([.K36]=&quot;&quot;;IF([.J36]=&quot;&quot;;IF([.I36]=&quot;&quot;;&quot;&quot;;[.I36]);[.J36]);[.K36])=&quot;&quot;;IF([.N36]=&quot;&quot;;IF([.M36]=&quot;&quot;;IF([.L36]=&quot;&quot;;&quot;&quot;;[.L36]);[.M36]);[.N36])=&quot;&quot;;IF([.Q36]=&quot;&quot;;IF([.P36]=&quot;&quot;;IF([.O36]=&quot;&quot;;&quot;&quot;;[.O36]);[.P36]);[.Q36])=&quot;&quot;;IF([.T36]=&quot;&quot;;IF([.S36]=&quot;&quot;;IF([.R36]=&quot;&quot;;&quot;&quot;;[.R36]);[.S36]);[.T36])=&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8">
          <table:table-cell table:style-name="ce177" table:formula="of:=IF(AND([.H37]=&quot;&quot;;[.H37]=&quot;&quot;);&quot;&quot;;[.$H$3]&amp;&quot;_&quot;&amp;ROW()-11-COUNTBLANK([.$H$12:.H37]))" office:value-type="string" office:string-value="THEMMOI_BN_22">
            <text:p>THEMMOI_BN_22</text:p>
          </table:table-cell>
          <table:table-cell table:style-name="ce62" office:value-type="string">
            <text:p>Kiểm tra thông tin bắt buộc</text:p>
          </table:table-cell>
          <table:table-cell table:style-name="ce79" office:value-type="string">
            <text:p>AHT</text:p>
          </table:table-cell>
          <table:table-cell table:style-name="ce79" table:number-columns-repeated="3"/>
          <table:table-cell table:style-name="ce50" office:value-type="string">
            <text:p>1. Không chọn giới tính</text:p>
            <text:p>2. Các thông tin khác nhập đầy đủ</text:p>
            <text:p>3. Lưu</text:p>
          </table:table-cell>
          <table:table-cell table:style-name="ce50" office:value-type="string">
            <text:p>Hiển thị thông báo lỗi yêu cầu chọn Giới tính</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37]=&quot;&quot;;IF([.J37]=&quot;&quot;;IF([.I37]=&quot;&quot;;&quot;&quot;;[.I37]);[.J37]);[.K37])=&quot;F&quot;;IF([.N37]=&quot;&quot;;IF([.M37]=&quot;&quot;;IF([.L37]=&quot;&quot;;&quot;&quot;;[.L37]);[.M37]);[.N37])=&quot;F&quot;;IF([.Q37]=&quot;&quot;;IF([.P37]=&quot;&quot;;IF([.O37]=&quot;&quot;;&quot;&quot;;[.O37]);[.P37]);[.Q37])=&quot;F&quot;;IF([.T37]=&quot;&quot;;IF([.S37]=&quot;&quot;;IF([.R37]=&quot;&quot;;&quot;&quot;;[.R37]);[.S37]);[.T37])=&quot;F&quot;)=1;&quot;F&quot;;IF(OR(IF([.K37]=&quot;&quot;;IF([.J37]=&quot;&quot;;IF([.I37]=&quot;&quot;;&quot;&quot;;[.I37]);[.J37]);[.K37])=&quot;PE&quot;;IF([.N37]=&quot;&quot;;IF([.M37]=&quot;&quot;;IF([.L37]=&quot;&quot;;&quot;&quot;;[.L37]);[.M37]);[.N37])=&quot;PE&quot;;IF([.Q37]=&quot;&quot;;IF([.P37]=&quot;&quot;;IF([.O37]=&quot;&quot;;&quot;&quot;;[.O37]);[.P37]);[.Q37])=&quot;PE&quot;;IF([.T37]=&quot;&quot;;IF([.S37]=&quot;&quot;;IF([.R37]=&quot;&quot;;&quot;&quot;;[.R37]);[.S37]);[.T37])=&quot;PE&quot;)=1;&quot;PE&quot;;IF(AND(IF([.K37]=&quot;&quot;;IF([.J37]=&quot;&quot;;IF([.I37]=&quot;&quot;;&quot;&quot;;[.I37]);[.J37]);[.K37])=&quot;&quot;;IF([.N37]=&quot;&quot;;IF([.M37]=&quot;&quot;;IF([.L37]=&quot;&quot;;&quot;&quot;;[.L37]);[.M37]);[.N37])=&quot;&quot;;IF([.Q37]=&quot;&quot;;IF([.P37]=&quot;&quot;;IF([.O37]=&quot;&quot;;&quot;&quot;;[.O37]);[.P37]);[.Q37])=&quot;&quot;;IF([.T37]=&quot;&quot;;IF([.S37]=&quot;&quot;;IF([.R37]=&quot;&quot;;&quot;&quot;;[.R37]);[.S37]);[.T37])=&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2">
          <table:table-cell table:style-name="ce177" table:formula="of:=IF(AND([.H38]=&quot;&quot;;[.H38]=&quot;&quot;);&quot;&quot;;[.$H$3]&amp;&quot;_&quot;&amp;ROW()-11-COUNTBLANK([.$H$12:.H38]))">
            <text:p/>
          </table:table-cell>
          <table:table-cell table:style-name="ce58" office:value-type="string" table:number-columns-spanned="6" table:number-rows-spanned="1">
            <text:p>Kiểm tra combo - box "Dân tộc"</text:p>
          </table:table-cell>
          <table:covered-table-cell table:number-columns-repeated="4" table:style-name="ce21"/>
          <table:covered-table-cell table:style-name="ce43"/>
          <table:table-cell table:style-name="ce51"/>
          <table:table-cell table:style-name="ce191" table:number-columns-repeated="12"/>
          <table:table-cell table:style-name="ce200"/>
          <table:table-cell table:style-name="ce51"/>
          <table:table-cell table:style-name="ce154" table:number-columns-repeated="11"/>
          <table:table-cell table:number-columns-repeated="991"/>
        </table:table-row>
        <table:table-row table:style-name="ro6">
          <table:table-cell table:style-name="ce177" table:formula="of:=IF(AND([.H39]=&quot;&quot;;[.H39]=&quot;&quot;);&quot;&quot;;[.$H$3]&amp;&quot;_&quot;&amp;ROW()-11-COUNTBLANK([.$H$12:.H39]))" office:value-type="string" office:string-value="THEMMOI_BN_23">
            <text:p>THEMMOI_BN_23</text:p>
          </table:table-cell>
          <table:table-cell table:style-name="ce62" office:value-type="string">
            <text:p>Kiểm tra giá trị mặc định</text:p>
          </table:table-cell>
          <table:table-cell table:style-name="ce79" office:value-type="string">
            <text:p>BIs</text:p>
          </table:table-cell>
          <table:table-cell table:style-name="ce79" office:value-type="float" office:value="1">
            <text:p>1</text:p>
          </table:table-cell>
          <table:table-cell table:style-name="ce94" office:value-type="percentage" office:value="0">
            <text:p>0%</text:p>
          </table:table-cell>
          <table:table-cell table:style-name="ce79" office:value-type="string">
            <text:p>Giá trị mặc định là Kinh</text:p>
            <text:p>chứ không phải là</text:p>
            <text:p>-- Vui lòng chọn--</text:p>
          </table:table-cell>
          <table:table-cell table:style-name="ce50" office:value-type="string">
            <text:p>1. Kiểm tra giá trị của trường này</text:p>
          </table:table-cell>
          <table:table-cell table:style-name="ce50" office:value-type="string">
            <text:p>Gía trị mặc định là "--Vui lòng chọn---"</text:p>
          </table:table-cell>
          <table:table-cell table:number-columns-repeated="3" table:style-name="ce192" table:content-validation-name="val3" office:value-type="string">
            <text:p>F</text:p>
          </table:table-cell>
          <table:table-cell table:number-columns-repeated="9" table:style-name="ce192" table:content-validation-name="val3"/>
          <table:table-cell table:style-name="ce201" table:formula="of:=IF(OR(IF([.K39]=&quot;&quot;;IF([.J39]=&quot;&quot;;IF([.I39]=&quot;&quot;;&quot;&quot;;[.I39]);[.J39]);[.K39])=&quot;F&quot;;IF([.N39]=&quot;&quot;;IF([.M39]=&quot;&quot;;IF([.L39]=&quot;&quot;;&quot;&quot;;[.L39]);[.M39]);[.N39])=&quot;F&quot;;IF([.Q39]=&quot;&quot;;IF([.P39]=&quot;&quot;;IF([.O39]=&quot;&quot;;&quot;&quot;;[.O39]);[.P39]);[.Q39])=&quot;F&quot;;IF([.T39]=&quot;&quot;;IF([.S39]=&quot;&quot;;IF([.R39]=&quot;&quot;;&quot;&quot;;[.R39]);[.S39]);[.T39])=&quot;F&quot;)=1;&quot;F&quot;;IF(OR(IF([.K39]=&quot;&quot;;IF([.J39]=&quot;&quot;;IF([.I39]=&quot;&quot;;&quot;&quot;;[.I39]);[.J39]);[.K39])=&quot;PE&quot;;IF([.N39]=&quot;&quot;;IF([.M39]=&quot;&quot;;IF([.L39]=&quot;&quot;;&quot;&quot;;[.L39]);[.M39]);[.N39])=&quot;PE&quot;;IF([.Q39]=&quot;&quot;;IF([.P39]=&quot;&quot;;IF([.O39]=&quot;&quot;;&quot;&quot;;[.O39]);[.P39]);[.Q39])=&quot;PE&quot;;IF([.T39]=&quot;&quot;;IF([.S39]=&quot;&quot;;IF([.R39]=&quot;&quot;;&quot;&quot;;[.R39]);[.S39]);[.T39])=&quot;PE&quot;)=1;&quot;PE&quot;;IF(AND(IF([.K39]=&quot;&quot;;IF([.J39]=&quot;&quot;;IF([.I39]=&quot;&quot;;&quot;&quot;;[.I39]);[.J39]);[.K39])=&quot;&quot;;IF([.N39]=&quot;&quot;;IF([.M39]=&quot;&quot;;IF([.L39]=&quot;&quot;;&quot;&quot;;[.L39]);[.M39]);[.N39])=&quot;&quot;;IF([.Q39]=&quot;&quot;;IF([.P39]=&quot;&quot;;IF([.O39]=&quot;&quot;;&quot;&quot;;[.O39]);[.P39]);[.Q39])=&quot;&quot;;IF([.T39]=&quot;&quot;;IF([.S39]=&quot;&quot;;IF([.R39]=&quot;&quot;;&quot;&quot;;[.R39]);[.S39]);[.T39])=&quot;&quot;)=1;&quot;&quot;;&quot;P&quot;)))" office:value-type="string" office:string-value="F">
            <text:p>F</text:p>
          </table:table-cell>
          <table:table-cell table:style-name="ce149"/>
          <table:table-cell table:style-name="ce156" table:number-columns-repeated="11"/>
          <table:table-cell table:number-columns-repeated="991"/>
        </table:table-row>
        <table:table-row table:style-name="ro6">
          <table:table-cell table:style-name="ce177" table:formula="of:=IF(AND([.H40]=&quot;&quot;;[.H40]=&quot;&quot;);&quot;&quot;;[.$H$3]&amp;&quot;_&quot;&amp;ROW()-11-COUNTBLANK([.$H$12:.H40]))" office:value-type="string" office:string-value="THEMMOI_BN_24">
            <text:p>THEMMOI_BN_24</text:p>
          </table:table-cell>
          <table:table-cell table:style-name="ce62" office:value-type="string">
            <text:p>Kiểm tra số lượng và sắp xếp các giá trị trong combo</text:p>
          </table:table-cell>
          <table:table-cell table:style-name="ce79" office:value-type="string">
            <text:p>BIs</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Kiểm tra giá trị của trường này</text:p>
          </table:table-cell>
          <table:table-cell table:style-name="ce50" office:value-type="string">
            <text:p>Giá trị trong combo được sắp xếp theo thứ tự alphabet </text:p>
          </table:table-cell>
          <table:table-cell table:style-name="ce192" table:content-validation-name="val3" office:value-type="string">
            <text:p>PE</text:p>
          </table:table-cell>
          <table:table-cell table:number-columns-repeated="11" table:style-name="ce192" table:content-validation-name="val3"/>
          <table:table-cell table:style-name="ce201" table:formula="of:=IF(OR(IF([.K40]=&quot;&quot;;IF([.J40]=&quot;&quot;;IF([.I40]=&quot;&quot;;&quot;&quot;;[.I40]);[.J40]);[.K40])=&quot;F&quot;;IF([.N40]=&quot;&quot;;IF([.M40]=&quot;&quot;;IF([.L40]=&quot;&quot;;&quot;&quot;;[.L40]);[.M40]);[.N40])=&quot;F&quot;;IF([.Q40]=&quot;&quot;;IF([.P40]=&quot;&quot;;IF([.O40]=&quot;&quot;;&quot;&quot;;[.O40]);[.P40]);[.Q40])=&quot;F&quot;;IF([.T40]=&quot;&quot;;IF([.S40]=&quot;&quot;;IF([.R40]=&quot;&quot;;&quot;&quot;;[.R40]);[.S40]);[.T40])=&quot;F&quot;)=1;&quot;F&quot;;IF(OR(IF([.K40]=&quot;&quot;;IF([.J40]=&quot;&quot;;IF([.I40]=&quot;&quot;;&quot;&quot;;[.I40]);[.J40]);[.K40])=&quot;PE&quot;;IF([.N40]=&quot;&quot;;IF([.M40]=&quot;&quot;;IF([.L40]=&quot;&quot;;&quot;&quot;;[.L40]);[.M40]);[.N40])=&quot;PE&quot;;IF([.Q40]=&quot;&quot;;IF([.P40]=&quot;&quot;;IF([.O40]=&quot;&quot;;&quot;&quot;;[.O40]);[.P40]);[.Q40])=&quot;PE&quot;;IF([.T40]=&quot;&quot;;IF([.S40]=&quot;&quot;;IF([.R40]=&quot;&quot;;&quot;&quot;;[.R40]);[.S40]);[.T40])=&quot;PE&quot;)=1;&quot;PE&quot;;IF(AND(IF([.K40]=&quot;&quot;;IF([.J40]=&quot;&quot;;IF([.I40]=&quot;&quot;;&quot;&quot;;[.I40]);[.J40]);[.K40])=&quot;&quot;;IF([.N40]=&quot;&quot;;IF([.M40]=&quot;&quot;;IF([.L40]=&quot;&quot;;&quot;&quot;;[.L40]);[.M40]);[.N40])=&quot;&quot;;IF([.Q40]=&quot;&quot;;IF([.P40]=&quot;&quot;;IF([.O40]=&quot;&quot;;&quot;&quot;;[.O40]);[.P40]);[.Q40])=&quot;&quot;;IF([.T40]=&quot;&quot;;IF([.S40]=&quot;&quot;;IF([.R40]=&quot;&quot;;&quot;&quot;;[.R40]);[.S40]);[.T40])=&quot;&quot;)=1;&quot;&quot;;&quot;P&quot;)))" office:value-type="string" office:string-value="PE">
            <text:p>PE</text:p>
          </table:table-cell>
          <table:table-cell table:style-name="ce149"/>
          <table:table-cell table:style-name="ce156" table:number-columns-repeated="11"/>
          <table:table-cell table:number-columns-repeated="991"/>
        </table:table-row>
        <table:table-row table:style-name="ro6">
          <table:table-cell table:style-name="ce177" table:formula="of:=IF(AND([.H41]=&quot;&quot;;[.H41]=&quot;&quot;);&quot;&quot;;[.$H$3]&amp;&quot;_&quot;&amp;ROW()-11-COUNTBLANK([.$H$12:.H41]))" office:value-type="string" office:string-value="THEMMOI_BN_25">
            <text:p>THEMMOI_BN_25</text:p>
          </table:table-cell>
          <table:table-cell table:style-name="ce62" office:value-type="string">
            <text:p>Kiểm tra căn lề</text:p>
            <text:p/>
          </table:table-cell>
          <table:table-cell table:style-name="ce79" office:value-type="string">
            <text:p>BIs</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Kích vào combo box để kiểm tra căn lề của các giá trị trong combo </text:p>
          </table:table-cell>
          <table:table-cell table:style-name="ce50" office:value-type="string">
            <text:p>Các giá trị trong combo box được căn lề trái.</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41]=&quot;&quot;;IF([.J41]=&quot;&quot;;IF([.I41]=&quot;&quot;;&quot;&quot;;[.I41]);[.J41]);[.K41])=&quot;F&quot;;IF([.N41]=&quot;&quot;;IF([.M41]=&quot;&quot;;IF([.L41]=&quot;&quot;;&quot;&quot;;[.L41]);[.M41]);[.N41])=&quot;F&quot;;IF([.Q41]=&quot;&quot;;IF([.P41]=&quot;&quot;;IF([.O41]=&quot;&quot;;&quot;&quot;;[.O41]);[.P41]);[.Q41])=&quot;F&quot;;IF([.T41]=&quot;&quot;;IF([.S41]=&quot;&quot;;IF([.R41]=&quot;&quot;;&quot;&quot;;[.R41]);[.S41]);[.T41])=&quot;F&quot;)=1;&quot;F&quot;;IF(OR(IF([.K41]=&quot;&quot;;IF([.J41]=&quot;&quot;;IF([.I41]=&quot;&quot;;&quot;&quot;;[.I41]);[.J41]);[.K41])=&quot;PE&quot;;IF([.N41]=&quot;&quot;;IF([.M41]=&quot;&quot;;IF([.L41]=&quot;&quot;;&quot;&quot;;[.L41]);[.M41]);[.N41])=&quot;PE&quot;;IF([.Q41]=&quot;&quot;;IF([.P41]=&quot;&quot;;IF([.O41]=&quot;&quot;;&quot;&quot;;[.O41]);[.P41]);[.Q41])=&quot;PE&quot;;IF([.T41]=&quot;&quot;;IF([.S41]=&quot;&quot;;IF([.R41]=&quot;&quot;;&quot;&quot;;[.R41]);[.S41]);[.T41])=&quot;PE&quot;)=1;&quot;PE&quot;;IF(AND(IF([.K41]=&quot;&quot;;IF([.J41]=&quot;&quot;;IF([.I41]=&quot;&quot;;&quot;&quot;;[.I41]);[.J41]);[.K41])=&quot;&quot;;IF([.N41]=&quot;&quot;;IF([.M41]=&quot;&quot;;IF([.L41]=&quot;&quot;;&quot;&quot;;[.L41]);[.M41]);[.N41])=&quot;&quot;;IF([.Q41]=&quot;&quot;;IF([.P41]=&quot;&quot;;IF([.O41]=&quot;&quot;;&quot;&quot;;[.O41]);[.P41]);[.Q41])=&quot;&quot;;IF([.T41]=&quot;&quot;;IF([.S41]=&quot;&quot;;IF([.R41]=&quot;&quot;;&quot;&quot;;[.R41]);[.S41]);[.T41])=&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8">
          <table:table-cell table:style-name="ce177" table:formula="of:=IF(AND([.H42]=&quot;&quot;;[.H42]=&quot;&quot;);&quot;&quot;;[.$H$3]&amp;&quot;_&quot;&amp;ROW()-11-COUNTBLANK([.$H$12:.H42]))" office:value-type="string" office:string-value="THEMMOI_BN_26">
            <text:p>THEMMOI_BN_26</text:p>
          </table:table-cell>
          <table:table-cell table:style-name="ce62" office:value-type="string">
            <text:p>Kiểm tra thông tin không bắt buộc</text:p>
          </table:table-cell>
          <table:table-cell table:style-name="ce79" office:value-type="string">
            <text:p>BIs</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Không chọn Dân tộc</text:p>
            <text:p>2. Các thông tin khác nhập đầy đủ</text:p>
            <text:p>3. Lưu</text:p>
          </table:table-cell>
          <table:table-cell table:style-name="ce50" office:value-type="string">
            <text:p>Lưu thành công</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42]=&quot;&quot;;IF([.J42]=&quot;&quot;;IF([.I42]=&quot;&quot;;&quot;&quot;;[.I42]);[.J42]);[.K42])=&quot;F&quot;;IF([.N42]=&quot;&quot;;IF([.M42]=&quot;&quot;;IF([.L42]=&quot;&quot;;&quot;&quot;;[.L42]);[.M42]);[.N42])=&quot;F&quot;;IF([.Q42]=&quot;&quot;;IF([.P42]=&quot;&quot;;IF([.O42]=&quot;&quot;;&quot;&quot;;[.O42]);[.P42]);[.Q42])=&quot;F&quot;;IF([.T42]=&quot;&quot;;IF([.S42]=&quot;&quot;;IF([.R42]=&quot;&quot;;&quot;&quot;;[.R42]);[.S42]);[.T42])=&quot;F&quot;)=1;&quot;F&quot;;IF(OR(IF([.K42]=&quot;&quot;;IF([.J42]=&quot;&quot;;IF([.I42]=&quot;&quot;;&quot;&quot;;[.I42]);[.J42]);[.K42])=&quot;PE&quot;;IF([.N42]=&quot;&quot;;IF([.M42]=&quot;&quot;;IF([.L42]=&quot;&quot;;&quot;&quot;;[.L42]);[.M42]);[.N42])=&quot;PE&quot;;IF([.Q42]=&quot;&quot;;IF([.P42]=&quot;&quot;;IF([.O42]=&quot;&quot;;&quot;&quot;;[.O42]);[.P42]);[.Q42])=&quot;PE&quot;;IF([.T42]=&quot;&quot;;IF([.S42]=&quot;&quot;;IF([.R42]=&quot;&quot;;&quot;&quot;;[.R42]);[.S42]);[.T42])=&quot;PE&quot;)=1;&quot;PE&quot;;IF(AND(IF([.K42]=&quot;&quot;;IF([.J42]=&quot;&quot;;IF([.I42]=&quot;&quot;;&quot;&quot;;[.I42]);[.J42]);[.K42])=&quot;&quot;;IF([.N42]=&quot;&quot;;IF([.M42]=&quot;&quot;;IF([.L42]=&quot;&quot;;&quot;&quot;;[.L42]);[.M42]);[.N42])=&quot;&quot;;IF([.Q42]=&quot;&quot;;IF([.P42]=&quot;&quot;;IF([.O42]=&quot;&quot;;&quot;&quot;;[.O42]);[.P42]);[.Q42])=&quot;&quot;;IF([.T42]=&quot;&quot;;IF([.S42]=&quot;&quot;;IF([.R42]=&quot;&quot;;&quot;&quot;;[.R42]);[.S42]);[.T42])=&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8">
          <table:table-cell table:style-name="ce177" table:formula="of:=IF(AND([.H43]=&quot;&quot;;[.H43]=&quot;&quot;);&quot;&quot;;[.$H$3]&amp;&quot;_&quot;&amp;ROW()-11-COUNTBLANK([.$H$12:.H43]))" office:value-type="string" office:string-value="THEMMOI_BN_27">
            <text:p>THEMMOI_BN_27</text:p>
          </table:table-cell>
          <table:table-cell table:style-name="ce62" office:value-type="string">
            <text:p>Kiểm tra chức năng tìm kiếm trên combo-box</text:p>
          </table:table-cell>
          <table:table-cell table:style-name="ce79" office:value-type="string">
            <text:p>BIs</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table:table-cell table:style-name="ce50" office:value-type="string">
            <text:p>Tìm kiếm các giá trị trong list phù hợp với tiêu chí tìm kiếm, focus vào giá trị đầu tiên tìm thấy. Nhấn enter sẽ chọn giá trị được focus</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43]=&quot;&quot;;IF([.J43]=&quot;&quot;;IF([.I43]=&quot;&quot;;&quot;&quot;;[.I43]);[.J43]);[.K43])=&quot;F&quot;;IF([.N43]=&quot;&quot;;IF([.M43]=&quot;&quot;;IF([.L43]=&quot;&quot;;&quot;&quot;;[.L43]);[.M43]);[.N43])=&quot;F&quot;;IF([.Q43]=&quot;&quot;;IF([.P43]=&quot;&quot;;IF([.O43]=&quot;&quot;;&quot;&quot;;[.O43]);[.P43]);[.Q43])=&quot;F&quot;;IF([.T43]=&quot;&quot;;IF([.S43]=&quot;&quot;;IF([.R43]=&quot;&quot;;&quot;&quot;;[.R43]);[.S43]);[.T43])=&quot;F&quot;)=1;&quot;F&quot;;IF(OR(IF([.K43]=&quot;&quot;;IF([.J43]=&quot;&quot;;IF([.I43]=&quot;&quot;;&quot;&quot;;[.I43]);[.J43]);[.K43])=&quot;PE&quot;;IF([.N43]=&quot;&quot;;IF([.M43]=&quot;&quot;;IF([.L43]=&quot;&quot;;&quot;&quot;;[.L43]);[.M43]);[.N43])=&quot;PE&quot;;IF([.Q43]=&quot;&quot;;IF([.P43]=&quot;&quot;;IF([.O43]=&quot;&quot;;&quot;&quot;;[.O43]);[.P43]);[.Q43])=&quot;PE&quot;;IF([.T43]=&quot;&quot;;IF([.S43]=&quot;&quot;;IF([.R43]=&quot;&quot;;&quot;&quot;;[.R43]);[.S43]);[.T43])=&quot;PE&quot;)=1;&quot;PE&quot;;IF(AND(IF([.K43]=&quot;&quot;;IF([.J43]=&quot;&quot;;IF([.I43]=&quot;&quot;;&quot;&quot;;[.I43]);[.J43]);[.K43])=&quot;&quot;;IF([.N43]=&quot;&quot;;IF([.M43]=&quot;&quot;;IF([.L43]=&quot;&quot;;&quot;&quot;;[.L43]);[.M43]);[.N43])=&quot;&quot;;IF([.Q43]=&quot;&quot;;IF([.P43]=&quot;&quot;;IF([.O43]=&quot;&quot;;&quot;&quot;;[.O43]);[.P43]);[.Q43])=&quot;&quot;;IF([.T43]=&quot;&quot;;IF([.S43]=&quot;&quot;;IF([.R43]=&quot;&quot;;&quot;&quot;;[.R43]);[.S43]);[.T43])=&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6">
          <table:table-cell table:style-name="ce177" table:formula="of:=IF(AND([.H44]=&quot;&quot;;[.H44]=&quot;&quot;);&quot;&quot;;[.$H$3]&amp;&quot;_&quot;&amp;ROW()-11-COUNTBLANK([.$H$12:.H44]))">
            <text:p/>
          </table:table-cell>
          <table:table-cell table:style-name="ce61" office:value-type="string">
            <text:p>Validate dữ liệu trường Số điện thoại</text:p>
          </table:table-cell>
          <table:table-cell table:style-name="ce76" table:number-columns-repeated="4"/>
          <table:table-cell table:style-name="ce51"/>
          <table:table-cell table:style-name="ce51"/>
          <table:table-cell table:style-name="ce191" table:number-columns-repeated="12"/>
          <table:table-cell table:style-name="ce200"/>
          <table:table-cell table:style-name="ce51"/>
          <table:table-cell table:style-name="ce1" table:number-columns-repeated="11"/>
          <table:table-cell table:number-columns-repeated="991"/>
        </table:table-row>
        <table:table-row table:style-name="ro5">
          <table:table-cell table:style-name="ce177" table:formula="of:=IF(AND([.H45]=&quot;&quot;;[.H45]=&quot;&quot;);&quot;&quot;;[.$H$3]&amp;&quot;_&quot;&amp;ROW()-11-COUNTBLANK([.$H$12:.H45]))" office:value-type="string" office:string-value="THEMMOI_BN_28">
            <text:p>THEMMOI_BN_28</text:p>
          </table:table-cell>
          <table:table-cell table:style-name="ce32" office:value-type="string">
            <text:p>Kiểm tra khi dữ liệu <text:s/>là các ký tự chữ.</text:p>
          </table:table-cell>
          <table:table-cell table:style-name="ce70" office:value-type="string">
            <text:p>DOA</text:p>
          </table:table-cell>
          <table:table-cell table:style-name="ce70" table:number-columns-repeated="3"/>
          <table:table-cell table:style-name="ce17" office:value-type="string">
            <text:p>1. Nhập dữ liệu là các ký tự, thẻ html, ký tự đặc biệt</text:p>
            <text:p>2. Các thông tin khác được nhập hợp lệ</text:p>
            <text:p/>
          </table:table-cell>
          <table:table-cell table:style-name="ce17" office:value-type="string">
            <text:p>1. Thông báo dữ liệu phải là số</text:p>
            <text:p>2. Set focus vào trường lỗi</text:p>
            <text:p>Hoặc xử lý không cho phép nhập ký tự chữ vào trường số.</text:p>
          </table:table-cell>
          <table:table-cell table:style-name="ce193" office:value-type="string">
            <text:p>P</text:p>
          </table:table-cell>
          <table:table-cell table:style-name="ce193" table:number-columns-repeated="11"/>
          <table:table-cell table:style-name="ce199"/>
          <table:table-cell table:style-name="ce32"/>
          <table:table-cell table:style-name="ce1" table:number-columns-repeated="11"/>
          <table:table-cell table:number-columns-repeated="991"/>
        </table:table-row>
        <table:table-row table:style-name="ro8">
          <table:table-cell table:style-name="ce177" table:formula="of:=IF(AND([.H46]=&quot;&quot;;[.H46]=&quot;&quot;);&quot;&quot;;[.$H$3]&amp;&quot;_&quot;&amp;ROW()-11-COUNTBLANK([.$H$12:.H46]))" office:value-type="string" office:string-value="THEMMOI_BN_29">
            <text:p>THEMMOI_BN_29</text:p>
          </table:table-cell>
          <table:table-cell table:style-name="ce32" office:value-type="string">
            <text:p>Nhập dữ liệu <text:s/>là số có chữ số 0 đầu tiên</text:p>
          </table:table-cell>
          <table:table-cell table:style-name="ce70" office:value-type="string">
            <text:p>DOA</text:p>
          </table:table-cell>
          <table:table-cell table:style-name="ce70" table:number-columns-repeated="3"/>
          <table:table-cell table:style-name="ce17" office:value-type="string">
            <text:p>1. Nhập dữ liệu là số có chữ số 0 đầu tiên</text:p>
            <text:p>2. Các thông tin khác được nhập hợp lệ</text:p>
            <text:p/>
          </table:table-cell>
          <table:table-cell table:style-name="ce17" office:value-type="string">
            <office:annotation draw:style-name="gr7" draw:text-style-name="P1" svg:width="1.3161in" svg:height="1.3488in" svg:x="17.5406in" svg:y="21.8461in" draw:caption-point-x="-0.1898in" draw:caption-point-y="-0.6197in">
              <dc:creator>Thuy Vu</dc:creator>
              <dc:date>2018-03-26T00:00:00</dc:date>
              <text:p text:style-name="P1">Tranglt1:</text:p>
              <text:p text:style-name="P1">Cần mô tả KQMM đúng theo chương trình cụ thể.</text:p>
            </office:annotation>
            <text:p>Lưu thành công. Hiển thị đúng số điện thoại bắt đầu bằng số 0</text:p>
          </table:table-cell>
          <table:table-cell table:style-name="ce193" office:value-type="string">
            <text:p>P</text:p>
          </table:table-cell>
          <table:table-cell table:style-name="ce193" table:number-columns-repeated="11"/>
          <table:table-cell table:style-name="ce199"/>
          <table:table-cell table:style-name="ce32"/>
          <table:table-cell table:style-name="ce1" table:number-columns-repeated="11"/>
          <table:table-cell table:number-columns-repeated="991"/>
        </table:table-row>
        <table:table-row table:style-name="ro7">
          <table:table-cell table:style-name="ce177" table:formula="of:=IF(AND([.H47]=&quot;&quot;;[.H47]=&quot;&quot;);&quot;&quot;;[.$H$3]&amp;&quot;_&quot;&amp;ROW()-11-COUNTBLANK([.$H$12:.H47]))" office:value-type="string" office:string-value="THEMMOI_BN_30">
            <text:p>THEMMOI_BN_30</text:p>
          </table:table-cell>
          <table:table-cell table:style-name="ce32" office:value-type="string">
            <text:p>Kiểm tra chức năng Trim space</text:p>
          </table:table-cell>
          <table:table-cell table:style-name="ce70" office:value-type="string">
            <text:p>DOA</text:p>
          </table:table-cell>
          <table:table-cell table:style-name="ce70" table:number-columns-repeated="3"/>
          <table:table-cell table:style-name="ce17" office:value-type="string">
            <text:p>1. Nhập dữ liệu và thêm space vào đầu và cuối( hoặc thực hiện copy paste một số có chứa space ở đầu, cuối)</text:p>
            <text:p>2. Các thông tin khác được nhập hợp lệ</text:p>
            <text:p/>
          </table:table-cell>
          <table:table-cell table:style-name="ce17" office:value-type="string">
            <office:annotation draw:style-name="gr8" draw:text-style-name="P1" svg:width="1.3161in" svg:height="0.9957in" svg:x="17.5406in" svg:y="22.7283in" draw:caption-point-x="-0.1898in" draw:caption-point-y="-0.9728in">
              <dc:creator>Thuy Vu</dc:creator>
              <dc:date>2018-03-26T00:00:00</dc:date>
              <text:p text:style-name="P1">Tranglt1:</text:p>
              <text:p text:style-name="P1">Cần mô tả KQMM đúng theo chương trình cụ thể.</text:p>
            </office:annotation>
            <text:p>Hệ thống tự động xóa các ký tự trống ở đầu và cuối trước khi lưu vào db</text:p>
            <text:p/>
          </table:table-cell>
          <table:table-cell table:style-name="ce193" office:value-type="string">
            <text:p>P</text:p>
          </table:table-cell>
          <table:table-cell table:style-name="ce193" table:number-columns-repeated="11"/>
          <table:table-cell table:style-name="ce199"/>
          <table:table-cell table:style-name="ce32"/>
          <table:table-cell table:style-name="ce1" table:number-columns-repeated="11"/>
          <table:table-cell table:number-columns-repeated="991"/>
        </table:table-row>
        <table:table-row table:style-name="ro8">
          <table:table-cell table:style-name="ce177" table:formula="of:=IF(AND([.H48]=&quot;&quot;;[.H48]=&quot;&quot;);&quot;&quot;;[.$H$3]&amp;&quot;_&quot;&amp;ROW()-11-COUNTBLANK([.$H$12:.H48]))" office:value-type="string" office:string-value="THEMMOI_BN_31">
            <text:p>THEMMOI_BN_31</text:p>
          </table:table-cell>
          <table:table-cell table:style-name="ce32" office:value-type="string">
            <text:p>Kiểm tra định dạng số điện thoại</text:p>
          </table:table-cell>
          <table:table-cell table:style-name="ce70" office:value-type="string">
            <text:p>DOA</text:p>
          </table:table-cell>
          <table:table-cell table:style-name="ce70" table:number-columns-repeated="3"/>
          <table:table-cell table:style-name="ce17" office:value-type="string">
            <text:p>1. Nhập số điện thoại có nhiều hơn 11 số và ít hơn 10 số</text:p>
            <text:p>2. Các thông tin khác nhập hợp lệ</text:p>
          </table:table-cell>
          <table:table-cell table:style-name="ce17" office:value-type="string">
            <text:p>Hệ thống báo số điện thoại không đúng định dạng</text:p>
          </table:table-cell>
          <table:table-cell table:style-name="ce193" office:value-type="string">
            <text:p>P</text:p>
          </table:table-cell>
          <table:table-cell table:style-name="ce193" table:number-columns-repeated="11"/>
          <table:table-cell table:style-name="ce199"/>
          <table:table-cell table:style-name="ce32"/>
          <table:table-cell table:style-name="ce1" table:number-columns-repeated="11"/>
          <table:table-cell table:number-columns-repeated="991"/>
        </table:table-row>
        <table:table-row table:style-name="ro8">
          <table:table-cell table:style-name="ce177" table:formula="of:=IF(AND([.H49]=&quot;&quot;;[.H49]=&quot;&quot;);&quot;&quot;;[.$H$3]&amp;&quot;_&quot;&amp;ROW()-11-COUNTBLANK([.$H$12:.H49]))" office:value-type="string" office:string-value="THEMMOI_BN_32">
            <text:p>THEMMOI_BN_32</text:p>
          </table:table-cell>
          <table:table-cell table:style-name="ce32" office:value-type="string">
            <text:p>Kiểm tra thông tin không bắt buộc</text:p>
          </table:table-cell>
          <table:table-cell table:style-name="ce70" office:value-type="string">
            <text:p>DOA</text:p>
          </table:table-cell>
          <table:table-cell table:style-name="ce70" table:number-columns-repeated="3"/>
          <table:table-cell table:style-name="ce17" office:value-type="string">
            <text:p>1. Không nhập số điện thoại</text:p>
            <text:p>2. Các thông tin khác nhập hợp lệ. </text:p>
            <text:p>3. Lưu</text:p>
          </table:table-cell>
          <table:table-cell table:style-name="ce17" office:value-type="string">
            <text:p>Lưu thành công</text:p>
          </table:table-cell>
          <table:table-cell table:style-name="ce193" office:value-type="string">
            <text:p>P</text:p>
          </table:table-cell>
          <table:table-cell table:style-name="ce193" table:number-columns-repeated="11"/>
          <table:table-cell table:style-name="ce199"/>
          <table:table-cell table:style-name="ce32"/>
          <table:table-cell table:style-name="ce1" table:number-columns-repeated="11"/>
          <table:table-cell table:number-columns-repeated="991"/>
        </table:table-row>
        <table:table-row table:style-name="ro2">
          <table:table-cell table:style-name="ce177" table:formula="of:=IF(AND([.H50]=&quot;&quot;;[.H50]=&quot;&quot;);&quot;&quot;;[.$H$3]&amp;&quot;_&quot;&amp;ROW()-11-COUNTBLANK([.$H$12:.H50]))">
            <text:p/>
          </table:table-cell>
          <table:table-cell table:style-name="ce58" office:value-type="string" table:number-columns-spanned="6" table:number-rows-spanned="1">
            <text:p>Kiểm tra combo - box "Nghề nghiệp"</text:p>
          </table:table-cell>
          <table:covered-table-cell table:number-columns-repeated="4" table:style-name="ce21"/>
          <table:covered-table-cell table:style-name="ce43"/>
          <table:table-cell table:style-name="ce51"/>
          <table:table-cell table:style-name="ce191" table:number-columns-repeated="12"/>
          <table:table-cell table:style-name="ce200"/>
          <table:table-cell table:style-name="ce51"/>
          <table:table-cell table:style-name="ce154" table:number-columns-repeated="11"/>
          <table:table-cell table:number-columns-repeated="991"/>
        </table:table-row>
        <table:table-row table:style-name="ro6">
          <table:table-cell table:style-name="ce177" table:formula="of:=IF(AND([.H51]=&quot;&quot;;[.H51]=&quot;&quot;);&quot;&quot;;[.$H$3]&amp;&quot;_&quot;&amp;ROW()-11-COUNTBLANK([.$H$12:.H51]))" office:value-type="string" office:string-value="THEMMOI_BN_33">
            <text:p>THEMMOI_BN_33</text:p>
          </table:table-cell>
          <table:table-cell table:style-name="ce62" office:value-type="string">
            <text:p>Kiểm tra giá trị mặc định</text:p>
          </table:table-cell>
          <table:table-cell table:style-name="ce79" office:value-type="string">
            <text:p>DTT</text:p>
          </table:table-cell>
          <table:table-cell table:style-name="ce79" office:value-type="float" office:value="2">
            <text:p>2</text:p>
          </table:table-cell>
          <table:table-cell table:style-name="ce94" office:value-type="percentage" office:value="1">
            <text:p>100%</text:p>
          </table:table-cell>
          <table:table-cell table:style-name="ce79"/>
          <table:table-cell table:style-name="ce50" office:value-type="string">
            <text:p>1. Kiểm tra giá trị của trường này</text:p>
          </table:table-cell>
          <table:table-cell table:style-name="ce50" office:value-type="string">
            <text:p>Gía trị mặc định là "--Vui lòng chọn---"</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51]=&quot;&quot;;IF([.J51]=&quot;&quot;;IF([.I51]=&quot;&quot;;&quot;&quot;;[.I51]);[.J51]);[.K51])=&quot;F&quot;;IF([.N51]=&quot;&quot;;IF([.M51]=&quot;&quot;;IF([.L51]=&quot;&quot;;&quot;&quot;;[.L51]);[.M51]);[.N51])=&quot;F&quot;;IF([.Q51]=&quot;&quot;;IF([.P51]=&quot;&quot;;IF([.O51]=&quot;&quot;;&quot;&quot;;[.O51]);[.P51]);[.Q51])=&quot;F&quot;;IF([.T51]=&quot;&quot;;IF([.S51]=&quot;&quot;;IF([.R51]=&quot;&quot;;&quot;&quot;;[.R51]);[.S51]);[.T51])=&quot;F&quot;)=1;&quot;F&quot;;IF(OR(IF([.K51]=&quot;&quot;;IF([.J51]=&quot;&quot;;IF([.I51]=&quot;&quot;;&quot;&quot;;[.I51]);[.J51]);[.K51])=&quot;PE&quot;;IF([.N51]=&quot;&quot;;IF([.M51]=&quot;&quot;;IF([.L51]=&quot;&quot;;&quot;&quot;;[.L51]);[.M51]);[.N51])=&quot;PE&quot;;IF([.Q51]=&quot;&quot;;IF([.P51]=&quot;&quot;;IF([.O51]=&quot;&quot;;&quot;&quot;;[.O51]);[.P51]);[.Q51])=&quot;PE&quot;;IF([.T51]=&quot;&quot;;IF([.S51]=&quot;&quot;;IF([.R51]=&quot;&quot;;&quot;&quot;;[.R51]);[.S51]);[.T51])=&quot;PE&quot;)=1;&quot;PE&quot;;IF(AND(IF([.K51]=&quot;&quot;;IF([.J51]=&quot;&quot;;IF([.I51]=&quot;&quot;;&quot;&quot;;[.I51]);[.J51]);[.K51])=&quot;&quot;;IF([.N51]=&quot;&quot;;IF([.M51]=&quot;&quot;;IF([.L51]=&quot;&quot;;&quot;&quot;;[.L51]);[.M51]);[.N51])=&quot;&quot;;IF([.Q51]=&quot;&quot;;IF([.P51]=&quot;&quot;;IF([.O51]=&quot;&quot;;&quot;&quot;;[.O51]);[.P51]);[.Q51])=&quot;&quot;;IF([.T51]=&quot;&quot;;IF([.S51]=&quot;&quot;;IF([.R51]=&quot;&quot;;&quot;&quot;;[.R51]);[.S51]);[.T51])=&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6">
          <table:table-cell table:style-name="ce177" table:formula="of:=IF(AND([.H52]=&quot;&quot;;[.H52]=&quot;&quot;);&quot;&quot;;[.$H$3]&amp;&quot;_&quot;&amp;ROW()-11-COUNTBLANK([.$H$12:.H52]))" office:value-type="string" office:string-value="THEMMOI_BN_34">
            <text:p>THEMMOI_BN_34</text:p>
          </table:table-cell>
          <table:table-cell table:style-name="ce62" office:value-type="string">
            <text:p>Kiểm tra số lượng và sắp xếp các giá trị trong combo</text:p>
          </table:table-cell>
          <table:table-cell table:style-name="ce79" office:value-type="string">
            <text:p>DTT</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Kiểm tra giá trị của trường này</text:p>
          </table:table-cell>
          <table:table-cell table:style-name="ce50" office:value-type="string">
            <text:p>Giá trị trong combo được sắp xếp theo thứ tự alphabet </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52]=&quot;&quot;;IF([.J52]=&quot;&quot;;IF([.I52]=&quot;&quot;;&quot;&quot;;[.I52]);[.J52]);[.K52])=&quot;F&quot;;IF([.N52]=&quot;&quot;;IF([.M52]=&quot;&quot;;IF([.L52]=&quot;&quot;;&quot;&quot;;[.L52]);[.M52]);[.N52])=&quot;F&quot;;IF([.Q52]=&quot;&quot;;IF([.P52]=&quot;&quot;;IF([.O52]=&quot;&quot;;&quot;&quot;;[.O52]);[.P52]);[.Q52])=&quot;F&quot;;IF([.T52]=&quot;&quot;;IF([.S52]=&quot;&quot;;IF([.R52]=&quot;&quot;;&quot;&quot;;[.R52]);[.S52]);[.T52])=&quot;F&quot;)=1;&quot;F&quot;;IF(OR(IF([.K52]=&quot;&quot;;IF([.J52]=&quot;&quot;;IF([.I52]=&quot;&quot;;&quot;&quot;;[.I52]);[.J52]);[.K52])=&quot;PE&quot;;IF([.N52]=&quot;&quot;;IF([.M52]=&quot;&quot;;IF([.L52]=&quot;&quot;;&quot;&quot;;[.L52]);[.M52]);[.N52])=&quot;PE&quot;;IF([.Q52]=&quot;&quot;;IF([.P52]=&quot;&quot;;IF([.O52]=&quot;&quot;;&quot;&quot;;[.O52]);[.P52]);[.Q52])=&quot;PE&quot;;IF([.T52]=&quot;&quot;;IF([.S52]=&quot;&quot;;IF([.R52]=&quot;&quot;;&quot;&quot;;[.R52]);[.S52]);[.T52])=&quot;PE&quot;)=1;&quot;PE&quot;;IF(AND(IF([.K52]=&quot;&quot;;IF([.J52]=&quot;&quot;;IF([.I52]=&quot;&quot;;&quot;&quot;;[.I52]);[.J52]);[.K52])=&quot;&quot;;IF([.N52]=&quot;&quot;;IF([.M52]=&quot;&quot;;IF([.L52]=&quot;&quot;;&quot;&quot;;[.L52]);[.M52]);[.N52])=&quot;&quot;;IF([.Q52]=&quot;&quot;;IF([.P52]=&quot;&quot;;IF([.O52]=&quot;&quot;;&quot;&quot;;[.O52]);[.P52]);[.Q52])=&quot;&quot;;IF([.T52]=&quot;&quot;;IF([.S52]=&quot;&quot;;IF([.R52]=&quot;&quot;;&quot;&quot;;[.R52]);[.S52]);[.T52])=&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6">
          <table:table-cell table:style-name="ce177" table:formula="of:=IF(AND([.H53]=&quot;&quot;;[.H53]=&quot;&quot;);&quot;&quot;;[.$H$3]&amp;&quot;_&quot;&amp;ROW()-11-COUNTBLANK([.$H$12:.H53]))" office:value-type="string" office:string-value="THEMMOI_BN_35">
            <text:p>THEMMOI_BN_35</text:p>
          </table:table-cell>
          <table:table-cell table:style-name="ce62" office:value-type="string">
            <text:p>Kiểm tra căn lề</text:p>
            <text:p/>
          </table:table-cell>
          <table:table-cell table:style-name="ce79" office:value-type="string">
            <text:p>DTT</text:p>
          </table:table-cell>
          <table:table-cell table:style-name="ce79" office:value-type="float" office:value="2">
            <text:p>2</text:p>
          </table:table-cell>
          <table:table-cell table:style-name="ce94" office:value-type="percentage" office:value="1">
            <text:p>100%</text:p>
          </table:table-cell>
          <table:table-cell table:style-name="ce79"/>
          <table:table-cell table:style-name="ce50" office:value-type="string">
            <text:p>1. Kích vào combo box để kiểm tra căn lề của các giá trị trong combo </text:p>
          </table:table-cell>
          <table:table-cell table:style-name="ce50" office:value-type="string">
            <text:p>Các giá trị trong combo box được căn lề trái.</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53]=&quot;&quot;;IF([.J53]=&quot;&quot;;IF([.I53]=&quot;&quot;;&quot;&quot;;[.I53]);[.J53]);[.K53])=&quot;F&quot;;IF([.N53]=&quot;&quot;;IF([.M53]=&quot;&quot;;IF([.L53]=&quot;&quot;;&quot;&quot;;[.L53]);[.M53]);[.N53])=&quot;F&quot;;IF([.Q53]=&quot;&quot;;IF([.P53]=&quot;&quot;;IF([.O53]=&quot;&quot;;&quot;&quot;;[.O53]);[.P53]);[.Q53])=&quot;F&quot;;IF([.T53]=&quot;&quot;;IF([.S53]=&quot;&quot;;IF([.R53]=&quot;&quot;;&quot;&quot;;[.R53]);[.S53]);[.T53])=&quot;F&quot;)=1;&quot;F&quot;;IF(OR(IF([.K53]=&quot;&quot;;IF([.J53]=&quot;&quot;;IF([.I53]=&quot;&quot;;&quot;&quot;;[.I53]);[.J53]);[.K53])=&quot;PE&quot;;IF([.N53]=&quot;&quot;;IF([.M53]=&quot;&quot;;IF([.L53]=&quot;&quot;;&quot;&quot;;[.L53]);[.M53]);[.N53])=&quot;PE&quot;;IF([.Q53]=&quot;&quot;;IF([.P53]=&quot;&quot;;IF([.O53]=&quot;&quot;;&quot;&quot;;[.O53]);[.P53]);[.Q53])=&quot;PE&quot;;IF([.T53]=&quot;&quot;;IF([.S53]=&quot;&quot;;IF([.R53]=&quot;&quot;;&quot;&quot;;[.R53]);[.S53]);[.T53])=&quot;PE&quot;)=1;&quot;PE&quot;;IF(AND(IF([.K53]=&quot;&quot;;IF([.J53]=&quot;&quot;;IF([.I53]=&quot;&quot;;&quot;&quot;;[.I53]);[.J53]);[.K53])=&quot;&quot;;IF([.N53]=&quot;&quot;;IF([.M53]=&quot;&quot;;IF([.L53]=&quot;&quot;;&quot;&quot;;[.L53]);[.M53]);[.N53])=&quot;&quot;;IF([.Q53]=&quot;&quot;;IF([.P53]=&quot;&quot;;IF([.O53]=&quot;&quot;;&quot;&quot;;[.O53]);[.P53]);[.Q53])=&quot;&quot;;IF([.T53]=&quot;&quot;;IF([.S53]=&quot;&quot;;IF([.R53]=&quot;&quot;;&quot;&quot;;[.R53]);[.S53]);[.T53])=&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8">
          <table:table-cell table:style-name="ce177" table:formula="of:=IF(AND([.H54]=&quot;&quot;;[.H54]=&quot;&quot;);&quot;&quot;;[.$H$3]&amp;&quot;_&quot;&amp;ROW()-11-COUNTBLANK([.$H$12:.H54]))" office:value-type="string" office:string-value="THEMMOI_BN_36">
            <text:p>THEMMOI_BN_36</text:p>
          </table:table-cell>
          <table:table-cell table:style-name="ce62" office:value-type="string">
            <text:p>Kiểm tra thông tin không bắt buộc</text:p>
          </table:table-cell>
          <table:table-cell table:style-name="ce79" office:value-type="string">
            <text:p>DTT</text:p>
          </table:table-cell>
          <table:table-cell table:style-name="ce79" office:value-type="float" office:value="2">
            <text:p>2</text:p>
          </table:table-cell>
          <table:table-cell table:style-name="ce94" office:value-type="percentage" office:value="1">
            <text:p>100%</text:p>
          </table:table-cell>
          <table:table-cell table:style-name="ce79"/>
          <table:table-cell table:style-name="ce50" office:value-type="string">
            <text:p>1. Không chọn Nghề nghiệp</text:p>
            <text:p>2. Các thông tin khác nhập đầy đủ</text:p>
            <text:p>3. Lưu</text:p>
          </table:table-cell>
          <table:table-cell table:style-name="ce50" office:value-type="string">
            <text:p>Lưu thành công</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54]=&quot;&quot;;IF([.J54]=&quot;&quot;;IF([.I54]=&quot;&quot;;&quot;&quot;;[.I54]);[.J54]);[.K54])=&quot;F&quot;;IF([.N54]=&quot;&quot;;IF([.M54]=&quot;&quot;;IF([.L54]=&quot;&quot;;&quot;&quot;;[.L54]);[.M54]);[.N54])=&quot;F&quot;;IF([.Q54]=&quot;&quot;;IF([.P54]=&quot;&quot;;IF([.O54]=&quot;&quot;;&quot;&quot;;[.O54]);[.P54]);[.Q54])=&quot;F&quot;;IF([.T54]=&quot;&quot;;IF([.S54]=&quot;&quot;;IF([.R54]=&quot;&quot;;&quot;&quot;;[.R54]);[.S54]);[.T54])=&quot;F&quot;)=1;&quot;F&quot;;IF(OR(IF([.K54]=&quot;&quot;;IF([.J54]=&quot;&quot;;IF([.I54]=&quot;&quot;;&quot;&quot;;[.I54]);[.J54]);[.K54])=&quot;PE&quot;;IF([.N54]=&quot;&quot;;IF([.M54]=&quot;&quot;;IF([.L54]=&quot;&quot;;&quot;&quot;;[.L54]);[.M54]);[.N54])=&quot;PE&quot;;IF([.Q54]=&quot;&quot;;IF([.P54]=&quot;&quot;;IF([.O54]=&quot;&quot;;&quot;&quot;;[.O54]);[.P54]);[.Q54])=&quot;PE&quot;;IF([.T54]=&quot;&quot;;IF([.S54]=&quot;&quot;;IF([.R54]=&quot;&quot;;&quot;&quot;;[.R54]);[.S54]);[.T54])=&quot;PE&quot;)=1;&quot;PE&quot;;IF(AND(IF([.K54]=&quot;&quot;;IF([.J54]=&quot;&quot;;IF([.I54]=&quot;&quot;;&quot;&quot;;[.I54]);[.J54]);[.K54])=&quot;&quot;;IF([.N54]=&quot;&quot;;IF([.M54]=&quot;&quot;;IF([.L54]=&quot;&quot;;&quot;&quot;;[.L54]);[.M54]);[.N54])=&quot;&quot;;IF([.Q54]=&quot;&quot;;IF([.P54]=&quot;&quot;;IF([.O54]=&quot;&quot;;&quot;&quot;;[.O54]);[.P54]);[.Q54])=&quot;&quot;;IF([.T54]=&quot;&quot;;IF([.S54]=&quot;&quot;;IF([.R54]=&quot;&quot;;&quot;&quot;;[.R54]);[.S54]);[.T54])=&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8">
          <table:table-cell table:style-name="ce177" table:formula="of:=IF(AND([.H55]=&quot;&quot;;[.H55]=&quot;&quot;);&quot;&quot;;[.$H$3]&amp;&quot;_&quot;&amp;ROW()-11-COUNTBLANK([.$H$12:.H55]))" office:value-type="string" office:string-value="THEMMOI_BN_37">
            <text:p>THEMMOI_BN_37</text:p>
          </table:table-cell>
          <table:table-cell table:style-name="ce62" office:value-type="string">
            <text:p>Kiểm tra chức năng tìm kiếm trên combo-box</text:p>
          </table:table-cell>
          <table:table-cell table:style-name="ce79" office:value-type="string">
            <text:p>DTT</text:p>
          </table:table-cell>
          <table:table-cell table:style-name="ce79" office:value-type="float" office:value="3">
            <text:p>3</text:p>
          </table:table-cell>
          <table:table-cell table:style-name="ce94" office:value-type="percentage" office:value="0.4">
            <text:p>40%</text:p>
          </table:table-cell>
          <table:table-cell table:style-name="ce79" office:value-type="string">
            <text:p>Không tìm được phần tử để gõ thông tin tìm kiếm </text:p>
          </table:table-cell>
          <table:table-cell table:style-name="ce50" office:value-type="string">
            <text:p>1. Click vào combo "Nghề nghiệp"</text:p>
            <text:p>2. Gõ thông tin tìm kiếm</text:p>
          </table:table-cell>
          <table:table-cell table:style-name="ce50" office:value-type="string">
            <text:p>Tìm kiếm các giá trị trong list phù hợp với tiêu chí tìm kiếm, focus vào giá trị đầu tiên tìm thấy. Nhấn enter sẽ chọn giá trị được focus</text:p>
          </table:table-cell>
          <table:table-cell table:style-name="ce192" table:content-validation-name="val3" office:value-type="string">
            <text:p>F</text:p>
          </table:table-cell>
          <table:table-cell table:number-columns-repeated="11" table:style-name="ce192" table:content-validation-name="val3"/>
          <table:table-cell table:style-name="ce201" table:formula="of:=IF(OR(IF([.K55]=&quot;&quot;;IF([.J55]=&quot;&quot;;IF([.I55]=&quot;&quot;;&quot;&quot;;[.I55]);[.J55]);[.K55])=&quot;F&quot;;IF([.N55]=&quot;&quot;;IF([.M55]=&quot;&quot;;IF([.L55]=&quot;&quot;;&quot;&quot;;[.L55]);[.M55]);[.N55])=&quot;F&quot;;IF([.Q55]=&quot;&quot;;IF([.P55]=&quot;&quot;;IF([.O55]=&quot;&quot;;&quot;&quot;;[.O55]);[.P55]);[.Q55])=&quot;F&quot;;IF([.T55]=&quot;&quot;;IF([.S55]=&quot;&quot;;IF([.R55]=&quot;&quot;;&quot;&quot;;[.R55]);[.S55]);[.T55])=&quot;F&quot;)=1;&quot;F&quot;;IF(OR(IF([.K55]=&quot;&quot;;IF([.J55]=&quot;&quot;;IF([.I55]=&quot;&quot;;&quot;&quot;;[.I55]);[.J55]);[.K55])=&quot;PE&quot;;IF([.N55]=&quot;&quot;;IF([.M55]=&quot;&quot;;IF([.L55]=&quot;&quot;;&quot;&quot;;[.L55]);[.M55]);[.N55])=&quot;PE&quot;;IF([.Q55]=&quot;&quot;;IF([.P55]=&quot;&quot;;IF([.O55]=&quot;&quot;;&quot;&quot;;[.O55]);[.P55]);[.Q55])=&quot;PE&quot;;IF([.T55]=&quot;&quot;;IF([.S55]=&quot;&quot;;IF([.R55]=&quot;&quot;;&quot;&quot;;[.R55]);[.S55]);[.T55])=&quot;PE&quot;)=1;&quot;PE&quot;;IF(AND(IF([.K55]=&quot;&quot;;IF([.J55]=&quot;&quot;;IF([.I55]=&quot;&quot;;&quot;&quot;;[.I55]);[.J55]);[.K55])=&quot;&quot;;IF([.N55]=&quot;&quot;;IF([.M55]=&quot;&quot;;IF([.L55]=&quot;&quot;;&quot;&quot;;[.L55]);[.M55]);[.N55])=&quot;&quot;;IF([.Q55]=&quot;&quot;;IF([.P55]=&quot;&quot;;IF([.O55]=&quot;&quot;;&quot;&quot;;[.O55]);[.P55]);[.Q55])=&quot;&quot;;IF([.T55]=&quot;&quot;;IF([.S55]=&quot;&quot;;IF([.R55]=&quot;&quot;;&quot;&quot;;[.R55]);[.S55]);[.T55])=&quot;&quot;)=1;&quot;&quot;;&quot;P&quot;)))" office:value-type="string" office:string-value="F">
            <text:p>F</text:p>
          </table:table-cell>
          <table:table-cell table:style-name="ce149"/>
          <table:table-cell table:style-name="ce156" table:number-columns-repeated="11"/>
          <table:table-cell table:number-columns-repeated="991"/>
        </table:table-row>
        <table:table-row table:style-name="ro2">
          <table:table-cell table:style-name="ce177" table:formula="of:=IF(AND([.H56]=&quot;&quot;;[.H56]=&quot;&quot;);&quot;&quot;;[.$H$3]&amp;&quot;_&quot;&amp;ROW()-11-COUNTBLANK([.$H$12:.H56]))">
            <text:p/>
          </table:table-cell>
          <table:table-cell table:style-name="ce58" table:number-columns-spanned="6" table:number-rows-spanned="1"/>
          <table:covered-table-cell table:number-columns-repeated="4" table:style-name="ce21"/>
          <table:covered-table-cell table:style-name="ce43"/>
          <table:table-cell table:style-name="ce51"/>
          <table:table-cell table:style-name="ce191" table:number-columns-repeated="12"/>
          <table:table-cell table:style-name="ce200"/>
          <table:table-cell table:style-name="ce51"/>
          <table:table-cell table:style-name="ce154" table:number-columns-repeated="11"/>
          <table:table-cell table:number-columns-repeated="991"/>
        </table:table-row>
        <table:table-row table:style-name="ro6">
          <table:table-cell table:style-name="ce177" table:formula="of:=IF(AND([.H57]=&quot;&quot;;[.H57]=&quot;&quot;);&quot;&quot;;[.$H$3]&amp;&quot;_&quot;&amp;ROW()-11-COUNTBLANK([.$H$12:.H57]))" office:value-type="string" office:string-value="THEMMOI_BN_38">
            <text:p>THEMMOI_BN_38</text:p>
          </table:table-cell>
          <table:table-cell table:style-name="ce62" office:value-type="string">
            <text:p>Kiểm tra giá trị mặc định</text:p>
          </table:table-cell>
          <table:table-cell table:style-name="ce79" office:value-type="string">
            <text:p>FOX</text:p>
          </table:table-cell>
          <table:table-cell table:style-name="ce79" table:number-columns-repeated="3"/>
          <table:table-cell table:style-name="ce50" office:value-type="string">
            <text:p>1. Kiểm tra giá trị của trường này</text:p>
          </table:table-cell>
          <table:table-cell table:style-name="ce50" office:value-type="string">
            <text:p>Gía trị mặc định là "--Vui lòng chọn---"</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57]=&quot;&quot;;IF([.J57]=&quot;&quot;;IF([.I57]=&quot;&quot;;&quot;&quot;;[.I57]);[.J57]);[.K57])=&quot;F&quot;;IF([.N57]=&quot;&quot;;IF([.M57]=&quot;&quot;;IF([.L57]=&quot;&quot;;&quot;&quot;;[.L57]);[.M57]);[.N57])=&quot;F&quot;;IF([.Q57]=&quot;&quot;;IF([.P57]=&quot;&quot;;IF([.O57]=&quot;&quot;;&quot;&quot;;[.O57]);[.P57]);[.Q57])=&quot;F&quot;;IF([.T57]=&quot;&quot;;IF([.S57]=&quot;&quot;;IF([.R57]=&quot;&quot;;&quot;&quot;;[.R57]);[.S57]);[.T57])=&quot;F&quot;)=1;&quot;F&quot;;IF(OR(IF([.K57]=&quot;&quot;;IF([.J57]=&quot;&quot;;IF([.I57]=&quot;&quot;;&quot;&quot;;[.I57]);[.J57]);[.K57])=&quot;PE&quot;;IF([.N57]=&quot;&quot;;IF([.M57]=&quot;&quot;;IF([.L57]=&quot;&quot;;&quot;&quot;;[.L57]);[.M57]);[.N57])=&quot;PE&quot;;IF([.Q57]=&quot;&quot;;IF([.P57]=&quot;&quot;;IF([.O57]=&quot;&quot;;&quot;&quot;;[.O57]);[.P57]);[.Q57])=&quot;PE&quot;;IF([.T57]=&quot;&quot;;IF([.S57]=&quot;&quot;;IF([.R57]=&quot;&quot;;&quot;&quot;;[.R57]);[.S57]);[.T57])=&quot;PE&quot;)=1;&quot;PE&quot;;IF(AND(IF([.K57]=&quot;&quot;;IF([.J57]=&quot;&quot;;IF([.I57]=&quot;&quot;;&quot;&quot;;[.I57]);[.J57]);[.K57])=&quot;&quot;;IF([.N57]=&quot;&quot;;IF([.M57]=&quot;&quot;;IF([.L57]=&quot;&quot;;&quot;&quot;;[.L57]);[.M57]);[.N57])=&quot;&quot;;IF([.Q57]=&quot;&quot;;IF([.P57]=&quot;&quot;;IF([.O57]=&quot;&quot;;&quot;&quot;;[.O57]);[.P57]);[.Q57])=&quot;&quot;;IF([.T57]=&quot;&quot;;IF([.S57]=&quot;&quot;;IF([.R57]=&quot;&quot;;&quot;&quot;;[.R57]);[.S57]);[.T57])=&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6">
          <table:table-cell table:style-name="ce177" table:formula="of:=IF(AND([.H58]=&quot;&quot;;[.H58]=&quot;&quot;);&quot;&quot;;[.$H$3]&amp;&quot;_&quot;&amp;ROW()-11-COUNTBLANK([.$H$12:.H58]))" office:value-type="string" office:string-value="THEMMOI_BN_39">
            <text:p>THEMMOI_BN_39</text:p>
          </table:table-cell>
          <table:table-cell table:style-name="ce62" office:value-type="string">
            <text:p>Kiểm tra số lượng và sắp xếp các giá trị trong combo</text:p>
          </table:table-cell>
          <table:table-cell table:style-name="ce79" office:value-type="string">
            <text:p>FOX</text:p>
          </table:table-cell>
          <table:table-cell table:style-name="ce79" table:number-columns-repeated="3"/>
          <table:table-cell table:style-name="ce50" office:value-type="string">
            <text:p>1. Kiểm tra giá trị của trường này</text:p>
          </table:table-cell>
          <table:table-cell table:style-name="ce50" office:value-type="string">
            <text:p>Giá trị trong combo được sắp xếp theo thứ tự alphabet </text:p>
          </table:table-cell>
          <table:table-cell table:style-name="ce192" table:content-validation-name="val3" office:value-type="string">
            <text:p>PE</text:p>
          </table:table-cell>
          <table:table-cell table:number-columns-repeated="11" table:style-name="ce192" table:content-validation-name="val3"/>
          <table:table-cell table:style-name="ce201" table:formula="of:=IF(OR(IF([.K58]=&quot;&quot;;IF([.J58]=&quot;&quot;;IF([.I58]=&quot;&quot;;&quot;&quot;;[.I58]);[.J58]);[.K58])=&quot;F&quot;;IF([.N58]=&quot;&quot;;IF([.M58]=&quot;&quot;;IF([.L58]=&quot;&quot;;&quot;&quot;;[.L58]);[.M58]);[.N58])=&quot;F&quot;;IF([.Q58]=&quot;&quot;;IF([.P58]=&quot;&quot;;IF([.O58]=&quot;&quot;;&quot;&quot;;[.O58]);[.P58]);[.Q58])=&quot;F&quot;;IF([.T58]=&quot;&quot;;IF([.S58]=&quot;&quot;;IF([.R58]=&quot;&quot;;&quot;&quot;;[.R58]);[.S58]);[.T58])=&quot;F&quot;)=1;&quot;F&quot;;IF(OR(IF([.K58]=&quot;&quot;;IF([.J58]=&quot;&quot;;IF([.I58]=&quot;&quot;;&quot;&quot;;[.I58]);[.J58]);[.K58])=&quot;PE&quot;;IF([.N58]=&quot;&quot;;IF([.M58]=&quot;&quot;;IF([.L58]=&quot;&quot;;&quot;&quot;;[.L58]);[.M58]);[.N58])=&quot;PE&quot;;IF([.Q58]=&quot;&quot;;IF([.P58]=&quot;&quot;;IF([.O58]=&quot;&quot;;&quot;&quot;;[.O58]);[.P58]);[.Q58])=&quot;PE&quot;;IF([.T58]=&quot;&quot;;IF([.S58]=&quot;&quot;;IF([.R58]=&quot;&quot;;&quot;&quot;;[.R58]);[.S58]);[.T58])=&quot;PE&quot;)=1;&quot;PE&quot;;IF(AND(IF([.K58]=&quot;&quot;;IF([.J58]=&quot;&quot;;IF([.I58]=&quot;&quot;;&quot;&quot;;[.I58]);[.J58]);[.K58])=&quot;&quot;;IF([.N58]=&quot;&quot;;IF([.M58]=&quot;&quot;;IF([.L58]=&quot;&quot;;&quot;&quot;;[.L58]);[.M58]);[.N58])=&quot;&quot;;IF([.Q58]=&quot;&quot;;IF([.P58]=&quot;&quot;;IF([.O58]=&quot;&quot;;&quot;&quot;;[.O58]);[.P58]);[.Q58])=&quot;&quot;;IF([.T58]=&quot;&quot;;IF([.S58]=&quot;&quot;;IF([.R58]=&quot;&quot;;&quot;&quot;;[.R58]);[.S58]);[.T58])=&quot;&quot;)=1;&quot;&quot;;&quot;P&quot;)))" office:value-type="string" office:string-value="PE">
            <text:p>PE</text:p>
          </table:table-cell>
          <table:table-cell table:style-name="ce149"/>
          <table:table-cell table:style-name="ce156" table:number-columns-repeated="11"/>
          <table:table-cell table:number-columns-repeated="991"/>
        </table:table-row>
        <table:table-row table:style-name="ro6">
          <table:table-cell table:style-name="ce177" table:formula="of:=IF(AND([.H59]=&quot;&quot;;[.H59]=&quot;&quot;);&quot;&quot;;[.$H$3]&amp;&quot;_&quot;&amp;ROW()-11-COUNTBLANK([.$H$12:.H59]))" office:value-type="string" office:string-value="THEMMOI_BN_40">
            <text:p>THEMMOI_BN_40</text:p>
          </table:table-cell>
          <table:table-cell table:style-name="ce62" office:value-type="string">
            <text:p>Kiểm tra căn lề</text:p>
            <text:p/>
          </table:table-cell>
          <table:table-cell table:style-name="ce79" office:value-type="string">
            <text:p>FOX</text:p>
          </table:table-cell>
          <table:table-cell table:style-name="ce79" table:number-columns-repeated="3"/>
          <table:table-cell table:style-name="ce50" office:value-type="string">
            <text:p>1. Kích vào combo box để kiểm tra căn lề của các giá trị trong combo </text:p>
          </table:table-cell>
          <table:table-cell table:style-name="ce50" office:value-type="string">
            <text:p>Các giá trị trong combo box được căn lề trái.</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59]=&quot;&quot;;IF([.J59]=&quot;&quot;;IF([.I59]=&quot;&quot;;&quot;&quot;;[.I59]);[.J59]);[.K59])=&quot;F&quot;;IF([.N59]=&quot;&quot;;IF([.M59]=&quot;&quot;;IF([.L59]=&quot;&quot;;&quot;&quot;;[.L59]);[.M59]);[.N59])=&quot;F&quot;;IF([.Q59]=&quot;&quot;;IF([.P59]=&quot;&quot;;IF([.O59]=&quot;&quot;;&quot;&quot;;[.O59]);[.P59]);[.Q59])=&quot;F&quot;;IF([.T59]=&quot;&quot;;IF([.S59]=&quot;&quot;;IF([.R59]=&quot;&quot;;&quot;&quot;;[.R59]);[.S59]);[.T59])=&quot;F&quot;)=1;&quot;F&quot;;IF(OR(IF([.K59]=&quot;&quot;;IF([.J59]=&quot;&quot;;IF([.I59]=&quot;&quot;;&quot;&quot;;[.I59]);[.J59]);[.K59])=&quot;PE&quot;;IF([.N59]=&quot;&quot;;IF([.M59]=&quot;&quot;;IF([.L59]=&quot;&quot;;&quot;&quot;;[.L59]);[.M59]);[.N59])=&quot;PE&quot;;IF([.Q59]=&quot;&quot;;IF([.P59]=&quot;&quot;;IF([.O59]=&quot;&quot;;&quot;&quot;;[.O59]);[.P59]);[.Q59])=&quot;PE&quot;;IF([.T59]=&quot;&quot;;IF([.S59]=&quot;&quot;;IF([.R59]=&quot;&quot;;&quot;&quot;;[.R59]);[.S59]);[.T59])=&quot;PE&quot;)=1;&quot;PE&quot;;IF(AND(IF([.K59]=&quot;&quot;;IF([.J59]=&quot;&quot;;IF([.I59]=&quot;&quot;;&quot;&quot;;[.I59]);[.J59]);[.K59])=&quot;&quot;;IF([.N59]=&quot;&quot;;IF([.M59]=&quot;&quot;;IF([.L59]=&quot;&quot;;&quot;&quot;;[.L59]);[.M59]);[.N59])=&quot;&quot;;IF([.Q59]=&quot;&quot;;IF([.P59]=&quot;&quot;;IF([.O59]=&quot;&quot;;&quot;&quot;;[.O59]);[.P59]);[.Q59])=&quot;&quot;;IF([.T59]=&quot;&quot;;IF([.S59]=&quot;&quot;;IF([.R59]=&quot;&quot;;&quot;&quot;;[.R59]);[.S59]);[.T59])=&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8">
          <table:table-cell table:style-name="ce177" table:formula="of:=IF(AND([.H60]=&quot;&quot;;[.H60]=&quot;&quot;);&quot;&quot;;[.$H$3]&amp;&quot;_&quot;&amp;ROW()-11-COUNTBLANK([.$H$12:.H60]))" office:value-type="string" office:string-value="THEMMOI_BN_41">
            <text:p>THEMMOI_BN_41</text:p>
          </table:table-cell>
          <table:table-cell table:style-name="ce62" office:value-type="string">
            <text:p>Kiểm tra thông tin không bắt buộc</text:p>
          </table:table-cell>
          <table:table-cell table:style-name="ce79" office:value-type="string">
            <text:p>FOX</text:p>
          </table:table-cell>
          <table:table-cell table:style-name="ce79" table:number-columns-repeated="3"/>
          <table:table-cell table:style-name="ce50" office:value-type="string">
            <text:p>1. Không chọn Tình trạng hôn nhân</text:p>
            <text:p>2. Các thông tin khác nhập đầy đủ</text:p>
            <text:p>3. Lưu</text:p>
          </table:table-cell>
          <table:table-cell table:style-name="ce50" office:value-type="string">
            <text:p>Lưu thành công</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60]=&quot;&quot;;IF([.J60]=&quot;&quot;;IF([.I60]=&quot;&quot;;&quot;&quot;;[.I60]);[.J60]);[.K60])=&quot;F&quot;;IF([.N60]=&quot;&quot;;IF([.M60]=&quot;&quot;;IF([.L60]=&quot;&quot;;&quot;&quot;;[.L60]);[.M60]);[.N60])=&quot;F&quot;;IF([.Q60]=&quot;&quot;;IF([.P60]=&quot;&quot;;IF([.O60]=&quot;&quot;;&quot;&quot;;[.O60]);[.P60]);[.Q60])=&quot;F&quot;;IF([.T60]=&quot;&quot;;IF([.S60]=&quot;&quot;;IF([.R60]=&quot;&quot;;&quot;&quot;;[.R60]);[.S60]);[.T60])=&quot;F&quot;)=1;&quot;F&quot;;IF(OR(IF([.K60]=&quot;&quot;;IF([.J60]=&quot;&quot;;IF([.I60]=&quot;&quot;;&quot;&quot;;[.I60]);[.J60]);[.K60])=&quot;PE&quot;;IF([.N60]=&quot;&quot;;IF([.M60]=&quot;&quot;;IF([.L60]=&quot;&quot;;&quot;&quot;;[.L60]);[.M60]);[.N60])=&quot;PE&quot;;IF([.Q60]=&quot;&quot;;IF([.P60]=&quot;&quot;;IF([.O60]=&quot;&quot;;&quot;&quot;;[.O60]);[.P60]);[.Q60])=&quot;PE&quot;;IF([.T60]=&quot;&quot;;IF([.S60]=&quot;&quot;;IF([.R60]=&quot;&quot;;&quot;&quot;;[.R60]);[.S60]);[.T60])=&quot;PE&quot;)=1;&quot;PE&quot;;IF(AND(IF([.K60]=&quot;&quot;;IF([.J60]=&quot;&quot;;IF([.I60]=&quot;&quot;;&quot;&quot;;[.I60]);[.J60]);[.K60])=&quot;&quot;;IF([.N60]=&quot;&quot;;IF([.M60]=&quot;&quot;;IF([.L60]=&quot;&quot;;&quot;&quot;;[.L60]);[.M60]);[.N60])=&quot;&quot;;IF([.Q60]=&quot;&quot;;IF([.P60]=&quot;&quot;;IF([.O60]=&quot;&quot;;&quot;&quot;;[.O60]);[.P60]);[.Q60])=&quot;&quot;;IF([.T60]=&quot;&quot;;IF([.S60]=&quot;&quot;;IF([.R60]=&quot;&quot;;&quot;&quot;;[.R60]);[.S60]);[.T60])=&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2">
          <table:table-cell table:style-name="ce177" table:formula="of:=IF(AND([.H61]=&quot;&quot;;[.H61]=&quot;&quot;);&quot;&quot;;[.$H$3]&amp;&quot;_&quot;&amp;ROW()-11-COUNTBLANK([.$H$12:.H61]))">
            <text:p/>
          </table:table-cell>
          <table:table-cell table:style-name="ce58" office:value-type="string" table:number-columns-spanned="6" table:number-rows-spanned="1">
            <text:p>Kiểm tra combo - box "Trình độ học vấn"</text:p>
          </table:table-cell>
          <table:covered-table-cell table:number-columns-repeated="4" table:style-name="ce21"/>
          <table:covered-table-cell table:style-name="ce43"/>
          <table:table-cell table:style-name="ce51"/>
          <table:table-cell table:style-name="ce191" table:number-columns-repeated="12"/>
          <table:table-cell table:style-name="ce200"/>
          <table:table-cell table:style-name="ce51"/>
          <table:table-cell table:style-name="ce154" table:number-columns-repeated="11"/>
          <table:table-cell table:number-columns-repeated="991"/>
        </table:table-row>
        <table:table-row table:style-name="ro6">
          <table:table-cell table:style-name="ce177" table:formula="of:=IF(AND([.H62]=&quot;&quot;;[.H62]=&quot;&quot;);&quot;&quot;;[.$H$3]&amp;&quot;_&quot;&amp;ROW()-11-COUNTBLANK([.$H$12:.H62]))" office:value-type="string" office:string-value="THEMMOI_BN_42">
            <text:p>THEMMOI_BN_42</text:p>
          </table:table-cell>
          <table:table-cell table:style-name="ce62" office:value-type="string">
            <text:p>Kiểm tra giá trị mặc định</text:p>
          </table:table-cell>
          <table:table-cell table:style-name="ce79" office:value-type="string">
            <text:p>GGWP</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Kiểm tra giá trị của trường này</text:p>
          </table:table-cell>
          <table:table-cell table:style-name="ce50" office:value-type="string">
            <text:p>Gía trị mặc định là "--Vui lòng chọn---"</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62]=&quot;&quot;;IF([.J62]=&quot;&quot;;IF([.I62]=&quot;&quot;;&quot;&quot;;[.I62]);[.J62]);[.K62])=&quot;F&quot;;IF([.N62]=&quot;&quot;;IF([.M62]=&quot;&quot;;IF([.L62]=&quot;&quot;;&quot;&quot;;[.L62]);[.M62]);[.N62])=&quot;F&quot;;IF([.Q62]=&quot;&quot;;IF([.P62]=&quot;&quot;;IF([.O62]=&quot;&quot;;&quot;&quot;;[.O62]);[.P62]);[.Q62])=&quot;F&quot;;IF([.T62]=&quot;&quot;;IF([.S62]=&quot;&quot;;IF([.R62]=&quot;&quot;;&quot;&quot;;[.R62]);[.S62]);[.T62])=&quot;F&quot;)=1;&quot;F&quot;;IF(OR(IF([.K62]=&quot;&quot;;IF([.J62]=&quot;&quot;;IF([.I62]=&quot;&quot;;&quot;&quot;;[.I62]);[.J62]);[.K62])=&quot;PE&quot;;IF([.N62]=&quot;&quot;;IF([.M62]=&quot;&quot;;IF([.L62]=&quot;&quot;;&quot;&quot;;[.L62]);[.M62]);[.N62])=&quot;PE&quot;;IF([.Q62]=&quot;&quot;;IF([.P62]=&quot;&quot;;IF([.O62]=&quot;&quot;;&quot;&quot;;[.O62]);[.P62]);[.Q62])=&quot;PE&quot;;IF([.T62]=&quot;&quot;;IF([.S62]=&quot;&quot;;IF([.R62]=&quot;&quot;;&quot;&quot;;[.R62]);[.S62]);[.T62])=&quot;PE&quot;)=1;&quot;PE&quot;;IF(AND(IF([.K62]=&quot;&quot;;IF([.J62]=&quot;&quot;;IF([.I62]=&quot;&quot;;&quot;&quot;;[.I62]);[.J62]);[.K62])=&quot;&quot;;IF([.N62]=&quot;&quot;;IF([.M62]=&quot;&quot;;IF([.L62]=&quot;&quot;;&quot;&quot;;[.L62]);[.M62]);[.N62])=&quot;&quot;;IF([.Q62]=&quot;&quot;;IF([.P62]=&quot;&quot;;IF([.O62]=&quot;&quot;;&quot;&quot;;[.O62]);[.P62]);[.Q62])=&quot;&quot;;IF([.T62]=&quot;&quot;;IF([.S62]=&quot;&quot;;IF([.R62]=&quot;&quot;;&quot;&quot;;[.R62]);[.S62]);[.T62])=&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6">
          <table:table-cell table:style-name="ce177" table:formula="of:=IF(AND([.H63]=&quot;&quot;;[.H63]=&quot;&quot;);&quot;&quot;;[.$H$3]&amp;&quot;_&quot;&amp;ROW()-11-COUNTBLANK([.$H$12:.H63]))" office:value-type="string" office:string-value="THEMMOI_BN_43">
            <text:p>THEMMOI_BN_43</text:p>
          </table:table-cell>
          <table:table-cell table:style-name="ce62" office:value-type="string">
            <text:p>Kiểm tra số lượng và sắp xếp các giá trị trong combo</text:p>
          </table:table-cell>
          <table:table-cell table:style-name="ce79" office:value-type="string">
            <text:p>GGWP</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Kiểm tra giá trị của trường này</text:p>
          </table:table-cell>
          <table:table-cell table:style-name="ce50" office:value-type="string">
            <text:p>Giá trị trong combo được sắp xếp theo thứ tự alphabet </text:p>
          </table:table-cell>
          <table:table-cell table:style-name="ce192" table:content-validation-name="val3" office:value-type="string">
            <text:p>PE</text:p>
          </table:table-cell>
          <table:table-cell table:number-columns-repeated="11" table:style-name="ce192" table:content-validation-name="val3"/>
          <table:table-cell table:style-name="ce201" table:formula="of:=IF(OR(IF([.K63]=&quot;&quot;;IF([.J63]=&quot;&quot;;IF([.I63]=&quot;&quot;;&quot;&quot;;[.I63]);[.J63]);[.K63])=&quot;F&quot;;IF([.N63]=&quot;&quot;;IF([.M63]=&quot;&quot;;IF([.L63]=&quot;&quot;;&quot;&quot;;[.L63]);[.M63]);[.N63])=&quot;F&quot;;IF([.Q63]=&quot;&quot;;IF([.P63]=&quot;&quot;;IF([.O63]=&quot;&quot;;&quot;&quot;;[.O63]);[.P63]);[.Q63])=&quot;F&quot;;IF([.T63]=&quot;&quot;;IF([.S63]=&quot;&quot;;IF([.R63]=&quot;&quot;;&quot;&quot;;[.R63]);[.S63]);[.T63])=&quot;F&quot;)=1;&quot;F&quot;;IF(OR(IF([.K63]=&quot;&quot;;IF([.J63]=&quot;&quot;;IF([.I63]=&quot;&quot;;&quot;&quot;;[.I63]);[.J63]);[.K63])=&quot;PE&quot;;IF([.N63]=&quot;&quot;;IF([.M63]=&quot;&quot;;IF([.L63]=&quot;&quot;;&quot;&quot;;[.L63]);[.M63]);[.N63])=&quot;PE&quot;;IF([.Q63]=&quot;&quot;;IF([.P63]=&quot;&quot;;IF([.O63]=&quot;&quot;;&quot;&quot;;[.O63]);[.P63]);[.Q63])=&quot;PE&quot;;IF([.T63]=&quot;&quot;;IF([.S63]=&quot;&quot;;IF([.R63]=&quot;&quot;;&quot;&quot;;[.R63]);[.S63]);[.T63])=&quot;PE&quot;)=1;&quot;PE&quot;;IF(AND(IF([.K63]=&quot;&quot;;IF([.J63]=&quot;&quot;;IF([.I63]=&quot;&quot;;&quot;&quot;;[.I63]);[.J63]);[.K63])=&quot;&quot;;IF([.N63]=&quot;&quot;;IF([.M63]=&quot;&quot;;IF([.L63]=&quot;&quot;;&quot;&quot;;[.L63]);[.M63]);[.N63])=&quot;&quot;;IF([.Q63]=&quot;&quot;;IF([.P63]=&quot;&quot;;IF([.O63]=&quot;&quot;;&quot;&quot;;[.O63]);[.P63]);[.Q63])=&quot;&quot;;IF([.T63]=&quot;&quot;;IF([.S63]=&quot;&quot;;IF([.R63]=&quot;&quot;;&quot;&quot;;[.R63]);[.S63]);[.T63])=&quot;&quot;)=1;&quot;&quot;;&quot;P&quot;)))" office:value-type="string" office:string-value="PE">
            <text:p>PE</text:p>
          </table:table-cell>
          <table:table-cell table:style-name="ce149"/>
          <table:table-cell table:style-name="ce156" table:number-columns-repeated="11"/>
          <table:table-cell table:number-columns-repeated="991"/>
        </table:table-row>
        <table:table-row table:style-name="ro6">
          <table:table-cell table:style-name="ce177" table:formula="of:=IF(AND([.H64]=&quot;&quot;;[.H64]=&quot;&quot;);&quot;&quot;;[.$H$3]&amp;&quot;_&quot;&amp;ROW()-11-COUNTBLANK([.$H$12:.H64]))" office:value-type="string" office:string-value="THEMMOI_BN_44">
            <text:p>THEMMOI_BN_44</text:p>
          </table:table-cell>
          <table:table-cell table:style-name="ce62" office:value-type="string">
            <text:p>Kiểm tra căn lề</text:p>
            <text:p/>
          </table:table-cell>
          <table:table-cell table:style-name="ce79" office:value-type="string">
            <text:p>GGWP</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Kích vào combo box để kiểm tra căn lề của các giá trị trong combo </text:p>
          </table:table-cell>
          <table:table-cell table:style-name="ce50" office:value-type="string">
            <text:p>Các giá trị trong combo box được căn lề trái.</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64]=&quot;&quot;;IF([.J64]=&quot;&quot;;IF([.I64]=&quot;&quot;;&quot;&quot;;[.I64]);[.J64]);[.K64])=&quot;F&quot;;IF([.N64]=&quot;&quot;;IF([.M64]=&quot;&quot;;IF([.L64]=&quot;&quot;;&quot;&quot;;[.L64]);[.M64]);[.N64])=&quot;F&quot;;IF([.Q64]=&quot;&quot;;IF([.P64]=&quot;&quot;;IF([.O64]=&quot;&quot;;&quot;&quot;;[.O64]);[.P64]);[.Q64])=&quot;F&quot;;IF([.T64]=&quot;&quot;;IF([.S64]=&quot;&quot;;IF([.R64]=&quot;&quot;;&quot;&quot;;[.R64]);[.S64]);[.T64])=&quot;F&quot;)=1;&quot;F&quot;;IF(OR(IF([.K64]=&quot;&quot;;IF([.J64]=&quot;&quot;;IF([.I64]=&quot;&quot;;&quot;&quot;;[.I64]);[.J64]);[.K64])=&quot;PE&quot;;IF([.N64]=&quot;&quot;;IF([.M64]=&quot;&quot;;IF([.L64]=&quot;&quot;;&quot;&quot;;[.L64]);[.M64]);[.N64])=&quot;PE&quot;;IF([.Q64]=&quot;&quot;;IF([.P64]=&quot;&quot;;IF([.O64]=&quot;&quot;;&quot;&quot;;[.O64]);[.P64]);[.Q64])=&quot;PE&quot;;IF([.T64]=&quot;&quot;;IF([.S64]=&quot;&quot;;IF([.R64]=&quot;&quot;;&quot;&quot;;[.R64]);[.S64]);[.T64])=&quot;PE&quot;)=1;&quot;PE&quot;;IF(AND(IF([.K64]=&quot;&quot;;IF([.J64]=&quot;&quot;;IF([.I64]=&quot;&quot;;&quot;&quot;;[.I64]);[.J64]);[.K64])=&quot;&quot;;IF([.N64]=&quot;&quot;;IF([.M64]=&quot;&quot;;IF([.L64]=&quot;&quot;;&quot;&quot;;[.L64]);[.M64]);[.N64])=&quot;&quot;;IF([.Q64]=&quot;&quot;;IF([.P64]=&quot;&quot;;IF([.O64]=&quot;&quot;;&quot;&quot;;[.O64]);[.P64]);[.Q64])=&quot;&quot;;IF([.T64]=&quot;&quot;;IF([.S64]=&quot;&quot;;IF([.R64]=&quot;&quot;;&quot;&quot;;[.R64]);[.S64]);[.T64])=&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8">
          <table:table-cell table:style-name="ce177" table:formula="of:=IF(AND([.H65]=&quot;&quot;;[.H65]=&quot;&quot;);&quot;&quot;;[.$H$3]&amp;&quot;_&quot;&amp;ROW()-11-COUNTBLANK([.$H$12:.H65]))" office:value-type="string" office:string-value="THEMMOI_BN_45">
            <text:p>THEMMOI_BN_45</text:p>
          </table:table-cell>
          <table:table-cell table:style-name="ce62" office:value-type="string">
            <text:p>Kiểm tra thông tin không bắt buộc</text:p>
          </table:table-cell>
          <table:table-cell table:style-name="ce79" office:value-type="string">
            <text:p>GGWP</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Không chọn Trình độ học vấn</text:p>
            <text:p>2. Các thông tin khác nhập đầy đủ</text:p>
            <text:p>3. Lưu</text:p>
          </table:table-cell>
          <table:table-cell table:style-name="ce50" office:value-type="string">
            <text:p>Lưu thành công</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65]=&quot;&quot;;IF([.J65]=&quot;&quot;;IF([.I65]=&quot;&quot;;&quot;&quot;;[.I65]);[.J65]);[.K65])=&quot;F&quot;;IF([.N65]=&quot;&quot;;IF([.M65]=&quot;&quot;;IF([.L65]=&quot;&quot;;&quot;&quot;;[.L65]);[.M65]);[.N65])=&quot;F&quot;;IF([.Q65]=&quot;&quot;;IF([.P65]=&quot;&quot;;IF([.O65]=&quot;&quot;;&quot;&quot;;[.O65]);[.P65]);[.Q65])=&quot;F&quot;;IF([.T65]=&quot;&quot;;IF([.S65]=&quot;&quot;;IF([.R65]=&quot;&quot;;&quot;&quot;;[.R65]);[.S65]);[.T65])=&quot;F&quot;)=1;&quot;F&quot;;IF(OR(IF([.K65]=&quot;&quot;;IF([.J65]=&quot;&quot;;IF([.I65]=&quot;&quot;;&quot;&quot;;[.I65]);[.J65]);[.K65])=&quot;PE&quot;;IF([.N65]=&quot;&quot;;IF([.M65]=&quot;&quot;;IF([.L65]=&quot;&quot;;&quot;&quot;;[.L65]);[.M65]);[.N65])=&quot;PE&quot;;IF([.Q65]=&quot;&quot;;IF([.P65]=&quot;&quot;;IF([.O65]=&quot;&quot;;&quot;&quot;;[.O65]);[.P65]);[.Q65])=&quot;PE&quot;;IF([.T65]=&quot;&quot;;IF([.S65]=&quot;&quot;;IF([.R65]=&quot;&quot;;&quot;&quot;;[.R65]);[.S65]);[.T65])=&quot;PE&quot;)=1;&quot;PE&quot;;IF(AND(IF([.K65]=&quot;&quot;;IF([.J65]=&quot;&quot;;IF([.I65]=&quot;&quot;;&quot;&quot;;[.I65]);[.J65]);[.K65])=&quot;&quot;;IF([.N65]=&quot;&quot;;IF([.M65]=&quot;&quot;;IF([.L65]=&quot;&quot;;&quot;&quot;;[.L65]);[.M65]);[.N65])=&quot;&quot;;IF([.Q65]=&quot;&quot;;IF([.P65]=&quot;&quot;;IF([.O65]=&quot;&quot;;&quot;&quot;;[.O65]);[.P65]);[.Q65])=&quot;&quot;;IF([.T65]=&quot;&quot;;IF([.S65]=&quot;&quot;;IF([.R65]=&quot;&quot;;&quot;&quot;;[.R65]);[.S65]);[.T65])=&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2">
          <table:table-cell table:style-name="ce177" table:formula="of:=IF(AND([.H66]=&quot;&quot;;[.H66]=&quot;&quot;);&quot;&quot;;[.$H$3]&amp;&quot;_&quot;&amp;ROW()-11-COUNTBLANK([.$H$12:.H66]))">
            <text:p/>
          </table:table-cell>
          <table:table-cell table:style-name="ce58" office:value-type="string" table:number-columns-spanned="6" table:number-rows-spanned="1">
            <text:p>Kiểm tra combo - box "Tình hình tài chính"</text:p>
          </table:table-cell>
          <table:covered-table-cell table:number-columns-repeated="4" table:style-name="ce21"/>
          <table:covered-table-cell table:style-name="ce43"/>
          <table:table-cell table:style-name="ce51"/>
          <table:table-cell table:style-name="ce191" table:number-columns-repeated="12"/>
          <table:table-cell table:style-name="ce200"/>
          <table:table-cell table:style-name="ce51"/>
          <table:table-cell table:style-name="ce154" table:number-columns-repeated="11"/>
          <table:table-cell table:number-columns-repeated="991"/>
        </table:table-row>
        <table:table-row table:style-name="ro6">
          <table:table-cell table:style-name="ce177" table:formula="of:=IF(AND([.H67]=&quot;&quot;;[.H67]=&quot;&quot;);&quot;&quot;;[.$H$3]&amp;&quot;_&quot;&amp;ROW()-11-COUNTBLANK([.$H$12:.H67]))" office:value-type="string" office:string-value="THEMMOI_BN_46">
            <text:p>THEMMOI_BN_46</text:p>
          </table:table-cell>
          <table:table-cell table:style-name="ce62" office:value-type="string">
            <text:p>Kiểm tra giá trị mặc định</text:p>
          </table:table-cell>
          <table:table-cell table:style-name="ce79" office:value-type="string">
            <text:p>HAH</text:p>
          </table:table-cell>
          <table:table-cell table:style-name="ce79" table:number-columns-repeated="3"/>
          <table:table-cell table:style-name="ce50" office:value-type="string">
            <text:p>1. Kiểm tra giá trị của trường này</text:p>
          </table:table-cell>
          <table:table-cell table:style-name="ce50" office:value-type="string">
            <text:p>Gía trị mặc định là "--Vui lòng chọn---"</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67]=&quot;&quot;;IF([.J67]=&quot;&quot;;IF([.I67]=&quot;&quot;;&quot;&quot;;[.I67]);[.J67]);[.K67])=&quot;F&quot;;IF([.N67]=&quot;&quot;;IF([.M67]=&quot;&quot;;IF([.L67]=&quot;&quot;;&quot;&quot;;[.L67]);[.M67]);[.N67])=&quot;F&quot;;IF([.Q67]=&quot;&quot;;IF([.P67]=&quot;&quot;;IF([.O67]=&quot;&quot;;&quot;&quot;;[.O67]);[.P67]);[.Q67])=&quot;F&quot;;IF([.T67]=&quot;&quot;;IF([.S67]=&quot;&quot;;IF([.R67]=&quot;&quot;;&quot;&quot;;[.R67]);[.S67]);[.T67])=&quot;F&quot;)=1;&quot;F&quot;;IF(OR(IF([.K67]=&quot;&quot;;IF([.J67]=&quot;&quot;;IF([.I67]=&quot;&quot;;&quot;&quot;;[.I67]);[.J67]);[.K67])=&quot;PE&quot;;IF([.N67]=&quot;&quot;;IF([.M67]=&quot;&quot;;IF([.L67]=&quot;&quot;;&quot;&quot;;[.L67]);[.M67]);[.N67])=&quot;PE&quot;;IF([.Q67]=&quot;&quot;;IF([.P67]=&quot;&quot;;IF([.O67]=&quot;&quot;;&quot;&quot;;[.O67]);[.P67]);[.Q67])=&quot;PE&quot;;IF([.T67]=&quot;&quot;;IF([.S67]=&quot;&quot;;IF([.R67]=&quot;&quot;;&quot;&quot;;[.R67]);[.S67]);[.T67])=&quot;PE&quot;)=1;&quot;PE&quot;;IF(AND(IF([.K67]=&quot;&quot;;IF([.J67]=&quot;&quot;;IF([.I67]=&quot;&quot;;&quot;&quot;;[.I67]);[.J67]);[.K67])=&quot;&quot;;IF([.N67]=&quot;&quot;;IF([.M67]=&quot;&quot;;IF([.L67]=&quot;&quot;;&quot;&quot;;[.L67]);[.M67]);[.N67])=&quot;&quot;;IF([.Q67]=&quot;&quot;;IF([.P67]=&quot;&quot;;IF([.O67]=&quot;&quot;;&quot;&quot;;[.O67]);[.P67]);[.Q67])=&quot;&quot;;IF([.T67]=&quot;&quot;;IF([.S67]=&quot;&quot;;IF([.R67]=&quot;&quot;;&quot;&quot;;[.R67]);[.S67]);[.T67])=&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6">
          <table:table-cell table:style-name="ce177" table:formula="of:=IF(AND([.H68]=&quot;&quot;;[.H68]=&quot;&quot;);&quot;&quot;;[.$H$3]&amp;&quot;_&quot;&amp;ROW()-11-COUNTBLANK([.$H$12:.H68]))" office:value-type="string" office:string-value="THEMMOI_BN_47">
            <text:p>THEMMOI_BN_47</text:p>
          </table:table-cell>
          <table:table-cell table:style-name="ce62" office:value-type="string">
            <text:p>Kiểm tra số lượng và sắp xếp các giá trị trong combo</text:p>
          </table:table-cell>
          <table:table-cell table:style-name="ce79" office:value-type="string">
            <text:p>HAH</text:p>
          </table:table-cell>
          <table:table-cell table:style-name="ce79" table:number-columns-repeated="3"/>
          <table:table-cell table:style-name="ce50" office:value-type="string">
            <text:p>1. Kiểm tra giá trị của trường này</text:p>
          </table:table-cell>
          <table:table-cell table:style-name="ce50" office:value-type="string">
            <text:p>Giá trị trong combo được sắp xếp theo thứ tự alphabet </text:p>
          </table:table-cell>
          <table:table-cell table:style-name="ce192" table:content-validation-name="val3" office:value-type="string">
            <text:p>PE</text:p>
          </table:table-cell>
          <table:table-cell table:number-columns-repeated="11" table:style-name="ce192" table:content-validation-name="val3"/>
          <table:table-cell table:style-name="ce201" table:formula="of:=IF(OR(IF([.K68]=&quot;&quot;;IF([.J68]=&quot;&quot;;IF([.I68]=&quot;&quot;;&quot;&quot;;[.I68]);[.J68]);[.K68])=&quot;F&quot;;IF([.N68]=&quot;&quot;;IF([.M68]=&quot;&quot;;IF([.L68]=&quot;&quot;;&quot;&quot;;[.L68]);[.M68]);[.N68])=&quot;F&quot;;IF([.Q68]=&quot;&quot;;IF([.P68]=&quot;&quot;;IF([.O68]=&quot;&quot;;&quot;&quot;;[.O68]);[.P68]);[.Q68])=&quot;F&quot;;IF([.T68]=&quot;&quot;;IF([.S68]=&quot;&quot;;IF([.R68]=&quot;&quot;;&quot;&quot;;[.R68]);[.S68]);[.T68])=&quot;F&quot;)=1;&quot;F&quot;;IF(OR(IF([.K68]=&quot;&quot;;IF([.J68]=&quot;&quot;;IF([.I68]=&quot;&quot;;&quot;&quot;;[.I68]);[.J68]);[.K68])=&quot;PE&quot;;IF([.N68]=&quot;&quot;;IF([.M68]=&quot;&quot;;IF([.L68]=&quot;&quot;;&quot;&quot;;[.L68]);[.M68]);[.N68])=&quot;PE&quot;;IF([.Q68]=&quot;&quot;;IF([.P68]=&quot;&quot;;IF([.O68]=&quot;&quot;;&quot;&quot;;[.O68]);[.P68]);[.Q68])=&quot;PE&quot;;IF([.T68]=&quot;&quot;;IF([.S68]=&quot;&quot;;IF([.R68]=&quot;&quot;;&quot;&quot;;[.R68]);[.S68]);[.T68])=&quot;PE&quot;)=1;&quot;PE&quot;;IF(AND(IF([.K68]=&quot;&quot;;IF([.J68]=&quot;&quot;;IF([.I68]=&quot;&quot;;&quot;&quot;;[.I68]);[.J68]);[.K68])=&quot;&quot;;IF([.N68]=&quot;&quot;;IF([.M68]=&quot;&quot;;IF([.L68]=&quot;&quot;;&quot;&quot;;[.L68]);[.M68]);[.N68])=&quot;&quot;;IF([.Q68]=&quot;&quot;;IF([.P68]=&quot;&quot;;IF([.O68]=&quot;&quot;;&quot;&quot;;[.O68]);[.P68]);[.Q68])=&quot;&quot;;IF([.T68]=&quot;&quot;;IF([.S68]=&quot;&quot;;IF([.R68]=&quot;&quot;;&quot;&quot;;[.R68]);[.S68]);[.T68])=&quot;&quot;)=1;&quot;&quot;;&quot;P&quot;)))" office:value-type="string" office:string-value="PE">
            <text:p>PE</text:p>
          </table:table-cell>
          <table:table-cell table:style-name="ce149"/>
          <table:table-cell table:style-name="ce156" table:number-columns-repeated="11"/>
          <table:table-cell table:number-columns-repeated="991"/>
        </table:table-row>
        <table:table-row table:style-name="ro6">
          <table:table-cell table:style-name="ce177" table:formula="of:=IF(AND([.H69]=&quot;&quot;;[.H69]=&quot;&quot;);&quot;&quot;;[.$H$3]&amp;&quot;_&quot;&amp;ROW()-11-COUNTBLANK([.$H$12:.H69]))" office:value-type="string" office:string-value="THEMMOI_BN_48">
            <text:p>THEMMOI_BN_48</text:p>
          </table:table-cell>
          <table:table-cell table:style-name="ce62" office:value-type="string">
            <text:p>Kiểm tra căn lề</text:p>
            <text:p/>
          </table:table-cell>
          <table:table-cell table:style-name="ce24" office:value-type="string">
            <text:p>HAH</text:p>
          </table:table-cell>
          <table:table-cell table:style-name="ce24" table:number-columns-repeated="3"/>
          <table:table-cell table:style-name="ce50" office:value-type="string">
            <text:p>1. Kích vào combo box để kiểm tra căn lề của các giá trị trong combo </text:p>
          </table:table-cell>
          <table:table-cell table:style-name="ce50" office:value-type="string">
            <text:p>Các giá trị trong combo box được căn lề trái.</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69]=&quot;&quot;;IF([.J69]=&quot;&quot;;IF([.I69]=&quot;&quot;;&quot;&quot;;[.I69]);[.J69]);[.K69])=&quot;F&quot;;IF([.N69]=&quot;&quot;;IF([.M69]=&quot;&quot;;IF([.L69]=&quot;&quot;;&quot;&quot;;[.L69]);[.M69]);[.N69])=&quot;F&quot;;IF([.Q69]=&quot;&quot;;IF([.P69]=&quot;&quot;;IF([.O69]=&quot;&quot;;&quot;&quot;;[.O69]);[.P69]);[.Q69])=&quot;F&quot;;IF([.T69]=&quot;&quot;;IF([.S69]=&quot;&quot;;IF([.R69]=&quot;&quot;;&quot;&quot;;[.R69]);[.S69]);[.T69])=&quot;F&quot;)=1;&quot;F&quot;;IF(OR(IF([.K69]=&quot;&quot;;IF([.J69]=&quot;&quot;;IF([.I69]=&quot;&quot;;&quot;&quot;;[.I69]);[.J69]);[.K69])=&quot;PE&quot;;IF([.N69]=&quot;&quot;;IF([.M69]=&quot;&quot;;IF([.L69]=&quot;&quot;;&quot;&quot;;[.L69]);[.M69]);[.N69])=&quot;PE&quot;;IF([.Q69]=&quot;&quot;;IF([.P69]=&quot;&quot;;IF([.O69]=&quot;&quot;;&quot;&quot;;[.O69]);[.P69]);[.Q69])=&quot;PE&quot;;IF([.T69]=&quot;&quot;;IF([.S69]=&quot;&quot;;IF([.R69]=&quot;&quot;;&quot;&quot;;[.R69]);[.S69]);[.T69])=&quot;PE&quot;)=1;&quot;PE&quot;;IF(AND(IF([.K69]=&quot;&quot;;IF([.J69]=&quot;&quot;;IF([.I69]=&quot;&quot;;&quot;&quot;;[.I69]);[.J69]);[.K69])=&quot;&quot;;IF([.N69]=&quot;&quot;;IF([.M69]=&quot;&quot;;IF([.L69]=&quot;&quot;;&quot;&quot;;[.L69]);[.M69]);[.N69])=&quot;&quot;;IF([.Q69]=&quot;&quot;;IF([.P69]=&quot;&quot;;IF([.O69]=&quot;&quot;;&quot;&quot;;[.O69]);[.P69]);[.Q69])=&quot;&quot;;IF([.T69]=&quot;&quot;;IF([.S69]=&quot;&quot;;IF([.R69]=&quot;&quot;;&quot;&quot;;[.R69]);[.S69]);[.T69])=&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8">
          <table:table-cell table:style-name="ce177" table:formula="of:=IF(AND([.H70]=&quot;&quot;;[.H70]=&quot;&quot;);&quot;&quot;;[.$H$3]&amp;&quot;_&quot;&amp;ROW()-11-COUNTBLANK([.$H$12:.H70]))" office:value-type="string" office:string-value="THEMMOI_BN_49">
            <text:p>THEMMOI_BN_49</text:p>
          </table:table-cell>
          <table:table-cell table:style-name="ce62" office:value-type="string">
            <text:p>Kiểm tra thông tin không bắt buộc</text:p>
          </table:table-cell>
          <table:table-cell table:style-name="ce79" office:value-type="string">
            <text:p>HAH</text:p>
          </table:table-cell>
          <table:table-cell table:style-name="ce79" table:number-columns-repeated="3"/>
          <table:table-cell table:style-name="ce50" office:value-type="string">
            <text:p>1. Không chọn Tình hình tài chính</text:p>
            <text:p>2. Các thông tin khác nhập đầy đủ</text:p>
            <text:p>3. Lưu</text:p>
          </table:table-cell>
          <table:table-cell table:style-name="ce50" office:value-type="string">
            <text:p>Lưu thành công</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70]=&quot;&quot;;IF([.J70]=&quot;&quot;;IF([.I70]=&quot;&quot;;&quot;&quot;;[.I70]);[.J70]);[.K70])=&quot;F&quot;;IF([.N70]=&quot;&quot;;IF([.M70]=&quot;&quot;;IF([.L70]=&quot;&quot;;&quot;&quot;;[.L70]);[.M70]);[.N70])=&quot;F&quot;;IF([.Q70]=&quot;&quot;;IF([.P70]=&quot;&quot;;IF([.O70]=&quot;&quot;;&quot;&quot;;[.O70]);[.P70]);[.Q70])=&quot;F&quot;;IF([.T70]=&quot;&quot;;IF([.S70]=&quot;&quot;;IF([.R70]=&quot;&quot;;&quot;&quot;;[.R70]);[.S70]);[.T70])=&quot;F&quot;)=1;&quot;F&quot;;IF(OR(IF([.K70]=&quot;&quot;;IF([.J70]=&quot;&quot;;IF([.I70]=&quot;&quot;;&quot;&quot;;[.I70]);[.J70]);[.K70])=&quot;PE&quot;;IF([.N70]=&quot;&quot;;IF([.M70]=&quot;&quot;;IF([.L70]=&quot;&quot;;&quot;&quot;;[.L70]);[.M70]);[.N70])=&quot;PE&quot;;IF([.Q70]=&quot;&quot;;IF([.P70]=&quot;&quot;;IF([.O70]=&quot;&quot;;&quot;&quot;;[.O70]);[.P70]);[.Q70])=&quot;PE&quot;;IF([.T70]=&quot;&quot;;IF([.S70]=&quot;&quot;;IF([.R70]=&quot;&quot;;&quot;&quot;;[.R70]);[.S70]);[.T70])=&quot;PE&quot;)=1;&quot;PE&quot;;IF(AND(IF([.K70]=&quot;&quot;;IF([.J70]=&quot;&quot;;IF([.I70]=&quot;&quot;;&quot;&quot;;[.I70]);[.J70]);[.K70])=&quot;&quot;;IF([.N70]=&quot;&quot;;IF([.M70]=&quot;&quot;;IF([.L70]=&quot;&quot;;&quot;&quot;;[.L70]);[.M70]);[.N70])=&quot;&quot;;IF([.Q70]=&quot;&quot;;IF([.P70]=&quot;&quot;;IF([.O70]=&quot;&quot;;&quot;&quot;;[.O70]);[.P70]);[.Q70])=&quot;&quot;;IF([.T70]=&quot;&quot;;IF([.S70]=&quot;&quot;;IF([.R70]=&quot;&quot;;&quot;&quot;;[.R70]);[.S70]);[.T70])=&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2">
          <table:table-cell table:style-name="ce177" table:formula="of:=IF(AND([.H71]=&quot;&quot;;[.H71]=&quot;&quot;);&quot;&quot;;[.$H$3]&amp;&quot;_&quot;&amp;ROW()-11-COUNTBLANK([.$H$12:.H71]))">
            <text:p/>
          </table:table-cell>
          <table:table-cell table:style-name="ce58" office:value-type="string" table:number-columns-spanned="21" table:number-rows-spanned="1">
            <text:p>Kiểm tra trường "Ngày vào điều trị"</text:p>
          </table:table-cell>
          <table:covered-table-cell table:number-columns-repeated="6" table:style-name="ce21"/>
          <table:covered-table-cell table:number-columns-repeated="13" table:style-name="ce189"/>
          <table:covered-table-cell table:style-name="ce43"/>
          <table:table-cell table:style-name="ce1" table:number-columns-repeated="11"/>
          <table:table-cell table:number-columns-repeated="991"/>
        </table:table-row>
        <table:table-row table:style-name="ro5">
          <table:table-cell table:style-name="ce177" table:formula="of:=IF(AND([.H72]=&quot;&quot;;[.H72]=&quot;&quot;);&quot;&quot;;[.$H$3]&amp;&quot;_&quot;&amp;ROW()-11-COUNTBLANK([.$H$12:.H72]))" office:value-type="string" office:string-value="THEMMOI_BN_50">
            <text:p>THEMMOI_BN_50</text:p>
          </table:table-cell>
          <table:table-cell table:style-name="ce17" office:value-type="string">
            <text:p>Kiểm tra focus trong hộp Calendar khi texbtox đã có dữ liệu</text:p>
          </table:table-cell>
          <table:table-cell table:style-name="ce27" office:value-type="string">
            <text:p>Dev's Nightmare</text:p>
          </table:table-cell>
          <table:table-cell table:style-name="ce27" table:number-columns-repeated="3"/>
          <table:table-cell table:style-name="ce17" office:value-type="string">
            <text:p>Giả sử trường ngày tháng đã có giá trị (VD: 20/10/2005)</text:p>
            <text:p>1. Click vào icon Calendar bên cạnh textbox.</text:p>
            <text:p>2. Kiểm tra giá trị focus trong hộp Calendar</text:p>
          </table:table-cell>
          <table:table-cell table:style-name="ce17" office:value-type="string">
            <text:p>Ngày 20/10/2005 được focus</text:p>
          </table:table-cell>
          <table:table-cell table:style-name="ce190" table:content-validation-name="val3" office:value-type="string">
            <text:p>P</text:p>
          </table:table-cell>
          <table:table-cell table:number-columns-repeated="11" table:style-name="ce190" table:content-validation-name="val3"/>
          <table:table-cell table:style-name="ce199" table:formula="of:=IF(OR(IF([.K72]=&quot;&quot;;IF([.J72]=&quot;&quot;;IF([.I72]=&quot;&quot;;&quot;&quot;;[.I72]);[.J72]);[.K72])=&quot;F&quot;;IF([.N72]=&quot;&quot;;IF([.M72]=&quot;&quot;;IF([.L72]=&quot;&quot;;&quot;&quot;;[.L72]);[.M72]);[.N72])=&quot;F&quot;;IF([.Q72]=&quot;&quot;;IF([.P72]=&quot;&quot;;IF([.O72]=&quot;&quot;;&quot;&quot;;[.O72]);[.P72]);[.Q72])=&quot;F&quot;;IF([.T72]=&quot;&quot;;IF([.S72]=&quot;&quot;;IF([.R72]=&quot;&quot;;&quot;&quot;;[.R72]);[.S72]);[.T72])=&quot;F&quot;)=1;&quot;F&quot;;IF(OR(IF([.K72]=&quot;&quot;;IF([.J72]=&quot;&quot;;IF([.I72]=&quot;&quot;;&quot;&quot;;[.I72]);[.J72]);[.K72])=&quot;PE&quot;;IF([.N72]=&quot;&quot;;IF([.M72]=&quot;&quot;;IF([.L72]=&quot;&quot;;&quot;&quot;;[.L72]);[.M72]);[.N72])=&quot;PE&quot;;IF([.Q72]=&quot;&quot;;IF([.P72]=&quot;&quot;;IF([.O72]=&quot;&quot;;&quot;&quot;;[.O72]);[.P72]);[.Q72])=&quot;PE&quot;;IF([.T72]=&quot;&quot;;IF([.S72]=&quot;&quot;;IF([.R72]=&quot;&quot;;&quot;&quot;;[.R72]);[.S72]);[.T72])=&quot;PE&quot;)=1;&quot;PE&quot;;IF(AND(IF([.K72]=&quot;&quot;;IF([.J72]=&quot;&quot;;IF([.I72]=&quot;&quot;;&quot;&quot;;[.I72]);[.J72]);[.K72])=&quot;&quot;;IF([.N72]=&quot;&quot;;IF([.M72]=&quot;&quot;;IF([.L72]=&quot;&quot;;&quot;&quot;;[.L72]);[.M72]);[.N72])=&quot;&quot;;IF([.Q72]=&quot;&quot;;IF([.P72]=&quot;&quot;;IF([.O72]=&quot;&quot;;&quot;&quot;;[.O72]);[.P72]);[.Q72])=&quot;&quot;;IF([.T72]=&quot;&quot;;IF([.S72]=&quot;&quot;;IF([.R72]=&quot;&quot;;&quot;&quot;;[.R72]);[.S72]);[.T72])=&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8">
          <table:table-cell table:style-name="ce177" table:formula="of:=IF(AND([.H73]=&quot;&quot;;[.H73]=&quot;&quot;);&quot;&quot;;[.$H$3]&amp;&quot;_&quot;&amp;ROW()-11-COUNTBLANK([.$H$12:.H73]))" office:value-type="string" office:string-value="THEMMOI_BN_51">
            <text:p>THEMMOI_BN_51</text:p>
          </table:table-cell>
          <table:table-cell table:style-name="ce17" office:value-type="string">
            <text:p>Kiểm tra hoạt động của hộp Calendar</text:p>
          </table:table-cell>
          <table:table-cell table:style-name="ce27" office:value-type="string">
            <text:p>Dev's Nightmare</text:p>
          </table:table-cell>
          <table:table-cell table:style-name="ce27" table:number-columns-repeated="3"/>
          <table:table-cell table:style-name="ce17" office:value-type="string">
            <text:p>1. Click vào icon Calendar bên cạnh textbox.</text:p>
            <text:p>2. Lựa chọn 1 giá trị ngày tháng trong hộp Calendar</text:p>
          </table:table-cell>
          <table:table-cell table:style-name="ce17" office:value-type="string">
            <text:p>1. Hộp Calendar tự động đóng lại</text:p>
            <text:p>2. Giá trị ngày tháng vừa chọn hiển thị trong textbox theo định dạng dd/mm/yyyy</text:p>
          </table:table-cell>
          <table:table-cell table:style-name="ce190" table:content-validation-name="val3" office:value-type="string">
            <text:p>P</text:p>
          </table:table-cell>
          <table:table-cell table:number-columns-repeated="11" table:style-name="ce190" table:content-validation-name="val3"/>
          <table:table-cell table:style-name="ce199" table:formula="of:=IF(OR(IF([.K73]=&quot;&quot;;IF([.J73]=&quot;&quot;;IF([.I73]=&quot;&quot;;&quot;&quot;;[.I73]);[.J73]);[.K73])=&quot;F&quot;;IF([.N73]=&quot;&quot;;IF([.M73]=&quot;&quot;;IF([.L73]=&quot;&quot;;&quot;&quot;;[.L73]);[.M73]);[.N73])=&quot;F&quot;;IF([.Q73]=&quot;&quot;;IF([.P73]=&quot;&quot;;IF([.O73]=&quot;&quot;;&quot;&quot;;[.O73]);[.P73]);[.Q73])=&quot;F&quot;;IF([.T73]=&quot;&quot;;IF([.S73]=&quot;&quot;;IF([.R73]=&quot;&quot;;&quot;&quot;;[.R73]);[.S73]);[.T73])=&quot;F&quot;)=1;&quot;F&quot;;IF(OR(IF([.K73]=&quot;&quot;;IF([.J73]=&quot;&quot;;IF([.I73]=&quot;&quot;;&quot;&quot;;[.I73]);[.J73]);[.K73])=&quot;PE&quot;;IF([.N73]=&quot;&quot;;IF([.M73]=&quot;&quot;;IF([.L73]=&quot;&quot;;&quot;&quot;;[.L73]);[.M73]);[.N73])=&quot;PE&quot;;IF([.Q73]=&quot;&quot;;IF([.P73]=&quot;&quot;;IF([.O73]=&quot;&quot;;&quot;&quot;;[.O73]);[.P73]);[.Q73])=&quot;PE&quot;;IF([.T73]=&quot;&quot;;IF([.S73]=&quot;&quot;;IF([.R73]=&quot;&quot;;&quot;&quot;;[.R73]);[.S73]);[.T73])=&quot;PE&quot;)=1;&quot;PE&quot;;IF(AND(IF([.K73]=&quot;&quot;;IF([.J73]=&quot;&quot;;IF([.I73]=&quot;&quot;;&quot;&quot;;[.I73]);[.J73]);[.K73])=&quot;&quot;;IF([.N73]=&quot;&quot;;IF([.M73]=&quot;&quot;;IF([.L73]=&quot;&quot;;&quot;&quot;;[.L73]);[.M73]);[.N73])=&quot;&quot;;IF([.Q73]=&quot;&quot;;IF([.P73]=&quot;&quot;;IF([.O73]=&quot;&quot;;&quot;&quot;;[.O73]);[.P73]);[.Q73])=&quot;&quot;;IF([.T73]=&quot;&quot;;IF([.S73]=&quot;&quot;;IF([.R73]=&quot;&quot;;&quot;&quot;;[.R73]);[.S73]);[.T73])=&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8">
          <table:table-cell table:style-name="ce177" table:formula="of:=IF(AND([.H74]=&quot;&quot;;[.H74]=&quot;&quot;);&quot;&quot;;[.$H$3]&amp;&quot;_&quot;&amp;ROW()-11-COUNTBLANK([.$H$12:.H74]))" office:value-type="string" office:string-value="THEMMOI_BN_52">
            <text:p>THEMMOI_BN_52</text:p>
          </table:table-cell>
          <table:table-cell table:style-name="ce17" office:value-type="string">
            <text:p>Kiểm tra thao tác nhập ngày</text:p>
          </table:table-cell>
          <table:table-cell table:style-name="ce27" office:value-type="string">
            <text:p>Dev's Nightmare</text:p>
          </table:table-cell>
          <table:table-cell table:style-name="ce27" table:number-columns-repeated="3"/>
          <table:table-cell table:style-name="ce17" office:value-type="string">
            <text:p>1. Nhập Ngày vào điều trị không đúng định dạng dd/mm/yyyy</text:p>
            <text:p>2. Di chuyển tab</text:p>
          </table:table-cell>
          <table:table-cell table:style-name="ce17" office:value-type="string">
            <text:p>Hệ thống thông báo lỗi ngày tháng phải theo đúng định dạng dd/mm/yyyy</text:p>
          </table:table-cell>
          <table:table-cell table:style-name="ce190" table:content-validation-name="val3" office:value-type="string">
            <text:p>F</text:p>
          </table:table-cell>
          <table:table-cell table:number-columns-repeated="11" table:style-name="ce190" table:content-validation-name="val3"/>
          <table:table-cell table:style-name="ce199" table:formula="of:=IF(OR(IF([.K74]=&quot;&quot;;IF([.J74]=&quot;&quot;;IF([.I74]=&quot;&quot;;&quot;&quot;;[.I74]);[.J74]);[.K74])=&quot;F&quot;;IF([.N74]=&quot;&quot;;IF([.M74]=&quot;&quot;;IF([.L74]=&quot;&quot;;&quot;&quot;;[.L74]);[.M74]);[.N74])=&quot;F&quot;;IF([.Q74]=&quot;&quot;;IF([.P74]=&quot;&quot;;IF([.O74]=&quot;&quot;;&quot;&quot;;[.O74]);[.P74]);[.Q74])=&quot;F&quot;;IF([.T74]=&quot;&quot;;IF([.S74]=&quot;&quot;;IF([.R74]=&quot;&quot;;&quot;&quot;;[.R74]);[.S74]);[.T74])=&quot;F&quot;)=1;&quot;F&quot;;IF(OR(IF([.K74]=&quot;&quot;;IF([.J74]=&quot;&quot;;IF([.I74]=&quot;&quot;;&quot;&quot;;[.I74]);[.J74]);[.K74])=&quot;PE&quot;;IF([.N74]=&quot;&quot;;IF([.M74]=&quot;&quot;;IF([.L74]=&quot;&quot;;&quot;&quot;;[.L74]);[.M74]);[.N74])=&quot;PE&quot;;IF([.Q74]=&quot;&quot;;IF([.P74]=&quot;&quot;;IF([.O74]=&quot;&quot;;&quot;&quot;;[.O74]);[.P74]);[.Q74])=&quot;PE&quot;;IF([.T74]=&quot;&quot;;IF([.S74]=&quot;&quot;;IF([.R74]=&quot;&quot;;&quot;&quot;;[.R74]);[.S74]);[.T74])=&quot;PE&quot;)=1;&quot;PE&quot;;IF(AND(IF([.K74]=&quot;&quot;;IF([.J74]=&quot;&quot;;IF([.I74]=&quot;&quot;;&quot;&quot;;[.I74]);[.J74]);[.K74])=&quot;&quot;;IF([.N74]=&quot;&quot;;IF([.M74]=&quot;&quot;;IF([.L74]=&quot;&quot;;&quot;&quot;;[.L74]);[.M74]);[.N74])=&quot;&quot;;IF([.Q74]=&quot;&quot;;IF([.P74]=&quot;&quot;;IF([.O74]=&quot;&quot;;&quot;&quot;;[.O74]);[.P74]);[.Q74])=&quot;&quot;;IF([.T74]=&quot;&quot;;IF([.S74]=&quot;&quot;;IF([.R74]=&quot;&quot;;&quot;&quot;;[.R74]);[.S74]);[.T74])=&quot;&quot;)=1;&quot;&quot;;&quot;P&quot;)))" office:value-type="string" office:string-value="F">
            <text:p>F</text:p>
          </table:table-cell>
          <table:table-cell table:style-name="ce32"/>
          <table:table-cell table:style-name="ce1" table:number-columns-repeated="11"/>
          <table:table-cell table:number-columns-repeated="991"/>
        </table:table-row>
        <table:table-row table:style-name="ro8">
          <table:table-cell table:style-name="ce177" table:formula="of:=IF(AND([.H75]=&quot;&quot;;[.H75]=&quot;&quot;);&quot;&quot;;[.$H$3]&amp;&quot;_&quot;&amp;ROW()-11-COUNTBLANK([.$H$12:.H75]))" office:value-type="string" office:string-value="THEMMOI_BN_53">
            <text:p>THEMMOI_BN_53</text:p>
          </table:table-cell>
          <table:table-cell table:style-name="ce17" office:value-type="string">
            <text:p>Kiểm tra thông tin bắt buộc</text:p>
          </table:table-cell>
          <table:table-cell table:style-name="ce27" office:value-type="string">
            <text:p>Dev's Nightmare</text:p>
          </table:table-cell>
          <table:table-cell table:style-name="ce27" table:number-columns-repeated="3"/>
          <table:table-cell table:style-name="ce17" office:value-type="string">
            <text:p>1. Không nhập thông tin Ngày vào điều trị</text:p>
            <text:p>2. Các thông tin bắt buộc khác nhập đầy đủ</text:p>
            <text:p>3. Lưu</text:p>
          </table:table-cell>
          <table:table-cell table:style-name="ce17" office:value-type="string">
            <text:p>Hệ thống hiển thị thông báo lỗi yêu cầu nhập Ngày vào điều trị</text:p>
          </table:table-cell>
          <table:table-cell table:style-name="ce190" table:content-validation-name="val3" office:value-type="string">
            <text:p>P</text:p>
          </table:table-cell>
          <table:table-cell table:number-columns-repeated="11" table:style-name="ce190" table:content-validation-name="val3"/>
          <table:table-cell table:style-name="ce199" table:formula="of:=IF(OR(IF([.K75]=&quot;&quot;;IF([.J75]=&quot;&quot;;IF([.I75]=&quot;&quot;;&quot;&quot;;[.I75]);[.J75]);[.K75])=&quot;F&quot;;IF([.N75]=&quot;&quot;;IF([.M75]=&quot;&quot;;IF([.L75]=&quot;&quot;;&quot;&quot;;[.L75]);[.M75]);[.N75])=&quot;F&quot;;IF([.Q75]=&quot;&quot;;IF([.P75]=&quot;&quot;;IF([.O75]=&quot;&quot;;&quot;&quot;;[.O75]);[.P75]);[.Q75])=&quot;F&quot;;IF([.T75]=&quot;&quot;;IF([.S75]=&quot;&quot;;IF([.R75]=&quot;&quot;;&quot;&quot;;[.R75]);[.S75]);[.T75])=&quot;F&quot;)=1;&quot;F&quot;;IF(OR(IF([.K75]=&quot;&quot;;IF([.J75]=&quot;&quot;;IF([.I75]=&quot;&quot;;&quot;&quot;;[.I75]);[.J75]);[.K75])=&quot;PE&quot;;IF([.N75]=&quot;&quot;;IF([.M75]=&quot;&quot;;IF([.L75]=&quot;&quot;;&quot;&quot;;[.L75]);[.M75]);[.N75])=&quot;PE&quot;;IF([.Q75]=&quot;&quot;;IF([.P75]=&quot;&quot;;IF([.O75]=&quot;&quot;;&quot;&quot;;[.O75]);[.P75]);[.Q75])=&quot;PE&quot;;IF([.T75]=&quot;&quot;;IF([.S75]=&quot;&quot;;IF([.R75]=&quot;&quot;;&quot;&quot;;[.R75]);[.S75]);[.T75])=&quot;PE&quot;)=1;&quot;PE&quot;;IF(AND(IF([.K75]=&quot;&quot;;IF([.J75]=&quot;&quot;;IF([.I75]=&quot;&quot;;&quot;&quot;;[.I75]);[.J75]);[.K75])=&quot;&quot;;IF([.N75]=&quot;&quot;;IF([.M75]=&quot;&quot;;IF([.L75]=&quot;&quot;;&quot;&quot;;[.L75]);[.M75]);[.N75])=&quot;&quot;;IF([.Q75]=&quot;&quot;;IF([.P75]=&quot;&quot;;IF([.O75]=&quot;&quot;;&quot;&quot;;[.O75]);[.P75]);[.Q75])=&quot;&quot;;IF([.T75]=&quot;&quot;;IF([.S75]=&quot;&quot;;IF([.R75]=&quot;&quot;;&quot;&quot;;[.R75]);[.S75]);[.T75])=&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16">
          <table:table-cell table:style-name="ce177" table:formula="of:=IF(AND([.H76]=&quot;&quot;;[.H76]=&quot;&quot;);&quot;&quot;;[.$H$3]&amp;&quot;_&quot;&amp;ROW()-11-COUNTBLANK([.$H$12:.H76]))" office:value-type="string" office:string-value="THEMMOI_BN_54">
            <text:p>THEMMOI_BN_54</text:p>
          </table:table-cell>
          <table:table-cell table:style-name="ce17" office:value-type="string">
            <text:p>Ngày vào điều trị không được nhỏ hơn ngày sinh</text:p>
          </table:table-cell>
          <table:table-cell table:style-name="ce27" office:value-type="string">
            <text:p>Dev's Nightmare</text:p>
          </table:table-cell>
          <table:table-cell table:style-name="ce27" table:number-columns-repeated="3"/>
          <table:table-cell table:style-name="ce17" office:value-type="string">
            <text:p>1. Chọn ngày từ calendar hoặc nhập Ngày vào điều trị nhỏ hơn ngày sinh</text:p>
            <text:p>2. Lưu</text:p>
          </table:table-cell>
          <table:table-cell table:style-name="ce17" office:value-type="string">
            <text:p>Hệ thống hiển thị thông báo lỗi "Ngày vào điều trị không được nhỏ hơn ngày sinh"</text:p>
          </table:table-cell>
          <table:table-cell table:style-name="ce190" table:content-validation-name="val3" office:value-type="string">
            <text:p>F</text:p>
          </table:table-cell>
          <table:table-cell table:style-name="ce190" table:content-validation-name="val3" table:number-columns-repeated="11"/>
          <table:table-cell table:style-name="ce199"/>
          <table:table-cell table:style-name="ce32"/>
          <table:table-cell table:style-name="ce1" table:number-columns-repeated="11"/>
          <table:table-cell table:number-columns-repeated="991"/>
        </table:table-row>
        <table:table-row table:style-name="ro2">
          <table:table-cell table:style-name="ce177" table:formula="of:=IF(AND([.H77]=&quot;&quot;;[.H77]=&quot;&quot;);&quot;&quot;;[.$H$3]&amp;&quot;_&quot;&amp;ROW()-11-COUNTBLANK([.$H$12:.H77]))">
            <text:p/>
          </table:table-cell>
          <table:table-cell table:style-name="ce58" office:value-type="string" table:number-columns-spanned="6" table:number-rows-spanned="1">
            <text:p>Textbox "Nơi giới thiệu"</text:p>
          </table:table-cell>
          <table:covered-table-cell table:number-columns-repeated="4" table:style-name="ce21"/>
          <table:covered-table-cell table:style-name="ce43"/>
          <table:table-cell table:style-name="ce51"/>
          <table:table-cell table:style-name="ce191" table:number-columns-repeated="12"/>
          <table:table-cell table:style-name="ce200"/>
          <table:table-cell table:style-name="ce51"/>
          <table:table-cell table:style-name="ce1" table:number-columns-repeated="11"/>
          <table:table-cell table:number-columns-repeated="991"/>
        </table:table-row>
        <table:table-row table:style-name="ro6">
          <table:table-cell table:style-name="ce177" table:formula="of:=IF(AND([.H78]=&quot;&quot;;[.H78]=&quot;&quot;);&quot;&quot;;[.$H$3]&amp;&quot;_&quot;&amp;ROW()-11-COUNTBLANK([.$H$12:.H78]))" office:value-type="string" office:string-value="THEMMOI_BN_55">
            <text:p>THEMMOI_BN_55</text:p>
          </table:table-cell>
          <table:table-cell table:style-name="ce50" office:value-type="string">
            <text:p>Kiểm tra giá trị mặc định</text:p>
          </table:table-cell>
          <table:table-cell table:style-name="ce75" office:value-type="string">
            <text:p>REPORT</text:p>
          </table:table-cell>
          <table:table-cell table:style-name="ce75"/>
          <table:table-cell table:style-name="ce89" office:value-type="percentage" office:value="1">
            <text:p>100%</text:p>
          </table:table-cell>
          <table:table-cell table:style-name="ce75"/>
          <table:table-cell table:style-name="ce50" office:value-type="string">
            <text:p>Kiểm tra giá trị mặc định</text:p>
          </table:table-cell>
          <table:table-cell table:style-name="ce106" office:value-type="string">
            <text:p>Giá trị mặc định là trống</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78]=&quot;&quot;;IF([.J78]=&quot;&quot;;IF([.I78]=&quot;&quot;;&quot;&quot;;[.I78]);[.J78]);[.K78])=&quot;F&quot;;IF([.N78]=&quot;&quot;;IF([.M78]=&quot;&quot;;IF([.L78]=&quot;&quot;;&quot;&quot;;[.L78]);[.M78]);[.N78])=&quot;F&quot;;IF([.Q78]=&quot;&quot;;IF([.P78]=&quot;&quot;;IF([.O78]=&quot;&quot;;&quot;&quot;;[.O78]);[.P78]);[.Q78])=&quot;F&quot;;IF([.T78]=&quot;&quot;;IF([.S78]=&quot;&quot;;IF([.R78]=&quot;&quot;;&quot;&quot;;[.R78]);[.S78]);[.T78])=&quot;F&quot;)=1;&quot;F&quot;;IF(OR(IF([.K78]=&quot;&quot;;IF([.J78]=&quot;&quot;;IF([.I78]=&quot;&quot;;&quot;&quot;;[.I78]);[.J78]);[.K78])=&quot;PE&quot;;IF([.N78]=&quot;&quot;;IF([.M78]=&quot;&quot;;IF([.L78]=&quot;&quot;;&quot;&quot;;[.L78]);[.M78]);[.N78])=&quot;PE&quot;;IF([.Q78]=&quot;&quot;;IF([.P78]=&quot;&quot;;IF([.O78]=&quot;&quot;;&quot;&quot;;[.O78]);[.P78]);[.Q78])=&quot;PE&quot;;IF([.T78]=&quot;&quot;;IF([.S78]=&quot;&quot;;IF([.R78]=&quot;&quot;;&quot;&quot;;[.R78]);[.S78]);[.T78])=&quot;PE&quot;)=1;&quot;PE&quot;;IF(AND(IF([.K78]=&quot;&quot;;IF([.J78]=&quot;&quot;;IF([.I78]=&quot;&quot;;&quot;&quot;;[.I78]);[.J78]);[.K78])=&quot;&quot;;IF([.N78]=&quot;&quot;;IF([.M78]=&quot;&quot;;IF([.L78]=&quot;&quot;;&quot;&quot;;[.L78]);[.M78]);[.N78])=&quot;&quot;;IF([.Q78]=&quot;&quot;;IF([.P78]=&quot;&quot;;IF([.O78]=&quot;&quot;;&quot;&quot;;[.O78]);[.P78]);[.Q78])=&quot;&quot;;IF([.T78]=&quot;&quot;;IF([.S78]=&quot;&quot;;IF([.R78]=&quot;&quot;;&quot;&quot;;[.R78]);[.S78]);[.T78])=&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20">
          <table:table-cell table:style-name="ce177" table:formula="of:=IF(AND([.H79]=&quot;&quot;;[.H79]=&quot;&quot;);&quot;&quot;;[.$H$3]&amp;&quot;_&quot;&amp;ROW()-11-COUNTBLANK([.$H$12:.H79]))" office:value-type="string" office:string-value="THEMMOI_BN_56">
            <text:p>THEMMOI_BN_56</text:p>
          </table:table-cell>
          <table:table-cell table:style-name="ce17" office:value-type="string">
            <text:p>Kiểm tra là trường không bắt buộc</text:p>
          </table:table-cell>
          <table:table-cell table:style-name="ce27" office:value-type="string">
            <text:p>REPORT</text:p>
          </table:table-cell>
          <table:table-cell table:style-name="ce27"/>
          <table:table-cell table:style-name="ce89" office:value-type="percentage" office:value="1">
            <text:p>100%</text:p>
          </table:table-cell>
          <table:table-cell table:style-name="ce27"/>
          <table:table-cell table:style-name="ce17" office:value-type="string">
            <text:p>1. Để trống trường dữ liệu</text:p>
            <text:p>2. Các thông tin khác được nhập hợp lệ</text:p>
            <text:p/>
          </table:table-cell>
          <table:table-cell table:style-name="ce17" office:value-type="string">
            <text:p>Lưu thành công</text:p>
          </table:table-cell>
          <table:table-cell table:style-name="ce193" office:value-type="string">
            <text:p>F</text:p>
          </table:table-cell>
          <table:table-cell table:number-columns-repeated="11" table:style-name="ce193"/>
          <table:table-cell table:style-name="ce201" table:formula="of:=IF(OR(IF([.K79]=&quot;&quot;;IF([.J79]=&quot;&quot;;IF([.I79]=&quot;&quot;;&quot;&quot;;[.I79]);[.J79]);[.K79])=&quot;F&quot;;IF([.N79]=&quot;&quot;;IF([.M79]=&quot;&quot;;IF([.L79]=&quot;&quot;;&quot;&quot;;[.L79]);[.M79]);[.N79])=&quot;F&quot;;IF([.Q79]=&quot;&quot;;IF([.P79]=&quot;&quot;;IF([.O79]=&quot;&quot;;&quot;&quot;;[.O79]);[.P79]);[.Q79])=&quot;F&quot;;IF([.T79]=&quot;&quot;;IF([.S79]=&quot;&quot;;IF([.R79]=&quot;&quot;;&quot;&quot;;[.R79]);[.S79]);[.T79])=&quot;F&quot;)=1;&quot;F&quot;;IF(OR(IF([.K79]=&quot;&quot;;IF([.J79]=&quot;&quot;;IF([.I79]=&quot;&quot;;&quot;&quot;;[.I79]);[.J79]);[.K79])=&quot;PE&quot;;IF([.N79]=&quot;&quot;;IF([.M79]=&quot;&quot;;IF([.L79]=&quot;&quot;;&quot;&quot;;[.L79]);[.M79]);[.N79])=&quot;PE&quot;;IF([.Q79]=&quot;&quot;;IF([.P79]=&quot;&quot;;IF([.O79]=&quot;&quot;;&quot;&quot;;[.O79]);[.P79]);[.Q79])=&quot;PE&quot;;IF([.T79]=&quot;&quot;;IF([.S79]=&quot;&quot;;IF([.R79]=&quot;&quot;;&quot;&quot;;[.R79]);[.S79]);[.T79])=&quot;PE&quot;)=1;&quot;PE&quot;;IF(AND(IF([.K79]=&quot;&quot;;IF([.J79]=&quot;&quot;;IF([.I79]=&quot;&quot;;&quot;&quot;;[.I79]);[.J79]);[.K79])=&quot;&quot;;IF([.N79]=&quot;&quot;;IF([.M79]=&quot;&quot;;IF([.L79]=&quot;&quot;;&quot;&quot;;[.L79]);[.M79]);[.N79])=&quot;&quot;;IF([.Q79]=&quot;&quot;;IF([.P79]=&quot;&quot;;IF([.O79]=&quot;&quot;;&quot;&quot;;[.O79]);[.P79]);[.Q79])=&quot;&quot;;IF([.T79]=&quot;&quot;;IF([.S79]=&quot;&quot;;IF([.R79]=&quot;&quot;;&quot;&quot;;[.R79]);[.S79]);[.T79])=&quot;&quot;)=1;&quot;&quot;;&quot;P&quot;)))" office:value-type="string" office:string-value="F">
            <text:p>F</text:p>
          </table:table-cell>
          <table:table-cell table:style-name="ce32"/>
          <table:table-cell table:style-name="ce1" table:number-columns-repeated="11"/>
          <table:table-cell table:number-columns-repeated="991"/>
        </table:table-row>
        <table:table-row table:style-name="ro5">
          <table:table-cell table:style-name="ce177" table:formula="of:=IF(AND([.H80]=&quot;&quot;;[.H80]=&quot;&quot;);&quot;&quot;;[.$H$3]&amp;&quot;_&quot;&amp;ROW()-11-COUNTBLANK([.$H$12:.H80]))" office:value-type="string" office:string-value="THEMMOI_BN_57">
            <text:p>THEMMOI_BN_57</text:p>
          </table:table-cell>
          <table:table-cell table:style-name="ce17" office:value-type="string">
            <text:p>Kiểm tra tìm kiếm các ký tự đặc biệt</text:p>
          </table:table-cell>
          <table:table-cell table:style-name="ce27" office:value-type="string">
            <text:p>REPORT</text:p>
          </table:table-cell>
          <table:table-cell table:style-name="ce27"/>
          <table:table-cell table:style-name="ce89" office:value-type="percentage" office:value="1">
            <text:p>100%</text:p>
          </table:table-cell>
          <table:table-cell table:style-name="ce27"/>
          <table:table-cell table:style-name="ce17" office:value-type="string">
            <text:p>1. Nhập dữ liệu là ký tự đặc biệt %^&amp;*()</text:p>
            <text:p>2. Các thông tin khác được nhập hợp lệ</text:p>
            <text:p/>
          </table:table-cell>
          <table:table-cell table:style-name="ce17" office:value-type="string">
            <text:p>1. Thực hiện thành công</text:p>
            <text:p>2. Dữ liệu của trường dữ liệu được view lên bình thường, không bị lỗi font</text:p>
            <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80]=&quot;&quot;;IF([.J80]=&quot;&quot;;IF([.I80]=&quot;&quot;;&quot;&quot;;[.I80]);[.J80]);[.K80])=&quot;F&quot;;IF([.N80]=&quot;&quot;;IF([.M80]=&quot;&quot;;IF([.L80]=&quot;&quot;;&quot;&quot;;[.L80]);[.M80]);[.N80])=&quot;F&quot;;IF([.Q80]=&quot;&quot;;IF([.P80]=&quot;&quot;;IF([.O80]=&quot;&quot;;&quot;&quot;;[.O80]);[.P80]);[.Q80])=&quot;F&quot;;IF([.T80]=&quot;&quot;;IF([.S80]=&quot;&quot;;IF([.R80]=&quot;&quot;;&quot;&quot;;[.R80]);[.S80]);[.T80])=&quot;F&quot;)=1;&quot;F&quot;;IF(OR(IF([.K80]=&quot;&quot;;IF([.J80]=&quot;&quot;;IF([.I80]=&quot;&quot;;&quot;&quot;;[.I80]);[.J80]);[.K80])=&quot;PE&quot;;IF([.N80]=&quot;&quot;;IF([.M80]=&quot;&quot;;IF([.L80]=&quot;&quot;;&quot;&quot;;[.L80]);[.M80]);[.N80])=&quot;PE&quot;;IF([.Q80]=&quot;&quot;;IF([.P80]=&quot;&quot;;IF([.O80]=&quot;&quot;;&quot;&quot;;[.O80]);[.P80]);[.Q80])=&quot;PE&quot;;IF([.T80]=&quot;&quot;;IF([.S80]=&quot;&quot;;IF([.R80]=&quot;&quot;;&quot;&quot;;[.R80]);[.S80]);[.T80])=&quot;PE&quot;)=1;&quot;PE&quot;;IF(AND(IF([.K80]=&quot;&quot;;IF([.J80]=&quot;&quot;;IF([.I80]=&quot;&quot;;&quot;&quot;;[.I80]);[.J80]);[.K80])=&quot;&quot;;IF([.N80]=&quot;&quot;;IF([.M80]=&quot;&quot;;IF([.L80]=&quot;&quot;;&quot;&quot;;[.L80]);[.M80]);[.N80])=&quot;&quot;;IF([.Q80]=&quot;&quot;;IF([.P80]=&quot;&quot;;IF([.O80]=&quot;&quot;;&quot;&quot;;[.O80]);[.P80]);[.Q80])=&quot;&quot;;IF([.T80]=&quot;&quot;;IF([.S80]=&quot;&quot;;IF([.R80]=&quot;&quot;;&quot;&quot;;[.R80]);[.S80]);[.T80])=&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5">
          <table:table-cell table:style-name="ce178" table:formula="of:=IF(AND([.H81]=&quot;&quot;;[.H81]=&quot;&quot;);&quot;&quot;;[.$H$3]&amp;&quot;_&quot;&amp;ROW()-11-COUNTBLANK([.$H$12:.H81]))" office:value-type="string" office:string-value="THEMMOI_BN_58">
            <text:p>THEMMOI_BN_58</text:p>
          </table:table-cell>
          <table:table-cell table:style-name="ce179" office:value-type="string">
            <text:p>Kiểm tra nhập quá maxlength (? ký tự)</text:p>
          </table:table-cell>
          <table:table-cell table:style-name="ce180" office:value-type="string">
            <text:p>REPORT</text:p>
          </table:table-cell>
          <table:table-cell table:style-name="ce180" table:number-columns-repeated="3"/>
          <table:table-cell table:style-name="ce179" office:value-type="string">
            <text:p>1. Trên màn hình Tìm kiếm</text:p>
            <text:p>Tại trường điều kiện tìm kiếm</text:p>
            <text:p>2. Nhập hơn nhiều hơn ? ký tự cho phép</text:p>
            <text:p>3. Ấn nút <text:s/>Tìm kiếm</text:p>
          </table:table-cell>
          <table:table-cell table:style-name="ce185" office:value-type="string">
            <text:p>Không Cho phép nhập quá giá trị maxlength</text:p>
          </table:table-cell>
          <table:table-cell table:style-name="ce194" table:content-validation-name="val3" office:value-type="string">
            <text:p>F</text:p>
          </table:table-cell>
          <table:table-cell table:number-columns-repeated="11" table:style-name="ce194" table:content-validation-name="val3"/>
          <table:table-cell table:style-name="ce202" table:formula="of:=IF(OR(IF([.K81]=&quot;&quot;;IF([.J81]=&quot;&quot;;IF([.I81]=&quot;&quot;;&quot;&quot;;[.I81]);[.J81]);[.K81])=&quot;F&quot;;IF([.N81]=&quot;&quot;;IF([.M81]=&quot;&quot;;IF([.L81]=&quot;&quot;;&quot;&quot;;[.L81]);[.M81]);[.N81])=&quot;F&quot;;IF([.Q81]=&quot;&quot;;IF([.P81]=&quot;&quot;;IF([.O81]=&quot;&quot;;&quot;&quot;;[.O81]);[.P81]);[.Q81])=&quot;F&quot;;IF([.T81]=&quot;&quot;;IF([.S81]=&quot;&quot;;IF([.R81]=&quot;&quot;;&quot;&quot;;[.R81]);[.S81]);[.T81])=&quot;F&quot;)=1;&quot;F&quot;;IF(OR(IF([.K81]=&quot;&quot;;IF([.J81]=&quot;&quot;;IF([.I81]=&quot;&quot;;&quot;&quot;;[.I81]);[.J81]);[.K81])=&quot;PE&quot;;IF([.N81]=&quot;&quot;;IF([.M81]=&quot;&quot;;IF([.L81]=&quot;&quot;;&quot;&quot;;[.L81]);[.M81]);[.N81])=&quot;PE&quot;;IF([.Q81]=&quot;&quot;;IF([.P81]=&quot;&quot;;IF([.O81]=&quot;&quot;;&quot;&quot;;[.O81]);[.P81]);[.Q81])=&quot;PE&quot;;IF([.T81]=&quot;&quot;;IF([.S81]=&quot;&quot;;IF([.R81]=&quot;&quot;;&quot;&quot;;[.R81]);[.S81]);[.T81])=&quot;PE&quot;)=1;&quot;PE&quot;;IF(AND(IF([.K81]=&quot;&quot;;IF([.J81]=&quot;&quot;;IF([.I81]=&quot;&quot;;&quot;&quot;;[.I81]);[.J81]);[.K81])=&quot;&quot;;IF([.N81]=&quot;&quot;;IF([.M81]=&quot;&quot;;IF([.L81]=&quot;&quot;;&quot;&quot;;[.L81]);[.M81]);[.N81])=&quot;&quot;;IF([.Q81]=&quot;&quot;;IF([.P81]=&quot;&quot;;IF([.O81]=&quot;&quot;;&quot;&quot;;[.O81]);[.P81]);[.Q81])=&quot;&quot;;IF([.T81]=&quot;&quot;;IF([.S81]=&quot;&quot;;IF([.R81]=&quot;&quot;;&quot;&quot;;[.R81]);[.S81]);[.T81])=&quot;&quot;)=1;&quot;&quot;;&quot;P&quot;)))" office:value-type="string" office:string-value="F">
            <text:p>F</text:p>
          </table:table-cell>
          <table:table-cell table:style-name="ce204"/>
          <table:table-cell table:style-name="ce205" table:number-columns-repeated="11"/>
          <table:table-cell table:number-columns-repeated="991"/>
        </table:table-row>
        <table:table-row table:style-name="ro5">
          <table:table-cell table:style-name="ce177" table:formula="of:=IF(AND([.H82]=&quot;&quot;;[.H82]=&quot;&quot;);&quot;&quot;;[.$H$3]&amp;&quot;_&quot;&amp;ROW()-11-COUNTBLANK([.$H$12:.H82]))" office:value-type="string" office:string-value="THEMMOI_BN_59">
            <text:p>THEMMOI_BN_59</text:p>
          </table:table-cell>
          <table:table-cell table:style-name="ce32" office:value-type="string">
            <office:annotation draw:style-name="gr7" draw:text-style-name="P1" svg:width="5.0535in" svg:height="1.3488in" svg:x="4.8866in" svg:y="38.139in" draw:caption-point-x="-0.1898in" draw:caption-point-y="-0.7961in">
              <dc:creator>Thuy Vu</dc:creator>
              <dc:date>2018-03-26T00:00:00</dc:date>
              <text:p text:style-name="P1">VIT:</text:p>
              <text:p text:style-name="P1">tùy đự án</text:p>
            </office:annotation>
            <text:p>Kiểm tra khi nhập dữ liệu là các thẻ html</text:p>
          </table:table-cell>
          <table:table-cell table:style-name="ce70" office:value-type="string">
            <text:p>REPORT</text:p>
          </table:table-cell>
          <table:table-cell table:style-name="ce70"/>
          <table:table-cell table:style-name="ce89" office:value-type="percentage" office:value="1">
            <text:p>100%</text:p>
          </table:table-cell>
          <table:table-cell table:style-name="ce70"/>
          <table:table-cell table:style-name="ce17" office:value-type="string">
            <text:p>1. Nhập X đúng định dạng <text:s/>có chứa ký tự đặc biệt, thẻ html: &lt;/table&gt;….</text:p>
            <text:p>2. Các thông tin khác được nhập hợp lệ</text:p>
            <text:p/>
          </table:table-cell>
          <table:table-cell table:style-name="ce17" office:value-type="string">
            <text:p>1. Thực hiện thành công</text:p>
            <text:p>2. Các ký tự đặc biệt, thẻ html không bị mã hóa khi view lên và khi lưu vào database</text:p>
            <text:p/>
          </table:table-cell>
          <table:table-cell table:style-name="ce193" office:value-type="string">
            <text:p>P</text:p>
          </table:table-cell>
          <table:table-cell table:number-columns-repeated="11" table:style-name="ce193"/>
          <table:table-cell table:style-name="ce199" table:formula="of:=IF(OR(IF([.K82]=&quot;&quot;;IF([.J82]=&quot;&quot;;IF([.I82]=&quot;&quot;;&quot;&quot;;[.I82]);[.J82]);[.K82])=&quot;F&quot;;IF([.N82]=&quot;&quot;;IF([.M82]=&quot;&quot;;IF([.L82]=&quot;&quot;;&quot;&quot;;[.L82]);[.M82]);[.N82])=&quot;F&quot;;IF([.Q82]=&quot;&quot;;IF([.P82]=&quot;&quot;;IF([.O82]=&quot;&quot;;&quot;&quot;;[.O82]);[.P82]);[.Q82])=&quot;F&quot;;IF([.T82]=&quot;&quot;;IF([.S82]=&quot;&quot;;IF([.R82]=&quot;&quot;;&quot;&quot;;[.R82]);[.S82]);[.T82])=&quot;F&quot;)=1;&quot;F&quot;;IF(OR(IF([.K82]=&quot;&quot;;IF([.J82]=&quot;&quot;;IF([.I82]=&quot;&quot;;&quot;&quot;;[.I82]);[.J82]);[.K82])=&quot;PE&quot;;IF([.N82]=&quot;&quot;;IF([.M82]=&quot;&quot;;IF([.L82]=&quot;&quot;;&quot;&quot;;[.L82]);[.M82]);[.N82])=&quot;PE&quot;;IF([.Q82]=&quot;&quot;;IF([.P82]=&quot;&quot;;IF([.O82]=&quot;&quot;;&quot;&quot;;[.O82]);[.P82]);[.Q82])=&quot;PE&quot;;IF([.T82]=&quot;&quot;;IF([.S82]=&quot;&quot;;IF([.R82]=&quot;&quot;;&quot;&quot;;[.R82]);[.S82]);[.T82])=&quot;PE&quot;)=1;&quot;PE&quot;;IF(AND(IF([.K82]=&quot;&quot;;IF([.J82]=&quot;&quot;;IF([.I82]=&quot;&quot;;&quot;&quot;;[.I82]);[.J82]);[.K82])=&quot;&quot;;IF([.N82]=&quot;&quot;;IF([.M82]=&quot;&quot;;IF([.L82]=&quot;&quot;;&quot;&quot;;[.L82]);[.M82]);[.N82])=&quot;&quot;;IF([.Q82]=&quot;&quot;;IF([.P82]=&quot;&quot;;IF([.O82]=&quot;&quot;;&quot;&quot;;[.O82]);[.P82]);[.Q82])=&quot;&quot;;IF([.T82]=&quot;&quot;;IF([.S82]=&quot;&quot;;IF([.R82]=&quot;&quot;;&quot;&quot;;[.R82]);[.S82]);[.T82])=&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83]=&quot;&quot;;[.H83]=&quot;&quot;);&quot;&quot;;[.$H$3]&amp;&quot;_&quot;&amp;ROW()-11-COUNTBLANK([.$H$12:.H83]))" office:value-type="string" office:string-value="THEMMOI_BN_60">
            <text:p>THEMMOI_BN_60</text:p>
          </table:table-cell>
          <table:table-cell table:style-name="ce32" office:value-type="string">
            <text:p>Kiểm tra chức năng Trim space</text:p>
          </table:table-cell>
          <table:table-cell table:style-name="ce70" office:value-type="string">
            <text:p>REPORT</text:p>
          </table:table-cell>
          <table:table-cell table:style-name="ce70"/>
          <table:table-cell table:style-name="ce90" office:value-type="percentage" office:value="1">
            <text:p>100%</text:p>
          </table:table-cell>
          <table:table-cell table:style-name="ce70"/>
          <table:table-cell table:style-name="ce17" office:value-type="string">
            <text:p>1. Nhập dữ liệu hợp lệ và thêm space vào đầu và cuối </text:p>
            <text:p>2. Các thông tin khác được nhập hợp lệ</text:p>
            <text:p/>
          </table:table-cell>
          <table:table-cell table:style-name="ce17" office:value-type="string">
            <text:p>1. Thực hiện thành công</text:p>
            <text:p>2. Thực hiện trim space ở đầu và cuối trường dữ liệu</text:p>
            <text:p/>
          </table:table-cell>
          <table:table-cell table:style-name="ce193" office:value-type="string">
            <text:p>P</text:p>
          </table:table-cell>
          <table:table-cell table:number-columns-repeated="11" table:style-name="ce193"/>
          <table:table-cell table:style-name="ce199" table:formula="of:=IF(OR(IF([.K83]=&quot;&quot;;IF([.J83]=&quot;&quot;;IF([.I83]=&quot;&quot;;&quot;&quot;;[.I83]);[.J83]);[.K83])=&quot;F&quot;;IF([.N83]=&quot;&quot;;IF([.M83]=&quot;&quot;;IF([.L83]=&quot;&quot;;&quot;&quot;;[.L83]);[.M83]);[.N83])=&quot;F&quot;;IF([.Q83]=&quot;&quot;;IF([.P83]=&quot;&quot;;IF([.O83]=&quot;&quot;;&quot;&quot;;[.O83]);[.P83]);[.Q83])=&quot;F&quot;;IF([.T83]=&quot;&quot;;IF([.S83]=&quot;&quot;;IF([.R83]=&quot;&quot;;&quot;&quot;;[.R83]);[.S83]);[.T83])=&quot;F&quot;)=1;&quot;F&quot;;IF(OR(IF([.K83]=&quot;&quot;;IF([.J83]=&quot;&quot;;IF([.I83]=&quot;&quot;;&quot;&quot;;[.I83]);[.J83]);[.K83])=&quot;PE&quot;;IF([.N83]=&quot;&quot;;IF([.M83]=&quot;&quot;;IF([.L83]=&quot;&quot;;&quot;&quot;;[.L83]);[.M83]);[.N83])=&quot;PE&quot;;IF([.Q83]=&quot;&quot;;IF([.P83]=&quot;&quot;;IF([.O83]=&quot;&quot;;&quot;&quot;;[.O83]);[.P83]);[.Q83])=&quot;PE&quot;;IF([.T83]=&quot;&quot;;IF([.S83]=&quot;&quot;;IF([.R83]=&quot;&quot;;&quot;&quot;;[.R83]);[.S83]);[.T83])=&quot;PE&quot;)=1;&quot;PE&quot;;IF(AND(IF([.K83]=&quot;&quot;;IF([.J83]=&quot;&quot;;IF([.I83]=&quot;&quot;;&quot;&quot;;[.I83]);[.J83]);[.K83])=&quot;&quot;;IF([.N83]=&quot;&quot;;IF([.M83]=&quot;&quot;;IF([.L83]=&quot;&quot;;&quot;&quot;;[.L83]);[.M83]);[.N83])=&quot;&quot;;IF([.Q83]=&quot;&quot;;IF([.P83]=&quot;&quot;;IF([.O83]=&quot;&quot;;&quot;&quot;;[.O83]);[.P83]);[.Q83])=&quot;&quot;;IF([.T83]=&quot;&quot;;IF([.S83]=&quot;&quot;;IF([.R83]=&quot;&quot;;&quot;&quot;;[.R83]);[.S83]);[.T83])=&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84]=&quot;&quot;;[.H84]=&quot;&quot;);&quot;&quot;;[.$H$3]&amp;&quot;_&quot;&amp;ROW()-11-COUNTBLANK([.$H$12:.H84]))" office:value-type="string" office:string-value="THEMMOI_BN_61">
            <text:p>THEMMOI_BN_61</text:p>
          </table:table-cell>
          <table:table-cell table:style-name="ce17" office:value-type="string">
            <text:p>Kiểm tra thực hiện thành công khi dữ liệu là chữ tiếng Việt có dấu</text:p>
          </table:table-cell>
          <table:table-cell table:style-name="ce27" office:value-type="string">
            <text:p>REPORT</text:p>
          </table:table-cell>
          <table:table-cell table:style-name="ce27"/>
          <table:table-cell table:style-name="ce89" office:value-type="percentage" office:value="1">
            <text:p>100%</text:p>
          </table:table-cell>
          <table:table-cell table:style-name="ce27"/>
          <table:table-cell table:style-name="ce17" office:value-type="string">
            <text:p>1. Nhập dữ liệu là chữ tiếng việt có dấu</text:p>
            <text:p>2. Các thông tin khác được nhập hợp lệ</text:p>
            <text:p/>
          </table:table-cell>
          <table:table-cell table:style-name="ce17" office:value-type="string">
            <text:p>1. Thực hiện thành công</text:p>
            <text:p>2. Dữ liệu của trường dữ liệu được view lên bình thường, không bị lỗi font</text:p>
            <text:p/>
          </table:table-cell>
          <table:table-cell table:style-name="ce193" office:value-type="string">
            <text:p>P</text:p>
          </table:table-cell>
          <table:table-cell table:number-columns-repeated="11" table:style-name="ce193"/>
          <table:table-cell table:style-name="ce199" table:formula="of:=IF(OR(IF([.K84]=&quot;&quot;;IF([.J84]=&quot;&quot;;IF([.I84]=&quot;&quot;;&quot;&quot;;[.I84]);[.J84]);[.K84])=&quot;F&quot;;IF([.N84]=&quot;&quot;;IF([.M84]=&quot;&quot;;IF([.L84]=&quot;&quot;;&quot;&quot;;[.L84]);[.M84]);[.N84])=&quot;F&quot;;IF([.Q84]=&quot;&quot;;IF([.P84]=&quot;&quot;;IF([.O84]=&quot;&quot;;&quot;&quot;;[.O84]);[.P84]);[.Q84])=&quot;F&quot;;IF([.T84]=&quot;&quot;;IF([.S84]=&quot;&quot;;IF([.R84]=&quot;&quot;;&quot;&quot;;[.R84]);[.S84]);[.T84])=&quot;F&quot;)=1;&quot;F&quot;;IF(OR(IF([.K84]=&quot;&quot;;IF([.J84]=&quot;&quot;;IF([.I84]=&quot;&quot;;&quot;&quot;;[.I84]);[.J84]);[.K84])=&quot;PE&quot;;IF([.N84]=&quot;&quot;;IF([.M84]=&quot;&quot;;IF([.L84]=&quot;&quot;;&quot;&quot;;[.L84]);[.M84]);[.N84])=&quot;PE&quot;;IF([.Q84]=&quot;&quot;;IF([.P84]=&quot;&quot;;IF([.O84]=&quot;&quot;;&quot;&quot;;[.O84]);[.P84]);[.Q84])=&quot;PE&quot;;IF([.T84]=&quot;&quot;;IF([.S84]=&quot;&quot;;IF([.R84]=&quot;&quot;;&quot;&quot;;[.R84]);[.S84]);[.T84])=&quot;PE&quot;)=1;&quot;PE&quot;;IF(AND(IF([.K84]=&quot;&quot;;IF([.J84]=&quot;&quot;;IF([.I84]=&quot;&quot;;&quot;&quot;;[.I84]);[.J84]);[.K84])=&quot;&quot;;IF([.N84]=&quot;&quot;;IF([.M84]=&quot;&quot;;IF([.L84]=&quot;&quot;;&quot;&quot;;[.L84]);[.M84]);[.N84])=&quot;&quot;;IF([.Q84]=&quot;&quot;;IF([.P84]=&quot;&quot;;IF([.O84]=&quot;&quot;;&quot;&quot;;[.O84]);[.P84]);[.Q84])=&quot;&quot;;IF([.T84]=&quot;&quot;;IF([.S84]=&quot;&quot;;IF([.R84]=&quot;&quot;;&quot;&quot;;[.R84]);[.S84]);[.T84])=&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2">
          <table:table-cell table:style-name="ce177" table:formula="of:=IF(AND([.H85]=&quot;&quot;;[.H85]=&quot;&quot;);&quot;&quot;;[.$H$3]&amp;&quot;_&quot;&amp;ROW()-11-COUNTBLANK([.$H$12:.H85]))">
            <text:p/>
          </table:table-cell>
          <table:table-cell table:style-name="ce58" office:value-type="string" table:number-columns-spanned="6" table:number-rows-spanned="1">
            <text:p>Kiểm tra combo - box "Tỉnh/Thành phố thường trú"</text:p>
          </table:table-cell>
          <table:covered-table-cell table:number-columns-repeated="4" table:style-name="ce21"/>
          <table:covered-table-cell table:style-name="ce43"/>
          <table:table-cell table:style-name="ce51"/>
          <table:table-cell table:style-name="ce191" table:number-columns-repeated="12"/>
          <table:table-cell table:style-name="ce200"/>
          <table:table-cell table:style-name="ce51"/>
          <table:table-cell table:style-name="ce154" table:number-columns-repeated="11"/>
          <table:table-cell table:number-columns-repeated="991"/>
        </table:table-row>
        <table:table-row table:style-name="ro6">
          <table:table-cell table:style-name="ce177" table:formula="of:=IF(AND([.H86]=&quot;&quot;;[.H86]=&quot;&quot;);&quot;&quot;;[.$H$3]&amp;&quot;_&quot;&amp;ROW()-11-COUNTBLANK([.$H$12:.H86]))" office:value-type="string" office:string-value="THEMMOI_BN_62">
            <text:p>THEMMOI_BN_62</text:p>
          </table:table-cell>
          <table:table-cell table:style-name="ce62" office:value-type="string">
            <text:p>Kiểm tra giá trị mặc định</text:p>
          </table:table-cell>
          <table:table-cell table:style-name="ce79" office:value-type="string">
            <text:p>Hello</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Kiểm tra giá trị của trường này</text:p>
          </table:table-cell>
          <table:table-cell table:style-name="ce50" office:value-type="string">
            <text:p>Gía trị mặc định là "--Vui lòng chọn---"</text:p>
            <text:p>Các giá trị tiếp theo được lấy từ danh mục Tỉnh/Thành phố</text:p>
          </table:table-cell>
          <table:table-cell table:style-name="ce192" table:content-validation-name="val3" office:value-type="string">
            <text:p>PE</text:p>
          </table:table-cell>
          <table:table-cell table:number-columns-repeated="11" table:style-name="ce192" table:content-validation-name="val3"/>
          <table:table-cell table:style-name="ce201" table:formula="of:=IF(OR(IF([.K86]=&quot;&quot;;IF([.J86]=&quot;&quot;;IF([.I86]=&quot;&quot;;&quot;&quot;;[.I86]);[.J86]);[.K86])=&quot;F&quot;;IF([.N86]=&quot;&quot;;IF([.M86]=&quot;&quot;;IF([.L86]=&quot;&quot;;&quot;&quot;;[.L86]);[.M86]);[.N86])=&quot;F&quot;;IF([.Q86]=&quot;&quot;;IF([.P86]=&quot;&quot;;IF([.O86]=&quot;&quot;;&quot;&quot;;[.O86]);[.P86]);[.Q86])=&quot;F&quot;;IF([.T86]=&quot;&quot;;IF([.S86]=&quot;&quot;;IF([.R86]=&quot;&quot;;&quot;&quot;;[.R86]);[.S86]);[.T86])=&quot;F&quot;)=1;&quot;F&quot;;IF(OR(IF([.K86]=&quot;&quot;;IF([.J86]=&quot;&quot;;IF([.I86]=&quot;&quot;;&quot;&quot;;[.I86]);[.J86]);[.K86])=&quot;PE&quot;;IF([.N86]=&quot;&quot;;IF([.M86]=&quot;&quot;;IF([.L86]=&quot;&quot;;&quot;&quot;;[.L86]);[.M86]);[.N86])=&quot;PE&quot;;IF([.Q86]=&quot;&quot;;IF([.P86]=&quot;&quot;;IF([.O86]=&quot;&quot;;&quot;&quot;;[.O86]);[.P86]);[.Q86])=&quot;PE&quot;;IF([.T86]=&quot;&quot;;IF([.S86]=&quot;&quot;;IF([.R86]=&quot;&quot;;&quot;&quot;;[.R86]);[.S86]);[.T86])=&quot;PE&quot;)=1;&quot;PE&quot;;IF(AND(IF([.K86]=&quot;&quot;;IF([.J86]=&quot;&quot;;IF([.I86]=&quot;&quot;;&quot;&quot;;[.I86]);[.J86]);[.K86])=&quot;&quot;;IF([.N86]=&quot;&quot;;IF([.M86]=&quot;&quot;;IF([.L86]=&quot;&quot;;&quot;&quot;;[.L86]);[.M86]);[.N86])=&quot;&quot;;IF([.Q86]=&quot;&quot;;IF([.P86]=&quot;&quot;;IF([.O86]=&quot;&quot;;&quot;&quot;;[.O86]);[.P86]);[.Q86])=&quot;&quot;;IF([.T86]=&quot;&quot;;IF([.S86]=&quot;&quot;;IF([.R86]=&quot;&quot;;&quot;&quot;;[.R86]);[.S86]);[.T86])=&quot;&quot;)=1;&quot;&quot;;&quot;P&quot;)))" office:value-type="string" office:string-value="PE">
            <text:p>PE</text:p>
          </table:table-cell>
          <table:table-cell table:style-name="ce149"/>
          <table:table-cell table:style-name="ce156" office:value-type="string">
            <text:p>Tạm thời chưa xây dựng danh mục này</text:p>
          </table:table-cell>
          <table:table-cell table:style-name="ce156" table:number-columns-repeated="10"/>
          <table:table-cell table:number-columns-repeated="991"/>
        </table:table-row>
        <table:table-row table:style-name="ro6">
          <table:table-cell table:style-name="ce177" table:formula="of:=IF(AND([.H87]=&quot;&quot;;[.H87]=&quot;&quot;);&quot;&quot;;[.$H$3]&amp;&quot;_&quot;&amp;ROW()-11-COUNTBLANK([.$H$12:.H87]))" office:value-type="string" office:string-value="THEMMOI_BN_63">
            <text:p>THEMMOI_BN_63</text:p>
          </table:table-cell>
          <table:table-cell table:style-name="ce62" office:value-type="string">
            <text:p>Kiểm tra số lượng và sắp xếp các giá trị trong combo</text:p>
          </table:table-cell>
          <table:table-cell table:style-name="ce79" office:value-type="string">
            <text:p>Hello</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Kiểm tra giá trị của trường này</text:p>
          </table:table-cell>
          <table:table-cell table:style-name="ce50" office:value-type="string">
            <text:p>Giá trị trong combo được sắp xếp theo thứ tự alphabet </text:p>
          </table:table-cell>
          <table:table-cell table:style-name="ce192" table:content-validation-name="val3" office:value-type="string">
            <text:p>PE</text:p>
          </table:table-cell>
          <table:table-cell table:number-columns-repeated="11" table:style-name="ce192" table:content-validation-name="val3"/>
          <table:table-cell table:style-name="ce201" table:formula="of:=IF(OR(IF([.K87]=&quot;&quot;;IF([.J87]=&quot;&quot;;IF([.I87]=&quot;&quot;;&quot;&quot;;[.I87]);[.J87]);[.K87])=&quot;F&quot;;IF([.N87]=&quot;&quot;;IF([.M87]=&quot;&quot;;IF([.L87]=&quot;&quot;;&quot;&quot;;[.L87]);[.M87]);[.N87])=&quot;F&quot;;IF([.Q87]=&quot;&quot;;IF([.P87]=&quot;&quot;;IF([.O87]=&quot;&quot;;&quot;&quot;;[.O87]);[.P87]);[.Q87])=&quot;F&quot;;IF([.T87]=&quot;&quot;;IF([.S87]=&quot;&quot;;IF([.R87]=&quot;&quot;;&quot;&quot;;[.R87]);[.S87]);[.T87])=&quot;F&quot;)=1;&quot;F&quot;;IF(OR(IF([.K87]=&quot;&quot;;IF([.J87]=&quot;&quot;;IF([.I87]=&quot;&quot;;&quot;&quot;;[.I87]);[.J87]);[.K87])=&quot;PE&quot;;IF([.N87]=&quot;&quot;;IF([.M87]=&quot;&quot;;IF([.L87]=&quot;&quot;;&quot;&quot;;[.L87]);[.M87]);[.N87])=&quot;PE&quot;;IF([.Q87]=&quot;&quot;;IF([.P87]=&quot;&quot;;IF([.O87]=&quot;&quot;;&quot;&quot;;[.O87]);[.P87]);[.Q87])=&quot;PE&quot;;IF([.T87]=&quot;&quot;;IF([.S87]=&quot;&quot;;IF([.R87]=&quot;&quot;;&quot;&quot;;[.R87]);[.S87]);[.T87])=&quot;PE&quot;)=1;&quot;PE&quot;;IF(AND(IF([.K87]=&quot;&quot;;IF([.J87]=&quot;&quot;;IF([.I87]=&quot;&quot;;&quot;&quot;;[.I87]);[.J87]);[.K87])=&quot;&quot;;IF([.N87]=&quot;&quot;;IF([.M87]=&quot;&quot;;IF([.L87]=&quot;&quot;;&quot;&quot;;[.L87]);[.M87]);[.N87])=&quot;&quot;;IF([.Q87]=&quot;&quot;;IF([.P87]=&quot;&quot;;IF([.O87]=&quot;&quot;;&quot;&quot;;[.O87]);[.P87]);[.Q87])=&quot;&quot;;IF([.T87]=&quot;&quot;;IF([.S87]=&quot;&quot;;IF([.R87]=&quot;&quot;;&quot;&quot;;[.R87]);[.S87]);[.T87])=&quot;&quot;)=1;&quot;&quot;;&quot;P&quot;)))" office:value-type="string" office:string-value="PE">
            <text:p>PE</text:p>
          </table:table-cell>
          <table:table-cell table:style-name="ce149"/>
          <table:table-cell table:style-name="ce156" table:number-columns-repeated="11"/>
          <table:table-cell table:number-columns-repeated="991"/>
        </table:table-row>
        <table:table-row table:style-name="ro6">
          <table:table-cell table:style-name="ce177" table:formula="of:=IF(AND([.H88]=&quot;&quot;;[.H88]=&quot;&quot;);&quot;&quot;;[.$H$3]&amp;&quot;_&quot;&amp;ROW()-11-COUNTBLANK([.$H$12:.H88]))" office:value-type="string" office:string-value="THEMMOI_BN_64">
            <text:p>THEMMOI_BN_64</text:p>
          </table:table-cell>
          <table:table-cell table:style-name="ce62" office:value-type="string">
            <text:p>Kiểm tra căn lề</text:p>
            <text:p/>
          </table:table-cell>
          <table:table-cell table:style-name="ce79" office:value-type="string">
            <text:p>Hello</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Kích vào combo box để kiểm tra căn lề của các giá trị trong combo </text:p>
          </table:table-cell>
          <table:table-cell table:style-name="ce50" office:value-type="string">
            <text:p>Các giá trị trong combo box được căn lề trái.</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88]=&quot;&quot;;IF([.J88]=&quot;&quot;;IF([.I88]=&quot;&quot;;&quot;&quot;;[.I88]);[.J88]);[.K88])=&quot;F&quot;;IF([.N88]=&quot;&quot;;IF([.M88]=&quot;&quot;;IF([.L88]=&quot;&quot;;&quot;&quot;;[.L88]);[.M88]);[.N88])=&quot;F&quot;;IF([.Q88]=&quot;&quot;;IF([.P88]=&quot;&quot;;IF([.O88]=&quot;&quot;;&quot;&quot;;[.O88]);[.P88]);[.Q88])=&quot;F&quot;;IF([.T88]=&quot;&quot;;IF([.S88]=&quot;&quot;;IF([.R88]=&quot;&quot;;&quot;&quot;;[.R88]);[.S88]);[.T88])=&quot;F&quot;)=1;&quot;F&quot;;IF(OR(IF([.K88]=&quot;&quot;;IF([.J88]=&quot;&quot;;IF([.I88]=&quot;&quot;;&quot;&quot;;[.I88]);[.J88]);[.K88])=&quot;PE&quot;;IF([.N88]=&quot;&quot;;IF([.M88]=&quot;&quot;;IF([.L88]=&quot;&quot;;&quot;&quot;;[.L88]);[.M88]);[.N88])=&quot;PE&quot;;IF([.Q88]=&quot;&quot;;IF([.P88]=&quot;&quot;;IF([.O88]=&quot;&quot;;&quot;&quot;;[.O88]);[.P88]);[.Q88])=&quot;PE&quot;;IF([.T88]=&quot;&quot;;IF([.S88]=&quot;&quot;;IF([.R88]=&quot;&quot;;&quot;&quot;;[.R88]);[.S88]);[.T88])=&quot;PE&quot;)=1;&quot;PE&quot;;IF(AND(IF([.K88]=&quot;&quot;;IF([.J88]=&quot;&quot;;IF([.I88]=&quot;&quot;;&quot;&quot;;[.I88]);[.J88]);[.K88])=&quot;&quot;;IF([.N88]=&quot;&quot;;IF([.M88]=&quot;&quot;;IF([.L88]=&quot;&quot;;&quot;&quot;;[.L88]);[.M88]);[.N88])=&quot;&quot;;IF([.Q88]=&quot;&quot;;IF([.P88]=&quot;&quot;;IF([.O88]=&quot;&quot;;&quot;&quot;;[.O88]);[.P88]);[.Q88])=&quot;&quot;;IF([.T88]=&quot;&quot;;IF([.S88]=&quot;&quot;;IF([.R88]=&quot;&quot;;&quot;&quot;;[.R88]);[.S88]);[.T88])=&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8">
          <table:table-cell table:style-name="ce177" table:formula="of:=IF(AND([.H89]=&quot;&quot;;[.H89]=&quot;&quot;);&quot;&quot;;[.$H$3]&amp;&quot;_&quot;&amp;ROW()-11-COUNTBLANK([.$H$12:.H89]))" office:value-type="string" office:string-value="THEMMOI_BN_65">
            <text:p>THEMMOI_BN_65</text:p>
          </table:table-cell>
          <table:table-cell table:style-name="ce62" office:value-type="string">
            <text:p>Kiểm tra thông tin bắt buộc</text:p>
          </table:table-cell>
          <table:table-cell table:style-name="ce79" office:value-type="string">
            <text:p>Hello</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Không chọn Tỉnh/Thành phố thường trú</text:p>
            <text:p>2. Các thông tin khác nhập đầy đủ</text:p>
            <text:p>3. Lưu</text:p>
          </table:table-cell>
          <table:table-cell table:style-name="ce50" office:value-type="string">
            <text:p>Hệ thống hiển thị thông báo lỗi yêu cầu bắt buộc chọn Tỉnh/Thành phố thường trú</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89]=&quot;&quot;;IF([.J89]=&quot;&quot;;IF([.I89]=&quot;&quot;;&quot;&quot;;[.I89]);[.J89]);[.K89])=&quot;F&quot;;IF([.N89]=&quot;&quot;;IF([.M89]=&quot;&quot;;IF([.L89]=&quot;&quot;;&quot;&quot;;[.L89]);[.M89]);[.N89])=&quot;F&quot;;IF([.Q89]=&quot;&quot;;IF([.P89]=&quot;&quot;;IF([.O89]=&quot;&quot;;&quot;&quot;;[.O89]);[.P89]);[.Q89])=&quot;F&quot;;IF([.T89]=&quot;&quot;;IF([.S89]=&quot;&quot;;IF([.R89]=&quot;&quot;;&quot;&quot;;[.R89]);[.S89]);[.T89])=&quot;F&quot;)=1;&quot;F&quot;;IF(OR(IF([.K89]=&quot;&quot;;IF([.J89]=&quot;&quot;;IF([.I89]=&quot;&quot;;&quot;&quot;;[.I89]);[.J89]);[.K89])=&quot;PE&quot;;IF([.N89]=&quot;&quot;;IF([.M89]=&quot;&quot;;IF([.L89]=&quot;&quot;;&quot;&quot;;[.L89]);[.M89]);[.N89])=&quot;PE&quot;;IF([.Q89]=&quot;&quot;;IF([.P89]=&quot;&quot;;IF([.O89]=&quot;&quot;;&quot;&quot;;[.O89]);[.P89]);[.Q89])=&quot;PE&quot;;IF([.T89]=&quot;&quot;;IF([.S89]=&quot;&quot;;IF([.R89]=&quot;&quot;;&quot;&quot;;[.R89]);[.S89]);[.T89])=&quot;PE&quot;)=1;&quot;PE&quot;;IF(AND(IF([.K89]=&quot;&quot;;IF([.J89]=&quot;&quot;;IF([.I89]=&quot;&quot;;&quot;&quot;;[.I89]);[.J89]);[.K89])=&quot;&quot;;IF([.N89]=&quot;&quot;;IF([.M89]=&quot;&quot;;IF([.L89]=&quot;&quot;;&quot;&quot;;[.L89]);[.M89]);[.N89])=&quot;&quot;;IF([.Q89]=&quot;&quot;;IF([.P89]=&quot;&quot;;IF([.O89]=&quot;&quot;;&quot;&quot;;[.O89]);[.P89]);[.Q89])=&quot;&quot;;IF([.T89]=&quot;&quot;;IF([.S89]=&quot;&quot;;IF([.R89]=&quot;&quot;;&quot;&quot;;[.R89]);[.S89]);[.T89])=&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8">
          <table:table-cell table:style-name="ce177" table:formula="of:=IF(AND([.H90]=&quot;&quot;;[.H90]=&quot;&quot;);&quot;&quot;;[.$H$3]&amp;&quot;_&quot;&amp;ROW()-11-COUNTBLANK([.$H$12:.H90]))" office:value-type="string" office:string-value="THEMMOI_BN_66">
            <text:p>THEMMOI_BN_66</text:p>
          </table:table-cell>
          <table:table-cell table:style-name="ce62" office:value-type="string">
            <text:p>Kiểm tra chức năng tìm kiếm trên combo-box</text:p>
          </table:table-cell>
          <table:table-cell table:style-name="ce79" office:value-type="string">
            <text:p>Hello</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Click vào combo "Tỉnh/Thành phố thường trú"</text:p>
            <text:p>2. Gõ thông tin tìm kiếm</text:p>
          </table:table-cell>
          <table:table-cell table:style-name="ce50" office:value-type="string">
            <text:p>Tìm kiếm các giá trị trong list phù hợp với tiêu chí tìm kiếm, focus vào giá trị đầu tiên tìm thấy. Nhấn enter sẽ chọn giá trị được focus</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90]=&quot;&quot;;IF([.J90]=&quot;&quot;;IF([.I90]=&quot;&quot;;&quot;&quot;;[.I90]);[.J90]);[.K90])=&quot;F&quot;;IF([.N90]=&quot;&quot;;IF([.M90]=&quot;&quot;;IF([.L90]=&quot;&quot;;&quot;&quot;;[.L90]);[.M90]);[.N90])=&quot;F&quot;;IF([.Q90]=&quot;&quot;;IF([.P90]=&quot;&quot;;IF([.O90]=&quot;&quot;;&quot;&quot;;[.O90]);[.P90]);[.Q90])=&quot;F&quot;;IF([.T90]=&quot;&quot;;IF([.S90]=&quot;&quot;;IF([.R90]=&quot;&quot;;&quot;&quot;;[.R90]);[.S90]);[.T90])=&quot;F&quot;)=1;&quot;F&quot;;IF(OR(IF([.K90]=&quot;&quot;;IF([.J90]=&quot;&quot;;IF([.I90]=&quot;&quot;;&quot;&quot;;[.I90]);[.J90]);[.K90])=&quot;PE&quot;;IF([.N90]=&quot;&quot;;IF([.M90]=&quot;&quot;;IF([.L90]=&quot;&quot;;&quot;&quot;;[.L90]);[.M90]);[.N90])=&quot;PE&quot;;IF([.Q90]=&quot;&quot;;IF([.P90]=&quot;&quot;;IF([.O90]=&quot;&quot;;&quot;&quot;;[.O90]);[.P90]);[.Q90])=&quot;PE&quot;;IF([.T90]=&quot;&quot;;IF([.S90]=&quot;&quot;;IF([.R90]=&quot;&quot;;&quot;&quot;;[.R90]);[.S90]);[.T90])=&quot;PE&quot;)=1;&quot;PE&quot;;IF(AND(IF([.K90]=&quot;&quot;;IF([.J90]=&quot;&quot;;IF([.I90]=&quot;&quot;;&quot;&quot;;[.I90]);[.J90]);[.K90])=&quot;&quot;;IF([.N90]=&quot;&quot;;IF([.M90]=&quot;&quot;;IF([.L90]=&quot;&quot;;&quot;&quot;;[.L90]);[.M90]);[.N90])=&quot;&quot;;IF([.Q90]=&quot;&quot;;IF([.P90]=&quot;&quot;;IF([.O90]=&quot;&quot;;&quot;&quot;;[.O90]);[.P90]);[.Q90])=&quot;&quot;;IF([.T90]=&quot;&quot;;IF([.S90]=&quot;&quot;;IF([.R90]=&quot;&quot;;&quot;&quot;;[.R90]);[.S90]);[.T90])=&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2">
          <table:table-cell table:style-name="ce177" table:formula="of:=IF(AND([.H91]=&quot;&quot;;[.H91]=&quot;&quot;);&quot;&quot;;[.$H$3]&amp;&quot;_&quot;&amp;ROW()-11-COUNTBLANK([.$H$12:.H91]))">
            <text:p/>
          </table:table-cell>
          <table:table-cell table:style-name="ce58" office:value-type="string" table:number-columns-spanned="6" table:number-rows-spanned="1">
            <text:p>Kiểm tra combo - box "Huyện/Quận thường trú"</text:p>
          </table:table-cell>
          <table:covered-table-cell table:number-columns-repeated="4" table:style-name="ce21"/>
          <table:covered-table-cell table:style-name="ce43"/>
          <table:table-cell table:style-name="ce51"/>
          <table:table-cell table:style-name="ce191" table:number-columns-repeated="12"/>
          <table:table-cell table:style-name="ce200"/>
          <table:table-cell table:style-name="ce51"/>
          <table:table-cell table:style-name="ce154" table:number-columns-repeated="11"/>
          <table:table-cell table:number-columns-repeated="991"/>
        </table:table-row>
        <table:table-row table:style-name="ro8">
          <table:table-cell table:style-name="ce177" table:formula="of:=IF(AND([.H92]=&quot;&quot;;[.H92]=&quot;&quot;);&quot;&quot;;[.$H$3]&amp;&quot;_&quot;&amp;ROW()-11-COUNTBLANK([.$H$12:.H92]))" office:value-type="string" office:string-value="THEMMOI_BN_67">
            <text:p>THEMMOI_BN_67</text:p>
          </table:table-cell>
          <table:table-cell table:style-name="ce62" office:value-type="string">
            <text:p>Kiểm tra giá trị mặc định</text:p>
          </table:table-cell>
          <table:table-cell table:style-name="ce181" office:value-type="string">
            <text:p>HMN</text:p>
          </table:table-cell>
          <table:table-cell table:style-name="ce72" office:value-type="float" office:value="1">
            <text:p>1</text:p>
          </table:table-cell>
          <table:table-cell table:style-name="ce184" office:value-type="percentage" office:value="1">
            <text:p>100%</text:p>
          </table:table-cell>
          <table:table-cell table:style-name="ce72"/>
          <table:table-cell table:style-name="ce50" office:value-type="string">
            <text:p>1. Kiểm tra giá trị của trường này</text:p>
          </table:table-cell>
          <table:table-cell table:style-name="ce50" office:value-type="string">
            <text:p>Gía trị mặc định là "--Vui lòng chọn---"</text:p>
            <text:p>Các giá trị tiếp theo được lấy từ danh mục Quận/Huyện, là các Quận/Huyện thuộc tỉnh đã chọn</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92]=&quot;&quot;;IF([.J92]=&quot;&quot;;IF([.I92]=&quot;&quot;;&quot;&quot;;[.I92]);[.J92]);[.K92])=&quot;F&quot;;IF([.N92]=&quot;&quot;;IF([.M92]=&quot;&quot;;IF([.L92]=&quot;&quot;;&quot;&quot;;[.L92]);[.M92]);[.N92])=&quot;F&quot;;IF([.Q92]=&quot;&quot;;IF([.P92]=&quot;&quot;;IF([.O92]=&quot;&quot;;&quot;&quot;;[.O92]);[.P92]);[.Q92])=&quot;F&quot;;IF([.T92]=&quot;&quot;;IF([.S92]=&quot;&quot;;IF([.R92]=&quot;&quot;;&quot;&quot;;[.R92]);[.S92]);[.T92])=&quot;F&quot;)=1;&quot;F&quot;;IF(OR(IF([.K92]=&quot;&quot;;IF([.J92]=&quot;&quot;;IF([.I92]=&quot;&quot;;&quot;&quot;;[.I92]);[.J92]);[.K92])=&quot;PE&quot;;IF([.N92]=&quot;&quot;;IF([.M92]=&quot;&quot;;IF([.L92]=&quot;&quot;;&quot;&quot;;[.L92]);[.M92]);[.N92])=&quot;PE&quot;;IF([.Q92]=&quot;&quot;;IF([.P92]=&quot;&quot;;IF([.O92]=&quot;&quot;;&quot;&quot;;[.O92]);[.P92]);[.Q92])=&quot;PE&quot;;IF([.T92]=&quot;&quot;;IF([.S92]=&quot;&quot;;IF([.R92]=&quot;&quot;;&quot;&quot;;[.R92]);[.S92]);[.T92])=&quot;PE&quot;)=1;&quot;PE&quot;;IF(AND(IF([.K92]=&quot;&quot;;IF([.J92]=&quot;&quot;;IF([.I92]=&quot;&quot;;&quot;&quot;;[.I92]);[.J92]);[.K92])=&quot;&quot;;IF([.N92]=&quot;&quot;;IF([.M92]=&quot;&quot;;IF([.L92]=&quot;&quot;;&quot;&quot;;[.L92]);[.M92]);[.N92])=&quot;&quot;;IF([.Q92]=&quot;&quot;;IF([.P92]=&quot;&quot;;IF([.O92]=&quot;&quot;;&quot;&quot;;[.O92]);[.P92]);[.Q92])=&quot;&quot;;IF([.T92]=&quot;&quot;;IF([.S92]=&quot;&quot;;IF([.R92]=&quot;&quot;;&quot;&quot;;[.R92]);[.S92]);[.T92])=&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6">
          <table:table-cell table:style-name="ce177" table:formula="of:=IF(AND([.H93]=&quot;&quot;;[.H93]=&quot;&quot;);&quot;&quot;;[.$H$3]&amp;&quot;_&quot;&amp;ROW()-11-COUNTBLANK([.$H$12:.H93]))" office:value-type="string" office:string-value="THEMMOI_BN_68">
            <text:p>THEMMOI_BN_68</text:p>
          </table:table-cell>
          <table:table-cell table:style-name="ce62" office:value-type="string">
            <text:p>Kiểm tra số lượng và sắp xếp các giá trị trong combo</text:p>
          </table:table-cell>
          <table:table-cell table:style-name="ce181" office:value-type="string">
            <text:p>HMN</text:p>
          </table:table-cell>
          <table:table-cell table:style-name="ce72" office:value-type="float" office:value="1">
            <text:p>1</text:p>
          </table:table-cell>
          <table:table-cell table:style-name="ce184" office:value-type="percentage" office:value="1">
            <text:p>100%</text:p>
          </table:table-cell>
          <table:table-cell table:style-name="ce72"/>
          <table:table-cell table:style-name="ce50" office:value-type="string">
            <text:p>1. Kiểm tra giá trị của trường này</text:p>
          </table:table-cell>
          <table:table-cell table:style-name="ce50" office:value-type="string">
            <text:p>Giá trị trong combo được sắp xếp theo thứ tự alphabet </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93]=&quot;&quot;;IF([.J93]=&quot;&quot;;IF([.I93]=&quot;&quot;;&quot;&quot;;[.I93]);[.J93]);[.K93])=&quot;F&quot;;IF([.N93]=&quot;&quot;;IF([.M93]=&quot;&quot;;IF([.L93]=&quot;&quot;;&quot;&quot;;[.L93]);[.M93]);[.N93])=&quot;F&quot;;IF([.Q93]=&quot;&quot;;IF([.P93]=&quot;&quot;;IF([.O93]=&quot;&quot;;&quot;&quot;;[.O93]);[.P93]);[.Q93])=&quot;F&quot;;IF([.T93]=&quot;&quot;;IF([.S93]=&quot;&quot;;IF([.R93]=&quot;&quot;;&quot;&quot;;[.R93]);[.S93]);[.T93])=&quot;F&quot;)=1;&quot;F&quot;;IF(OR(IF([.K93]=&quot;&quot;;IF([.J93]=&quot;&quot;;IF([.I93]=&quot;&quot;;&quot;&quot;;[.I93]);[.J93]);[.K93])=&quot;PE&quot;;IF([.N93]=&quot;&quot;;IF([.M93]=&quot;&quot;;IF([.L93]=&quot;&quot;;&quot;&quot;;[.L93]);[.M93]);[.N93])=&quot;PE&quot;;IF([.Q93]=&quot;&quot;;IF([.P93]=&quot;&quot;;IF([.O93]=&quot;&quot;;&quot;&quot;;[.O93]);[.P93]);[.Q93])=&quot;PE&quot;;IF([.T93]=&quot;&quot;;IF([.S93]=&quot;&quot;;IF([.R93]=&quot;&quot;;&quot;&quot;;[.R93]);[.S93]);[.T93])=&quot;PE&quot;)=1;&quot;PE&quot;;IF(AND(IF([.K93]=&quot;&quot;;IF([.J93]=&quot;&quot;;IF([.I93]=&quot;&quot;;&quot;&quot;;[.I93]);[.J93]);[.K93])=&quot;&quot;;IF([.N93]=&quot;&quot;;IF([.M93]=&quot;&quot;;IF([.L93]=&quot;&quot;;&quot;&quot;;[.L93]);[.M93]);[.N93])=&quot;&quot;;IF([.Q93]=&quot;&quot;;IF([.P93]=&quot;&quot;;IF([.O93]=&quot;&quot;;&quot;&quot;;[.O93]);[.P93]);[.Q93])=&quot;&quot;;IF([.T93]=&quot;&quot;;IF([.S93]=&quot;&quot;;IF([.R93]=&quot;&quot;;&quot;&quot;;[.R93]);[.S93]);[.T93])=&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6">
          <table:table-cell table:style-name="ce177" table:formula="of:=IF(AND([.H94]=&quot;&quot;;[.H94]=&quot;&quot;);&quot;&quot;;[.$H$3]&amp;&quot;_&quot;&amp;ROW()-11-COUNTBLANK([.$H$12:.H94]))" office:value-type="string" office:string-value="THEMMOI_BN_69">
            <text:p>THEMMOI_BN_69</text:p>
          </table:table-cell>
          <table:table-cell table:style-name="ce62" office:value-type="string">
            <text:p>Kiểm tra căn lề</text:p>
            <text:p/>
          </table:table-cell>
          <table:table-cell table:style-name="ce181" office:value-type="string">
            <text:p>HMN</text:p>
          </table:table-cell>
          <table:table-cell table:style-name="ce72" office:value-type="float" office:value="1">
            <text:p>1</text:p>
          </table:table-cell>
          <table:table-cell table:style-name="ce184" office:value-type="percentage" office:value="0.9">
            <text:p>90%</text:p>
          </table:table-cell>
          <table:table-cell table:style-name="ce72" office:value-type="string">
            <text:p>Thiếu trường</text:p>
            <text:p><text:s/>hợp kiểm tra </text:p>
            <text:p>căn lề khi </text:p>
            <text:p>có text-align</text:p>
          </table:table-cell>
          <table:table-cell table:style-name="ce50" office:value-type="string">
            <text:p>1. Kích vào combo box để kiểm tra căn lề của các giá trị trong combo </text:p>
          </table:table-cell>
          <table:table-cell table:style-name="ce50" office:value-type="string">
            <text:p>Các giá trị trong combo box được căn lề trái.</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94]=&quot;&quot;;IF([.J94]=&quot;&quot;;IF([.I94]=&quot;&quot;;&quot;&quot;;[.I94]);[.J94]);[.K94])=&quot;F&quot;;IF([.N94]=&quot;&quot;;IF([.M94]=&quot;&quot;;IF([.L94]=&quot;&quot;;&quot;&quot;;[.L94]);[.M94]);[.N94])=&quot;F&quot;;IF([.Q94]=&quot;&quot;;IF([.P94]=&quot;&quot;;IF([.O94]=&quot;&quot;;&quot;&quot;;[.O94]);[.P94]);[.Q94])=&quot;F&quot;;IF([.T94]=&quot;&quot;;IF([.S94]=&quot;&quot;;IF([.R94]=&quot;&quot;;&quot;&quot;;[.R94]);[.S94]);[.T94])=&quot;F&quot;)=1;&quot;F&quot;;IF(OR(IF([.K94]=&quot;&quot;;IF([.J94]=&quot;&quot;;IF([.I94]=&quot;&quot;;&quot;&quot;;[.I94]);[.J94]);[.K94])=&quot;PE&quot;;IF([.N94]=&quot;&quot;;IF([.M94]=&quot;&quot;;IF([.L94]=&quot;&quot;;&quot;&quot;;[.L94]);[.M94]);[.N94])=&quot;PE&quot;;IF([.Q94]=&quot;&quot;;IF([.P94]=&quot;&quot;;IF([.O94]=&quot;&quot;;&quot;&quot;;[.O94]);[.P94]);[.Q94])=&quot;PE&quot;;IF([.T94]=&quot;&quot;;IF([.S94]=&quot;&quot;;IF([.R94]=&quot;&quot;;&quot;&quot;;[.R94]);[.S94]);[.T94])=&quot;PE&quot;)=1;&quot;PE&quot;;IF(AND(IF([.K94]=&quot;&quot;;IF([.J94]=&quot;&quot;;IF([.I94]=&quot;&quot;;&quot;&quot;;[.I94]);[.J94]);[.K94])=&quot;&quot;;IF([.N94]=&quot;&quot;;IF([.M94]=&quot;&quot;;IF([.L94]=&quot;&quot;;&quot;&quot;;[.L94]);[.M94]);[.N94])=&quot;&quot;;IF([.Q94]=&quot;&quot;;IF([.P94]=&quot;&quot;;IF([.O94]=&quot;&quot;;&quot;&quot;;[.O94]);[.P94]);[.Q94])=&quot;&quot;;IF([.T94]=&quot;&quot;;IF([.S94]=&quot;&quot;;IF([.R94]=&quot;&quot;;&quot;&quot;;[.R94]);[.S94]);[.T94])=&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8">
          <table:table-cell table:style-name="ce177" table:formula="of:=IF(AND([.H95]=&quot;&quot;;[.H95]=&quot;&quot;);&quot;&quot;;[.$H$3]&amp;&quot;_&quot;&amp;ROW()-11-COUNTBLANK([.$H$12:.H95]))" office:value-type="string" office:string-value="THEMMOI_BN_70">
            <text:p>THEMMOI_BN_70</text:p>
          </table:table-cell>
          <table:table-cell table:style-name="ce62" office:value-type="string">
            <text:p>Kiểm tra thông tin bắt buộc</text:p>
          </table:table-cell>
          <table:table-cell table:style-name="ce181" office:value-type="string">
            <text:p>HMN</text:p>
          </table:table-cell>
          <table:table-cell table:style-name="ce72" office:value-type="float" office:value="1">
            <text:p>1</text:p>
          </table:table-cell>
          <table:table-cell table:style-name="ce184" office:value-type="percentage" office:value="1">
            <text:p>100%</text:p>
          </table:table-cell>
          <table:table-cell table:style-name="ce72"/>
          <table:table-cell table:style-name="ce50" office:value-type="string">
            <text:p>1. Không chọn Hyện/Quận thường trú</text:p>
            <text:p>2. Các thông tin khác nhập đầy đủ</text:p>
            <text:p>3. Lưu</text:p>
          </table:table-cell>
          <table:table-cell table:style-name="ce50" office:value-type="string">
            <text:p>Hệ thống hiển thị thông báo lỗi yêu cầu bắt buộc chọn Huyện/Quận thường trú</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95]=&quot;&quot;;IF([.J95]=&quot;&quot;;IF([.I95]=&quot;&quot;;&quot;&quot;;[.I95]);[.J95]);[.K95])=&quot;F&quot;;IF([.N95]=&quot;&quot;;IF([.M95]=&quot;&quot;;IF([.L95]=&quot;&quot;;&quot;&quot;;[.L95]);[.M95]);[.N95])=&quot;F&quot;;IF([.Q95]=&quot;&quot;;IF([.P95]=&quot;&quot;;IF([.O95]=&quot;&quot;;&quot;&quot;;[.O95]);[.P95]);[.Q95])=&quot;F&quot;;IF([.T95]=&quot;&quot;;IF([.S95]=&quot;&quot;;IF([.R95]=&quot;&quot;;&quot;&quot;;[.R95]);[.S95]);[.T95])=&quot;F&quot;)=1;&quot;F&quot;;IF(OR(IF([.K95]=&quot;&quot;;IF([.J95]=&quot;&quot;;IF([.I95]=&quot;&quot;;&quot;&quot;;[.I95]);[.J95]);[.K95])=&quot;PE&quot;;IF([.N95]=&quot;&quot;;IF([.M95]=&quot;&quot;;IF([.L95]=&quot;&quot;;&quot;&quot;;[.L95]);[.M95]);[.N95])=&quot;PE&quot;;IF([.Q95]=&quot;&quot;;IF([.P95]=&quot;&quot;;IF([.O95]=&quot;&quot;;&quot;&quot;;[.O95]);[.P95]);[.Q95])=&quot;PE&quot;;IF([.T95]=&quot;&quot;;IF([.S95]=&quot;&quot;;IF([.R95]=&quot;&quot;;&quot;&quot;;[.R95]);[.S95]);[.T95])=&quot;PE&quot;)=1;&quot;PE&quot;;IF(AND(IF([.K95]=&quot;&quot;;IF([.J95]=&quot;&quot;;IF([.I95]=&quot;&quot;;&quot;&quot;;[.I95]);[.J95]);[.K95])=&quot;&quot;;IF([.N95]=&quot;&quot;;IF([.M95]=&quot;&quot;;IF([.L95]=&quot;&quot;;&quot;&quot;;[.L95]);[.M95]);[.N95])=&quot;&quot;;IF([.Q95]=&quot;&quot;;IF([.P95]=&quot;&quot;;IF([.O95]=&quot;&quot;;&quot;&quot;;[.O95]);[.P95]);[.Q95])=&quot;&quot;;IF([.T95]=&quot;&quot;;IF([.S95]=&quot;&quot;;IF([.R95]=&quot;&quot;;&quot;&quot;;[.R95]);[.S95]);[.T95])=&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8">
          <table:table-cell table:style-name="ce177" table:formula="of:=IF(AND([.H96]=&quot;&quot;;[.H96]=&quot;&quot;);&quot;&quot;;[.$H$3]&amp;&quot;_&quot;&amp;ROW()-11-COUNTBLANK([.$H$12:.H96]))" office:value-type="string" office:string-value="THEMMOI_BN_71">
            <text:p>THEMMOI_BN_71</text:p>
          </table:table-cell>
          <table:table-cell table:style-name="ce62" office:value-type="string">
            <text:p>Kiểm tra chức năng tìm kiếm trên combo-box</text:p>
          </table:table-cell>
          <table:table-cell table:style-name="ce181" office:value-type="string">
            <text:p>HMN</text:p>
          </table:table-cell>
          <table:table-cell table:style-name="ce72" office:value-type="float" office:value="0">
            <text:p>0</text:p>
          </table:table-cell>
          <table:table-cell table:style-name="ce184" office:value-type="percentage" office:value="0">
            <text:p>0%</text:p>
          </table:table-cell>
          <table:table-cell table:style-name="ce72"/>
          <table:table-cell table:style-name="ce50" office:value-type="string">
            <text:p>1. Click vào combo "Huyện/Quận thường trú"</text:p>
            <text:p>2. Gõ thông tin tìm kiếm</text:p>
          </table:table-cell>
          <table:table-cell table:style-name="ce50" office:value-type="string">
            <text:p>Tìm kiếm các giá trị trong list phù hợp với tiêu chí tìm kiếm, focus vào giá trị đầu tiên tìm thấy. Nhấn enter sẽ chọn giá trị được focus</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96]=&quot;&quot;;IF([.J96]=&quot;&quot;;IF([.I96]=&quot;&quot;;&quot;&quot;;[.I96]);[.J96]);[.K96])=&quot;F&quot;;IF([.N96]=&quot;&quot;;IF([.M96]=&quot;&quot;;IF([.L96]=&quot;&quot;;&quot;&quot;;[.L96]);[.M96]);[.N96])=&quot;F&quot;;IF([.Q96]=&quot;&quot;;IF([.P96]=&quot;&quot;;IF([.O96]=&quot;&quot;;&quot;&quot;;[.O96]);[.P96]);[.Q96])=&quot;F&quot;;IF([.T96]=&quot;&quot;;IF([.S96]=&quot;&quot;;IF([.R96]=&quot;&quot;;&quot;&quot;;[.R96]);[.S96]);[.T96])=&quot;F&quot;)=1;&quot;F&quot;;IF(OR(IF([.K96]=&quot;&quot;;IF([.J96]=&quot;&quot;;IF([.I96]=&quot;&quot;;&quot;&quot;;[.I96]);[.J96]);[.K96])=&quot;PE&quot;;IF([.N96]=&quot;&quot;;IF([.M96]=&quot;&quot;;IF([.L96]=&quot;&quot;;&quot;&quot;;[.L96]);[.M96]);[.N96])=&quot;PE&quot;;IF([.Q96]=&quot;&quot;;IF([.P96]=&quot;&quot;;IF([.O96]=&quot;&quot;;&quot;&quot;;[.O96]);[.P96]);[.Q96])=&quot;PE&quot;;IF([.T96]=&quot;&quot;;IF([.S96]=&quot;&quot;;IF([.R96]=&quot;&quot;;&quot;&quot;;[.R96]);[.S96]);[.T96])=&quot;PE&quot;)=1;&quot;PE&quot;;IF(AND(IF([.K96]=&quot;&quot;;IF([.J96]=&quot;&quot;;IF([.I96]=&quot;&quot;;&quot;&quot;;[.I96]);[.J96]);[.K96])=&quot;&quot;;IF([.N96]=&quot;&quot;;IF([.M96]=&quot;&quot;;IF([.L96]=&quot;&quot;;&quot;&quot;;[.L96]);[.M96]);[.N96])=&quot;&quot;;IF([.Q96]=&quot;&quot;;IF([.P96]=&quot;&quot;;IF([.O96]=&quot;&quot;;&quot;&quot;;[.O96]);[.P96]);[.Q96])=&quot;&quot;;IF([.T96]=&quot;&quot;;IF([.S96]=&quot;&quot;;IF([.R96]=&quot;&quot;;&quot;&quot;;[.R96]);[.S96]);[.T96])=&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2">
          <table:table-cell table:style-name="ce177" table:formula="of:=IF(AND([.H97]=&quot;&quot;;[.H97]=&quot;&quot;);&quot;&quot;;[.$H$3]&amp;&quot;_&quot;&amp;ROW()-11-COUNTBLANK([.$H$12:.H97]))">
            <text:p/>
          </table:table-cell>
          <table:table-cell table:style-name="ce58" office:value-type="string" table:number-columns-spanned="6" table:number-rows-spanned="1">
            <text:p>Kiểm tra combo - box "Xã/Thị trấn thường trú"</text:p>
          </table:table-cell>
          <table:covered-table-cell table:number-columns-repeated="4" table:style-name="ce21"/>
          <table:covered-table-cell table:style-name="ce43"/>
          <table:table-cell table:style-name="ce51"/>
          <table:table-cell table:style-name="ce191" table:number-columns-repeated="12"/>
          <table:table-cell table:style-name="ce200"/>
          <table:table-cell table:style-name="ce51"/>
          <table:table-cell table:style-name="ce154" table:number-columns-repeated="11"/>
          <table:table-cell table:number-columns-repeated="991"/>
        </table:table-row>
        <table:table-row table:style-name="ro8">
          <table:table-cell table:style-name="ce177" table:formula="of:=IF(AND([.H98]=&quot;&quot;;[.H98]=&quot;&quot;);&quot;&quot;;[.$H$3]&amp;&quot;_&quot;&amp;ROW()-11-COUNTBLANK([.$H$12:.H98]))" office:value-type="string" office:string-value="THEMMOI_BN_72">
            <text:p>THEMMOI_BN_72</text:p>
          </table:table-cell>
          <table:table-cell table:style-name="ce62" office:value-type="string">
            <text:p>Kiểm tra giá trị mặc định</text:p>
          </table:table-cell>
          <table:table-cell table:style-name="ce79" office:value-type="string">
            <text:p>M</text:p>
          </table:table-cell>
          <table:table-cell table:style-name="ce79" office:value-type="float" office:value="1">
            <text:p>1</text:p>
          </table:table-cell>
          <table:table-cell table:style-name="ce94" office:value-type="percentage" office:value="0">
            <text:p>0%</text:p>
          </table:table-cell>
          <table:table-cell table:style-name="ce79" office:value-type="string">
            <text:p>Giá trị mặc định là</text:p>
            <text:p>"-- Chọn Xã/Phường/Thị trấn --"</text:p>
            <text:p>chứ không phải là</text:p>
            <text:p>"--Vui lòng chọn--"</text:p>
          </table:table-cell>
          <table:table-cell table:style-name="ce50" office:value-type="string">
            <text:p>1. Kiểm tra giá trị của trường này</text:p>
          </table:table-cell>
          <table:table-cell table:style-name="ce50" office:value-type="string">
            <text:p>Gía trị mặc định là "--Vui lòng chọn---"</text:p>
            <text:p>Các giá trị tiếp theo được lấy từ danh mục Xã/Thị trấn, là các xã/phường/thị trấn trực thuộc huyện/tỉnh đã chọn</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98]=&quot;&quot;;IF([.J98]=&quot;&quot;;IF([.I98]=&quot;&quot;;&quot;&quot;;[.I98]);[.J98]);[.K98])=&quot;F&quot;;IF([.N98]=&quot;&quot;;IF([.M98]=&quot;&quot;;IF([.L98]=&quot;&quot;;&quot;&quot;;[.L98]);[.M98]);[.N98])=&quot;F&quot;;IF([.Q98]=&quot;&quot;;IF([.P98]=&quot;&quot;;IF([.O98]=&quot;&quot;;&quot;&quot;;[.O98]);[.P98]);[.Q98])=&quot;F&quot;;IF([.T98]=&quot;&quot;;IF([.S98]=&quot;&quot;;IF([.R98]=&quot;&quot;;&quot;&quot;;[.R98]);[.S98]);[.T98])=&quot;F&quot;)=1;&quot;F&quot;;IF(OR(IF([.K98]=&quot;&quot;;IF([.J98]=&quot;&quot;;IF([.I98]=&quot;&quot;;&quot;&quot;;[.I98]);[.J98]);[.K98])=&quot;PE&quot;;IF([.N98]=&quot;&quot;;IF([.M98]=&quot;&quot;;IF([.L98]=&quot;&quot;;&quot;&quot;;[.L98]);[.M98]);[.N98])=&quot;PE&quot;;IF([.Q98]=&quot;&quot;;IF([.P98]=&quot;&quot;;IF([.O98]=&quot;&quot;;&quot;&quot;;[.O98]);[.P98]);[.Q98])=&quot;PE&quot;;IF([.T98]=&quot;&quot;;IF([.S98]=&quot;&quot;;IF([.R98]=&quot;&quot;;&quot;&quot;;[.R98]);[.S98]);[.T98])=&quot;PE&quot;)=1;&quot;PE&quot;;IF(AND(IF([.K98]=&quot;&quot;;IF([.J98]=&quot;&quot;;IF([.I98]=&quot;&quot;;&quot;&quot;;[.I98]);[.J98]);[.K98])=&quot;&quot;;IF([.N98]=&quot;&quot;;IF([.M98]=&quot;&quot;;IF([.L98]=&quot;&quot;;&quot;&quot;;[.L98]);[.M98]);[.N98])=&quot;&quot;;IF([.Q98]=&quot;&quot;;IF([.P98]=&quot;&quot;;IF([.O98]=&quot;&quot;;&quot;&quot;;[.O98]);[.P98]);[.Q98])=&quot;&quot;;IF([.T98]=&quot;&quot;;IF([.S98]=&quot;&quot;;IF([.R98]=&quot;&quot;;&quot;&quot;;[.R98]);[.S98]);[.T98])=&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6">
          <table:table-cell table:style-name="ce177" table:formula="of:=IF(AND([.H99]=&quot;&quot;;[.H99]=&quot;&quot;);&quot;&quot;;[.$H$3]&amp;&quot;_&quot;&amp;ROW()-11-COUNTBLANK([.$H$12:.H99]))" office:value-type="string" office:string-value="THEMMOI_BN_73">
            <text:p>THEMMOI_BN_73</text:p>
          </table:table-cell>
          <table:table-cell table:style-name="ce62" office:value-type="string">
            <text:p>Kiểm tra số lượng và sắp xếp các giá trị trong combo</text:p>
          </table:table-cell>
          <table:table-cell table:style-name="ce79" office:value-type="string">
            <text:p>M</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Kiểm tra giá trị của trường này</text:p>
          </table:table-cell>
          <table:table-cell table:style-name="ce50" office:value-type="string">
            <text:p>Giá trị trong combo được sắp xếp theo thứ tự alphabet </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99]=&quot;&quot;;IF([.J99]=&quot;&quot;;IF([.I99]=&quot;&quot;;&quot;&quot;;[.I99]);[.J99]);[.K99])=&quot;F&quot;;IF([.N99]=&quot;&quot;;IF([.M99]=&quot;&quot;;IF([.L99]=&quot;&quot;;&quot;&quot;;[.L99]);[.M99]);[.N99])=&quot;F&quot;;IF([.Q99]=&quot;&quot;;IF([.P99]=&quot;&quot;;IF([.O99]=&quot;&quot;;&quot;&quot;;[.O99]);[.P99]);[.Q99])=&quot;F&quot;;IF([.T99]=&quot;&quot;;IF([.S99]=&quot;&quot;;IF([.R99]=&quot;&quot;;&quot;&quot;;[.R99]);[.S99]);[.T99])=&quot;F&quot;)=1;&quot;F&quot;;IF(OR(IF([.K99]=&quot;&quot;;IF([.J99]=&quot;&quot;;IF([.I99]=&quot;&quot;;&quot;&quot;;[.I99]);[.J99]);[.K99])=&quot;PE&quot;;IF([.N99]=&quot;&quot;;IF([.M99]=&quot;&quot;;IF([.L99]=&quot;&quot;;&quot;&quot;;[.L99]);[.M99]);[.N99])=&quot;PE&quot;;IF([.Q99]=&quot;&quot;;IF([.P99]=&quot;&quot;;IF([.O99]=&quot;&quot;;&quot;&quot;;[.O99]);[.P99]);[.Q99])=&quot;PE&quot;;IF([.T99]=&quot;&quot;;IF([.S99]=&quot;&quot;;IF([.R99]=&quot;&quot;;&quot;&quot;;[.R99]);[.S99]);[.T99])=&quot;PE&quot;)=1;&quot;PE&quot;;IF(AND(IF([.K99]=&quot;&quot;;IF([.J99]=&quot;&quot;;IF([.I99]=&quot;&quot;;&quot;&quot;;[.I99]);[.J99]);[.K99])=&quot;&quot;;IF([.N99]=&quot;&quot;;IF([.M99]=&quot;&quot;;IF([.L99]=&quot;&quot;;&quot;&quot;;[.L99]);[.M99]);[.N99])=&quot;&quot;;IF([.Q99]=&quot;&quot;;IF([.P99]=&quot;&quot;;IF([.O99]=&quot;&quot;;&quot;&quot;;[.O99]);[.P99]);[.Q99])=&quot;&quot;;IF([.T99]=&quot;&quot;;IF([.S99]=&quot;&quot;;IF([.R99]=&quot;&quot;;&quot;&quot;;[.R99]);[.S99]);[.T99])=&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6">
          <table:table-cell table:style-name="ce177" table:formula="of:=IF(AND([.H100]=&quot;&quot;;[.H100]=&quot;&quot;);&quot;&quot;;[.$H$3]&amp;&quot;_&quot;&amp;ROW()-11-COUNTBLANK([.$H$12:.H100]))" office:value-type="string" office:string-value="THEMMOI_BN_74">
            <text:p>THEMMOI_BN_74</text:p>
          </table:table-cell>
          <table:table-cell table:style-name="ce62" office:value-type="string">
            <text:p>Kiểm tra căn lề</text:p>
            <text:p/>
          </table:table-cell>
          <table:table-cell table:style-name="ce79" office:value-type="string">
            <text:p>M</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Kích vào combo box để kiểm tra căn lề của các giá trị trong combo </text:p>
          </table:table-cell>
          <table:table-cell table:style-name="ce50" office:value-type="string">
            <text:p>Các giá trị trong combo box được căn lề trái.</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00]=&quot;&quot;;IF([.J100]=&quot;&quot;;IF([.I100]=&quot;&quot;;&quot;&quot;;[.I100]);[.J100]);[.K100])=&quot;F&quot;;IF([.N100]=&quot;&quot;;IF([.M100]=&quot;&quot;;IF([.L100]=&quot;&quot;;&quot;&quot;;[.L100]);[.M100]);[.N100])=&quot;F&quot;;IF([.Q100]=&quot;&quot;;IF([.P100]=&quot;&quot;;IF([.O100]=&quot;&quot;;&quot;&quot;;[.O100]);[.P100]);[.Q100])=&quot;F&quot;;IF([.T100]=&quot;&quot;;IF([.S100]=&quot;&quot;;IF([.R100]=&quot;&quot;;&quot;&quot;;[.R100]);[.S100]);[.T100])=&quot;F&quot;)=1;&quot;F&quot;;IF(OR(IF([.K100]=&quot;&quot;;IF([.J100]=&quot;&quot;;IF([.I100]=&quot;&quot;;&quot;&quot;;[.I100]);[.J100]);[.K100])=&quot;PE&quot;;IF([.N100]=&quot;&quot;;IF([.M100]=&quot;&quot;;IF([.L100]=&quot;&quot;;&quot;&quot;;[.L100]);[.M100]);[.N100])=&quot;PE&quot;;IF([.Q100]=&quot;&quot;;IF([.P100]=&quot;&quot;;IF([.O100]=&quot;&quot;;&quot;&quot;;[.O100]);[.P100]);[.Q100])=&quot;PE&quot;;IF([.T100]=&quot;&quot;;IF([.S100]=&quot;&quot;;IF([.R100]=&quot;&quot;;&quot;&quot;;[.R100]);[.S100]);[.T100])=&quot;PE&quot;)=1;&quot;PE&quot;;IF(AND(IF([.K100]=&quot;&quot;;IF([.J100]=&quot;&quot;;IF([.I100]=&quot;&quot;;&quot;&quot;;[.I100]);[.J100]);[.K100])=&quot;&quot;;IF([.N100]=&quot;&quot;;IF([.M100]=&quot;&quot;;IF([.L100]=&quot;&quot;;&quot;&quot;;[.L100]);[.M100]);[.N100])=&quot;&quot;;IF([.Q100]=&quot;&quot;;IF([.P100]=&quot;&quot;;IF([.O100]=&quot;&quot;;&quot;&quot;;[.O100]);[.P100]);[.Q100])=&quot;&quot;;IF([.T100]=&quot;&quot;;IF([.S100]=&quot;&quot;;IF([.R100]=&quot;&quot;;&quot;&quot;;[.R100]);[.S100]);[.T100])=&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8">
          <table:table-cell table:style-name="ce177" table:formula="of:=IF(AND([.H101]=&quot;&quot;;[.H101]=&quot;&quot;);&quot;&quot;;[.$H$3]&amp;&quot;_&quot;&amp;ROW()-11-COUNTBLANK([.$H$12:.H101]))" office:value-type="string" office:string-value="THEMMOI_BN_75">
            <text:p>THEMMOI_BN_75</text:p>
          </table:table-cell>
          <table:table-cell table:style-name="ce62" office:value-type="string">
            <text:p>Kiểm tra thông tin bắt buộc</text:p>
          </table:table-cell>
          <table:table-cell table:style-name="ce79" office:value-type="string">
            <text:p>M</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Không chọn Xã/Thị trấn thường trú</text:p>
            <text:p>2. Các thông tin khác nhập đầy đủ</text:p>
            <text:p>3. Lưu</text:p>
          </table:table-cell>
          <table:table-cell table:style-name="ce50" office:value-type="string">
            <text:p>Hệ thống hiển thị thông báo lỗi yêu cầu bắt buộc chọn Xã/Thị trấn thường trú</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01]=&quot;&quot;;IF([.J101]=&quot;&quot;;IF([.I101]=&quot;&quot;;&quot;&quot;;[.I101]);[.J101]);[.K101])=&quot;F&quot;;IF([.N101]=&quot;&quot;;IF([.M101]=&quot;&quot;;IF([.L101]=&quot;&quot;;&quot;&quot;;[.L101]);[.M101]);[.N101])=&quot;F&quot;;IF([.Q101]=&quot;&quot;;IF([.P101]=&quot;&quot;;IF([.O101]=&quot;&quot;;&quot;&quot;;[.O101]);[.P101]);[.Q101])=&quot;F&quot;;IF([.T101]=&quot;&quot;;IF([.S101]=&quot;&quot;;IF([.R101]=&quot;&quot;;&quot;&quot;;[.R101]);[.S101]);[.T101])=&quot;F&quot;)=1;&quot;F&quot;;IF(OR(IF([.K101]=&quot;&quot;;IF([.J101]=&quot;&quot;;IF([.I101]=&quot;&quot;;&quot;&quot;;[.I101]);[.J101]);[.K101])=&quot;PE&quot;;IF([.N101]=&quot;&quot;;IF([.M101]=&quot;&quot;;IF([.L101]=&quot;&quot;;&quot;&quot;;[.L101]);[.M101]);[.N101])=&quot;PE&quot;;IF([.Q101]=&quot;&quot;;IF([.P101]=&quot;&quot;;IF([.O101]=&quot;&quot;;&quot;&quot;;[.O101]);[.P101]);[.Q101])=&quot;PE&quot;;IF([.T101]=&quot;&quot;;IF([.S101]=&quot;&quot;;IF([.R101]=&quot;&quot;;&quot;&quot;;[.R101]);[.S101]);[.T101])=&quot;PE&quot;)=1;&quot;PE&quot;;IF(AND(IF([.K101]=&quot;&quot;;IF([.J101]=&quot;&quot;;IF([.I101]=&quot;&quot;;&quot;&quot;;[.I101]);[.J101]);[.K101])=&quot;&quot;;IF([.N101]=&quot;&quot;;IF([.M101]=&quot;&quot;;IF([.L101]=&quot;&quot;;&quot;&quot;;[.L101]);[.M101]);[.N101])=&quot;&quot;;IF([.Q101]=&quot;&quot;;IF([.P101]=&quot;&quot;;IF([.O101]=&quot;&quot;;&quot;&quot;;[.O101]);[.P101]);[.Q101])=&quot;&quot;;IF([.T101]=&quot;&quot;;IF([.S101]=&quot;&quot;;IF([.R101]=&quot;&quot;;&quot;&quot;;[.R101]);[.S101]);[.T101])=&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8">
          <table:table-cell table:style-name="ce177" table:formula="of:=IF(AND([.H102]=&quot;&quot;;[.H102]=&quot;&quot;);&quot;&quot;;[.$H$3]&amp;&quot;_&quot;&amp;ROW()-11-COUNTBLANK([.$H$12:.H102]))" office:value-type="string" office:string-value="THEMMOI_BN_76">
            <text:p>THEMMOI_BN_76</text:p>
          </table:table-cell>
          <table:table-cell table:style-name="ce62" office:value-type="string">
            <text:p>Kiểm tra chức năng tìm kiếm trên combo-box</text:p>
          </table:table-cell>
          <table:table-cell table:style-name="ce79" office:value-type="string">
            <text:p>M</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Click vào combo "Xã/Thị trấn thường trú"</text:p>
            <text:p>2. Gõ thông tin tìm kiếm</text:p>
          </table:table-cell>
          <table:table-cell table:style-name="ce50" office:value-type="string">
            <text:p>Tìm kiếm các giá trị trong list phù hợp với tiêu chí tìm kiếm, focus vào giá trị đầu tiên tìm thấy. Nhấn enter sẽ chọn giá trị được focus</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02]=&quot;&quot;;IF([.J102]=&quot;&quot;;IF([.I102]=&quot;&quot;;&quot;&quot;;[.I102]);[.J102]);[.K102])=&quot;F&quot;;IF([.N102]=&quot;&quot;;IF([.M102]=&quot;&quot;;IF([.L102]=&quot;&quot;;&quot;&quot;;[.L102]);[.M102]);[.N102])=&quot;F&quot;;IF([.Q102]=&quot;&quot;;IF([.P102]=&quot;&quot;;IF([.O102]=&quot;&quot;;&quot;&quot;;[.O102]);[.P102]);[.Q102])=&quot;F&quot;;IF([.T102]=&quot;&quot;;IF([.S102]=&quot;&quot;;IF([.R102]=&quot;&quot;;&quot;&quot;;[.R102]);[.S102]);[.T102])=&quot;F&quot;)=1;&quot;F&quot;;IF(OR(IF([.K102]=&quot;&quot;;IF([.J102]=&quot;&quot;;IF([.I102]=&quot;&quot;;&quot;&quot;;[.I102]);[.J102]);[.K102])=&quot;PE&quot;;IF([.N102]=&quot;&quot;;IF([.M102]=&quot;&quot;;IF([.L102]=&quot;&quot;;&quot;&quot;;[.L102]);[.M102]);[.N102])=&quot;PE&quot;;IF([.Q102]=&quot;&quot;;IF([.P102]=&quot;&quot;;IF([.O102]=&quot;&quot;;&quot;&quot;;[.O102]);[.P102]);[.Q102])=&quot;PE&quot;;IF([.T102]=&quot;&quot;;IF([.S102]=&quot;&quot;;IF([.R102]=&quot;&quot;;&quot;&quot;;[.R102]);[.S102]);[.T102])=&quot;PE&quot;)=1;&quot;PE&quot;;IF(AND(IF([.K102]=&quot;&quot;;IF([.J102]=&quot;&quot;;IF([.I102]=&quot;&quot;;&quot;&quot;;[.I102]);[.J102]);[.K102])=&quot;&quot;;IF([.N102]=&quot;&quot;;IF([.M102]=&quot;&quot;;IF([.L102]=&quot;&quot;;&quot;&quot;;[.L102]);[.M102]);[.N102])=&quot;&quot;;IF([.Q102]=&quot;&quot;;IF([.P102]=&quot;&quot;;IF([.O102]=&quot;&quot;;&quot;&quot;;[.O102]);[.P102]);[.Q102])=&quot;&quot;;IF([.T102]=&quot;&quot;;IF([.S102]=&quot;&quot;;IF([.R102]=&quot;&quot;;&quot;&quot;;[.R102]);[.S102]);[.T102])=&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2">
          <table:table-cell table:style-name="ce177" table:formula="of:=IF(AND([.H103]=&quot;&quot;;[.H103]=&quot;&quot;);&quot;&quot;;[.$H$3]&amp;&quot;_&quot;&amp;ROW()-11-COUNTBLANK([.$H$12:.H103]))">
            <text:p/>
          </table:table-cell>
          <table:table-cell table:style-name="ce58" office:value-type="string" table:number-columns-spanned="6" table:number-rows-spanned="1">
            <text:p>Textbox "Thôn/Ấp thường trú"</text:p>
          </table:table-cell>
          <table:covered-table-cell table:number-columns-repeated="4" table:style-name="ce21"/>
          <table:covered-table-cell table:style-name="ce43"/>
          <table:table-cell table:style-name="ce51"/>
          <table:table-cell table:style-name="ce191" table:number-columns-repeated="12"/>
          <table:table-cell table:style-name="ce200"/>
          <table:table-cell table:style-name="ce51"/>
          <table:table-cell table:style-name="ce1" table:number-columns-repeated="11"/>
          <table:table-cell table:number-columns-repeated="991"/>
        </table:table-row>
        <table:table-row table:style-name="ro6">
          <table:table-cell table:style-name="ce177" table:formula="of:=IF(AND([.H104]=&quot;&quot;;[.H104]=&quot;&quot;);&quot;&quot;;[.$H$3]&amp;&quot;_&quot;&amp;ROW()-11-COUNTBLANK([.$H$12:.H104]))" office:value-type="string" office:string-value="THEMMOI_BN_77">
            <text:p>THEMMOI_BN_77</text:p>
          </table:table-cell>
          <table:table-cell table:style-name="ce50" office:value-type="string">
            <text:p>Kiểm tra giá trị mặc định</text:p>
          </table:table-cell>
          <table:table-cell table:style-name="ce75" office:value-type="string">
            <text:p>KT</text:p>
          </table:table-cell>
          <table:table-cell table:style-name="ce75" table:number-columns-repeated="3"/>
          <table:table-cell table:style-name="ce50" office:value-type="string">
            <text:p>Kiểm tra giá trị mặc định</text:p>
          </table:table-cell>
          <table:table-cell table:style-name="ce106" office:value-type="string">
            <text:p>Giá trị mặc định là trống</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04]=&quot;&quot;;IF([.J104]=&quot;&quot;;IF([.I104]=&quot;&quot;;&quot;&quot;;[.I104]);[.J104]);[.K104])=&quot;F&quot;;IF([.N104]=&quot;&quot;;IF([.M104]=&quot;&quot;;IF([.L104]=&quot;&quot;;&quot;&quot;;[.L104]);[.M104]);[.N104])=&quot;F&quot;;IF([.Q104]=&quot;&quot;;IF([.P104]=&quot;&quot;;IF([.O104]=&quot;&quot;;&quot;&quot;;[.O104]);[.P104]);[.Q104])=&quot;F&quot;;IF([.T104]=&quot;&quot;;IF([.S104]=&quot;&quot;;IF([.R104]=&quot;&quot;;&quot;&quot;;[.R104]);[.S104]);[.T104])=&quot;F&quot;)=1;&quot;F&quot;;IF(OR(IF([.K104]=&quot;&quot;;IF([.J104]=&quot;&quot;;IF([.I104]=&quot;&quot;;&quot;&quot;;[.I104]);[.J104]);[.K104])=&quot;PE&quot;;IF([.N104]=&quot;&quot;;IF([.M104]=&quot;&quot;;IF([.L104]=&quot;&quot;;&quot;&quot;;[.L104]);[.M104]);[.N104])=&quot;PE&quot;;IF([.Q104]=&quot;&quot;;IF([.P104]=&quot;&quot;;IF([.O104]=&quot;&quot;;&quot;&quot;;[.O104]);[.P104]);[.Q104])=&quot;PE&quot;;IF([.T104]=&quot;&quot;;IF([.S104]=&quot;&quot;;IF([.R104]=&quot;&quot;;&quot;&quot;;[.R104]);[.S104]);[.T104])=&quot;PE&quot;)=1;&quot;PE&quot;;IF(AND(IF([.K104]=&quot;&quot;;IF([.J104]=&quot;&quot;;IF([.I104]=&quot;&quot;;&quot;&quot;;[.I104]);[.J104]);[.K104])=&quot;&quot;;IF([.N104]=&quot;&quot;;IF([.M104]=&quot;&quot;;IF([.L104]=&quot;&quot;;&quot;&quot;;[.L104]);[.M104]);[.N104])=&quot;&quot;;IF([.Q104]=&quot;&quot;;IF([.P104]=&quot;&quot;;IF([.O104]=&quot;&quot;;&quot;&quot;;[.O104]);[.P104]);[.Q104])=&quot;&quot;;IF([.T104]=&quot;&quot;;IF([.S104]=&quot;&quot;;IF([.R104]=&quot;&quot;;&quot;&quot;;[.R104]);[.S104]);[.T104])=&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20">
          <table:table-cell table:style-name="ce177" table:formula="of:=IF(AND([.H105]=&quot;&quot;;[.H105]=&quot;&quot;);&quot;&quot;;[.$H$3]&amp;&quot;_&quot;&amp;ROW()-11-COUNTBLANK([.$H$12:.H105]))" office:value-type="string" office:string-value="THEMMOI_BN_78">
            <text:p>THEMMOI_BN_78</text:p>
          </table:table-cell>
          <table:table-cell table:style-name="ce17" office:value-type="string">
            <text:p>Kiểm tra là trường không bắt buộc</text:p>
          </table:table-cell>
          <table:table-cell table:style-name="ce27" office:value-type="string">
            <text:p>KT</text:p>
          </table:table-cell>
          <table:table-cell table:style-name="ce27" table:number-columns-repeated="3"/>
          <table:table-cell table:style-name="ce17" office:value-type="string">
            <text:p>1. Để trống trường dữ liệu</text:p>
            <text:p>2. Các thông tin khác được nhập hợp lệ</text:p>
            <text:p/>
          </table:table-cell>
          <table:table-cell table:style-name="ce17" office:value-type="string">
            <text:p>Lưu thành công</text:p>
          </table:table-cell>
          <table:table-cell table:style-name="ce193" office:value-type="string">
            <text:p>P</text:p>
          </table:table-cell>
          <table:table-cell table:number-columns-repeated="11" table:style-name="ce193"/>
          <table:table-cell table:style-name="ce201" table:formula="of:=IF(OR(IF([.K105]=&quot;&quot;;IF([.J105]=&quot;&quot;;IF([.I105]=&quot;&quot;;&quot;&quot;;[.I105]);[.J105]);[.K105])=&quot;F&quot;;IF([.N105]=&quot;&quot;;IF([.M105]=&quot;&quot;;IF([.L105]=&quot;&quot;;&quot;&quot;;[.L105]);[.M105]);[.N105])=&quot;F&quot;;IF([.Q105]=&quot;&quot;;IF([.P105]=&quot;&quot;;IF([.O105]=&quot;&quot;;&quot;&quot;;[.O105]);[.P105]);[.Q105])=&quot;F&quot;;IF([.T105]=&quot;&quot;;IF([.S105]=&quot;&quot;;IF([.R105]=&quot;&quot;;&quot;&quot;;[.R105]);[.S105]);[.T105])=&quot;F&quot;)=1;&quot;F&quot;;IF(OR(IF([.K105]=&quot;&quot;;IF([.J105]=&quot;&quot;;IF([.I105]=&quot;&quot;;&quot;&quot;;[.I105]);[.J105]);[.K105])=&quot;PE&quot;;IF([.N105]=&quot;&quot;;IF([.M105]=&quot;&quot;;IF([.L105]=&quot;&quot;;&quot;&quot;;[.L105]);[.M105]);[.N105])=&quot;PE&quot;;IF([.Q105]=&quot;&quot;;IF([.P105]=&quot;&quot;;IF([.O105]=&quot;&quot;;&quot;&quot;;[.O105]);[.P105]);[.Q105])=&quot;PE&quot;;IF([.T105]=&quot;&quot;;IF([.S105]=&quot;&quot;;IF([.R105]=&quot;&quot;;&quot;&quot;;[.R105]);[.S105]);[.T105])=&quot;PE&quot;)=1;&quot;PE&quot;;IF(AND(IF([.K105]=&quot;&quot;;IF([.J105]=&quot;&quot;;IF([.I105]=&quot;&quot;;&quot;&quot;;[.I105]);[.J105]);[.K105])=&quot;&quot;;IF([.N105]=&quot;&quot;;IF([.M105]=&quot;&quot;;IF([.L105]=&quot;&quot;;&quot;&quot;;[.L105]);[.M105]);[.N105])=&quot;&quot;;IF([.Q105]=&quot;&quot;;IF([.P105]=&quot;&quot;;IF([.O105]=&quot;&quot;;&quot;&quot;;[.O105]);[.P105]);[.Q105])=&quot;&quot;;IF([.T105]=&quot;&quot;;IF([.S105]=&quot;&quot;;IF([.R105]=&quot;&quot;;&quot;&quot;;[.R105]);[.S105]);[.T105])=&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106]=&quot;&quot;;[.H106]=&quot;&quot;);&quot;&quot;;[.$H$3]&amp;&quot;_&quot;&amp;ROW()-11-COUNTBLANK([.$H$12:.H106]))" office:value-type="string" office:string-value="THEMMOI_BN_79">
            <text:p>THEMMOI_BN_79</text:p>
          </table:table-cell>
          <table:table-cell table:style-name="ce17" office:value-type="string">
            <text:p>Kiểm tra tìm kiếm các ký tự đặc biệt</text:p>
          </table:table-cell>
          <table:table-cell table:style-name="ce27" office:value-type="string">
            <text:p>KT</text:p>
          </table:table-cell>
          <table:table-cell table:style-name="ce27" table:number-columns-repeated="3"/>
          <table:table-cell table:style-name="ce17" office:value-type="string">
            <text:p>1. Nhập dữ liệu là ký tự đặc biệt %^&amp;*()</text:p>
            <text:p>2. Các thông tin khác được nhập hợp lệ</text:p>
            <text:p/>
          </table:table-cell>
          <table:table-cell table:style-name="ce17" office:value-type="string">
            <text:p>1. Thực hiện thành công</text:p>
            <text:p>2. Dữ liệu của trường dữ liệu được view lên bình thường, không bị lỗi font</text:p>
            <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06]=&quot;&quot;;IF([.J106]=&quot;&quot;;IF([.I106]=&quot;&quot;;&quot;&quot;;[.I106]);[.J106]);[.K106])=&quot;F&quot;;IF([.N106]=&quot;&quot;;IF([.M106]=&quot;&quot;;IF([.L106]=&quot;&quot;;&quot;&quot;;[.L106]);[.M106]);[.N106])=&quot;F&quot;;IF([.Q106]=&quot;&quot;;IF([.P106]=&quot;&quot;;IF([.O106]=&quot;&quot;;&quot;&quot;;[.O106]);[.P106]);[.Q106])=&quot;F&quot;;IF([.T106]=&quot;&quot;;IF([.S106]=&quot;&quot;;IF([.R106]=&quot;&quot;;&quot;&quot;;[.R106]);[.S106]);[.T106])=&quot;F&quot;)=1;&quot;F&quot;;IF(OR(IF([.K106]=&quot;&quot;;IF([.J106]=&quot;&quot;;IF([.I106]=&quot;&quot;;&quot;&quot;;[.I106]);[.J106]);[.K106])=&quot;PE&quot;;IF([.N106]=&quot;&quot;;IF([.M106]=&quot;&quot;;IF([.L106]=&quot;&quot;;&quot;&quot;;[.L106]);[.M106]);[.N106])=&quot;PE&quot;;IF([.Q106]=&quot;&quot;;IF([.P106]=&quot;&quot;;IF([.O106]=&quot;&quot;;&quot;&quot;;[.O106]);[.P106]);[.Q106])=&quot;PE&quot;;IF([.T106]=&quot;&quot;;IF([.S106]=&quot;&quot;;IF([.R106]=&quot;&quot;;&quot;&quot;;[.R106]);[.S106]);[.T106])=&quot;PE&quot;)=1;&quot;PE&quot;;IF(AND(IF([.K106]=&quot;&quot;;IF([.J106]=&quot;&quot;;IF([.I106]=&quot;&quot;;&quot;&quot;;[.I106]);[.J106]);[.K106])=&quot;&quot;;IF([.N106]=&quot;&quot;;IF([.M106]=&quot;&quot;;IF([.L106]=&quot;&quot;;&quot;&quot;;[.L106]);[.M106]);[.N106])=&quot;&quot;;IF([.Q106]=&quot;&quot;;IF([.P106]=&quot;&quot;;IF([.O106]=&quot;&quot;;&quot;&quot;;[.O106]);[.P106]);[.Q106])=&quot;&quot;;IF([.T106]=&quot;&quot;;IF([.S106]=&quot;&quot;;IF([.R106]=&quot;&quot;;&quot;&quot;;[.R106]);[.S106]);[.T106])=&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5">
          <table:table-cell table:style-name="ce178" table:formula="of:=IF(AND([.H107]=&quot;&quot;;[.H107]=&quot;&quot;);&quot;&quot;;[.$H$3]&amp;&quot;_&quot;&amp;ROW()-11-COUNTBLANK([.$H$12:.H107]))" office:value-type="string" office:string-value="THEMMOI_BN_80">
            <text:p>THEMMOI_BN_80</text:p>
          </table:table-cell>
          <table:table-cell table:style-name="ce179" office:value-type="string">
            <text:p>Kiểm tra nhập quá maxlength (? ký tự)</text:p>
          </table:table-cell>
          <table:table-cell table:style-name="ce180" office:value-type="string">
            <text:p>KT</text:p>
          </table:table-cell>
          <table:table-cell table:style-name="ce180" table:number-columns-repeated="3"/>
          <table:table-cell table:style-name="ce179" office:value-type="string">
            <text:p>1. Trên màn hình Tìm kiếm</text:p>
            <text:p>Tại trường điều kiện tìm kiếm</text:p>
            <text:p>2. Nhập hơn nhiều hơn ? ký tự cho phép</text:p>
            <text:p>3. Ấn nút <text:s/>Tìm kiếm</text:p>
          </table:table-cell>
          <table:table-cell table:style-name="ce185" office:value-type="string">
            <text:p>Không Cho phép nhập quá giá trị maxlength</text:p>
          </table:table-cell>
          <table:table-cell table:style-name="ce194" table:content-validation-name="val3" office:value-type="string">
            <text:p>F</text:p>
          </table:table-cell>
          <table:table-cell table:number-columns-repeated="11" table:style-name="ce194" table:content-validation-name="val3"/>
          <table:table-cell table:style-name="ce202" table:formula="of:=IF(OR(IF([.K107]=&quot;&quot;;IF([.J107]=&quot;&quot;;IF([.I107]=&quot;&quot;;&quot;&quot;;[.I107]);[.J107]);[.K107])=&quot;F&quot;;IF([.N107]=&quot;&quot;;IF([.M107]=&quot;&quot;;IF([.L107]=&quot;&quot;;&quot;&quot;;[.L107]);[.M107]);[.N107])=&quot;F&quot;;IF([.Q107]=&quot;&quot;;IF([.P107]=&quot;&quot;;IF([.O107]=&quot;&quot;;&quot;&quot;;[.O107]);[.P107]);[.Q107])=&quot;F&quot;;IF([.T107]=&quot;&quot;;IF([.S107]=&quot;&quot;;IF([.R107]=&quot;&quot;;&quot;&quot;;[.R107]);[.S107]);[.T107])=&quot;F&quot;)=1;&quot;F&quot;;IF(OR(IF([.K107]=&quot;&quot;;IF([.J107]=&quot;&quot;;IF([.I107]=&quot;&quot;;&quot;&quot;;[.I107]);[.J107]);[.K107])=&quot;PE&quot;;IF([.N107]=&quot;&quot;;IF([.M107]=&quot;&quot;;IF([.L107]=&quot;&quot;;&quot;&quot;;[.L107]);[.M107]);[.N107])=&quot;PE&quot;;IF([.Q107]=&quot;&quot;;IF([.P107]=&quot;&quot;;IF([.O107]=&quot;&quot;;&quot;&quot;;[.O107]);[.P107]);[.Q107])=&quot;PE&quot;;IF([.T107]=&quot;&quot;;IF([.S107]=&quot;&quot;;IF([.R107]=&quot;&quot;;&quot;&quot;;[.R107]);[.S107]);[.T107])=&quot;PE&quot;)=1;&quot;PE&quot;;IF(AND(IF([.K107]=&quot;&quot;;IF([.J107]=&quot;&quot;;IF([.I107]=&quot;&quot;;&quot;&quot;;[.I107]);[.J107]);[.K107])=&quot;&quot;;IF([.N107]=&quot;&quot;;IF([.M107]=&quot;&quot;;IF([.L107]=&quot;&quot;;&quot;&quot;;[.L107]);[.M107]);[.N107])=&quot;&quot;;IF([.Q107]=&quot;&quot;;IF([.P107]=&quot;&quot;;IF([.O107]=&quot;&quot;;&quot;&quot;;[.O107]);[.P107]);[.Q107])=&quot;&quot;;IF([.T107]=&quot;&quot;;IF([.S107]=&quot;&quot;;IF([.R107]=&quot;&quot;;&quot;&quot;;[.R107]);[.S107]);[.T107])=&quot;&quot;)=1;&quot;&quot;;&quot;P&quot;)))" office:value-type="string" office:string-value="F">
            <text:p>F</text:p>
          </table:table-cell>
          <table:table-cell table:style-name="ce204"/>
          <table:table-cell table:style-name="ce205" table:number-columns-repeated="11"/>
          <table:table-cell table:number-columns-repeated="991"/>
        </table:table-row>
        <table:table-row table:style-name="ro5">
          <table:table-cell table:style-name="ce177" table:formula="of:=IF(AND([.H108]=&quot;&quot;;[.H108]=&quot;&quot;);&quot;&quot;;[.$H$3]&amp;&quot;_&quot;&amp;ROW()-11-COUNTBLANK([.$H$12:.H108]))" office:value-type="string" office:string-value="THEMMOI_BN_81">
            <text:p>THEMMOI_BN_81</text:p>
          </table:table-cell>
          <table:table-cell table:style-name="ce32" office:value-type="string">
            <office:annotation draw:style-name="gr7" draw:text-style-name="P1" svg:width="5.0535in" svg:height="1.3488in" svg:x="4.8866in" svg:y="50.2709in" draw:caption-point-x="-0.1898in" draw:caption-point-y="-0.7965in">
              <dc:creator>Thuy Vu</dc:creator>
              <dc:date>2018-03-26T00:00:00</dc:date>
              <text:p text:style-name="P1">VIT:</text:p>
              <text:p text:style-name="P1">tùy đự án</text:p>
            </office:annotation>
            <text:p>Kiểm tra khi nhập dữ liệu là các thẻ html</text:p>
          </table:table-cell>
          <table:table-cell table:style-name="ce70" office:value-type="string">
            <text:p>KT</text:p>
          </table:table-cell>
          <table:table-cell table:style-name="ce70" table:number-columns-repeated="3"/>
          <table:table-cell table:style-name="ce17" office:value-type="string">
            <text:p>1. Nhập X đúng định dạng <text:s/>có chứa ký tự đặc biệt, thẻ html: &lt;/table&gt;….</text:p>
            <text:p>2. Các thông tin khác được nhập hợp lệ</text:p>
            <text:p/>
          </table:table-cell>
          <table:table-cell table:style-name="ce17" office:value-type="string">
            <text:p>1. Thực hiện thành công</text:p>
            <text:p>2. Các ký tự đặc biệt, thẻ html không bị mã hóa khi view lên và khi lưu vào database</text:p>
            <text:p/>
          </table:table-cell>
          <table:table-cell table:style-name="ce193" office:value-type="string">
            <text:p>P</text:p>
          </table:table-cell>
          <table:table-cell table:number-columns-repeated="11" table:style-name="ce193"/>
          <table:table-cell table:style-name="ce199" table:formula="of:=IF(OR(IF([.K108]=&quot;&quot;;IF([.J108]=&quot;&quot;;IF([.I108]=&quot;&quot;;&quot;&quot;;[.I108]);[.J108]);[.K108])=&quot;F&quot;;IF([.N108]=&quot;&quot;;IF([.M108]=&quot;&quot;;IF([.L108]=&quot;&quot;;&quot;&quot;;[.L108]);[.M108]);[.N108])=&quot;F&quot;;IF([.Q108]=&quot;&quot;;IF([.P108]=&quot;&quot;;IF([.O108]=&quot;&quot;;&quot;&quot;;[.O108]);[.P108]);[.Q108])=&quot;F&quot;;IF([.T108]=&quot;&quot;;IF([.S108]=&quot;&quot;;IF([.R108]=&quot;&quot;;&quot;&quot;;[.R108]);[.S108]);[.T108])=&quot;F&quot;)=1;&quot;F&quot;;IF(OR(IF([.K108]=&quot;&quot;;IF([.J108]=&quot;&quot;;IF([.I108]=&quot;&quot;;&quot;&quot;;[.I108]);[.J108]);[.K108])=&quot;PE&quot;;IF([.N108]=&quot;&quot;;IF([.M108]=&quot;&quot;;IF([.L108]=&quot;&quot;;&quot;&quot;;[.L108]);[.M108]);[.N108])=&quot;PE&quot;;IF([.Q108]=&quot;&quot;;IF([.P108]=&quot;&quot;;IF([.O108]=&quot;&quot;;&quot;&quot;;[.O108]);[.P108]);[.Q108])=&quot;PE&quot;;IF([.T108]=&quot;&quot;;IF([.S108]=&quot;&quot;;IF([.R108]=&quot;&quot;;&quot;&quot;;[.R108]);[.S108]);[.T108])=&quot;PE&quot;)=1;&quot;PE&quot;;IF(AND(IF([.K108]=&quot;&quot;;IF([.J108]=&quot;&quot;;IF([.I108]=&quot;&quot;;&quot;&quot;;[.I108]);[.J108]);[.K108])=&quot;&quot;;IF([.N108]=&quot;&quot;;IF([.M108]=&quot;&quot;;IF([.L108]=&quot;&quot;;&quot;&quot;;[.L108]);[.M108]);[.N108])=&quot;&quot;;IF([.Q108]=&quot;&quot;;IF([.P108]=&quot;&quot;;IF([.O108]=&quot;&quot;;&quot;&quot;;[.O108]);[.P108]);[.Q108])=&quot;&quot;;IF([.T108]=&quot;&quot;;IF([.S108]=&quot;&quot;;IF([.R108]=&quot;&quot;;&quot;&quot;;[.R108]);[.S108]);[.T108])=&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109]=&quot;&quot;;[.H109]=&quot;&quot;);&quot;&quot;;[.$H$3]&amp;&quot;_&quot;&amp;ROW()-11-COUNTBLANK([.$H$12:.H109]))" office:value-type="string" office:string-value="THEMMOI_BN_82">
            <text:p>THEMMOI_BN_82</text:p>
          </table:table-cell>
          <table:table-cell table:style-name="ce32" office:value-type="string">
            <text:p>Kiểm tra chức năng Trim space</text:p>
          </table:table-cell>
          <table:table-cell table:style-name="ce70" office:value-type="string">
            <text:p>KT</text:p>
          </table:table-cell>
          <table:table-cell table:style-name="ce70" table:number-columns-repeated="3"/>
          <table:table-cell table:style-name="ce17" office:value-type="string">
            <text:p>1. Nhập dữ liệu hợp lệ và thêm space vào đầu và cuối </text:p>
            <text:p>2. Các thông tin khác được nhập hợp lệ</text:p>
            <text:p/>
          </table:table-cell>
          <table:table-cell table:style-name="ce17" office:value-type="string">
            <text:p>1. Thực hiện thành công</text:p>
            <text:p>2. Thực hiện trim space ở đầu và cuối trường dữ liệu</text:p>
            <text:p/>
          </table:table-cell>
          <table:table-cell table:style-name="ce193" office:value-type="string">
            <text:p>P</text:p>
          </table:table-cell>
          <table:table-cell table:number-columns-repeated="11" table:style-name="ce193"/>
          <table:table-cell table:style-name="ce199" table:formula="of:=IF(OR(IF([.K109]=&quot;&quot;;IF([.J109]=&quot;&quot;;IF([.I109]=&quot;&quot;;&quot;&quot;;[.I109]);[.J109]);[.K109])=&quot;F&quot;;IF([.N109]=&quot;&quot;;IF([.M109]=&quot;&quot;;IF([.L109]=&quot;&quot;;&quot;&quot;;[.L109]);[.M109]);[.N109])=&quot;F&quot;;IF([.Q109]=&quot;&quot;;IF([.P109]=&quot;&quot;;IF([.O109]=&quot;&quot;;&quot;&quot;;[.O109]);[.P109]);[.Q109])=&quot;F&quot;;IF([.T109]=&quot;&quot;;IF([.S109]=&quot;&quot;;IF([.R109]=&quot;&quot;;&quot;&quot;;[.R109]);[.S109]);[.T109])=&quot;F&quot;)=1;&quot;F&quot;;IF(OR(IF([.K109]=&quot;&quot;;IF([.J109]=&quot;&quot;;IF([.I109]=&quot;&quot;;&quot;&quot;;[.I109]);[.J109]);[.K109])=&quot;PE&quot;;IF([.N109]=&quot;&quot;;IF([.M109]=&quot;&quot;;IF([.L109]=&quot;&quot;;&quot;&quot;;[.L109]);[.M109]);[.N109])=&quot;PE&quot;;IF([.Q109]=&quot;&quot;;IF([.P109]=&quot;&quot;;IF([.O109]=&quot;&quot;;&quot;&quot;;[.O109]);[.P109]);[.Q109])=&quot;PE&quot;;IF([.T109]=&quot;&quot;;IF([.S109]=&quot;&quot;;IF([.R109]=&quot;&quot;;&quot;&quot;;[.R109]);[.S109]);[.T109])=&quot;PE&quot;)=1;&quot;PE&quot;;IF(AND(IF([.K109]=&quot;&quot;;IF([.J109]=&quot;&quot;;IF([.I109]=&quot;&quot;;&quot;&quot;;[.I109]);[.J109]);[.K109])=&quot;&quot;;IF([.N109]=&quot;&quot;;IF([.M109]=&quot;&quot;;IF([.L109]=&quot;&quot;;&quot;&quot;;[.L109]);[.M109]);[.N109])=&quot;&quot;;IF([.Q109]=&quot;&quot;;IF([.P109]=&quot;&quot;;IF([.O109]=&quot;&quot;;&quot;&quot;;[.O109]);[.P109]);[.Q109])=&quot;&quot;;IF([.T109]=&quot;&quot;;IF([.S109]=&quot;&quot;;IF([.R109]=&quot;&quot;;&quot;&quot;;[.R109]);[.S109]);[.T109])=&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110]=&quot;&quot;;[.H110]=&quot;&quot;);&quot;&quot;;[.$H$3]&amp;&quot;_&quot;&amp;ROW()-11-COUNTBLANK([.$H$12:.H110]))" office:value-type="string" office:string-value="THEMMOI_BN_83">
            <text:p>THEMMOI_BN_83</text:p>
          </table:table-cell>
          <table:table-cell table:style-name="ce17" office:value-type="string">
            <text:p>Kiểm tra thực hiện thành công khi dữ liệu là chữ tiếng Việt có dấu</text:p>
          </table:table-cell>
          <table:table-cell table:style-name="ce27" office:value-type="string">
            <text:p>KT</text:p>
          </table:table-cell>
          <table:table-cell table:style-name="ce27" table:number-columns-repeated="3"/>
          <table:table-cell table:style-name="ce17" office:value-type="string">
            <text:p>1. Nhập dữ liệu là chữ tiếng việt có dấu</text:p>
            <text:p>2. Các thông tin khác được nhập hợp lệ</text:p>
            <text:p/>
          </table:table-cell>
          <table:table-cell table:style-name="ce17" office:value-type="string">
            <text:p>1. Thực hiện thành công</text:p>
            <text:p>2. Dữ liệu của trường dữ liệu được view lên bình thường, không bị lỗi font</text:p>
            <text:p/>
          </table:table-cell>
          <table:table-cell table:style-name="ce193" office:value-type="string">
            <text:p>P</text:p>
          </table:table-cell>
          <table:table-cell table:number-columns-repeated="11" table:style-name="ce193"/>
          <table:table-cell table:style-name="ce199" table:formula="of:=IF(OR(IF([.K110]=&quot;&quot;;IF([.J110]=&quot;&quot;;IF([.I110]=&quot;&quot;;&quot;&quot;;[.I110]);[.J110]);[.K110])=&quot;F&quot;;IF([.N110]=&quot;&quot;;IF([.M110]=&quot;&quot;;IF([.L110]=&quot;&quot;;&quot;&quot;;[.L110]);[.M110]);[.N110])=&quot;F&quot;;IF([.Q110]=&quot;&quot;;IF([.P110]=&quot;&quot;;IF([.O110]=&quot;&quot;;&quot;&quot;;[.O110]);[.P110]);[.Q110])=&quot;F&quot;;IF([.T110]=&quot;&quot;;IF([.S110]=&quot;&quot;;IF([.R110]=&quot;&quot;;&quot;&quot;;[.R110]);[.S110]);[.T110])=&quot;F&quot;)=1;&quot;F&quot;;IF(OR(IF([.K110]=&quot;&quot;;IF([.J110]=&quot;&quot;;IF([.I110]=&quot;&quot;;&quot;&quot;;[.I110]);[.J110]);[.K110])=&quot;PE&quot;;IF([.N110]=&quot;&quot;;IF([.M110]=&quot;&quot;;IF([.L110]=&quot;&quot;;&quot;&quot;;[.L110]);[.M110]);[.N110])=&quot;PE&quot;;IF([.Q110]=&quot;&quot;;IF([.P110]=&quot;&quot;;IF([.O110]=&quot;&quot;;&quot;&quot;;[.O110]);[.P110]);[.Q110])=&quot;PE&quot;;IF([.T110]=&quot;&quot;;IF([.S110]=&quot;&quot;;IF([.R110]=&quot;&quot;;&quot;&quot;;[.R110]);[.S110]);[.T110])=&quot;PE&quot;)=1;&quot;PE&quot;;IF(AND(IF([.K110]=&quot;&quot;;IF([.J110]=&quot;&quot;;IF([.I110]=&quot;&quot;;&quot;&quot;;[.I110]);[.J110]);[.K110])=&quot;&quot;;IF([.N110]=&quot;&quot;;IF([.M110]=&quot;&quot;;IF([.L110]=&quot;&quot;;&quot;&quot;;[.L110]);[.M110]);[.N110])=&quot;&quot;;IF([.Q110]=&quot;&quot;;IF([.P110]=&quot;&quot;;IF([.O110]=&quot;&quot;;&quot;&quot;;[.O110]);[.P110]);[.Q110])=&quot;&quot;;IF([.T110]=&quot;&quot;;IF([.S110]=&quot;&quot;;IF([.R110]=&quot;&quot;;&quot;&quot;;[.R110]);[.S110]);[.T110])=&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2">
          <table:table-cell table:style-name="ce177" table:formula="of:=IF(AND([.H111]=&quot;&quot;;[.H111]=&quot;&quot;);&quot;&quot;;[.$H$3]&amp;&quot;_&quot;&amp;ROW()-11-COUNTBLANK([.$H$12:.H111]))">
            <text:p/>
          </table:table-cell>
          <table:table-cell table:style-name="ce58" office:value-type="string" table:number-columns-spanned="6" table:number-rows-spanned="1">
            <text:p>Textbox "Địa chỉ thường trú"</text:p>
          </table:table-cell>
          <table:covered-table-cell table:number-columns-repeated="4" table:style-name="ce21"/>
          <table:covered-table-cell table:style-name="ce43"/>
          <table:table-cell table:style-name="ce51"/>
          <table:table-cell table:style-name="ce191" table:number-columns-repeated="12"/>
          <table:table-cell table:style-name="ce200"/>
          <table:table-cell table:style-name="ce51"/>
          <table:table-cell table:style-name="ce1" table:number-columns-repeated="11"/>
          <table:table-cell table:number-columns-repeated="991"/>
        </table:table-row>
        <table:table-row table:style-name="ro6">
          <table:table-cell table:style-name="ce177" table:formula="of:=IF(AND([.H112]=&quot;&quot;;[.H112]=&quot;&quot;);&quot;&quot;;[.$H$3]&amp;&quot;_&quot;&amp;ROW()-11-COUNTBLANK([.$H$12:.H112]))" office:value-type="string" office:string-value="THEMMOI_BN_84">
            <text:p>THEMMOI_BN_84</text:p>
          </table:table-cell>
          <table:table-cell table:style-name="ce50" office:value-type="string">
            <text:p>Kiểm tra giá trị mặc định</text:p>
          </table:table-cell>
          <table:table-cell table:style-name="ce75" office:value-type="string">
            <text:p>M2H</text:p>
          </table:table-cell>
          <table:table-cell table:style-name="ce75" table:number-columns-repeated="3"/>
          <table:table-cell table:style-name="ce50" office:value-type="string">
            <text:p>Kiểm tra giá trị mặc định</text:p>
          </table:table-cell>
          <table:table-cell table:style-name="ce106" office:value-type="string">
            <text:p>Giá trị mặc định là trống</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12]=&quot;&quot;;IF([.J112]=&quot;&quot;;IF([.I112]=&quot;&quot;;&quot;&quot;;[.I112]);[.J112]);[.K112])=&quot;F&quot;;IF([.N112]=&quot;&quot;;IF([.M112]=&quot;&quot;;IF([.L112]=&quot;&quot;;&quot;&quot;;[.L112]);[.M112]);[.N112])=&quot;F&quot;;IF([.Q112]=&quot;&quot;;IF([.P112]=&quot;&quot;;IF([.O112]=&quot;&quot;;&quot;&quot;;[.O112]);[.P112]);[.Q112])=&quot;F&quot;;IF([.T112]=&quot;&quot;;IF([.S112]=&quot;&quot;;IF([.R112]=&quot;&quot;;&quot;&quot;;[.R112]);[.S112]);[.T112])=&quot;F&quot;)=1;&quot;F&quot;;IF(OR(IF([.K112]=&quot;&quot;;IF([.J112]=&quot;&quot;;IF([.I112]=&quot;&quot;;&quot;&quot;;[.I112]);[.J112]);[.K112])=&quot;PE&quot;;IF([.N112]=&quot;&quot;;IF([.M112]=&quot;&quot;;IF([.L112]=&quot;&quot;;&quot;&quot;;[.L112]);[.M112]);[.N112])=&quot;PE&quot;;IF([.Q112]=&quot;&quot;;IF([.P112]=&quot;&quot;;IF([.O112]=&quot;&quot;;&quot;&quot;;[.O112]);[.P112]);[.Q112])=&quot;PE&quot;;IF([.T112]=&quot;&quot;;IF([.S112]=&quot;&quot;;IF([.R112]=&quot;&quot;;&quot;&quot;;[.R112]);[.S112]);[.T112])=&quot;PE&quot;)=1;&quot;PE&quot;;IF(AND(IF([.K112]=&quot;&quot;;IF([.J112]=&quot;&quot;;IF([.I112]=&quot;&quot;;&quot;&quot;;[.I112]);[.J112]);[.K112])=&quot;&quot;;IF([.N112]=&quot;&quot;;IF([.M112]=&quot;&quot;;IF([.L112]=&quot;&quot;;&quot;&quot;;[.L112]);[.M112]);[.N112])=&quot;&quot;;IF([.Q112]=&quot;&quot;;IF([.P112]=&quot;&quot;;IF([.O112]=&quot;&quot;;&quot;&quot;;[.O112]);[.P112]);[.Q112])=&quot;&quot;;IF([.T112]=&quot;&quot;;IF([.S112]=&quot;&quot;;IF([.R112]=&quot;&quot;;&quot;&quot;;[.R112]);[.S112]);[.T112])=&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20">
          <table:table-cell table:style-name="ce177" table:formula="of:=IF(AND([.H113]=&quot;&quot;;[.H113]=&quot;&quot;);&quot;&quot;;[.$H$3]&amp;&quot;_&quot;&amp;ROW()-11-COUNTBLANK([.$H$12:.H113]))" office:value-type="string" office:string-value="THEMMOI_BN_85">
            <text:p>THEMMOI_BN_85</text:p>
          </table:table-cell>
          <table:table-cell table:style-name="ce17" office:value-type="string">
            <text:p>Kiểm tra là trường không bắt buộc</text:p>
          </table:table-cell>
          <table:table-cell table:style-name="ce27" office:value-type="string">
            <text:p>M2H</text:p>
          </table:table-cell>
          <table:table-cell table:style-name="ce27" table:number-columns-repeated="3"/>
          <table:table-cell table:style-name="ce17" office:value-type="string">
            <text:p>1. Để trống trường dữ liệu</text:p>
            <text:p>2. Các thông tin khác được nhập hợp lệ</text:p>
            <text:p/>
          </table:table-cell>
          <table:table-cell table:style-name="ce17" office:value-type="string">
            <text:p>Lưu thành công</text:p>
          </table:table-cell>
          <table:table-cell table:style-name="ce193" office:value-type="string">
            <text:p>P</text:p>
          </table:table-cell>
          <table:table-cell table:number-columns-repeated="11" table:style-name="ce193"/>
          <table:table-cell table:style-name="ce199" table:formula="of:=IF(OR(IF([.K113]=&quot;&quot;;IF([.J113]=&quot;&quot;;IF([.I113]=&quot;&quot;;&quot;&quot;;[.I113]);[.J113]);[.K113])=&quot;F&quot;;IF([.N113]=&quot;&quot;;IF([.M113]=&quot;&quot;;IF([.L113]=&quot;&quot;;&quot;&quot;;[.L113]);[.M113]);[.N113])=&quot;F&quot;;IF([.Q113]=&quot;&quot;;IF([.P113]=&quot;&quot;;IF([.O113]=&quot;&quot;;&quot;&quot;;[.O113]);[.P113]);[.Q113])=&quot;F&quot;;IF([.T113]=&quot;&quot;;IF([.S113]=&quot;&quot;;IF([.R113]=&quot;&quot;;&quot;&quot;;[.R113]);[.S113]);[.T113])=&quot;F&quot;)=1;&quot;F&quot;;IF(OR(IF([.K113]=&quot;&quot;;IF([.J113]=&quot;&quot;;IF([.I113]=&quot;&quot;;&quot;&quot;;[.I113]);[.J113]);[.K113])=&quot;PE&quot;;IF([.N113]=&quot;&quot;;IF([.M113]=&quot;&quot;;IF([.L113]=&quot;&quot;;&quot;&quot;;[.L113]);[.M113]);[.N113])=&quot;PE&quot;;IF([.Q113]=&quot;&quot;;IF([.P113]=&quot;&quot;;IF([.O113]=&quot;&quot;;&quot;&quot;;[.O113]);[.P113]);[.Q113])=&quot;PE&quot;;IF([.T113]=&quot;&quot;;IF([.S113]=&quot;&quot;;IF([.R113]=&quot;&quot;;&quot;&quot;;[.R113]);[.S113]);[.T113])=&quot;PE&quot;)=1;&quot;PE&quot;;IF(AND(IF([.K113]=&quot;&quot;;IF([.J113]=&quot;&quot;;IF([.I113]=&quot;&quot;;&quot;&quot;;[.I113]);[.J113]);[.K113])=&quot;&quot;;IF([.N113]=&quot;&quot;;IF([.M113]=&quot;&quot;;IF([.L113]=&quot;&quot;;&quot;&quot;;[.L113]);[.M113]);[.N113])=&quot;&quot;;IF([.Q113]=&quot;&quot;;IF([.P113]=&quot;&quot;;IF([.O113]=&quot;&quot;;&quot;&quot;;[.O113]);[.P113]);[.Q113])=&quot;&quot;;IF([.T113]=&quot;&quot;;IF([.S113]=&quot;&quot;;IF([.R113]=&quot;&quot;;&quot;&quot;;[.R113]);[.S113]);[.T113])=&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114]=&quot;&quot;;[.H114]=&quot;&quot;);&quot;&quot;;[.$H$3]&amp;&quot;_&quot;&amp;ROW()-11-COUNTBLANK([.$H$12:.H114]))" office:value-type="string" office:string-value="THEMMOI_BN_86">
            <text:p>THEMMOI_BN_86</text:p>
          </table:table-cell>
          <table:table-cell table:style-name="ce17" office:value-type="string">
            <text:p>Kiểm tra tìm kiếm các ký tự đặc biệt</text:p>
          </table:table-cell>
          <table:table-cell table:style-name="ce27" office:value-type="string">
            <text:p>M2H</text:p>
          </table:table-cell>
          <table:table-cell table:style-name="ce27" table:number-columns-repeated="3"/>
          <table:table-cell table:style-name="ce17" office:value-type="string">
            <text:p>1. Nhập dữ liệu là ký tự đặc biệt %^&amp;*()</text:p>
            <text:p>2. Các thông tin khác được nhập hợp lệ</text:p>
            <text:p/>
          </table:table-cell>
          <table:table-cell table:style-name="ce17" office:value-type="string">
            <text:p>1. Thực hiện thành công</text:p>
            <text:p>2. Dữ liệu của trường dữ liệu được view lên bình thường, không bị lỗi font</text:p>
            <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14]=&quot;&quot;;IF([.J114]=&quot;&quot;;IF([.I114]=&quot;&quot;;&quot;&quot;;[.I114]);[.J114]);[.K114])=&quot;F&quot;;IF([.N114]=&quot;&quot;;IF([.M114]=&quot;&quot;;IF([.L114]=&quot;&quot;;&quot;&quot;;[.L114]);[.M114]);[.N114])=&quot;F&quot;;IF([.Q114]=&quot;&quot;;IF([.P114]=&quot;&quot;;IF([.O114]=&quot;&quot;;&quot;&quot;;[.O114]);[.P114]);[.Q114])=&quot;F&quot;;IF([.T114]=&quot;&quot;;IF([.S114]=&quot;&quot;;IF([.R114]=&quot;&quot;;&quot;&quot;;[.R114]);[.S114]);[.T114])=&quot;F&quot;)=1;&quot;F&quot;;IF(OR(IF([.K114]=&quot;&quot;;IF([.J114]=&quot;&quot;;IF([.I114]=&quot;&quot;;&quot;&quot;;[.I114]);[.J114]);[.K114])=&quot;PE&quot;;IF([.N114]=&quot;&quot;;IF([.M114]=&quot;&quot;;IF([.L114]=&quot;&quot;;&quot;&quot;;[.L114]);[.M114]);[.N114])=&quot;PE&quot;;IF([.Q114]=&quot;&quot;;IF([.P114]=&quot;&quot;;IF([.O114]=&quot;&quot;;&quot;&quot;;[.O114]);[.P114]);[.Q114])=&quot;PE&quot;;IF([.T114]=&quot;&quot;;IF([.S114]=&quot;&quot;;IF([.R114]=&quot;&quot;;&quot;&quot;;[.R114]);[.S114]);[.T114])=&quot;PE&quot;)=1;&quot;PE&quot;;IF(AND(IF([.K114]=&quot;&quot;;IF([.J114]=&quot;&quot;;IF([.I114]=&quot;&quot;;&quot;&quot;;[.I114]);[.J114]);[.K114])=&quot;&quot;;IF([.N114]=&quot;&quot;;IF([.M114]=&quot;&quot;;IF([.L114]=&quot;&quot;;&quot;&quot;;[.L114]);[.M114]);[.N114])=&quot;&quot;;IF([.Q114]=&quot;&quot;;IF([.P114]=&quot;&quot;;IF([.O114]=&quot;&quot;;&quot;&quot;;[.O114]);[.P114]);[.Q114])=&quot;&quot;;IF([.T114]=&quot;&quot;;IF([.S114]=&quot;&quot;;IF([.R114]=&quot;&quot;;&quot;&quot;;[.R114]);[.S114]);[.T114])=&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5">
          <table:table-cell table:style-name="ce178" table:formula="of:=IF(AND([.H115]=&quot;&quot;;[.H115]=&quot;&quot;);&quot;&quot;;[.$H$3]&amp;&quot;_&quot;&amp;ROW()-11-COUNTBLANK([.$H$12:.H115]))" office:value-type="string" office:string-value="THEMMOI_BN_87">
            <text:p>THEMMOI_BN_87</text:p>
          </table:table-cell>
          <table:table-cell table:style-name="ce179" office:value-type="string">
            <text:p>Kiểm tra nhập quá maxlength (? ký tự)</text:p>
          </table:table-cell>
          <table:table-cell table:style-name="ce180" office:value-type="string">
            <text:p>M2H</text:p>
          </table:table-cell>
          <table:table-cell table:style-name="ce180" table:number-columns-repeated="3"/>
          <table:table-cell table:style-name="ce179" office:value-type="string">
            <text:p>1. Trên màn hình Tìm kiếm</text:p>
            <text:p>Tại trường điều kiện tìm kiếm</text:p>
            <text:p>2. Nhập hơn nhiều hơn ? ký tự cho phép</text:p>
            <text:p>3. Ấn nút <text:s/>Tìm kiếm</text:p>
          </table:table-cell>
          <table:table-cell table:style-name="ce185" office:value-type="string">
            <text:p>Không Cho phép nhập quá giá trị maxlength</text:p>
          </table:table-cell>
          <table:table-cell table:style-name="ce194" table:content-validation-name="val3" office:value-type="string">
            <text:p>F</text:p>
          </table:table-cell>
          <table:table-cell table:number-columns-repeated="11" table:style-name="ce194" table:content-validation-name="val3"/>
          <table:table-cell table:style-name="ce202" table:formula="of:=IF(OR(IF([.K115]=&quot;&quot;;IF([.J115]=&quot;&quot;;IF([.I115]=&quot;&quot;;&quot;&quot;;[.I115]);[.J115]);[.K115])=&quot;F&quot;;IF([.N115]=&quot;&quot;;IF([.M115]=&quot;&quot;;IF([.L115]=&quot;&quot;;&quot;&quot;;[.L115]);[.M115]);[.N115])=&quot;F&quot;;IF([.Q115]=&quot;&quot;;IF([.P115]=&quot;&quot;;IF([.O115]=&quot;&quot;;&quot;&quot;;[.O115]);[.P115]);[.Q115])=&quot;F&quot;;IF([.T115]=&quot;&quot;;IF([.S115]=&quot;&quot;;IF([.R115]=&quot;&quot;;&quot;&quot;;[.R115]);[.S115]);[.T115])=&quot;F&quot;)=1;&quot;F&quot;;IF(OR(IF([.K115]=&quot;&quot;;IF([.J115]=&quot;&quot;;IF([.I115]=&quot;&quot;;&quot;&quot;;[.I115]);[.J115]);[.K115])=&quot;PE&quot;;IF([.N115]=&quot;&quot;;IF([.M115]=&quot;&quot;;IF([.L115]=&quot;&quot;;&quot;&quot;;[.L115]);[.M115]);[.N115])=&quot;PE&quot;;IF([.Q115]=&quot;&quot;;IF([.P115]=&quot;&quot;;IF([.O115]=&quot;&quot;;&quot;&quot;;[.O115]);[.P115]);[.Q115])=&quot;PE&quot;;IF([.T115]=&quot;&quot;;IF([.S115]=&quot;&quot;;IF([.R115]=&quot;&quot;;&quot;&quot;;[.R115]);[.S115]);[.T115])=&quot;PE&quot;)=1;&quot;PE&quot;;IF(AND(IF([.K115]=&quot;&quot;;IF([.J115]=&quot;&quot;;IF([.I115]=&quot;&quot;;&quot;&quot;;[.I115]);[.J115]);[.K115])=&quot;&quot;;IF([.N115]=&quot;&quot;;IF([.M115]=&quot;&quot;;IF([.L115]=&quot;&quot;;&quot;&quot;;[.L115]);[.M115]);[.N115])=&quot;&quot;;IF([.Q115]=&quot;&quot;;IF([.P115]=&quot;&quot;;IF([.O115]=&quot;&quot;;&quot;&quot;;[.O115]);[.P115]);[.Q115])=&quot;&quot;;IF([.T115]=&quot;&quot;;IF([.S115]=&quot;&quot;;IF([.R115]=&quot;&quot;;&quot;&quot;;[.R115]);[.S115]);[.T115])=&quot;&quot;)=1;&quot;&quot;;&quot;P&quot;)))" office:value-type="string" office:string-value="F">
            <text:p>F</text:p>
          </table:table-cell>
          <table:table-cell table:style-name="ce204"/>
          <table:table-cell table:style-name="ce205" table:number-columns-repeated="11"/>
          <table:table-cell table:number-columns-repeated="991"/>
        </table:table-row>
        <table:table-row table:style-name="ro5">
          <table:table-cell table:style-name="ce177" table:formula="of:=IF(AND([.H116]=&quot;&quot;;[.H116]=&quot;&quot;);&quot;&quot;;[.$H$3]&amp;&quot;_&quot;&amp;ROW()-11-COUNTBLANK([.$H$12:.H116]))" office:value-type="string" office:string-value="THEMMOI_BN_88">
            <text:p>THEMMOI_BN_88</text:p>
          </table:table-cell>
          <table:table-cell table:style-name="ce32" office:value-type="string">
            <office:annotation draw:style-name="gr7" draw:text-style-name="P1" svg:width="5.0535in" svg:height="1.3488in" svg:x="4.8866in" svg:y="55.1689in" draw:caption-point-x="-0.1898in" draw:caption-point-y="-0.7961in">
              <dc:creator>Thuy Vu</dc:creator>
              <dc:date>2018-03-26T00:00:00</dc:date>
              <text:p text:style-name="P1">VIT:</text:p>
              <text:p text:style-name="P1">tùy đự án</text:p>
            </office:annotation>
            <text:p>Kiểm tra khi nhập dữ liệu là các thẻ html</text:p>
          </table:table-cell>
          <table:table-cell table:style-name="ce70" office:value-type="string">
            <text:p>M2H</text:p>
          </table:table-cell>
          <table:table-cell table:style-name="ce70" table:number-columns-repeated="3"/>
          <table:table-cell table:style-name="ce17" office:value-type="string">
            <text:p>1. Nhập X đúng định dạng <text:s/>có chứa ký tự đặc biệt, thẻ html: &lt;/table&gt;….</text:p>
            <text:p>2. Các thông tin khác được nhập hợp lệ</text:p>
            <text:p/>
          </table:table-cell>
          <table:table-cell table:style-name="ce17" office:value-type="string">
            <text:p>1. Thực hiện thành công</text:p>
            <text:p>2. Các ký tự đặc biệt, thẻ html không bị mã hóa khi view lên và khi lưu vào database</text:p>
            <text:p/>
          </table:table-cell>
          <table:table-cell table:style-name="ce193" office:value-type="string">
            <text:p>P</text:p>
          </table:table-cell>
          <table:table-cell table:number-columns-repeated="11" table:style-name="ce193"/>
          <table:table-cell table:style-name="ce199" table:formula="of:=IF(OR(IF([.K116]=&quot;&quot;;IF([.J116]=&quot;&quot;;IF([.I116]=&quot;&quot;;&quot;&quot;;[.I116]);[.J116]);[.K116])=&quot;F&quot;;IF([.N116]=&quot;&quot;;IF([.M116]=&quot;&quot;;IF([.L116]=&quot;&quot;;&quot;&quot;;[.L116]);[.M116]);[.N116])=&quot;F&quot;;IF([.Q116]=&quot;&quot;;IF([.P116]=&quot;&quot;;IF([.O116]=&quot;&quot;;&quot;&quot;;[.O116]);[.P116]);[.Q116])=&quot;F&quot;;IF([.T116]=&quot;&quot;;IF([.S116]=&quot;&quot;;IF([.R116]=&quot;&quot;;&quot;&quot;;[.R116]);[.S116]);[.T116])=&quot;F&quot;)=1;&quot;F&quot;;IF(OR(IF([.K116]=&quot;&quot;;IF([.J116]=&quot;&quot;;IF([.I116]=&quot;&quot;;&quot;&quot;;[.I116]);[.J116]);[.K116])=&quot;PE&quot;;IF([.N116]=&quot;&quot;;IF([.M116]=&quot;&quot;;IF([.L116]=&quot;&quot;;&quot;&quot;;[.L116]);[.M116]);[.N116])=&quot;PE&quot;;IF([.Q116]=&quot;&quot;;IF([.P116]=&quot;&quot;;IF([.O116]=&quot;&quot;;&quot;&quot;;[.O116]);[.P116]);[.Q116])=&quot;PE&quot;;IF([.T116]=&quot;&quot;;IF([.S116]=&quot;&quot;;IF([.R116]=&quot;&quot;;&quot;&quot;;[.R116]);[.S116]);[.T116])=&quot;PE&quot;)=1;&quot;PE&quot;;IF(AND(IF([.K116]=&quot;&quot;;IF([.J116]=&quot;&quot;;IF([.I116]=&quot;&quot;;&quot;&quot;;[.I116]);[.J116]);[.K116])=&quot;&quot;;IF([.N116]=&quot;&quot;;IF([.M116]=&quot;&quot;;IF([.L116]=&quot;&quot;;&quot;&quot;;[.L116]);[.M116]);[.N116])=&quot;&quot;;IF([.Q116]=&quot;&quot;;IF([.P116]=&quot;&quot;;IF([.O116]=&quot;&quot;;&quot;&quot;;[.O116]);[.P116]);[.Q116])=&quot;&quot;;IF([.T116]=&quot;&quot;;IF([.S116]=&quot;&quot;;IF([.R116]=&quot;&quot;;&quot;&quot;;[.R116]);[.S116]);[.T116])=&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117]=&quot;&quot;;[.H117]=&quot;&quot;);&quot;&quot;;[.$H$3]&amp;&quot;_&quot;&amp;ROW()-11-COUNTBLANK([.$H$12:.H117]))" office:value-type="string" office:string-value="THEMMOI_BN_89">
            <text:p>THEMMOI_BN_89</text:p>
          </table:table-cell>
          <table:table-cell table:style-name="ce32" office:value-type="string">
            <text:p>Kiểm tra chức năng Trim space</text:p>
          </table:table-cell>
          <table:table-cell table:style-name="ce70" office:value-type="string">
            <text:p>M2H</text:p>
          </table:table-cell>
          <table:table-cell table:style-name="ce70" table:number-columns-repeated="3"/>
          <table:table-cell table:style-name="ce17" office:value-type="string">
            <text:p>1. Nhập dữ liệu hợp lệ và thêm space vào đầu và cuối </text:p>
            <text:p>2. Các thông tin khác được nhập hợp lệ</text:p>
            <text:p/>
          </table:table-cell>
          <table:table-cell table:style-name="ce17" office:value-type="string">
            <text:p>1. Thực hiện thành công</text:p>
            <text:p>2. Thực hiện trim space ở đầu và cuối trường dữ liệu</text:p>
            <text:p/>
          </table:table-cell>
          <table:table-cell table:style-name="ce193" office:value-type="string">
            <text:p>P</text:p>
          </table:table-cell>
          <table:table-cell table:number-columns-repeated="11" table:style-name="ce193"/>
          <table:table-cell table:style-name="ce199" table:formula="of:=IF(OR(IF([.K117]=&quot;&quot;;IF([.J117]=&quot;&quot;;IF([.I117]=&quot;&quot;;&quot;&quot;;[.I117]);[.J117]);[.K117])=&quot;F&quot;;IF([.N117]=&quot;&quot;;IF([.M117]=&quot;&quot;;IF([.L117]=&quot;&quot;;&quot;&quot;;[.L117]);[.M117]);[.N117])=&quot;F&quot;;IF([.Q117]=&quot;&quot;;IF([.P117]=&quot;&quot;;IF([.O117]=&quot;&quot;;&quot;&quot;;[.O117]);[.P117]);[.Q117])=&quot;F&quot;;IF([.T117]=&quot;&quot;;IF([.S117]=&quot;&quot;;IF([.R117]=&quot;&quot;;&quot;&quot;;[.R117]);[.S117]);[.T117])=&quot;F&quot;)=1;&quot;F&quot;;IF(OR(IF([.K117]=&quot;&quot;;IF([.J117]=&quot;&quot;;IF([.I117]=&quot;&quot;;&quot;&quot;;[.I117]);[.J117]);[.K117])=&quot;PE&quot;;IF([.N117]=&quot;&quot;;IF([.M117]=&quot;&quot;;IF([.L117]=&quot;&quot;;&quot;&quot;;[.L117]);[.M117]);[.N117])=&quot;PE&quot;;IF([.Q117]=&quot;&quot;;IF([.P117]=&quot;&quot;;IF([.O117]=&quot;&quot;;&quot;&quot;;[.O117]);[.P117]);[.Q117])=&quot;PE&quot;;IF([.T117]=&quot;&quot;;IF([.S117]=&quot;&quot;;IF([.R117]=&quot;&quot;;&quot;&quot;;[.R117]);[.S117]);[.T117])=&quot;PE&quot;)=1;&quot;PE&quot;;IF(AND(IF([.K117]=&quot;&quot;;IF([.J117]=&quot;&quot;;IF([.I117]=&quot;&quot;;&quot;&quot;;[.I117]);[.J117]);[.K117])=&quot;&quot;;IF([.N117]=&quot;&quot;;IF([.M117]=&quot;&quot;;IF([.L117]=&quot;&quot;;&quot;&quot;;[.L117]);[.M117]);[.N117])=&quot;&quot;;IF([.Q117]=&quot;&quot;;IF([.P117]=&quot;&quot;;IF([.O117]=&quot;&quot;;&quot;&quot;;[.O117]);[.P117]);[.Q117])=&quot;&quot;;IF([.T117]=&quot;&quot;;IF([.S117]=&quot;&quot;;IF([.R117]=&quot;&quot;;&quot;&quot;;[.R117]);[.S117]);[.T117])=&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118]=&quot;&quot;;[.H118]=&quot;&quot;);&quot;&quot;;[.$H$3]&amp;&quot;_&quot;&amp;ROW()-11-COUNTBLANK([.$H$12:.H118]))" office:value-type="string" office:string-value="THEMMOI_BN_90">
            <text:p>THEMMOI_BN_90</text:p>
          </table:table-cell>
          <table:table-cell table:style-name="ce17" office:value-type="string">
            <text:p>Kiểm tra thực hiện thành công khi dữ liệu là chữ tiếng Việt có dấu</text:p>
          </table:table-cell>
          <table:table-cell table:style-name="ce27" office:value-type="string">
            <text:p>M2H</text:p>
          </table:table-cell>
          <table:table-cell table:style-name="ce27" table:number-columns-repeated="3"/>
          <table:table-cell table:style-name="ce17" office:value-type="string">
            <text:p>1. Nhập dữ liệu là chữ tiếng việt có dấu</text:p>
            <text:p>2. Các thông tin khác được nhập hợp lệ</text:p>
            <text:p/>
          </table:table-cell>
          <table:table-cell table:style-name="ce17" office:value-type="string">
            <text:p>1. Thực hiện thành công</text:p>
            <text:p>2. Dữ liệu của trường dữ liệu được view lên bình thường, không bị lỗi font</text:p>
            <text:p/>
          </table:table-cell>
          <table:table-cell table:style-name="ce193" office:value-type="string">
            <text:p>P</text:p>
          </table:table-cell>
          <table:table-cell table:number-columns-repeated="11" table:style-name="ce193"/>
          <table:table-cell table:style-name="ce199" table:formula="of:=IF(OR(IF([.K118]=&quot;&quot;;IF([.J118]=&quot;&quot;;IF([.I118]=&quot;&quot;;&quot;&quot;;[.I118]);[.J118]);[.K118])=&quot;F&quot;;IF([.N118]=&quot;&quot;;IF([.M118]=&quot;&quot;;IF([.L118]=&quot;&quot;;&quot;&quot;;[.L118]);[.M118]);[.N118])=&quot;F&quot;;IF([.Q118]=&quot;&quot;;IF([.P118]=&quot;&quot;;IF([.O118]=&quot;&quot;;&quot;&quot;;[.O118]);[.P118]);[.Q118])=&quot;F&quot;;IF([.T118]=&quot;&quot;;IF([.S118]=&quot;&quot;;IF([.R118]=&quot;&quot;;&quot;&quot;;[.R118]);[.S118]);[.T118])=&quot;F&quot;)=1;&quot;F&quot;;IF(OR(IF([.K118]=&quot;&quot;;IF([.J118]=&quot;&quot;;IF([.I118]=&quot;&quot;;&quot;&quot;;[.I118]);[.J118]);[.K118])=&quot;PE&quot;;IF([.N118]=&quot;&quot;;IF([.M118]=&quot;&quot;;IF([.L118]=&quot;&quot;;&quot;&quot;;[.L118]);[.M118]);[.N118])=&quot;PE&quot;;IF([.Q118]=&quot;&quot;;IF([.P118]=&quot;&quot;;IF([.O118]=&quot;&quot;;&quot;&quot;;[.O118]);[.P118]);[.Q118])=&quot;PE&quot;;IF([.T118]=&quot;&quot;;IF([.S118]=&quot;&quot;;IF([.R118]=&quot;&quot;;&quot;&quot;;[.R118]);[.S118]);[.T118])=&quot;PE&quot;)=1;&quot;PE&quot;;IF(AND(IF([.K118]=&quot;&quot;;IF([.J118]=&quot;&quot;;IF([.I118]=&quot;&quot;;&quot;&quot;;[.I118]);[.J118]);[.K118])=&quot;&quot;;IF([.N118]=&quot;&quot;;IF([.M118]=&quot;&quot;;IF([.L118]=&quot;&quot;;&quot;&quot;;[.L118]);[.M118]);[.N118])=&quot;&quot;;IF([.Q118]=&quot;&quot;;IF([.P118]=&quot;&quot;;IF([.O118]=&quot;&quot;;&quot;&quot;;[.O118]);[.P118]);[.Q118])=&quot;&quot;;IF([.T118]=&quot;&quot;;IF([.S118]=&quot;&quot;;IF([.R118]=&quot;&quot;;&quot;&quot;;[.R118]);[.S118]);[.T118])=&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2">
          <table:table-cell table:style-name="ce177" table:formula="of:=IF(AND([.H119]=&quot;&quot;;[.H119]=&quot;&quot;);&quot;&quot;;[.$H$3]&amp;&quot;_&quot;&amp;ROW()-11-COUNTBLANK([.$H$12:.H119]))">
            <text:p/>
          </table:table-cell>
          <table:table-cell table:style-name="ce58" office:value-type="string" table:number-columns-spanned="6" table:number-rows-spanned="1">
            <text:p>Kiểm tra combo - box "Tỉnh/Thành phố tạm trú"</text:p>
          </table:table-cell>
          <table:covered-table-cell table:number-columns-repeated="4" table:style-name="ce21"/>
          <table:covered-table-cell table:style-name="ce43"/>
          <table:table-cell table:style-name="ce51"/>
          <table:table-cell table:style-name="ce191" table:number-columns-repeated="12"/>
          <table:table-cell table:style-name="ce200"/>
          <table:table-cell table:style-name="ce51"/>
          <table:table-cell table:style-name="ce154" table:number-columns-repeated="11"/>
          <table:table-cell table:number-columns-repeated="991"/>
        </table:table-row>
        <table:table-row table:style-name="ro8">
          <table:table-cell table:style-name="ce177" table:formula="of:=IF(AND([.H120]=&quot;&quot;;[.H120]=&quot;&quot;);&quot;&quot;;[.$H$3]&amp;&quot;_&quot;&amp;ROW()-11-COUNTBLANK([.$H$12:.H120]))" office:value-type="string" office:string-value="THEMMOI_BN_91">
            <text:p>THEMMOI_BN_91</text:p>
          </table:table-cell>
          <table:table-cell table:style-name="ce62" office:value-type="string">
            <text:p>ID</text:p>
          </table:table-cell>
          <table:table-cell table:style-name="ce79" office:value-type="string">
            <text:p>MID</text:p>
          </table:table-cell>
          <table:table-cell table:style-name="ce79" table:number-columns-repeated="3"/>
          <table:table-cell table:style-name="ce50" office:value-type="string">
            <text:p>Click Nút "Lấy theo địa chỉ Thường trú"</text:p>
          </table:table-cell>
          <table:table-cell table:style-name="ce50" office:value-type="string">
            <text:p>Hệ thống tự động lấy tương ứng Địa chỉ tạm trú (Tất cả các trường thông tin tạm trú) theo thông tin thường trú người dùng đã chọn trước đó</text:p>
          </table:table-cell>
          <table:table-cell table:style-name="ce192" table:content-validation-name="val3" office:value-type="string">
            <text:p>P</text:p>
          </table:table-cell>
          <table:table-cell table:style-name="ce192" table:content-validation-name="val3" table:number-columns-repeated="11"/>
          <table:table-cell table:style-name="ce201"/>
          <table:table-cell table:style-name="ce149"/>
          <table:table-cell table:style-name="ce156" table:number-columns-repeated="11"/>
          <table:table-cell table:number-columns-repeated="991"/>
        </table:table-row>
        <table:table-row table:style-name="ro6">
          <table:table-cell table:style-name="ce177" table:formula="of:=IF(AND([.H121]=&quot;&quot;;[.H121]=&quot;&quot;);&quot;&quot;;[.$H$3]&amp;&quot;_&quot;&amp;ROW()-11-COUNTBLANK([.$H$12:.H121]))" office:value-type="string" office:string-value="THEMMOI_BN_92">
            <text:p>THEMMOI_BN_92</text:p>
          </table:table-cell>
          <table:table-cell table:style-name="ce62" office:value-type="string">
            <text:p>ID</text:p>
          </table:table-cell>
          <table:table-cell table:style-name="ce79" office:value-type="string">
            <text:p>MID</text:p>
          </table:table-cell>
          <table:table-cell table:style-name="ce79" table:number-columns-repeated="3"/>
          <table:table-cell table:style-name="ce50" office:value-type="string">
            <text:p>1. Kiểm tra giá trị của trường này</text:p>
          </table:table-cell>
          <table:table-cell table:style-name="ce50" office:value-type="string">
            <text:p>Gía trị mặc định là "--Vui lòng chọn---"</text:p>
            <text:p>Các giá trị tiếp theo được lấy từ danh mục Tỉnh/Thành phố</text:p>
          </table:table-cell>
          <table:table-cell table:style-name="ce192" table:content-validation-name="val3" office:value-type="string">
            <text:p>PE</text:p>
          </table:table-cell>
          <table:table-cell table:number-columns-repeated="11" table:style-name="ce192" table:content-validation-name="val3"/>
          <table:table-cell table:style-name="ce201" table:formula="of:=IF(OR(IF([.K121]=&quot;&quot;;IF([.J121]=&quot;&quot;;IF([.I121]=&quot;&quot;;&quot;&quot;;[.I121]);[.J121]);[.K121])=&quot;F&quot;;IF([.N121]=&quot;&quot;;IF([.M121]=&quot;&quot;;IF([.L121]=&quot;&quot;;&quot;&quot;;[.L121]);[.M121]);[.N121])=&quot;F&quot;;IF([.Q121]=&quot;&quot;;IF([.P121]=&quot;&quot;;IF([.O121]=&quot;&quot;;&quot;&quot;;[.O121]);[.P121]);[.Q121])=&quot;F&quot;;IF([.T121]=&quot;&quot;;IF([.S121]=&quot;&quot;;IF([.R121]=&quot;&quot;;&quot;&quot;;[.R121]);[.S121]);[.T121])=&quot;F&quot;)=1;&quot;F&quot;;IF(OR(IF([.K121]=&quot;&quot;;IF([.J121]=&quot;&quot;;IF([.I121]=&quot;&quot;;&quot;&quot;;[.I121]);[.J121]);[.K121])=&quot;PE&quot;;IF([.N121]=&quot;&quot;;IF([.M121]=&quot;&quot;;IF([.L121]=&quot;&quot;;&quot;&quot;;[.L121]);[.M121]);[.N121])=&quot;PE&quot;;IF([.Q121]=&quot;&quot;;IF([.P121]=&quot;&quot;;IF([.O121]=&quot;&quot;;&quot;&quot;;[.O121]);[.P121]);[.Q121])=&quot;PE&quot;;IF([.T121]=&quot;&quot;;IF([.S121]=&quot;&quot;;IF([.R121]=&quot;&quot;;&quot;&quot;;[.R121]);[.S121]);[.T121])=&quot;PE&quot;)=1;&quot;PE&quot;;IF(AND(IF([.K121]=&quot;&quot;;IF([.J121]=&quot;&quot;;IF([.I121]=&quot;&quot;;&quot;&quot;;[.I121]);[.J121]);[.K121])=&quot;&quot;;IF([.N121]=&quot;&quot;;IF([.M121]=&quot;&quot;;IF([.L121]=&quot;&quot;;&quot;&quot;;[.L121]);[.M121]);[.N121])=&quot;&quot;;IF([.Q121]=&quot;&quot;;IF([.P121]=&quot;&quot;;IF([.O121]=&quot;&quot;;&quot;&quot;;[.O121]);[.P121]);[.Q121])=&quot;&quot;;IF([.T121]=&quot;&quot;;IF([.S121]=&quot;&quot;;IF([.R121]=&quot;&quot;;&quot;&quot;;[.R121]);[.S121]);[.T121])=&quot;&quot;)=1;&quot;&quot;;&quot;P&quot;)))" office:value-type="string" office:string-value="PE">
            <text:p>PE</text:p>
          </table:table-cell>
          <table:table-cell table:style-name="ce149"/>
          <table:table-cell table:style-name="ce156" office:value-type="string">
            <text:p>Tạm thời chưa xây dựng danh mục này</text:p>
          </table:table-cell>
          <table:table-cell table:style-name="ce156" table:number-columns-repeated="10"/>
          <table:table-cell table:number-columns-repeated="991"/>
        </table:table-row>
        <table:table-row table:style-name="ro6">
          <table:table-cell table:style-name="ce177" table:formula="of:=IF(AND([.H122]=&quot;&quot;;[.H122]=&quot;&quot;);&quot;&quot;;[.$H$3]&amp;&quot;_&quot;&amp;ROW()-11-COUNTBLANK([.$H$12:.H122]))" office:value-type="string" office:string-value="THEMMOI_BN_93">
            <text:p>THEMMOI_BN_93</text:p>
          </table:table-cell>
          <table:table-cell table:style-name="ce62" office:value-type="string">
            <text:p>Kiểm tra số lượng và sắp xếp các giá trị trong combo</text:p>
          </table:table-cell>
          <table:table-cell table:style-name="ce79" office:value-type="string">
            <text:p>MID</text:p>
          </table:table-cell>
          <table:table-cell table:style-name="ce79" table:number-columns-repeated="3"/>
          <table:table-cell table:style-name="ce50" office:value-type="string">
            <text:p>1. Kiểm tra giá trị của trường này</text:p>
          </table:table-cell>
          <table:table-cell table:style-name="ce50" office:value-type="string">
            <text:p>Giá trị trong combo được sắp xếp theo thứ tự alphabet </text:p>
          </table:table-cell>
          <table:table-cell table:style-name="ce192" table:content-validation-name="val3" office:value-type="string">
            <text:p>PE</text:p>
          </table:table-cell>
          <table:table-cell table:number-columns-repeated="11" table:style-name="ce192" table:content-validation-name="val3"/>
          <table:table-cell table:style-name="ce201" table:formula="of:=IF(OR(IF([.K122]=&quot;&quot;;IF([.J122]=&quot;&quot;;IF([.I122]=&quot;&quot;;&quot;&quot;;[.I122]);[.J122]);[.K122])=&quot;F&quot;;IF([.N122]=&quot;&quot;;IF([.M122]=&quot;&quot;;IF([.L122]=&quot;&quot;;&quot;&quot;;[.L122]);[.M122]);[.N122])=&quot;F&quot;;IF([.Q122]=&quot;&quot;;IF([.P122]=&quot;&quot;;IF([.O122]=&quot;&quot;;&quot;&quot;;[.O122]);[.P122]);[.Q122])=&quot;F&quot;;IF([.T122]=&quot;&quot;;IF([.S122]=&quot;&quot;;IF([.R122]=&quot;&quot;;&quot;&quot;;[.R122]);[.S122]);[.T122])=&quot;F&quot;)=1;&quot;F&quot;;IF(OR(IF([.K122]=&quot;&quot;;IF([.J122]=&quot;&quot;;IF([.I122]=&quot;&quot;;&quot;&quot;;[.I122]);[.J122]);[.K122])=&quot;PE&quot;;IF([.N122]=&quot;&quot;;IF([.M122]=&quot;&quot;;IF([.L122]=&quot;&quot;;&quot;&quot;;[.L122]);[.M122]);[.N122])=&quot;PE&quot;;IF([.Q122]=&quot;&quot;;IF([.P122]=&quot;&quot;;IF([.O122]=&quot;&quot;;&quot;&quot;;[.O122]);[.P122]);[.Q122])=&quot;PE&quot;;IF([.T122]=&quot;&quot;;IF([.S122]=&quot;&quot;;IF([.R122]=&quot;&quot;;&quot;&quot;;[.R122]);[.S122]);[.T122])=&quot;PE&quot;)=1;&quot;PE&quot;;IF(AND(IF([.K122]=&quot;&quot;;IF([.J122]=&quot;&quot;;IF([.I122]=&quot;&quot;;&quot;&quot;;[.I122]);[.J122]);[.K122])=&quot;&quot;;IF([.N122]=&quot;&quot;;IF([.M122]=&quot;&quot;;IF([.L122]=&quot;&quot;;&quot;&quot;;[.L122]);[.M122]);[.N122])=&quot;&quot;;IF([.Q122]=&quot;&quot;;IF([.P122]=&quot;&quot;;IF([.O122]=&quot;&quot;;&quot;&quot;;[.O122]);[.P122]);[.Q122])=&quot;&quot;;IF([.T122]=&quot;&quot;;IF([.S122]=&quot;&quot;;IF([.R122]=&quot;&quot;;&quot;&quot;;[.R122]);[.S122]);[.T122])=&quot;&quot;)=1;&quot;&quot;;&quot;P&quot;)))" office:value-type="string" office:string-value="PE">
            <text:p>PE</text:p>
          </table:table-cell>
          <table:table-cell table:style-name="ce149"/>
          <table:table-cell table:style-name="ce156" table:number-columns-repeated="11"/>
          <table:table-cell table:number-columns-repeated="991"/>
        </table:table-row>
        <table:table-row table:style-name="ro6">
          <table:table-cell table:style-name="ce177" table:formula="of:=IF(AND([.H123]=&quot;&quot;;[.H123]=&quot;&quot;);&quot;&quot;;[.$H$3]&amp;&quot;_&quot;&amp;ROW()-11-COUNTBLANK([.$H$12:.H123]))" office:value-type="string" office:string-value="THEMMOI_BN_94">
            <text:p>THEMMOI_BN_94</text:p>
          </table:table-cell>
          <table:table-cell table:style-name="ce62" office:value-type="string">
            <text:p>Kiểm tra căn lề</text:p>
          </table:table-cell>
          <table:table-cell table:style-name="ce79" office:value-type="string">
            <text:p>MID</text:p>
          </table:table-cell>
          <table:table-cell table:style-name="ce79" table:number-columns-repeated="3"/>
          <table:table-cell table:style-name="ce50" office:value-type="string">
            <text:p>1. Kích vào combo box để kiểm tra căn lề của các giá trị trong combo </text:p>
          </table:table-cell>
          <table:table-cell table:style-name="ce50" office:value-type="string">
            <text:p>Các giá trị trong combo box được căn lề trái.</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23]=&quot;&quot;;IF([.J123]=&quot;&quot;;IF([.I123]=&quot;&quot;;&quot;&quot;;[.I123]);[.J123]);[.K123])=&quot;F&quot;;IF([.N123]=&quot;&quot;;IF([.M123]=&quot;&quot;;IF([.L123]=&quot;&quot;;&quot;&quot;;[.L123]);[.M123]);[.N123])=&quot;F&quot;;IF([.Q123]=&quot;&quot;;IF([.P123]=&quot;&quot;;IF([.O123]=&quot;&quot;;&quot;&quot;;[.O123]);[.P123]);[.Q123])=&quot;F&quot;;IF([.T123]=&quot;&quot;;IF([.S123]=&quot;&quot;;IF([.R123]=&quot;&quot;;&quot;&quot;;[.R123]);[.S123]);[.T123])=&quot;F&quot;)=1;&quot;F&quot;;IF(OR(IF([.K123]=&quot;&quot;;IF([.J123]=&quot;&quot;;IF([.I123]=&quot;&quot;;&quot;&quot;;[.I123]);[.J123]);[.K123])=&quot;PE&quot;;IF([.N123]=&quot;&quot;;IF([.M123]=&quot;&quot;;IF([.L123]=&quot;&quot;;&quot;&quot;;[.L123]);[.M123]);[.N123])=&quot;PE&quot;;IF([.Q123]=&quot;&quot;;IF([.P123]=&quot;&quot;;IF([.O123]=&quot;&quot;;&quot;&quot;;[.O123]);[.P123]);[.Q123])=&quot;PE&quot;;IF([.T123]=&quot;&quot;;IF([.S123]=&quot;&quot;;IF([.R123]=&quot;&quot;;&quot;&quot;;[.R123]);[.S123]);[.T123])=&quot;PE&quot;)=1;&quot;PE&quot;;IF(AND(IF([.K123]=&quot;&quot;;IF([.J123]=&quot;&quot;;IF([.I123]=&quot;&quot;;&quot;&quot;;[.I123]);[.J123]);[.K123])=&quot;&quot;;IF([.N123]=&quot;&quot;;IF([.M123]=&quot;&quot;;IF([.L123]=&quot;&quot;;&quot;&quot;;[.L123]);[.M123]);[.N123])=&quot;&quot;;IF([.Q123]=&quot;&quot;;IF([.P123]=&quot;&quot;;IF([.O123]=&quot;&quot;;&quot;&quot;;[.O123]);[.P123]);[.Q123])=&quot;&quot;;IF([.T123]=&quot;&quot;;IF([.S123]=&quot;&quot;;IF([.R123]=&quot;&quot;;&quot;&quot;;[.R123]);[.S123]);[.T123])=&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8">
          <table:table-cell table:style-name="ce177" table:formula="of:=IF(AND([.H124]=&quot;&quot;;[.H124]=&quot;&quot;);&quot;&quot;;[.$H$3]&amp;&quot;_&quot;&amp;ROW()-11-COUNTBLANK([.$H$12:.H124]))" office:value-type="string" office:string-value="THEMMOI_BN_95">
            <text:p>THEMMOI_BN_95</text:p>
          </table:table-cell>
          <table:table-cell table:style-name="ce62" office:value-type="string">
            <text:p>Kiểm tra thông tin bắt buộc</text:p>
          </table:table-cell>
          <table:table-cell table:style-name="ce79" office:value-type="string">
            <text:p>MID</text:p>
          </table:table-cell>
          <table:table-cell table:style-name="ce79" table:number-columns-repeated="3"/>
          <table:table-cell table:style-name="ce50" office:value-type="string">
            <text:p>1. Không chọn Tỉnh/Thành phố tạm trú</text:p>
            <text:p>2. Các thông tin khác nhập đầy đủ</text:p>
            <text:p>3. Lưu</text:p>
          </table:table-cell>
          <table:table-cell table:style-name="ce50" office:value-type="string">
            <text:p>Hệ thống hiển thị thông báo lỗi yêu cầu bắt buộc chọn Tỉnh/Thành phố tạm trú</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24]=&quot;&quot;;IF([.J124]=&quot;&quot;;IF([.I124]=&quot;&quot;;&quot;&quot;;[.I124]);[.J124]);[.K124])=&quot;F&quot;;IF([.N124]=&quot;&quot;;IF([.M124]=&quot;&quot;;IF([.L124]=&quot;&quot;;&quot;&quot;;[.L124]);[.M124]);[.N124])=&quot;F&quot;;IF([.Q124]=&quot;&quot;;IF([.P124]=&quot;&quot;;IF([.O124]=&quot;&quot;;&quot;&quot;;[.O124]);[.P124]);[.Q124])=&quot;F&quot;;IF([.T124]=&quot;&quot;;IF([.S124]=&quot;&quot;;IF([.R124]=&quot;&quot;;&quot;&quot;;[.R124]);[.S124]);[.T124])=&quot;F&quot;)=1;&quot;F&quot;;IF(OR(IF([.K124]=&quot;&quot;;IF([.J124]=&quot;&quot;;IF([.I124]=&quot;&quot;;&quot;&quot;;[.I124]);[.J124]);[.K124])=&quot;PE&quot;;IF([.N124]=&quot;&quot;;IF([.M124]=&quot;&quot;;IF([.L124]=&quot;&quot;;&quot;&quot;;[.L124]);[.M124]);[.N124])=&quot;PE&quot;;IF([.Q124]=&quot;&quot;;IF([.P124]=&quot;&quot;;IF([.O124]=&quot;&quot;;&quot;&quot;;[.O124]);[.P124]);[.Q124])=&quot;PE&quot;;IF([.T124]=&quot;&quot;;IF([.S124]=&quot;&quot;;IF([.R124]=&quot;&quot;;&quot;&quot;;[.R124]);[.S124]);[.T124])=&quot;PE&quot;)=1;&quot;PE&quot;;IF(AND(IF([.K124]=&quot;&quot;;IF([.J124]=&quot;&quot;;IF([.I124]=&quot;&quot;;&quot;&quot;;[.I124]);[.J124]);[.K124])=&quot;&quot;;IF([.N124]=&quot;&quot;;IF([.M124]=&quot;&quot;;IF([.L124]=&quot;&quot;;&quot;&quot;;[.L124]);[.M124]);[.N124])=&quot;&quot;;IF([.Q124]=&quot;&quot;;IF([.P124]=&quot;&quot;;IF([.O124]=&quot;&quot;;&quot;&quot;;[.O124]);[.P124]);[.Q124])=&quot;&quot;;IF([.T124]=&quot;&quot;;IF([.S124]=&quot;&quot;;IF([.R124]=&quot;&quot;;&quot;&quot;;[.R124]);[.S124]);[.T124])=&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8">
          <table:table-cell table:style-name="ce177" table:formula="of:=IF(AND([.H125]=&quot;&quot;;[.H125]=&quot;&quot;);&quot;&quot;;[.$H$3]&amp;&quot;_&quot;&amp;ROW()-11-COUNTBLANK([.$H$12:.H125]))" office:value-type="string" office:string-value="THEMMOI_BN_96">
            <text:p>THEMMOI_BN_96</text:p>
          </table:table-cell>
          <table:table-cell table:style-name="ce62" office:value-type="string">
            <text:p>Kiểm tra chức năng tìm kiếm trên combo-box</text:p>
          </table:table-cell>
          <table:table-cell table:style-name="ce79" office:value-type="string">
            <text:p>MID</text:p>
          </table:table-cell>
          <table:table-cell table:style-name="ce79" table:number-columns-repeated="3"/>
          <table:table-cell table:style-name="ce50" office:value-type="string">
            <text:p>1. Click vào combo "Tỉnh/Thành phố tạm trú"</text:p>
            <text:p>2. Gõ thông tin tìm kiếm</text:p>
          </table:table-cell>
          <table:table-cell table:style-name="ce50" office:value-type="string">
            <text:p>Tìm kiếm các giá trị trong list phù hợp với tiêu chí tìm kiếm, focus vào giá trị đầu tiên tìm thấy. Nhấn enter sẽ chọn giá trị được focus</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25]=&quot;&quot;;IF([.J125]=&quot;&quot;;IF([.I125]=&quot;&quot;;&quot;&quot;;[.I125]);[.J125]);[.K125])=&quot;F&quot;;IF([.N125]=&quot;&quot;;IF([.M125]=&quot;&quot;;IF([.L125]=&quot;&quot;;&quot;&quot;;[.L125]);[.M125]);[.N125])=&quot;F&quot;;IF([.Q125]=&quot;&quot;;IF([.P125]=&quot;&quot;;IF([.O125]=&quot;&quot;;&quot;&quot;;[.O125]);[.P125]);[.Q125])=&quot;F&quot;;IF([.T125]=&quot;&quot;;IF([.S125]=&quot;&quot;;IF([.R125]=&quot;&quot;;&quot;&quot;;[.R125]);[.S125]);[.T125])=&quot;F&quot;)=1;&quot;F&quot;;IF(OR(IF([.K125]=&quot;&quot;;IF([.J125]=&quot;&quot;;IF([.I125]=&quot;&quot;;&quot;&quot;;[.I125]);[.J125]);[.K125])=&quot;PE&quot;;IF([.N125]=&quot;&quot;;IF([.M125]=&quot;&quot;;IF([.L125]=&quot;&quot;;&quot;&quot;;[.L125]);[.M125]);[.N125])=&quot;PE&quot;;IF([.Q125]=&quot;&quot;;IF([.P125]=&quot;&quot;;IF([.O125]=&quot;&quot;;&quot;&quot;;[.O125]);[.P125]);[.Q125])=&quot;PE&quot;;IF([.T125]=&quot;&quot;;IF([.S125]=&quot;&quot;;IF([.R125]=&quot;&quot;;&quot;&quot;;[.R125]);[.S125]);[.T125])=&quot;PE&quot;)=1;&quot;PE&quot;;IF(AND(IF([.K125]=&quot;&quot;;IF([.J125]=&quot;&quot;;IF([.I125]=&quot;&quot;;&quot;&quot;;[.I125]);[.J125]);[.K125])=&quot;&quot;;IF([.N125]=&quot;&quot;;IF([.M125]=&quot;&quot;;IF([.L125]=&quot;&quot;;&quot;&quot;;[.L125]);[.M125]);[.N125])=&quot;&quot;;IF([.Q125]=&quot;&quot;;IF([.P125]=&quot;&quot;;IF([.O125]=&quot;&quot;;&quot;&quot;;[.O125]);[.P125]);[.Q125])=&quot;&quot;;IF([.T125]=&quot;&quot;;IF([.S125]=&quot;&quot;;IF([.R125]=&quot;&quot;;&quot;&quot;;[.R125]);[.S125]);[.T125])=&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2">
          <table:table-cell table:style-name="ce177" table:formula="of:=IF(AND([.H126]=&quot;&quot;;[.H126]=&quot;&quot;);&quot;&quot;;[.$H$3]&amp;&quot;_&quot;&amp;ROW()-11-COUNTBLANK([.$H$12:.H126]))">
            <text:p/>
          </table:table-cell>
          <table:table-cell table:style-name="ce58" office:value-type="string" table:number-columns-spanned="6" table:number-rows-spanned="1">
            <text:p>Kiểm tra combo - box "Huyện/Quận tạm trú"</text:p>
          </table:table-cell>
          <table:covered-table-cell table:number-columns-repeated="4" table:style-name="ce21"/>
          <table:covered-table-cell table:style-name="ce43"/>
          <table:table-cell table:style-name="ce51"/>
          <table:table-cell table:style-name="ce191" table:number-columns-repeated="12"/>
          <table:table-cell table:style-name="ce200"/>
          <table:table-cell table:style-name="ce51"/>
          <table:table-cell table:style-name="ce154" table:number-columns-repeated="11"/>
          <table:table-cell table:number-columns-repeated="991"/>
        </table:table-row>
        <table:table-row table:style-name="ro8">
          <table:table-cell table:style-name="ce177" table:formula="of:=IF(AND([.H127]=&quot;&quot;;[.H127]=&quot;&quot;);&quot;&quot;;[.$H$3]&amp;&quot;_&quot;&amp;ROW()-11-COUNTBLANK([.$H$12:.H127]))" office:value-type="string" office:string-value="THEMMOI_BN_97">
            <text:p>THEMMOI_BN_97</text:p>
          </table:table-cell>
          <table:table-cell table:style-name="ce62" office:value-type="string">
            <text:p>Kiểm tra giá trị mặc định</text:p>
          </table:table-cell>
          <table:table-cell table:style-name="ce79" office:value-type="string">
            <text:p>NHN</text:p>
          </table:table-cell>
          <table:table-cell table:style-name="ce79" table:number-columns-repeated="3"/>
          <table:table-cell table:style-name="ce50" office:value-type="string">
            <text:p>1. Kiểm tra giá trị của trường này</text:p>
          </table:table-cell>
          <table:table-cell table:style-name="ce50" office:value-type="string">
            <text:p>Gía trị mặc định là "--Vui lòng chọn---"</text:p>
            <text:p>Các giá trị tiếp theo được lấy từ danh mục Quận/Huyện, là các Quận/Huyện thuộc tỉnh đã chọn</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27]=&quot;&quot;;IF([.J127]=&quot;&quot;;IF([.I127]=&quot;&quot;;&quot;&quot;;[.I127]);[.J127]);[.K127])=&quot;F&quot;;IF([.N127]=&quot;&quot;;IF([.M127]=&quot;&quot;;IF([.L127]=&quot;&quot;;&quot;&quot;;[.L127]);[.M127]);[.N127])=&quot;F&quot;;IF([.Q127]=&quot;&quot;;IF([.P127]=&quot;&quot;;IF([.O127]=&quot;&quot;;&quot;&quot;;[.O127]);[.P127]);[.Q127])=&quot;F&quot;;IF([.T127]=&quot;&quot;;IF([.S127]=&quot;&quot;;IF([.R127]=&quot;&quot;;&quot;&quot;;[.R127]);[.S127]);[.T127])=&quot;F&quot;)=1;&quot;F&quot;;IF(OR(IF([.K127]=&quot;&quot;;IF([.J127]=&quot;&quot;;IF([.I127]=&quot;&quot;;&quot;&quot;;[.I127]);[.J127]);[.K127])=&quot;PE&quot;;IF([.N127]=&quot;&quot;;IF([.M127]=&quot;&quot;;IF([.L127]=&quot;&quot;;&quot;&quot;;[.L127]);[.M127]);[.N127])=&quot;PE&quot;;IF([.Q127]=&quot;&quot;;IF([.P127]=&quot;&quot;;IF([.O127]=&quot;&quot;;&quot;&quot;;[.O127]);[.P127]);[.Q127])=&quot;PE&quot;;IF([.T127]=&quot;&quot;;IF([.S127]=&quot;&quot;;IF([.R127]=&quot;&quot;;&quot;&quot;;[.R127]);[.S127]);[.T127])=&quot;PE&quot;)=1;&quot;PE&quot;;IF(AND(IF([.K127]=&quot;&quot;;IF([.J127]=&quot;&quot;;IF([.I127]=&quot;&quot;;&quot;&quot;;[.I127]);[.J127]);[.K127])=&quot;&quot;;IF([.N127]=&quot;&quot;;IF([.M127]=&quot;&quot;;IF([.L127]=&quot;&quot;;&quot;&quot;;[.L127]);[.M127]);[.N127])=&quot;&quot;;IF([.Q127]=&quot;&quot;;IF([.P127]=&quot;&quot;;IF([.O127]=&quot;&quot;;&quot;&quot;;[.O127]);[.P127]);[.Q127])=&quot;&quot;;IF([.T127]=&quot;&quot;;IF([.S127]=&quot;&quot;;IF([.R127]=&quot;&quot;;&quot;&quot;;[.R127]);[.S127]);[.T127])=&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6">
          <table:table-cell table:style-name="ce177" table:formula="of:=IF(AND([.H128]=&quot;&quot;;[.H128]=&quot;&quot;);&quot;&quot;;[.$H$3]&amp;&quot;_&quot;&amp;ROW()-11-COUNTBLANK([.$H$12:.H128]))" office:value-type="string" office:string-value="THEMMOI_BN_98">
            <text:p>THEMMOI_BN_98</text:p>
          </table:table-cell>
          <table:table-cell table:style-name="ce62" office:value-type="string">
            <text:p>Kiểm tra số lượng và sắp xếp các giá trị trong combo</text:p>
          </table:table-cell>
          <table:table-cell table:style-name="ce79" office:value-type="string">
            <text:p>NHN</text:p>
          </table:table-cell>
          <table:table-cell table:style-name="ce79" table:number-columns-repeated="3"/>
          <table:table-cell table:style-name="ce50" office:value-type="string">
            <text:p>1. Kiểm tra giá trị của trường này</text:p>
          </table:table-cell>
          <table:table-cell table:style-name="ce50" office:value-type="string">
            <text:p>Giá trị trong combo được sắp xếp theo thứ tự alphabet </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28]=&quot;&quot;;IF([.J128]=&quot;&quot;;IF([.I128]=&quot;&quot;;&quot;&quot;;[.I128]);[.J128]);[.K128])=&quot;F&quot;;IF([.N128]=&quot;&quot;;IF([.M128]=&quot;&quot;;IF([.L128]=&quot;&quot;;&quot;&quot;;[.L128]);[.M128]);[.N128])=&quot;F&quot;;IF([.Q128]=&quot;&quot;;IF([.P128]=&quot;&quot;;IF([.O128]=&quot;&quot;;&quot;&quot;;[.O128]);[.P128]);[.Q128])=&quot;F&quot;;IF([.T128]=&quot;&quot;;IF([.S128]=&quot;&quot;;IF([.R128]=&quot;&quot;;&quot;&quot;;[.R128]);[.S128]);[.T128])=&quot;F&quot;)=1;&quot;F&quot;;IF(OR(IF([.K128]=&quot;&quot;;IF([.J128]=&quot;&quot;;IF([.I128]=&quot;&quot;;&quot;&quot;;[.I128]);[.J128]);[.K128])=&quot;PE&quot;;IF([.N128]=&quot;&quot;;IF([.M128]=&quot;&quot;;IF([.L128]=&quot;&quot;;&quot;&quot;;[.L128]);[.M128]);[.N128])=&quot;PE&quot;;IF([.Q128]=&quot;&quot;;IF([.P128]=&quot;&quot;;IF([.O128]=&quot;&quot;;&quot;&quot;;[.O128]);[.P128]);[.Q128])=&quot;PE&quot;;IF([.T128]=&quot;&quot;;IF([.S128]=&quot;&quot;;IF([.R128]=&quot;&quot;;&quot;&quot;;[.R128]);[.S128]);[.T128])=&quot;PE&quot;)=1;&quot;PE&quot;;IF(AND(IF([.K128]=&quot;&quot;;IF([.J128]=&quot;&quot;;IF([.I128]=&quot;&quot;;&quot;&quot;;[.I128]);[.J128]);[.K128])=&quot;&quot;;IF([.N128]=&quot;&quot;;IF([.M128]=&quot;&quot;;IF([.L128]=&quot;&quot;;&quot;&quot;;[.L128]);[.M128]);[.N128])=&quot;&quot;;IF([.Q128]=&quot;&quot;;IF([.P128]=&quot;&quot;;IF([.O128]=&quot;&quot;;&quot;&quot;;[.O128]);[.P128]);[.Q128])=&quot;&quot;;IF([.T128]=&quot;&quot;;IF([.S128]=&quot;&quot;;IF([.R128]=&quot;&quot;;&quot;&quot;;[.R128]);[.S128]);[.T128])=&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6">
          <table:table-cell table:style-name="ce177" table:formula="of:=IF(AND([.H129]=&quot;&quot;;[.H129]=&quot;&quot;);&quot;&quot;;[.$H$3]&amp;&quot;_&quot;&amp;ROW()-11-COUNTBLANK([.$H$12:.H129]))" office:value-type="string" office:string-value="THEMMOI_BN_99">
            <text:p>THEMMOI_BN_99</text:p>
          </table:table-cell>
          <table:table-cell table:style-name="ce62" office:value-type="string">
            <text:p>Kiểm tra căn lề</text:p>
            <text:p/>
          </table:table-cell>
          <table:table-cell table:style-name="ce79" office:value-type="string">
            <text:p>NHN</text:p>
          </table:table-cell>
          <table:table-cell table:style-name="ce79" table:number-columns-repeated="3"/>
          <table:table-cell table:style-name="ce50" office:value-type="string">
            <text:p>1. Kích vào combo box để kiểm tra căn lề của các giá trị trong combo </text:p>
          </table:table-cell>
          <table:table-cell table:style-name="ce50" office:value-type="string">
            <text:p>Các giá trị trong combo box được căn lề trái.</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29]=&quot;&quot;;IF([.J129]=&quot;&quot;;IF([.I129]=&quot;&quot;;&quot;&quot;;[.I129]);[.J129]);[.K129])=&quot;F&quot;;IF([.N129]=&quot;&quot;;IF([.M129]=&quot;&quot;;IF([.L129]=&quot;&quot;;&quot;&quot;;[.L129]);[.M129]);[.N129])=&quot;F&quot;;IF([.Q129]=&quot;&quot;;IF([.P129]=&quot;&quot;;IF([.O129]=&quot;&quot;;&quot;&quot;;[.O129]);[.P129]);[.Q129])=&quot;F&quot;;IF([.T129]=&quot;&quot;;IF([.S129]=&quot;&quot;;IF([.R129]=&quot;&quot;;&quot;&quot;;[.R129]);[.S129]);[.T129])=&quot;F&quot;)=1;&quot;F&quot;;IF(OR(IF([.K129]=&quot;&quot;;IF([.J129]=&quot;&quot;;IF([.I129]=&quot;&quot;;&quot;&quot;;[.I129]);[.J129]);[.K129])=&quot;PE&quot;;IF([.N129]=&quot;&quot;;IF([.M129]=&quot;&quot;;IF([.L129]=&quot;&quot;;&quot;&quot;;[.L129]);[.M129]);[.N129])=&quot;PE&quot;;IF([.Q129]=&quot;&quot;;IF([.P129]=&quot;&quot;;IF([.O129]=&quot;&quot;;&quot;&quot;;[.O129]);[.P129]);[.Q129])=&quot;PE&quot;;IF([.T129]=&quot;&quot;;IF([.S129]=&quot;&quot;;IF([.R129]=&quot;&quot;;&quot;&quot;;[.R129]);[.S129]);[.T129])=&quot;PE&quot;)=1;&quot;PE&quot;;IF(AND(IF([.K129]=&quot;&quot;;IF([.J129]=&quot;&quot;;IF([.I129]=&quot;&quot;;&quot;&quot;;[.I129]);[.J129]);[.K129])=&quot;&quot;;IF([.N129]=&quot;&quot;;IF([.M129]=&quot;&quot;;IF([.L129]=&quot;&quot;;&quot;&quot;;[.L129]);[.M129]);[.N129])=&quot;&quot;;IF([.Q129]=&quot;&quot;;IF([.P129]=&quot;&quot;;IF([.O129]=&quot;&quot;;&quot;&quot;;[.O129]);[.P129]);[.Q129])=&quot;&quot;;IF([.T129]=&quot;&quot;;IF([.S129]=&quot;&quot;;IF([.R129]=&quot;&quot;;&quot;&quot;;[.R129]);[.S129]);[.T129])=&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8">
          <table:table-cell table:style-name="ce177" table:formula="of:=IF(AND([.H130]=&quot;&quot;;[.H130]=&quot;&quot;);&quot;&quot;;[.$H$3]&amp;&quot;_&quot;&amp;ROW()-11-COUNTBLANK([.$H$12:.H130]))" office:value-type="string" office:string-value="THEMMOI_BN_100">
            <text:p>THEMMOI_BN_100</text:p>
          </table:table-cell>
          <table:table-cell table:style-name="ce62" office:value-type="string">
            <text:p>Kiểm tra thông tin bắt buộc</text:p>
          </table:table-cell>
          <table:table-cell table:style-name="ce79" office:value-type="string">
            <text:p>NHN</text:p>
          </table:table-cell>
          <table:table-cell table:style-name="ce79" table:number-columns-repeated="3"/>
          <table:table-cell table:style-name="ce50" office:value-type="string">
            <text:p>1. Không chọn Hyện/Quận tạm trú</text:p>
            <text:p>2. Các thông tin khác nhập đầy đủ</text:p>
            <text:p>3. Lưu</text:p>
          </table:table-cell>
          <table:table-cell table:style-name="ce50" office:value-type="string">
            <text:p>Hệ thống hiển thị thông báo lỗi yêu cầu bắt buộc chọn Huyện/Quận tạm trú</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30]=&quot;&quot;;IF([.J130]=&quot;&quot;;IF([.I130]=&quot;&quot;;&quot;&quot;;[.I130]);[.J130]);[.K130])=&quot;F&quot;;IF([.N130]=&quot;&quot;;IF([.M130]=&quot;&quot;;IF([.L130]=&quot;&quot;;&quot;&quot;;[.L130]);[.M130]);[.N130])=&quot;F&quot;;IF([.Q130]=&quot;&quot;;IF([.P130]=&quot;&quot;;IF([.O130]=&quot;&quot;;&quot;&quot;;[.O130]);[.P130]);[.Q130])=&quot;F&quot;;IF([.T130]=&quot;&quot;;IF([.S130]=&quot;&quot;;IF([.R130]=&quot;&quot;;&quot;&quot;;[.R130]);[.S130]);[.T130])=&quot;F&quot;)=1;&quot;F&quot;;IF(OR(IF([.K130]=&quot;&quot;;IF([.J130]=&quot;&quot;;IF([.I130]=&quot;&quot;;&quot;&quot;;[.I130]);[.J130]);[.K130])=&quot;PE&quot;;IF([.N130]=&quot;&quot;;IF([.M130]=&quot;&quot;;IF([.L130]=&quot;&quot;;&quot;&quot;;[.L130]);[.M130]);[.N130])=&quot;PE&quot;;IF([.Q130]=&quot;&quot;;IF([.P130]=&quot;&quot;;IF([.O130]=&quot;&quot;;&quot;&quot;;[.O130]);[.P130]);[.Q130])=&quot;PE&quot;;IF([.T130]=&quot;&quot;;IF([.S130]=&quot;&quot;;IF([.R130]=&quot;&quot;;&quot;&quot;;[.R130]);[.S130]);[.T130])=&quot;PE&quot;)=1;&quot;PE&quot;;IF(AND(IF([.K130]=&quot;&quot;;IF([.J130]=&quot;&quot;;IF([.I130]=&quot;&quot;;&quot;&quot;;[.I130]);[.J130]);[.K130])=&quot;&quot;;IF([.N130]=&quot;&quot;;IF([.M130]=&quot;&quot;;IF([.L130]=&quot;&quot;;&quot;&quot;;[.L130]);[.M130]);[.N130])=&quot;&quot;;IF([.Q130]=&quot;&quot;;IF([.P130]=&quot;&quot;;IF([.O130]=&quot;&quot;;&quot;&quot;;[.O130]);[.P130]);[.Q130])=&quot;&quot;;IF([.T130]=&quot;&quot;;IF([.S130]=&quot;&quot;;IF([.R130]=&quot;&quot;;&quot;&quot;;[.R130]);[.S130]);[.T130])=&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8">
          <table:table-cell table:style-name="ce177" table:formula="of:=IF(AND([.H131]=&quot;&quot;;[.H131]=&quot;&quot;);&quot;&quot;;[.$H$3]&amp;&quot;_&quot;&amp;ROW()-11-COUNTBLANK([.$H$12:.H131]))" office:value-type="string" office:string-value="THEMMOI_BN_101">
            <text:p>THEMMOI_BN_101</text:p>
          </table:table-cell>
          <table:table-cell table:style-name="ce62" office:value-type="string">
            <text:p>Kiểm tra chức năng tìm kiếm trên combo-box</text:p>
          </table:table-cell>
          <table:table-cell table:style-name="ce79" office:value-type="string">
            <text:p>NHN</text:p>
          </table:table-cell>
          <table:table-cell table:style-name="ce79" table:number-columns-repeated="3"/>
          <table:table-cell table:style-name="ce50" office:value-type="string">
            <text:p>1. Click vào combo "Huyện/Quận tạm trú"</text:p>
            <text:p>2. Gõ thông tin tìm kiếm</text:p>
          </table:table-cell>
          <table:table-cell table:style-name="ce50" office:value-type="string">
            <text:p>Tìm kiếm các giá trị trong list phù hợp với tiêu chí tìm kiếm, focus vào giá trị đầu tiên tìm thấy. Nhấn enter sẽ chọn giá trị được focus</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31]=&quot;&quot;;IF([.J131]=&quot;&quot;;IF([.I131]=&quot;&quot;;&quot;&quot;;[.I131]);[.J131]);[.K131])=&quot;F&quot;;IF([.N131]=&quot;&quot;;IF([.M131]=&quot;&quot;;IF([.L131]=&quot;&quot;;&quot;&quot;;[.L131]);[.M131]);[.N131])=&quot;F&quot;;IF([.Q131]=&quot;&quot;;IF([.P131]=&quot;&quot;;IF([.O131]=&quot;&quot;;&quot;&quot;;[.O131]);[.P131]);[.Q131])=&quot;F&quot;;IF([.T131]=&quot;&quot;;IF([.S131]=&quot;&quot;;IF([.R131]=&quot;&quot;;&quot;&quot;;[.R131]);[.S131]);[.T131])=&quot;F&quot;)=1;&quot;F&quot;;IF(OR(IF([.K131]=&quot;&quot;;IF([.J131]=&quot;&quot;;IF([.I131]=&quot;&quot;;&quot;&quot;;[.I131]);[.J131]);[.K131])=&quot;PE&quot;;IF([.N131]=&quot;&quot;;IF([.M131]=&quot;&quot;;IF([.L131]=&quot;&quot;;&quot;&quot;;[.L131]);[.M131]);[.N131])=&quot;PE&quot;;IF([.Q131]=&quot;&quot;;IF([.P131]=&quot;&quot;;IF([.O131]=&quot;&quot;;&quot;&quot;;[.O131]);[.P131]);[.Q131])=&quot;PE&quot;;IF([.T131]=&quot;&quot;;IF([.S131]=&quot;&quot;;IF([.R131]=&quot;&quot;;&quot;&quot;;[.R131]);[.S131]);[.T131])=&quot;PE&quot;)=1;&quot;PE&quot;;IF(AND(IF([.K131]=&quot;&quot;;IF([.J131]=&quot;&quot;;IF([.I131]=&quot;&quot;;&quot;&quot;;[.I131]);[.J131]);[.K131])=&quot;&quot;;IF([.N131]=&quot;&quot;;IF([.M131]=&quot;&quot;;IF([.L131]=&quot;&quot;;&quot;&quot;;[.L131]);[.M131]);[.N131])=&quot;&quot;;IF([.Q131]=&quot;&quot;;IF([.P131]=&quot;&quot;;IF([.O131]=&quot;&quot;;&quot;&quot;;[.O131]);[.P131]);[.Q131])=&quot;&quot;;IF([.T131]=&quot;&quot;;IF([.S131]=&quot;&quot;;IF([.R131]=&quot;&quot;;&quot;&quot;;[.R131]);[.S131]);[.T131])=&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2">
          <table:table-cell table:style-name="ce177" table:formula="of:=IF(AND([.H132]=&quot;&quot;;[.H132]=&quot;&quot;);&quot;&quot;;[.$H$3]&amp;&quot;_&quot;&amp;ROW()-11-COUNTBLANK([.$H$12:.H132]))">
            <text:p/>
          </table:table-cell>
          <table:table-cell table:style-name="ce58" office:value-type="string" table:number-columns-spanned="6" table:number-rows-spanned="1">
            <text:p>Kiểm tra combo - box "Xã/Thị trấn tạm trú"</text:p>
          </table:table-cell>
          <table:covered-table-cell table:number-columns-repeated="4" table:style-name="ce21"/>
          <table:covered-table-cell table:style-name="ce43"/>
          <table:table-cell table:style-name="ce51"/>
          <table:table-cell table:style-name="ce191" table:number-columns-repeated="12"/>
          <table:table-cell table:style-name="ce200"/>
          <table:table-cell table:style-name="ce51"/>
          <table:table-cell table:style-name="ce154" table:number-columns-repeated="11"/>
          <table:table-cell table:number-columns-repeated="991"/>
        </table:table-row>
        <table:table-row table:style-name="ro8">
          <table:table-cell table:style-name="ce177" table:formula="of:=IF(AND([.H133]=&quot;&quot;;[.H133]=&quot;&quot;);&quot;&quot;;[.$H$3]&amp;&quot;_&quot;&amp;ROW()-11-COUNTBLANK([.$H$12:.H133]))" office:value-type="string" office:string-value="THEMMOI_BN_102">
            <text:p>THEMMOI_BN_102</text:p>
          </table:table-cell>
          <table:table-cell table:style-name="ce62" office:value-type="string">
            <text:p>Kiểm tra giá trị mặc định</text:p>
          </table:table-cell>
          <table:table-cell table:style-name="ce79" office:value-type="string">
            <text:p>No More</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Kiểm tra giá trị của trường này</text:p>
          </table:table-cell>
          <table:table-cell table:style-name="ce50" office:value-type="string">
            <text:p>Gía trị mặc định là "--Vui lòng chọn---"</text:p>
            <text:p>Các giá trị tiếp theo được lấy từ danh mục Xã/Thị trấn, là các xã/phường/thị trấn trực thuộc huyện/tỉnh đã chọn</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33]=&quot;&quot;;IF([.J133]=&quot;&quot;;IF([.I133]=&quot;&quot;;&quot;&quot;;[.I133]);[.J133]);[.K133])=&quot;F&quot;;IF([.N133]=&quot;&quot;;IF([.M133]=&quot;&quot;;IF([.L133]=&quot;&quot;;&quot;&quot;;[.L133]);[.M133]);[.N133])=&quot;F&quot;;IF([.Q133]=&quot;&quot;;IF([.P133]=&quot;&quot;;IF([.O133]=&quot;&quot;;&quot;&quot;;[.O133]);[.P133]);[.Q133])=&quot;F&quot;;IF([.T133]=&quot;&quot;;IF([.S133]=&quot;&quot;;IF([.R133]=&quot;&quot;;&quot;&quot;;[.R133]);[.S133]);[.T133])=&quot;F&quot;)=1;&quot;F&quot;;IF(OR(IF([.K133]=&quot;&quot;;IF([.J133]=&quot;&quot;;IF([.I133]=&quot;&quot;;&quot;&quot;;[.I133]);[.J133]);[.K133])=&quot;PE&quot;;IF([.N133]=&quot;&quot;;IF([.M133]=&quot;&quot;;IF([.L133]=&quot;&quot;;&quot;&quot;;[.L133]);[.M133]);[.N133])=&quot;PE&quot;;IF([.Q133]=&quot;&quot;;IF([.P133]=&quot;&quot;;IF([.O133]=&quot;&quot;;&quot;&quot;;[.O133]);[.P133]);[.Q133])=&quot;PE&quot;;IF([.T133]=&quot;&quot;;IF([.S133]=&quot;&quot;;IF([.R133]=&quot;&quot;;&quot;&quot;;[.R133]);[.S133]);[.T133])=&quot;PE&quot;)=1;&quot;PE&quot;;IF(AND(IF([.K133]=&quot;&quot;;IF([.J133]=&quot;&quot;;IF([.I133]=&quot;&quot;;&quot;&quot;;[.I133]);[.J133]);[.K133])=&quot;&quot;;IF([.N133]=&quot;&quot;;IF([.M133]=&quot;&quot;;IF([.L133]=&quot;&quot;;&quot;&quot;;[.L133]);[.M133]);[.N133])=&quot;&quot;;IF([.Q133]=&quot;&quot;;IF([.P133]=&quot;&quot;;IF([.O133]=&quot;&quot;;&quot;&quot;;[.O133]);[.P133]);[.Q133])=&quot;&quot;;IF([.T133]=&quot;&quot;;IF([.S133]=&quot;&quot;;IF([.R133]=&quot;&quot;;&quot;&quot;;[.R133]);[.S133]);[.T133])=&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6">
          <table:table-cell table:style-name="ce177" table:formula="of:=IF(AND([.H134]=&quot;&quot;;[.H134]=&quot;&quot;);&quot;&quot;;[.$H$3]&amp;&quot;_&quot;&amp;ROW()-11-COUNTBLANK([.$H$12:.H134]))" office:value-type="string" office:string-value="THEMMOI_BN_103">
            <text:p>THEMMOI_BN_103</text:p>
          </table:table-cell>
          <table:table-cell table:style-name="ce62" office:value-type="string">
            <text:p>Kiểm tra số lượng và sắp xếp các giá trị trong combo</text:p>
          </table:table-cell>
          <table:table-cell table:style-name="ce79" office:value-type="string">
            <text:p>No More</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Kiểm tra giá trị của trường này</text:p>
          </table:table-cell>
          <table:table-cell table:style-name="ce50" office:value-type="string">
            <text:p>Giá trị trong combo được sắp xếp theo thứ tự alphabet </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34]=&quot;&quot;;IF([.J134]=&quot;&quot;;IF([.I134]=&quot;&quot;;&quot;&quot;;[.I134]);[.J134]);[.K134])=&quot;F&quot;;IF([.N134]=&quot;&quot;;IF([.M134]=&quot;&quot;;IF([.L134]=&quot;&quot;;&quot;&quot;;[.L134]);[.M134]);[.N134])=&quot;F&quot;;IF([.Q134]=&quot;&quot;;IF([.P134]=&quot;&quot;;IF([.O134]=&quot;&quot;;&quot;&quot;;[.O134]);[.P134]);[.Q134])=&quot;F&quot;;IF([.T134]=&quot;&quot;;IF([.S134]=&quot;&quot;;IF([.R134]=&quot;&quot;;&quot;&quot;;[.R134]);[.S134]);[.T134])=&quot;F&quot;)=1;&quot;F&quot;;IF(OR(IF([.K134]=&quot;&quot;;IF([.J134]=&quot;&quot;;IF([.I134]=&quot;&quot;;&quot;&quot;;[.I134]);[.J134]);[.K134])=&quot;PE&quot;;IF([.N134]=&quot;&quot;;IF([.M134]=&quot;&quot;;IF([.L134]=&quot;&quot;;&quot;&quot;;[.L134]);[.M134]);[.N134])=&quot;PE&quot;;IF([.Q134]=&quot;&quot;;IF([.P134]=&quot;&quot;;IF([.O134]=&quot;&quot;;&quot;&quot;;[.O134]);[.P134]);[.Q134])=&quot;PE&quot;;IF([.T134]=&quot;&quot;;IF([.S134]=&quot;&quot;;IF([.R134]=&quot;&quot;;&quot;&quot;;[.R134]);[.S134]);[.T134])=&quot;PE&quot;)=1;&quot;PE&quot;;IF(AND(IF([.K134]=&quot;&quot;;IF([.J134]=&quot;&quot;;IF([.I134]=&quot;&quot;;&quot;&quot;;[.I134]);[.J134]);[.K134])=&quot;&quot;;IF([.N134]=&quot;&quot;;IF([.M134]=&quot;&quot;;IF([.L134]=&quot;&quot;;&quot;&quot;;[.L134]);[.M134]);[.N134])=&quot;&quot;;IF([.Q134]=&quot;&quot;;IF([.P134]=&quot;&quot;;IF([.O134]=&quot;&quot;;&quot;&quot;;[.O134]);[.P134]);[.Q134])=&quot;&quot;;IF([.T134]=&quot;&quot;;IF([.S134]=&quot;&quot;;IF([.R134]=&quot;&quot;;&quot;&quot;;[.R134]);[.S134]);[.T134])=&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6">
          <table:table-cell table:style-name="ce177" table:formula="of:=IF(AND([.H135]=&quot;&quot;;[.H135]=&quot;&quot;);&quot;&quot;;[.$H$3]&amp;&quot;_&quot;&amp;ROW()-11-COUNTBLANK([.$H$12:.H135]))" office:value-type="string" office:string-value="THEMMOI_BN_104">
            <text:p>THEMMOI_BN_104</text:p>
          </table:table-cell>
          <table:table-cell table:style-name="ce62" office:value-type="string">
            <text:p>Kiểm tra căn lề</text:p>
            <text:p/>
          </table:table-cell>
          <table:table-cell table:style-name="ce79" office:value-type="string">
            <text:p>No More</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Kích vào combo box để kiểm tra căn lề của các giá trị trong combo </text:p>
          </table:table-cell>
          <table:table-cell table:style-name="ce50" office:value-type="string">
            <text:p>Các giá trị trong combo box được căn lề trái.</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35]=&quot;&quot;;IF([.J135]=&quot;&quot;;IF([.I135]=&quot;&quot;;&quot;&quot;;[.I135]);[.J135]);[.K135])=&quot;F&quot;;IF([.N135]=&quot;&quot;;IF([.M135]=&quot;&quot;;IF([.L135]=&quot;&quot;;&quot;&quot;;[.L135]);[.M135]);[.N135])=&quot;F&quot;;IF([.Q135]=&quot;&quot;;IF([.P135]=&quot;&quot;;IF([.O135]=&quot;&quot;;&quot;&quot;;[.O135]);[.P135]);[.Q135])=&quot;F&quot;;IF([.T135]=&quot;&quot;;IF([.S135]=&quot;&quot;;IF([.R135]=&quot;&quot;;&quot;&quot;;[.R135]);[.S135]);[.T135])=&quot;F&quot;)=1;&quot;F&quot;;IF(OR(IF([.K135]=&quot;&quot;;IF([.J135]=&quot;&quot;;IF([.I135]=&quot;&quot;;&quot;&quot;;[.I135]);[.J135]);[.K135])=&quot;PE&quot;;IF([.N135]=&quot;&quot;;IF([.M135]=&quot;&quot;;IF([.L135]=&quot;&quot;;&quot;&quot;;[.L135]);[.M135]);[.N135])=&quot;PE&quot;;IF([.Q135]=&quot;&quot;;IF([.P135]=&quot;&quot;;IF([.O135]=&quot;&quot;;&quot;&quot;;[.O135]);[.P135]);[.Q135])=&quot;PE&quot;;IF([.T135]=&quot;&quot;;IF([.S135]=&quot;&quot;;IF([.R135]=&quot;&quot;;&quot;&quot;;[.R135]);[.S135]);[.T135])=&quot;PE&quot;)=1;&quot;PE&quot;;IF(AND(IF([.K135]=&quot;&quot;;IF([.J135]=&quot;&quot;;IF([.I135]=&quot;&quot;;&quot;&quot;;[.I135]);[.J135]);[.K135])=&quot;&quot;;IF([.N135]=&quot;&quot;;IF([.M135]=&quot;&quot;;IF([.L135]=&quot;&quot;;&quot;&quot;;[.L135]);[.M135]);[.N135])=&quot;&quot;;IF([.Q135]=&quot;&quot;;IF([.P135]=&quot;&quot;;IF([.O135]=&quot;&quot;;&quot;&quot;;[.O135]);[.P135]);[.Q135])=&quot;&quot;;IF([.T135]=&quot;&quot;;IF([.S135]=&quot;&quot;;IF([.R135]=&quot;&quot;;&quot;&quot;;[.R135]);[.S135]);[.T135])=&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8">
          <table:table-cell table:style-name="ce177" table:formula="of:=IF(AND([.H136]=&quot;&quot;;[.H136]=&quot;&quot;);&quot;&quot;;[.$H$3]&amp;&quot;_&quot;&amp;ROW()-11-COUNTBLANK([.$H$12:.H136]))" office:value-type="string" office:string-value="THEMMOI_BN_105">
            <text:p>THEMMOI_BN_105</text:p>
          </table:table-cell>
          <table:table-cell table:style-name="ce62" office:value-type="string">
            <text:p>Kiểm tra thông tin bắt buộc</text:p>
          </table:table-cell>
          <table:table-cell table:style-name="ce79" office:value-type="string">
            <text:p>No More</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Không chọn Xã/Thị trấn tạm trú</text:p>
            <text:p>2. Các thông tin khác nhập đầy đủ</text:p>
            <text:p>3. Lưu</text:p>
          </table:table-cell>
          <table:table-cell table:style-name="ce50" office:value-type="string">
            <text:p>Hệ thống hiển thị thông báo lỗi yêu cầu bắt buộc chọn Xã/Thị trấn tạm trú</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36]=&quot;&quot;;IF([.J136]=&quot;&quot;;IF([.I136]=&quot;&quot;;&quot;&quot;;[.I136]);[.J136]);[.K136])=&quot;F&quot;;IF([.N136]=&quot;&quot;;IF([.M136]=&quot;&quot;;IF([.L136]=&quot;&quot;;&quot;&quot;;[.L136]);[.M136]);[.N136])=&quot;F&quot;;IF([.Q136]=&quot;&quot;;IF([.P136]=&quot;&quot;;IF([.O136]=&quot;&quot;;&quot;&quot;;[.O136]);[.P136]);[.Q136])=&quot;F&quot;;IF([.T136]=&quot;&quot;;IF([.S136]=&quot;&quot;;IF([.R136]=&quot;&quot;;&quot;&quot;;[.R136]);[.S136]);[.T136])=&quot;F&quot;)=1;&quot;F&quot;;IF(OR(IF([.K136]=&quot;&quot;;IF([.J136]=&quot;&quot;;IF([.I136]=&quot;&quot;;&quot;&quot;;[.I136]);[.J136]);[.K136])=&quot;PE&quot;;IF([.N136]=&quot;&quot;;IF([.M136]=&quot;&quot;;IF([.L136]=&quot;&quot;;&quot;&quot;;[.L136]);[.M136]);[.N136])=&quot;PE&quot;;IF([.Q136]=&quot;&quot;;IF([.P136]=&quot;&quot;;IF([.O136]=&quot;&quot;;&quot;&quot;;[.O136]);[.P136]);[.Q136])=&quot;PE&quot;;IF([.T136]=&quot;&quot;;IF([.S136]=&quot;&quot;;IF([.R136]=&quot;&quot;;&quot;&quot;;[.R136]);[.S136]);[.T136])=&quot;PE&quot;)=1;&quot;PE&quot;;IF(AND(IF([.K136]=&quot;&quot;;IF([.J136]=&quot;&quot;;IF([.I136]=&quot;&quot;;&quot;&quot;;[.I136]);[.J136]);[.K136])=&quot;&quot;;IF([.N136]=&quot;&quot;;IF([.M136]=&quot;&quot;;IF([.L136]=&quot;&quot;;&quot;&quot;;[.L136]);[.M136]);[.N136])=&quot;&quot;;IF([.Q136]=&quot;&quot;;IF([.P136]=&quot;&quot;;IF([.O136]=&quot;&quot;;&quot;&quot;;[.O136]);[.P136]);[.Q136])=&quot;&quot;;IF([.T136]=&quot;&quot;;IF([.S136]=&quot;&quot;;IF([.R136]=&quot;&quot;;&quot;&quot;;[.R136]);[.S136]);[.T136])=&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8">
          <table:table-cell table:style-name="ce177" table:formula="of:=IF(AND([.H137]=&quot;&quot;;[.H137]=&quot;&quot;);&quot;&quot;;[.$H$3]&amp;&quot;_&quot;&amp;ROW()-11-COUNTBLANK([.$H$12:.H137]))" office:value-type="string" office:string-value="THEMMOI_BN_106">
            <text:p>THEMMOI_BN_106</text:p>
          </table:table-cell>
          <table:table-cell table:style-name="ce62" office:value-type="string">
            <text:p>Kiểm tra chức năng tìm kiếm trên combo-box</text:p>
          </table:table-cell>
          <table:table-cell table:style-name="ce79" office:value-type="string">
            <text:p>No More</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Click vào combo "Xã/Thị trấn tạm trú"</text:p>
            <text:p>2. Gõ thông tin tìm kiếm</text:p>
          </table:table-cell>
          <table:table-cell table:style-name="ce50" office:value-type="string">
            <text:p>Tìm kiếm các giá trị trong list phù hợp với tiêu chí tìm kiếm, focus vào giá trị đầu tiên tìm thấy. Nhấn enter sẽ chọn giá trị được focus</text:p>
          </table:table-cell>
          <table:table-cell table:style-name="ce192" table:content-validation-name="val3" office:value-type="string">
            <text:p>P</text:p>
          </table:table-cell>
          <table:table-cell table:style-name="ce192" table:content-validation-name="val3">
            <office:annotation draw:style-name="gr2" draw:text-style-name="P1" svg:width="0.4386in" svg:height="1.3232in" svg:x="18.4181in" svg:y="64.3429in" draw:caption-point-x="-0.1898in" draw:caption-point-y="-0.6197in">
              <dc:creator>Thuy Vu</dc:creator>
              <dc:date>2018-03-26T00:00:00</dc:date>
              <text:p text:style-name="P1">tìm kiếm ko phù hợp</text:p>
              <text:p text:style-name="P1"><text:tab/>-Le Xuan</text:p>
            </office:annotation>
          </table:table-cell>
          <table:table-cell table:number-columns-repeated="10" table:style-name="ce192" table:content-validation-name="val3"/>
          <table:table-cell table:style-name="ce201" table:formula="of:=IF(OR(IF([.K137]=&quot;&quot;;IF([.J137]=&quot;&quot;;IF([.I137]=&quot;&quot;;&quot;&quot;;[.I137]);[.J137]);[.K137])=&quot;F&quot;;IF([.N137]=&quot;&quot;;IF([.M137]=&quot;&quot;;IF([.L137]=&quot;&quot;;&quot;&quot;;[.L137]);[.M137]);[.N137])=&quot;F&quot;;IF([.Q137]=&quot;&quot;;IF([.P137]=&quot;&quot;;IF([.O137]=&quot;&quot;;&quot;&quot;;[.O137]);[.P137]);[.Q137])=&quot;F&quot;;IF([.T137]=&quot;&quot;;IF([.S137]=&quot;&quot;;IF([.R137]=&quot;&quot;;&quot;&quot;;[.R137]);[.S137]);[.T137])=&quot;F&quot;)=1;&quot;F&quot;;IF(OR(IF([.K137]=&quot;&quot;;IF([.J137]=&quot;&quot;;IF([.I137]=&quot;&quot;;&quot;&quot;;[.I137]);[.J137]);[.K137])=&quot;PE&quot;;IF([.N137]=&quot;&quot;;IF([.M137]=&quot;&quot;;IF([.L137]=&quot;&quot;;&quot;&quot;;[.L137]);[.M137]);[.N137])=&quot;PE&quot;;IF([.Q137]=&quot;&quot;;IF([.P137]=&quot;&quot;;IF([.O137]=&quot;&quot;;&quot;&quot;;[.O137]);[.P137]);[.Q137])=&quot;PE&quot;;IF([.T137]=&quot;&quot;;IF([.S137]=&quot;&quot;;IF([.R137]=&quot;&quot;;&quot;&quot;;[.R137]);[.S137]);[.T137])=&quot;PE&quot;)=1;&quot;PE&quot;;IF(AND(IF([.K137]=&quot;&quot;;IF([.J137]=&quot;&quot;;IF([.I137]=&quot;&quot;;&quot;&quot;;[.I137]);[.J137]);[.K137])=&quot;&quot;;IF([.N137]=&quot;&quot;;IF([.M137]=&quot;&quot;;IF([.L137]=&quot;&quot;;&quot;&quot;;[.L137]);[.M137]);[.N137])=&quot;&quot;;IF([.Q137]=&quot;&quot;;IF([.P137]=&quot;&quot;;IF([.O137]=&quot;&quot;;&quot;&quot;;[.O137]);[.P137]);[.Q137])=&quot;&quot;;IF([.T137]=&quot;&quot;;IF([.S137]=&quot;&quot;;IF([.R137]=&quot;&quot;;&quot;&quot;;[.R137]);[.S137]);[.T137])=&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2">
          <table:table-cell table:style-name="ce177" table:formula="of:=IF(AND([.H138]=&quot;&quot;;[.H138]=&quot;&quot;);&quot;&quot;;[.$H$3]&amp;&quot;_&quot;&amp;ROW()-11-COUNTBLANK([.$H$12:.H138]))">
            <text:p/>
          </table:table-cell>
          <table:table-cell table:style-name="ce58" office:value-type="string" table:number-columns-spanned="6" table:number-rows-spanned="1">
            <text:p>Textbox "Thôn/Ấp tạm trú"</text:p>
          </table:table-cell>
          <table:covered-table-cell table:number-columns-repeated="4" table:style-name="ce21"/>
          <table:covered-table-cell table:style-name="ce43"/>
          <table:table-cell table:style-name="ce51"/>
          <table:table-cell table:style-name="ce191" table:number-columns-repeated="12"/>
          <table:table-cell table:style-name="ce200"/>
          <table:table-cell table:style-name="ce51"/>
          <table:table-cell table:style-name="ce1" table:number-columns-repeated="11"/>
          <table:table-cell table:number-columns-repeated="991"/>
        </table:table-row>
        <table:table-row table:style-name="ro6">
          <table:table-cell table:style-name="ce177" table:formula="of:=IF(AND([.H139]=&quot;&quot;;[.H139]=&quot;&quot;);&quot;&quot;;[.$H$3]&amp;&quot;_&quot;&amp;ROW()-11-COUNTBLANK([.$H$12:.H139]))" office:value-type="string" office:string-value="THEMMOI_BN_107">
            <text:p>THEMMOI_BN_107</text:p>
          </table:table-cell>
          <table:table-cell table:style-name="ce50" office:value-type="string">
            <text:p>Kiểm tra giá trị mặc định</text:p>
          </table:table-cell>
          <table:table-cell table:style-name="ce75" office:value-type="string">
            <text:p>NOOBS</text:p>
          </table:table-cell>
          <table:table-cell table:style-name="ce75" table:number-columns-repeated="3"/>
          <table:table-cell table:style-name="ce50" office:value-type="string">
            <text:p>Kiểm tra giá trị mặc định</text:p>
          </table:table-cell>
          <table:table-cell table:style-name="ce106" office:value-type="string">
            <text:p>Giá trị mặc định là trống</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39]=&quot;&quot;;IF([.J139]=&quot;&quot;;IF([.I139]=&quot;&quot;;&quot;&quot;;[.I139]);[.J139]);[.K139])=&quot;F&quot;;IF([.N139]=&quot;&quot;;IF([.M139]=&quot;&quot;;IF([.L139]=&quot;&quot;;&quot;&quot;;[.L139]);[.M139]);[.N139])=&quot;F&quot;;IF([.Q139]=&quot;&quot;;IF([.P139]=&quot;&quot;;IF([.O139]=&quot;&quot;;&quot;&quot;;[.O139]);[.P139]);[.Q139])=&quot;F&quot;;IF([.T139]=&quot;&quot;;IF([.S139]=&quot;&quot;;IF([.R139]=&quot;&quot;;&quot;&quot;;[.R139]);[.S139]);[.T139])=&quot;F&quot;)=1;&quot;F&quot;;IF(OR(IF([.K139]=&quot;&quot;;IF([.J139]=&quot;&quot;;IF([.I139]=&quot;&quot;;&quot;&quot;;[.I139]);[.J139]);[.K139])=&quot;PE&quot;;IF([.N139]=&quot;&quot;;IF([.M139]=&quot;&quot;;IF([.L139]=&quot;&quot;;&quot;&quot;;[.L139]);[.M139]);[.N139])=&quot;PE&quot;;IF([.Q139]=&quot;&quot;;IF([.P139]=&quot;&quot;;IF([.O139]=&quot;&quot;;&quot;&quot;;[.O139]);[.P139]);[.Q139])=&quot;PE&quot;;IF([.T139]=&quot;&quot;;IF([.S139]=&quot;&quot;;IF([.R139]=&quot;&quot;;&quot;&quot;;[.R139]);[.S139]);[.T139])=&quot;PE&quot;)=1;&quot;PE&quot;;IF(AND(IF([.K139]=&quot;&quot;;IF([.J139]=&quot;&quot;;IF([.I139]=&quot;&quot;;&quot;&quot;;[.I139]);[.J139]);[.K139])=&quot;&quot;;IF([.N139]=&quot;&quot;;IF([.M139]=&quot;&quot;;IF([.L139]=&quot;&quot;;&quot;&quot;;[.L139]);[.M139]);[.N139])=&quot;&quot;;IF([.Q139]=&quot;&quot;;IF([.P139]=&quot;&quot;;IF([.O139]=&quot;&quot;;&quot;&quot;;[.O139]);[.P139]);[.Q139])=&quot;&quot;;IF([.T139]=&quot;&quot;;IF([.S139]=&quot;&quot;;IF([.R139]=&quot;&quot;;&quot;&quot;;[.R139]);[.S139]);[.T139])=&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20">
          <table:table-cell table:style-name="ce177" table:formula="of:=IF(AND([.H140]=&quot;&quot;;[.H140]=&quot;&quot;);&quot;&quot;;[.$H$3]&amp;&quot;_&quot;&amp;ROW()-11-COUNTBLANK([.$H$12:.H140]))" office:value-type="string" office:string-value="THEMMOI_BN_108">
            <text:p>THEMMOI_BN_108</text:p>
          </table:table-cell>
          <table:table-cell table:style-name="ce17" office:value-type="string">
            <text:p>Kiểm tra là trường không bắt buộc</text:p>
          </table:table-cell>
          <table:table-cell table:style-name="ce27" office:value-type="string">
            <text:p>NOOBS</text:p>
          </table:table-cell>
          <table:table-cell table:style-name="ce27" table:number-columns-repeated="3"/>
          <table:table-cell table:style-name="ce17" office:value-type="string">
            <text:p>1. Để trống trường dữ liệu</text:p>
            <text:p>2. Các thông tin khác được nhập hợp lệ</text:p>
            <text:p/>
          </table:table-cell>
          <table:table-cell table:style-name="ce17" office:value-type="string">
            <text:p>Lưu thành công</text:p>
          </table:table-cell>
          <table:table-cell table:style-name="ce193" office:value-type="string">
            <text:p>P</text:p>
          </table:table-cell>
          <table:table-cell table:number-columns-repeated="11" table:style-name="ce193"/>
          <table:table-cell table:style-name="ce199" table:formula="of:=IF(OR(IF([.K140]=&quot;&quot;;IF([.J140]=&quot;&quot;;IF([.I140]=&quot;&quot;;&quot;&quot;;[.I140]);[.J140]);[.K140])=&quot;F&quot;;IF([.N140]=&quot;&quot;;IF([.M140]=&quot;&quot;;IF([.L140]=&quot;&quot;;&quot;&quot;;[.L140]);[.M140]);[.N140])=&quot;F&quot;;IF([.Q140]=&quot;&quot;;IF([.P140]=&quot;&quot;;IF([.O140]=&quot;&quot;;&quot;&quot;;[.O140]);[.P140]);[.Q140])=&quot;F&quot;;IF([.T140]=&quot;&quot;;IF([.S140]=&quot;&quot;;IF([.R140]=&quot;&quot;;&quot;&quot;;[.R140]);[.S140]);[.T140])=&quot;F&quot;)=1;&quot;F&quot;;IF(OR(IF([.K140]=&quot;&quot;;IF([.J140]=&quot;&quot;;IF([.I140]=&quot;&quot;;&quot;&quot;;[.I140]);[.J140]);[.K140])=&quot;PE&quot;;IF([.N140]=&quot;&quot;;IF([.M140]=&quot;&quot;;IF([.L140]=&quot;&quot;;&quot;&quot;;[.L140]);[.M140]);[.N140])=&quot;PE&quot;;IF([.Q140]=&quot;&quot;;IF([.P140]=&quot;&quot;;IF([.O140]=&quot;&quot;;&quot;&quot;;[.O140]);[.P140]);[.Q140])=&quot;PE&quot;;IF([.T140]=&quot;&quot;;IF([.S140]=&quot;&quot;;IF([.R140]=&quot;&quot;;&quot;&quot;;[.R140]);[.S140]);[.T140])=&quot;PE&quot;)=1;&quot;PE&quot;;IF(AND(IF([.K140]=&quot;&quot;;IF([.J140]=&quot;&quot;;IF([.I140]=&quot;&quot;;&quot;&quot;;[.I140]);[.J140]);[.K140])=&quot;&quot;;IF([.N140]=&quot;&quot;;IF([.M140]=&quot;&quot;;IF([.L140]=&quot;&quot;;&quot;&quot;;[.L140]);[.M140]);[.N140])=&quot;&quot;;IF([.Q140]=&quot;&quot;;IF([.P140]=&quot;&quot;;IF([.O140]=&quot;&quot;;&quot;&quot;;[.O140]);[.P140]);[.Q140])=&quot;&quot;;IF([.T140]=&quot;&quot;;IF([.S140]=&quot;&quot;;IF([.R140]=&quot;&quot;;&quot;&quot;;[.R140]);[.S140]);[.T140])=&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141]=&quot;&quot;;[.H141]=&quot;&quot;);&quot;&quot;;[.$H$3]&amp;&quot;_&quot;&amp;ROW()-11-COUNTBLANK([.$H$12:.H141]))" office:value-type="string" office:string-value="THEMMOI_BN_109">
            <text:p>THEMMOI_BN_109</text:p>
          </table:table-cell>
          <table:table-cell table:style-name="ce17" office:value-type="string">
            <text:p>Kiểm tra tìm kiếm các ký tự đặc biệt</text:p>
          </table:table-cell>
          <table:table-cell table:style-name="ce27" office:value-type="string">
            <text:p>NOOBS</text:p>
          </table:table-cell>
          <table:table-cell table:style-name="ce27" table:number-columns-repeated="3"/>
          <table:table-cell table:style-name="ce17" office:value-type="string">
            <text:p>1. Nhập dữ liệu là ký tự đặc biệt %^&amp;*()</text:p>
            <text:p>2. Các thông tin khác được nhập hợp lệ</text:p>
            <text:p/>
          </table:table-cell>
          <table:table-cell table:style-name="ce17" office:value-type="string">
            <text:p>1. Thực hiện thành công</text:p>
            <text:p>2. Dữ liệu của trường dữ liệu được view lên bình thường, không bị lỗi font</text:p>
            <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41]=&quot;&quot;;IF([.J141]=&quot;&quot;;IF([.I141]=&quot;&quot;;&quot;&quot;;[.I141]);[.J141]);[.K141])=&quot;F&quot;;IF([.N141]=&quot;&quot;;IF([.M141]=&quot;&quot;;IF([.L141]=&quot;&quot;;&quot;&quot;;[.L141]);[.M141]);[.N141])=&quot;F&quot;;IF([.Q141]=&quot;&quot;;IF([.P141]=&quot;&quot;;IF([.O141]=&quot;&quot;;&quot;&quot;;[.O141]);[.P141]);[.Q141])=&quot;F&quot;;IF([.T141]=&quot;&quot;;IF([.S141]=&quot;&quot;;IF([.R141]=&quot;&quot;;&quot;&quot;;[.R141]);[.S141]);[.T141])=&quot;F&quot;)=1;&quot;F&quot;;IF(OR(IF([.K141]=&quot;&quot;;IF([.J141]=&quot;&quot;;IF([.I141]=&quot;&quot;;&quot;&quot;;[.I141]);[.J141]);[.K141])=&quot;PE&quot;;IF([.N141]=&quot;&quot;;IF([.M141]=&quot;&quot;;IF([.L141]=&quot;&quot;;&quot;&quot;;[.L141]);[.M141]);[.N141])=&quot;PE&quot;;IF([.Q141]=&quot;&quot;;IF([.P141]=&quot;&quot;;IF([.O141]=&quot;&quot;;&quot;&quot;;[.O141]);[.P141]);[.Q141])=&quot;PE&quot;;IF([.T141]=&quot;&quot;;IF([.S141]=&quot;&quot;;IF([.R141]=&quot;&quot;;&quot;&quot;;[.R141]);[.S141]);[.T141])=&quot;PE&quot;)=1;&quot;PE&quot;;IF(AND(IF([.K141]=&quot;&quot;;IF([.J141]=&quot;&quot;;IF([.I141]=&quot;&quot;;&quot;&quot;;[.I141]);[.J141]);[.K141])=&quot;&quot;;IF([.N141]=&quot;&quot;;IF([.M141]=&quot;&quot;;IF([.L141]=&quot;&quot;;&quot;&quot;;[.L141]);[.M141]);[.N141])=&quot;&quot;;IF([.Q141]=&quot;&quot;;IF([.P141]=&quot;&quot;;IF([.O141]=&quot;&quot;;&quot;&quot;;[.O141]);[.P141]);[.Q141])=&quot;&quot;;IF([.T141]=&quot;&quot;;IF([.S141]=&quot;&quot;;IF([.R141]=&quot;&quot;;&quot;&quot;;[.R141]);[.S141]);[.T141])=&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5">
          <table:table-cell table:style-name="ce178" table:formula="of:=IF(AND([.H142]=&quot;&quot;;[.H142]=&quot;&quot;);&quot;&quot;;[.$H$3]&amp;&quot;_&quot;&amp;ROW()-11-COUNTBLANK([.$H$12:.H142]))" office:value-type="string" office:string-value="THEMMOI_BN_110">
            <text:p>THEMMOI_BN_110</text:p>
          </table:table-cell>
          <table:table-cell table:style-name="ce179" office:value-type="string">
            <text:p>Kiểm tra nhập quá maxlength (? ký tự)</text:p>
          </table:table-cell>
          <table:table-cell table:style-name="ce180" office:value-type="string">
            <text:p>NOOBS</text:p>
          </table:table-cell>
          <table:table-cell table:style-name="ce180" table:number-columns-repeated="3"/>
          <table:table-cell table:style-name="ce179" office:value-type="string">
            <text:p>1. Trên màn hình Tìm kiếm</text:p>
            <text:p>Tại trường điều kiện tìm kiếm</text:p>
            <text:p>2. Nhập hơn nhiều hơn ? ký tự cho phép</text:p>
            <text:p>3. Ấn nút <text:s/>Tìm kiếm</text:p>
          </table:table-cell>
          <table:table-cell table:style-name="ce185" office:value-type="string">
            <text:p>Không Cho phép nhập quá giá trị maxlength</text:p>
          </table:table-cell>
          <table:table-cell table:style-name="ce194" table:content-validation-name="val3" office:value-type="string">
            <text:p>F</text:p>
          </table:table-cell>
          <table:table-cell table:number-columns-repeated="11" table:style-name="ce194" table:content-validation-name="val3"/>
          <table:table-cell table:style-name="ce202" table:formula="of:=IF(OR(IF([.K142]=&quot;&quot;;IF([.J142]=&quot;&quot;;IF([.I142]=&quot;&quot;;&quot;&quot;;[.I142]);[.J142]);[.K142])=&quot;F&quot;;IF([.N142]=&quot;&quot;;IF([.M142]=&quot;&quot;;IF([.L142]=&quot;&quot;;&quot;&quot;;[.L142]);[.M142]);[.N142])=&quot;F&quot;;IF([.Q142]=&quot;&quot;;IF([.P142]=&quot;&quot;;IF([.O142]=&quot;&quot;;&quot;&quot;;[.O142]);[.P142]);[.Q142])=&quot;F&quot;;IF([.T142]=&quot;&quot;;IF([.S142]=&quot;&quot;;IF([.R142]=&quot;&quot;;&quot;&quot;;[.R142]);[.S142]);[.T142])=&quot;F&quot;)=1;&quot;F&quot;;IF(OR(IF([.K142]=&quot;&quot;;IF([.J142]=&quot;&quot;;IF([.I142]=&quot;&quot;;&quot;&quot;;[.I142]);[.J142]);[.K142])=&quot;PE&quot;;IF([.N142]=&quot;&quot;;IF([.M142]=&quot;&quot;;IF([.L142]=&quot;&quot;;&quot;&quot;;[.L142]);[.M142]);[.N142])=&quot;PE&quot;;IF([.Q142]=&quot;&quot;;IF([.P142]=&quot;&quot;;IF([.O142]=&quot;&quot;;&quot;&quot;;[.O142]);[.P142]);[.Q142])=&quot;PE&quot;;IF([.T142]=&quot;&quot;;IF([.S142]=&quot;&quot;;IF([.R142]=&quot;&quot;;&quot;&quot;;[.R142]);[.S142]);[.T142])=&quot;PE&quot;)=1;&quot;PE&quot;;IF(AND(IF([.K142]=&quot;&quot;;IF([.J142]=&quot;&quot;;IF([.I142]=&quot;&quot;;&quot;&quot;;[.I142]);[.J142]);[.K142])=&quot;&quot;;IF([.N142]=&quot;&quot;;IF([.M142]=&quot;&quot;;IF([.L142]=&quot;&quot;;&quot;&quot;;[.L142]);[.M142]);[.N142])=&quot;&quot;;IF([.Q142]=&quot;&quot;;IF([.P142]=&quot;&quot;;IF([.O142]=&quot;&quot;;&quot;&quot;;[.O142]);[.P142]);[.Q142])=&quot;&quot;;IF([.T142]=&quot;&quot;;IF([.S142]=&quot;&quot;;IF([.R142]=&quot;&quot;;&quot;&quot;;[.R142]);[.S142]);[.T142])=&quot;&quot;)=1;&quot;&quot;;&quot;P&quot;)))" office:value-type="string" office:string-value="F">
            <text:p>F</text:p>
          </table:table-cell>
          <table:table-cell table:style-name="ce204"/>
          <table:table-cell table:style-name="ce205" table:number-columns-repeated="11"/>
          <table:table-cell table:number-columns-repeated="991"/>
        </table:table-row>
        <table:table-row table:style-name="ro5">
          <table:table-cell table:style-name="ce177" table:formula="of:=IF(AND([.H143]=&quot;&quot;;[.H143]=&quot;&quot;);&quot;&quot;;[.$H$3]&amp;&quot;_&quot;&amp;ROW()-11-COUNTBLANK([.$H$12:.H143]))" office:value-type="string" office:string-value="THEMMOI_BN_111">
            <text:p>THEMMOI_BN_111</text:p>
          </table:table-cell>
          <table:table-cell table:style-name="ce32" office:value-type="string">
            <office:annotation draw:style-name="gr7" draw:text-style-name="P1" svg:width="5.0535in" svg:height="1.3488in" svg:x="4.8866in" svg:y="67.8299in" draw:caption-point-x="-0.1898in" draw:caption-point-y="-0.7965in">
              <dc:creator>Thuy Vu</dc:creator>
              <dc:date>2018-03-26T00:00:00</dc:date>
              <text:p text:style-name="P1">VIT:</text:p>
              <text:p text:style-name="P1">tùy đự án</text:p>
            </office:annotation>
            <text:p>Kiểm tra khi nhập dữ liệu là các thẻ html</text:p>
          </table:table-cell>
          <table:table-cell table:style-name="ce70" office:value-type="string">
            <text:p>NOOBS</text:p>
          </table:table-cell>
          <table:table-cell table:style-name="ce70" table:number-columns-repeated="3"/>
          <table:table-cell table:style-name="ce17" office:value-type="string">
            <text:p>1. Nhập X đúng định dạng <text:s/>có chứa ký tự đặc biệt, thẻ html: &lt;/table&gt;….</text:p>
            <text:p>2. Các thông tin khác được nhập hợp lệ</text:p>
            <text:p/>
          </table:table-cell>
          <table:table-cell table:style-name="ce17" office:value-type="string">
            <text:p>1. Thực hiện thành công</text:p>
            <text:p>2. Các ký tự đặc biệt, thẻ html không bị mã hóa khi view lên và khi lưu vào database</text:p>
            <text:p/>
          </table:table-cell>
          <table:table-cell table:style-name="ce193" office:value-type="string">
            <text:p>P</text:p>
          </table:table-cell>
          <table:table-cell table:number-columns-repeated="11" table:style-name="ce193"/>
          <table:table-cell table:style-name="ce199" table:formula="of:=IF(OR(IF([.K143]=&quot;&quot;;IF([.J143]=&quot;&quot;;IF([.I143]=&quot;&quot;;&quot;&quot;;[.I143]);[.J143]);[.K143])=&quot;F&quot;;IF([.N143]=&quot;&quot;;IF([.M143]=&quot;&quot;;IF([.L143]=&quot;&quot;;&quot;&quot;;[.L143]);[.M143]);[.N143])=&quot;F&quot;;IF([.Q143]=&quot;&quot;;IF([.P143]=&quot;&quot;;IF([.O143]=&quot;&quot;;&quot;&quot;;[.O143]);[.P143]);[.Q143])=&quot;F&quot;;IF([.T143]=&quot;&quot;;IF([.S143]=&quot;&quot;;IF([.R143]=&quot;&quot;;&quot;&quot;;[.R143]);[.S143]);[.T143])=&quot;F&quot;)=1;&quot;F&quot;;IF(OR(IF([.K143]=&quot;&quot;;IF([.J143]=&quot;&quot;;IF([.I143]=&quot;&quot;;&quot;&quot;;[.I143]);[.J143]);[.K143])=&quot;PE&quot;;IF([.N143]=&quot;&quot;;IF([.M143]=&quot;&quot;;IF([.L143]=&quot;&quot;;&quot;&quot;;[.L143]);[.M143]);[.N143])=&quot;PE&quot;;IF([.Q143]=&quot;&quot;;IF([.P143]=&quot;&quot;;IF([.O143]=&quot;&quot;;&quot;&quot;;[.O143]);[.P143]);[.Q143])=&quot;PE&quot;;IF([.T143]=&quot;&quot;;IF([.S143]=&quot;&quot;;IF([.R143]=&quot;&quot;;&quot;&quot;;[.R143]);[.S143]);[.T143])=&quot;PE&quot;)=1;&quot;PE&quot;;IF(AND(IF([.K143]=&quot;&quot;;IF([.J143]=&quot;&quot;;IF([.I143]=&quot;&quot;;&quot;&quot;;[.I143]);[.J143]);[.K143])=&quot;&quot;;IF([.N143]=&quot;&quot;;IF([.M143]=&quot;&quot;;IF([.L143]=&quot;&quot;;&quot;&quot;;[.L143]);[.M143]);[.N143])=&quot;&quot;;IF([.Q143]=&quot;&quot;;IF([.P143]=&quot;&quot;;IF([.O143]=&quot;&quot;;&quot;&quot;;[.O143]);[.P143]);[.Q143])=&quot;&quot;;IF([.T143]=&quot;&quot;;IF([.S143]=&quot;&quot;;IF([.R143]=&quot;&quot;;&quot;&quot;;[.R143]);[.S143]);[.T143])=&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144]=&quot;&quot;;[.H144]=&quot;&quot;);&quot;&quot;;[.$H$3]&amp;&quot;_&quot;&amp;ROW()-11-COUNTBLANK([.$H$12:.H144]))" office:value-type="string" office:string-value="THEMMOI_BN_112">
            <text:p>THEMMOI_BN_112</text:p>
          </table:table-cell>
          <table:table-cell table:style-name="ce32" office:value-type="string">
            <text:p>Kiểm tra chức năng Trim space</text:p>
          </table:table-cell>
          <table:table-cell table:style-name="ce70" office:value-type="string">
            <text:p>NOOBS</text:p>
          </table:table-cell>
          <table:table-cell table:style-name="ce70" table:number-columns-repeated="3"/>
          <table:table-cell table:style-name="ce17" office:value-type="string">
            <text:p>1. Nhập dữ liệu hợp lệ và thêm space vào đầu và cuối </text:p>
            <text:p>2. Các thông tin khác được nhập hợp lệ</text:p>
            <text:p/>
          </table:table-cell>
          <table:table-cell table:style-name="ce17" office:value-type="string">
            <text:p>1. Thực hiện thành công</text:p>
            <text:p>2. Thực hiện trim space ở đầu và cuối trường dữ liệu</text:p>
            <text:p/>
          </table:table-cell>
          <table:table-cell table:style-name="ce193" office:value-type="string">
            <text:p>P</text:p>
          </table:table-cell>
          <table:table-cell table:number-columns-repeated="11" table:style-name="ce193"/>
          <table:table-cell table:style-name="ce199" table:formula="of:=IF(OR(IF([.K144]=&quot;&quot;;IF([.J144]=&quot;&quot;;IF([.I144]=&quot;&quot;;&quot;&quot;;[.I144]);[.J144]);[.K144])=&quot;F&quot;;IF([.N144]=&quot;&quot;;IF([.M144]=&quot;&quot;;IF([.L144]=&quot;&quot;;&quot;&quot;;[.L144]);[.M144]);[.N144])=&quot;F&quot;;IF([.Q144]=&quot;&quot;;IF([.P144]=&quot;&quot;;IF([.O144]=&quot;&quot;;&quot;&quot;;[.O144]);[.P144]);[.Q144])=&quot;F&quot;;IF([.T144]=&quot;&quot;;IF([.S144]=&quot;&quot;;IF([.R144]=&quot;&quot;;&quot;&quot;;[.R144]);[.S144]);[.T144])=&quot;F&quot;)=1;&quot;F&quot;;IF(OR(IF([.K144]=&quot;&quot;;IF([.J144]=&quot;&quot;;IF([.I144]=&quot;&quot;;&quot;&quot;;[.I144]);[.J144]);[.K144])=&quot;PE&quot;;IF([.N144]=&quot;&quot;;IF([.M144]=&quot;&quot;;IF([.L144]=&quot;&quot;;&quot;&quot;;[.L144]);[.M144]);[.N144])=&quot;PE&quot;;IF([.Q144]=&quot;&quot;;IF([.P144]=&quot;&quot;;IF([.O144]=&quot;&quot;;&quot;&quot;;[.O144]);[.P144]);[.Q144])=&quot;PE&quot;;IF([.T144]=&quot;&quot;;IF([.S144]=&quot;&quot;;IF([.R144]=&quot;&quot;;&quot;&quot;;[.R144]);[.S144]);[.T144])=&quot;PE&quot;)=1;&quot;PE&quot;;IF(AND(IF([.K144]=&quot;&quot;;IF([.J144]=&quot;&quot;;IF([.I144]=&quot;&quot;;&quot;&quot;;[.I144]);[.J144]);[.K144])=&quot;&quot;;IF([.N144]=&quot;&quot;;IF([.M144]=&quot;&quot;;IF([.L144]=&quot;&quot;;&quot;&quot;;[.L144]);[.M144]);[.N144])=&quot;&quot;;IF([.Q144]=&quot;&quot;;IF([.P144]=&quot;&quot;;IF([.O144]=&quot;&quot;;&quot;&quot;;[.O144]);[.P144]);[.Q144])=&quot;&quot;;IF([.T144]=&quot;&quot;;IF([.S144]=&quot;&quot;;IF([.R144]=&quot;&quot;;&quot;&quot;;[.R144]);[.S144]);[.T144])=&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145]=&quot;&quot;;[.H145]=&quot;&quot;);&quot;&quot;;[.$H$3]&amp;&quot;_&quot;&amp;ROW()-11-COUNTBLANK([.$H$12:.H145]))" office:value-type="string" office:string-value="THEMMOI_BN_113">
            <text:p>THEMMOI_BN_113</text:p>
          </table:table-cell>
          <table:table-cell table:style-name="ce17" office:value-type="string">
            <text:p>Kiểm tra thực hiện thành công khi dữ liệu là chữ tiếng Việt có dấu</text:p>
          </table:table-cell>
          <table:table-cell table:style-name="ce27" office:value-type="string">
            <text:p>NOOBS</text:p>
          </table:table-cell>
          <table:table-cell table:style-name="ce27" table:number-columns-repeated="3"/>
          <table:table-cell table:style-name="ce17" office:value-type="string">
            <text:p>1. Nhập dữ liệu là chữ tiếng việt có dấu</text:p>
            <text:p>2. Các thông tin khác được nhập hợp lệ</text:p>
            <text:p/>
          </table:table-cell>
          <table:table-cell table:style-name="ce17" office:value-type="string">
            <text:p>1. Thực hiện thành công</text:p>
            <text:p>2. Dữ liệu của trường dữ liệu được view lên bình thường, không bị lỗi font</text:p>
            <text:p/>
          </table:table-cell>
          <table:table-cell table:style-name="ce193" office:value-type="string">
            <text:p>P</text:p>
          </table:table-cell>
          <table:table-cell table:number-columns-repeated="11" table:style-name="ce193"/>
          <table:table-cell table:style-name="ce199" table:formula="of:=IF(OR(IF([.K145]=&quot;&quot;;IF([.J145]=&quot;&quot;;IF([.I145]=&quot;&quot;;&quot;&quot;;[.I145]);[.J145]);[.K145])=&quot;F&quot;;IF([.N145]=&quot;&quot;;IF([.M145]=&quot;&quot;;IF([.L145]=&quot;&quot;;&quot;&quot;;[.L145]);[.M145]);[.N145])=&quot;F&quot;;IF([.Q145]=&quot;&quot;;IF([.P145]=&quot;&quot;;IF([.O145]=&quot;&quot;;&quot;&quot;;[.O145]);[.P145]);[.Q145])=&quot;F&quot;;IF([.T145]=&quot;&quot;;IF([.S145]=&quot;&quot;;IF([.R145]=&quot;&quot;;&quot;&quot;;[.R145]);[.S145]);[.T145])=&quot;F&quot;)=1;&quot;F&quot;;IF(OR(IF([.K145]=&quot;&quot;;IF([.J145]=&quot;&quot;;IF([.I145]=&quot;&quot;;&quot;&quot;;[.I145]);[.J145]);[.K145])=&quot;PE&quot;;IF([.N145]=&quot;&quot;;IF([.M145]=&quot;&quot;;IF([.L145]=&quot;&quot;;&quot;&quot;;[.L145]);[.M145]);[.N145])=&quot;PE&quot;;IF([.Q145]=&quot;&quot;;IF([.P145]=&quot;&quot;;IF([.O145]=&quot;&quot;;&quot;&quot;;[.O145]);[.P145]);[.Q145])=&quot;PE&quot;;IF([.T145]=&quot;&quot;;IF([.S145]=&quot;&quot;;IF([.R145]=&quot;&quot;;&quot;&quot;;[.R145]);[.S145]);[.T145])=&quot;PE&quot;)=1;&quot;PE&quot;;IF(AND(IF([.K145]=&quot;&quot;;IF([.J145]=&quot;&quot;;IF([.I145]=&quot;&quot;;&quot;&quot;;[.I145]);[.J145]);[.K145])=&quot;&quot;;IF([.N145]=&quot;&quot;;IF([.M145]=&quot;&quot;;IF([.L145]=&quot;&quot;;&quot;&quot;;[.L145]);[.M145]);[.N145])=&quot;&quot;;IF([.Q145]=&quot;&quot;;IF([.P145]=&quot;&quot;;IF([.O145]=&quot;&quot;;&quot;&quot;;[.O145]);[.P145]);[.Q145])=&quot;&quot;;IF([.T145]=&quot;&quot;;IF([.S145]=&quot;&quot;;IF([.R145]=&quot;&quot;;&quot;&quot;;[.R145]);[.S145]);[.T145])=&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2">
          <table:table-cell table:style-name="ce177" table:formula="of:=IF(AND([.H146]=&quot;&quot;;[.H146]=&quot;&quot;);&quot;&quot;;[.$H$3]&amp;&quot;_&quot;&amp;ROW()-11-COUNTBLANK([.$H$12:.H146]))">
            <text:p/>
          </table:table-cell>
          <table:table-cell table:style-name="ce58" office:value-type="string" table:number-columns-spanned="6" table:number-rows-spanned="1">
            <text:p>Textbox "Địa chỉ tạm trú"</text:p>
          </table:table-cell>
          <table:covered-table-cell table:number-columns-repeated="4" table:style-name="ce21"/>
          <table:covered-table-cell table:style-name="ce43"/>
          <table:table-cell table:style-name="ce51"/>
          <table:table-cell table:style-name="ce191" table:number-columns-repeated="12"/>
          <table:table-cell table:style-name="ce200"/>
          <table:table-cell table:style-name="ce51"/>
          <table:table-cell table:style-name="ce1" table:number-columns-repeated="11"/>
          <table:table-cell table:number-columns-repeated="991"/>
        </table:table-row>
        <table:table-row table:style-name="ro6">
          <table:table-cell table:style-name="ce177" table:formula="of:=IF(AND([.H147]=&quot;&quot;;[.H147]=&quot;&quot;);&quot;&quot;;[.$H$3]&amp;&quot;_&quot;&amp;ROW()-11-COUNTBLANK([.$H$12:.H147]))" office:value-type="string" office:string-value="THEMMOI_BN_114">
            <text:p>THEMMOI_BN_114</text:p>
          </table:table-cell>
          <table:table-cell table:style-name="ce50" office:value-type="string">
            <text:p>Kiểm tra giá trị mặc định</text:p>
          </table:table-cell>
          <table:table-cell table:style-name="ce75" office:value-type="string">
            <text:p>nrop</text:p>
          </table:table-cell>
          <table:table-cell table:style-name="ce75" office:value-type="float" office:value="1">
            <text:p>1</text:p>
          </table:table-cell>
          <table:table-cell table:style-name="ce92" office:value-type="percentage" office:value="1">
            <text:p>100%</text:p>
          </table:table-cell>
          <table:table-cell table:style-name="ce75"/>
          <table:table-cell table:style-name="ce50" office:value-type="string">
            <text:p>Kiểm tra giá trị mặc định</text:p>
          </table:table-cell>
          <table:table-cell table:style-name="ce106" office:value-type="string">
            <text:p>Giá trị mặc định là trống</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47]=&quot;&quot;;IF([.J147]=&quot;&quot;;IF([.I147]=&quot;&quot;;&quot;&quot;;[.I147]);[.J147]);[.K147])=&quot;F&quot;;IF([.N147]=&quot;&quot;;IF([.M147]=&quot;&quot;;IF([.L147]=&quot;&quot;;&quot;&quot;;[.L147]);[.M147]);[.N147])=&quot;F&quot;;IF([.Q147]=&quot;&quot;;IF([.P147]=&quot;&quot;;IF([.O147]=&quot;&quot;;&quot;&quot;;[.O147]);[.P147]);[.Q147])=&quot;F&quot;;IF([.T147]=&quot;&quot;;IF([.S147]=&quot;&quot;;IF([.R147]=&quot;&quot;;&quot;&quot;;[.R147]);[.S147]);[.T147])=&quot;F&quot;)=1;&quot;F&quot;;IF(OR(IF([.K147]=&quot;&quot;;IF([.J147]=&quot;&quot;;IF([.I147]=&quot;&quot;;&quot;&quot;;[.I147]);[.J147]);[.K147])=&quot;PE&quot;;IF([.N147]=&quot;&quot;;IF([.M147]=&quot;&quot;;IF([.L147]=&quot;&quot;;&quot;&quot;;[.L147]);[.M147]);[.N147])=&quot;PE&quot;;IF([.Q147]=&quot;&quot;;IF([.P147]=&quot;&quot;;IF([.O147]=&quot;&quot;;&quot;&quot;;[.O147]);[.P147]);[.Q147])=&quot;PE&quot;;IF([.T147]=&quot;&quot;;IF([.S147]=&quot;&quot;;IF([.R147]=&quot;&quot;;&quot;&quot;;[.R147]);[.S147]);[.T147])=&quot;PE&quot;)=1;&quot;PE&quot;;IF(AND(IF([.K147]=&quot;&quot;;IF([.J147]=&quot;&quot;;IF([.I147]=&quot;&quot;;&quot;&quot;;[.I147]);[.J147]);[.K147])=&quot;&quot;;IF([.N147]=&quot;&quot;;IF([.M147]=&quot;&quot;;IF([.L147]=&quot;&quot;;&quot;&quot;;[.L147]);[.M147]);[.N147])=&quot;&quot;;IF([.Q147]=&quot;&quot;;IF([.P147]=&quot;&quot;;IF([.O147]=&quot;&quot;;&quot;&quot;;[.O147]);[.P147]);[.Q147])=&quot;&quot;;IF([.T147]=&quot;&quot;;IF([.S147]=&quot;&quot;;IF([.R147]=&quot;&quot;;&quot;&quot;;[.R147]);[.S147]);[.T147])=&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20">
          <table:table-cell table:style-name="ce177" table:formula="of:=IF(AND([.H148]=&quot;&quot;;[.H148]=&quot;&quot;);&quot;&quot;;[.$H$3]&amp;&quot;_&quot;&amp;ROW()-11-COUNTBLANK([.$H$12:.H148]))" office:value-type="string" office:string-value="THEMMOI_BN_115">
            <text:p>THEMMOI_BN_115</text:p>
          </table:table-cell>
          <table:table-cell table:style-name="ce17" office:value-type="string">
            <text:p>Kiểm tra là trường không bắt buộc</text:p>
          </table:table-cell>
          <table:table-cell table:style-name="ce27" office:value-type="string">
            <text:p>nrop</text:p>
          </table:table-cell>
          <table:table-cell table:style-name="ce27" office:value-type="float" office:value="1">
            <text:p>1</text:p>
          </table:table-cell>
          <table:table-cell table:style-name="ce89" office:value-type="percentage" office:value="1">
            <text:p>100%</text:p>
          </table:table-cell>
          <table:table-cell table:style-name="ce27"/>
          <table:table-cell table:style-name="ce17" office:value-type="string">
            <text:p>1. Để trống trường dữ liệu</text:p>
            <text:p>2. Các thông tin khác được nhập hợp lệ</text:p>
            <text:p/>
          </table:table-cell>
          <table:table-cell table:style-name="ce17" office:value-type="string">
            <text:p>Lưu thành công</text:p>
          </table:table-cell>
          <table:table-cell table:style-name="ce193" office:value-type="string">
            <text:p>P</text:p>
          </table:table-cell>
          <table:table-cell table:number-columns-repeated="11" table:style-name="ce193"/>
          <table:table-cell table:style-name="ce199" table:formula="of:=IF(OR(IF([.K148]=&quot;&quot;;IF([.J148]=&quot;&quot;;IF([.I148]=&quot;&quot;;&quot;&quot;;[.I148]);[.J148]);[.K148])=&quot;F&quot;;IF([.N148]=&quot;&quot;;IF([.M148]=&quot;&quot;;IF([.L148]=&quot;&quot;;&quot;&quot;;[.L148]);[.M148]);[.N148])=&quot;F&quot;;IF([.Q148]=&quot;&quot;;IF([.P148]=&quot;&quot;;IF([.O148]=&quot;&quot;;&quot;&quot;;[.O148]);[.P148]);[.Q148])=&quot;F&quot;;IF([.T148]=&quot;&quot;;IF([.S148]=&quot;&quot;;IF([.R148]=&quot;&quot;;&quot;&quot;;[.R148]);[.S148]);[.T148])=&quot;F&quot;)=1;&quot;F&quot;;IF(OR(IF([.K148]=&quot;&quot;;IF([.J148]=&quot;&quot;;IF([.I148]=&quot;&quot;;&quot;&quot;;[.I148]);[.J148]);[.K148])=&quot;PE&quot;;IF([.N148]=&quot;&quot;;IF([.M148]=&quot;&quot;;IF([.L148]=&quot;&quot;;&quot;&quot;;[.L148]);[.M148]);[.N148])=&quot;PE&quot;;IF([.Q148]=&quot;&quot;;IF([.P148]=&quot;&quot;;IF([.O148]=&quot;&quot;;&quot;&quot;;[.O148]);[.P148]);[.Q148])=&quot;PE&quot;;IF([.T148]=&quot;&quot;;IF([.S148]=&quot;&quot;;IF([.R148]=&quot;&quot;;&quot;&quot;;[.R148]);[.S148]);[.T148])=&quot;PE&quot;)=1;&quot;PE&quot;;IF(AND(IF([.K148]=&quot;&quot;;IF([.J148]=&quot;&quot;;IF([.I148]=&quot;&quot;;&quot;&quot;;[.I148]);[.J148]);[.K148])=&quot;&quot;;IF([.N148]=&quot;&quot;;IF([.M148]=&quot;&quot;;IF([.L148]=&quot;&quot;;&quot;&quot;;[.L148]);[.M148]);[.N148])=&quot;&quot;;IF([.Q148]=&quot;&quot;;IF([.P148]=&quot;&quot;;IF([.O148]=&quot;&quot;;&quot;&quot;;[.O148]);[.P148]);[.Q148])=&quot;&quot;;IF([.T148]=&quot;&quot;;IF([.S148]=&quot;&quot;;IF([.R148]=&quot;&quot;;&quot;&quot;;[.R148]);[.S148]);[.T148])=&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149]=&quot;&quot;;[.H149]=&quot;&quot;);&quot;&quot;;[.$H$3]&amp;&quot;_&quot;&amp;ROW()-11-COUNTBLANK([.$H$12:.H149]))" office:value-type="string" office:string-value="THEMMOI_BN_116">
            <text:p>THEMMOI_BN_116</text:p>
          </table:table-cell>
          <table:table-cell table:style-name="ce17" office:value-type="string">
            <text:p>Kiểm tra tìm kiếm các ký tự đặc biệt</text:p>
          </table:table-cell>
          <table:table-cell table:style-name="ce27" office:value-type="string">
            <text:p>nrop</text:p>
          </table:table-cell>
          <table:table-cell table:style-name="ce27" office:value-type="float" office:value="1">
            <text:p>1</text:p>
          </table:table-cell>
          <table:table-cell table:style-name="ce89" office:value-type="percentage" office:value="1">
            <text:p>100%</text:p>
          </table:table-cell>
          <table:table-cell table:style-name="ce27"/>
          <table:table-cell table:style-name="ce17" office:value-type="string">
            <text:p>1. Nhập dữ liệu là ký tự đặc biệt %^&amp;*()</text:p>
            <text:p>2. Các thông tin khác được nhập hợp lệ</text:p>
            <text:p/>
          </table:table-cell>
          <table:table-cell table:style-name="ce17" office:value-type="string">
            <text:p>1. Thực hiện thành công</text:p>
            <text:p>2. Dữ liệu của trường dữ liệu được view lên bình thường, không bị lỗi font</text:p>
            <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49]=&quot;&quot;;IF([.J149]=&quot;&quot;;IF([.I149]=&quot;&quot;;&quot;&quot;;[.I149]);[.J149]);[.K149])=&quot;F&quot;;IF([.N149]=&quot;&quot;;IF([.M149]=&quot;&quot;;IF([.L149]=&quot;&quot;;&quot;&quot;;[.L149]);[.M149]);[.N149])=&quot;F&quot;;IF([.Q149]=&quot;&quot;;IF([.P149]=&quot;&quot;;IF([.O149]=&quot;&quot;;&quot;&quot;;[.O149]);[.P149]);[.Q149])=&quot;F&quot;;IF([.T149]=&quot;&quot;;IF([.S149]=&quot;&quot;;IF([.R149]=&quot;&quot;;&quot;&quot;;[.R149]);[.S149]);[.T149])=&quot;F&quot;)=1;&quot;F&quot;;IF(OR(IF([.K149]=&quot;&quot;;IF([.J149]=&quot;&quot;;IF([.I149]=&quot;&quot;;&quot;&quot;;[.I149]);[.J149]);[.K149])=&quot;PE&quot;;IF([.N149]=&quot;&quot;;IF([.M149]=&quot;&quot;;IF([.L149]=&quot;&quot;;&quot;&quot;;[.L149]);[.M149]);[.N149])=&quot;PE&quot;;IF([.Q149]=&quot;&quot;;IF([.P149]=&quot;&quot;;IF([.O149]=&quot;&quot;;&quot;&quot;;[.O149]);[.P149]);[.Q149])=&quot;PE&quot;;IF([.T149]=&quot;&quot;;IF([.S149]=&quot;&quot;;IF([.R149]=&quot;&quot;;&quot;&quot;;[.R149]);[.S149]);[.T149])=&quot;PE&quot;)=1;&quot;PE&quot;;IF(AND(IF([.K149]=&quot;&quot;;IF([.J149]=&quot;&quot;;IF([.I149]=&quot;&quot;;&quot;&quot;;[.I149]);[.J149]);[.K149])=&quot;&quot;;IF([.N149]=&quot;&quot;;IF([.M149]=&quot;&quot;;IF([.L149]=&quot;&quot;;&quot;&quot;;[.L149]);[.M149]);[.N149])=&quot;&quot;;IF([.Q149]=&quot;&quot;;IF([.P149]=&quot;&quot;;IF([.O149]=&quot;&quot;;&quot;&quot;;[.O149]);[.P149]);[.Q149])=&quot;&quot;;IF([.T149]=&quot;&quot;;IF([.S149]=&quot;&quot;;IF([.R149]=&quot;&quot;;&quot;&quot;;[.R149]);[.S149]);[.T149])=&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5">
          <table:table-cell table:style-name="ce178" table:formula="of:=IF(AND([.H150]=&quot;&quot;;[.H150]=&quot;&quot;);&quot;&quot;;[.$H$3]&amp;&quot;_&quot;&amp;ROW()-11-COUNTBLANK([.$H$12:.H150]))" office:value-type="string" office:string-value="THEMMOI_BN_117">
            <text:p>THEMMOI_BN_117</text:p>
          </table:table-cell>
          <table:table-cell table:style-name="ce179" office:value-type="string">
            <text:p>Kiểm tra nhập quá maxlength (? ký tự)</text:p>
          </table:table-cell>
          <table:table-cell table:style-name="ce180" office:value-type="string">
            <text:p>nrop</text:p>
          </table:table-cell>
          <table:table-cell table:style-name="ce180" table:number-columns-repeated="3"/>
          <table:table-cell table:style-name="ce179" office:value-type="string">
            <text:p>1. Trên màn hình Tìm kiếm</text:p>
            <text:p>Tại trường điều kiện tìm kiếm</text:p>
            <text:p>2. Nhập hơn nhiều hơn ? ký tự cho phép</text:p>
            <text:p>3. Ấn nút <text:s/>Tìm kiếm</text:p>
          </table:table-cell>
          <table:table-cell table:style-name="ce185" office:value-type="string">
            <text:p>Không Cho phép nhập quá giá trị maxlength</text:p>
          </table:table-cell>
          <table:table-cell table:style-name="ce194" table:content-validation-name="val3" office:value-type="string">
            <text:p>F</text:p>
          </table:table-cell>
          <table:table-cell table:number-columns-repeated="11" table:style-name="ce194" table:content-validation-name="val3"/>
          <table:table-cell table:style-name="ce202" table:formula="of:=IF(OR(IF([.K150]=&quot;&quot;;IF([.J150]=&quot;&quot;;IF([.I150]=&quot;&quot;;&quot;&quot;;[.I150]);[.J150]);[.K150])=&quot;F&quot;;IF([.N150]=&quot;&quot;;IF([.M150]=&quot;&quot;;IF([.L150]=&quot;&quot;;&quot;&quot;;[.L150]);[.M150]);[.N150])=&quot;F&quot;;IF([.Q150]=&quot;&quot;;IF([.P150]=&quot;&quot;;IF([.O150]=&quot;&quot;;&quot;&quot;;[.O150]);[.P150]);[.Q150])=&quot;F&quot;;IF([.T150]=&quot;&quot;;IF([.S150]=&quot;&quot;;IF([.R150]=&quot;&quot;;&quot;&quot;;[.R150]);[.S150]);[.T150])=&quot;F&quot;)=1;&quot;F&quot;;IF(OR(IF([.K150]=&quot;&quot;;IF([.J150]=&quot;&quot;;IF([.I150]=&quot;&quot;;&quot;&quot;;[.I150]);[.J150]);[.K150])=&quot;PE&quot;;IF([.N150]=&quot;&quot;;IF([.M150]=&quot;&quot;;IF([.L150]=&quot;&quot;;&quot;&quot;;[.L150]);[.M150]);[.N150])=&quot;PE&quot;;IF([.Q150]=&quot;&quot;;IF([.P150]=&quot;&quot;;IF([.O150]=&quot;&quot;;&quot;&quot;;[.O150]);[.P150]);[.Q150])=&quot;PE&quot;;IF([.T150]=&quot;&quot;;IF([.S150]=&quot;&quot;;IF([.R150]=&quot;&quot;;&quot;&quot;;[.R150]);[.S150]);[.T150])=&quot;PE&quot;)=1;&quot;PE&quot;;IF(AND(IF([.K150]=&quot;&quot;;IF([.J150]=&quot;&quot;;IF([.I150]=&quot;&quot;;&quot;&quot;;[.I150]);[.J150]);[.K150])=&quot;&quot;;IF([.N150]=&quot;&quot;;IF([.M150]=&quot;&quot;;IF([.L150]=&quot;&quot;;&quot;&quot;;[.L150]);[.M150]);[.N150])=&quot;&quot;;IF([.Q150]=&quot;&quot;;IF([.P150]=&quot;&quot;;IF([.O150]=&quot;&quot;;&quot;&quot;;[.O150]);[.P150]);[.Q150])=&quot;&quot;;IF([.T150]=&quot;&quot;;IF([.S150]=&quot;&quot;;IF([.R150]=&quot;&quot;;&quot;&quot;;[.R150]);[.S150]);[.T150])=&quot;&quot;)=1;&quot;&quot;;&quot;P&quot;)))" office:value-type="string" office:string-value="F">
            <text:p>F</text:p>
          </table:table-cell>
          <table:table-cell table:style-name="ce204"/>
          <table:table-cell table:style-name="ce205" table:number-columns-repeated="11"/>
          <table:table-cell table:number-columns-repeated="991"/>
        </table:table-row>
        <table:table-row table:style-name="ro5">
          <table:table-cell table:style-name="ce177" table:formula="of:=IF(AND([.H151]=&quot;&quot;;[.H151]=&quot;&quot;);&quot;&quot;;[.$H$3]&amp;&quot;_&quot;&amp;ROW()-11-COUNTBLANK([.$H$12:.H151]))" office:value-type="string" office:string-value="THEMMOI_BN_118">
            <text:p>THEMMOI_BN_118</text:p>
          </table:table-cell>
          <table:table-cell table:style-name="ce32" office:value-type="string">
            <office:annotation draw:style-name="gr15" draw:text-style-name="P1" svg:width="5.0535in" svg:height="1.3484in" svg:x="4.8866in" svg:y="72.7283in" draw:caption-point-x="-0.1898in" draw:caption-point-y="-0.7965in">
              <dc:creator>Thuy Vu</dc:creator>
              <dc:date>2018-03-26T00:00:00</dc:date>
              <text:p text:style-name="P1">VIT:</text:p>
              <text:p text:style-name="P1">tùy đự án</text:p>
            </office:annotation>
            <text:p>Kiểm tra khi nhập dữ liệu là các thẻ html</text:p>
          </table:table-cell>
          <table:table-cell table:style-name="ce70" office:value-type="string">
            <text:p>nrop</text:p>
          </table:table-cell>
          <table:table-cell table:style-name="ce70" office:value-type="float" office:value="1">
            <text:p>1</text:p>
          </table:table-cell>
          <table:table-cell table:style-name="ce90" office:value-type="percentage" office:value="1">
            <text:p>100%</text:p>
          </table:table-cell>
          <table:table-cell table:style-name="ce70"/>
          <table:table-cell table:style-name="ce17" office:value-type="string">
            <text:p>1. Nhập X đúng định dạng <text:s/>có chứa ký tự đặc biệt, thẻ html: &lt;/table&gt;….</text:p>
            <text:p>2. Các thông tin khác được nhập hợp lệ</text:p>
            <text:p/>
          </table:table-cell>
          <table:table-cell table:style-name="ce17" office:value-type="string">
            <text:p>1. Thực hiện thành công</text:p>
            <text:p>2. Các ký tự đặc biệt, thẻ html không bị mã hóa khi view lên và khi lưu vào database</text:p>
            <text:p/>
          </table:table-cell>
          <table:table-cell table:style-name="ce193" office:value-type="string">
            <text:p>P</text:p>
          </table:table-cell>
          <table:table-cell table:number-columns-repeated="11" table:style-name="ce193"/>
          <table:table-cell table:style-name="ce199" table:formula="of:=IF(OR(IF([.K151]=&quot;&quot;;IF([.J151]=&quot;&quot;;IF([.I151]=&quot;&quot;;&quot;&quot;;[.I151]);[.J151]);[.K151])=&quot;F&quot;;IF([.N151]=&quot;&quot;;IF([.M151]=&quot;&quot;;IF([.L151]=&quot;&quot;;&quot;&quot;;[.L151]);[.M151]);[.N151])=&quot;F&quot;;IF([.Q151]=&quot;&quot;;IF([.P151]=&quot;&quot;;IF([.O151]=&quot;&quot;;&quot;&quot;;[.O151]);[.P151]);[.Q151])=&quot;F&quot;;IF([.T151]=&quot;&quot;;IF([.S151]=&quot;&quot;;IF([.R151]=&quot;&quot;;&quot;&quot;;[.R151]);[.S151]);[.T151])=&quot;F&quot;)=1;&quot;F&quot;;IF(OR(IF([.K151]=&quot;&quot;;IF([.J151]=&quot;&quot;;IF([.I151]=&quot;&quot;;&quot;&quot;;[.I151]);[.J151]);[.K151])=&quot;PE&quot;;IF([.N151]=&quot;&quot;;IF([.M151]=&quot;&quot;;IF([.L151]=&quot;&quot;;&quot;&quot;;[.L151]);[.M151]);[.N151])=&quot;PE&quot;;IF([.Q151]=&quot;&quot;;IF([.P151]=&quot;&quot;;IF([.O151]=&quot;&quot;;&quot;&quot;;[.O151]);[.P151]);[.Q151])=&quot;PE&quot;;IF([.T151]=&quot;&quot;;IF([.S151]=&quot;&quot;;IF([.R151]=&quot;&quot;;&quot;&quot;;[.R151]);[.S151]);[.T151])=&quot;PE&quot;)=1;&quot;PE&quot;;IF(AND(IF([.K151]=&quot;&quot;;IF([.J151]=&quot;&quot;;IF([.I151]=&quot;&quot;;&quot;&quot;;[.I151]);[.J151]);[.K151])=&quot;&quot;;IF([.N151]=&quot;&quot;;IF([.M151]=&quot;&quot;;IF([.L151]=&quot;&quot;;&quot;&quot;;[.L151]);[.M151]);[.N151])=&quot;&quot;;IF([.Q151]=&quot;&quot;;IF([.P151]=&quot;&quot;;IF([.O151]=&quot;&quot;;&quot;&quot;;[.O151]);[.P151]);[.Q151])=&quot;&quot;;IF([.T151]=&quot;&quot;;IF([.S151]=&quot;&quot;;IF([.R151]=&quot;&quot;;&quot;&quot;;[.R151]);[.S151]);[.T151])=&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152]=&quot;&quot;;[.H152]=&quot;&quot;);&quot;&quot;;[.$H$3]&amp;&quot;_&quot;&amp;ROW()-11-COUNTBLANK([.$H$12:.H152]))" office:value-type="string" office:string-value="THEMMOI_BN_119">
            <text:p>THEMMOI_BN_119</text:p>
          </table:table-cell>
          <table:table-cell table:style-name="ce32" office:value-type="string">
            <text:p>Kiểm tra chức năng Trim space</text:p>
          </table:table-cell>
          <table:table-cell table:style-name="ce70" office:value-type="string">
            <text:p>nrop</text:p>
          </table:table-cell>
          <table:table-cell table:style-name="ce70" office:value-type="float" office:value="1">
            <text:p>1</text:p>
          </table:table-cell>
          <table:table-cell table:style-name="ce90" office:value-type="percentage" office:value="1">
            <text:p>100%</text:p>
          </table:table-cell>
          <table:table-cell table:style-name="ce70"/>
          <table:table-cell table:style-name="ce17" office:value-type="string">
            <text:p>1. Nhập dữ liệu hợp lệ và thêm space vào đầu và cuối </text:p>
            <text:p>2. Các thông tin khác được nhập hợp lệ</text:p>
            <text:p/>
          </table:table-cell>
          <table:table-cell table:style-name="ce17" office:value-type="string">
            <text:p>1. Thực hiện thành công</text:p>
            <text:p>2. Thực hiện trim space ở đầu và cuối trường dữ liệu</text:p>
            <text:p/>
          </table:table-cell>
          <table:table-cell table:style-name="ce193" office:value-type="string">
            <text:p>P</text:p>
          </table:table-cell>
          <table:table-cell table:number-columns-repeated="11" table:style-name="ce193"/>
          <table:table-cell table:style-name="ce199" table:formula="of:=IF(OR(IF([.K152]=&quot;&quot;;IF([.J152]=&quot;&quot;;IF([.I152]=&quot;&quot;;&quot;&quot;;[.I152]);[.J152]);[.K152])=&quot;F&quot;;IF([.N152]=&quot;&quot;;IF([.M152]=&quot;&quot;;IF([.L152]=&quot;&quot;;&quot;&quot;;[.L152]);[.M152]);[.N152])=&quot;F&quot;;IF([.Q152]=&quot;&quot;;IF([.P152]=&quot;&quot;;IF([.O152]=&quot;&quot;;&quot;&quot;;[.O152]);[.P152]);[.Q152])=&quot;F&quot;;IF([.T152]=&quot;&quot;;IF([.S152]=&quot;&quot;;IF([.R152]=&quot;&quot;;&quot;&quot;;[.R152]);[.S152]);[.T152])=&quot;F&quot;)=1;&quot;F&quot;;IF(OR(IF([.K152]=&quot;&quot;;IF([.J152]=&quot;&quot;;IF([.I152]=&quot;&quot;;&quot;&quot;;[.I152]);[.J152]);[.K152])=&quot;PE&quot;;IF([.N152]=&quot;&quot;;IF([.M152]=&quot;&quot;;IF([.L152]=&quot;&quot;;&quot;&quot;;[.L152]);[.M152]);[.N152])=&quot;PE&quot;;IF([.Q152]=&quot;&quot;;IF([.P152]=&quot;&quot;;IF([.O152]=&quot;&quot;;&quot;&quot;;[.O152]);[.P152]);[.Q152])=&quot;PE&quot;;IF([.T152]=&quot;&quot;;IF([.S152]=&quot;&quot;;IF([.R152]=&quot;&quot;;&quot;&quot;;[.R152]);[.S152]);[.T152])=&quot;PE&quot;)=1;&quot;PE&quot;;IF(AND(IF([.K152]=&quot;&quot;;IF([.J152]=&quot;&quot;;IF([.I152]=&quot;&quot;;&quot;&quot;;[.I152]);[.J152]);[.K152])=&quot;&quot;;IF([.N152]=&quot;&quot;;IF([.M152]=&quot;&quot;;IF([.L152]=&quot;&quot;;&quot;&quot;;[.L152]);[.M152]);[.N152])=&quot;&quot;;IF([.Q152]=&quot;&quot;;IF([.P152]=&quot;&quot;;IF([.O152]=&quot;&quot;;&quot;&quot;;[.O152]);[.P152]);[.Q152])=&quot;&quot;;IF([.T152]=&quot;&quot;;IF([.S152]=&quot;&quot;;IF([.R152]=&quot;&quot;;&quot;&quot;;[.R152]);[.S152]);[.T152])=&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153]=&quot;&quot;;[.H153]=&quot;&quot;);&quot;&quot;;[.$H$3]&amp;&quot;_&quot;&amp;ROW()-11-COUNTBLANK([.$H$12:.H153]))" office:value-type="string" office:string-value="THEMMOI_BN_120">
            <text:p>THEMMOI_BN_120</text:p>
          </table:table-cell>
          <table:table-cell table:style-name="ce17" office:value-type="string">
            <text:p>Kiểm tra thực hiện thành công khi dữ liệu là chữ tiếng Việt có dấu</text:p>
          </table:table-cell>
          <table:table-cell table:style-name="ce27" office:value-type="string">
            <text:p>nrop</text:p>
          </table:table-cell>
          <table:table-cell table:style-name="ce27" office:value-type="float" office:value="1">
            <text:p>1</text:p>
          </table:table-cell>
          <table:table-cell table:style-name="ce89" office:value-type="percentage" office:value="1">
            <text:p>100%</text:p>
          </table:table-cell>
          <table:table-cell table:style-name="ce27"/>
          <table:table-cell table:style-name="ce17" office:value-type="string">
            <text:p>1. Nhập dữ liệu là chữ tiếng việt có dấu</text:p>
            <text:p>2. Các thông tin khác được nhập hợp lệ</text:p>
            <text:p/>
          </table:table-cell>
          <table:table-cell table:style-name="ce17" office:value-type="string">
            <text:p>1. Thực hiện thành công</text:p>
            <text:p>2. Dữ liệu của trường dữ liệu được view lên bình thường, không bị lỗi font</text:p>
            <text:p/>
          </table:table-cell>
          <table:table-cell table:style-name="ce193" office:value-type="string">
            <text:p>P</text:p>
          </table:table-cell>
          <table:table-cell table:number-columns-repeated="11" table:style-name="ce193"/>
          <table:table-cell table:style-name="ce199" table:formula="of:=IF(OR(IF([.K153]=&quot;&quot;;IF([.J153]=&quot;&quot;;IF([.I153]=&quot;&quot;;&quot;&quot;;[.I153]);[.J153]);[.K153])=&quot;F&quot;;IF([.N153]=&quot;&quot;;IF([.M153]=&quot;&quot;;IF([.L153]=&quot;&quot;;&quot;&quot;;[.L153]);[.M153]);[.N153])=&quot;F&quot;;IF([.Q153]=&quot;&quot;;IF([.P153]=&quot;&quot;;IF([.O153]=&quot;&quot;;&quot;&quot;;[.O153]);[.P153]);[.Q153])=&quot;F&quot;;IF([.T153]=&quot;&quot;;IF([.S153]=&quot;&quot;;IF([.R153]=&quot;&quot;;&quot;&quot;;[.R153]);[.S153]);[.T153])=&quot;F&quot;)=1;&quot;F&quot;;IF(OR(IF([.K153]=&quot;&quot;;IF([.J153]=&quot;&quot;;IF([.I153]=&quot;&quot;;&quot;&quot;;[.I153]);[.J153]);[.K153])=&quot;PE&quot;;IF([.N153]=&quot;&quot;;IF([.M153]=&quot;&quot;;IF([.L153]=&quot;&quot;;&quot;&quot;;[.L153]);[.M153]);[.N153])=&quot;PE&quot;;IF([.Q153]=&quot;&quot;;IF([.P153]=&quot;&quot;;IF([.O153]=&quot;&quot;;&quot;&quot;;[.O153]);[.P153]);[.Q153])=&quot;PE&quot;;IF([.T153]=&quot;&quot;;IF([.S153]=&quot;&quot;;IF([.R153]=&quot;&quot;;&quot;&quot;;[.R153]);[.S153]);[.T153])=&quot;PE&quot;)=1;&quot;PE&quot;;IF(AND(IF([.K153]=&quot;&quot;;IF([.J153]=&quot;&quot;;IF([.I153]=&quot;&quot;;&quot;&quot;;[.I153]);[.J153]);[.K153])=&quot;&quot;;IF([.N153]=&quot;&quot;;IF([.M153]=&quot;&quot;;IF([.L153]=&quot;&quot;;&quot;&quot;;[.L153]);[.M153]);[.N153])=&quot;&quot;;IF([.Q153]=&quot;&quot;;IF([.P153]=&quot;&quot;;IF([.O153]=&quot;&quot;;&quot;&quot;;[.O153]);[.P153]);[.Q153])=&quot;&quot;;IF([.T153]=&quot;&quot;;IF([.S153]=&quot;&quot;;IF([.R153]=&quot;&quot;;&quot;&quot;;[.R153]);[.S153]);[.T153])=&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2">
          <table:table-cell table:style-name="ce177" table:formula="of:=IF(AND([.H154]=&quot;&quot;;[.H154]=&quot;&quot;);&quot;&quot;;[.$H$3]&amp;&quot;_&quot;&amp;ROW()-11-COUNTBLANK([.$H$12:.H154]))">
            <text:p/>
          </table:table-cell>
          <table:table-cell table:style-name="ce58" office:value-type="string" table:number-columns-spanned="6" table:number-rows-spanned="1">
            <text:p>Kiểm tra combo - box "Loại giấy tờ"</text:p>
          </table:table-cell>
          <table:covered-table-cell table:number-columns-repeated="4" table:style-name="ce21"/>
          <table:covered-table-cell table:style-name="ce43"/>
          <table:table-cell table:style-name="ce51"/>
          <table:table-cell table:style-name="ce191" table:number-columns-repeated="12"/>
          <table:table-cell table:style-name="ce200"/>
          <table:table-cell table:style-name="ce51"/>
          <table:table-cell table:style-name="ce154" table:number-columns-repeated="11"/>
          <table:table-cell table:number-columns-repeated="991"/>
        </table:table-row>
        <table:table-row table:style-name="ro9">
          <table:table-cell table:style-name="ce177" table:formula="of:=IF(AND([.H155]=&quot;&quot;;[.H155]=&quot;&quot;);&quot;&quot;;[.$H$3]&amp;&quot;_&quot;&amp;ROW()-11-COUNTBLANK([.$H$12:.H155]))" office:value-type="string" office:string-value="THEMMOI_BN_121">
            <text:p>THEMMOI_BN_121</text:p>
          </table:table-cell>
          <table:table-cell table:style-name="ce62" office:value-type="string">
            <text:p>Kiểm tra giá trị mặc định</text:p>
          </table:table-cell>
          <table:table-cell table:style-name="ce79" office:value-type="string">
            <text:p>BUG</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Kiểm tra giá trị của trường này</text:p>
          </table:table-cell>
          <table:table-cell table:style-name="ce50" office:value-type="string">
            <text:p>Gía trị mặc định là "--Vui lòng chọn---"</text:p>
            <text:p>Các giá trị tiếp theo gồm:</text:p>
            <text:p>- CMND</text:p>
            <text:p>- Sổ hộ khẩu</text:p>
            <text:p>- Giấy phép lái xe</text:p>
            <text:p>- Hộ chiếu</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55]=&quot;&quot;;IF([.J155]=&quot;&quot;;IF([.I155]=&quot;&quot;;&quot;&quot;;[.I155]);[.J155]);[.K155])=&quot;F&quot;;IF([.N155]=&quot;&quot;;IF([.M155]=&quot;&quot;;IF([.L155]=&quot;&quot;;&quot;&quot;;[.L155]);[.M155]);[.N155])=&quot;F&quot;;IF([.Q155]=&quot;&quot;;IF([.P155]=&quot;&quot;;IF([.O155]=&quot;&quot;;&quot;&quot;;[.O155]);[.P155]);[.Q155])=&quot;F&quot;;IF([.T155]=&quot;&quot;;IF([.S155]=&quot;&quot;;IF([.R155]=&quot;&quot;;&quot;&quot;;[.R155]);[.S155]);[.T155])=&quot;F&quot;)=1;&quot;F&quot;;IF(OR(IF([.K155]=&quot;&quot;;IF([.J155]=&quot;&quot;;IF([.I155]=&quot;&quot;;&quot;&quot;;[.I155]);[.J155]);[.K155])=&quot;PE&quot;;IF([.N155]=&quot;&quot;;IF([.M155]=&quot;&quot;;IF([.L155]=&quot;&quot;;&quot;&quot;;[.L155]);[.M155]);[.N155])=&quot;PE&quot;;IF([.Q155]=&quot;&quot;;IF([.P155]=&quot;&quot;;IF([.O155]=&quot;&quot;;&quot;&quot;;[.O155]);[.P155]);[.Q155])=&quot;PE&quot;;IF([.T155]=&quot;&quot;;IF([.S155]=&quot;&quot;;IF([.R155]=&quot;&quot;;&quot;&quot;;[.R155]);[.S155]);[.T155])=&quot;PE&quot;)=1;&quot;PE&quot;;IF(AND(IF([.K155]=&quot;&quot;;IF([.J155]=&quot;&quot;;IF([.I155]=&quot;&quot;;&quot;&quot;;[.I155]);[.J155]);[.K155])=&quot;&quot;;IF([.N155]=&quot;&quot;;IF([.M155]=&quot;&quot;;IF([.L155]=&quot;&quot;;&quot;&quot;;[.L155]);[.M155]);[.N155])=&quot;&quot;;IF([.Q155]=&quot;&quot;;IF([.P155]=&quot;&quot;;IF([.O155]=&quot;&quot;;&quot;&quot;;[.O155]);[.P155]);[.Q155])=&quot;&quot;;IF([.T155]=&quot;&quot;;IF([.S155]=&quot;&quot;;IF([.R155]=&quot;&quot;;&quot;&quot;;[.R155]);[.S155]);[.T155])=&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6">
          <table:table-cell table:style-name="ce177" table:formula="of:=IF(AND([.H156]=&quot;&quot;;[.H156]=&quot;&quot;);&quot;&quot;;[.$H$3]&amp;&quot;_&quot;&amp;ROW()-11-COUNTBLANK([.$H$12:.H156]))" office:value-type="string" office:string-value="THEMMOI_BN_122">
            <text:p>THEMMOI_BN_122</text:p>
          </table:table-cell>
          <table:table-cell table:style-name="ce62" office:value-type="string">
            <text:p>Kiểm tra số lượng và sắp xếp các giá trị trong combo</text:p>
          </table:table-cell>
          <table:table-cell table:style-name="ce79" office:value-type="string">
            <text:p>BUG</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Kiểm tra giá trị của trường này</text:p>
          </table:table-cell>
          <table:table-cell table:style-name="ce50" office:value-type="string">
            <text:p>Giá trị trong combo được sắp xếp theo thứ tự alphabet </text:p>
          </table:table-cell>
          <table:table-cell table:style-name="ce192" table:content-validation-name="val3" office:value-type="string">
            <text:p>PE</text:p>
          </table:table-cell>
          <table:table-cell table:number-columns-repeated="11" table:style-name="ce192" table:content-validation-name="val3"/>
          <table:table-cell table:style-name="ce201" table:formula="of:=IF(OR(IF([.K156]=&quot;&quot;;IF([.J156]=&quot;&quot;;IF([.I156]=&quot;&quot;;&quot;&quot;;[.I156]);[.J156]);[.K156])=&quot;F&quot;;IF([.N156]=&quot;&quot;;IF([.M156]=&quot;&quot;;IF([.L156]=&quot;&quot;;&quot;&quot;;[.L156]);[.M156]);[.N156])=&quot;F&quot;;IF([.Q156]=&quot;&quot;;IF([.P156]=&quot;&quot;;IF([.O156]=&quot;&quot;;&quot;&quot;;[.O156]);[.P156]);[.Q156])=&quot;F&quot;;IF([.T156]=&quot;&quot;;IF([.S156]=&quot;&quot;;IF([.R156]=&quot;&quot;;&quot;&quot;;[.R156]);[.S156]);[.T156])=&quot;F&quot;)=1;&quot;F&quot;;IF(OR(IF([.K156]=&quot;&quot;;IF([.J156]=&quot;&quot;;IF([.I156]=&quot;&quot;;&quot;&quot;;[.I156]);[.J156]);[.K156])=&quot;PE&quot;;IF([.N156]=&quot;&quot;;IF([.M156]=&quot;&quot;;IF([.L156]=&quot;&quot;;&quot;&quot;;[.L156]);[.M156]);[.N156])=&quot;PE&quot;;IF([.Q156]=&quot;&quot;;IF([.P156]=&quot;&quot;;IF([.O156]=&quot;&quot;;&quot;&quot;;[.O156]);[.P156]);[.Q156])=&quot;PE&quot;;IF([.T156]=&quot;&quot;;IF([.S156]=&quot;&quot;;IF([.R156]=&quot;&quot;;&quot;&quot;;[.R156]);[.S156]);[.T156])=&quot;PE&quot;)=1;&quot;PE&quot;;IF(AND(IF([.K156]=&quot;&quot;;IF([.J156]=&quot;&quot;;IF([.I156]=&quot;&quot;;&quot;&quot;;[.I156]);[.J156]);[.K156])=&quot;&quot;;IF([.N156]=&quot;&quot;;IF([.M156]=&quot;&quot;;IF([.L156]=&quot;&quot;;&quot;&quot;;[.L156]);[.M156]);[.N156])=&quot;&quot;;IF([.Q156]=&quot;&quot;;IF([.P156]=&quot;&quot;;IF([.O156]=&quot;&quot;;&quot;&quot;;[.O156]);[.P156]);[.Q156])=&quot;&quot;;IF([.T156]=&quot;&quot;;IF([.S156]=&quot;&quot;;IF([.R156]=&quot;&quot;;&quot;&quot;;[.R156]);[.S156]);[.T156])=&quot;&quot;)=1;&quot;&quot;;&quot;P&quot;)))" office:value-type="string" office:string-value="PE">
            <text:p>PE</text:p>
          </table:table-cell>
          <table:table-cell table:style-name="ce149"/>
          <table:table-cell table:style-name="ce156" table:number-columns-repeated="11"/>
          <table:table-cell table:number-columns-repeated="991"/>
        </table:table-row>
        <table:table-row table:style-name="ro6">
          <table:table-cell table:style-name="ce177" table:formula="of:=IF(AND([.H157]=&quot;&quot;;[.H157]=&quot;&quot;);&quot;&quot;;[.$H$3]&amp;&quot;_&quot;&amp;ROW()-11-COUNTBLANK([.$H$12:.H157]))" office:value-type="string" office:string-value="THEMMOI_BN_123">
            <text:p>THEMMOI_BN_123</text:p>
          </table:table-cell>
          <table:table-cell table:style-name="ce62" office:value-type="string">
            <text:p>Kiểm tra căn lề</text:p>
            <text:p/>
          </table:table-cell>
          <table:table-cell table:style-name="ce79" office:value-type="string">
            <text:p>BUG</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Kích vào combo box để kiểm tra căn lề của các giá trị trong combo </text:p>
          </table:table-cell>
          <table:table-cell table:style-name="ce50" office:value-type="string">
            <text:p>Các giá trị trong combo box được căn lề trái.</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57]=&quot;&quot;;IF([.J157]=&quot;&quot;;IF([.I157]=&quot;&quot;;&quot;&quot;;[.I157]);[.J157]);[.K157])=&quot;F&quot;;IF([.N157]=&quot;&quot;;IF([.M157]=&quot;&quot;;IF([.L157]=&quot;&quot;;&quot;&quot;;[.L157]);[.M157]);[.N157])=&quot;F&quot;;IF([.Q157]=&quot;&quot;;IF([.P157]=&quot;&quot;;IF([.O157]=&quot;&quot;;&quot;&quot;;[.O157]);[.P157]);[.Q157])=&quot;F&quot;;IF([.T157]=&quot;&quot;;IF([.S157]=&quot;&quot;;IF([.R157]=&quot;&quot;;&quot;&quot;;[.R157]);[.S157]);[.T157])=&quot;F&quot;)=1;&quot;F&quot;;IF(OR(IF([.K157]=&quot;&quot;;IF([.J157]=&quot;&quot;;IF([.I157]=&quot;&quot;;&quot;&quot;;[.I157]);[.J157]);[.K157])=&quot;PE&quot;;IF([.N157]=&quot;&quot;;IF([.M157]=&quot;&quot;;IF([.L157]=&quot;&quot;;&quot;&quot;;[.L157]);[.M157]);[.N157])=&quot;PE&quot;;IF([.Q157]=&quot;&quot;;IF([.P157]=&quot;&quot;;IF([.O157]=&quot;&quot;;&quot;&quot;;[.O157]);[.P157]);[.Q157])=&quot;PE&quot;;IF([.T157]=&quot;&quot;;IF([.S157]=&quot;&quot;;IF([.R157]=&quot;&quot;;&quot;&quot;;[.R157]);[.S157]);[.T157])=&quot;PE&quot;)=1;&quot;PE&quot;;IF(AND(IF([.K157]=&quot;&quot;;IF([.J157]=&quot;&quot;;IF([.I157]=&quot;&quot;;&quot;&quot;;[.I157]);[.J157]);[.K157])=&quot;&quot;;IF([.N157]=&quot;&quot;;IF([.M157]=&quot;&quot;;IF([.L157]=&quot;&quot;;&quot;&quot;;[.L157]);[.M157]);[.N157])=&quot;&quot;;IF([.Q157]=&quot;&quot;;IF([.P157]=&quot;&quot;;IF([.O157]=&quot;&quot;;&quot;&quot;;[.O157]);[.P157]);[.Q157])=&quot;&quot;;IF([.T157]=&quot;&quot;;IF([.S157]=&quot;&quot;;IF([.R157]=&quot;&quot;;&quot;&quot;;[.R157]);[.S157]);[.T157])=&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8">
          <table:table-cell table:style-name="ce177" table:formula="of:=IF(AND([.H158]=&quot;&quot;;[.H158]=&quot;&quot;);&quot;&quot;;[.$H$3]&amp;&quot;_&quot;&amp;ROW()-11-COUNTBLANK([.$H$12:.H158]))" office:value-type="string" office:string-value="THEMMOI_BN_124">
            <text:p>THEMMOI_BN_124</text:p>
          </table:table-cell>
          <table:table-cell table:style-name="ce62" office:value-type="string">
            <text:p>Kiểm tra thông tin bắt buộc</text:p>
          </table:table-cell>
          <table:table-cell table:style-name="ce79" office:value-type="string">
            <text:p>BUG</text:p>
          </table:table-cell>
          <table:table-cell table:style-name="ce79" office:value-type="float" office:value="1">
            <text:p>1</text:p>
          </table:table-cell>
          <table:table-cell table:style-name="ce94" office:value-type="percentage" office:value="1">
            <text:p>100%</text:p>
          </table:table-cell>
          <table:table-cell table:style-name="ce79"/>
          <table:table-cell table:style-name="ce50" office:value-type="string">
            <text:p>1. Không chọn Loại giấy tờ</text:p>
            <text:p>2. Các thông tin khác nhập đầy đủ</text:p>
            <text:p>3. Lưu</text:p>
          </table:table-cell>
          <table:table-cell table:style-name="ce50" office:value-type="string">
            <text:p>Hệ thống hiển thị thông báo lỗi yêu cầu bắt buộc chọn Loại giấy tờ</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58]=&quot;&quot;;IF([.J158]=&quot;&quot;;IF([.I158]=&quot;&quot;;&quot;&quot;;[.I158]);[.J158]);[.K158])=&quot;F&quot;;IF([.N158]=&quot;&quot;;IF([.M158]=&quot;&quot;;IF([.L158]=&quot;&quot;;&quot;&quot;;[.L158]);[.M158]);[.N158])=&quot;F&quot;;IF([.Q158]=&quot;&quot;;IF([.P158]=&quot;&quot;;IF([.O158]=&quot;&quot;;&quot;&quot;;[.O158]);[.P158]);[.Q158])=&quot;F&quot;;IF([.T158]=&quot;&quot;;IF([.S158]=&quot;&quot;;IF([.R158]=&quot;&quot;;&quot;&quot;;[.R158]);[.S158]);[.T158])=&quot;F&quot;)=1;&quot;F&quot;;IF(OR(IF([.K158]=&quot;&quot;;IF([.J158]=&quot;&quot;;IF([.I158]=&quot;&quot;;&quot;&quot;;[.I158]);[.J158]);[.K158])=&quot;PE&quot;;IF([.N158]=&quot;&quot;;IF([.M158]=&quot;&quot;;IF([.L158]=&quot;&quot;;&quot;&quot;;[.L158]);[.M158]);[.N158])=&quot;PE&quot;;IF([.Q158]=&quot;&quot;;IF([.P158]=&quot;&quot;;IF([.O158]=&quot;&quot;;&quot;&quot;;[.O158]);[.P158]);[.Q158])=&quot;PE&quot;;IF([.T158]=&quot;&quot;;IF([.S158]=&quot;&quot;;IF([.R158]=&quot;&quot;;&quot;&quot;;[.R158]);[.S158]);[.T158])=&quot;PE&quot;)=1;&quot;PE&quot;;IF(AND(IF([.K158]=&quot;&quot;;IF([.J158]=&quot;&quot;;IF([.I158]=&quot;&quot;;&quot;&quot;;[.I158]);[.J158]);[.K158])=&quot;&quot;;IF([.N158]=&quot;&quot;;IF([.M158]=&quot;&quot;;IF([.L158]=&quot;&quot;;&quot;&quot;;[.L158]);[.M158]);[.N158])=&quot;&quot;;IF([.Q158]=&quot;&quot;;IF([.P158]=&quot;&quot;;IF([.O158]=&quot;&quot;;&quot;&quot;;[.O158]);[.P158]);[.Q158])=&quot;&quot;;IF([.T158]=&quot;&quot;;IF([.S158]=&quot;&quot;;IF([.R158]=&quot;&quot;;&quot;&quot;;[.R158]);[.S158]);[.T158])=&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2">
          <table:table-cell table:style-name="ce177" table:formula="of:=IF(AND([.H159]=&quot;&quot;;[.H159]=&quot;&quot;);&quot;&quot;;[.$H$3]&amp;&quot;_&quot;&amp;ROW()-11-COUNTBLANK([.$H$12:.H159]))">
            <text:p/>
          </table:table-cell>
          <table:table-cell table:style-name="ce58" office:value-type="string" table:number-columns-spanned="6" table:number-rows-spanned="1">
            <text:p>Textbox "Số"</text:p>
          </table:table-cell>
          <table:covered-table-cell table:number-columns-repeated="4" table:style-name="ce21"/>
          <table:covered-table-cell table:style-name="ce43"/>
          <table:table-cell table:style-name="ce51"/>
          <table:table-cell table:style-name="ce191" table:number-columns-repeated="12"/>
          <table:table-cell table:style-name="ce200"/>
          <table:table-cell table:style-name="ce51"/>
          <table:table-cell table:style-name="ce1" table:number-columns-repeated="11"/>
          <table:table-cell table:number-columns-repeated="991"/>
        </table:table-row>
        <table:table-row table:style-name="ro6">
          <table:table-cell table:style-name="ce177" table:formula="of:=IF(AND([.H160]=&quot;&quot;;[.H160]=&quot;&quot;);&quot;&quot;;[.$H$3]&amp;&quot;_&quot;&amp;ROW()-11-COUNTBLANK([.$H$12:.H160]))" office:value-type="string" office:string-value="THEMMOI_BN_125">
            <text:p>THEMMOI_BN_125</text:p>
          </table:table-cell>
          <table:table-cell table:style-name="ce50" office:value-type="string">
            <text:p>Kiểm tra giá trị mặc định</text:p>
          </table:table-cell>
          <table:table-cell table:style-name="ce75" office:value-type="string">
            <text:p>QA</text:p>
          </table:table-cell>
          <table:table-cell table:style-name="ce75" table:number-columns-repeated="3"/>
          <table:table-cell table:style-name="ce50" office:value-type="string">
            <text:p>Kiểm tra giá trị mặc định</text:p>
          </table:table-cell>
          <table:table-cell table:style-name="ce106" office:value-type="string">
            <text:p>Giá trị mặc định là trống</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60]=&quot;&quot;;IF([.J160]=&quot;&quot;;IF([.I160]=&quot;&quot;;&quot;&quot;;[.I160]);[.J160]);[.K160])=&quot;F&quot;;IF([.N160]=&quot;&quot;;IF([.M160]=&quot;&quot;;IF([.L160]=&quot;&quot;;&quot;&quot;;[.L160]);[.M160]);[.N160])=&quot;F&quot;;IF([.Q160]=&quot;&quot;;IF([.P160]=&quot;&quot;;IF([.O160]=&quot;&quot;;&quot;&quot;;[.O160]);[.P160]);[.Q160])=&quot;F&quot;;IF([.T160]=&quot;&quot;;IF([.S160]=&quot;&quot;;IF([.R160]=&quot;&quot;;&quot;&quot;;[.R160]);[.S160]);[.T160])=&quot;F&quot;)=1;&quot;F&quot;;IF(OR(IF([.K160]=&quot;&quot;;IF([.J160]=&quot;&quot;;IF([.I160]=&quot;&quot;;&quot;&quot;;[.I160]);[.J160]);[.K160])=&quot;PE&quot;;IF([.N160]=&quot;&quot;;IF([.M160]=&quot;&quot;;IF([.L160]=&quot;&quot;;&quot;&quot;;[.L160]);[.M160]);[.N160])=&quot;PE&quot;;IF([.Q160]=&quot;&quot;;IF([.P160]=&quot;&quot;;IF([.O160]=&quot;&quot;;&quot;&quot;;[.O160]);[.P160]);[.Q160])=&quot;PE&quot;;IF([.T160]=&quot;&quot;;IF([.S160]=&quot;&quot;;IF([.R160]=&quot;&quot;;&quot;&quot;;[.R160]);[.S160]);[.T160])=&quot;PE&quot;)=1;&quot;PE&quot;;IF(AND(IF([.K160]=&quot;&quot;;IF([.J160]=&quot;&quot;;IF([.I160]=&quot;&quot;;&quot;&quot;;[.I160]);[.J160]);[.K160])=&quot;&quot;;IF([.N160]=&quot;&quot;;IF([.M160]=&quot;&quot;;IF([.L160]=&quot;&quot;;&quot;&quot;;[.L160]);[.M160]);[.N160])=&quot;&quot;;IF([.Q160]=&quot;&quot;;IF([.P160]=&quot;&quot;;IF([.O160]=&quot;&quot;;&quot;&quot;;[.O160]);[.P160]);[.Q160])=&quot;&quot;;IF([.T160]=&quot;&quot;;IF([.S160]=&quot;&quot;;IF([.R160]=&quot;&quot;;&quot;&quot;;[.R160]);[.S160]);[.T160])=&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20">
          <table:table-cell table:style-name="ce177" table:formula="of:=IF(AND([.H161]=&quot;&quot;;[.H161]=&quot;&quot;);&quot;&quot;;[.$H$3]&amp;&quot;_&quot;&amp;ROW()-11-COUNTBLANK([.$H$12:.H161]))" office:value-type="string" office:string-value="THEMMOI_BN_126">
            <text:p>THEMMOI_BN_126</text:p>
          </table:table-cell>
          <table:table-cell table:style-name="ce17" office:value-type="string">
            <text:p>Kiểm tra là trường bắt buộc</text:p>
          </table:table-cell>
          <table:table-cell table:style-name="ce27" office:value-type="string">
            <text:p>QA</text:p>
          </table:table-cell>
          <table:table-cell table:style-name="ce27" table:number-columns-repeated="3"/>
          <table:table-cell table:style-name="ce17" office:value-type="string">
            <text:p>1. Để trống trường dữ liệu</text:p>
            <text:p>2. Các thông tin khác được nhập hợp lệ</text:p>
            <text:p/>
          </table:table-cell>
          <table:table-cell table:style-name="ce17" office:value-type="string">
            <text:p>Hiển thị thông báo lỗi yêu cầu bắt buộc nhập Số</text:p>
          </table:table-cell>
          <table:table-cell table:style-name="ce193" office:value-type="string">
            <text:p>P</text:p>
          </table:table-cell>
          <table:table-cell table:number-columns-repeated="11" table:style-name="ce193"/>
          <table:table-cell table:style-name="ce199" table:formula="of:=IF(OR(IF([.K161]=&quot;&quot;;IF([.J161]=&quot;&quot;;IF([.I161]=&quot;&quot;;&quot;&quot;;[.I161]);[.J161]);[.K161])=&quot;F&quot;;IF([.N161]=&quot;&quot;;IF([.M161]=&quot;&quot;;IF([.L161]=&quot;&quot;;&quot;&quot;;[.L161]);[.M161]);[.N161])=&quot;F&quot;;IF([.Q161]=&quot;&quot;;IF([.P161]=&quot;&quot;;IF([.O161]=&quot;&quot;;&quot;&quot;;[.O161]);[.P161]);[.Q161])=&quot;F&quot;;IF([.T161]=&quot;&quot;;IF([.S161]=&quot;&quot;;IF([.R161]=&quot;&quot;;&quot;&quot;;[.R161]);[.S161]);[.T161])=&quot;F&quot;)=1;&quot;F&quot;;IF(OR(IF([.K161]=&quot;&quot;;IF([.J161]=&quot;&quot;;IF([.I161]=&quot;&quot;;&quot;&quot;;[.I161]);[.J161]);[.K161])=&quot;PE&quot;;IF([.N161]=&quot;&quot;;IF([.M161]=&quot;&quot;;IF([.L161]=&quot;&quot;;&quot;&quot;;[.L161]);[.M161]);[.N161])=&quot;PE&quot;;IF([.Q161]=&quot;&quot;;IF([.P161]=&quot;&quot;;IF([.O161]=&quot;&quot;;&quot;&quot;;[.O161]);[.P161]);[.Q161])=&quot;PE&quot;;IF([.T161]=&quot;&quot;;IF([.S161]=&quot;&quot;;IF([.R161]=&quot;&quot;;&quot;&quot;;[.R161]);[.S161]);[.T161])=&quot;PE&quot;)=1;&quot;PE&quot;;IF(AND(IF([.K161]=&quot;&quot;;IF([.J161]=&quot;&quot;;IF([.I161]=&quot;&quot;;&quot;&quot;;[.I161]);[.J161]);[.K161])=&quot;&quot;;IF([.N161]=&quot;&quot;;IF([.M161]=&quot;&quot;;IF([.L161]=&quot;&quot;;&quot;&quot;;[.L161]);[.M161]);[.N161])=&quot;&quot;;IF([.Q161]=&quot;&quot;;IF([.P161]=&quot;&quot;;IF([.O161]=&quot;&quot;;&quot;&quot;;[.O161]);[.P161]);[.Q161])=&quot;&quot;;IF([.T161]=&quot;&quot;;IF([.S161]=&quot;&quot;;IF([.R161]=&quot;&quot;;&quot;&quot;;[.R161]);[.S161]);[.T161])=&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162]=&quot;&quot;;[.H162]=&quot;&quot;);&quot;&quot;;[.$H$3]&amp;&quot;_&quot;&amp;ROW()-11-COUNTBLANK([.$H$12:.H162]))" office:value-type="string" office:string-value="THEMMOI_BN_127">
            <text:p>THEMMOI_BN_127</text:p>
          </table:table-cell>
          <table:table-cell table:style-name="ce17" office:value-type="string">
            <text:p>Kiểm tra tìm kiếm các ký tự đặc biệt</text:p>
          </table:table-cell>
          <table:table-cell table:style-name="ce27" office:value-type="string">
            <text:p>QA</text:p>
          </table:table-cell>
          <table:table-cell table:style-name="ce27" table:number-columns-repeated="3"/>
          <table:table-cell table:style-name="ce17" office:value-type="string">
            <text:p>1. Nhập dữ liệu là ký tự đặc biệt %^&amp;*()</text:p>
            <text:p>2. Các thông tin khác được nhập hợp lệ</text:p>
            <text:p/>
          </table:table-cell>
          <table:table-cell table:style-name="ce17" office:value-type="string">
            <text:p>1. Thực hiện thành công</text:p>
            <text:p>2. Dữ liệu của trường dữ liệu được view lên bình thường, không bị lỗi font</text:p>
            <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62]=&quot;&quot;;IF([.J162]=&quot;&quot;;IF([.I162]=&quot;&quot;;&quot;&quot;;[.I162]);[.J162]);[.K162])=&quot;F&quot;;IF([.N162]=&quot;&quot;;IF([.M162]=&quot;&quot;;IF([.L162]=&quot;&quot;;&quot;&quot;;[.L162]);[.M162]);[.N162])=&quot;F&quot;;IF([.Q162]=&quot;&quot;;IF([.P162]=&quot;&quot;;IF([.O162]=&quot;&quot;;&quot;&quot;;[.O162]);[.P162]);[.Q162])=&quot;F&quot;;IF([.T162]=&quot;&quot;;IF([.S162]=&quot;&quot;;IF([.R162]=&quot;&quot;;&quot;&quot;;[.R162]);[.S162]);[.T162])=&quot;F&quot;)=1;&quot;F&quot;;IF(OR(IF([.K162]=&quot;&quot;;IF([.J162]=&quot;&quot;;IF([.I162]=&quot;&quot;;&quot;&quot;;[.I162]);[.J162]);[.K162])=&quot;PE&quot;;IF([.N162]=&quot;&quot;;IF([.M162]=&quot;&quot;;IF([.L162]=&quot;&quot;;&quot;&quot;;[.L162]);[.M162]);[.N162])=&quot;PE&quot;;IF([.Q162]=&quot;&quot;;IF([.P162]=&quot;&quot;;IF([.O162]=&quot;&quot;;&quot;&quot;;[.O162]);[.P162]);[.Q162])=&quot;PE&quot;;IF([.T162]=&quot;&quot;;IF([.S162]=&quot;&quot;;IF([.R162]=&quot;&quot;;&quot;&quot;;[.R162]);[.S162]);[.T162])=&quot;PE&quot;)=1;&quot;PE&quot;;IF(AND(IF([.K162]=&quot;&quot;;IF([.J162]=&quot;&quot;;IF([.I162]=&quot;&quot;;&quot;&quot;;[.I162]);[.J162]);[.K162])=&quot;&quot;;IF([.N162]=&quot;&quot;;IF([.M162]=&quot;&quot;;IF([.L162]=&quot;&quot;;&quot;&quot;;[.L162]);[.M162]);[.N162])=&quot;&quot;;IF([.Q162]=&quot;&quot;;IF([.P162]=&quot;&quot;;IF([.O162]=&quot;&quot;;&quot;&quot;;[.O162]);[.P162]);[.Q162])=&quot;&quot;;IF([.T162]=&quot;&quot;;IF([.S162]=&quot;&quot;;IF([.R162]=&quot;&quot;;&quot;&quot;;[.R162]);[.S162]);[.T162])=&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5">
          <table:table-cell table:style-name="ce178" table:formula="of:=IF(AND([.H163]=&quot;&quot;;[.H163]=&quot;&quot;);&quot;&quot;;[.$H$3]&amp;&quot;_&quot;&amp;ROW()-11-COUNTBLANK([.$H$12:.H163]))" office:value-type="string" office:string-value="THEMMOI_BN_128">
            <text:p>THEMMOI_BN_128</text:p>
          </table:table-cell>
          <table:table-cell table:style-name="ce179" office:value-type="string">
            <text:p>Kiểm tra nhập quá maxlength (? ký tự)</text:p>
          </table:table-cell>
          <table:table-cell table:style-name="ce180" office:value-type="string">
            <text:p>QA</text:p>
          </table:table-cell>
          <table:table-cell table:style-name="ce180" table:number-columns-repeated="3"/>
          <table:table-cell table:style-name="ce179" office:value-type="string">
            <text:p>1. Trên màn hình Tìm kiếm</text:p>
            <text:p>Tại trường điều kiện tìm kiếm</text:p>
            <text:p>2. Nhập hơn nhiều hơn ? ký tự cho phép</text:p>
            <text:p>3. Ấn nút <text:s/>Tìm kiếm</text:p>
          </table:table-cell>
          <table:table-cell table:style-name="ce185" office:value-type="string">
            <text:p>Không Cho phép nhập quá giá trị maxlength</text:p>
          </table:table-cell>
          <table:table-cell table:style-name="ce194" table:content-validation-name="val3" office:value-type="string">
            <text:p>F</text:p>
          </table:table-cell>
          <table:table-cell table:number-columns-repeated="11" table:style-name="ce194" table:content-validation-name="val3"/>
          <table:table-cell table:style-name="ce202" table:formula="of:=IF(OR(IF([.K163]=&quot;&quot;;IF([.J163]=&quot;&quot;;IF([.I163]=&quot;&quot;;&quot;&quot;;[.I163]);[.J163]);[.K163])=&quot;F&quot;;IF([.N163]=&quot;&quot;;IF([.M163]=&quot;&quot;;IF([.L163]=&quot;&quot;;&quot;&quot;;[.L163]);[.M163]);[.N163])=&quot;F&quot;;IF([.Q163]=&quot;&quot;;IF([.P163]=&quot;&quot;;IF([.O163]=&quot;&quot;;&quot;&quot;;[.O163]);[.P163]);[.Q163])=&quot;F&quot;;IF([.T163]=&quot;&quot;;IF([.S163]=&quot;&quot;;IF([.R163]=&quot;&quot;;&quot;&quot;;[.R163]);[.S163]);[.T163])=&quot;F&quot;)=1;&quot;F&quot;;IF(OR(IF([.K163]=&quot;&quot;;IF([.J163]=&quot;&quot;;IF([.I163]=&quot;&quot;;&quot;&quot;;[.I163]);[.J163]);[.K163])=&quot;PE&quot;;IF([.N163]=&quot;&quot;;IF([.M163]=&quot;&quot;;IF([.L163]=&quot;&quot;;&quot;&quot;;[.L163]);[.M163]);[.N163])=&quot;PE&quot;;IF([.Q163]=&quot;&quot;;IF([.P163]=&quot;&quot;;IF([.O163]=&quot;&quot;;&quot;&quot;;[.O163]);[.P163]);[.Q163])=&quot;PE&quot;;IF([.T163]=&quot;&quot;;IF([.S163]=&quot;&quot;;IF([.R163]=&quot;&quot;;&quot;&quot;;[.R163]);[.S163]);[.T163])=&quot;PE&quot;)=1;&quot;PE&quot;;IF(AND(IF([.K163]=&quot;&quot;;IF([.J163]=&quot;&quot;;IF([.I163]=&quot;&quot;;&quot;&quot;;[.I163]);[.J163]);[.K163])=&quot;&quot;;IF([.N163]=&quot;&quot;;IF([.M163]=&quot;&quot;;IF([.L163]=&quot;&quot;;&quot;&quot;;[.L163]);[.M163]);[.N163])=&quot;&quot;;IF([.Q163]=&quot;&quot;;IF([.P163]=&quot;&quot;;IF([.O163]=&quot;&quot;;&quot;&quot;;[.O163]);[.P163]);[.Q163])=&quot;&quot;;IF([.T163]=&quot;&quot;;IF([.S163]=&quot;&quot;;IF([.R163]=&quot;&quot;;&quot;&quot;;[.R163]);[.S163]);[.T163])=&quot;&quot;)=1;&quot;&quot;;&quot;P&quot;)))" office:value-type="string" office:string-value="F">
            <text:p>F</text:p>
          </table:table-cell>
          <table:table-cell table:style-name="ce204"/>
          <table:table-cell table:style-name="ce205" table:number-columns-repeated="11"/>
          <table:table-cell table:number-columns-repeated="991"/>
        </table:table-row>
        <table:table-row table:style-name="ro5">
          <table:table-cell table:style-name="ce177" table:formula="of:=IF(AND([.H164]=&quot;&quot;;[.H164]=&quot;&quot;);&quot;&quot;;[.$H$3]&amp;&quot;_&quot;&amp;ROW()-11-COUNTBLANK([.$H$12:.H164]))" office:value-type="string" office:string-value="THEMMOI_BN_129">
            <text:p>THEMMOI_BN_129</text:p>
          </table:table-cell>
          <table:table-cell table:style-name="ce32" office:value-type="string">
            <office:annotation draw:style-name="gr7" draw:text-style-name="P1" svg:width="5.0535in" svg:height="1.3488in" svg:x="4.8866in" svg:y="80.0965in" draw:caption-point-x="-0.1898in" draw:caption-point-y="-0.7965in">
              <dc:creator>Thuy Vu</dc:creator>
              <dc:date>2018-03-26T00:00:00</dc:date>
              <text:p text:style-name="P1">VIT:</text:p>
              <text:p text:style-name="P1">tùy đự án</text:p>
            </office:annotation>
            <text:p>Kiểm tra khi nhập dữ liệu là các thẻ html</text:p>
          </table:table-cell>
          <table:table-cell table:style-name="ce70" office:value-type="string">
            <text:p>QA</text:p>
          </table:table-cell>
          <table:table-cell table:style-name="ce70" table:number-columns-repeated="3"/>
          <table:table-cell table:style-name="ce17" office:value-type="string">
            <text:p>1. Nhập X đúng định dạng <text:s/>có chứa ký tự đặc biệt, thẻ html: &lt;/table&gt;….</text:p>
            <text:p>2. Các thông tin khác được nhập hợp lệ</text:p>
            <text:p/>
          </table:table-cell>
          <table:table-cell table:style-name="ce17" office:value-type="string">
            <text:p>1. Thực hiện thành công</text:p>
            <text:p>2. Các ký tự đặc biệt, thẻ html không bị mã hóa khi view lên và khi lưu vào database</text:p>
            <text:p/>
          </table:table-cell>
          <table:table-cell table:style-name="ce193" office:value-type="string">
            <text:p>P</text:p>
          </table:table-cell>
          <table:table-cell table:number-columns-repeated="11" table:style-name="ce193"/>
          <table:table-cell table:style-name="ce199" table:formula="of:=IF(OR(IF([.K164]=&quot;&quot;;IF([.J164]=&quot;&quot;;IF([.I164]=&quot;&quot;;&quot;&quot;;[.I164]);[.J164]);[.K164])=&quot;F&quot;;IF([.N164]=&quot;&quot;;IF([.M164]=&quot;&quot;;IF([.L164]=&quot;&quot;;&quot;&quot;;[.L164]);[.M164]);[.N164])=&quot;F&quot;;IF([.Q164]=&quot;&quot;;IF([.P164]=&quot;&quot;;IF([.O164]=&quot;&quot;;&quot;&quot;;[.O164]);[.P164]);[.Q164])=&quot;F&quot;;IF([.T164]=&quot;&quot;;IF([.S164]=&quot;&quot;;IF([.R164]=&quot;&quot;;&quot;&quot;;[.R164]);[.S164]);[.T164])=&quot;F&quot;)=1;&quot;F&quot;;IF(OR(IF([.K164]=&quot;&quot;;IF([.J164]=&quot;&quot;;IF([.I164]=&quot;&quot;;&quot;&quot;;[.I164]);[.J164]);[.K164])=&quot;PE&quot;;IF([.N164]=&quot;&quot;;IF([.M164]=&quot;&quot;;IF([.L164]=&quot;&quot;;&quot;&quot;;[.L164]);[.M164]);[.N164])=&quot;PE&quot;;IF([.Q164]=&quot;&quot;;IF([.P164]=&quot;&quot;;IF([.O164]=&quot;&quot;;&quot;&quot;;[.O164]);[.P164]);[.Q164])=&quot;PE&quot;;IF([.T164]=&quot;&quot;;IF([.S164]=&quot;&quot;;IF([.R164]=&quot;&quot;;&quot;&quot;;[.R164]);[.S164]);[.T164])=&quot;PE&quot;)=1;&quot;PE&quot;;IF(AND(IF([.K164]=&quot;&quot;;IF([.J164]=&quot;&quot;;IF([.I164]=&quot;&quot;;&quot;&quot;;[.I164]);[.J164]);[.K164])=&quot;&quot;;IF([.N164]=&quot;&quot;;IF([.M164]=&quot;&quot;;IF([.L164]=&quot;&quot;;&quot;&quot;;[.L164]);[.M164]);[.N164])=&quot;&quot;;IF([.Q164]=&quot;&quot;;IF([.P164]=&quot;&quot;;IF([.O164]=&quot;&quot;;&quot;&quot;;[.O164]);[.P164]);[.Q164])=&quot;&quot;;IF([.T164]=&quot;&quot;;IF([.S164]=&quot;&quot;;IF([.R164]=&quot;&quot;;&quot;&quot;;[.R164]);[.S164]);[.T164])=&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165]=&quot;&quot;;[.H165]=&quot;&quot;);&quot;&quot;;[.$H$3]&amp;&quot;_&quot;&amp;ROW()-11-COUNTBLANK([.$H$12:.H165]))" office:value-type="string" office:string-value="THEMMOI_BN_130">
            <text:p>THEMMOI_BN_130</text:p>
          </table:table-cell>
          <table:table-cell table:style-name="ce32" office:value-type="string">
            <text:p>Kiểm tra chức năng Trim space</text:p>
          </table:table-cell>
          <table:table-cell table:style-name="ce70" office:value-type="string">
            <text:p>QA</text:p>
          </table:table-cell>
          <table:table-cell table:style-name="ce70" table:number-columns-repeated="3"/>
          <table:table-cell table:style-name="ce17" office:value-type="string">
            <text:p>1. Nhập dữ liệu hợp lệ và thêm space vào đầu và cuối </text:p>
            <text:p>2. Các thông tin khác được nhập hợp lệ</text:p>
            <text:p/>
          </table:table-cell>
          <table:table-cell table:style-name="ce17" office:value-type="string">
            <text:p>1. Thực hiện thành công</text:p>
            <text:p>2. Thực hiện trim space ở đầu và cuối trường dữ liệu</text:p>
            <text:p/>
          </table:table-cell>
          <table:table-cell table:style-name="ce193" office:value-type="string">
            <text:p>P</text:p>
          </table:table-cell>
          <table:table-cell table:number-columns-repeated="11" table:style-name="ce193"/>
          <table:table-cell table:style-name="ce199" table:formula="of:=IF(OR(IF([.K165]=&quot;&quot;;IF([.J165]=&quot;&quot;;IF([.I165]=&quot;&quot;;&quot;&quot;;[.I165]);[.J165]);[.K165])=&quot;F&quot;;IF([.N165]=&quot;&quot;;IF([.M165]=&quot;&quot;;IF([.L165]=&quot;&quot;;&quot;&quot;;[.L165]);[.M165]);[.N165])=&quot;F&quot;;IF([.Q165]=&quot;&quot;;IF([.P165]=&quot;&quot;;IF([.O165]=&quot;&quot;;&quot;&quot;;[.O165]);[.P165]);[.Q165])=&quot;F&quot;;IF([.T165]=&quot;&quot;;IF([.S165]=&quot;&quot;;IF([.R165]=&quot;&quot;;&quot;&quot;;[.R165]);[.S165]);[.T165])=&quot;F&quot;)=1;&quot;F&quot;;IF(OR(IF([.K165]=&quot;&quot;;IF([.J165]=&quot;&quot;;IF([.I165]=&quot;&quot;;&quot;&quot;;[.I165]);[.J165]);[.K165])=&quot;PE&quot;;IF([.N165]=&quot;&quot;;IF([.M165]=&quot;&quot;;IF([.L165]=&quot;&quot;;&quot;&quot;;[.L165]);[.M165]);[.N165])=&quot;PE&quot;;IF([.Q165]=&quot;&quot;;IF([.P165]=&quot;&quot;;IF([.O165]=&quot;&quot;;&quot;&quot;;[.O165]);[.P165]);[.Q165])=&quot;PE&quot;;IF([.T165]=&quot;&quot;;IF([.S165]=&quot;&quot;;IF([.R165]=&quot;&quot;;&quot;&quot;;[.R165]);[.S165]);[.T165])=&quot;PE&quot;)=1;&quot;PE&quot;;IF(AND(IF([.K165]=&quot;&quot;;IF([.J165]=&quot;&quot;;IF([.I165]=&quot;&quot;;&quot;&quot;;[.I165]);[.J165]);[.K165])=&quot;&quot;;IF([.N165]=&quot;&quot;;IF([.M165]=&quot;&quot;;IF([.L165]=&quot;&quot;;&quot;&quot;;[.L165]);[.M165]);[.N165])=&quot;&quot;;IF([.Q165]=&quot;&quot;;IF([.P165]=&quot;&quot;;IF([.O165]=&quot;&quot;;&quot;&quot;;[.O165]);[.P165]);[.Q165])=&quot;&quot;;IF([.T165]=&quot;&quot;;IF([.S165]=&quot;&quot;;IF([.R165]=&quot;&quot;;&quot;&quot;;[.R165]);[.S165]);[.T165])=&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166]=&quot;&quot;;[.H166]=&quot;&quot;);&quot;&quot;;[.$H$3]&amp;&quot;_&quot;&amp;ROW()-11-COUNTBLANK([.$H$12:.H166]))" office:value-type="string" office:string-value="THEMMOI_BN_131">
            <text:p>THEMMOI_BN_131</text:p>
          </table:table-cell>
          <table:table-cell table:style-name="ce17" office:value-type="string">
            <text:p>Kiểm tra thực hiện thành công khi dữ liệu là chữ tiếng Việt có dấu</text:p>
          </table:table-cell>
          <table:table-cell table:style-name="ce27" office:value-type="string">
            <text:p>QA</text:p>
          </table:table-cell>
          <table:table-cell table:style-name="ce27" table:number-columns-repeated="3"/>
          <table:table-cell table:style-name="ce17" office:value-type="string">
            <text:p>1. Nhập dữ liệu là chữ tiếng việt có dấu</text:p>
            <text:p>2. Các thông tin khác được nhập hợp lệ</text:p>
            <text:p/>
          </table:table-cell>
          <table:table-cell table:style-name="ce17" office:value-type="string">
            <text:p>1. Thực hiện thành công</text:p>
            <text:p>2. Dữ liệu của trường dữ liệu được view lên bình thường, không bị lỗi font</text:p>
            <text:p/>
          </table:table-cell>
          <table:table-cell table:style-name="ce193" office:value-type="string">
            <text:p>P</text:p>
          </table:table-cell>
          <table:table-cell table:number-columns-repeated="11" table:style-name="ce193"/>
          <table:table-cell table:style-name="ce199" table:formula="of:=IF(OR(IF([.K166]=&quot;&quot;;IF([.J166]=&quot;&quot;;IF([.I166]=&quot;&quot;;&quot;&quot;;[.I166]);[.J166]);[.K166])=&quot;F&quot;;IF([.N166]=&quot;&quot;;IF([.M166]=&quot;&quot;;IF([.L166]=&quot;&quot;;&quot;&quot;;[.L166]);[.M166]);[.N166])=&quot;F&quot;;IF([.Q166]=&quot;&quot;;IF([.P166]=&quot;&quot;;IF([.O166]=&quot;&quot;;&quot;&quot;;[.O166]);[.P166]);[.Q166])=&quot;F&quot;;IF([.T166]=&quot;&quot;;IF([.S166]=&quot;&quot;;IF([.R166]=&quot;&quot;;&quot;&quot;;[.R166]);[.S166]);[.T166])=&quot;F&quot;)=1;&quot;F&quot;;IF(OR(IF([.K166]=&quot;&quot;;IF([.J166]=&quot;&quot;;IF([.I166]=&quot;&quot;;&quot;&quot;;[.I166]);[.J166]);[.K166])=&quot;PE&quot;;IF([.N166]=&quot;&quot;;IF([.M166]=&quot;&quot;;IF([.L166]=&quot;&quot;;&quot;&quot;;[.L166]);[.M166]);[.N166])=&quot;PE&quot;;IF([.Q166]=&quot;&quot;;IF([.P166]=&quot;&quot;;IF([.O166]=&quot;&quot;;&quot;&quot;;[.O166]);[.P166]);[.Q166])=&quot;PE&quot;;IF([.T166]=&quot;&quot;;IF([.S166]=&quot;&quot;;IF([.R166]=&quot;&quot;;&quot;&quot;;[.R166]);[.S166]);[.T166])=&quot;PE&quot;)=1;&quot;PE&quot;;IF(AND(IF([.K166]=&quot;&quot;;IF([.J166]=&quot;&quot;;IF([.I166]=&quot;&quot;;&quot;&quot;;[.I166]);[.J166]);[.K166])=&quot;&quot;;IF([.N166]=&quot;&quot;;IF([.M166]=&quot;&quot;;IF([.L166]=&quot;&quot;;&quot;&quot;;[.L166]);[.M166]);[.N166])=&quot;&quot;;IF([.Q166]=&quot;&quot;;IF([.P166]=&quot;&quot;;IF([.O166]=&quot;&quot;;&quot;&quot;;[.O166]);[.P166]);[.Q166])=&quot;&quot;;IF([.T166]=&quot;&quot;;IF([.S166]=&quot;&quot;;IF([.R166]=&quot;&quot;;&quot;&quot;;[.R166]);[.S166]);[.T166])=&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2">
          <table:table-cell table:style-name="ce177" table:formula="of:=IF(AND([.H167]=&quot;&quot;;[.H167]=&quot;&quot;);&quot;&quot;;[.$H$3]&amp;&quot;_&quot;&amp;ROW()-11-COUNTBLANK([.$H$12:.H167]))">
            <text:p/>
          </table:table-cell>
          <table:table-cell table:style-name="ce58" office:value-type="string" table:number-columns-spanned="21" table:number-rows-spanned="1">
            <text:p>Kiểm tra trường "Ngày cấp"</text:p>
          </table:table-cell>
          <table:covered-table-cell table:number-columns-repeated="6" table:style-name="ce21"/>
          <table:covered-table-cell table:number-columns-repeated="13" table:style-name="ce189"/>
          <table:covered-table-cell table:style-name="ce43"/>
          <table:table-cell table:style-name="ce1" table:number-columns-repeated="11"/>
          <table:table-cell table:number-columns-repeated="991"/>
        </table:table-row>
        <table:table-row table:style-name="ro5">
          <table:table-cell table:style-name="ce177" table:formula="of:=IF(AND([.H168]=&quot;&quot;;[.H168]=&quot;&quot;);&quot;&quot;;[.$H$3]&amp;&quot;_&quot;&amp;ROW()-11-COUNTBLANK([.$H$12:.H168]))" office:value-type="string" office:string-value="THEMMOI_BN_132">
            <text:p>THEMMOI_BN_132</text:p>
          </table:table-cell>
          <table:table-cell table:style-name="ce17" office:value-type="string">
            <text:p>Kiểm tra focus trong hộp Calendar khi texbtox đã có dữ liệu</text:p>
          </table:table-cell>
          <table:table-cell table:style-name="ce27" office:value-type="string">
            <text:p>TriH</text:p>
          </table:table-cell>
          <table:table-cell table:style-name="ce27" table:number-columns-repeated="3"/>
          <table:table-cell table:style-name="ce17" office:value-type="string">
            <text:p>Giả sử trường ngày tháng đã có giá trị (VD: 20/10/2005)</text:p>
            <text:p>1. Click vào icon Calendar bên cạnh textbox.</text:p>
            <text:p>2. Kiểm tra giá trị focus trong hộp Calendar</text:p>
          </table:table-cell>
          <table:table-cell table:style-name="ce17" office:value-type="string">
            <text:p>Ngày 20/10/2005 được focus</text:p>
          </table:table-cell>
          <table:table-cell table:style-name="ce190" table:content-validation-name="val3" office:value-type="string">
            <text:p>P</text:p>
          </table:table-cell>
          <table:table-cell table:number-columns-repeated="11" table:style-name="ce190" table:content-validation-name="val3"/>
          <table:table-cell table:style-name="ce199" table:formula="of:=IF(OR(IF([.K168]=&quot;&quot;;IF([.J168]=&quot;&quot;;IF([.I168]=&quot;&quot;;&quot;&quot;;[.I168]);[.J168]);[.K168])=&quot;F&quot;;IF([.N168]=&quot;&quot;;IF([.M168]=&quot;&quot;;IF([.L168]=&quot;&quot;;&quot;&quot;;[.L168]);[.M168]);[.N168])=&quot;F&quot;;IF([.Q168]=&quot;&quot;;IF([.P168]=&quot;&quot;;IF([.O168]=&quot;&quot;;&quot;&quot;;[.O168]);[.P168]);[.Q168])=&quot;F&quot;;IF([.T168]=&quot;&quot;;IF([.S168]=&quot;&quot;;IF([.R168]=&quot;&quot;;&quot;&quot;;[.R168]);[.S168]);[.T168])=&quot;F&quot;)=1;&quot;F&quot;;IF(OR(IF([.K168]=&quot;&quot;;IF([.J168]=&quot;&quot;;IF([.I168]=&quot;&quot;;&quot;&quot;;[.I168]);[.J168]);[.K168])=&quot;PE&quot;;IF([.N168]=&quot;&quot;;IF([.M168]=&quot;&quot;;IF([.L168]=&quot;&quot;;&quot;&quot;;[.L168]);[.M168]);[.N168])=&quot;PE&quot;;IF([.Q168]=&quot;&quot;;IF([.P168]=&quot;&quot;;IF([.O168]=&quot;&quot;;&quot;&quot;;[.O168]);[.P168]);[.Q168])=&quot;PE&quot;;IF([.T168]=&quot;&quot;;IF([.S168]=&quot;&quot;;IF([.R168]=&quot;&quot;;&quot;&quot;;[.R168]);[.S168]);[.T168])=&quot;PE&quot;)=1;&quot;PE&quot;;IF(AND(IF([.K168]=&quot;&quot;;IF([.J168]=&quot;&quot;;IF([.I168]=&quot;&quot;;&quot;&quot;;[.I168]);[.J168]);[.K168])=&quot;&quot;;IF([.N168]=&quot;&quot;;IF([.M168]=&quot;&quot;;IF([.L168]=&quot;&quot;;&quot;&quot;;[.L168]);[.M168]);[.N168])=&quot;&quot;;IF([.Q168]=&quot;&quot;;IF([.P168]=&quot;&quot;;IF([.O168]=&quot;&quot;;&quot;&quot;;[.O168]);[.P168]);[.Q168])=&quot;&quot;;IF([.T168]=&quot;&quot;;IF([.S168]=&quot;&quot;;IF([.R168]=&quot;&quot;;&quot;&quot;;[.R168]);[.S168]);[.T168])=&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8">
          <table:table-cell table:style-name="ce177" table:formula="of:=IF(AND([.H169]=&quot;&quot;;[.H169]=&quot;&quot;);&quot;&quot;;[.$H$3]&amp;&quot;_&quot;&amp;ROW()-11-COUNTBLANK([.$H$12:.H169]))" office:value-type="string" office:string-value="THEMMOI_BN_133">
            <text:p>THEMMOI_BN_133</text:p>
          </table:table-cell>
          <table:table-cell table:style-name="ce17" office:value-type="string">
            <text:p>Kiểm tra hoạt động của hộp Calendar</text:p>
          </table:table-cell>
          <table:table-cell table:style-name="ce27" office:value-type="string">
            <text:p>TriH</text:p>
          </table:table-cell>
          <table:table-cell table:style-name="ce27" table:number-columns-repeated="3"/>
          <table:table-cell table:style-name="ce17" office:value-type="string">
            <text:p>1. Click vào icon Calendar bên cạnh textbox.</text:p>
            <text:p>2. Lựa chọn 1 giá trị ngày tháng trong hộp Calendar</text:p>
          </table:table-cell>
          <table:table-cell table:style-name="ce17" office:value-type="string">
            <text:p>1. Hộp Calendar tự động đóng lại</text:p>
            <text:p>2. Giá trị ngày tháng vừa chọn hiển thị trong textbox theo định dạng dd/mm/yyyy</text:p>
          </table:table-cell>
          <table:table-cell table:style-name="ce190" table:content-validation-name="val3" office:value-type="string">
            <text:p>P</text:p>
          </table:table-cell>
          <table:table-cell table:number-columns-repeated="11" table:style-name="ce190" table:content-validation-name="val3"/>
          <table:table-cell table:style-name="ce199" table:formula="of:=IF(OR(IF([.K169]=&quot;&quot;;IF([.J169]=&quot;&quot;;IF([.I169]=&quot;&quot;;&quot;&quot;;[.I169]);[.J169]);[.K169])=&quot;F&quot;;IF([.N169]=&quot;&quot;;IF([.M169]=&quot;&quot;;IF([.L169]=&quot;&quot;;&quot;&quot;;[.L169]);[.M169]);[.N169])=&quot;F&quot;;IF([.Q169]=&quot;&quot;;IF([.P169]=&quot;&quot;;IF([.O169]=&quot;&quot;;&quot;&quot;;[.O169]);[.P169]);[.Q169])=&quot;F&quot;;IF([.T169]=&quot;&quot;;IF([.S169]=&quot;&quot;;IF([.R169]=&quot;&quot;;&quot;&quot;;[.R169]);[.S169]);[.T169])=&quot;F&quot;)=1;&quot;F&quot;;IF(OR(IF([.K169]=&quot;&quot;;IF([.J169]=&quot;&quot;;IF([.I169]=&quot;&quot;;&quot;&quot;;[.I169]);[.J169]);[.K169])=&quot;PE&quot;;IF([.N169]=&quot;&quot;;IF([.M169]=&quot;&quot;;IF([.L169]=&quot;&quot;;&quot;&quot;;[.L169]);[.M169]);[.N169])=&quot;PE&quot;;IF([.Q169]=&quot;&quot;;IF([.P169]=&quot;&quot;;IF([.O169]=&quot;&quot;;&quot;&quot;;[.O169]);[.P169]);[.Q169])=&quot;PE&quot;;IF([.T169]=&quot;&quot;;IF([.S169]=&quot;&quot;;IF([.R169]=&quot;&quot;;&quot;&quot;;[.R169]);[.S169]);[.T169])=&quot;PE&quot;)=1;&quot;PE&quot;;IF(AND(IF([.K169]=&quot;&quot;;IF([.J169]=&quot;&quot;;IF([.I169]=&quot;&quot;;&quot;&quot;;[.I169]);[.J169]);[.K169])=&quot;&quot;;IF([.N169]=&quot;&quot;;IF([.M169]=&quot;&quot;;IF([.L169]=&quot;&quot;;&quot;&quot;;[.L169]);[.M169]);[.N169])=&quot;&quot;;IF([.Q169]=&quot;&quot;;IF([.P169]=&quot;&quot;;IF([.O169]=&quot;&quot;;&quot;&quot;;[.O169]);[.P169]);[.Q169])=&quot;&quot;;IF([.T169]=&quot;&quot;;IF([.S169]=&quot;&quot;;IF([.R169]=&quot;&quot;;&quot;&quot;;[.R169]);[.S169]);[.T169])=&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8">
          <table:table-cell table:style-name="ce177" table:formula="of:=IF(AND([.H170]=&quot;&quot;;[.H170]=&quot;&quot;);&quot;&quot;;[.$H$3]&amp;&quot;_&quot;&amp;ROW()-11-COUNTBLANK([.$H$12:.H170]))" office:value-type="string" office:string-value="THEMMOI_BN_134">
            <text:p>THEMMOI_BN_134</text:p>
          </table:table-cell>
          <table:table-cell table:style-name="ce17" office:value-type="string">
            <text:p>Kiểm tra thao tác nhập ngày</text:p>
          </table:table-cell>
          <table:table-cell table:style-name="ce27" office:value-type="string">
            <text:p>TriH</text:p>
          </table:table-cell>
          <table:table-cell table:style-name="ce27" table:number-columns-repeated="3"/>
          <table:table-cell table:style-name="ce17" office:value-type="string">
            <text:p>1. Nhập ngày cấp không đúng định dạng dd/mm/yyyy</text:p>
            <text:p>2. Di chuyển tab</text:p>
          </table:table-cell>
          <table:table-cell table:style-name="ce17" office:value-type="string">
            <text:p>Hệ thống thông báo lỗi ngày tháng phải theo đúng định dạng dd/mm/yyyy</text:p>
          </table:table-cell>
          <table:table-cell table:style-name="ce190" table:content-validation-name="val3" office:value-type="string">
            <text:p>F</text:p>
          </table:table-cell>
          <table:table-cell table:number-columns-repeated="11" table:style-name="ce190" table:content-validation-name="val3"/>
          <table:table-cell table:style-name="ce199" table:formula="of:=IF(OR(IF([.K170]=&quot;&quot;;IF([.J170]=&quot;&quot;;IF([.I170]=&quot;&quot;;&quot;&quot;;[.I170]);[.J170]);[.K170])=&quot;F&quot;;IF([.N170]=&quot;&quot;;IF([.M170]=&quot;&quot;;IF([.L170]=&quot;&quot;;&quot;&quot;;[.L170]);[.M170]);[.N170])=&quot;F&quot;;IF([.Q170]=&quot;&quot;;IF([.P170]=&quot;&quot;;IF([.O170]=&quot;&quot;;&quot;&quot;;[.O170]);[.P170]);[.Q170])=&quot;F&quot;;IF([.T170]=&quot;&quot;;IF([.S170]=&quot;&quot;;IF([.R170]=&quot;&quot;;&quot;&quot;;[.R170]);[.S170]);[.T170])=&quot;F&quot;)=1;&quot;F&quot;;IF(OR(IF([.K170]=&quot;&quot;;IF([.J170]=&quot;&quot;;IF([.I170]=&quot;&quot;;&quot;&quot;;[.I170]);[.J170]);[.K170])=&quot;PE&quot;;IF([.N170]=&quot;&quot;;IF([.M170]=&quot;&quot;;IF([.L170]=&quot;&quot;;&quot;&quot;;[.L170]);[.M170]);[.N170])=&quot;PE&quot;;IF([.Q170]=&quot;&quot;;IF([.P170]=&quot;&quot;;IF([.O170]=&quot;&quot;;&quot;&quot;;[.O170]);[.P170]);[.Q170])=&quot;PE&quot;;IF([.T170]=&quot;&quot;;IF([.S170]=&quot;&quot;;IF([.R170]=&quot;&quot;;&quot;&quot;;[.R170]);[.S170]);[.T170])=&quot;PE&quot;)=1;&quot;PE&quot;;IF(AND(IF([.K170]=&quot;&quot;;IF([.J170]=&quot;&quot;;IF([.I170]=&quot;&quot;;&quot;&quot;;[.I170]);[.J170]);[.K170])=&quot;&quot;;IF([.N170]=&quot;&quot;;IF([.M170]=&quot;&quot;;IF([.L170]=&quot;&quot;;&quot;&quot;;[.L170]);[.M170]);[.N170])=&quot;&quot;;IF([.Q170]=&quot;&quot;;IF([.P170]=&quot;&quot;;IF([.O170]=&quot;&quot;;&quot;&quot;;[.O170]);[.P170]);[.Q170])=&quot;&quot;;IF([.T170]=&quot;&quot;;IF([.S170]=&quot;&quot;;IF([.R170]=&quot;&quot;;&quot;&quot;;[.R170]);[.S170]);[.T170])=&quot;&quot;)=1;&quot;&quot;;&quot;P&quot;)))" office:value-type="string" office:string-value="F">
            <text:p>F</text:p>
          </table:table-cell>
          <table:table-cell table:style-name="ce32"/>
          <table:table-cell table:style-name="ce1" table:number-columns-repeated="11"/>
          <table:table-cell table:number-columns-repeated="991"/>
        </table:table-row>
        <table:table-row table:style-name="ro8">
          <table:table-cell table:style-name="ce177"/>
          <table:table-cell table:style-name="ce17" office:value-type="string">
            <text:p>Kiểm tra thông tin bắt buộc</text:p>
          </table:table-cell>
          <table:table-cell table:style-name="ce27" office:value-type="string">
            <text:p>TriH</text:p>
          </table:table-cell>
          <table:table-cell table:style-name="ce27" table:number-columns-repeated="3"/>
          <table:table-cell table:style-name="ce17" office:value-type="string">
            <text:p>1. Không nhập thông tin Ngày cấp</text:p>
            <text:p>2. Các thông tin bắt buộc khác nhập đầy đủ</text:p>
            <text:p>3. Lưu</text:p>
          </table:table-cell>
          <table:table-cell table:style-name="ce17" office:value-type="string">
            <text:p>Hệ thống hiển thị thông báo lỗi yêu cầu nhập Ngày cấp</text:p>
          </table:table-cell>
          <table:table-cell table:style-name="ce190" table:content-validation-name="val3" office:value-type="string">
            <text:p>P</text:p>
          </table:table-cell>
          <table:table-cell table:number-columns-repeated="11" table:style-name="ce190" table:content-validation-name="val3"/>
          <table:table-cell table:style-name="ce199" table:formula="of:=IF(OR(IF([.K171]=&quot;&quot;;IF([.J171]=&quot;&quot;;IF([.I171]=&quot;&quot;;&quot;&quot;;[.I171]);[.J171]);[.K171])=&quot;F&quot;;IF([.N171]=&quot;&quot;;IF([.M171]=&quot;&quot;;IF([.L171]=&quot;&quot;;&quot;&quot;;[.L171]);[.M171]);[.N171])=&quot;F&quot;;IF([.Q171]=&quot;&quot;;IF([.P171]=&quot;&quot;;IF([.O171]=&quot;&quot;;&quot;&quot;;[.O171]);[.P171]);[.Q171])=&quot;F&quot;;IF([.T171]=&quot;&quot;;IF([.S171]=&quot;&quot;;IF([.R171]=&quot;&quot;;&quot;&quot;;[.R171]);[.S171]);[.T171])=&quot;F&quot;)=1;&quot;F&quot;;IF(OR(IF([.K171]=&quot;&quot;;IF([.J171]=&quot;&quot;;IF([.I171]=&quot;&quot;;&quot;&quot;;[.I171]);[.J171]);[.K171])=&quot;PE&quot;;IF([.N171]=&quot;&quot;;IF([.M171]=&quot;&quot;;IF([.L171]=&quot;&quot;;&quot;&quot;;[.L171]);[.M171]);[.N171])=&quot;PE&quot;;IF([.Q171]=&quot;&quot;;IF([.P171]=&quot;&quot;;IF([.O171]=&quot;&quot;;&quot;&quot;;[.O171]);[.P171]);[.Q171])=&quot;PE&quot;;IF([.T171]=&quot;&quot;;IF([.S171]=&quot;&quot;;IF([.R171]=&quot;&quot;;&quot;&quot;;[.R171]);[.S171]);[.T171])=&quot;PE&quot;)=1;&quot;PE&quot;;IF(AND(IF([.K171]=&quot;&quot;;IF([.J171]=&quot;&quot;;IF([.I171]=&quot;&quot;;&quot;&quot;;[.I171]);[.J171]);[.K171])=&quot;&quot;;IF([.N171]=&quot;&quot;;IF([.M171]=&quot;&quot;;IF([.L171]=&quot;&quot;;&quot;&quot;;[.L171]);[.M171]);[.N171])=&quot;&quot;;IF([.Q171]=&quot;&quot;;IF([.P171]=&quot;&quot;;IF([.O171]=&quot;&quot;;&quot;&quot;;[.O171]);[.P171]);[.Q171])=&quot;&quot;;IF([.T171]=&quot;&quot;;IF([.S171]=&quot;&quot;;IF([.R171]=&quot;&quot;;&quot;&quot;;[.R171]);[.S171]);[.T171])=&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16">
          <table:table-cell table:style-name="ce177" table:formula="of:=IF(AND([.H172]=&quot;&quot;;[.H172]=&quot;&quot;);&quot;&quot;;[.$H$3]&amp;&quot;_&quot;&amp;ROW()-11-COUNTBLANK([.$H$12:.H172]))" office:value-type="string" office:string-value="THEMMOI_BN_136">
            <text:p>THEMMOI_BN_136</text:p>
          </table:table-cell>
          <table:table-cell table:style-name="ce17" office:value-type="string">
            <text:p>Ngày cấp không được lớn hơn ngày hiện tại</text:p>
          </table:table-cell>
          <table:table-cell table:style-name="ce27" office:value-type="string">
            <text:p>TriH</text:p>
          </table:table-cell>
          <table:table-cell table:style-name="ce27" table:number-columns-repeated="3"/>
          <table:table-cell table:style-name="ce17" office:value-type="string">
            <text:p>1. Chọn ngày từ calendar hoặc nhập Ngày cấp lớn hơn ngày hiện tại</text:p>
            <text:p>2. Lưu</text:p>
          </table:table-cell>
          <table:table-cell table:style-name="ce17" office:value-type="string">
            <text:p>Hệ thống hiển thị thông báo lỗi "Ngày cấp không được lớn hơn ngày hiện tại"</text:p>
          </table:table-cell>
          <table:table-cell table:style-name="ce190" table:content-validation-name="val3" office:value-type="string">
            <text:p>F</text:p>
          </table:table-cell>
          <table:table-cell table:number-columns-repeated="11" table:style-name="ce190" table:content-validation-name="val3"/>
          <table:table-cell table:style-name="ce199" table:formula="of:=IF(OR(IF([.K172]=&quot;&quot;;IF([.J172]=&quot;&quot;;IF([.I172]=&quot;&quot;;&quot;&quot;;[.I172]);[.J172]);[.K172])=&quot;F&quot;;IF([.N172]=&quot;&quot;;IF([.M172]=&quot;&quot;;IF([.L172]=&quot;&quot;;&quot;&quot;;[.L172]);[.M172]);[.N172])=&quot;F&quot;;IF([.Q172]=&quot;&quot;;IF([.P172]=&quot;&quot;;IF([.O172]=&quot;&quot;;&quot;&quot;;[.O172]);[.P172]);[.Q172])=&quot;F&quot;;IF([.T172]=&quot;&quot;;IF([.S172]=&quot;&quot;;IF([.R172]=&quot;&quot;;&quot;&quot;;[.R172]);[.S172]);[.T172])=&quot;F&quot;)=1;&quot;F&quot;;IF(OR(IF([.K172]=&quot;&quot;;IF([.J172]=&quot;&quot;;IF([.I172]=&quot;&quot;;&quot;&quot;;[.I172]);[.J172]);[.K172])=&quot;PE&quot;;IF([.N172]=&quot;&quot;;IF([.M172]=&quot;&quot;;IF([.L172]=&quot;&quot;;&quot;&quot;;[.L172]);[.M172]);[.N172])=&quot;PE&quot;;IF([.Q172]=&quot;&quot;;IF([.P172]=&quot;&quot;;IF([.O172]=&quot;&quot;;&quot;&quot;;[.O172]);[.P172]);[.Q172])=&quot;PE&quot;;IF([.T172]=&quot;&quot;;IF([.S172]=&quot;&quot;;IF([.R172]=&quot;&quot;;&quot;&quot;;[.R172]);[.S172]);[.T172])=&quot;PE&quot;)=1;&quot;PE&quot;;IF(AND(IF([.K172]=&quot;&quot;;IF([.J172]=&quot;&quot;;IF([.I172]=&quot;&quot;;&quot;&quot;;[.I172]);[.J172]);[.K172])=&quot;&quot;;IF([.N172]=&quot;&quot;;IF([.M172]=&quot;&quot;;IF([.L172]=&quot;&quot;;&quot;&quot;;[.L172]);[.M172]);[.N172])=&quot;&quot;;IF([.Q172]=&quot;&quot;;IF([.P172]=&quot;&quot;;IF([.O172]=&quot;&quot;;&quot;&quot;;[.O172]);[.P172]);[.Q172])=&quot;&quot;;IF([.T172]=&quot;&quot;;IF([.S172]=&quot;&quot;;IF([.R172]=&quot;&quot;;&quot;&quot;;[.R172]);[.S172]);[.T172])=&quot;&quot;)=1;&quot;&quot;;&quot;P&quot;)))" office:value-type="string" office:string-value="F">
            <text:p>F</text:p>
          </table:table-cell>
          <table:table-cell table:style-name="ce32"/>
          <table:table-cell table:style-name="ce1" table:number-columns-repeated="11"/>
          <table:table-cell table:number-columns-repeated="991"/>
        </table:table-row>
        <table:table-row table:style-name="ro16">
          <table:table-cell table:style-name="ce177" table:formula="of:=IF(AND([.H173]=&quot;&quot;;[.H173]=&quot;&quot;);&quot;&quot;;[.$H$3]&amp;&quot;_&quot;&amp;ROW()-11-COUNTBLANK([.$H$12:.H173]))" office:value-type="string" office:string-value="THEMMOI_BN_137">
            <text:p>THEMMOI_BN_137</text:p>
          </table:table-cell>
          <table:table-cell table:style-name="ce17" office:value-type="string">
            <text:p>Ngày cấp không được nhỏ hơn ngày sinh</text:p>
          </table:table-cell>
          <table:table-cell table:style-name="ce27" office:value-type="string">
            <text:p>TriH</text:p>
          </table:table-cell>
          <table:table-cell table:style-name="ce27" table:number-columns-repeated="3"/>
          <table:table-cell table:style-name="ce17" office:value-type="string">
            <text:p>1. Chọn ngày từ calendar hoặc nhập Ngày cấp nhỏ hơn ngày sinh</text:p>
            <text:p>2. Lưu</text:p>
          </table:table-cell>
          <table:table-cell table:style-name="ce17" office:value-type="string">
            <text:p>Hệ thống hiển thị thông báo lỗi "Ngày cấp không được nhỏ hơn ngày sinh"</text:p>
          </table:table-cell>
          <table:table-cell table:style-name="ce190" table:content-validation-name="val3" office:value-type="string">
            <text:p>F</text:p>
          </table:table-cell>
          <table:table-cell table:style-name="ce190" table:content-validation-name="val3" table:number-columns-repeated="11"/>
          <table:table-cell table:style-name="ce199"/>
          <table:table-cell table:style-name="ce32"/>
          <table:table-cell table:style-name="ce1" table:number-columns-repeated="11"/>
          <table:table-cell table:number-columns-repeated="991"/>
        </table:table-row>
        <table:table-row table:style-name="ro2">
          <table:table-cell table:style-name="ce177" table:formula="of:=IF(AND([.H174]=&quot;&quot;;[.H174]=&quot;&quot;);&quot;&quot;;[.$H$3]&amp;&quot;_&quot;&amp;ROW()-11-COUNTBLANK([.$H$12:.H174]))">
            <text:p/>
          </table:table-cell>
          <table:table-cell table:style-name="ce58" office:value-type="string" table:number-columns-spanned="6" table:number-rows-spanned="1">
            <text:p>Textbox "Họ và Tên" - Thông tin người thân</text:p>
          </table:table-cell>
          <table:covered-table-cell table:number-columns-repeated="4" table:style-name="ce21"/>
          <table:covered-table-cell table:style-name="ce43"/>
          <table:table-cell table:style-name="ce51"/>
          <table:table-cell table:style-name="ce191" table:number-columns-repeated="12"/>
          <table:table-cell table:style-name="ce200"/>
          <table:table-cell table:style-name="ce51"/>
          <table:table-cell table:style-name="ce1" table:number-columns-repeated="11"/>
          <table:table-cell table:number-columns-repeated="991"/>
        </table:table-row>
        <table:table-row table:style-name="ro6">
          <table:table-cell table:style-name="ce177" table:formula="of:=IF(AND([.H175]=&quot;&quot;;[.H175]=&quot;&quot;);&quot;&quot;;[.$H$3]&amp;&quot;_&quot;&amp;ROW()-11-COUNTBLANK([.$H$12:.H175]))" office:value-type="string" office:string-value="THEMMOI_BN_138">
            <text:p>THEMMOI_BN_138</text:p>
          </table:table-cell>
          <table:table-cell table:style-name="ce50" office:value-type="string">
            <text:p>Kiểm tra giá trị mặc định</text:p>
          </table:table-cell>
          <table:table-cell table:style-name="ce75" office:value-type="string">
            <text:p>VAT</text:p>
          </table:table-cell>
          <table:table-cell table:style-name="ce75" table:number-columns-repeated="3"/>
          <table:table-cell table:style-name="ce50" office:value-type="string">
            <text:p>Kiểm tra giá trị mặc định</text:p>
          </table:table-cell>
          <table:table-cell table:style-name="ce106" office:value-type="string">
            <text:p>Giá trị mặc định là trống</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75]=&quot;&quot;;IF([.J175]=&quot;&quot;;IF([.I175]=&quot;&quot;;&quot;&quot;;[.I175]);[.J175]);[.K175])=&quot;F&quot;;IF([.N175]=&quot;&quot;;IF([.M175]=&quot;&quot;;IF([.L175]=&quot;&quot;;&quot;&quot;;[.L175]);[.M175]);[.N175])=&quot;F&quot;;IF([.Q175]=&quot;&quot;;IF([.P175]=&quot;&quot;;IF([.O175]=&quot;&quot;;&quot;&quot;;[.O175]);[.P175]);[.Q175])=&quot;F&quot;;IF([.T175]=&quot;&quot;;IF([.S175]=&quot;&quot;;IF([.R175]=&quot;&quot;;&quot;&quot;;[.R175]);[.S175]);[.T175])=&quot;F&quot;)=1;&quot;F&quot;;IF(OR(IF([.K175]=&quot;&quot;;IF([.J175]=&quot;&quot;;IF([.I175]=&quot;&quot;;&quot;&quot;;[.I175]);[.J175]);[.K175])=&quot;PE&quot;;IF([.N175]=&quot;&quot;;IF([.M175]=&quot;&quot;;IF([.L175]=&quot;&quot;;&quot;&quot;;[.L175]);[.M175]);[.N175])=&quot;PE&quot;;IF([.Q175]=&quot;&quot;;IF([.P175]=&quot;&quot;;IF([.O175]=&quot;&quot;;&quot;&quot;;[.O175]);[.P175]);[.Q175])=&quot;PE&quot;;IF([.T175]=&quot;&quot;;IF([.S175]=&quot;&quot;;IF([.R175]=&quot;&quot;;&quot;&quot;;[.R175]);[.S175]);[.T175])=&quot;PE&quot;)=1;&quot;PE&quot;;IF(AND(IF([.K175]=&quot;&quot;;IF([.J175]=&quot;&quot;;IF([.I175]=&quot;&quot;;&quot;&quot;;[.I175]);[.J175]);[.K175])=&quot;&quot;;IF([.N175]=&quot;&quot;;IF([.M175]=&quot;&quot;;IF([.L175]=&quot;&quot;;&quot;&quot;;[.L175]);[.M175]);[.N175])=&quot;&quot;;IF([.Q175]=&quot;&quot;;IF([.P175]=&quot;&quot;;IF([.O175]=&quot;&quot;;&quot;&quot;;[.O175]);[.P175]);[.Q175])=&quot;&quot;;IF([.T175]=&quot;&quot;;IF([.S175]=&quot;&quot;;IF([.R175]=&quot;&quot;;&quot;&quot;;[.R175]);[.S175]);[.T175])=&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20">
          <table:table-cell table:style-name="ce177" table:formula="of:=IF(AND([.H176]=&quot;&quot;;[.H176]=&quot;&quot;);&quot;&quot;;[.$H$3]&amp;&quot;_&quot;&amp;ROW()-11-COUNTBLANK([.$H$12:.H176]))" office:value-type="string" office:string-value="THEMMOI_BN_139">
            <text:p>THEMMOI_BN_139</text:p>
          </table:table-cell>
          <table:table-cell table:style-name="ce17" office:value-type="string">
            <text:p>Kiểm tra là trường bắt buộc</text:p>
          </table:table-cell>
          <table:table-cell table:style-name="ce27" office:value-type="string">
            <text:p>VAT</text:p>
          </table:table-cell>
          <table:table-cell table:style-name="ce27" table:number-columns-repeated="3"/>
          <table:table-cell table:style-name="ce17" office:value-type="string">
            <text:p>1. Để trống trường dữ liệu</text:p>
            <text:p>2. Các thông tin khác được nhập hợp lệ</text:p>
            <text:p/>
          </table:table-cell>
          <table:table-cell table:style-name="ce17" office:value-type="string">
            <text:p>Hiển thị thông báo yêu cầu nhập "Họ và Tên"</text:p>
          </table:table-cell>
          <table:table-cell table:style-name="ce193" office:value-type="string">
            <text:p>P</text:p>
          </table:table-cell>
          <table:table-cell table:number-columns-repeated="11" table:style-name="ce193"/>
          <table:table-cell table:style-name="ce201" table:formula="of:=IF(OR(IF([.K176]=&quot;&quot;;IF([.J176]=&quot;&quot;;IF([.I176]=&quot;&quot;;&quot;&quot;;[.I176]);[.J176]);[.K176])=&quot;F&quot;;IF([.N176]=&quot;&quot;;IF([.M176]=&quot;&quot;;IF([.L176]=&quot;&quot;;&quot;&quot;;[.L176]);[.M176]);[.N176])=&quot;F&quot;;IF([.Q176]=&quot;&quot;;IF([.P176]=&quot;&quot;;IF([.O176]=&quot;&quot;;&quot;&quot;;[.O176]);[.P176]);[.Q176])=&quot;F&quot;;IF([.T176]=&quot;&quot;;IF([.S176]=&quot;&quot;;IF([.R176]=&quot;&quot;;&quot;&quot;;[.R176]);[.S176]);[.T176])=&quot;F&quot;)=1;&quot;F&quot;;IF(OR(IF([.K176]=&quot;&quot;;IF([.J176]=&quot;&quot;;IF([.I176]=&quot;&quot;;&quot;&quot;;[.I176]);[.J176]);[.K176])=&quot;PE&quot;;IF([.N176]=&quot;&quot;;IF([.M176]=&quot;&quot;;IF([.L176]=&quot;&quot;;&quot;&quot;;[.L176]);[.M176]);[.N176])=&quot;PE&quot;;IF([.Q176]=&quot;&quot;;IF([.P176]=&quot;&quot;;IF([.O176]=&quot;&quot;;&quot;&quot;;[.O176]);[.P176]);[.Q176])=&quot;PE&quot;;IF([.T176]=&quot;&quot;;IF([.S176]=&quot;&quot;;IF([.R176]=&quot;&quot;;&quot;&quot;;[.R176]);[.S176]);[.T176])=&quot;PE&quot;)=1;&quot;PE&quot;;IF(AND(IF([.K176]=&quot;&quot;;IF([.J176]=&quot;&quot;;IF([.I176]=&quot;&quot;;&quot;&quot;;[.I176]);[.J176]);[.K176])=&quot;&quot;;IF([.N176]=&quot;&quot;;IF([.M176]=&quot;&quot;;IF([.L176]=&quot;&quot;;&quot;&quot;;[.L176]);[.M176]);[.N176])=&quot;&quot;;IF([.Q176]=&quot;&quot;;IF([.P176]=&quot;&quot;;IF([.O176]=&quot;&quot;;&quot;&quot;;[.O176]);[.P176]);[.Q176])=&quot;&quot;;IF([.T176]=&quot;&quot;;IF([.S176]=&quot;&quot;;IF([.R176]=&quot;&quot;;&quot;&quot;;[.R176]);[.S176]);[.T176])=&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177]=&quot;&quot;;[.H177]=&quot;&quot;);&quot;&quot;;[.$H$3]&amp;&quot;_&quot;&amp;ROW()-11-COUNTBLANK([.$H$12:.H177]))" office:value-type="string" office:string-value="THEMMOI_BN_140">
            <text:p>THEMMOI_BN_140</text:p>
          </table:table-cell>
          <table:table-cell table:style-name="ce17" office:value-type="string">
            <text:p>Kiểm tra tìm kiếm các ký tự đặc biệt</text:p>
          </table:table-cell>
          <table:table-cell table:style-name="ce27" office:value-type="string">
            <text:p>VAT</text:p>
          </table:table-cell>
          <table:table-cell table:style-name="ce27" table:number-columns-repeated="3"/>
          <table:table-cell table:style-name="ce17" office:value-type="string">
            <text:p>1. Nhập dữ liệu là ký tự đặc biệt %^&amp;*()</text:p>
            <text:p>2. Các thông tin khác được nhập hợp lệ</text:p>
            <text:p/>
          </table:table-cell>
          <table:table-cell table:style-name="ce17" office:value-type="string">
            <text:p>1. Thực hiện thành công</text:p>
            <text:p>2. Dữ liệu của trường dữ liệu được view lên bình thường, không bị lỗi font</text:p>
            <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77]=&quot;&quot;;IF([.J177]=&quot;&quot;;IF([.I177]=&quot;&quot;;&quot;&quot;;[.I177]);[.J177]);[.K177])=&quot;F&quot;;IF([.N177]=&quot;&quot;;IF([.M177]=&quot;&quot;;IF([.L177]=&quot;&quot;;&quot;&quot;;[.L177]);[.M177]);[.N177])=&quot;F&quot;;IF([.Q177]=&quot;&quot;;IF([.P177]=&quot;&quot;;IF([.O177]=&quot;&quot;;&quot;&quot;;[.O177]);[.P177]);[.Q177])=&quot;F&quot;;IF([.T177]=&quot;&quot;;IF([.S177]=&quot;&quot;;IF([.R177]=&quot;&quot;;&quot;&quot;;[.R177]);[.S177]);[.T177])=&quot;F&quot;)=1;&quot;F&quot;;IF(OR(IF([.K177]=&quot;&quot;;IF([.J177]=&quot;&quot;;IF([.I177]=&quot;&quot;;&quot;&quot;;[.I177]);[.J177]);[.K177])=&quot;PE&quot;;IF([.N177]=&quot;&quot;;IF([.M177]=&quot;&quot;;IF([.L177]=&quot;&quot;;&quot;&quot;;[.L177]);[.M177]);[.N177])=&quot;PE&quot;;IF([.Q177]=&quot;&quot;;IF([.P177]=&quot;&quot;;IF([.O177]=&quot;&quot;;&quot;&quot;;[.O177]);[.P177]);[.Q177])=&quot;PE&quot;;IF([.T177]=&quot;&quot;;IF([.S177]=&quot;&quot;;IF([.R177]=&quot;&quot;;&quot;&quot;;[.R177]);[.S177]);[.T177])=&quot;PE&quot;)=1;&quot;PE&quot;;IF(AND(IF([.K177]=&quot;&quot;;IF([.J177]=&quot;&quot;;IF([.I177]=&quot;&quot;;&quot;&quot;;[.I177]);[.J177]);[.K177])=&quot;&quot;;IF([.N177]=&quot;&quot;;IF([.M177]=&quot;&quot;;IF([.L177]=&quot;&quot;;&quot;&quot;;[.L177]);[.M177]);[.N177])=&quot;&quot;;IF([.Q177]=&quot;&quot;;IF([.P177]=&quot;&quot;;IF([.O177]=&quot;&quot;;&quot;&quot;;[.O177]);[.P177]);[.Q177])=&quot;&quot;;IF([.T177]=&quot;&quot;;IF([.S177]=&quot;&quot;;IF([.R177]=&quot;&quot;;&quot;&quot;;[.R177]);[.S177]);[.T177])=&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5">
          <table:table-cell table:style-name="ce178" table:formula="of:=IF(AND([.H178]=&quot;&quot;;[.H178]=&quot;&quot;);&quot;&quot;;[.$H$3]&amp;&quot;_&quot;&amp;ROW()-11-COUNTBLANK([.$H$12:.H178]))" office:value-type="string" office:string-value="THEMMOI_BN_141">
            <text:p>THEMMOI_BN_141</text:p>
          </table:table-cell>
          <table:table-cell table:style-name="ce179" office:value-type="string">
            <text:p>Kiểm tra nhập quá maxlength (? ký tự)</text:p>
          </table:table-cell>
          <table:table-cell table:style-name="ce180" office:value-type="string">
            <text:p>VAT</text:p>
          </table:table-cell>
          <table:table-cell table:style-name="ce180" table:number-columns-repeated="3"/>
          <table:table-cell table:style-name="ce179" office:value-type="string">
            <text:p>1. Trên màn hình Tìm kiếm</text:p>
            <text:p>Tại trường điều kiện tìm kiếm</text:p>
            <text:p>2. Nhập hơn nhiều hơn ? ký tự cho phép</text:p>
            <text:p>3. Ấn nút <text:s/>Tìm kiếm</text:p>
          </table:table-cell>
          <table:table-cell table:style-name="ce185" office:value-type="string">
            <text:p>Không Cho phép nhập quá giá trị maxlength</text:p>
          </table:table-cell>
          <table:table-cell table:style-name="ce194" table:content-validation-name="val3" office:value-type="string">
            <text:p>F</text:p>
          </table:table-cell>
          <table:table-cell table:number-columns-repeated="11" table:style-name="ce194" table:content-validation-name="val3"/>
          <table:table-cell table:style-name="ce202" table:formula="of:=IF(OR(IF([.K178]=&quot;&quot;;IF([.J178]=&quot;&quot;;IF([.I178]=&quot;&quot;;&quot;&quot;;[.I178]);[.J178]);[.K178])=&quot;F&quot;;IF([.N178]=&quot;&quot;;IF([.M178]=&quot;&quot;;IF([.L178]=&quot;&quot;;&quot;&quot;;[.L178]);[.M178]);[.N178])=&quot;F&quot;;IF([.Q178]=&quot;&quot;;IF([.P178]=&quot;&quot;;IF([.O178]=&quot;&quot;;&quot;&quot;;[.O178]);[.P178]);[.Q178])=&quot;F&quot;;IF([.T178]=&quot;&quot;;IF([.S178]=&quot;&quot;;IF([.R178]=&quot;&quot;;&quot;&quot;;[.R178]);[.S178]);[.T178])=&quot;F&quot;)=1;&quot;F&quot;;IF(OR(IF([.K178]=&quot;&quot;;IF([.J178]=&quot;&quot;;IF([.I178]=&quot;&quot;;&quot;&quot;;[.I178]);[.J178]);[.K178])=&quot;PE&quot;;IF([.N178]=&quot;&quot;;IF([.M178]=&quot;&quot;;IF([.L178]=&quot;&quot;;&quot;&quot;;[.L178]);[.M178]);[.N178])=&quot;PE&quot;;IF([.Q178]=&quot;&quot;;IF([.P178]=&quot;&quot;;IF([.O178]=&quot;&quot;;&quot;&quot;;[.O178]);[.P178]);[.Q178])=&quot;PE&quot;;IF([.T178]=&quot;&quot;;IF([.S178]=&quot;&quot;;IF([.R178]=&quot;&quot;;&quot;&quot;;[.R178]);[.S178]);[.T178])=&quot;PE&quot;)=1;&quot;PE&quot;;IF(AND(IF([.K178]=&quot;&quot;;IF([.J178]=&quot;&quot;;IF([.I178]=&quot;&quot;;&quot;&quot;;[.I178]);[.J178]);[.K178])=&quot;&quot;;IF([.N178]=&quot;&quot;;IF([.M178]=&quot;&quot;;IF([.L178]=&quot;&quot;;&quot;&quot;;[.L178]);[.M178]);[.N178])=&quot;&quot;;IF([.Q178]=&quot;&quot;;IF([.P178]=&quot;&quot;;IF([.O178]=&quot;&quot;;&quot;&quot;;[.O178]);[.P178]);[.Q178])=&quot;&quot;;IF([.T178]=&quot;&quot;;IF([.S178]=&quot;&quot;;IF([.R178]=&quot;&quot;;&quot;&quot;;[.R178]);[.S178]);[.T178])=&quot;&quot;)=1;&quot;&quot;;&quot;P&quot;)))" office:value-type="string" office:string-value="F">
            <text:p>F</text:p>
          </table:table-cell>
          <table:table-cell table:style-name="ce204"/>
          <table:table-cell table:style-name="ce205" table:number-columns-repeated="11"/>
          <table:table-cell table:number-columns-repeated="991"/>
        </table:table-row>
        <table:table-row table:style-name="ro5">
          <table:table-cell table:style-name="ce177" table:formula="of:=IF(AND([.H179]=&quot;&quot;;[.H179]=&quot;&quot;);&quot;&quot;;[.$H$3]&amp;&quot;_&quot;&amp;ROW()-11-COUNTBLANK([.$H$12:.H179]))" office:value-type="string" office:string-value="THEMMOI_BN_142">
            <text:p>THEMMOI_BN_142</text:p>
          </table:table-cell>
          <table:table-cell table:style-name="ce32" office:value-type="string">
            <office:annotation draw:style-name="gr7" draw:text-style-name="P1" svg:width="5.0535in" svg:height="1.3488in" svg:x="4.8866in" svg:y="89.0835in" draw:caption-point-x="-0.1898in" draw:caption-point-y="-0.7961in">
              <dc:creator>Thuy Vu</dc:creator>
              <dc:date>2018-03-26T00:00:00</dc:date>
              <text:p text:style-name="P1">VIT:</text:p>
              <text:p text:style-name="P1">tùy đự án</text:p>
            </office:annotation>
            <text:p>Kiểm tra khi nhập dữ liệu là các thẻ html</text:p>
          </table:table-cell>
          <table:table-cell table:style-name="ce70" office:value-type="string">
            <text:p>VAT</text:p>
          </table:table-cell>
          <table:table-cell table:style-name="ce70" table:number-columns-repeated="3"/>
          <table:table-cell table:style-name="ce17" office:value-type="string">
            <text:p>1. Nhập X đúng định dạng <text:s/>có chứa ký tự đặc biệt, thẻ html: &lt;/table&gt;….</text:p>
            <text:p>2. Các thông tin khác được nhập hợp lệ</text:p>
            <text:p/>
          </table:table-cell>
          <table:table-cell table:style-name="ce17" office:value-type="string">
            <text:p>1. Thực hiện thành công</text:p>
            <text:p>2. Các ký tự đặc biệt, thẻ html không bị mã hóa khi view lên và khi lưu vào database</text:p>
            <text:p/>
          </table:table-cell>
          <table:table-cell table:style-name="ce193" office:value-type="string">
            <text:p>P</text:p>
          </table:table-cell>
          <table:table-cell table:number-columns-repeated="11" table:style-name="ce193"/>
          <table:table-cell table:style-name="ce199" table:formula="of:=IF(OR(IF([.K179]=&quot;&quot;;IF([.J179]=&quot;&quot;;IF([.I179]=&quot;&quot;;&quot;&quot;;[.I179]);[.J179]);[.K179])=&quot;F&quot;;IF([.N179]=&quot;&quot;;IF([.M179]=&quot;&quot;;IF([.L179]=&quot;&quot;;&quot;&quot;;[.L179]);[.M179]);[.N179])=&quot;F&quot;;IF([.Q179]=&quot;&quot;;IF([.P179]=&quot;&quot;;IF([.O179]=&quot;&quot;;&quot;&quot;;[.O179]);[.P179]);[.Q179])=&quot;F&quot;;IF([.T179]=&quot;&quot;;IF([.S179]=&quot;&quot;;IF([.R179]=&quot;&quot;;&quot;&quot;;[.R179]);[.S179]);[.T179])=&quot;F&quot;)=1;&quot;F&quot;;IF(OR(IF([.K179]=&quot;&quot;;IF([.J179]=&quot;&quot;;IF([.I179]=&quot;&quot;;&quot;&quot;;[.I179]);[.J179]);[.K179])=&quot;PE&quot;;IF([.N179]=&quot;&quot;;IF([.M179]=&quot;&quot;;IF([.L179]=&quot;&quot;;&quot;&quot;;[.L179]);[.M179]);[.N179])=&quot;PE&quot;;IF([.Q179]=&quot;&quot;;IF([.P179]=&quot;&quot;;IF([.O179]=&quot;&quot;;&quot;&quot;;[.O179]);[.P179]);[.Q179])=&quot;PE&quot;;IF([.T179]=&quot;&quot;;IF([.S179]=&quot;&quot;;IF([.R179]=&quot;&quot;;&quot;&quot;;[.R179]);[.S179]);[.T179])=&quot;PE&quot;)=1;&quot;PE&quot;;IF(AND(IF([.K179]=&quot;&quot;;IF([.J179]=&quot;&quot;;IF([.I179]=&quot;&quot;;&quot;&quot;;[.I179]);[.J179]);[.K179])=&quot;&quot;;IF([.N179]=&quot;&quot;;IF([.M179]=&quot;&quot;;IF([.L179]=&quot;&quot;;&quot;&quot;;[.L179]);[.M179]);[.N179])=&quot;&quot;;IF([.Q179]=&quot;&quot;;IF([.P179]=&quot;&quot;;IF([.O179]=&quot;&quot;;&quot;&quot;;[.O179]);[.P179]);[.Q179])=&quot;&quot;;IF([.T179]=&quot;&quot;;IF([.S179]=&quot;&quot;;IF([.R179]=&quot;&quot;;&quot;&quot;;[.R179]);[.S179]);[.T179])=&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180]=&quot;&quot;;[.H180]=&quot;&quot;);&quot;&quot;;[.$H$3]&amp;&quot;_&quot;&amp;ROW()-11-COUNTBLANK([.$H$12:.H180]))" office:value-type="string" office:string-value="THEMMOI_BN_143">
            <text:p>THEMMOI_BN_143</text:p>
          </table:table-cell>
          <table:table-cell table:style-name="ce32" office:value-type="string">
            <text:p>Kiểm tra chức năng Trim space</text:p>
          </table:table-cell>
          <table:table-cell table:style-name="ce70" office:value-type="string">
            <text:p>VAT</text:p>
          </table:table-cell>
          <table:table-cell table:style-name="ce70" table:number-columns-repeated="3"/>
          <table:table-cell table:style-name="ce17" office:value-type="string">
            <text:p>1. Nhập dữ liệu hợp lệ và thêm space vào đầu và cuối </text:p>
            <text:p>2. Các thông tin khác được nhập hợp lệ</text:p>
            <text:p/>
          </table:table-cell>
          <table:table-cell table:style-name="ce17" office:value-type="string">
            <text:p>1. Thực hiện thành công</text:p>
            <text:p>2. Thực hiện trim space ở đầu và cuối trường dữ liệu</text:p>
            <text:p/>
          </table:table-cell>
          <table:table-cell table:style-name="ce193" office:value-type="string">
            <text:p>P</text:p>
          </table:table-cell>
          <table:table-cell table:number-columns-repeated="11" table:style-name="ce193"/>
          <table:table-cell table:style-name="ce199" table:formula="of:=IF(OR(IF([.K180]=&quot;&quot;;IF([.J180]=&quot;&quot;;IF([.I180]=&quot;&quot;;&quot;&quot;;[.I180]);[.J180]);[.K180])=&quot;F&quot;;IF([.N180]=&quot;&quot;;IF([.M180]=&quot;&quot;;IF([.L180]=&quot;&quot;;&quot;&quot;;[.L180]);[.M180]);[.N180])=&quot;F&quot;;IF([.Q180]=&quot;&quot;;IF([.P180]=&quot;&quot;;IF([.O180]=&quot;&quot;;&quot;&quot;;[.O180]);[.P180]);[.Q180])=&quot;F&quot;;IF([.T180]=&quot;&quot;;IF([.S180]=&quot;&quot;;IF([.R180]=&quot;&quot;;&quot;&quot;;[.R180]);[.S180]);[.T180])=&quot;F&quot;)=1;&quot;F&quot;;IF(OR(IF([.K180]=&quot;&quot;;IF([.J180]=&quot;&quot;;IF([.I180]=&quot;&quot;;&quot;&quot;;[.I180]);[.J180]);[.K180])=&quot;PE&quot;;IF([.N180]=&quot;&quot;;IF([.M180]=&quot;&quot;;IF([.L180]=&quot;&quot;;&quot;&quot;;[.L180]);[.M180]);[.N180])=&quot;PE&quot;;IF([.Q180]=&quot;&quot;;IF([.P180]=&quot;&quot;;IF([.O180]=&quot;&quot;;&quot;&quot;;[.O180]);[.P180]);[.Q180])=&quot;PE&quot;;IF([.T180]=&quot;&quot;;IF([.S180]=&quot;&quot;;IF([.R180]=&quot;&quot;;&quot;&quot;;[.R180]);[.S180]);[.T180])=&quot;PE&quot;)=1;&quot;PE&quot;;IF(AND(IF([.K180]=&quot;&quot;;IF([.J180]=&quot;&quot;;IF([.I180]=&quot;&quot;;&quot;&quot;;[.I180]);[.J180]);[.K180])=&quot;&quot;;IF([.N180]=&quot;&quot;;IF([.M180]=&quot;&quot;;IF([.L180]=&quot;&quot;;&quot;&quot;;[.L180]);[.M180]);[.N180])=&quot;&quot;;IF([.Q180]=&quot;&quot;;IF([.P180]=&quot;&quot;;IF([.O180]=&quot;&quot;;&quot;&quot;;[.O180]);[.P180]);[.Q180])=&quot;&quot;;IF([.T180]=&quot;&quot;;IF([.S180]=&quot;&quot;;IF([.R180]=&quot;&quot;;&quot;&quot;;[.R180]);[.S180]);[.T180])=&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181]=&quot;&quot;;[.H181]=&quot;&quot;);&quot;&quot;;[.$H$3]&amp;&quot;_&quot;&amp;ROW()-11-COUNTBLANK([.$H$12:.H181]))" office:value-type="string" office:string-value="THEMMOI_BN_144">
            <text:p>THEMMOI_BN_144</text:p>
          </table:table-cell>
          <table:table-cell table:style-name="ce17" office:value-type="string">
            <text:p>Kiểm tra thực hiện thành công khi dữ liệu là chữ tiếng Việt có dấu</text:p>
          </table:table-cell>
          <table:table-cell table:style-name="ce27" office:value-type="string">
            <text:p>VAT</text:p>
          </table:table-cell>
          <table:table-cell table:style-name="ce27" table:number-columns-repeated="3"/>
          <table:table-cell table:style-name="ce17" office:value-type="string">
            <text:p>1. Nhập dữ liệu là chữ tiếng việt có dấu</text:p>
            <text:p>2. Các thông tin khác được nhập hợp lệ</text:p>
            <text:p/>
          </table:table-cell>
          <table:table-cell table:style-name="ce17" office:value-type="string">
            <text:p>1. Thực hiện thành công</text:p>
            <text:p>2. Dữ liệu của trường dữ liệu được view lên bình thường, không bị lỗi font</text:p>
            <text:p/>
          </table:table-cell>
          <table:table-cell table:style-name="ce193" office:value-type="string">
            <text:p>P</text:p>
          </table:table-cell>
          <table:table-cell table:number-columns-repeated="11" table:style-name="ce193"/>
          <table:table-cell table:style-name="ce199" table:formula="of:=IF(OR(IF([.K181]=&quot;&quot;;IF([.J181]=&quot;&quot;;IF([.I181]=&quot;&quot;;&quot;&quot;;[.I181]);[.J181]);[.K181])=&quot;F&quot;;IF([.N181]=&quot;&quot;;IF([.M181]=&quot;&quot;;IF([.L181]=&quot;&quot;;&quot;&quot;;[.L181]);[.M181]);[.N181])=&quot;F&quot;;IF([.Q181]=&quot;&quot;;IF([.P181]=&quot;&quot;;IF([.O181]=&quot;&quot;;&quot;&quot;;[.O181]);[.P181]);[.Q181])=&quot;F&quot;;IF([.T181]=&quot;&quot;;IF([.S181]=&quot;&quot;;IF([.R181]=&quot;&quot;;&quot;&quot;;[.R181]);[.S181]);[.T181])=&quot;F&quot;)=1;&quot;F&quot;;IF(OR(IF([.K181]=&quot;&quot;;IF([.J181]=&quot;&quot;;IF([.I181]=&quot;&quot;;&quot;&quot;;[.I181]);[.J181]);[.K181])=&quot;PE&quot;;IF([.N181]=&quot;&quot;;IF([.M181]=&quot;&quot;;IF([.L181]=&quot;&quot;;&quot;&quot;;[.L181]);[.M181]);[.N181])=&quot;PE&quot;;IF([.Q181]=&quot;&quot;;IF([.P181]=&quot;&quot;;IF([.O181]=&quot;&quot;;&quot;&quot;;[.O181]);[.P181]);[.Q181])=&quot;PE&quot;;IF([.T181]=&quot;&quot;;IF([.S181]=&quot;&quot;;IF([.R181]=&quot;&quot;;&quot;&quot;;[.R181]);[.S181]);[.T181])=&quot;PE&quot;)=1;&quot;PE&quot;;IF(AND(IF([.K181]=&quot;&quot;;IF([.J181]=&quot;&quot;;IF([.I181]=&quot;&quot;;&quot;&quot;;[.I181]);[.J181]);[.K181])=&quot;&quot;;IF([.N181]=&quot;&quot;;IF([.M181]=&quot;&quot;;IF([.L181]=&quot;&quot;;&quot;&quot;;[.L181]);[.M181]);[.N181])=&quot;&quot;;IF([.Q181]=&quot;&quot;;IF([.P181]=&quot;&quot;;IF([.O181]=&quot;&quot;;&quot;&quot;;[.O181]);[.P181]);[.Q181])=&quot;&quot;;IF([.T181]=&quot;&quot;;IF([.S181]=&quot;&quot;;IF([.R181]=&quot;&quot;;&quot;&quot;;[.R181]);[.S181]);[.T181])=&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2">
          <table:table-cell table:style-name="ce177" table:formula="of:=IF(AND([.H182]=&quot;&quot;;[.H182]=&quot;&quot;);&quot;&quot;;[.$H$3]&amp;&quot;_&quot;&amp;ROW()-11-COUNTBLANK([.$H$12:.H182]))">
            <text:p/>
          </table:table-cell>
          <table:table-cell table:style-name="ce58" office:value-type="string" table:number-columns-spanned="6" table:number-rows-spanned="1">
            <text:p>Kiểm tra combo - box "Mối quan hệ" - Thông tin người thân</text:p>
          </table:table-cell>
          <table:covered-table-cell table:number-columns-repeated="4" table:style-name="ce21"/>
          <table:covered-table-cell table:style-name="ce43"/>
          <table:table-cell table:style-name="ce51"/>
          <table:table-cell table:style-name="ce191" table:number-columns-repeated="12"/>
          <table:table-cell table:style-name="ce200"/>
          <table:table-cell table:style-name="ce51"/>
          <table:table-cell table:style-name="ce154" table:number-columns-repeated="11"/>
          <table:table-cell table:number-columns-repeated="991"/>
        </table:table-row>
        <table:table-row table:style-name="ro21">
          <table:table-cell table:style-name="ce177" table:formula="of:=IF(AND([.H183]=&quot;&quot;;[.H183]=&quot;&quot;);&quot;&quot;;[.$H$3]&amp;&quot;_&quot;&amp;ROW()-11-COUNTBLANK([.$H$12:.H183]))" office:value-type="string" office:string-value="THEMMOI_BN_145">
            <text:p>THEMMOI_BN_145</text:p>
          </table:table-cell>
          <table:table-cell table:style-name="ce62" office:value-type="string">
            <text:p>Kiểm tra giá trị mặc định</text:p>
          </table:table-cell>
          <table:table-cell table:style-name="ce79" office:value-type="string">
            <text:p>FOX</text:p>
          </table:table-cell>
          <table:table-cell table:style-name="ce79" table:number-columns-repeated="3"/>
          <table:table-cell table:style-name="ce50" office:value-type="string">
            <text:p>1. Kiểm tra giá trị của trường này</text:p>
          </table:table-cell>
          <table:table-cell table:style-name="ce50" office:value-type="string">
            <text:p>Gía trị mặc định là "--Vui lòng chọn---"</text:p>
            <text:p>Các giá trị tiếp theo gồm:</text:p>
            <text:p>- Bố </text:p>
            <text:p>- Mẹ</text:p>
            <text:p>- Vợ/Chồng</text:p>
            <text:p>- Anh chị em ruột</text:p>
            <text:p>- Con trai/gái</text:p>
            <text:p>- Liên hệ khác</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83]=&quot;&quot;;IF([.J183]=&quot;&quot;;IF([.I183]=&quot;&quot;;&quot;&quot;;[.I183]);[.J183]);[.K183])=&quot;F&quot;;IF([.N183]=&quot;&quot;;IF([.M183]=&quot;&quot;;IF([.L183]=&quot;&quot;;&quot;&quot;;[.L183]);[.M183]);[.N183])=&quot;F&quot;;IF([.Q183]=&quot;&quot;;IF([.P183]=&quot;&quot;;IF([.O183]=&quot;&quot;;&quot;&quot;;[.O183]);[.P183]);[.Q183])=&quot;F&quot;;IF([.T183]=&quot;&quot;;IF([.S183]=&quot;&quot;;IF([.R183]=&quot;&quot;;&quot;&quot;;[.R183]);[.S183]);[.T183])=&quot;F&quot;)=1;&quot;F&quot;;IF(OR(IF([.K183]=&quot;&quot;;IF([.J183]=&quot;&quot;;IF([.I183]=&quot;&quot;;&quot;&quot;;[.I183]);[.J183]);[.K183])=&quot;PE&quot;;IF([.N183]=&quot;&quot;;IF([.M183]=&quot;&quot;;IF([.L183]=&quot;&quot;;&quot;&quot;;[.L183]);[.M183]);[.N183])=&quot;PE&quot;;IF([.Q183]=&quot;&quot;;IF([.P183]=&quot;&quot;;IF([.O183]=&quot;&quot;;&quot;&quot;;[.O183]);[.P183]);[.Q183])=&quot;PE&quot;;IF([.T183]=&quot;&quot;;IF([.S183]=&quot;&quot;;IF([.R183]=&quot;&quot;;&quot;&quot;;[.R183]);[.S183]);[.T183])=&quot;PE&quot;)=1;&quot;PE&quot;;IF(AND(IF([.K183]=&quot;&quot;;IF([.J183]=&quot;&quot;;IF([.I183]=&quot;&quot;;&quot;&quot;;[.I183]);[.J183]);[.K183])=&quot;&quot;;IF([.N183]=&quot;&quot;;IF([.M183]=&quot;&quot;;IF([.L183]=&quot;&quot;;&quot;&quot;;[.L183]);[.M183]);[.N183])=&quot;&quot;;IF([.Q183]=&quot;&quot;;IF([.P183]=&quot;&quot;;IF([.O183]=&quot;&quot;;&quot;&quot;;[.O183]);[.P183]);[.Q183])=&quot;&quot;;IF([.T183]=&quot;&quot;;IF([.S183]=&quot;&quot;;IF([.R183]=&quot;&quot;;&quot;&quot;;[.R183]);[.S183]);[.T183])=&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6">
          <table:table-cell table:style-name="ce177" table:formula="of:=IF(AND([.H184]=&quot;&quot;;[.H184]=&quot;&quot;);&quot;&quot;;[.$H$3]&amp;&quot;_&quot;&amp;ROW()-11-COUNTBLANK([.$H$12:.H184]))" office:value-type="string" office:string-value="THEMMOI_BN_146">
            <text:p>THEMMOI_BN_146</text:p>
          </table:table-cell>
          <table:table-cell table:style-name="ce62" office:value-type="string">
            <text:p>Kiểm tra số lượng và sắp xếp các giá trị trong combo</text:p>
          </table:table-cell>
          <table:table-cell table:style-name="ce79" office:value-type="string">
            <text:p>FOX</text:p>
          </table:table-cell>
          <table:table-cell table:style-name="ce79" table:number-columns-repeated="3"/>
          <table:table-cell table:style-name="ce50" office:value-type="string">
            <text:p>1. Kiểm tra giá trị của trường này</text:p>
          </table:table-cell>
          <table:table-cell table:style-name="ce50" office:value-type="string">
            <text:p>Giá trị trong combo được sắp xếp theo thứ tự alphabet </text:p>
          </table:table-cell>
          <table:table-cell table:style-name="ce192" table:content-validation-name="val3" office:value-type="string">
            <text:p>PE</text:p>
          </table:table-cell>
          <table:table-cell table:number-columns-repeated="11" table:style-name="ce192" table:content-validation-name="val3"/>
          <table:table-cell table:style-name="ce201" table:formula="of:=IF(OR(IF([.K184]=&quot;&quot;;IF([.J184]=&quot;&quot;;IF([.I184]=&quot;&quot;;&quot;&quot;;[.I184]);[.J184]);[.K184])=&quot;F&quot;;IF([.N184]=&quot;&quot;;IF([.M184]=&quot;&quot;;IF([.L184]=&quot;&quot;;&quot;&quot;;[.L184]);[.M184]);[.N184])=&quot;F&quot;;IF([.Q184]=&quot;&quot;;IF([.P184]=&quot;&quot;;IF([.O184]=&quot;&quot;;&quot;&quot;;[.O184]);[.P184]);[.Q184])=&quot;F&quot;;IF([.T184]=&quot;&quot;;IF([.S184]=&quot;&quot;;IF([.R184]=&quot;&quot;;&quot;&quot;;[.R184]);[.S184]);[.T184])=&quot;F&quot;)=1;&quot;F&quot;;IF(OR(IF([.K184]=&quot;&quot;;IF([.J184]=&quot;&quot;;IF([.I184]=&quot;&quot;;&quot;&quot;;[.I184]);[.J184]);[.K184])=&quot;PE&quot;;IF([.N184]=&quot;&quot;;IF([.M184]=&quot;&quot;;IF([.L184]=&quot;&quot;;&quot;&quot;;[.L184]);[.M184]);[.N184])=&quot;PE&quot;;IF([.Q184]=&quot;&quot;;IF([.P184]=&quot;&quot;;IF([.O184]=&quot;&quot;;&quot;&quot;;[.O184]);[.P184]);[.Q184])=&quot;PE&quot;;IF([.T184]=&quot;&quot;;IF([.S184]=&quot;&quot;;IF([.R184]=&quot;&quot;;&quot;&quot;;[.R184]);[.S184]);[.T184])=&quot;PE&quot;)=1;&quot;PE&quot;;IF(AND(IF([.K184]=&quot;&quot;;IF([.J184]=&quot;&quot;;IF([.I184]=&quot;&quot;;&quot;&quot;;[.I184]);[.J184]);[.K184])=&quot;&quot;;IF([.N184]=&quot;&quot;;IF([.M184]=&quot;&quot;;IF([.L184]=&quot;&quot;;&quot;&quot;;[.L184]);[.M184]);[.N184])=&quot;&quot;;IF([.Q184]=&quot;&quot;;IF([.P184]=&quot;&quot;;IF([.O184]=&quot;&quot;;&quot;&quot;;[.O184]);[.P184]);[.Q184])=&quot;&quot;;IF([.T184]=&quot;&quot;;IF([.S184]=&quot;&quot;;IF([.R184]=&quot;&quot;;&quot;&quot;;[.R184]);[.S184]);[.T184])=&quot;&quot;)=1;&quot;&quot;;&quot;P&quot;)))" office:value-type="string" office:string-value="PE">
            <text:p>PE</text:p>
          </table:table-cell>
          <table:table-cell table:style-name="ce149"/>
          <table:table-cell table:style-name="ce156" table:number-columns-repeated="11"/>
          <table:table-cell table:number-columns-repeated="991"/>
        </table:table-row>
        <table:table-row table:style-name="ro6">
          <table:table-cell table:style-name="ce177" table:formula="of:=IF(AND([.H185]=&quot;&quot;;[.H185]=&quot;&quot;);&quot;&quot;;[.$H$3]&amp;&quot;_&quot;&amp;ROW()-11-COUNTBLANK([.$H$12:.H185]))" office:value-type="string" office:string-value="THEMMOI_BN_147">
            <text:p>THEMMOI_BN_147</text:p>
          </table:table-cell>
          <table:table-cell table:style-name="ce62" office:value-type="string">
            <text:p>Kiểm tra căn lề</text:p>
            <text:p/>
          </table:table-cell>
          <table:table-cell table:style-name="ce79" office:value-type="string">
            <text:p>FOX</text:p>
          </table:table-cell>
          <table:table-cell table:style-name="ce79" table:number-columns-repeated="3"/>
          <table:table-cell table:style-name="ce50" office:value-type="string">
            <text:p>1. Kích vào combo box để kiểm tra căn lề của các giá trị trong combo </text:p>
          </table:table-cell>
          <table:table-cell table:style-name="ce50" office:value-type="string">
            <text:p>Các giá trị trong combo box được căn lề trái.</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85]=&quot;&quot;;IF([.J185]=&quot;&quot;;IF([.I185]=&quot;&quot;;&quot;&quot;;[.I185]);[.J185]);[.K185])=&quot;F&quot;;IF([.N185]=&quot;&quot;;IF([.M185]=&quot;&quot;;IF([.L185]=&quot;&quot;;&quot;&quot;;[.L185]);[.M185]);[.N185])=&quot;F&quot;;IF([.Q185]=&quot;&quot;;IF([.P185]=&quot;&quot;;IF([.O185]=&quot;&quot;;&quot;&quot;;[.O185]);[.P185]);[.Q185])=&quot;F&quot;;IF([.T185]=&quot;&quot;;IF([.S185]=&quot;&quot;;IF([.R185]=&quot;&quot;;&quot;&quot;;[.R185]);[.S185]);[.T185])=&quot;F&quot;)=1;&quot;F&quot;;IF(OR(IF([.K185]=&quot;&quot;;IF([.J185]=&quot;&quot;;IF([.I185]=&quot;&quot;;&quot;&quot;;[.I185]);[.J185]);[.K185])=&quot;PE&quot;;IF([.N185]=&quot;&quot;;IF([.M185]=&quot;&quot;;IF([.L185]=&quot;&quot;;&quot;&quot;;[.L185]);[.M185]);[.N185])=&quot;PE&quot;;IF([.Q185]=&quot;&quot;;IF([.P185]=&quot;&quot;;IF([.O185]=&quot;&quot;;&quot;&quot;;[.O185]);[.P185]);[.Q185])=&quot;PE&quot;;IF([.T185]=&quot;&quot;;IF([.S185]=&quot;&quot;;IF([.R185]=&quot;&quot;;&quot;&quot;;[.R185]);[.S185]);[.T185])=&quot;PE&quot;)=1;&quot;PE&quot;;IF(AND(IF([.K185]=&quot;&quot;;IF([.J185]=&quot;&quot;;IF([.I185]=&quot;&quot;;&quot;&quot;;[.I185]);[.J185]);[.K185])=&quot;&quot;;IF([.N185]=&quot;&quot;;IF([.M185]=&quot;&quot;;IF([.L185]=&quot;&quot;;&quot;&quot;;[.L185]);[.M185]);[.N185])=&quot;&quot;;IF([.Q185]=&quot;&quot;;IF([.P185]=&quot;&quot;;IF([.O185]=&quot;&quot;;&quot;&quot;;[.O185]);[.P185]);[.Q185])=&quot;&quot;;IF([.T185]=&quot;&quot;;IF([.S185]=&quot;&quot;;IF([.R185]=&quot;&quot;;&quot;&quot;;[.R185]);[.S185]);[.T185])=&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8">
          <table:table-cell table:style-name="ce177" table:formula="of:=IF(AND([.H186]=&quot;&quot;;[.H186]=&quot;&quot;);&quot;&quot;;[.$H$3]&amp;&quot;_&quot;&amp;ROW()-11-COUNTBLANK([.$H$12:.H186]))" office:value-type="string" office:string-value="THEMMOI_BN_148">
            <text:p>THEMMOI_BN_148</text:p>
          </table:table-cell>
          <table:table-cell table:style-name="ce62" office:value-type="string">
            <text:p>Kiểm tra thông tin bắt buộc</text:p>
          </table:table-cell>
          <table:table-cell table:style-name="ce79" office:value-type="string">
            <text:p>FOX</text:p>
          </table:table-cell>
          <table:table-cell table:style-name="ce79" table:number-columns-repeated="3"/>
          <table:table-cell table:style-name="ce50" office:value-type="string">
            <text:p>1. Không chọn Mối quan hệ</text:p>
            <text:p>2. Các thông tin khác nhập đầy đủ</text:p>
            <text:p>3. Lưu</text:p>
          </table:table-cell>
          <table:table-cell table:style-name="ce50" office:value-type="string">
            <text:p>Hệ thống hiển thị thông báo lỗi yêu cầu bắt buộc chọn Mối quan hệ</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86]=&quot;&quot;;IF([.J186]=&quot;&quot;;IF([.I186]=&quot;&quot;;&quot;&quot;;[.I186]);[.J186]);[.K186])=&quot;F&quot;;IF([.N186]=&quot;&quot;;IF([.M186]=&quot;&quot;;IF([.L186]=&quot;&quot;;&quot;&quot;;[.L186]);[.M186]);[.N186])=&quot;F&quot;;IF([.Q186]=&quot;&quot;;IF([.P186]=&quot;&quot;;IF([.O186]=&quot;&quot;;&quot;&quot;;[.O186]);[.P186]);[.Q186])=&quot;F&quot;;IF([.T186]=&quot;&quot;;IF([.S186]=&quot;&quot;;IF([.R186]=&quot;&quot;;&quot;&quot;;[.R186]);[.S186]);[.T186])=&quot;F&quot;)=1;&quot;F&quot;;IF(OR(IF([.K186]=&quot;&quot;;IF([.J186]=&quot;&quot;;IF([.I186]=&quot;&quot;;&quot;&quot;;[.I186]);[.J186]);[.K186])=&quot;PE&quot;;IF([.N186]=&quot;&quot;;IF([.M186]=&quot;&quot;;IF([.L186]=&quot;&quot;;&quot;&quot;;[.L186]);[.M186]);[.N186])=&quot;PE&quot;;IF([.Q186]=&quot;&quot;;IF([.P186]=&quot;&quot;;IF([.O186]=&quot;&quot;;&quot;&quot;;[.O186]);[.P186]);[.Q186])=&quot;PE&quot;;IF([.T186]=&quot;&quot;;IF([.S186]=&quot;&quot;;IF([.R186]=&quot;&quot;;&quot;&quot;;[.R186]);[.S186]);[.T186])=&quot;PE&quot;)=1;&quot;PE&quot;;IF(AND(IF([.K186]=&quot;&quot;;IF([.J186]=&quot;&quot;;IF([.I186]=&quot;&quot;;&quot;&quot;;[.I186]);[.J186]);[.K186])=&quot;&quot;;IF([.N186]=&quot;&quot;;IF([.M186]=&quot;&quot;;IF([.L186]=&quot;&quot;;&quot;&quot;;[.L186]);[.M186]);[.N186])=&quot;&quot;;IF([.Q186]=&quot;&quot;;IF([.P186]=&quot;&quot;;IF([.O186]=&quot;&quot;;&quot;&quot;;[.O186]);[.P186]);[.Q186])=&quot;&quot;;IF([.T186]=&quot;&quot;;IF([.S186]=&quot;&quot;;IF([.R186]=&quot;&quot;;&quot;&quot;;[.R186]);[.S186]);[.T186])=&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2">
          <table:table-cell table:style-name="ce177" table:formula="of:=IF(AND([.H187]=&quot;&quot;;[.H187]=&quot;&quot;);&quot;&quot;;[.$H$3]&amp;&quot;_&quot;&amp;ROW()-11-COUNTBLANK([.$H$12:.H187]))">
            <text:p/>
          </table:table-cell>
          <table:table-cell table:style-name="ce58" office:value-type="string" table:number-columns-spanned="6" table:number-rows-spanned="1">
            <text:p>Textbox "Địa chỉ" - Thông tin người thân</text:p>
          </table:table-cell>
          <table:covered-table-cell table:number-columns-repeated="4" table:style-name="ce21"/>
          <table:covered-table-cell table:style-name="ce43"/>
          <table:table-cell table:style-name="ce51"/>
          <table:table-cell table:style-name="ce191" table:number-columns-repeated="12"/>
          <table:table-cell table:style-name="ce200"/>
          <table:table-cell table:style-name="ce51"/>
          <table:table-cell table:style-name="ce1" table:number-columns-repeated="11"/>
          <table:table-cell table:number-columns-repeated="991"/>
        </table:table-row>
        <table:table-row table:style-name="ro6">
          <table:table-cell table:style-name="ce177" table:formula="of:=IF(AND([.H188]=&quot;&quot;;[.H188]=&quot;&quot;);&quot;&quot;;[.$H$3]&amp;&quot;_&quot;&amp;ROW()-11-COUNTBLANK([.$H$12:.H188]))" office:value-type="string" office:string-value="THEMMOI_BN_149">
            <text:p>THEMMOI_BN_149</text:p>
          </table:table-cell>
          <table:table-cell table:style-name="ce50" office:value-type="string">
            <text:p>Nút "Lấy theo địa chỉ Thường trú"</text:p>
          </table:table-cell>
          <table:table-cell table:style-name="ce75" office:value-type="string">
            <text:p>GGWP</text:p>
          </table:table-cell>
          <table:table-cell table:style-name="ce75" office:value-type="float" office:value="1">
            <text:p>1</text:p>
          </table:table-cell>
          <table:table-cell table:style-name="ce92" office:value-type="percentage" office:value="1">
            <text:p>100%</text:p>
          </table:table-cell>
          <table:table-cell table:style-name="ce75"/>
          <table:table-cell table:style-name="ce50" office:value-type="string">
            <text:p>Click Nút "Lấy theo địa chỉ Thường trú"</text:p>
          </table:table-cell>
          <table:table-cell table:style-name="ce106" office:value-type="string">
            <text:p>Địa chỉ mặc định lấy theo thông tin đã chọn ở phần Địa chỉ thường trú của bệnh nhân</text:p>
          </table:table-cell>
          <table:table-cell table:style-name="ce192" table:content-validation-name="val3" office:value-type="string">
            <text:p>P</text:p>
          </table:table-cell>
          <table:table-cell table:style-name="ce192" table:content-validation-name="val3" table:number-columns-repeated="11"/>
          <table:table-cell table:style-name="ce201"/>
          <table:table-cell table:style-name="ce149"/>
          <table:table-cell table:style-name="ce156" table:number-columns-repeated="11"/>
          <table:table-cell table:number-columns-repeated="991"/>
        </table:table-row>
        <table:table-row table:style-name="ro6">
          <table:table-cell table:style-name="ce177" table:formula="of:=IF(AND([.H189]=&quot;&quot;;[.H189]=&quot;&quot;);&quot;&quot;;[.$H$3]&amp;&quot;_&quot;&amp;ROW()-11-COUNTBLANK([.$H$12:.H189]))" office:value-type="string" office:string-value="THEMMOI_BN_150">
            <text:p>THEMMOI_BN_150</text:p>
          </table:table-cell>
          <table:table-cell table:style-name="ce50" office:value-type="string">
            <text:p>Nút "Lấy theo địa chỉ Tạm trú"</text:p>
          </table:table-cell>
          <table:table-cell table:style-name="ce75" office:value-type="string">
            <text:p>GGWP</text:p>
          </table:table-cell>
          <table:table-cell table:style-name="ce75" office:value-type="float" office:value="1">
            <text:p>1</text:p>
          </table:table-cell>
          <table:table-cell table:style-name="ce92" office:value-type="percentage" office:value="1">
            <text:p>100%</text:p>
          </table:table-cell>
          <table:table-cell table:style-name="ce75"/>
          <table:table-cell table:style-name="ce50" office:value-type="string">
            <text:p>Click Nút "Lấy theo địa chỉ Tạm trú"</text:p>
          </table:table-cell>
          <table:table-cell table:style-name="ce106" office:value-type="string">
            <text:p>Địa chỉ mặc định lấy theo thông tin đã chọn ở phần Địa chỉ tạm trú của bệnh nhân</text:p>
          </table:table-cell>
          <table:table-cell table:style-name="ce192" table:content-validation-name="val3" office:value-type="string">
            <text:p>P</text:p>
          </table:table-cell>
          <table:table-cell table:style-name="ce192" table:content-validation-name="val3" table:number-columns-repeated="11"/>
          <table:table-cell table:style-name="ce201"/>
          <table:table-cell table:style-name="ce149"/>
          <table:table-cell table:style-name="ce156" table:number-columns-repeated="11"/>
          <table:table-cell table:number-columns-repeated="991"/>
        </table:table-row>
        <table:table-row table:style-name="ro6">
          <table:table-cell table:style-name="ce177" table:formula="of:=IF(AND([.H190]=&quot;&quot;;[.H190]=&quot;&quot;);&quot;&quot;;[.$H$3]&amp;&quot;_&quot;&amp;ROW()-11-COUNTBLANK([.$H$12:.H190]))" office:value-type="string" office:string-value="THEMMOI_BN_151">
            <text:p>THEMMOI_BN_151</text:p>
          </table:table-cell>
          <table:table-cell table:style-name="ce50" office:value-type="string">
            <text:p>Kiểm tra giá trị mặc định</text:p>
          </table:table-cell>
          <table:table-cell table:style-name="ce75" office:value-type="string">
            <text:p>GGWP</text:p>
          </table:table-cell>
          <table:table-cell table:style-name="ce75" office:value-type="float" office:value="1">
            <text:p>1</text:p>
          </table:table-cell>
          <table:table-cell table:style-name="ce92" office:value-type="percentage" office:value="1">
            <text:p>100%</text:p>
          </table:table-cell>
          <table:table-cell table:style-name="ce75"/>
          <table:table-cell table:style-name="ce50" office:value-type="string">
            <text:p>Kiểm tra giá trị mặc định</text:p>
          </table:table-cell>
          <table:table-cell table:style-name="ce106" office:value-type="string">
            <text:p>Giá trị mặc định là trống</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90]=&quot;&quot;;IF([.J190]=&quot;&quot;;IF([.I190]=&quot;&quot;;&quot;&quot;;[.I190]);[.J190]);[.K190])=&quot;F&quot;;IF([.N190]=&quot;&quot;;IF([.M190]=&quot;&quot;;IF([.L190]=&quot;&quot;;&quot;&quot;;[.L190]);[.M190]);[.N190])=&quot;F&quot;;IF([.Q190]=&quot;&quot;;IF([.P190]=&quot;&quot;;IF([.O190]=&quot;&quot;;&quot;&quot;;[.O190]);[.P190]);[.Q190])=&quot;F&quot;;IF([.T190]=&quot;&quot;;IF([.S190]=&quot;&quot;;IF([.R190]=&quot;&quot;;&quot;&quot;;[.R190]);[.S190]);[.T190])=&quot;F&quot;)=1;&quot;F&quot;;IF(OR(IF([.K190]=&quot;&quot;;IF([.J190]=&quot;&quot;;IF([.I190]=&quot;&quot;;&quot;&quot;;[.I190]);[.J190]);[.K190])=&quot;PE&quot;;IF([.N190]=&quot;&quot;;IF([.M190]=&quot;&quot;;IF([.L190]=&quot;&quot;;&quot;&quot;;[.L190]);[.M190]);[.N190])=&quot;PE&quot;;IF([.Q190]=&quot;&quot;;IF([.P190]=&quot;&quot;;IF([.O190]=&quot;&quot;;&quot;&quot;;[.O190]);[.P190]);[.Q190])=&quot;PE&quot;;IF([.T190]=&quot;&quot;;IF([.S190]=&quot;&quot;;IF([.R190]=&quot;&quot;;&quot;&quot;;[.R190]);[.S190]);[.T190])=&quot;PE&quot;)=1;&quot;PE&quot;;IF(AND(IF([.K190]=&quot;&quot;;IF([.J190]=&quot;&quot;;IF([.I190]=&quot;&quot;;&quot;&quot;;[.I190]);[.J190]);[.K190])=&quot;&quot;;IF([.N190]=&quot;&quot;;IF([.M190]=&quot;&quot;;IF([.L190]=&quot;&quot;;&quot;&quot;;[.L190]);[.M190]);[.N190])=&quot;&quot;;IF([.Q190]=&quot;&quot;;IF([.P190]=&quot;&quot;;IF([.O190]=&quot;&quot;;&quot;&quot;;[.O190]);[.P190]);[.Q190])=&quot;&quot;;IF([.T190]=&quot;&quot;;IF([.S190]=&quot;&quot;;IF([.R190]=&quot;&quot;;&quot;&quot;;[.R190]);[.S190]);[.T190])=&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20">
          <table:table-cell table:style-name="ce177" table:formula="of:=IF(AND([.H191]=&quot;&quot;;[.H191]=&quot;&quot;);&quot;&quot;;[.$H$3]&amp;&quot;_&quot;&amp;ROW()-11-COUNTBLANK([.$H$12:.H191]))" office:value-type="string" office:string-value="THEMMOI_BN_152">
            <text:p>THEMMOI_BN_152</text:p>
          </table:table-cell>
          <table:table-cell table:style-name="ce17" office:value-type="string">
            <text:p>Kiểm tra là trường không bắt buộc</text:p>
          </table:table-cell>
          <table:table-cell table:style-name="ce27" office:value-type="string">
            <text:p>GGWP</text:p>
          </table:table-cell>
          <table:table-cell table:style-name="ce27" office:value-type="float" office:value="1">
            <text:p>1</text:p>
          </table:table-cell>
          <table:table-cell table:style-name="ce92" office:value-type="percentage" office:value="1">
            <text:p>100%</text:p>
          </table:table-cell>
          <table:table-cell table:style-name="ce27"/>
          <table:table-cell table:style-name="ce17" office:value-type="string">
            <text:p>1. Để trống trường dữ liệu</text:p>
            <text:p>2. Các thông tin khác được nhập hợp lệ</text:p>
            <text:p/>
          </table:table-cell>
          <table:table-cell table:style-name="ce17" office:value-type="string">
            <text:p>Cho phép lưu thành công</text:p>
          </table:table-cell>
          <table:table-cell table:style-name="ce193" office:value-type="string">
            <text:p>P</text:p>
          </table:table-cell>
          <table:table-cell table:number-columns-repeated="11" table:style-name="ce193"/>
          <table:table-cell table:style-name="ce201" table:formula="of:=IF(OR(IF([.K191]=&quot;&quot;;IF([.J191]=&quot;&quot;;IF([.I191]=&quot;&quot;;&quot;&quot;;[.I191]);[.J191]);[.K191])=&quot;F&quot;;IF([.N191]=&quot;&quot;;IF([.M191]=&quot;&quot;;IF([.L191]=&quot;&quot;;&quot;&quot;;[.L191]);[.M191]);[.N191])=&quot;F&quot;;IF([.Q191]=&quot;&quot;;IF([.P191]=&quot;&quot;;IF([.O191]=&quot;&quot;;&quot;&quot;;[.O191]);[.P191]);[.Q191])=&quot;F&quot;;IF([.T191]=&quot;&quot;;IF([.S191]=&quot;&quot;;IF([.R191]=&quot;&quot;;&quot;&quot;;[.R191]);[.S191]);[.T191])=&quot;F&quot;)=1;&quot;F&quot;;IF(OR(IF([.K191]=&quot;&quot;;IF([.J191]=&quot;&quot;;IF([.I191]=&quot;&quot;;&quot;&quot;;[.I191]);[.J191]);[.K191])=&quot;PE&quot;;IF([.N191]=&quot;&quot;;IF([.M191]=&quot;&quot;;IF([.L191]=&quot;&quot;;&quot;&quot;;[.L191]);[.M191]);[.N191])=&quot;PE&quot;;IF([.Q191]=&quot;&quot;;IF([.P191]=&quot;&quot;;IF([.O191]=&quot;&quot;;&quot;&quot;;[.O191]);[.P191]);[.Q191])=&quot;PE&quot;;IF([.T191]=&quot;&quot;;IF([.S191]=&quot;&quot;;IF([.R191]=&quot;&quot;;&quot;&quot;;[.R191]);[.S191]);[.T191])=&quot;PE&quot;)=1;&quot;PE&quot;;IF(AND(IF([.K191]=&quot;&quot;;IF([.J191]=&quot;&quot;;IF([.I191]=&quot;&quot;;&quot;&quot;;[.I191]);[.J191]);[.K191])=&quot;&quot;;IF([.N191]=&quot;&quot;;IF([.M191]=&quot;&quot;;IF([.L191]=&quot;&quot;;&quot;&quot;;[.L191]);[.M191]);[.N191])=&quot;&quot;;IF([.Q191]=&quot;&quot;;IF([.P191]=&quot;&quot;;IF([.O191]=&quot;&quot;;&quot;&quot;;[.O191]);[.P191]);[.Q191])=&quot;&quot;;IF([.T191]=&quot;&quot;;IF([.S191]=&quot;&quot;;IF([.R191]=&quot;&quot;;&quot;&quot;;[.R191]);[.S191]);[.T191])=&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192]=&quot;&quot;;[.H192]=&quot;&quot;);&quot;&quot;;[.$H$3]&amp;&quot;_&quot;&amp;ROW()-11-COUNTBLANK([.$H$12:.H192]))" office:value-type="string" office:string-value="THEMMOI_BN_153">
            <text:p>THEMMOI_BN_153</text:p>
          </table:table-cell>
          <table:table-cell table:style-name="ce17" office:value-type="string">
            <text:p>Kiểm tra tìm kiếm các ký tự đặc biệt</text:p>
          </table:table-cell>
          <table:table-cell table:style-name="ce27" office:value-type="string">
            <text:p>HAH</text:p>
          </table:table-cell>
          <table:table-cell table:style-name="ce27" office:value-type="float" office:value="1">
            <text:p>1</text:p>
          </table:table-cell>
          <table:table-cell table:style-name="ce89" office:value-type="percentage" office:value="0.8">
            <text:p>80%</text:p>
          </table:table-cell>
          <table:table-cell table:style-name="ce27" office:value-type="string">
            <text:p>Chưa random ký tự đặc biệt</text:p>
          </table:table-cell>
          <table:table-cell table:style-name="ce17" office:value-type="string">
            <text:p>1. Nhập dữ liệu là ký tự đặc biệt %^&amp;*()</text:p>
            <text:p>2. Các thông tin khác được nhập hợp lệ</text:p>
            <text:p/>
          </table:table-cell>
          <table:table-cell table:style-name="ce17" office:value-type="string">
            <text:p>1. Thực hiện thành công</text:p>
            <text:p>2. Dữ liệu của trường dữ liệu được view lên bình thường, không bị lỗi font</text:p>
            <text:p/>
          </table:table-cell>
          <table:table-cell table:style-name="ce192" table:content-validation-name="val3" office:value-type="string">
            <text:p>P</text:p>
          </table:table-cell>
          <table:table-cell table:number-columns-repeated="11" table:style-name="ce192" table:content-validation-name="val3"/>
          <table:table-cell table:style-name="ce201" table:formula="of:=IF(OR(IF([.K192]=&quot;&quot;;IF([.J192]=&quot;&quot;;IF([.I192]=&quot;&quot;;&quot;&quot;;[.I192]);[.J192]);[.K192])=&quot;F&quot;;IF([.N192]=&quot;&quot;;IF([.M192]=&quot;&quot;;IF([.L192]=&quot;&quot;;&quot;&quot;;[.L192]);[.M192]);[.N192])=&quot;F&quot;;IF([.Q192]=&quot;&quot;;IF([.P192]=&quot;&quot;;IF([.O192]=&quot;&quot;;&quot;&quot;;[.O192]);[.P192]);[.Q192])=&quot;F&quot;;IF([.T192]=&quot;&quot;;IF([.S192]=&quot;&quot;;IF([.R192]=&quot;&quot;;&quot;&quot;;[.R192]);[.S192]);[.T192])=&quot;F&quot;)=1;&quot;F&quot;;IF(OR(IF([.K192]=&quot;&quot;;IF([.J192]=&quot;&quot;;IF([.I192]=&quot;&quot;;&quot;&quot;;[.I192]);[.J192]);[.K192])=&quot;PE&quot;;IF([.N192]=&quot;&quot;;IF([.M192]=&quot;&quot;;IF([.L192]=&quot;&quot;;&quot;&quot;;[.L192]);[.M192]);[.N192])=&quot;PE&quot;;IF([.Q192]=&quot;&quot;;IF([.P192]=&quot;&quot;;IF([.O192]=&quot;&quot;;&quot;&quot;;[.O192]);[.P192]);[.Q192])=&quot;PE&quot;;IF([.T192]=&quot;&quot;;IF([.S192]=&quot;&quot;;IF([.R192]=&quot;&quot;;&quot;&quot;;[.R192]);[.S192]);[.T192])=&quot;PE&quot;)=1;&quot;PE&quot;;IF(AND(IF([.K192]=&quot;&quot;;IF([.J192]=&quot;&quot;;IF([.I192]=&quot;&quot;;&quot;&quot;;[.I192]);[.J192]);[.K192])=&quot;&quot;;IF([.N192]=&quot;&quot;;IF([.M192]=&quot;&quot;;IF([.L192]=&quot;&quot;;&quot;&quot;;[.L192]);[.M192]);[.N192])=&quot;&quot;;IF([.Q192]=&quot;&quot;;IF([.P192]=&quot;&quot;;IF([.O192]=&quot;&quot;;&quot;&quot;;[.O192]);[.P192]);[.Q192])=&quot;&quot;;IF([.T192]=&quot;&quot;;IF([.S192]=&quot;&quot;;IF([.R192]=&quot;&quot;;&quot;&quot;;[.R192]);[.S192]);[.T192])=&quot;&quot;)=1;&quot;&quot;;&quot;P&quot;)))" office:value-type="string" office:string-value="P">
            <text:p>P</text:p>
          </table:table-cell>
          <table:table-cell table:style-name="ce149"/>
          <table:table-cell table:style-name="ce156" table:number-columns-repeated="11"/>
          <table:table-cell table:number-columns-repeated="991"/>
        </table:table-row>
        <table:table-row table:style-name="ro5">
          <table:table-cell table:style-name="ce178" table:formula="of:=IF(AND([.H193]=&quot;&quot;;[.H193]=&quot;&quot;);&quot;&quot;;[.$H$3]&amp;&quot;_&quot;&amp;ROW()-11-COUNTBLANK([.$H$12:.H193]))" office:value-type="string" office:string-value="THEMMOI_BN_154">
            <text:p>THEMMOI_BN_154</text:p>
          </table:table-cell>
          <table:table-cell table:style-name="ce179" office:value-type="string">
            <text:p>Kiểm tra nhập quá maxlength (? ký tự)</text:p>
          </table:table-cell>
          <table:table-cell table:style-name="ce180" office:value-type="string">
            <text:p>HAH</text:p>
          </table:table-cell>
          <table:table-cell table:style-name="ce180" table:number-columns-repeated="3"/>
          <table:table-cell table:style-name="ce179" office:value-type="string">
            <text:p>1. Trên màn hình Tìm kiếm</text:p>
            <text:p>Tại trường điều kiện tìm kiếm</text:p>
            <text:p>2. Nhập hơn nhiều hơn ? ký tự cho phép</text:p>
            <text:p>3. Ấn nút <text:s/>Tìm kiếm</text:p>
          </table:table-cell>
          <table:table-cell table:style-name="ce185" office:value-type="string">
            <text:p>Không Cho phép nhập quá giá trị maxlength</text:p>
          </table:table-cell>
          <table:table-cell table:style-name="ce194" table:content-validation-name="val3" office:value-type="string">
            <text:p>F</text:p>
          </table:table-cell>
          <table:table-cell table:number-columns-repeated="11" table:style-name="ce194" table:content-validation-name="val3"/>
          <table:table-cell table:style-name="ce202" table:formula="of:=IF(OR(IF([.K193]=&quot;&quot;;IF([.J193]=&quot;&quot;;IF([.I193]=&quot;&quot;;&quot;&quot;;[.I193]);[.J193]);[.K193])=&quot;F&quot;;IF([.N193]=&quot;&quot;;IF([.M193]=&quot;&quot;;IF([.L193]=&quot;&quot;;&quot;&quot;;[.L193]);[.M193]);[.N193])=&quot;F&quot;;IF([.Q193]=&quot;&quot;;IF([.P193]=&quot;&quot;;IF([.O193]=&quot;&quot;;&quot;&quot;;[.O193]);[.P193]);[.Q193])=&quot;F&quot;;IF([.T193]=&quot;&quot;;IF([.S193]=&quot;&quot;;IF([.R193]=&quot;&quot;;&quot;&quot;;[.R193]);[.S193]);[.T193])=&quot;F&quot;)=1;&quot;F&quot;;IF(OR(IF([.K193]=&quot;&quot;;IF([.J193]=&quot;&quot;;IF([.I193]=&quot;&quot;;&quot;&quot;;[.I193]);[.J193]);[.K193])=&quot;PE&quot;;IF([.N193]=&quot;&quot;;IF([.M193]=&quot;&quot;;IF([.L193]=&quot;&quot;;&quot;&quot;;[.L193]);[.M193]);[.N193])=&quot;PE&quot;;IF([.Q193]=&quot;&quot;;IF([.P193]=&quot;&quot;;IF([.O193]=&quot;&quot;;&quot;&quot;;[.O193]);[.P193]);[.Q193])=&quot;PE&quot;;IF([.T193]=&quot;&quot;;IF([.S193]=&quot;&quot;;IF([.R193]=&quot;&quot;;&quot;&quot;;[.R193]);[.S193]);[.T193])=&quot;PE&quot;)=1;&quot;PE&quot;;IF(AND(IF([.K193]=&quot;&quot;;IF([.J193]=&quot;&quot;;IF([.I193]=&quot;&quot;;&quot;&quot;;[.I193]);[.J193]);[.K193])=&quot;&quot;;IF([.N193]=&quot;&quot;;IF([.M193]=&quot;&quot;;IF([.L193]=&quot;&quot;;&quot;&quot;;[.L193]);[.M193]);[.N193])=&quot;&quot;;IF([.Q193]=&quot;&quot;;IF([.P193]=&quot;&quot;;IF([.O193]=&quot;&quot;;&quot;&quot;;[.O193]);[.P193]);[.Q193])=&quot;&quot;;IF([.T193]=&quot;&quot;;IF([.S193]=&quot;&quot;;IF([.R193]=&quot;&quot;;&quot;&quot;;[.R193]);[.S193]);[.T193])=&quot;&quot;)=1;&quot;&quot;;&quot;P&quot;)))" office:value-type="string" office:string-value="F">
            <text:p>F</text:p>
          </table:table-cell>
          <table:table-cell table:style-name="ce204"/>
          <table:table-cell table:style-name="ce205" table:number-columns-repeated="11"/>
          <table:table-cell table:number-columns-repeated="991"/>
        </table:table-row>
        <table:table-row table:style-name="ro5">
          <table:table-cell table:style-name="ce177" table:formula="of:=IF(AND([.H194]=&quot;&quot;;[.H194]=&quot;&quot;);&quot;&quot;;[.$H$3]&amp;&quot;_&quot;&amp;ROW()-11-COUNTBLANK([.$H$12:.H194]))" office:value-type="string" office:string-value="THEMMOI_BN_155">
            <text:p>THEMMOI_BN_155</text:p>
          </table:table-cell>
          <table:table-cell table:style-name="ce32" office:value-type="string">
            <office:annotation draw:style-name="gr7" draw:text-style-name="P1" svg:width="5.0535in" svg:height="1.3488in" svg:x="4.8866in" svg:y="97.5102in" draw:caption-point-x="-0.1898in" draw:caption-point-y="-0.7961in">
              <dc:creator>Thuy Vu</dc:creator>
              <dc:date>2018-03-26T00:00:00</dc:date>
              <text:p text:style-name="P1">VIT:</text:p>
              <text:p text:style-name="P1">tùy đự án</text:p>
            </office:annotation>
            <text:p>Kiểm tra khi nhập dữ liệu là các thẻ html</text:p>
          </table:table-cell>
          <table:table-cell table:style-name="ce70" office:value-type="string">
            <text:p>HAH</text:p>
          </table:table-cell>
          <table:table-cell table:style-name="ce70" office:value-type="float" office:value="1">
            <text:p>1</text:p>
          </table:table-cell>
          <table:table-cell table:style-name="ce90" office:value-type="percentage" office:value="1">
            <text:p>100%</text:p>
          </table:table-cell>
          <table:table-cell table:style-name="ce70"/>
          <table:table-cell table:style-name="ce17" office:value-type="string">
            <text:p>1. Nhập X đúng định dạng <text:s/>có chứa ký tự đặc biệt, thẻ html: &lt;/table&gt;….</text:p>
            <text:p>2. Các thông tin khác được nhập hợp lệ</text:p>
            <text:p/>
          </table:table-cell>
          <table:table-cell table:style-name="ce17" office:value-type="string">
            <text:p>1. Thực hiện thành công</text:p>
            <text:p>2. Các ký tự đặc biệt, thẻ html không bị mã hóa khi view lên và khi lưu vào database</text:p>
            <text:p/>
          </table:table-cell>
          <table:table-cell table:style-name="ce193" office:value-type="string">
            <text:p>P</text:p>
          </table:table-cell>
          <table:table-cell table:number-columns-repeated="11" table:style-name="ce193"/>
          <table:table-cell table:style-name="ce199" table:formula="of:=IF(OR(IF([.K194]=&quot;&quot;;IF([.J194]=&quot;&quot;;IF([.I194]=&quot;&quot;;&quot;&quot;;[.I194]);[.J194]);[.K194])=&quot;F&quot;;IF([.N194]=&quot;&quot;;IF([.M194]=&quot;&quot;;IF([.L194]=&quot;&quot;;&quot;&quot;;[.L194]);[.M194]);[.N194])=&quot;F&quot;;IF([.Q194]=&quot;&quot;;IF([.P194]=&quot;&quot;;IF([.O194]=&quot;&quot;;&quot;&quot;;[.O194]);[.P194]);[.Q194])=&quot;F&quot;;IF([.T194]=&quot;&quot;;IF([.S194]=&quot;&quot;;IF([.R194]=&quot;&quot;;&quot;&quot;;[.R194]);[.S194]);[.T194])=&quot;F&quot;)=1;&quot;F&quot;;IF(OR(IF([.K194]=&quot;&quot;;IF([.J194]=&quot;&quot;;IF([.I194]=&quot;&quot;;&quot;&quot;;[.I194]);[.J194]);[.K194])=&quot;PE&quot;;IF([.N194]=&quot;&quot;;IF([.M194]=&quot;&quot;;IF([.L194]=&quot;&quot;;&quot;&quot;;[.L194]);[.M194]);[.N194])=&quot;PE&quot;;IF([.Q194]=&quot;&quot;;IF([.P194]=&quot;&quot;;IF([.O194]=&quot;&quot;;&quot;&quot;;[.O194]);[.P194]);[.Q194])=&quot;PE&quot;;IF([.T194]=&quot;&quot;;IF([.S194]=&quot;&quot;;IF([.R194]=&quot;&quot;;&quot;&quot;;[.R194]);[.S194]);[.T194])=&quot;PE&quot;)=1;&quot;PE&quot;;IF(AND(IF([.K194]=&quot;&quot;;IF([.J194]=&quot;&quot;;IF([.I194]=&quot;&quot;;&quot;&quot;;[.I194]);[.J194]);[.K194])=&quot;&quot;;IF([.N194]=&quot;&quot;;IF([.M194]=&quot;&quot;;IF([.L194]=&quot;&quot;;&quot;&quot;;[.L194]);[.M194]);[.N194])=&quot;&quot;;IF([.Q194]=&quot;&quot;;IF([.P194]=&quot;&quot;;IF([.O194]=&quot;&quot;;&quot;&quot;;[.O194]);[.P194]);[.Q194])=&quot;&quot;;IF([.T194]=&quot;&quot;;IF([.S194]=&quot;&quot;;IF([.R194]=&quot;&quot;;&quot;&quot;;[.R194]);[.S194]);[.T194])=&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195]=&quot;&quot;;[.H195]=&quot;&quot;);&quot;&quot;;[.$H$3]&amp;&quot;_&quot;&amp;ROW()-11-COUNTBLANK([.$H$12:.H195]))" office:value-type="string" office:string-value="THEMMOI_BN_156">
            <text:p>THEMMOI_BN_156</text:p>
          </table:table-cell>
          <table:table-cell table:style-name="ce32" office:value-type="string">
            <text:p>Kiểm tra chức năng Trim space</text:p>
          </table:table-cell>
          <table:table-cell table:style-name="ce70" office:value-type="string">
            <text:p>HAH</text:p>
          </table:table-cell>
          <table:table-cell table:style-name="ce70" office:value-type="float" office:value="1">
            <text:p>1</text:p>
          </table:table-cell>
          <table:table-cell table:style-name="ce90" office:value-type="percentage" office:value="1">
            <text:p>100%</text:p>
          </table:table-cell>
          <table:table-cell table:style-name="ce70"/>
          <table:table-cell table:style-name="ce17" office:value-type="string">
            <text:p>1. Nhập dữ liệu hợp lệ và thêm space vào đầu và cuối </text:p>
            <text:p>2. Các thông tin khác được nhập hợp lệ</text:p>
            <text:p/>
          </table:table-cell>
          <table:table-cell table:style-name="ce17" office:value-type="string">
            <text:p>1. Thực hiện thành công</text:p>
            <text:p>2. Thực hiện trim space ở đầu và cuối trường dữ liệu</text:p>
            <text:p/>
          </table:table-cell>
          <table:table-cell table:style-name="ce193" office:value-type="string">
            <text:p>P</text:p>
          </table:table-cell>
          <table:table-cell table:number-columns-repeated="11" table:style-name="ce193"/>
          <table:table-cell table:style-name="ce199" table:formula="of:=IF(OR(IF([.K195]=&quot;&quot;;IF([.J195]=&quot;&quot;;IF([.I195]=&quot;&quot;;&quot;&quot;;[.I195]);[.J195]);[.K195])=&quot;F&quot;;IF([.N195]=&quot;&quot;;IF([.M195]=&quot;&quot;;IF([.L195]=&quot;&quot;;&quot;&quot;;[.L195]);[.M195]);[.N195])=&quot;F&quot;;IF([.Q195]=&quot;&quot;;IF([.P195]=&quot;&quot;;IF([.O195]=&quot;&quot;;&quot;&quot;;[.O195]);[.P195]);[.Q195])=&quot;F&quot;;IF([.T195]=&quot;&quot;;IF([.S195]=&quot;&quot;;IF([.R195]=&quot;&quot;;&quot;&quot;;[.R195]);[.S195]);[.T195])=&quot;F&quot;)=1;&quot;F&quot;;IF(OR(IF([.K195]=&quot;&quot;;IF([.J195]=&quot;&quot;;IF([.I195]=&quot;&quot;;&quot;&quot;;[.I195]);[.J195]);[.K195])=&quot;PE&quot;;IF([.N195]=&quot;&quot;;IF([.M195]=&quot;&quot;;IF([.L195]=&quot;&quot;;&quot;&quot;;[.L195]);[.M195]);[.N195])=&quot;PE&quot;;IF([.Q195]=&quot;&quot;;IF([.P195]=&quot;&quot;;IF([.O195]=&quot;&quot;;&quot;&quot;;[.O195]);[.P195]);[.Q195])=&quot;PE&quot;;IF([.T195]=&quot;&quot;;IF([.S195]=&quot;&quot;;IF([.R195]=&quot;&quot;;&quot;&quot;;[.R195]);[.S195]);[.T195])=&quot;PE&quot;)=1;&quot;PE&quot;;IF(AND(IF([.K195]=&quot;&quot;;IF([.J195]=&quot;&quot;;IF([.I195]=&quot;&quot;;&quot;&quot;;[.I195]);[.J195]);[.K195])=&quot;&quot;;IF([.N195]=&quot;&quot;;IF([.M195]=&quot;&quot;;IF([.L195]=&quot;&quot;;&quot;&quot;;[.L195]);[.M195]);[.N195])=&quot;&quot;;IF([.Q195]=&quot;&quot;;IF([.P195]=&quot;&quot;;IF([.O195]=&quot;&quot;;&quot;&quot;;[.O195]);[.P195]);[.Q195])=&quot;&quot;;IF([.T195]=&quot;&quot;;IF([.S195]=&quot;&quot;;IF([.R195]=&quot;&quot;;&quot;&quot;;[.R195]);[.S195]);[.T195])=&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5">
          <table:table-cell table:style-name="ce177" table:formula="of:=IF(AND([.H196]=&quot;&quot;;[.H196]=&quot;&quot;);&quot;&quot;;[.$H$3]&amp;&quot;_&quot;&amp;ROW()-11-COUNTBLANK([.$H$12:.H196]))" office:value-type="string" office:string-value="THEMMOI_BN_157">
            <text:p>THEMMOI_BN_157</text:p>
          </table:table-cell>
          <table:table-cell table:style-name="ce17" office:value-type="string">
            <text:p>Kiểm tra thực hiện thành công khi dữ liệu là chữ tiếng Việt có dấu</text:p>
          </table:table-cell>
          <table:table-cell table:style-name="ce27" office:value-type="string">
            <text:p>HAH</text:p>
          </table:table-cell>
          <table:table-cell table:style-name="ce27" office:value-type="float" office:value="1">
            <text:p>1</text:p>
          </table:table-cell>
          <table:table-cell table:style-name="ce89" office:value-type="percentage" office:value="0.8">
            <text:p>80%</text:p>
          </table:table-cell>
          <table:table-cell table:style-name="ce27" office:value-type="string">
            <text:p>Chưa random tiếng việt có dấu</text:p>
          </table:table-cell>
          <table:table-cell table:style-name="ce17" office:value-type="string">
            <text:p>1. Nhập dữ liệu là chữ tiếng việt có dấu</text:p>
            <text:p>2. Các thông tin khác được nhập hợp lệ</text:p>
            <text:p/>
          </table:table-cell>
          <table:table-cell table:style-name="ce17" office:value-type="string">
            <text:p>1. Thực hiện thành công</text:p>
            <text:p>2. Dữ liệu của trường dữ liệu được view lên bình thường, không bị lỗi font</text:p>
            <text:p/>
          </table:table-cell>
          <table:table-cell table:style-name="ce193" office:value-type="string">
            <text:p>P</text:p>
          </table:table-cell>
          <table:table-cell table:number-columns-repeated="11" table:style-name="ce193"/>
          <table:table-cell table:style-name="ce199" table:formula="of:=IF(OR(IF([.K196]=&quot;&quot;;IF([.J196]=&quot;&quot;;IF([.I196]=&quot;&quot;;&quot;&quot;;[.I196]);[.J196]);[.K196])=&quot;F&quot;;IF([.N196]=&quot;&quot;;IF([.M196]=&quot;&quot;;IF([.L196]=&quot;&quot;;&quot;&quot;;[.L196]);[.M196]);[.N196])=&quot;F&quot;;IF([.Q196]=&quot;&quot;;IF([.P196]=&quot;&quot;;IF([.O196]=&quot;&quot;;&quot;&quot;;[.O196]);[.P196]);[.Q196])=&quot;F&quot;;IF([.T196]=&quot;&quot;;IF([.S196]=&quot;&quot;;IF([.R196]=&quot;&quot;;&quot;&quot;;[.R196]);[.S196]);[.T196])=&quot;F&quot;)=1;&quot;F&quot;;IF(OR(IF([.K196]=&quot;&quot;;IF([.J196]=&quot;&quot;;IF([.I196]=&quot;&quot;;&quot;&quot;;[.I196]);[.J196]);[.K196])=&quot;PE&quot;;IF([.N196]=&quot;&quot;;IF([.M196]=&quot;&quot;;IF([.L196]=&quot;&quot;;&quot;&quot;;[.L196]);[.M196]);[.N196])=&quot;PE&quot;;IF([.Q196]=&quot;&quot;;IF([.P196]=&quot;&quot;;IF([.O196]=&quot;&quot;;&quot;&quot;;[.O196]);[.P196]);[.Q196])=&quot;PE&quot;;IF([.T196]=&quot;&quot;;IF([.S196]=&quot;&quot;;IF([.R196]=&quot;&quot;;&quot;&quot;;[.R196]);[.S196]);[.T196])=&quot;PE&quot;)=1;&quot;PE&quot;;IF(AND(IF([.K196]=&quot;&quot;;IF([.J196]=&quot;&quot;;IF([.I196]=&quot;&quot;;&quot;&quot;;[.I196]);[.J196]);[.K196])=&quot;&quot;;IF([.N196]=&quot;&quot;;IF([.M196]=&quot;&quot;;IF([.L196]=&quot;&quot;;&quot;&quot;;[.L196]);[.M196]);[.N196])=&quot;&quot;;IF([.Q196]=&quot;&quot;;IF([.P196]=&quot;&quot;;IF([.O196]=&quot;&quot;;&quot;&quot;;[.O196]);[.P196]);[.Q196])=&quot;&quot;;IF([.T196]=&quot;&quot;;IF([.S196]=&quot;&quot;;IF([.R196]=&quot;&quot;;&quot;&quot;;[.R196]);[.S196]);[.T196])=&quot;&quot;)=1;&quot;&quot;;&quot;P&quot;)))" office:value-type="string" office:string-value="P">
            <text:p>P</text:p>
          </table:table-cell>
          <table:table-cell table:style-name="ce32"/>
          <table:table-cell table:style-name="ce1" table:number-columns-repeated="11"/>
          <table:table-cell table:number-columns-repeated="991"/>
        </table:table-row>
        <table:table-row table:style-name="ro6">
          <table:table-cell table:style-name="ce177" table:formula="of:=IF(AND([.H197]=&quot;&quot;;[.H197]=&quot;&quot;);&quot;&quot;;[.$H$3]&amp;&quot;_&quot;&amp;ROW()-11-COUNTBLANK([.$H$12:.H197]))">
            <text:p/>
          </table:table-cell>
          <table:table-cell table:style-name="ce61" office:value-type="string">
            <text:p>Validate dữ liệu trường Số điện thoại - Thông tin người thân</text:p>
          </table:table-cell>
          <table:table-cell table:style-name="ce76" table:number-columns-repeated="4"/>
          <table:table-cell table:style-name="ce51"/>
          <table:table-cell table:style-name="ce51"/>
          <table:table-cell table:style-name="ce191" table:number-columns-repeated="12"/>
          <table:table-cell table:style-name="ce200"/>
          <table:table-cell table:style-name="ce51"/>
          <table:table-cell table:style-name="ce1" table:number-columns-repeated="11"/>
          <table:table-cell table:number-columns-repeated="991"/>
        </table:table-row>
        <table:table-row table:style-name="ro5">
          <table:table-cell table:style-name="ce177" table:formula="of:=IF(AND([.H198]=&quot;&quot;;[.H198]=&quot;&quot;);&quot;&quot;;[.$H$3]&amp;&quot;_&quot;&amp;ROW()-11-COUNTBLANK([.$H$12:.H198]))" office:value-type="string" office:string-value="THEMMOI_BN_158">
            <text:p>THEMMOI_BN_158</text:p>
          </table:table-cell>
          <table:table-cell table:style-name="ce32" office:value-type="string">
            <text:p>Kiểm tra khi dữ liệu <text:s/>là các ký tự chữ.</text:p>
          </table:table-cell>
          <table:table-cell table:style-name="ce72" office:value-type="string">
            <text:p>AHT</text:p>
          </table:table-cell>
          <table:table-cell table:style-name="ce72" table:number-columns-repeated="3"/>
          <table:table-cell table:style-name="ce17" office:value-type="string">
            <text:p>1. Nhập dữ liệu là các ký tự, thẻ html, ký tự đặc biệt</text:p>
            <text:p>2. Các thông tin khác được nhập hợp lệ</text:p>
            <text:p/>
          </table:table-cell>
          <table:table-cell table:style-name="ce17" office:value-type="string">
            <text:p>1. Thông báo dữ liệu phải là số</text:p>
            <text:p>2. Set focus vào trường lỗi</text:p>
            <text:p>Hoặc xử lý không cho phép nhập ký tự chữ vào trường số.</text:p>
          </table:table-cell>
          <table:table-cell table:style-name="ce193" office:value-type="string">
            <text:p>P</text:p>
          </table:table-cell>
          <table:table-cell table:style-name="ce193" table:number-columns-repeated="11"/>
          <table:table-cell table:style-name="ce199"/>
          <table:table-cell table:style-name="ce32"/>
          <table:table-cell table:style-name="ce1" table:number-columns-repeated="11"/>
          <table:table-cell table:number-columns-repeated="991"/>
        </table:table-row>
        <table:table-row table:style-name="ro8">
          <table:table-cell table:style-name="ce177" table:formula="of:=IF(AND([.H199]=&quot;&quot;;[.H199]=&quot;&quot;);&quot;&quot;;[.$H$3]&amp;&quot;_&quot;&amp;ROW()-11-COUNTBLANK([.$H$12:.H199]))" office:value-type="string" office:string-value="THEMMOI_BN_159">
            <text:p>THEMMOI_BN_159</text:p>
          </table:table-cell>
          <table:table-cell table:style-name="ce32" office:value-type="string">
            <text:p>Nhập dữ liệu <text:s/>là số có chữ số 0 đầu tiên</text:p>
          </table:table-cell>
          <table:table-cell table:style-name="ce72" office:value-type="string">
            <text:p>AHT</text:p>
          </table:table-cell>
          <table:table-cell table:style-name="ce72" table:number-columns-repeated="3"/>
          <table:table-cell table:style-name="ce17" office:value-type="string">
            <text:p>1. Nhập dữ liệu là số có chữ số 0 đầu tiên</text:p>
            <text:p>2. Các thông tin khác được nhập hợp lệ</text:p>
            <text:p/>
          </table:table-cell>
          <table:table-cell table:style-name="ce17" office:value-type="string">
            <office:annotation draw:style-name="gr7" draw:text-style-name="P1" svg:width="1.3161in" svg:height="1.3488in" svg:x="17.5406in" svg:y="100.5094in" draw:caption-point-x="-0.1898in" draw:caption-point-y="-0.6197in">
              <dc:creator>Thuy Vu</dc:creator>
              <dc:date>2018-03-26T00:00:00</dc:date>
              <text:p text:style-name="P1">Tranglt1:</text:p>
              <text:p text:style-name="P1">Cần mô tả KQMM đúng theo chương trình cụ thể.</text:p>
            </office:annotation>
            <text:p>Lưu thành công. Hiển thị đúng số điện thoại bắt đầu bằng số 0</text:p>
          </table:table-cell>
          <table:table-cell table:style-name="ce193" office:value-type="string">
            <text:p>P</text:p>
          </table:table-cell>
          <table:table-cell table:style-name="ce193" table:number-columns-repeated="11"/>
          <table:table-cell table:style-name="ce199"/>
          <table:table-cell table:style-name="ce32"/>
          <table:table-cell table:style-name="ce1" table:number-columns-repeated="11"/>
          <table:table-cell table:number-columns-repeated="991"/>
        </table:table-row>
        <table:table-row table:style-name="ro7">
          <table:table-cell table:style-name="ce177" table:formula="of:=IF(AND([.H200]=&quot;&quot;;[.H200]=&quot;&quot;);&quot;&quot;;[.$H$3]&amp;&quot;_&quot;&amp;ROW()-11-COUNTBLANK([.$H$12:.H200]))" office:value-type="string" office:string-value="THEMMOI_BN_160">
            <text:p>THEMMOI_BN_160</text:p>
          </table:table-cell>
          <table:table-cell table:style-name="ce32" office:value-type="string">
            <text:p>Kiểm tra chức năng Trim space</text:p>
          </table:table-cell>
          <table:table-cell table:style-name="ce72" office:value-type="string">
            <text:p>AHT</text:p>
          </table:table-cell>
          <table:table-cell table:style-name="ce72" table:number-columns-repeated="3"/>
          <table:table-cell table:style-name="ce17" office:value-type="string">
            <text:p>1. Nhập dữ liệu và thêm space vào đầu và cuối( hoặc thực hiện copy paste một số có chứa space ở đầu, cuối)</text:p>
            <text:p>2. Các thông tin khác được nhập hợp lệ</text:p>
            <text:p/>
          </table:table-cell>
          <table:table-cell table:style-name="ce17" office:value-type="string">
            <office:annotation draw:style-name="gr1" draw:text-style-name="P1" svg:width="1.3161in" svg:height="0.9961in" svg:x="17.5406in" svg:y="101.3913in" draw:caption-point-x="-0.1898in" draw:caption-point-y="-0.9724in">
              <dc:creator>Thuy Vu</dc:creator>
              <dc:date>2018-03-26T00:00:00</dc:date>
              <text:p text:style-name="P1">Tranglt1:</text:p>
              <text:p text:style-name="P1">Cần mô tả KQMM đúng theo chương trình cụ thể.</text:p>
            </office:annotation>
            <text:p>Hệ thống tự động xóa các ký tự trống ở đầu và cuối trước khi lưu vào db</text:p>
            <text:p/>
          </table:table-cell>
          <table:table-cell table:style-name="ce193" office:value-type="string">
            <text:p>P</text:p>
          </table:table-cell>
          <table:table-cell table:style-name="ce193" table:number-columns-repeated="11"/>
          <table:table-cell table:style-name="ce199"/>
          <table:table-cell table:style-name="ce32"/>
          <table:table-cell table:style-name="ce1" table:number-columns-repeated="11"/>
          <table:table-cell table:number-columns-repeated="991"/>
        </table:table-row>
        <table:table-row table:style-name="ro8">
          <table:table-cell table:style-name="ce177" table:formula="of:=IF(AND([.H201]=&quot;&quot;;[.H201]=&quot;&quot;);&quot;&quot;;[.$H$3]&amp;&quot;_&quot;&amp;ROW()-11-COUNTBLANK([.$H$12:.H201]))" office:value-type="string" office:string-value="THEMMOI_BN_161">
            <text:p>THEMMOI_BN_161</text:p>
          </table:table-cell>
          <table:table-cell table:style-name="ce32" office:value-type="string">
            <text:p>Kiểm tra định dạng số điện thoại</text:p>
          </table:table-cell>
          <table:table-cell table:style-name="ce182" office:value-type="string">
            <text:p>AHT</text:p>
          </table:table-cell>
          <table:table-cell table:style-name="ce182" table:number-columns-repeated="3"/>
          <table:table-cell table:style-name="ce17" office:value-type="string">
            <text:p>1. Nhập số điện thoại có nhiều hơn 11 số và ít hơn 10 số</text:p>
            <text:p>2. Các thông tin khác nhập hợp lệ</text:p>
          </table:table-cell>
          <table:table-cell table:style-name="ce17" office:value-type="string">
            <text:p>Hệ thống báo số điện thoại không đúng định dạng</text:p>
          </table:table-cell>
          <table:table-cell table:style-name="ce193" office:value-type="string">
            <text:p>P</text:p>
          </table:table-cell>
          <table:table-cell table:style-name="ce193" table:number-columns-repeated="11"/>
          <table:table-cell table:style-name="ce199"/>
          <table:table-cell table:style-name="ce32"/>
          <table:table-cell table:style-name="ce1" table:number-columns-repeated="11"/>
          <table:table-cell table:number-columns-repeated="991"/>
        </table:table-row>
        <table:table-row table:style-name="ro8">
          <table:table-cell table:style-name="ce177" table:formula="of:=IF(AND([.H202]=&quot;&quot;;[.H202]=&quot;&quot;);&quot;&quot;;[.$H$3]&amp;&quot;_&quot;&amp;ROW()-11-COUNTBLANK([.$H$12:.H202]))" office:value-type="string" office:string-value="THEMMOI_BN_162">
            <text:p>THEMMOI_BN_162</text:p>
          </table:table-cell>
          <table:table-cell table:style-name="ce32" office:value-type="string">
            <text:p>Kiểm tra thông tin không bắt buộc</text:p>
          </table:table-cell>
          <table:table-cell table:style-name="ce70" office:value-type="string">
            <text:p>AHT</text:p>
          </table:table-cell>
          <table:table-cell table:style-name="ce70" table:number-columns-repeated="3"/>
          <table:table-cell table:style-name="ce17" office:value-type="string">
            <text:p>1. Không nhập số điện thoại</text:p>
            <text:p>2. Các thông tin khác nhập hợp lệ. </text:p>
            <text:p>3. Lưu</text:p>
          </table:table-cell>
          <table:table-cell table:style-name="ce17" office:value-type="string">
            <text:p>Lưu thành công</text:p>
          </table:table-cell>
          <table:table-cell table:style-name="ce193" office:value-type="string">
            <text:p>P</text:p>
          </table:table-cell>
          <table:table-cell table:style-name="ce193" table:number-columns-repeated="11"/>
          <table:table-cell table:style-name="ce199"/>
          <table:table-cell table:style-name="ce32"/>
          <table:table-cell table:style-name="ce1" table:number-columns-repeated="11"/>
          <table:table-cell table:number-columns-repeated="991"/>
        </table:table-row>
        <table:table-row table:style-name="ro6">
          <table:table-cell table:style-name="ce177"/>
          <table:table-cell table:style-name="ce32" office:value-type="string">
            <text:p>Kiểm tra nút + (Thêm thông tin người thân)</text:p>
          </table:table-cell>
          <table:table-cell table:style-name="ce70" office:value-type="string">
            <text:p>AHT</text:p>
          </table:table-cell>
          <table:table-cell table:style-name="ce70" table:number-columns-repeated="3"/>
          <table:table-cell table:style-name="ce17" office:value-type="string">
            <text:p>Click dấu +</text:p>
          </table:table-cell>
          <table:table-cell table:style-name="ce17" office:value-type="string">
            <text:p>Hiện thị thêm dòng thông tin người thân gồm: Họ và tên, Mối quan hệ, Địa chỉ, Điện thoại</text:p>
          </table:table-cell>
          <table:table-cell table:style-name="ce193" office:value-type="string">
            <text:p>P</text:p>
          </table:table-cell>
          <table:table-cell table:style-name="ce193" table:number-columns-repeated="11"/>
          <table:table-cell table:style-name="ce199"/>
          <table:table-cell table:style-name="ce32"/>
          <table:table-cell table:style-name="ce1" table:number-columns-repeated="11"/>
          <table:table-cell table:number-columns-repeated="991"/>
        </table:table-row>
        <table:table-row table:style-name="ro6">
          <table:table-cell table:style-name="ce177"/>
          <table:table-cell table:style-name="ce32" office:value-type="string">
            <text:p>Kiểm tra nút X (Xóa thông tin người thân)</text:p>
          </table:table-cell>
          <table:table-cell table:style-name="ce70" office:value-type="string">
            <text:p>AHT</text:p>
          </table:table-cell>
          <table:table-cell table:style-name="ce70" table:number-columns-repeated="3"/>
          <table:table-cell table:style-name="ce17" office:value-type="string">
            <text:p>Click dấu X</text:p>
          </table:table-cell>
          <table:table-cell table:style-name="ce17" office:value-type="string">
            <text:p>Xóa dòng thông tin người thân</text:p>
            <draw:frame table:end-cell-address="'Thêm mới bệnh nhân'.H204" table:end-x="0.9465in" table:end-y="0.3437in" draw:z-index="0" draw:name="image1.png" draw:style-name="gr6" draw:text-style-name="P2" svg:width="0.0004in" svg:height="0.0004in" svg:x="0.9461in" svg:y="0.3433in">
              <draw:image xlink:href="Pictures/100000000000000D00000007D8590FA9.png" xlink:type="simple" xlink:show="embed" xlink:actuate="onLoad">
                <text:p/>
              </draw:image>
            </draw:frame>
            <draw:frame table:end-cell-address="'Thêm mới bệnh nhân'.H204" table:end-x="0.9465in" table:end-y="0.3437in" draw:z-index="1" draw:name="image1.png" draw:style-name="gr6" draw:text-style-name="P2" svg:width="0.0004in" svg:height="0.0004in" svg:x="0.9461in" svg:y="0.3433in">
              <draw:image xlink:href="Pictures/100000000000000D00000007D8590FA9.png" xlink:type="simple" xlink:show="embed" xlink:actuate="onLoad">
                <text:p/>
              </draw:image>
            </draw:frame>
          </table:table-cell>
          <table:table-cell table:style-name="ce193" office:value-type="string">
            <text:p>P</text:p>
          </table:table-cell>
          <table:table-cell table:style-name="ce193" table:number-columns-repeated="11"/>
          <table:table-cell table:style-name="ce199"/>
          <table:table-cell table:style-name="ce32"/>
          <table:table-cell table:style-name="ce1" table:number-columns-repeated="11"/>
          <table:table-cell table:number-columns-repeated="991"/>
        </table:table-row>
        <table:table-row table:style-name="ro2">
          <table:table-cell table:style-name="ce6"/>
          <table:table-cell table:style-name="ce12" office:value-type="string">
            <text:p>Chức năng </text:p>
          </table:table-cell>
          <table:table-cell table:style-name="ce22" table:number-columns-repeated="4"/>
          <table:table-cell table:style-name="ce31" table:number-columns-spanned="15" table:number-rows-spanned="1"/>
          <table:covered-table-cell table:style-name="ce21"/>
          <table:covered-table-cell table:number-columns-repeated="13" table:style-name="ce189"/>
          <table:table-cell table:style-name="ce32"/>
          <table:table-cell table:style-name="ce1" table:number-columns-repeated="2"/>
          <table:table-cell table:style-name="ce186" table:content-validation-name="val3" table:number-columns-repeated="9"/>
          <table:table-cell table:number-columns-repeated="991"/>
        </table:table-row>
        <table:table-row table:style-name="ro8">
          <table:table-cell table:style-name="ce177" table:formula="of:=IF(AND([.H206]=&quot;&quot;;[.H206]=&quot;&quot;);&quot;&quot;;[.$H$3]&amp;&quot;_&quot;&amp;ROW()-11-COUNTBLANK([.$H$12:.H206]))" office:value-type="string" office:string-value="THEMMOI_BN_165">
            <text:p>THEMMOI_BN_165</text:p>
          </table:table-cell>
          <table:table-cell table:style-name="ce13" office:value-type="string">
            <text:p>Kiểm tra việc thêm mới thành công khi xác nhận việc thêm mới</text:p>
          </table:table-cell>
          <table:table-cell table:style-name="ce23" office:value-type="string">
            <text:p>Dev's Nightmare</text:p>
          </table:table-cell>
          <table:table-cell table:style-name="ce23" table:number-columns-repeated="3"/>
          <table:table-cell table:style-name="ce32" office:value-type="string">
            <text:p>- Nhập dữ liệu hợp lệ vào các trường</text:p>
            <text:p>- Nhấn nút Lưu</text:p>
          </table:table-cell>
          <table:table-cell table:style-name="ce32" office:value-type="string">
            <text:p>1.Hiển thị thông báo thêm mới thành công</text:p>
            <text:p>2.Bản ghi vừa thêm mới phải được hiển thị lên đầu danh sách</text:p>
            <text:p/>
          </table:table-cell>
          <table:table-cell table:number-columns-repeated="12" table:style-name="ce190" table:content-validation-name="val3"/>
          <table:table-cell table:style-name="ce203" table:formula="of:=IF(OR(IF([.K206]=&quot;&quot;;IF([.J206]=&quot;&quot;;IF([.I206]=&quot;&quot;;&quot;&quot;;[.I206]);[.J206]);[.K206])=&quot;F&quot;;IF([.N206]=&quot;&quot;;IF([.M206]=&quot;&quot;;IF([.L206]=&quot;&quot;;&quot;&quot;;[.L206]);[.M206]);[.N206])=&quot;F&quot;;IF([.Q206]=&quot;&quot;;IF([.P206]=&quot;&quot;;IF([.O206]=&quot;&quot;;&quot;&quot;;[.O206]);[.P206]);[.Q206])=&quot;F&quot;;IF([.T206]=&quot;&quot;;IF([.S206]=&quot;&quot;;IF([.R206]=&quot;&quot;;&quot;&quot;;[.R206]);[.S206]);[.T206])=&quot;F&quot;)=1;&quot;F&quot;;IF(OR(IF([.K206]=&quot;&quot;;IF([.J206]=&quot;&quot;;IF([.I206]=&quot;&quot;;&quot;&quot;;[.I206]);[.J206]);[.K206])=&quot;PE&quot;;IF([.N206]=&quot;&quot;;IF([.M206]=&quot;&quot;;IF([.L206]=&quot;&quot;;&quot;&quot;;[.L206]);[.M206]);[.N206])=&quot;PE&quot;;IF([.Q206]=&quot;&quot;;IF([.P206]=&quot;&quot;;IF([.O206]=&quot;&quot;;&quot;&quot;;[.O206]);[.P206]);[.Q206])=&quot;PE&quot;;IF([.T206]=&quot;&quot;;IF([.S206]=&quot;&quot;;IF([.R206]=&quot;&quot;;&quot;&quot;;[.R206]);[.S206]);[.T206])=&quot;PE&quot;)=1;&quot;PE&quot;;IF(AND(IF([.K206]=&quot;&quot;;IF([.J206]=&quot;&quot;;IF([.I206]=&quot;&quot;;&quot;&quot;;[.I206]);[.J206]);[.K206])=&quot;&quot;;IF([.N206]=&quot;&quot;;IF([.M206]=&quot;&quot;;IF([.L206]=&quot;&quot;;&quot;&quot;;[.L206]);[.M206]);[.N206])=&quot;&quot;;IF([.Q206]=&quot;&quot;;IF([.P206]=&quot;&quot;;IF([.O206]=&quot;&quot;;&quot;&quot;;[.O206]);[.P206]);[.Q206])=&quot;&quot;;IF([.T206]=&quot;&quot;;IF([.S206]=&quot;&quot;;IF([.R206]=&quot;&quot;;&quot;&quot;;[.R206]);[.S206]);[.T206])=&quot;&quot;)=1;&quot;&quot;;&quot;P&quot;)))">
            <text:p/>
          </table:table-cell>
          <table:table-cell table:style-name="ce32"/>
          <table:table-cell table:style-name="ce1" table:number-columns-repeated="2"/>
          <table:table-cell table:style-name="ce186" table:content-validation-name="val3" table:number-columns-repeated="9"/>
          <table:table-cell table:number-columns-repeated="991"/>
        </table:table-row>
        <table:table-row table:style-name="ro8">
          <table:table-cell table:style-name="ce177" table:formula="of:=IF(AND([.H207]=&quot;&quot;;[.H207]=&quot;&quot;);&quot;&quot;;[.$H$3]&amp;&quot;_&quot;&amp;ROW()-11-COUNTBLANK([.$H$12:.H207]))" office:value-type="string" office:string-value="THEMMOI_BN_166">
            <text:p>THEMMOI_BN_166</text:p>
          </table:table-cell>
          <table:table-cell table:style-name="ce13" office:value-type="string">
            <text:p>Kiểm tra việc thêm mới được lưu vào đúng database</text:p>
            <text:p/>
          </table:table-cell>
          <table:table-cell table:style-name="ce23" office:value-type="string">
            <text:p>Dev's Nightmare</text:p>
          </table:table-cell>
          <table:table-cell table:style-name="ce23" table:number-columns-repeated="3"/>
          <table:table-cell table:style-name="ce32" office:value-type="string">
            <text:p>- Nhập dữ liệu hợp lệ vào các trường</text:p>
            <text:p>- Nhấn nút Lưu</text:p>
            <text:p/>
          </table:table-cell>
          <table:table-cell table:style-name="ce36" office:value-type="string">
            <office:annotation draw:style-name="gr16" draw:text-style-name="P1" svg:width="1.3161in" svg:height="0.8567in" svg:x="17.5406in" svg:y="104.3906in" draw:caption-point-x="-0.1898in" draw:caption-point-y="-0.6197in">
              <dc:creator>Thuy Vu</dc:creator>
              <dc:date>2018-03-26T00:00:00</dc:date>
              <text:p text:style-name="P1">lethutrang:</text:p>
              <text:p text:style-name="P1">Case này cần mô tả thêm khi có tkcsdl: trường nào vào bảng nào giá trị ntn.</text:p>
            </office:annotation>
            <text:p>Dữ liệu được lưu lại thành công vào database</text:p>
          </table:table-cell>
          <table:table-cell table:number-columns-repeated="12" table:style-name="ce190" table:content-validation-name="val3"/>
          <table:table-cell table:style-name="ce203" table:formula="of:=IF(OR(IF([.K207]=&quot;&quot;;IF([.J207]=&quot;&quot;;IF([.I207]=&quot;&quot;;&quot;&quot;;[.I207]);[.J207]);[.K207])=&quot;F&quot;;IF([.N207]=&quot;&quot;;IF([.M207]=&quot;&quot;;IF([.L207]=&quot;&quot;;&quot;&quot;;[.L207]);[.M207]);[.N207])=&quot;F&quot;;IF([.Q207]=&quot;&quot;;IF([.P207]=&quot;&quot;;IF([.O207]=&quot;&quot;;&quot;&quot;;[.O207]);[.P207]);[.Q207])=&quot;F&quot;;IF([.T207]=&quot;&quot;;IF([.S207]=&quot;&quot;;IF([.R207]=&quot;&quot;;&quot;&quot;;[.R207]);[.S207]);[.T207])=&quot;F&quot;)=1;&quot;F&quot;;IF(OR(IF([.K207]=&quot;&quot;;IF([.J207]=&quot;&quot;;IF([.I207]=&quot;&quot;;&quot;&quot;;[.I207]);[.J207]);[.K207])=&quot;PE&quot;;IF([.N207]=&quot;&quot;;IF([.M207]=&quot;&quot;;IF([.L207]=&quot;&quot;;&quot;&quot;;[.L207]);[.M207]);[.N207])=&quot;PE&quot;;IF([.Q207]=&quot;&quot;;IF([.P207]=&quot;&quot;;IF([.O207]=&quot;&quot;;&quot;&quot;;[.O207]);[.P207]);[.Q207])=&quot;PE&quot;;IF([.T207]=&quot;&quot;;IF([.S207]=&quot;&quot;;IF([.R207]=&quot;&quot;;&quot;&quot;;[.R207]);[.S207]);[.T207])=&quot;PE&quot;)=1;&quot;PE&quot;;IF(AND(IF([.K207]=&quot;&quot;;IF([.J207]=&quot;&quot;;IF([.I207]=&quot;&quot;;&quot;&quot;;[.I207]);[.J207]);[.K207])=&quot;&quot;;IF([.N207]=&quot;&quot;;IF([.M207]=&quot;&quot;;IF([.L207]=&quot;&quot;;&quot;&quot;;[.L207]);[.M207]);[.N207])=&quot;&quot;;IF([.Q207]=&quot;&quot;;IF([.P207]=&quot;&quot;;IF([.O207]=&quot;&quot;;&quot;&quot;;[.O207]);[.P207]);[.Q207])=&quot;&quot;;IF([.T207]=&quot;&quot;;IF([.S207]=&quot;&quot;;IF([.R207]=&quot;&quot;;&quot;&quot;;[.R207]);[.S207]);[.T207])=&quot;&quot;)=1;&quot;&quot;;&quot;P&quot;)))">
            <text:p/>
          </table:table-cell>
          <table:table-cell table:style-name="ce32"/>
          <table:table-cell table:style-name="ce1" table:number-columns-repeated="2"/>
          <table:table-cell table:style-name="ce186" table:content-validation-name="val3" table:number-columns-repeated="9"/>
          <table:table-cell table:number-columns-repeated="991"/>
        </table:table-row>
        <table:table-row table:style-name="ro2" table:number-rows-repeated="793">
          <table:table-cell table:style-name="ce1" table:number-columns-repeated="2"/>
          <table:table-cell table:style-name="ce18" table:number-columns-repeated="4"/>
          <table:table-cell table:style-name="ce1" table:number-columns-repeated="2"/>
          <table:table-cell table:style-name="ce186" table:content-validation-name="val3" table:number-columns-repeated="12"/>
          <table:table-cell table:style-name="ce196"/>
          <table:table-cell table:style-name="ce1" table:number-columns-repeated="12"/>
          <table:table-cell table:number-columns-repeated="991"/>
        </table:table-row>
        <table:table-row table:style-name="ro11" table:number-rows-repeated="1047575">
          <table:table-cell table:number-columns-repeated="1024"/>
        </table:table-row>
        <table:table-row table:style-name="ro1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Print" svg:font-family="'Segoe Print'"/>
    <style:font-face style:name="Arial1" svg:font-family="Arial" style:font-pitch="variable"/>
    <style:font-face style:name="Cambria" svg:font-family="Cambria" style:font-pitch="variable"/>
    <style:font-face style:name="Tahoma" svg:font-family="Tahom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1"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onditionalStyle_5f_1" style:display-name="ConditionalStyle_1" style:family="table-cell" style:parent-style-name="Default">
      <style:table-cell-properties fo:background-color="transparent"/>
    </style:style>
    <style:style style:name="ConditionalStyle_5f_2" style:display-name="ConditionalStyle_2" style:family="table-cell" style:parent-style-name="Default">
      <style:table-cell-properties fo:background-color="transparent"/>
      <style:text-properties fo:color="#ff0000"/>
    </style:style>
    <style:style style:name="ConditionalStyle_5f_3" style:display-name="ConditionalStyle_3" style:family="table-cell" style:parent-style-name="Default">
      <style:table-cell-properties fo:background-color="transparent"/>
      <style:text-properties fo:color="#0000ff"/>
    </style:style>
    <draw:marker draw:name="Mũi_20_tên_20_đầu_20_1" draw:display-name="Mũi tên đầu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Trang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6">03/26/2018</text:date>, <text:time>22:50:00</text:time></text:p>
        </style:region-right>
      </style:header>
      <style:header-left style:display="false"/>
      <style:footer>
        <text:p>Trang <text:page-number>1</text:page-number> / <text:page-count>99</text:page-count></text:p>
      </style:footer>
      <style:footer-left style:display="false"/>
    </style:master-page>
    <style:master-page style:name="PageStyle_5f_Common_20_TC_5f_Function" style:display-name="PageStyle_Common TC_Function" style:page-layout-name="Mpm3">
      <style:header style:display="false"/>
      <style:header-left style:display="false"/>
      <style:footer style:display="false"/>
      <style:footer-left style:display="false"/>
    </style:master-page>
    <style:master-page style:name="PageStyle_5f_Common_20_TC_5f_GUI" style:display-name="PageStyle_Common TC_GUI" style:page-layout-name="Mpm3">
      <style:header style:display="false"/>
      <style:header-left style:display="false"/>
      <style:footer style:display="false"/>
      <style:footer-left style:display="false"/>
    </style:master-page>
    <style:master-page style:name="PageStyle_5f_Links_20_to_20_test_20_all_20_common_20_test_20_c" style:display-name="PageStyle_Links to test all common test c" style:page-layout-name="Mpm3">
      <style:header style:display="false"/>
      <style:header-left style:display="false"/>
      <style:footer style:display="false"/>
      <style:footer-left style:display="false"/>
    </style:master-page>
    <style:master-page style:name="PageStyle_5f_Thêm_20_mới_20_bệnh_20_nhân" style:display-name="PageStyle_Thêm mới bệnh nhâ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6T22:49:58.65</dc:date>
    <dc:creator>Thuy Vu</dc:creator>
    <meta:document-statistic meta:table-count="4" meta:cell-count="5708" meta:object-count="3"/>
    <meta:generator>OpenOffice/4.1.5$Win32 OpenOffice.org_project/415m1$Build-9789</meta:generator>
  </office:meta>
</office:document-meta>
</file>